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1.14pt"/>
    </style:style>
    <style:style style:name="co3" style:family="table-column">
      <style:table-column-properties fo:break-before="auto" style:column-width="46.15pt"/>
    </style:style>
    <style:style style:name="co4" style:family="table-column">
      <style:table-column-properties fo:break-before="auto" style:column-width="76.14pt"/>
    </style:style>
    <style:style style:name="co5" style:family="table-column">
      <style:table-column-properties fo:break-before="auto" style:column-width="37.9pt"/>
    </style:style>
    <style:style style:name="co6" style:family="table-column">
      <style:table-column-properties fo:break-before="auto" style:column-width="3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mins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table:style-name="ce1" office:value-type="string" calcext:value-type="string">
            <text:p>Prec.</text:p>
          </table:table-cell>
          <table:table-cell table:style-name="ce3" office:value-type="string" calcext:value-type="string">
            <text:p>Rec.</text:p>
          </table:table-cell>
          <table:table-cell table:style-name="ce5" office:value-type="string" calcext:value-type="string">
            <text:p>F1</text:p>
          </table:table-cell>
        </table:table-row>
        <table:table-row table:style-name="ro1">
          <table:table-cell table:formula="of:=MIN([$optimize_tfidf_split0_level5.A2];[$optimize_tfidf_split1_level5.A2];[$optimize_tfidf_split2_level5.A2];[$optimize_tfidf_split3_level5.A2];[$optimize_tfidf_split4_level5.A2];[$optimize_tfidf_split5_level5.A2];[$optimize_tfidf_split6_level5.A2];[$optimize_tfidf_split7_level5.A2];[$optimize_tfidf_split8_level5.A2];[$optimize_tfidf_split9_level5.A2])" office:value-type="float" office:value="1" calcext:value-type="float">
            <text:p>1</text:p>
          </table:table-cell>
          <table:table-cell table:formula="of:=MIN([$optimize_tfidf_split0_level5.B2];[$optimize_tfidf_split1_level5.B2];[$optimize_tfidf_split2_level5.B2];[$optimize_tfidf_split3_level5.B2];[$optimize_tfidf_split4_level5.B2];[$optimize_tfidf_split5_level5.B2];[$optimize_tfidf_split6_level5.B2];[$optimize_tfidf_split7_level5.B2];[$optimize_tfidf_split8_level5.B2];[$optimize_tfidf_split9_level5.B2])" office:value-type="float" office:value="0" calcext:value-type="float">
            <text:p>0</text:p>
          </table:table-cell>
          <table:table-cell table:formula="of:=MIN([$optimize_tfidf_split0_level5.C2];[$optimize_tfidf_split1_level5.C2];[$optimize_tfidf_split2_level5.C2];[$optimize_tfidf_split3_level5.C2];[$optimize_tfidf_split4_level5.C2];[$optimize_tfidf_split5_level5.C2];[$optimize_tfidf_split6_level5.C2];[$optimize_tfidf_split7_level5.C2];[$optimize_tfidf_split8_level5.C2];[$optimize_tfidf_split9_level5.C2])" office:value-type="float" office:value="0.6005" calcext:value-type="float">
            <text:p>0.6005</text:p>
          </table:table-cell>
          <table:table-cell table:formula="of:=MIN([$optimize_tfidf_split0_level5.D2];[$optimize_tfidf_split1_level5.D2];[$optimize_tfidf_split2_level5.D2];[$optimize_tfidf_split3_level5.D2];[$optimize_tfidf_split4_level5.D2];[$optimize_tfidf_split5_level5.D2];[$optimize_tfidf_split6_level5.D2];[$optimize_tfidf_split7_level5.D2];[$optimize_tfidf_split8_level5.D2];[$optimize_tfidf_split9_level5.D2])" office:value-type="float" office:value="0.4309" calcext:value-type="float">
            <text:p>0.4309</text:p>
          </table:table-cell>
          <table:table-cell table:formula="of:=MIN([$optimize_tfidf_split0_level5.E2];[$optimize_tfidf_split1_level5.E2];[$optimize_tfidf_split2_level5.E2];[$optimize_tfidf_split3_level5.E2];[$optimize_tfidf_split4_level5.E2];[$optimize_tfidf_split5_level5.E2];[$optimize_tfidf_split6_level5.E2];[$optimize_tfidf_split7_level5.E2];[$optimize_tfidf_split8_level5.E2];[$optimize_tfidf_split9_level5.E2])" office:value-type="float" office:value="0.4678" calcext:value-type="float">
            <text:p>0.4678</text:p>
          </table:table-cell>
        </table:table-row>
        <table:table-row table:style-name="ro1">
          <table:table-cell table:formula="of:=MIN([$optimize_tfidf_split0_level5.A22];[$optimize_tfidf_split1_level5.A22];[$optimize_tfidf_split2_level5.A22];[$optimize_tfidf_split3_level5.A22];[$optimize_tfidf_split4_level5.A22];[$optimize_tfidf_split5_level5.A22];[$optimize_tfidf_split6_level5.A22];[$optimize_tfidf_split7_level5.A22];[$optimize_tfidf_split8_level5.A22];[$optimize_tfidf_split9_level5.A22])" office:value-type="float" office:value="2" calcext:value-type="float">
            <text:p>2</text:p>
          </table:table-cell>
          <table:table-cell table:formula="of:=MIN([$optimize_tfidf_split0_level5.B22];[$optimize_tfidf_split1_level5.B22];[$optimize_tfidf_split2_level5.B22];[$optimize_tfidf_split3_level5.B22];[$optimize_tfidf_split4_level5.B22];[$optimize_tfidf_split5_level5.B22];[$optimize_tfidf_split6_level5.B22];[$optimize_tfidf_split7_level5.B22];[$optimize_tfidf_split8_level5.B22];[$optimize_tfidf_split9_level5.B22])" office:value-type="float" office:value="0" calcext:value-type="float">
            <text:p>0</text:p>
          </table:table-cell>
          <table:table-cell table:formula="of:=MIN([$optimize_tfidf_split0_level5.C22];[$optimize_tfidf_split1_level5.C22];[$optimize_tfidf_split2_level5.C22];[$optimize_tfidf_split3_level5.C22];[$optimize_tfidf_split4_level5.C22];[$optimize_tfidf_split5_level5.C22];[$optimize_tfidf_split6_level5.C22];[$optimize_tfidf_split7_level5.C22];[$optimize_tfidf_split8_level5.C22];[$optimize_tfidf_split9_level5.C22])" office:value-type="float" office:value="0.4204" calcext:value-type="float">
            <text:p>0.4204</text:p>
          </table:table-cell>
          <table:table-cell table:formula="of:=MIN([$optimize_tfidf_split0_level5.D22];[$optimize_tfidf_split1_level5.D22];[$optimize_tfidf_split2_level5.D22];[$optimize_tfidf_split3_level5.D22];[$optimize_tfidf_split4_level5.D22];[$optimize_tfidf_split5_level5.D22];[$optimize_tfidf_split6_level5.D22];[$optimize_tfidf_split7_level5.D22];[$optimize_tfidf_split8_level5.D22];[$optimize_tfidf_split9_level5.D22])" office:value-type="float" office:value="0.5141" calcext:value-type="float">
            <text:p>0.5141</text:p>
          </table:table-cell>
          <table:table-cell table:formula="of:=MIN([$optimize_tfidf_split0_level5.E22];[$optimize_tfidf_split1_level5.E22];[$optimize_tfidf_split2_level5.E22];[$optimize_tfidf_split3_level5.E22];[$optimize_tfidf_split4_level5.E22];[$optimize_tfidf_split5_level5.E22];[$optimize_tfidf_split6_level5.E22];[$optimize_tfidf_split7_level5.E22];[$optimize_tfidf_split8_level5.E22];[$optimize_tfidf_split9_level5.E22])" office:value-type="float" office:value="0.4167" calcext:value-type="float">
            <text:p>0.4167</text:p>
          </table:table-cell>
        </table:table-row>
        <table:table-row table:style-name="ro1">
          <table:table-cell table:formula="of:=MIN([$optimize_tfidf_split0_level5.A42];[$optimize_tfidf_split1_level5.A42];[$optimize_tfidf_split2_level5.A42];[$optimize_tfidf_split3_level5.A42];[$optimize_tfidf_split4_level5.A42];[$optimize_tfidf_split5_level5.A42];[$optimize_tfidf_split6_level5.A42];[$optimize_tfidf_split7_level5.A42];[$optimize_tfidf_split8_level5.A42];[$optimize_tfidf_split9_level5.A42])" office:value-type="float" office:value="3" calcext:value-type="float">
            <text:p>3</text:p>
          </table:table-cell>
          <table:table-cell table:formula="of:=MIN([$optimize_tfidf_split0_level5.B42];[$optimize_tfidf_split1_level5.B42];[$optimize_tfidf_split2_level5.B42];[$optimize_tfidf_split3_level5.B42];[$optimize_tfidf_split4_level5.B42];[$optimize_tfidf_split5_level5.B42];[$optimize_tfidf_split6_level5.B42];[$optimize_tfidf_split7_level5.B42];[$optimize_tfidf_split8_level5.B42];[$optimize_tfidf_split9_level5.B42])" office:value-type="float" office:value="0" calcext:value-type="float">
            <text:p>0</text:p>
          </table:table-cell>
          <table:table-cell table:formula="of:=MIN([$optimize_tfidf_split0_level5.C42];[$optimize_tfidf_split1_level5.C42];[$optimize_tfidf_split2_level5.C42];[$optimize_tfidf_split3_level5.C42];[$optimize_tfidf_split4_level5.C42];[$optimize_tfidf_split5_level5.C42];[$optimize_tfidf_split6_level5.C42];[$optimize_tfidf_split7_level5.C42];[$optimize_tfidf_split8_level5.C42];[$optimize_tfidf_split9_level5.C42])" office:value-type="float" office:value="0.3342" calcext:value-type="float">
            <text:p>0.3342</text:p>
          </table:table-cell>
          <table:table-cell table:formula="of:=MIN([$optimize_tfidf_split0_level5.D42];[$optimize_tfidf_split1_level5.D42];[$optimize_tfidf_split2_level5.D42];[$optimize_tfidf_split3_level5.D42];[$optimize_tfidf_split4_level5.D42];[$optimize_tfidf_split5_level5.D42];[$optimize_tfidf_split6_level5.D42];[$optimize_tfidf_split7_level5.D42];[$optimize_tfidf_split8_level5.D42];[$optimize_tfidf_split9_level5.D42])" office:value-type="float" office:value="0.5563" calcext:value-type="float">
            <text:p>0.5563</text:p>
          </table:table-cell>
          <table:table-cell table:formula="of:=MIN([$optimize_tfidf_split0_level5.E42];[$optimize_tfidf_split1_level5.E42];[$optimize_tfidf_split2_level5.E42];[$optimize_tfidf_split3_level5.E42];[$optimize_tfidf_split4_level5.E42];[$optimize_tfidf_split5_level5.E42];[$optimize_tfidf_split6_level5.E42];[$optimize_tfidf_split7_level5.E42];[$optimize_tfidf_split8_level5.E42];[$optimize_tfidf_split9_level5.E42])" office:value-type="float" office:value="0.3712" calcext:value-type="float">
            <text:p>0.3712</text:p>
          </table:table-cell>
        </table:table-row>
        <table:table-row table:style-name="ro1">
          <table:table-cell table:formula="of:=MIN([$optimize_tfidf_split0_level5.A62];[$optimize_tfidf_split1_level5.A62];[$optimize_tfidf_split2_level5.A62];[$optimize_tfidf_split3_level5.A62];[$optimize_tfidf_split4_level5.A62];[$optimize_tfidf_split5_level5.A62];[$optimize_tfidf_split6_level5.A62];[$optimize_tfidf_split7_level5.A62];[$optimize_tfidf_split8_level5.A62];[$optimize_tfidf_split9_level5.A62])" office:value-type="float" office:value="4" calcext:value-type="float">
            <text:p>4</text:p>
          </table:table-cell>
          <table:table-cell table:formula="of:=MIN([$optimize_tfidf_split0_level5.B62];[$optimize_tfidf_split1_level5.B62];[$optimize_tfidf_split2_level5.B62];[$optimize_tfidf_split3_level5.B62];[$optimize_tfidf_split4_level5.B62];[$optimize_tfidf_split5_level5.B62];[$optimize_tfidf_split6_level5.B62];[$optimize_tfidf_split7_level5.B62];[$optimize_tfidf_split8_level5.B62];[$optimize_tfidf_split9_level5.B62])" office:value-type="float" office:value="0" calcext:value-type="float">
            <text:p>0</text:p>
          </table:table-cell>
          <table:table-cell table:formula="of:=MIN([$optimize_tfidf_split0_level5.C62];[$optimize_tfidf_split1_level5.C62];[$optimize_tfidf_split2_level5.C62];[$optimize_tfidf_split3_level5.C62];[$optimize_tfidf_split4_level5.C62];[$optimize_tfidf_split5_level5.C62];[$optimize_tfidf_split6_level5.C62];[$optimize_tfidf_split7_level5.C62];[$optimize_tfidf_split8_level5.C62];[$optimize_tfidf_split9_level5.C62])" office:value-type="float" office:value="0.2798" calcext:value-type="float">
            <text:p>0.2798</text:p>
          </table:table-cell>
          <table:table-cell table:formula="of:=MIN([$optimize_tfidf_split0_level5.D62];[$optimize_tfidf_split1_level5.D62];[$optimize_tfidf_split2_level5.D62];[$optimize_tfidf_split3_level5.D62];[$optimize_tfidf_split4_level5.D62];[$optimize_tfidf_split5_level5.D62];[$optimize_tfidf_split6_level5.D62];[$optimize_tfidf_split7_level5.D62];[$optimize_tfidf_split8_level5.D62];[$optimize_tfidf_split9_level5.D62])" office:value-type="float" office:value="0.5887" calcext:value-type="float">
            <text:p>0.5887</text:p>
          </table:table-cell>
          <table:table-cell table:formula="of:=MIN([$optimize_tfidf_split0_level5.E62];[$optimize_tfidf_split1_level5.E62];[$optimize_tfidf_split2_level5.E62];[$optimize_tfidf_split3_level5.E62];[$optimize_tfidf_split4_level5.E62];[$optimize_tfidf_split5_level5.E62];[$optimize_tfidf_split6_level5.E62];[$optimize_tfidf_split7_level5.E62];[$optimize_tfidf_split8_level5.E62];[$optimize_tfidf_split9_level5.E62])" office:value-type="float" office:value="0.3365" calcext:value-type="float">
            <text:p>0.3365</text:p>
          </table:table-cell>
        </table:table-row>
        <table:table-row table:style-name="ro1">
          <table:table-cell table:formula="of:=MIN([$optimize_tfidf_split0_level5.A82];[$optimize_tfidf_split1_level5.A82];[$optimize_tfidf_split2_level5.A82];[$optimize_tfidf_split3_level5.A82];[$optimize_tfidf_split4_level5.A82];[$optimize_tfidf_split5_level5.A82];[$optimize_tfidf_split6_level5.A82];[$optimize_tfidf_split7_level5.A82];[$optimize_tfidf_split8_level5.A82];[$optimize_tfidf_split9_level5.A82])" office:value-type="float" office:value="5" calcext:value-type="float">
            <text:p>5</text:p>
          </table:table-cell>
          <table:table-cell table:formula="of:=MIN([$optimize_tfidf_split0_level5.B82];[$optimize_tfidf_split1_level5.B82];[$optimize_tfidf_split2_level5.B82];[$optimize_tfidf_split3_level5.B82];[$optimize_tfidf_split4_level5.B82];[$optimize_tfidf_split5_level5.B82];[$optimize_tfidf_split6_level5.B82];[$optimize_tfidf_split7_level5.B82];[$optimize_tfidf_split8_level5.B82];[$optimize_tfidf_split9_level5.B82])" office:value-type="float" office:value="0" calcext:value-type="float">
            <text:p>0</text:p>
          </table:table-cell>
          <table:table-cell table:formula="of:=MIN([$optimize_tfidf_split0_level5.C82];[$optimize_tfidf_split1_level5.C82];[$optimize_tfidf_split2_level5.C82];[$optimize_tfidf_split3_level5.C82];[$optimize_tfidf_split4_level5.C82];[$optimize_tfidf_split5_level5.C82];[$optimize_tfidf_split6_level5.C82];[$optimize_tfidf_split7_level5.C82];[$optimize_tfidf_split8_level5.C82];[$optimize_tfidf_split9_level5.C82])" office:value-type="float" office:value="0.2382" calcext:value-type="float">
            <text:p>0.2382</text:p>
          </table:table-cell>
          <table:table-cell table:formula="of:=MIN([$optimize_tfidf_split0_level5.D82];[$optimize_tfidf_split1_level5.D82];[$optimize_tfidf_split2_level5.D82];[$optimize_tfidf_split3_level5.D82];[$optimize_tfidf_split4_level5.D82];[$optimize_tfidf_split5_level5.D82];[$optimize_tfidf_split6_level5.D82];[$optimize_tfidf_split7_level5.D82];[$optimize_tfidf_split8_level5.D82];[$optimize_tfidf_split9_level5.D82])" office:value-type="float" office:value="0.6063" calcext:value-type="float">
            <text:p>0.6063</text:p>
          </table:table-cell>
          <table:table-cell table:formula="of:=MIN([$optimize_tfidf_split0_level5.E82];[$optimize_tfidf_split1_level5.E82];[$optimize_tfidf_split2_level5.E82];[$optimize_tfidf_split3_level5.E82];[$optimize_tfidf_split4_level5.E82];[$optimize_tfidf_split5_level5.E82];[$optimize_tfidf_split6_level5.E82];[$optimize_tfidf_split7_level5.E82];[$optimize_tfidf_split8_level5.E82];[$optimize_tfidf_split9_level5.E82])" office:value-type="float" office:value="0.3055" calcext:value-type="float">
            <text:p>0.3055</text:p>
          </table:table-cell>
        </table:table-row>
        <table:table-row table:style-name="ro1">
          <table:table-cell table:formula="of:=MIN([$optimize_tfidf_split0_level5.A102];[$optimize_tfidf_split1_level5.A102];[$optimize_tfidf_split2_level5.A102];[$optimize_tfidf_split3_level5.A102];[$optimize_tfidf_split4_level5.A102];[$optimize_tfidf_split5_level5.A102];[$optimize_tfidf_split6_level5.A102];[$optimize_tfidf_split7_level5.A102];[$optimize_tfidf_split8_level5.A102];[$optimize_tfidf_split9_level5.A102])" office:value-type="float" office:value="6" calcext:value-type="float">
            <text:p>6</text:p>
          </table:table-cell>
          <table:table-cell table:formula="of:=MIN([$optimize_tfidf_split0_level5.B102];[$optimize_tfidf_split1_level5.B102];[$optimize_tfidf_split2_level5.B102];[$optimize_tfidf_split3_level5.B102];[$optimize_tfidf_split4_level5.B102];[$optimize_tfidf_split5_level5.B102];[$optimize_tfidf_split6_level5.B102];[$optimize_tfidf_split7_level5.B102];[$optimize_tfidf_split8_level5.B102];[$optimize_tfidf_split9_level5.B102])" office:value-type="float" office:value="0" calcext:value-type="float">
            <text:p>0</text:p>
          </table:table-cell>
          <table:table-cell table:formula="of:=MIN([$optimize_tfidf_split0_level5.C102];[$optimize_tfidf_split1_level5.C102];[$optimize_tfidf_split2_level5.C102];[$optimize_tfidf_split3_level5.C102];[$optimize_tfidf_split4_level5.C102];[$optimize_tfidf_split5_level5.C102];[$optimize_tfidf_split6_level5.C102];[$optimize_tfidf_split7_level5.C102];[$optimize_tfidf_split8_level5.C102];[$optimize_tfidf_split9_level5.C102])" office:value-type="float" office:value="0.2382" calcext:value-type="float">
            <text:p>0.2382</text:p>
          </table:table-cell>
          <table:table-cell table:formula="of:=MIN([$optimize_tfidf_split0_level5.D102];[$optimize_tfidf_split1_level5.D102];[$optimize_tfidf_split2_level5.D102];[$optimize_tfidf_split3_level5.D102];[$optimize_tfidf_split4_level5.D102];[$optimize_tfidf_split5_level5.D102];[$optimize_tfidf_split6_level5.D102];[$optimize_tfidf_split7_level5.D102];[$optimize_tfidf_split8_level5.D102];[$optimize_tfidf_split9_level5.D102])" office:value-type="float" office:value="0.6063" calcext:value-type="float">
            <text:p>0.6063</text:p>
          </table:table-cell>
          <table:table-cell table:formula="of:=MIN([$optimize_tfidf_split0_level5.E102];[$optimize_tfidf_split1_level5.E102];[$optimize_tfidf_split2_level5.E102];[$optimize_tfidf_split3_level5.E102];[$optimize_tfidf_split4_level5.E102];[$optimize_tfidf_split5_level5.E102];[$optimize_tfidf_split6_level5.E102];[$optimize_tfidf_split7_level5.E102];[$optimize_tfidf_split8_level5.E102];[$optimize_tfidf_split9_level5.E102])" office:value-type="float" office:value="0.3055" calcext:value-type="float">
            <text:p>0.3055</text:p>
          </table:table-cell>
        </table:table-row>
        <table:table-row table:style-name="ro1">
          <table:table-cell table:formula="of:=MIN([$optimize_tfidf_split0_level5.A122];[$optimize_tfidf_split1_level5.A122];[$optimize_tfidf_split2_level5.A122];[$optimize_tfidf_split3_level5.A122];[$optimize_tfidf_split4_level5.A122];[$optimize_tfidf_split5_level5.A122];[$optimize_tfidf_split6_level5.A122];[$optimize_tfidf_split7_level5.A122];[$optimize_tfidf_split8_level5.A122];[$optimize_tfidf_split9_level5.A122])" office:value-type="float" office:value="7" calcext:value-type="float">
            <text:p>7</text:p>
          </table:table-cell>
          <table:table-cell table:formula="of:=MIN([$optimize_tfidf_split0_level5.B122];[$optimize_tfidf_split1_level5.B122];[$optimize_tfidf_split2_level5.B122];[$optimize_tfidf_split3_level5.B122];[$optimize_tfidf_split4_level5.B122];[$optimize_tfidf_split5_level5.B122];[$optimize_tfidf_split6_level5.B122];[$optimize_tfidf_split7_level5.B122];[$optimize_tfidf_split8_level5.B122];[$optimize_tfidf_split9_level5.B122])" office:value-type="float" office:value="0" calcext:value-type="float">
            <text:p>0</text:p>
          </table:table-cell>
          <table:table-cell table:formula="of:=MIN([$optimize_tfidf_split0_level5.C122];[$optimize_tfidf_split1_level5.C122];[$optimize_tfidf_split2_level5.C122];[$optimize_tfidf_split3_level5.C122];[$optimize_tfidf_split4_level5.C122];[$optimize_tfidf_split5_level5.C122];[$optimize_tfidf_split6_level5.C122];[$optimize_tfidf_split7_level5.C122];[$optimize_tfidf_split8_level5.C122];[$optimize_tfidf_split9_level5.C122])" office:value-type="float" office:value="0.2382" calcext:value-type="float">
            <text:p>0.2382</text:p>
          </table:table-cell>
          <table:table-cell table:formula="of:=MIN([$optimize_tfidf_split0_level5.D122];[$optimize_tfidf_split1_level5.D122];[$optimize_tfidf_split2_level5.D122];[$optimize_tfidf_split3_level5.D122];[$optimize_tfidf_split4_level5.D122];[$optimize_tfidf_split5_level5.D122];[$optimize_tfidf_split6_level5.D122];[$optimize_tfidf_split7_level5.D122];[$optimize_tfidf_split8_level5.D122];[$optimize_tfidf_split9_level5.D122])" office:value-type="float" office:value="0.6063" calcext:value-type="float">
            <text:p>0.6063</text:p>
          </table:table-cell>
          <table:table-cell table:formula="of:=MIN([$optimize_tfidf_split0_level5.E122];[$optimize_tfidf_split1_level5.E122];[$optimize_tfidf_split2_level5.E122];[$optimize_tfidf_split3_level5.E122];[$optimize_tfidf_split4_level5.E122];[$optimize_tfidf_split5_level5.E122];[$optimize_tfidf_split6_level5.E122];[$optimize_tfidf_split7_level5.E122];[$optimize_tfidf_split8_level5.E122];[$optimize_tfidf_split9_level5.E122])" office:value-type="float" office:value="0.3055" calcext:value-type="float">
            <text:p>0.3055</text:p>
          </table:table-cell>
        </table:table-row>
        <table:table-row table:style-name="ro1">
          <table:table-cell table:formula="of:=MIN([$optimize_tfidf_split0_level5.A142];[$optimize_tfidf_split1_level5.A142];[$optimize_tfidf_split2_level5.A142];[$optimize_tfidf_split3_level5.A142];[$optimize_tfidf_split4_level5.A142];[$optimize_tfidf_split5_level5.A142];[$optimize_tfidf_split6_level5.A142];[$optimize_tfidf_split7_level5.A142];[$optimize_tfidf_split8_level5.A142];[$optimize_tfidf_split9_level5.A142])" office:value-type="float" office:value="8" calcext:value-type="float">
            <text:p>8</text:p>
          </table:table-cell>
          <table:table-cell table:formula="of:=MIN([$optimize_tfidf_split0_level5.B142];[$optimize_tfidf_split1_level5.B142];[$optimize_tfidf_split2_level5.B142];[$optimize_tfidf_split3_level5.B142];[$optimize_tfidf_split4_level5.B142];[$optimize_tfidf_split5_level5.B142];[$optimize_tfidf_split6_level5.B142];[$optimize_tfidf_split7_level5.B142];[$optimize_tfidf_split8_level5.B142];[$optimize_tfidf_split9_level5.B142])" office:value-type="float" office:value="0" calcext:value-type="float">
            <text:p>0</text:p>
          </table:table-cell>
          <table:table-cell table:formula="of:=MIN([$optimize_tfidf_split0_level5.C142];[$optimize_tfidf_split1_level5.C142];[$optimize_tfidf_split2_level5.C142];[$optimize_tfidf_split3_level5.C142];[$optimize_tfidf_split4_level5.C142];[$optimize_tfidf_split5_level5.C142];[$optimize_tfidf_split6_level5.C142];[$optimize_tfidf_split7_level5.C142];[$optimize_tfidf_split8_level5.C142];[$optimize_tfidf_split9_level5.C142])" office:value-type="float" office:value="0.2382" calcext:value-type="float">
            <text:p>0.2382</text:p>
          </table:table-cell>
          <table:table-cell table:formula="of:=MIN([$optimize_tfidf_split0_level5.D142];[$optimize_tfidf_split1_level5.D142];[$optimize_tfidf_split2_level5.D142];[$optimize_tfidf_split3_level5.D142];[$optimize_tfidf_split4_level5.D142];[$optimize_tfidf_split5_level5.D142];[$optimize_tfidf_split6_level5.D142];[$optimize_tfidf_split7_level5.D142];[$optimize_tfidf_split8_level5.D142];[$optimize_tfidf_split9_level5.D142])" office:value-type="float" office:value="0.6063" calcext:value-type="float">
            <text:p>0.6063</text:p>
          </table:table-cell>
          <table:table-cell table:formula="of:=MIN([$optimize_tfidf_split0_level5.E142];[$optimize_tfidf_split1_level5.E142];[$optimize_tfidf_split2_level5.E142];[$optimize_tfidf_split3_level5.E142];[$optimize_tfidf_split4_level5.E142];[$optimize_tfidf_split5_level5.E142];[$optimize_tfidf_split6_level5.E142];[$optimize_tfidf_split7_level5.E142];[$optimize_tfidf_split8_level5.E142];[$optimize_tfidf_split9_level5.E142])" office:value-type="float" office:value="0.3055" calcext:value-type="float">
            <text:p>0.3055</text:p>
          </table:table-cell>
        </table:table-row>
        <table:table-row table:style-name="ro1">
          <table:table-cell table:formula="of:=MIN([$optimize_tfidf_split0_level5.A162];[$optimize_tfidf_split1_level5.A162];[$optimize_tfidf_split2_level5.A162];[$optimize_tfidf_split3_level5.A162];[$optimize_tfidf_split4_level5.A162];[$optimize_tfidf_split5_level5.A162];[$optimize_tfidf_split6_level5.A162];[$optimize_tfidf_split7_level5.A162];[$optimize_tfidf_split8_level5.A162];[$optimize_tfidf_split9_level5.A162])" office:value-type="float" office:value="9" calcext:value-type="float">
            <text:p>9</text:p>
          </table:table-cell>
          <table:table-cell table:formula="of:=MIN([$optimize_tfidf_split0_level5.B162];[$optimize_tfidf_split1_level5.B162];[$optimize_tfidf_split2_level5.B162];[$optimize_tfidf_split3_level5.B162];[$optimize_tfidf_split4_level5.B162];[$optimize_tfidf_split5_level5.B162];[$optimize_tfidf_split6_level5.B162];[$optimize_tfidf_split7_level5.B162];[$optimize_tfidf_split8_level5.B162];[$optimize_tfidf_split9_level5.B162])" office:value-type="float" office:value="0" calcext:value-type="float">
            <text:p>0</text:p>
          </table:table-cell>
          <table:table-cell table:formula="of:=MIN([$optimize_tfidf_split0_level5.C162];[$optimize_tfidf_split1_level5.C162];[$optimize_tfidf_split2_level5.C162];[$optimize_tfidf_split3_level5.C162];[$optimize_tfidf_split4_level5.C162];[$optimize_tfidf_split5_level5.C162];[$optimize_tfidf_split6_level5.C162];[$optimize_tfidf_split7_level5.C162];[$optimize_tfidf_split8_level5.C162];[$optimize_tfidf_split9_level5.C162])" office:value-type="float" office:value="0.2382" calcext:value-type="float">
            <text:p>0.2382</text:p>
          </table:table-cell>
          <table:table-cell table:formula="of:=MIN([$optimize_tfidf_split0_level5.D162];[$optimize_tfidf_split1_level5.D162];[$optimize_tfidf_split2_level5.D162];[$optimize_tfidf_split3_level5.D162];[$optimize_tfidf_split4_level5.D162];[$optimize_tfidf_split5_level5.D162];[$optimize_tfidf_split6_level5.D162];[$optimize_tfidf_split7_level5.D162];[$optimize_tfidf_split8_level5.D162];[$optimize_tfidf_split9_level5.D162])" office:value-type="float" office:value="0.6063" calcext:value-type="float">
            <text:p>0.6063</text:p>
          </table:table-cell>
          <table:table-cell table:formula="of:=MIN([$optimize_tfidf_split0_level5.E162];[$optimize_tfidf_split1_level5.E162];[$optimize_tfidf_split2_level5.E162];[$optimize_tfidf_split3_level5.E162];[$optimize_tfidf_split4_level5.E162];[$optimize_tfidf_split5_level5.E162];[$optimize_tfidf_split6_level5.E162];[$optimize_tfidf_split7_level5.E162];[$optimize_tfidf_split8_level5.E162];[$optimize_tfidf_split9_level5.E162])" office:value-type="float" office:value="0.3055" calcext:value-type="float">
            <text:p>0.3055</text:p>
          </table:table-cell>
        </table:table-row>
        <table:table-row table:style-name="ro1">
          <table:table-cell table:formula="of:=MIN([$optimize_tfidf_split0_level5.A182];[$optimize_tfidf_split1_level5.A182];[$optimize_tfidf_split2_level5.A182];[$optimize_tfidf_split3_level5.A182];[$optimize_tfidf_split4_level5.A182];[$optimize_tfidf_split5_level5.A182];[$optimize_tfidf_split6_level5.A182];[$optimize_tfidf_split7_level5.A182];[$optimize_tfidf_split8_level5.A182];[$optimize_tfidf_split9_level5.A182])" office:value-type="float" office:value="10" calcext:value-type="float">
            <text:p>10</text:p>
          </table:table-cell>
          <table:table-cell table:formula="of:=MIN([$optimize_tfidf_split0_level5.B182];[$optimize_tfidf_split1_level5.B182];[$optimize_tfidf_split2_level5.B182];[$optimize_tfidf_split3_level5.B182];[$optimize_tfidf_split4_level5.B182];[$optimize_tfidf_split5_level5.B182];[$optimize_tfidf_split6_level5.B182];[$optimize_tfidf_split7_level5.B182];[$optimize_tfidf_split8_level5.B182];[$optimize_tfidf_split9_level5.B182])" office:value-type="float" office:value="0" calcext:value-type="float">
            <text:p>0</text:p>
          </table:table-cell>
          <table:table-cell table:formula="of:=MIN([$optimize_tfidf_split0_level5.C182];[$optimize_tfidf_split1_level5.C182];[$optimize_tfidf_split2_level5.C182];[$optimize_tfidf_split3_level5.C182];[$optimize_tfidf_split4_level5.C182];[$optimize_tfidf_split5_level5.C182];[$optimize_tfidf_split6_level5.C182];[$optimize_tfidf_split7_level5.C182];[$optimize_tfidf_split8_level5.C182];[$optimize_tfidf_split9_level5.C182])" office:value-type="float" office:value="0.2382" calcext:value-type="float">
            <text:p>0.2382</text:p>
          </table:table-cell>
          <table:table-cell table:formula="of:=MIN([$optimize_tfidf_split0_level5.D182];[$optimize_tfidf_split1_level5.D182];[$optimize_tfidf_split2_level5.D182];[$optimize_tfidf_split3_level5.D182];[$optimize_tfidf_split4_level5.D182];[$optimize_tfidf_split5_level5.D182];[$optimize_tfidf_split6_level5.D182];[$optimize_tfidf_split7_level5.D182];[$optimize_tfidf_split8_level5.D182];[$optimize_tfidf_split9_level5.D182])" office:value-type="float" office:value="0.6063" calcext:value-type="float">
            <text:p>0.6063</text:p>
          </table:table-cell>
          <table:table-cell table:formula="of:=MIN([$optimize_tfidf_split0_level5.E182];[$optimize_tfidf_split1_level5.E182];[$optimize_tfidf_split2_level5.E182];[$optimize_tfidf_split3_level5.E182];[$optimize_tfidf_split4_level5.E182];[$optimize_tfidf_split5_level5.E182];[$optimize_tfidf_split6_level5.E182];[$optimize_tfidf_split7_level5.E182];[$optimize_tfidf_split8_level5.E182];[$optimize_tfidf_split9_level5.E182])" office:value-type="float" office:value="0.3055" calcext:value-type="float">
            <text:p>0.3055</text:p>
          </table:table-cell>
        </table:table-row>
        <table:table-row table:style-name="ro1">
          <table:table-cell table:formula="of:=MIN([$optimize_tfidf_split0_level5.A202];[$optimize_tfidf_split1_level5.A202];[$optimize_tfidf_split2_level5.A202];[$optimize_tfidf_split3_level5.A202];[$optimize_tfidf_split4_level5.A202];[$optimize_tfidf_split5_level5.A202];[$optimize_tfidf_split6_level5.A202];[$optimize_tfidf_split7_level5.A202];[$optimize_tfidf_split8_level5.A202];[$optimize_tfidf_split9_level5.A202])" office:value-type="float" office:value="11" calcext:value-type="float">
            <text:p>11</text:p>
          </table:table-cell>
          <table:table-cell table:formula="of:=MIN([$optimize_tfidf_split0_level5.B202];[$optimize_tfidf_split1_level5.B202];[$optimize_tfidf_split2_level5.B202];[$optimize_tfidf_split3_level5.B202];[$optimize_tfidf_split4_level5.B202];[$optimize_tfidf_split5_level5.B202];[$optimize_tfidf_split6_level5.B202];[$optimize_tfidf_split7_level5.B202];[$optimize_tfidf_split8_level5.B202];[$optimize_tfidf_split9_level5.B202])" office:value-type="float" office:value="0" calcext:value-type="float">
            <text:p>0</text:p>
          </table:table-cell>
          <table:table-cell table:formula="of:=MIN([$optimize_tfidf_split0_level5.C202];[$optimize_tfidf_split1_level5.C202];[$optimize_tfidf_split2_level5.C202];[$optimize_tfidf_split3_level5.C202];[$optimize_tfidf_split4_level5.C202];[$optimize_tfidf_split5_level5.C202];[$optimize_tfidf_split6_level5.C202];[$optimize_tfidf_split7_level5.C202];[$optimize_tfidf_split8_level5.C202];[$optimize_tfidf_split9_level5.C202])" office:value-type="float" office:value="0.2382" calcext:value-type="float">
            <text:p>0.2382</text:p>
          </table:table-cell>
          <table:table-cell table:formula="of:=MIN([$optimize_tfidf_split0_level5.D202];[$optimize_tfidf_split1_level5.D202];[$optimize_tfidf_split2_level5.D202];[$optimize_tfidf_split3_level5.D202];[$optimize_tfidf_split4_level5.D202];[$optimize_tfidf_split5_level5.D202];[$optimize_tfidf_split6_level5.D202];[$optimize_tfidf_split7_level5.D202];[$optimize_tfidf_split8_level5.D202];[$optimize_tfidf_split9_level5.D202])" office:value-type="float" office:value="0.6063" calcext:value-type="float">
            <text:p>0.6063</text:p>
          </table:table-cell>
          <table:table-cell table:formula="of:=MIN([$optimize_tfidf_split0_level5.E202];[$optimize_tfidf_split1_level5.E202];[$optimize_tfidf_split2_level5.E202];[$optimize_tfidf_split3_level5.E202];[$optimize_tfidf_split4_level5.E202];[$optimize_tfidf_split5_level5.E202];[$optimize_tfidf_split6_level5.E202];[$optimize_tfidf_split7_level5.E202];[$optimize_tfidf_split8_level5.E202];[$optimize_tfidf_split9_level5.E202])" office:value-type="float" office:value="0.3055" calcext:value-type="float">
            <text:p>0.3055</text:p>
          </table:table-cell>
        </table:table-row>
        <table:table-row table:style-name="ro1">
          <table:table-cell table:formula="of:=MIN([$optimize_tfidf_split0_level5.A222];[$optimize_tfidf_split1_level5.A222];[$optimize_tfidf_split2_level5.A222];[$optimize_tfidf_split3_level5.A222];[$optimize_tfidf_split4_level5.A222];[$optimize_tfidf_split5_level5.A222];[$optimize_tfidf_split6_level5.A222];[$optimize_tfidf_split7_level5.A222];[$optimize_tfidf_split8_level5.A222];[$optimize_tfidf_split9_level5.A222])" office:value-type="float" office:value="12" calcext:value-type="float">
            <text:p>12</text:p>
          </table:table-cell>
          <table:table-cell table:formula="of:=MIN([$optimize_tfidf_split0_level5.B222];[$optimize_tfidf_split1_level5.B222];[$optimize_tfidf_split2_level5.B222];[$optimize_tfidf_split3_level5.B222];[$optimize_tfidf_split4_level5.B222];[$optimize_tfidf_split5_level5.B222];[$optimize_tfidf_split6_level5.B222];[$optimize_tfidf_split7_level5.B222];[$optimize_tfidf_split8_level5.B222];[$optimize_tfidf_split9_level5.B222])" office:value-type="float" office:value="0" calcext:value-type="float">
            <text:p>0</text:p>
          </table:table-cell>
          <table:table-cell table:formula="of:=MIN([$optimize_tfidf_split0_level5.C222];[$optimize_tfidf_split1_level5.C222];[$optimize_tfidf_split2_level5.C222];[$optimize_tfidf_split3_level5.C222];[$optimize_tfidf_split4_level5.C222];[$optimize_tfidf_split5_level5.C222];[$optimize_tfidf_split6_level5.C222];[$optimize_tfidf_split7_level5.C222];[$optimize_tfidf_split8_level5.C222];[$optimize_tfidf_split9_level5.C222])" office:value-type="float" office:value="0.2382" calcext:value-type="float">
            <text:p>0.2382</text:p>
          </table:table-cell>
          <table:table-cell table:formula="of:=MIN([$optimize_tfidf_split0_level5.D222];[$optimize_tfidf_split1_level5.D222];[$optimize_tfidf_split2_level5.D222];[$optimize_tfidf_split3_level5.D222];[$optimize_tfidf_split4_level5.D222];[$optimize_tfidf_split5_level5.D222];[$optimize_tfidf_split6_level5.D222];[$optimize_tfidf_split7_level5.D222];[$optimize_tfidf_split8_level5.D222];[$optimize_tfidf_split9_level5.D222])" office:value-type="float" office:value="0.6063" calcext:value-type="float">
            <text:p>0.6063</text:p>
          </table:table-cell>
          <table:table-cell table:formula="of:=MIN([$optimize_tfidf_split0_level5.E222];[$optimize_tfidf_split1_level5.E222];[$optimize_tfidf_split2_level5.E222];[$optimize_tfidf_split3_level5.E222];[$optimize_tfidf_split4_level5.E222];[$optimize_tfidf_split5_level5.E222];[$optimize_tfidf_split6_level5.E222];[$optimize_tfidf_split7_level5.E222];[$optimize_tfidf_split8_level5.E222];[$optimize_tfidf_split9_level5.E222])" office:value-type="float" office:value="0.3055" calcext:value-type="float">
            <text:p>0.3055</text:p>
          </table:table-cell>
        </table:table-row>
        <table:table-row table:style-name="ro1">
          <table:table-cell table:formula="of:=MIN([$optimize_tfidf_split0_level5.A242];[$optimize_tfidf_split1_level5.A242];[$optimize_tfidf_split2_level5.A242];[$optimize_tfidf_split3_level5.A242];[$optimize_tfidf_split4_level5.A242];[$optimize_tfidf_split5_level5.A242];[$optimize_tfidf_split6_level5.A242];[$optimize_tfidf_split7_level5.A242];[$optimize_tfidf_split8_level5.A242];[$optimize_tfidf_split9_level5.A242])" office:value-type="float" office:value="13" calcext:value-type="float">
            <text:p>13</text:p>
          </table:table-cell>
          <table:table-cell table:formula="of:=MIN([$optimize_tfidf_split0_level5.B242];[$optimize_tfidf_split1_level5.B242];[$optimize_tfidf_split2_level5.B242];[$optimize_tfidf_split3_level5.B242];[$optimize_tfidf_split4_level5.B242];[$optimize_tfidf_split5_level5.B242];[$optimize_tfidf_split6_level5.B242];[$optimize_tfidf_split7_level5.B242];[$optimize_tfidf_split8_level5.B242];[$optimize_tfidf_split9_level5.B242])" office:value-type="float" office:value="0" calcext:value-type="float">
            <text:p>0</text:p>
          </table:table-cell>
          <table:table-cell table:formula="of:=MIN([$optimize_tfidf_split0_level5.C242];[$optimize_tfidf_split1_level5.C242];[$optimize_tfidf_split2_level5.C242];[$optimize_tfidf_split3_level5.C242];[$optimize_tfidf_split4_level5.C242];[$optimize_tfidf_split5_level5.C242];[$optimize_tfidf_split6_level5.C242];[$optimize_tfidf_split7_level5.C242];[$optimize_tfidf_split8_level5.C242];[$optimize_tfidf_split9_level5.C242])" office:value-type="float" office:value="0.2382" calcext:value-type="float">
            <text:p>0.2382</text:p>
          </table:table-cell>
          <table:table-cell table:formula="of:=MIN([$optimize_tfidf_split0_level5.D242];[$optimize_tfidf_split1_level5.D242];[$optimize_tfidf_split2_level5.D242];[$optimize_tfidf_split3_level5.D242];[$optimize_tfidf_split4_level5.D242];[$optimize_tfidf_split5_level5.D242];[$optimize_tfidf_split6_level5.D242];[$optimize_tfidf_split7_level5.D242];[$optimize_tfidf_split8_level5.D242];[$optimize_tfidf_split9_level5.D242])" office:value-type="float" office:value="0.6063" calcext:value-type="float">
            <text:p>0.6063</text:p>
          </table:table-cell>
          <table:table-cell table:formula="of:=MIN([$optimize_tfidf_split0_level5.E242];[$optimize_tfidf_split1_level5.E242];[$optimize_tfidf_split2_level5.E242];[$optimize_tfidf_split3_level5.E242];[$optimize_tfidf_split4_level5.E242];[$optimize_tfidf_split5_level5.E242];[$optimize_tfidf_split6_level5.E242];[$optimize_tfidf_split7_level5.E242];[$optimize_tfidf_split8_level5.E242];[$optimize_tfidf_split9_level5.E242])" office:value-type="float" office:value="0.3055" calcext:value-type="float">
            <text:p>0.3055</text:p>
          </table:table-cell>
        </table:table-row>
        <table:table-row table:style-name="ro1">
          <table:table-cell table:formula="of:=MIN([$optimize_tfidf_split0_level5.A262];[$optimize_tfidf_split1_level5.A262];[$optimize_tfidf_split2_level5.A262];[$optimize_tfidf_split3_level5.A262];[$optimize_tfidf_split4_level5.A262];[$optimize_tfidf_split5_level5.A262];[$optimize_tfidf_split6_level5.A262];[$optimize_tfidf_split7_level5.A262];[$optimize_tfidf_split8_level5.A262];[$optimize_tfidf_split9_level5.A262])" office:value-type="float" office:value="14" calcext:value-type="float">
            <text:p>14</text:p>
          </table:table-cell>
          <table:table-cell table:formula="of:=MIN([$optimize_tfidf_split0_level5.B262];[$optimize_tfidf_split1_level5.B262];[$optimize_tfidf_split2_level5.B262];[$optimize_tfidf_split3_level5.B262];[$optimize_tfidf_split4_level5.B262];[$optimize_tfidf_split5_level5.B262];[$optimize_tfidf_split6_level5.B262];[$optimize_tfidf_split7_level5.B262];[$optimize_tfidf_split8_level5.B262];[$optimize_tfidf_split9_level5.B262])" office:value-type="float" office:value="0" calcext:value-type="float">
            <text:p>0</text:p>
          </table:table-cell>
          <table:table-cell table:formula="of:=MIN([$optimize_tfidf_split0_level5.C262];[$optimize_tfidf_split1_level5.C262];[$optimize_tfidf_split2_level5.C262];[$optimize_tfidf_split3_level5.C262];[$optimize_tfidf_split4_level5.C262];[$optimize_tfidf_split5_level5.C262];[$optimize_tfidf_split6_level5.C262];[$optimize_tfidf_split7_level5.C262];[$optimize_tfidf_split8_level5.C262];[$optimize_tfidf_split9_level5.C262])" office:value-type="float" office:value="0.2382" calcext:value-type="float">
            <text:p>0.2382</text:p>
          </table:table-cell>
          <table:table-cell table:formula="of:=MIN([$optimize_tfidf_split0_level5.D262];[$optimize_tfidf_split1_level5.D262];[$optimize_tfidf_split2_level5.D262];[$optimize_tfidf_split3_level5.D262];[$optimize_tfidf_split4_level5.D262];[$optimize_tfidf_split5_level5.D262];[$optimize_tfidf_split6_level5.D262];[$optimize_tfidf_split7_level5.D262];[$optimize_tfidf_split8_level5.D262];[$optimize_tfidf_split9_level5.D262])" office:value-type="float" office:value="0.6063" calcext:value-type="float">
            <text:p>0.6063</text:p>
          </table:table-cell>
          <table:table-cell table:formula="of:=MIN([$optimize_tfidf_split0_level5.E262];[$optimize_tfidf_split1_level5.E262];[$optimize_tfidf_split2_level5.E262];[$optimize_tfidf_split3_level5.E262];[$optimize_tfidf_split4_level5.E262];[$optimize_tfidf_split5_level5.E262];[$optimize_tfidf_split6_level5.E262];[$optimize_tfidf_split7_level5.E262];[$optimize_tfidf_split8_level5.E262];[$optimize_tfidf_split9_level5.E262])" office:value-type="float" office:value="0.3055" calcext:value-type="float">
            <text:p>0.3055</text:p>
          </table:table-cell>
        </table:table-row>
        <table:table-row table:style-name="ro1">
          <table:table-cell table:formula="of:=MIN([$optimize_tfidf_split0_level5.A282];[$optimize_tfidf_split1_level5.A282];[$optimize_tfidf_split2_level5.A282];[$optimize_tfidf_split3_level5.A282];[$optimize_tfidf_split4_level5.A282];[$optimize_tfidf_split5_level5.A282];[$optimize_tfidf_split6_level5.A282];[$optimize_tfidf_split7_level5.A282];[$optimize_tfidf_split8_level5.A282];[$optimize_tfidf_split9_level5.A282])" office:value-type="float" office:value="15" calcext:value-type="float">
            <text:p>15</text:p>
          </table:table-cell>
          <table:table-cell table:formula="of:=MIN([$optimize_tfidf_split0_level5.B282];[$optimize_tfidf_split1_level5.B282];[$optimize_tfidf_split2_level5.B282];[$optimize_tfidf_split3_level5.B282];[$optimize_tfidf_split4_level5.B282];[$optimize_tfidf_split5_level5.B282];[$optimize_tfidf_split6_level5.B282];[$optimize_tfidf_split7_level5.B282];[$optimize_tfidf_split8_level5.B282];[$optimize_tfidf_split9_level5.B282])" office:value-type="float" office:value="0" calcext:value-type="float">
            <text:p>0</text:p>
          </table:table-cell>
          <table:table-cell table:formula="of:=MIN([$optimize_tfidf_split0_level5.C282];[$optimize_tfidf_split1_level5.C282];[$optimize_tfidf_split2_level5.C282];[$optimize_tfidf_split3_level5.C282];[$optimize_tfidf_split4_level5.C282];[$optimize_tfidf_split5_level5.C282];[$optimize_tfidf_split6_level5.C282];[$optimize_tfidf_split7_level5.C282];[$optimize_tfidf_split8_level5.C282];[$optimize_tfidf_split9_level5.C282])" office:value-type="float" office:value="0.2382" calcext:value-type="float">
            <text:p>0.2382</text:p>
          </table:table-cell>
          <table:table-cell table:formula="of:=MIN([$optimize_tfidf_split0_level5.D282];[$optimize_tfidf_split1_level5.D282];[$optimize_tfidf_split2_level5.D282];[$optimize_tfidf_split3_level5.D282];[$optimize_tfidf_split4_level5.D282];[$optimize_tfidf_split5_level5.D282];[$optimize_tfidf_split6_level5.D282];[$optimize_tfidf_split7_level5.D282];[$optimize_tfidf_split8_level5.D282];[$optimize_tfidf_split9_level5.D282])" office:value-type="float" office:value="0.6063" calcext:value-type="float">
            <text:p>0.6063</text:p>
          </table:table-cell>
          <table:table-cell table:formula="of:=MIN([$optimize_tfidf_split0_level5.E282];[$optimize_tfidf_split1_level5.E282];[$optimize_tfidf_split2_level5.E282];[$optimize_tfidf_split3_level5.E282];[$optimize_tfidf_split4_level5.E282];[$optimize_tfidf_split5_level5.E282];[$optimize_tfidf_split6_level5.E282];[$optimize_tfidf_split7_level5.E282];[$optimize_tfidf_split8_level5.E282];[$optimize_tfidf_split9_level5.E282])" office:value-type="float" office:value="0.3055" calcext:value-type="float">
            <text:p>0.3055</text:p>
          </table:table-cell>
        </table:table-row>
        <table:table-row table:style-name="ro1">
          <table:table-cell table:formula="of:=MIN([$optimize_tfidf_split0_level5.A3];[$optimize_tfidf_split1_level5.A3];[$optimize_tfidf_split2_level5.A3];[$optimize_tfidf_split3_level5.A3];[$optimize_tfidf_split4_level5.A3];[$optimize_tfidf_split5_level5.A3];[$optimize_tfidf_split6_level5.A3];[$optimize_tfidf_split7_level5.A3];[$optimize_tfidf_split8_level5.A3];[$optimize_tfidf_split9_level5.A3])" office:value-type="float" office:value="1" calcext:value-type="float">
            <text:p>1</text:p>
          </table:table-cell>
          <table:table-cell table:formula="of:=MIN([$optimize_tfidf_split0_level5.B3];[$optimize_tfidf_split1_level5.B3];[$optimize_tfidf_split2_level5.B3];[$optimize_tfidf_split3_level5.B3];[$optimize_tfidf_split4_level5.B3];[$optimize_tfidf_split5_level5.B3];[$optimize_tfidf_split6_level5.B3];[$optimize_tfidf_split7_level5.B3];[$optimize_tfidf_split8_level5.B3];[$optimize_tfidf_split9_level5.B3])" office:value-type="float" office:value="0.05" calcext:value-type="float">
            <text:p>0.05</text:p>
          </table:table-cell>
          <table:table-cell table:formula="of:=MIN([$optimize_tfidf_split0_level5.C3];[$optimize_tfidf_split1_level5.C3];[$optimize_tfidf_split2_level5.C3];[$optimize_tfidf_split3_level5.C3];[$optimize_tfidf_split4_level5.C3];[$optimize_tfidf_split5_level5.C3];[$optimize_tfidf_split6_level5.C3];[$optimize_tfidf_split7_level5.C3];[$optimize_tfidf_split8_level5.C3];[$optimize_tfidf_split9_level5.C3])" office:value-type="float" office:value="0.6005" calcext:value-type="float">
            <text:p>0.6005</text:p>
          </table:table-cell>
          <table:table-cell table:formula="of:=MIN([$optimize_tfidf_split0_level5.D3];[$optimize_tfidf_split1_level5.D3];[$optimize_tfidf_split2_level5.D3];[$optimize_tfidf_split3_level5.D3];[$optimize_tfidf_split4_level5.D3];[$optimize_tfidf_split5_level5.D3];[$optimize_tfidf_split6_level5.D3];[$optimize_tfidf_split7_level5.D3];[$optimize_tfidf_split8_level5.D3];[$optimize_tfidf_split9_level5.D3])" office:value-type="float" office:value="0.4309" calcext:value-type="float">
            <text:p>0.4309</text:p>
          </table:table-cell>
          <table:table-cell table:formula="of:=MIN([$optimize_tfidf_split0_level5.E3];[$optimize_tfidf_split1_level5.E3];[$optimize_tfidf_split2_level5.E3];[$optimize_tfidf_split3_level5.E3];[$optimize_tfidf_split4_level5.E3];[$optimize_tfidf_split5_level5.E3];[$optimize_tfidf_split6_level5.E3];[$optimize_tfidf_split7_level5.E3];[$optimize_tfidf_split8_level5.E3];[$optimize_tfidf_split9_level5.E3])" office:value-type="float" office:value="0.4678" calcext:value-type="float">
            <text:p>0.4678</text:p>
          </table:table-cell>
        </table:table-row>
        <table:table-row table:style-name="ro1">
          <table:table-cell table:formula="of:=MIN([$optimize_tfidf_split0_level5.A23];[$optimize_tfidf_split1_level5.A23];[$optimize_tfidf_split2_level5.A23];[$optimize_tfidf_split3_level5.A23];[$optimize_tfidf_split4_level5.A23];[$optimize_tfidf_split5_level5.A23];[$optimize_tfidf_split6_level5.A23];[$optimize_tfidf_split7_level5.A23];[$optimize_tfidf_split8_level5.A23];[$optimize_tfidf_split9_level5.A23])" office:value-type="float" office:value="2" calcext:value-type="float">
            <text:p>2</text:p>
          </table:table-cell>
          <table:table-cell table:formula="of:=MIN([$optimize_tfidf_split0_level5.B23];[$optimize_tfidf_split1_level5.B23];[$optimize_tfidf_split2_level5.B23];[$optimize_tfidf_split3_level5.B23];[$optimize_tfidf_split4_level5.B23];[$optimize_tfidf_split5_level5.B23];[$optimize_tfidf_split6_level5.B23];[$optimize_tfidf_split7_level5.B23];[$optimize_tfidf_split8_level5.B23];[$optimize_tfidf_split9_level5.B23])" office:value-type="float" office:value="0.05" calcext:value-type="float">
            <text:p>0.05</text:p>
          </table:table-cell>
          <table:table-cell table:formula="of:=MIN([$optimize_tfidf_split0_level5.C23];[$optimize_tfidf_split1_level5.C23];[$optimize_tfidf_split2_level5.C23];[$optimize_tfidf_split3_level5.C23];[$optimize_tfidf_split4_level5.C23];[$optimize_tfidf_split5_level5.C23];[$optimize_tfidf_split6_level5.C23];[$optimize_tfidf_split7_level5.C23];[$optimize_tfidf_split8_level5.C23];[$optimize_tfidf_split9_level5.C23])" office:value-type="float" office:value="0.4204" calcext:value-type="float">
            <text:p>0.4204</text:p>
          </table:table-cell>
          <table:table-cell table:formula="of:=MIN([$optimize_tfidf_split0_level5.D23];[$optimize_tfidf_split1_level5.D23];[$optimize_tfidf_split2_level5.D23];[$optimize_tfidf_split3_level5.D23];[$optimize_tfidf_split4_level5.D23];[$optimize_tfidf_split5_level5.D23];[$optimize_tfidf_split6_level5.D23];[$optimize_tfidf_split7_level5.D23];[$optimize_tfidf_split8_level5.D23];[$optimize_tfidf_split9_level5.D23])" office:value-type="float" office:value="0.5141" calcext:value-type="float">
            <text:p>0.5141</text:p>
          </table:table-cell>
          <table:table-cell table:formula="of:=MIN([$optimize_tfidf_split0_level5.E23];[$optimize_tfidf_split1_level5.E23];[$optimize_tfidf_split2_level5.E23];[$optimize_tfidf_split3_level5.E23];[$optimize_tfidf_split4_level5.E23];[$optimize_tfidf_split5_level5.E23];[$optimize_tfidf_split6_level5.E23];[$optimize_tfidf_split7_level5.E23];[$optimize_tfidf_split8_level5.E23];[$optimize_tfidf_split9_level5.E23])" office:value-type="float" office:value="0.4167" calcext:value-type="float">
            <text:p>0.4167</text:p>
          </table:table-cell>
        </table:table-row>
        <table:table-row table:style-name="ro1">
          <table:table-cell table:formula="of:=MIN([$optimize_tfidf_split0_level5.A43];[$optimize_tfidf_split1_level5.A43];[$optimize_tfidf_split2_level5.A43];[$optimize_tfidf_split3_level5.A43];[$optimize_tfidf_split4_level5.A43];[$optimize_tfidf_split5_level5.A43];[$optimize_tfidf_split6_level5.A43];[$optimize_tfidf_split7_level5.A43];[$optimize_tfidf_split8_level5.A43];[$optimize_tfidf_split9_level5.A43])" office:value-type="float" office:value="3" calcext:value-type="float">
            <text:p>3</text:p>
          </table:table-cell>
          <table:table-cell table:formula="of:=MIN([$optimize_tfidf_split0_level5.B43];[$optimize_tfidf_split1_level5.B43];[$optimize_tfidf_split2_level5.B43];[$optimize_tfidf_split3_level5.B43];[$optimize_tfidf_split4_level5.B43];[$optimize_tfidf_split5_level5.B43];[$optimize_tfidf_split6_level5.B43];[$optimize_tfidf_split7_level5.B43];[$optimize_tfidf_split8_level5.B43];[$optimize_tfidf_split9_level5.B43])" office:value-type="float" office:value="0.05" calcext:value-type="float">
            <text:p>0.05</text:p>
          </table:table-cell>
          <table:table-cell table:formula="of:=MIN([$optimize_tfidf_split0_level5.C43];[$optimize_tfidf_split1_level5.C43];[$optimize_tfidf_split2_level5.C43];[$optimize_tfidf_split3_level5.C43];[$optimize_tfidf_split4_level5.C43];[$optimize_tfidf_split5_level5.C43];[$optimize_tfidf_split6_level5.C43];[$optimize_tfidf_split7_level5.C43];[$optimize_tfidf_split8_level5.C43];[$optimize_tfidf_split9_level5.C43])" office:value-type="float" office:value="0.3342" calcext:value-type="float">
            <text:p>0.3342</text:p>
          </table:table-cell>
          <table:table-cell table:formula="of:=MIN([$optimize_tfidf_split0_level5.D43];[$optimize_tfidf_split1_level5.D43];[$optimize_tfidf_split2_level5.D43];[$optimize_tfidf_split3_level5.D43];[$optimize_tfidf_split4_level5.D43];[$optimize_tfidf_split5_level5.D43];[$optimize_tfidf_split6_level5.D43];[$optimize_tfidf_split7_level5.D43];[$optimize_tfidf_split8_level5.D43];[$optimize_tfidf_split9_level5.D43])" office:value-type="float" office:value="0.5563" calcext:value-type="float">
            <text:p>0.5563</text:p>
          </table:table-cell>
          <table:table-cell table:formula="of:=MIN([$optimize_tfidf_split0_level5.E43];[$optimize_tfidf_split1_level5.E43];[$optimize_tfidf_split2_level5.E43];[$optimize_tfidf_split3_level5.E43];[$optimize_tfidf_split4_level5.E43];[$optimize_tfidf_split5_level5.E43];[$optimize_tfidf_split6_level5.E43];[$optimize_tfidf_split7_level5.E43];[$optimize_tfidf_split8_level5.E43];[$optimize_tfidf_split9_level5.E43])" office:value-type="float" office:value="0.3712" calcext:value-type="float">
            <text:p>0.3712</text:p>
          </table:table-cell>
        </table:table-row>
        <table:table-row table:style-name="ro1">
          <table:table-cell table:formula="of:=MIN([$optimize_tfidf_split0_level5.A63];[$optimize_tfidf_split1_level5.A63];[$optimize_tfidf_split2_level5.A63];[$optimize_tfidf_split3_level5.A63];[$optimize_tfidf_split4_level5.A63];[$optimize_tfidf_split5_level5.A63];[$optimize_tfidf_split6_level5.A63];[$optimize_tfidf_split7_level5.A63];[$optimize_tfidf_split8_level5.A63];[$optimize_tfidf_split9_level5.A63])" office:value-type="float" office:value="4" calcext:value-type="float">
            <text:p>4</text:p>
          </table:table-cell>
          <table:table-cell table:formula="of:=MIN([$optimize_tfidf_split0_level5.B63];[$optimize_tfidf_split1_level5.B63];[$optimize_tfidf_split2_level5.B63];[$optimize_tfidf_split3_level5.B63];[$optimize_tfidf_split4_level5.B63];[$optimize_tfidf_split5_level5.B63];[$optimize_tfidf_split6_level5.B63];[$optimize_tfidf_split7_level5.B63];[$optimize_tfidf_split8_level5.B63];[$optimize_tfidf_split9_level5.B63])" office:value-type="float" office:value="0.05" calcext:value-type="float">
            <text:p>0.05</text:p>
          </table:table-cell>
          <table:table-cell table:formula="of:=MIN([$optimize_tfidf_split0_level5.C63];[$optimize_tfidf_split1_level5.C63];[$optimize_tfidf_split2_level5.C63];[$optimize_tfidf_split3_level5.C63];[$optimize_tfidf_split4_level5.C63];[$optimize_tfidf_split5_level5.C63];[$optimize_tfidf_split6_level5.C63];[$optimize_tfidf_split7_level5.C63];[$optimize_tfidf_split8_level5.C63];[$optimize_tfidf_split9_level5.C63])" office:value-type="float" office:value="0.2798" calcext:value-type="float">
            <text:p>0.2798</text:p>
          </table:table-cell>
          <table:table-cell table:formula="of:=MIN([$optimize_tfidf_split0_level5.D63];[$optimize_tfidf_split1_level5.D63];[$optimize_tfidf_split2_level5.D63];[$optimize_tfidf_split3_level5.D63];[$optimize_tfidf_split4_level5.D63];[$optimize_tfidf_split5_level5.D63];[$optimize_tfidf_split6_level5.D63];[$optimize_tfidf_split7_level5.D63];[$optimize_tfidf_split8_level5.D63];[$optimize_tfidf_split9_level5.D63])" office:value-type="float" office:value="0.5887" calcext:value-type="float">
            <text:p>0.5887</text:p>
          </table:table-cell>
          <table:table-cell table:formula="of:=MIN([$optimize_tfidf_split0_level5.E63];[$optimize_tfidf_split1_level5.E63];[$optimize_tfidf_split2_level5.E63];[$optimize_tfidf_split3_level5.E63];[$optimize_tfidf_split4_level5.E63];[$optimize_tfidf_split5_level5.E63];[$optimize_tfidf_split6_level5.E63];[$optimize_tfidf_split7_level5.E63];[$optimize_tfidf_split8_level5.E63];[$optimize_tfidf_split9_level5.E63])" office:value-type="float" office:value="0.3365" calcext:value-type="float">
            <text:p>0.3365</text:p>
          </table:table-cell>
        </table:table-row>
        <table:table-row table:style-name="ro1">
          <table:table-cell table:formula="of:=MIN([$optimize_tfidf_split0_level5.A83];[$optimize_tfidf_split1_level5.A83];[$optimize_tfidf_split2_level5.A83];[$optimize_tfidf_split3_level5.A83];[$optimize_tfidf_split4_level5.A83];[$optimize_tfidf_split5_level5.A83];[$optimize_tfidf_split6_level5.A83];[$optimize_tfidf_split7_level5.A83];[$optimize_tfidf_split8_level5.A83];[$optimize_tfidf_split9_level5.A83])" office:value-type="float" office:value="5" calcext:value-type="float">
            <text:p>5</text:p>
          </table:table-cell>
          <table:table-cell table:formula="of:=MIN([$optimize_tfidf_split0_level5.B83];[$optimize_tfidf_split1_level5.B83];[$optimize_tfidf_split2_level5.B83];[$optimize_tfidf_split3_level5.B83];[$optimize_tfidf_split4_level5.B83];[$optimize_tfidf_split5_level5.B83];[$optimize_tfidf_split6_level5.B83];[$optimize_tfidf_split7_level5.B83];[$optimize_tfidf_split8_level5.B83];[$optimize_tfidf_split9_level5.B83])" office:value-type="float" office:value="0.05" calcext:value-type="float">
            <text:p>0.05</text:p>
          </table:table-cell>
          <table:table-cell table:formula="of:=MIN([$optimize_tfidf_split0_level5.C83];[$optimize_tfidf_split1_level5.C83];[$optimize_tfidf_split2_level5.C83];[$optimize_tfidf_split3_level5.C83];[$optimize_tfidf_split4_level5.C83];[$optimize_tfidf_split5_level5.C83];[$optimize_tfidf_split6_level5.C83];[$optimize_tfidf_split7_level5.C83];[$optimize_tfidf_split8_level5.C83];[$optimize_tfidf_split9_level5.C83])" office:value-type="float" office:value="0.2382" calcext:value-type="float">
            <text:p>0.2382</text:p>
          </table:table-cell>
          <table:table-cell table:formula="of:=MIN([$optimize_tfidf_split0_level5.D83];[$optimize_tfidf_split1_level5.D83];[$optimize_tfidf_split2_level5.D83];[$optimize_tfidf_split3_level5.D83];[$optimize_tfidf_split4_level5.D83];[$optimize_tfidf_split5_level5.D83];[$optimize_tfidf_split6_level5.D83];[$optimize_tfidf_split7_level5.D83];[$optimize_tfidf_split8_level5.D83];[$optimize_tfidf_split9_level5.D83])" office:value-type="float" office:value="0.6063" calcext:value-type="float">
            <text:p>0.6063</text:p>
          </table:table-cell>
          <table:table-cell table:formula="of:=MIN([$optimize_tfidf_split0_level5.E83];[$optimize_tfidf_split1_level5.E83];[$optimize_tfidf_split2_level5.E83];[$optimize_tfidf_split3_level5.E83];[$optimize_tfidf_split4_level5.E83];[$optimize_tfidf_split5_level5.E83];[$optimize_tfidf_split6_level5.E83];[$optimize_tfidf_split7_level5.E83];[$optimize_tfidf_split8_level5.E83];[$optimize_tfidf_split9_level5.E83])" office:value-type="float" office:value="0.3055" calcext:value-type="float">
            <text:p>0.3055</text:p>
          </table:table-cell>
        </table:table-row>
        <table:table-row table:style-name="ro1">
          <table:table-cell table:formula="of:=MIN([$optimize_tfidf_split0_level5.A103];[$optimize_tfidf_split1_level5.A103];[$optimize_tfidf_split2_level5.A103];[$optimize_tfidf_split3_level5.A103];[$optimize_tfidf_split4_level5.A103];[$optimize_tfidf_split5_level5.A103];[$optimize_tfidf_split6_level5.A103];[$optimize_tfidf_split7_level5.A103];[$optimize_tfidf_split8_level5.A103];[$optimize_tfidf_split9_level5.A103])" office:value-type="float" office:value="6" calcext:value-type="float">
            <text:p>6</text:p>
          </table:table-cell>
          <table:table-cell table:formula="of:=MIN([$optimize_tfidf_split0_level5.B103];[$optimize_tfidf_split1_level5.B103];[$optimize_tfidf_split2_level5.B103];[$optimize_tfidf_split3_level5.B103];[$optimize_tfidf_split4_level5.B103];[$optimize_tfidf_split5_level5.B103];[$optimize_tfidf_split6_level5.B103];[$optimize_tfidf_split7_level5.B103];[$optimize_tfidf_split8_level5.B103];[$optimize_tfidf_split9_level5.B103])" office:value-type="float" office:value="0.05" calcext:value-type="float">
            <text:p>0.05</text:p>
          </table:table-cell>
          <table:table-cell table:formula="of:=MIN([$optimize_tfidf_split0_level5.C103];[$optimize_tfidf_split1_level5.C103];[$optimize_tfidf_split2_level5.C103];[$optimize_tfidf_split3_level5.C103];[$optimize_tfidf_split4_level5.C103];[$optimize_tfidf_split5_level5.C103];[$optimize_tfidf_split6_level5.C103];[$optimize_tfidf_split7_level5.C103];[$optimize_tfidf_split8_level5.C103];[$optimize_tfidf_split9_level5.C103])" office:value-type="float" office:value="0.2382" calcext:value-type="float">
            <text:p>0.2382</text:p>
          </table:table-cell>
          <table:table-cell table:formula="of:=MIN([$optimize_tfidf_split0_level5.D103];[$optimize_tfidf_split1_level5.D103];[$optimize_tfidf_split2_level5.D103];[$optimize_tfidf_split3_level5.D103];[$optimize_tfidf_split4_level5.D103];[$optimize_tfidf_split5_level5.D103];[$optimize_tfidf_split6_level5.D103];[$optimize_tfidf_split7_level5.D103];[$optimize_tfidf_split8_level5.D103];[$optimize_tfidf_split9_level5.D103])" office:value-type="float" office:value="0.6063" calcext:value-type="float">
            <text:p>0.6063</text:p>
          </table:table-cell>
          <table:table-cell table:formula="of:=MIN([$optimize_tfidf_split0_level5.E103];[$optimize_tfidf_split1_level5.E103];[$optimize_tfidf_split2_level5.E103];[$optimize_tfidf_split3_level5.E103];[$optimize_tfidf_split4_level5.E103];[$optimize_tfidf_split5_level5.E103];[$optimize_tfidf_split6_level5.E103];[$optimize_tfidf_split7_level5.E103];[$optimize_tfidf_split8_level5.E103];[$optimize_tfidf_split9_level5.E103])" office:value-type="float" office:value="0.3055" calcext:value-type="float">
            <text:p>0.3055</text:p>
          </table:table-cell>
        </table:table-row>
        <table:table-row table:style-name="ro1">
          <table:table-cell table:formula="of:=MIN([$optimize_tfidf_split0_level5.A123];[$optimize_tfidf_split1_level5.A123];[$optimize_tfidf_split2_level5.A123];[$optimize_tfidf_split3_level5.A123];[$optimize_tfidf_split4_level5.A123];[$optimize_tfidf_split5_level5.A123];[$optimize_tfidf_split6_level5.A123];[$optimize_tfidf_split7_level5.A123];[$optimize_tfidf_split8_level5.A123];[$optimize_tfidf_split9_level5.A123])" office:value-type="float" office:value="7" calcext:value-type="float">
            <text:p>7</text:p>
          </table:table-cell>
          <table:table-cell table:formula="of:=MIN([$optimize_tfidf_split0_level5.B123];[$optimize_tfidf_split1_level5.B123];[$optimize_tfidf_split2_level5.B123];[$optimize_tfidf_split3_level5.B123];[$optimize_tfidf_split4_level5.B123];[$optimize_tfidf_split5_level5.B123];[$optimize_tfidf_split6_level5.B123];[$optimize_tfidf_split7_level5.B123];[$optimize_tfidf_split8_level5.B123];[$optimize_tfidf_split9_level5.B123])" office:value-type="float" office:value="0.05" calcext:value-type="float">
            <text:p>0.05</text:p>
          </table:table-cell>
          <table:table-cell table:formula="of:=MIN([$optimize_tfidf_split0_level5.C123];[$optimize_tfidf_split1_level5.C123];[$optimize_tfidf_split2_level5.C123];[$optimize_tfidf_split3_level5.C123];[$optimize_tfidf_split4_level5.C123];[$optimize_tfidf_split5_level5.C123];[$optimize_tfidf_split6_level5.C123];[$optimize_tfidf_split7_level5.C123];[$optimize_tfidf_split8_level5.C123];[$optimize_tfidf_split9_level5.C123])" office:value-type="float" office:value="0.2382" calcext:value-type="float">
            <text:p>0.2382</text:p>
          </table:table-cell>
          <table:table-cell table:formula="of:=MIN([$optimize_tfidf_split0_level5.D123];[$optimize_tfidf_split1_level5.D123];[$optimize_tfidf_split2_level5.D123];[$optimize_tfidf_split3_level5.D123];[$optimize_tfidf_split4_level5.D123];[$optimize_tfidf_split5_level5.D123];[$optimize_tfidf_split6_level5.D123];[$optimize_tfidf_split7_level5.D123];[$optimize_tfidf_split8_level5.D123];[$optimize_tfidf_split9_level5.D123])" office:value-type="float" office:value="0.6063" calcext:value-type="float">
            <text:p>0.6063</text:p>
          </table:table-cell>
          <table:table-cell table:formula="of:=MIN([$optimize_tfidf_split0_level5.E123];[$optimize_tfidf_split1_level5.E123];[$optimize_tfidf_split2_level5.E123];[$optimize_tfidf_split3_level5.E123];[$optimize_tfidf_split4_level5.E123];[$optimize_tfidf_split5_level5.E123];[$optimize_tfidf_split6_level5.E123];[$optimize_tfidf_split7_level5.E123];[$optimize_tfidf_split8_level5.E123];[$optimize_tfidf_split9_level5.E123])" office:value-type="float" office:value="0.3055" calcext:value-type="float">
            <text:p>0.3055</text:p>
          </table:table-cell>
        </table:table-row>
        <table:table-row table:style-name="ro1">
          <table:table-cell table:formula="of:=MIN([$optimize_tfidf_split0_level5.A143];[$optimize_tfidf_split1_level5.A143];[$optimize_tfidf_split2_level5.A143];[$optimize_tfidf_split3_level5.A143];[$optimize_tfidf_split4_level5.A143];[$optimize_tfidf_split5_level5.A143];[$optimize_tfidf_split6_level5.A143];[$optimize_tfidf_split7_level5.A143];[$optimize_tfidf_split8_level5.A143];[$optimize_tfidf_split9_level5.A143])" office:value-type="float" office:value="8" calcext:value-type="float">
            <text:p>8</text:p>
          </table:table-cell>
          <table:table-cell table:formula="of:=MIN([$optimize_tfidf_split0_level5.B143];[$optimize_tfidf_split1_level5.B143];[$optimize_tfidf_split2_level5.B143];[$optimize_tfidf_split3_level5.B143];[$optimize_tfidf_split4_level5.B143];[$optimize_tfidf_split5_level5.B143];[$optimize_tfidf_split6_level5.B143];[$optimize_tfidf_split7_level5.B143];[$optimize_tfidf_split8_level5.B143];[$optimize_tfidf_split9_level5.B143])" office:value-type="float" office:value="0.05" calcext:value-type="float">
            <text:p>0.05</text:p>
          </table:table-cell>
          <table:table-cell table:formula="of:=MIN([$optimize_tfidf_split0_level5.C143];[$optimize_tfidf_split1_level5.C143];[$optimize_tfidf_split2_level5.C143];[$optimize_tfidf_split3_level5.C143];[$optimize_tfidf_split4_level5.C143];[$optimize_tfidf_split5_level5.C143];[$optimize_tfidf_split6_level5.C143];[$optimize_tfidf_split7_level5.C143];[$optimize_tfidf_split8_level5.C143];[$optimize_tfidf_split9_level5.C143])" office:value-type="float" office:value="0.2382" calcext:value-type="float">
            <text:p>0.2382</text:p>
          </table:table-cell>
          <table:table-cell table:formula="of:=MIN([$optimize_tfidf_split0_level5.D143];[$optimize_tfidf_split1_level5.D143];[$optimize_tfidf_split2_level5.D143];[$optimize_tfidf_split3_level5.D143];[$optimize_tfidf_split4_level5.D143];[$optimize_tfidf_split5_level5.D143];[$optimize_tfidf_split6_level5.D143];[$optimize_tfidf_split7_level5.D143];[$optimize_tfidf_split8_level5.D143];[$optimize_tfidf_split9_level5.D143])" office:value-type="float" office:value="0.6063" calcext:value-type="float">
            <text:p>0.6063</text:p>
          </table:table-cell>
          <table:table-cell table:formula="of:=MIN([$optimize_tfidf_split0_level5.E143];[$optimize_tfidf_split1_level5.E143];[$optimize_tfidf_split2_level5.E143];[$optimize_tfidf_split3_level5.E143];[$optimize_tfidf_split4_level5.E143];[$optimize_tfidf_split5_level5.E143];[$optimize_tfidf_split6_level5.E143];[$optimize_tfidf_split7_level5.E143];[$optimize_tfidf_split8_level5.E143];[$optimize_tfidf_split9_level5.E143])" office:value-type="float" office:value="0.3055" calcext:value-type="float">
            <text:p>0.3055</text:p>
          </table:table-cell>
        </table:table-row>
        <table:table-row table:style-name="ro1">
          <table:table-cell table:formula="of:=MIN([$optimize_tfidf_split0_level5.A163];[$optimize_tfidf_split1_level5.A163];[$optimize_tfidf_split2_level5.A163];[$optimize_tfidf_split3_level5.A163];[$optimize_tfidf_split4_level5.A163];[$optimize_tfidf_split5_level5.A163];[$optimize_tfidf_split6_level5.A163];[$optimize_tfidf_split7_level5.A163];[$optimize_tfidf_split8_level5.A163];[$optimize_tfidf_split9_level5.A163])" office:value-type="float" office:value="9" calcext:value-type="float">
            <text:p>9</text:p>
          </table:table-cell>
          <table:table-cell table:formula="of:=MIN([$optimize_tfidf_split0_level5.B163];[$optimize_tfidf_split1_level5.B163];[$optimize_tfidf_split2_level5.B163];[$optimize_tfidf_split3_level5.B163];[$optimize_tfidf_split4_level5.B163];[$optimize_tfidf_split5_level5.B163];[$optimize_tfidf_split6_level5.B163];[$optimize_tfidf_split7_level5.B163];[$optimize_tfidf_split8_level5.B163];[$optimize_tfidf_split9_level5.B163])" office:value-type="float" office:value="0.05" calcext:value-type="float">
            <text:p>0.05</text:p>
          </table:table-cell>
          <table:table-cell table:formula="of:=MIN([$optimize_tfidf_split0_level5.C163];[$optimize_tfidf_split1_level5.C163];[$optimize_tfidf_split2_level5.C163];[$optimize_tfidf_split3_level5.C163];[$optimize_tfidf_split4_level5.C163];[$optimize_tfidf_split5_level5.C163];[$optimize_tfidf_split6_level5.C163];[$optimize_tfidf_split7_level5.C163];[$optimize_tfidf_split8_level5.C163];[$optimize_tfidf_split9_level5.C163])" office:value-type="float" office:value="0.2382" calcext:value-type="float">
            <text:p>0.2382</text:p>
          </table:table-cell>
          <table:table-cell table:formula="of:=MIN([$optimize_tfidf_split0_level5.D163];[$optimize_tfidf_split1_level5.D163];[$optimize_tfidf_split2_level5.D163];[$optimize_tfidf_split3_level5.D163];[$optimize_tfidf_split4_level5.D163];[$optimize_tfidf_split5_level5.D163];[$optimize_tfidf_split6_level5.D163];[$optimize_tfidf_split7_level5.D163];[$optimize_tfidf_split8_level5.D163];[$optimize_tfidf_split9_level5.D163])" office:value-type="float" office:value="0.6063" calcext:value-type="float">
            <text:p>0.6063</text:p>
          </table:table-cell>
          <table:table-cell table:formula="of:=MIN([$optimize_tfidf_split0_level5.E163];[$optimize_tfidf_split1_level5.E163];[$optimize_tfidf_split2_level5.E163];[$optimize_tfidf_split3_level5.E163];[$optimize_tfidf_split4_level5.E163];[$optimize_tfidf_split5_level5.E163];[$optimize_tfidf_split6_level5.E163];[$optimize_tfidf_split7_level5.E163];[$optimize_tfidf_split8_level5.E163];[$optimize_tfidf_split9_level5.E163])" office:value-type="float" office:value="0.3055" calcext:value-type="float">
            <text:p>0.3055</text:p>
          </table:table-cell>
        </table:table-row>
        <table:table-row table:style-name="ro1">
          <table:table-cell table:formula="of:=MIN([$optimize_tfidf_split0_level5.A183];[$optimize_tfidf_split1_level5.A183];[$optimize_tfidf_split2_level5.A183];[$optimize_tfidf_split3_level5.A183];[$optimize_tfidf_split4_level5.A183];[$optimize_tfidf_split5_level5.A183];[$optimize_tfidf_split6_level5.A183];[$optimize_tfidf_split7_level5.A183];[$optimize_tfidf_split8_level5.A183];[$optimize_tfidf_split9_level5.A183])" office:value-type="float" office:value="10" calcext:value-type="float">
            <text:p>10</text:p>
          </table:table-cell>
          <table:table-cell table:formula="of:=MIN([$optimize_tfidf_split0_level5.B183];[$optimize_tfidf_split1_level5.B183];[$optimize_tfidf_split2_level5.B183];[$optimize_tfidf_split3_level5.B183];[$optimize_tfidf_split4_level5.B183];[$optimize_tfidf_split5_level5.B183];[$optimize_tfidf_split6_level5.B183];[$optimize_tfidf_split7_level5.B183];[$optimize_tfidf_split8_level5.B183];[$optimize_tfidf_split9_level5.B183])" office:value-type="float" office:value="0.05" calcext:value-type="float">
            <text:p>0.05</text:p>
          </table:table-cell>
          <table:table-cell table:formula="of:=MIN([$optimize_tfidf_split0_level5.C183];[$optimize_tfidf_split1_level5.C183];[$optimize_tfidf_split2_level5.C183];[$optimize_tfidf_split3_level5.C183];[$optimize_tfidf_split4_level5.C183];[$optimize_tfidf_split5_level5.C183];[$optimize_tfidf_split6_level5.C183];[$optimize_tfidf_split7_level5.C183];[$optimize_tfidf_split8_level5.C183];[$optimize_tfidf_split9_level5.C183])" office:value-type="float" office:value="0.2382" calcext:value-type="float">
            <text:p>0.2382</text:p>
          </table:table-cell>
          <table:table-cell table:formula="of:=MIN([$optimize_tfidf_split0_level5.D183];[$optimize_tfidf_split1_level5.D183];[$optimize_tfidf_split2_level5.D183];[$optimize_tfidf_split3_level5.D183];[$optimize_tfidf_split4_level5.D183];[$optimize_tfidf_split5_level5.D183];[$optimize_tfidf_split6_level5.D183];[$optimize_tfidf_split7_level5.D183];[$optimize_tfidf_split8_level5.D183];[$optimize_tfidf_split9_level5.D183])" office:value-type="float" office:value="0.6063" calcext:value-type="float">
            <text:p>0.6063</text:p>
          </table:table-cell>
          <table:table-cell table:formula="of:=MIN([$optimize_tfidf_split0_level5.E183];[$optimize_tfidf_split1_level5.E183];[$optimize_tfidf_split2_level5.E183];[$optimize_tfidf_split3_level5.E183];[$optimize_tfidf_split4_level5.E183];[$optimize_tfidf_split5_level5.E183];[$optimize_tfidf_split6_level5.E183];[$optimize_tfidf_split7_level5.E183];[$optimize_tfidf_split8_level5.E183];[$optimize_tfidf_split9_level5.E183])" office:value-type="float" office:value="0.3055" calcext:value-type="float">
            <text:p>0.3055</text:p>
          </table:table-cell>
        </table:table-row>
        <table:table-row table:style-name="ro1">
          <table:table-cell table:formula="of:=MIN([$optimize_tfidf_split0_level5.A203];[$optimize_tfidf_split1_level5.A203];[$optimize_tfidf_split2_level5.A203];[$optimize_tfidf_split3_level5.A203];[$optimize_tfidf_split4_level5.A203];[$optimize_tfidf_split5_level5.A203];[$optimize_tfidf_split6_level5.A203];[$optimize_tfidf_split7_level5.A203];[$optimize_tfidf_split8_level5.A203];[$optimize_tfidf_split9_level5.A203])" office:value-type="float" office:value="11" calcext:value-type="float">
            <text:p>11</text:p>
          </table:table-cell>
          <table:table-cell table:formula="of:=MIN([$optimize_tfidf_split0_level5.B203];[$optimize_tfidf_split1_level5.B203];[$optimize_tfidf_split2_level5.B203];[$optimize_tfidf_split3_level5.B203];[$optimize_tfidf_split4_level5.B203];[$optimize_tfidf_split5_level5.B203];[$optimize_tfidf_split6_level5.B203];[$optimize_tfidf_split7_level5.B203];[$optimize_tfidf_split8_level5.B203];[$optimize_tfidf_split9_level5.B203])" office:value-type="float" office:value="0.05" calcext:value-type="float">
            <text:p>0.05</text:p>
          </table:table-cell>
          <table:table-cell table:formula="of:=MIN([$optimize_tfidf_split0_level5.C203];[$optimize_tfidf_split1_level5.C203];[$optimize_tfidf_split2_level5.C203];[$optimize_tfidf_split3_level5.C203];[$optimize_tfidf_split4_level5.C203];[$optimize_tfidf_split5_level5.C203];[$optimize_tfidf_split6_level5.C203];[$optimize_tfidf_split7_level5.C203];[$optimize_tfidf_split8_level5.C203];[$optimize_tfidf_split9_level5.C203])" office:value-type="float" office:value="0.2382" calcext:value-type="float">
            <text:p>0.2382</text:p>
          </table:table-cell>
          <table:table-cell table:formula="of:=MIN([$optimize_tfidf_split0_level5.D203];[$optimize_tfidf_split1_level5.D203];[$optimize_tfidf_split2_level5.D203];[$optimize_tfidf_split3_level5.D203];[$optimize_tfidf_split4_level5.D203];[$optimize_tfidf_split5_level5.D203];[$optimize_tfidf_split6_level5.D203];[$optimize_tfidf_split7_level5.D203];[$optimize_tfidf_split8_level5.D203];[$optimize_tfidf_split9_level5.D203])" office:value-type="float" office:value="0.6063" calcext:value-type="float">
            <text:p>0.6063</text:p>
          </table:table-cell>
          <table:table-cell table:formula="of:=MIN([$optimize_tfidf_split0_level5.E203];[$optimize_tfidf_split1_level5.E203];[$optimize_tfidf_split2_level5.E203];[$optimize_tfidf_split3_level5.E203];[$optimize_tfidf_split4_level5.E203];[$optimize_tfidf_split5_level5.E203];[$optimize_tfidf_split6_level5.E203];[$optimize_tfidf_split7_level5.E203];[$optimize_tfidf_split8_level5.E203];[$optimize_tfidf_split9_level5.E203])" office:value-type="float" office:value="0.3055" calcext:value-type="float">
            <text:p>0.3055</text:p>
          </table:table-cell>
        </table:table-row>
        <table:table-row table:style-name="ro1">
          <table:table-cell table:formula="of:=MIN([$optimize_tfidf_split0_level5.A223];[$optimize_tfidf_split1_level5.A223];[$optimize_tfidf_split2_level5.A223];[$optimize_tfidf_split3_level5.A223];[$optimize_tfidf_split4_level5.A223];[$optimize_tfidf_split5_level5.A223];[$optimize_tfidf_split6_level5.A223];[$optimize_tfidf_split7_level5.A223];[$optimize_tfidf_split8_level5.A223];[$optimize_tfidf_split9_level5.A223])" office:value-type="float" office:value="12" calcext:value-type="float">
            <text:p>12</text:p>
          </table:table-cell>
          <table:table-cell table:formula="of:=MIN([$optimize_tfidf_split0_level5.B223];[$optimize_tfidf_split1_level5.B223];[$optimize_tfidf_split2_level5.B223];[$optimize_tfidf_split3_level5.B223];[$optimize_tfidf_split4_level5.B223];[$optimize_tfidf_split5_level5.B223];[$optimize_tfidf_split6_level5.B223];[$optimize_tfidf_split7_level5.B223];[$optimize_tfidf_split8_level5.B223];[$optimize_tfidf_split9_level5.B223])" office:value-type="float" office:value="0.05" calcext:value-type="float">
            <text:p>0.05</text:p>
          </table:table-cell>
          <table:table-cell table:formula="of:=MIN([$optimize_tfidf_split0_level5.C223];[$optimize_tfidf_split1_level5.C223];[$optimize_tfidf_split2_level5.C223];[$optimize_tfidf_split3_level5.C223];[$optimize_tfidf_split4_level5.C223];[$optimize_tfidf_split5_level5.C223];[$optimize_tfidf_split6_level5.C223];[$optimize_tfidf_split7_level5.C223];[$optimize_tfidf_split8_level5.C223];[$optimize_tfidf_split9_level5.C223])" office:value-type="float" office:value="0.2382" calcext:value-type="float">
            <text:p>0.2382</text:p>
          </table:table-cell>
          <table:table-cell table:formula="of:=MIN([$optimize_tfidf_split0_level5.D223];[$optimize_tfidf_split1_level5.D223];[$optimize_tfidf_split2_level5.D223];[$optimize_tfidf_split3_level5.D223];[$optimize_tfidf_split4_level5.D223];[$optimize_tfidf_split5_level5.D223];[$optimize_tfidf_split6_level5.D223];[$optimize_tfidf_split7_level5.D223];[$optimize_tfidf_split8_level5.D223];[$optimize_tfidf_split9_level5.D223])" office:value-type="float" office:value="0.6063" calcext:value-type="float">
            <text:p>0.6063</text:p>
          </table:table-cell>
          <table:table-cell table:formula="of:=MIN([$optimize_tfidf_split0_level5.E223];[$optimize_tfidf_split1_level5.E223];[$optimize_tfidf_split2_level5.E223];[$optimize_tfidf_split3_level5.E223];[$optimize_tfidf_split4_level5.E223];[$optimize_tfidf_split5_level5.E223];[$optimize_tfidf_split6_level5.E223];[$optimize_tfidf_split7_level5.E223];[$optimize_tfidf_split8_level5.E223];[$optimize_tfidf_split9_level5.E223])" office:value-type="float" office:value="0.3055" calcext:value-type="float">
            <text:p>0.3055</text:p>
          </table:table-cell>
        </table:table-row>
        <table:table-row table:style-name="ro1">
          <table:table-cell table:formula="of:=MIN([$optimize_tfidf_split0_level5.A243];[$optimize_tfidf_split1_level5.A243];[$optimize_tfidf_split2_level5.A243];[$optimize_tfidf_split3_level5.A243];[$optimize_tfidf_split4_level5.A243];[$optimize_tfidf_split5_level5.A243];[$optimize_tfidf_split6_level5.A243];[$optimize_tfidf_split7_level5.A243];[$optimize_tfidf_split8_level5.A243];[$optimize_tfidf_split9_level5.A243])" office:value-type="float" office:value="13" calcext:value-type="float">
            <text:p>13</text:p>
          </table:table-cell>
          <table:table-cell table:formula="of:=MIN([$optimize_tfidf_split0_level5.B243];[$optimize_tfidf_split1_level5.B243];[$optimize_tfidf_split2_level5.B243];[$optimize_tfidf_split3_level5.B243];[$optimize_tfidf_split4_level5.B243];[$optimize_tfidf_split5_level5.B243];[$optimize_tfidf_split6_level5.B243];[$optimize_tfidf_split7_level5.B243];[$optimize_tfidf_split8_level5.B243];[$optimize_tfidf_split9_level5.B243])" office:value-type="float" office:value="0.05" calcext:value-type="float">
            <text:p>0.05</text:p>
          </table:table-cell>
          <table:table-cell table:formula="of:=MIN([$optimize_tfidf_split0_level5.C243];[$optimize_tfidf_split1_level5.C243];[$optimize_tfidf_split2_level5.C243];[$optimize_tfidf_split3_level5.C243];[$optimize_tfidf_split4_level5.C243];[$optimize_tfidf_split5_level5.C243];[$optimize_tfidf_split6_level5.C243];[$optimize_tfidf_split7_level5.C243];[$optimize_tfidf_split8_level5.C243];[$optimize_tfidf_split9_level5.C243])" office:value-type="float" office:value="0.2382" calcext:value-type="float">
            <text:p>0.2382</text:p>
          </table:table-cell>
          <table:table-cell table:formula="of:=MIN([$optimize_tfidf_split0_level5.D243];[$optimize_tfidf_split1_level5.D243];[$optimize_tfidf_split2_level5.D243];[$optimize_tfidf_split3_level5.D243];[$optimize_tfidf_split4_level5.D243];[$optimize_tfidf_split5_level5.D243];[$optimize_tfidf_split6_level5.D243];[$optimize_tfidf_split7_level5.D243];[$optimize_tfidf_split8_level5.D243];[$optimize_tfidf_split9_level5.D243])" office:value-type="float" office:value="0.6063" calcext:value-type="float">
            <text:p>0.6063</text:p>
          </table:table-cell>
          <table:table-cell table:formula="of:=MIN([$optimize_tfidf_split0_level5.E243];[$optimize_tfidf_split1_level5.E243];[$optimize_tfidf_split2_level5.E243];[$optimize_tfidf_split3_level5.E243];[$optimize_tfidf_split4_level5.E243];[$optimize_tfidf_split5_level5.E243];[$optimize_tfidf_split6_level5.E243];[$optimize_tfidf_split7_level5.E243];[$optimize_tfidf_split8_level5.E243];[$optimize_tfidf_split9_level5.E243])" office:value-type="float" office:value="0.3055" calcext:value-type="float">
            <text:p>0.3055</text:p>
          </table:table-cell>
        </table:table-row>
        <table:table-row table:style-name="ro1">
          <table:table-cell table:formula="of:=MIN([$optimize_tfidf_split0_level5.A263];[$optimize_tfidf_split1_level5.A263];[$optimize_tfidf_split2_level5.A263];[$optimize_tfidf_split3_level5.A263];[$optimize_tfidf_split4_level5.A263];[$optimize_tfidf_split5_level5.A263];[$optimize_tfidf_split6_level5.A263];[$optimize_tfidf_split7_level5.A263];[$optimize_tfidf_split8_level5.A263];[$optimize_tfidf_split9_level5.A263])" office:value-type="float" office:value="14" calcext:value-type="float">
            <text:p>14</text:p>
          </table:table-cell>
          <table:table-cell table:formula="of:=MIN([$optimize_tfidf_split0_level5.B263];[$optimize_tfidf_split1_level5.B263];[$optimize_tfidf_split2_level5.B263];[$optimize_tfidf_split3_level5.B263];[$optimize_tfidf_split4_level5.B263];[$optimize_tfidf_split5_level5.B263];[$optimize_tfidf_split6_level5.B263];[$optimize_tfidf_split7_level5.B263];[$optimize_tfidf_split8_level5.B263];[$optimize_tfidf_split9_level5.B263])" office:value-type="float" office:value="0.05" calcext:value-type="float">
            <text:p>0.05</text:p>
          </table:table-cell>
          <table:table-cell table:formula="of:=MIN([$optimize_tfidf_split0_level5.C263];[$optimize_tfidf_split1_level5.C263];[$optimize_tfidf_split2_level5.C263];[$optimize_tfidf_split3_level5.C263];[$optimize_tfidf_split4_level5.C263];[$optimize_tfidf_split5_level5.C263];[$optimize_tfidf_split6_level5.C263];[$optimize_tfidf_split7_level5.C263];[$optimize_tfidf_split8_level5.C263];[$optimize_tfidf_split9_level5.C263])" office:value-type="float" office:value="0.2382" calcext:value-type="float">
            <text:p>0.2382</text:p>
          </table:table-cell>
          <table:table-cell table:formula="of:=MIN([$optimize_tfidf_split0_level5.D263];[$optimize_tfidf_split1_level5.D263];[$optimize_tfidf_split2_level5.D263];[$optimize_tfidf_split3_level5.D263];[$optimize_tfidf_split4_level5.D263];[$optimize_tfidf_split5_level5.D263];[$optimize_tfidf_split6_level5.D263];[$optimize_tfidf_split7_level5.D263];[$optimize_tfidf_split8_level5.D263];[$optimize_tfidf_split9_level5.D263])" office:value-type="float" office:value="0.6063" calcext:value-type="float">
            <text:p>0.6063</text:p>
          </table:table-cell>
          <table:table-cell table:formula="of:=MIN([$optimize_tfidf_split0_level5.E263];[$optimize_tfidf_split1_level5.E263];[$optimize_tfidf_split2_level5.E263];[$optimize_tfidf_split3_level5.E263];[$optimize_tfidf_split4_level5.E263];[$optimize_tfidf_split5_level5.E263];[$optimize_tfidf_split6_level5.E263];[$optimize_tfidf_split7_level5.E263];[$optimize_tfidf_split8_level5.E263];[$optimize_tfidf_split9_level5.E263])" office:value-type="float" office:value="0.3055" calcext:value-type="float">
            <text:p>0.3055</text:p>
          </table:table-cell>
        </table:table-row>
        <table:table-row table:style-name="ro1">
          <table:table-cell table:formula="of:=MIN([$optimize_tfidf_split0_level5.A283];[$optimize_tfidf_split1_level5.A283];[$optimize_tfidf_split2_level5.A283];[$optimize_tfidf_split3_level5.A283];[$optimize_tfidf_split4_level5.A283];[$optimize_tfidf_split5_level5.A283];[$optimize_tfidf_split6_level5.A283];[$optimize_tfidf_split7_level5.A283];[$optimize_tfidf_split8_level5.A283];[$optimize_tfidf_split9_level5.A283])" office:value-type="float" office:value="15" calcext:value-type="float">
            <text:p>15</text:p>
          </table:table-cell>
          <table:table-cell table:formula="of:=MIN([$optimize_tfidf_split0_level5.B283];[$optimize_tfidf_split1_level5.B283];[$optimize_tfidf_split2_level5.B283];[$optimize_tfidf_split3_level5.B283];[$optimize_tfidf_split4_level5.B283];[$optimize_tfidf_split5_level5.B283];[$optimize_tfidf_split6_level5.B283];[$optimize_tfidf_split7_level5.B283];[$optimize_tfidf_split8_level5.B283];[$optimize_tfidf_split9_level5.B283])" office:value-type="float" office:value="0.05" calcext:value-type="float">
            <text:p>0.05</text:p>
          </table:table-cell>
          <table:table-cell table:formula="of:=MIN([$optimize_tfidf_split0_level5.C283];[$optimize_tfidf_split1_level5.C283];[$optimize_tfidf_split2_level5.C283];[$optimize_tfidf_split3_level5.C283];[$optimize_tfidf_split4_level5.C283];[$optimize_tfidf_split5_level5.C283];[$optimize_tfidf_split6_level5.C283];[$optimize_tfidf_split7_level5.C283];[$optimize_tfidf_split8_level5.C283];[$optimize_tfidf_split9_level5.C283])" office:value-type="float" office:value="0.2382" calcext:value-type="float">
            <text:p>0.2382</text:p>
          </table:table-cell>
          <table:table-cell table:formula="of:=MIN([$optimize_tfidf_split0_level5.D283];[$optimize_tfidf_split1_level5.D283];[$optimize_tfidf_split2_level5.D283];[$optimize_tfidf_split3_level5.D283];[$optimize_tfidf_split4_level5.D283];[$optimize_tfidf_split5_level5.D283];[$optimize_tfidf_split6_level5.D283];[$optimize_tfidf_split7_level5.D283];[$optimize_tfidf_split8_level5.D283];[$optimize_tfidf_split9_level5.D283])" office:value-type="float" office:value="0.6063" calcext:value-type="float">
            <text:p>0.6063</text:p>
          </table:table-cell>
          <table:table-cell table:formula="of:=MIN([$optimize_tfidf_split0_level5.E283];[$optimize_tfidf_split1_level5.E283];[$optimize_tfidf_split2_level5.E283];[$optimize_tfidf_split3_level5.E283];[$optimize_tfidf_split4_level5.E283];[$optimize_tfidf_split5_level5.E283];[$optimize_tfidf_split6_level5.E283];[$optimize_tfidf_split7_level5.E283];[$optimize_tfidf_split8_level5.E283];[$optimize_tfidf_split9_level5.E283])" office:value-type="float" office:value="0.3055" calcext:value-type="float">
            <text:p>0.3055</text:p>
          </table:table-cell>
        </table:table-row>
        <table:table-row table:style-name="ro1">
          <table:table-cell table:formula="of:=MIN([$optimize_tfidf_split0_level5.A4];[$optimize_tfidf_split1_level5.A4];[$optimize_tfidf_split2_level5.A4];[$optimize_tfidf_split3_level5.A4];[$optimize_tfidf_split4_level5.A4];[$optimize_tfidf_split5_level5.A4];[$optimize_tfidf_split6_level5.A4];[$optimize_tfidf_split7_level5.A4];[$optimize_tfidf_split8_level5.A4];[$optimize_tfidf_split9_level5.A4])" office:value-type="float" office:value="1" calcext:value-type="float">
            <text:p>1</text:p>
          </table:table-cell>
          <table:table-cell table:formula="of:=MIN([$optimize_tfidf_split0_level5.B4];[$optimize_tfidf_split1_level5.B4];[$optimize_tfidf_split2_level5.B4];[$optimize_tfidf_split3_level5.B4];[$optimize_tfidf_split4_level5.B4];[$optimize_tfidf_split5_level5.B4];[$optimize_tfidf_split6_level5.B4];[$optimize_tfidf_split7_level5.B4];[$optimize_tfidf_split8_level5.B4];[$optimize_tfidf_split9_level5.B4])" office:value-type="float" office:value="0.1" calcext:value-type="float">
            <text:p>0.1</text:p>
          </table:table-cell>
          <table:table-cell table:formula="of:=MIN([$optimize_tfidf_split0_level5.C4];[$optimize_tfidf_split1_level5.C4];[$optimize_tfidf_split2_level5.C4];[$optimize_tfidf_split3_level5.C4];[$optimize_tfidf_split4_level5.C4];[$optimize_tfidf_split5_level5.C4];[$optimize_tfidf_split6_level5.C4];[$optimize_tfidf_split7_level5.C4];[$optimize_tfidf_split8_level5.C4];[$optimize_tfidf_split9_level5.C4])" office:value-type="float" office:value="0.6005" calcext:value-type="float">
            <text:p>0.6005</text:p>
          </table:table-cell>
          <table:table-cell table:formula="of:=MIN([$optimize_tfidf_split0_level5.D4];[$optimize_tfidf_split1_level5.D4];[$optimize_tfidf_split2_level5.D4];[$optimize_tfidf_split3_level5.D4];[$optimize_tfidf_split4_level5.D4];[$optimize_tfidf_split5_level5.D4];[$optimize_tfidf_split6_level5.D4];[$optimize_tfidf_split7_level5.D4];[$optimize_tfidf_split8_level5.D4];[$optimize_tfidf_split9_level5.D4])" office:value-type="float" office:value="0.4309" calcext:value-type="float">
            <text:p>0.4309</text:p>
          </table:table-cell>
          <table:table-cell table:formula="of:=MIN([$optimize_tfidf_split0_level5.E4];[$optimize_tfidf_split1_level5.E4];[$optimize_tfidf_split2_level5.E4];[$optimize_tfidf_split3_level5.E4];[$optimize_tfidf_split4_level5.E4];[$optimize_tfidf_split5_level5.E4];[$optimize_tfidf_split6_level5.E4];[$optimize_tfidf_split7_level5.E4];[$optimize_tfidf_split8_level5.E4];[$optimize_tfidf_split9_level5.E4])" office:value-type="float" office:value="0.4678" calcext:value-type="float">
            <text:p>0.4678</text:p>
          </table:table-cell>
        </table:table-row>
        <table:table-row table:style-name="ro1">
          <table:table-cell table:formula="of:=MIN([$optimize_tfidf_split0_level5.A24];[$optimize_tfidf_split1_level5.A24];[$optimize_tfidf_split2_level5.A24];[$optimize_tfidf_split3_level5.A24];[$optimize_tfidf_split4_level5.A24];[$optimize_tfidf_split5_level5.A24];[$optimize_tfidf_split6_level5.A24];[$optimize_tfidf_split7_level5.A24];[$optimize_tfidf_split8_level5.A24];[$optimize_tfidf_split9_level5.A24])" office:value-type="float" office:value="2" calcext:value-type="float">
            <text:p>2</text:p>
          </table:table-cell>
          <table:table-cell table:formula="of:=MIN([$optimize_tfidf_split0_level5.B24];[$optimize_tfidf_split1_level5.B24];[$optimize_tfidf_split2_level5.B24];[$optimize_tfidf_split3_level5.B24];[$optimize_tfidf_split4_level5.B24];[$optimize_tfidf_split5_level5.B24];[$optimize_tfidf_split6_level5.B24];[$optimize_tfidf_split7_level5.B24];[$optimize_tfidf_split8_level5.B24];[$optimize_tfidf_split9_level5.B24])" office:value-type="float" office:value="0.1" calcext:value-type="float">
            <text:p>0.1</text:p>
          </table:table-cell>
          <table:table-cell table:formula="of:=MIN([$optimize_tfidf_split0_level5.C24];[$optimize_tfidf_split1_level5.C24];[$optimize_tfidf_split2_level5.C24];[$optimize_tfidf_split3_level5.C24];[$optimize_tfidf_split4_level5.C24];[$optimize_tfidf_split5_level5.C24];[$optimize_tfidf_split6_level5.C24];[$optimize_tfidf_split7_level5.C24];[$optimize_tfidf_split8_level5.C24];[$optimize_tfidf_split9_level5.C24])" office:value-type="float" office:value="0.4217" calcext:value-type="float">
            <text:p>0.4217</text:p>
          </table:table-cell>
          <table:table-cell table:formula="of:=MIN([$optimize_tfidf_split0_level5.D24];[$optimize_tfidf_split1_level5.D24];[$optimize_tfidf_split2_level5.D24];[$optimize_tfidf_split3_level5.D24];[$optimize_tfidf_split4_level5.D24];[$optimize_tfidf_split5_level5.D24];[$optimize_tfidf_split6_level5.D24];[$optimize_tfidf_split7_level5.D24];[$optimize_tfidf_split8_level5.D24];[$optimize_tfidf_split9_level5.D24])" office:value-type="float" office:value="0.5141" calcext:value-type="float">
            <text:p>0.5141</text:p>
          </table:table-cell>
          <table:table-cell table:formula="of:=MIN([$optimize_tfidf_split0_level5.E24];[$optimize_tfidf_split1_level5.E24];[$optimize_tfidf_split2_level5.E24];[$optimize_tfidf_split3_level5.E24];[$optimize_tfidf_split4_level5.E24];[$optimize_tfidf_split5_level5.E24];[$optimize_tfidf_split6_level5.E24];[$optimize_tfidf_split7_level5.E24];[$optimize_tfidf_split8_level5.E24];[$optimize_tfidf_split9_level5.E24])" office:value-type="float" office:value="0.4176" calcext:value-type="float">
            <text:p>0.4176</text:p>
          </table:table-cell>
        </table:table-row>
        <table:table-row table:style-name="ro1">
          <table:table-cell table:formula="of:=MIN([$optimize_tfidf_split0_level5.A44];[$optimize_tfidf_split1_level5.A44];[$optimize_tfidf_split2_level5.A44];[$optimize_tfidf_split3_level5.A44];[$optimize_tfidf_split4_level5.A44];[$optimize_tfidf_split5_level5.A44];[$optimize_tfidf_split6_level5.A44];[$optimize_tfidf_split7_level5.A44];[$optimize_tfidf_split8_level5.A44];[$optimize_tfidf_split9_level5.A44])" office:value-type="float" office:value="3" calcext:value-type="float">
            <text:p>3</text:p>
          </table:table-cell>
          <table:table-cell table:formula="of:=MIN([$optimize_tfidf_split0_level5.B44];[$optimize_tfidf_split1_level5.B44];[$optimize_tfidf_split2_level5.B44];[$optimize_tfidf_split3_level5.B44];[$optimize_tfidf_split4_level5.B44];[$optimize_tfidf_split5_level5.B44];[$optimize_tfidf_split6_level5.B44];[$optimize_tfidf_split7_level5.B44];[$optimize_tfidf_split8_level5.B44];[$optimize_tfidf_split9_level5.B44])" office:value-type="float" office:value="0.1" calcext:value-type="float">
            <text:p>0.1</text:p>
          </table:table-cell>
          <table:table-cell table:formula="of:=MIN([$optimize_tfidf_split0_level5.C44];[$optimize_tfidf_split1_level5.C44];[$optimize_tfidf_split2_level5.C44];[$optimize_tfidf_split3_level5.C44];[$optimize_tfidf_split4_level5.C44];[$optimize_tfidf_split5_level5.C44];[$optimize_tfidf_split6_level5.C44];[$optimize_tfidf_split7_level5.C44];[$optimize_tfidf_split8_level5.C44];[$optimize_tfidf_split9_level5.C44])" office:value-type="float" office:value="0.3359" calcext:value-type="float">
            <text:p>0.3359</text:p>
          </table:table-cell>
          <table:table-cell table:formula="of:=MIN([$optimize_tfidf_split0_level5.D44];[$optimize_tfidf_split1_level5.D44];[$optimize_tfidf_split2_level5.D44];[$optimize_tfidf_split3_level5.D44];[$optimize_tfidf_split4_level5.D44];[$optimize_tfidf_split5_level5.D44];[$optimize_tfidf_split6_level5.D44];[$optimize_tfidf_split7_level5.D44];[$optimize_tfidf_split8_level5.D44];[$optimize_tfidf_split9_level5.D44])" office:value-type="float" office:value="0.5563" calcext:value-type="float">
            <text:p>0.5563</text:p>
          </table:table-cell>
          <table:table-cell table:formula="of:=MIN([$optimize_tfidf_split0_level5.E44];[$optimize_tfidf_split1_level5.E44];[$optimize_tfidf_split2_level5.E44];[$optimize_tfidf_split3_level5.E44];[$optimize_tfidf_split4_level5.E44];[$optimize_tfidf_split5_level5.E44];[$optimize_tfidf_split6_level5.E44];[$optimize_tfidf_split7_level5.E44];[$optimize_tfidf_split8_level5.E44];[$optimize_tfidf_split9_level5.E44])" office:value-type="float" office:value="0.3725" calcext:value-type="float">
            <text:p>0.3725</text:p>
          </table:table-cell>
        </table:table-row>
        <table:table-row table:style-name="ro1">
          <table:table-cell table:formula="of:=MIN([$optimize_tfidf_split0_level5.A64];[$optimize_tfidf_split1_level5.A64];[$optimize_tfidf_split2_level5.A64];[$optimize_tfidf_split3_level5.A64];[$optimize_tfidf_split4_level5.A64];[$optimize_tfidf_split5_level5.A64];[$optimize_tfidf_split6_level5.A64];[$optimize_tfidf_split7_level5.A64];[$optimize_tfidf_split8_level5.A64];[$optimize_tfidf_split9_level5.A64])" office:value-type="float" office:value="4" calcext:value-type="float">
            <text:p>4</text:p>
          </table:table-cell>
          <table:table-cell table:formula="of:=MIN([$optimize_tfidf_split0_level5.B64];[$optimize_tfidf_split1_level5.B64];[$optimize_tfidf_split2_level5.B64];[$optimize_tfidf_split3_level5.B64];[$optimize_tfidf_split4_level5.B64];[$optimize_tfidf_split5_level5.B64];[$optimize_tfidf_split6_level5.B64];[$optimize_tfidf_split7_level5.B64];[$optimize_tfidf_split8_level5.B64];[$optimize_tfidf_split9_level5.B64])" office:value-type="float" office:value="0.1" calcext:value-type="float">
            <text:p>0.1</text:p>
          </table:table-cell>
          <table:table-cell table:formula="of:=MIN([$optimize_tfidf_split0_level5.C64];[$optimize_tfidf_split1_level5.C64];[$optimize_tfidf_split2_level5.C64];[$optimize_tfidf_split3_level5.C64];[$optimize_tfidf_split4_level5.C64];[$optimize_tfidf_split5_level5.C64];[$optimize_tfidf_split6_level5.C64];[$optimize_tfidf_split7_level5.C64];[$optimize_tfidf_split8_level5.C64];[$optimize_tfidf_split9_level5.C64])" office:value-type="float" office:value="0.2809" calcext:value-type="float">
            <text:p>0.2809</text:p>
          </table:table-cell>
          <table:table-cell table:formula="of:=MIN([$optimize_tfidf_split0_level5.D64];[$optimize_tfidf_split1_level5.D64];[$optimize_tfidf_split2_level5.D64];[$optimize_tfidf_split3_level5.D64];[$optimize_tfidf_split4_level5.D64];[$optimize_tfidf_split5_level5.D64];[$optimize_tfidf_split6_level5.D64];[$optimize_tfidf_split7_level5.D64];[$optimize_tfidf_split8_level5.D64];[$optimize_tfidf_split9_level5.D64])" office:value-type="float" office:value="0.5887" calcext:value-type="float">
            <text:p>0.5887</text:p>
          </table:table-cell>
          <table:table-cell table:formula="of:=MIN([$optimize_tfidf_split0_level5.E64];[$optimize_tfidf_split1_level5.E64];[$optimize_tfidf_split2_level5.E64];[$optimize_tfidf_split3_level5.E64];[$optimize_tfidf_split4_level5.E64];[$optimize_tfidf_split5_level5.E64];[$optimize_tfidf_split6_level5.E64];[$optimize_tfidf_split7_level5.E64];[$optimize_tfidf_split8_level5.E64];[$optimize_tfidf_split9_level5.E64])" office:value-type="float" office:value="0.338" calcext:value-type="float">
            <text:p>0.338</text:p>
          </table:table-cell>
        </table:table-row>
        <table:table-row table:style-name="ro1">
          <table:table-cell table:formula="of:=MIN([$optimize_tfidf_split0_level5.A84];[$optimize_tfidf_split1_level5.A84];[$optimize_tfidf_split2_level5.A84];[$optimize_tfidf_split3_level5.A84];[$optimize_tfidf_split4_level5.A84];[$optimize_tfidf_split5_level5.A84];[$optimize_tfidf_split6_level5.A84];[$optimize_tfidf_split7_level5.A84];[$optimize_tfidf_split8_level5.A84];[$optimize_tfidf_split9_level5.A84])" office:value-type="float" office:value="5" calcext:value-type="float">
            <text:p>5</text:p>
          </table:table-cell>
          <table:table-cell table:formula="of:=MIN([$optimize_tfidf_split0_level5.B84];[$optimize_tfidf_split1_level5.B84];[$optimize_tfidf_split2_level5.B84];[$optimize_tfidf_split3_level5.B84];[$optimize_tfidf_split4_level5.B84];[$optimize_tfidf_split5_level5.B84];[$optimize_tfidf_split6_level5.B84];[$optimize_tfidf_split7_level5.B84];[$optimize_tfidf_split8_level5.B84];[$optimize_tfidf_split9_level5.B84])" office:value-type="float" office:value="0.1" calcext:value-type="float">
            <text:p>0.1</text:p>
          </table:table-cell>
          <table:table-cell table:formula="of:=MIN([$optimize_tfidf_split0_level5.C84];[$optimize_tfidf_split1_level5.C84];[$optimize_tfidf_split2_level5.C84];[$optimize_tfidf_split3_level5.C84];[$optimize_tfidf_split4_level5.C84];[$optimize_tfidf_split5_level5.C84];[$optimize_tfidf_split6_level5.C84];[$optimize_tfidf_split7_level5.C84];[$optimize_tfidf_split8_level5.C84];[$optimize_tfidf_split9_level5.C84])" office:value-type="float" office:value="0.2398" calcext:value-type="float">
            <text:p>0.2398</text:p>
          </table:table-cell>
          <table:table-cell table:formula="of:=MIN([$optimize_tfidf_split0_level5.D84];[$optimize_tfidf_split1_level5.D84];[$optimize_tfidf_split2_level5.D84];[$optimize_tfidf_split3_level5.D84];[$optimize_tfidf_split4_level5.D84];[$optimize_tfidf_split5_level5.D84];[$optimize_tfidf_split6_level5.D84];[$optimize_tfidf_split7_level5.D84];[$optimize_tfidf_split8_level5.D84];[$optimize_tfidf_split9_level5.D84])" office:value-type="float" office:value="0.6063" calcext:value-type="float">
            <text:p>0.6063</text:p>
          </table:table-cell>
          <table:table-cell table:formula="of:=MIN([$optimize_tfidf_split0_level5.E84];[$optimize_tfidf_split1_level5.E84];[$optimize_tfidf_split2_level5.E84];[$optimize_tfidf_split3_level5.E84];[$optimize_tfidf_split4_level5.E84];[$optimize_tfidf_split5_level5.E84];[$optimize_tfidf_split6_level5.E84];[$optimize_tfidf_split7_level5.E84];[$optimize_tfidf_split8_level5.E84];[$optimize_tfidf_split9_level5.E84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104];[$optimize_tfidf_split1_level5.A104];[$optimize_tfidf_split2_level5.A104];[$optimize_tfidf_split3_level5.A104];[$optimize_tfidf_split4_level5.A104];[$optimize_tfidf_split5_level5.A104];[$optimize_tfidf_split6_level5.A104];[$optimize_tfidf_split7_level5.A104];[$optimize_tfidf_split8_level5.A104];[$optimize_tfidf_split9_level5.A104])" office:value-type="float" office:value="6" calcext:value-type="float">
            <text:p>6</text:p>
          </table:table-cell>
          <table:table-cell table:formula="of:=MIN([$optimize_tfidf_split0_level5.B104];[$optimize_tfidf_split1_level5.B104];[$optimize_tfidf_split2_level5.B104];[$optimize_tfidf_split3_level5.B104];[$optimize_tfidf_split4_level5.B104];[$optimize_tfidf_split5_level5.B104];[$optimize_tfidf_split6_level5.B104];[$optimize_tfidf_split7_level5.B104];[$optimize_tfidf_split8_level5.B104];[$optimize_tfidf_split9_level5.B104])" office:value-type="float" office:value="0.1" calcext:value-type="float">
            <text:p>0.1</text:p>
          </table:table-cell>
          <table:table-cell table:formula="of:=MIN([$optimize_tfidf_split0_level5.C104];[$optimize_tfidf_split1_level5.C104];[$optimize_tfidf_split2_level5.C104];[$optimize_tfidf_split3_level5.C104];[$optimize_tfidf_split4_level5.C104];[$optimize_tfidf_split5_level5.C104];[$optimize_tfidf_split6_level5.C104];[$optimize_tfidf_split7_level5.C104];[$optimize_tfidf_split8_level5.C104];[$optimize_tfidf_split9_level5.C104])" office:value-type="float" office:value="0.2398" calcext:value-type="float">
            <text:p>0.2398</text:p>
          </table:table-cell>
          <table:table-cell table:formula="of:=MIN([$optimize_tfidf_split0_level5.D104];[$optimize_tfidf_split1_level5.D104];[$optimize_tfidf_split2_level5.D104];[$optimize_tfidf_split3_level5.D104];[$optimize_tfidf_split4_level5.D104];[$optimize_tfidf_split5_level5.D104];[$optimize_tfidf_split6_level5.D104];[$optimize_tfidf_split7_level5.D104];[$optimize_tfidf_split8_level5.D104];[$optimize_tfidf_split9_level5.D104])" office:value-type="float" office:value="0.6063" calcext:value-type="float">
            <text:p>0.6063</text:p>
          </table:table-cell>
          <table:table-cell table:formula="of:=MIN([$optimize_tfidf_split0_level5.E104];[$optimize_tfidf_split1_level5.E104];[$optimize_tfidf_split2_level5.E104];[$optimize_tfidf_split3_level5.E104];[$optimize_tfidf_split4_level5.E104];[$optimize_tfidf_split5_level5.E104];[$optimize_tfidf_split6_level5.E104];[$optimize_tfidf_split7_level5.E104];[$optimize_tfidf_split8_level5.E104];[$optimize_tfidf_split9_level5.E104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124];[$optimize_tfidf_split1_level5.A124];[$optimize_tfidf_split2_level5.A124];[$optimize_tfidf_split3_level5.A124];[$optimize_tfidf_split4_level5.A124];[$optimize_tfidf_split5_level5.A124];[$optimize_tfidf_split6_level5.A124];[$optimize_tfidf_split7_level5.A124];[$optimize_tfidf_split8_level5.A124];[$optimize_tfidf_split9_level5.A124])" office:value-type="float" office:value="7" calcext:value-type="float">
            <text:p>7</text:p>
          </table:table-cell>
          <table:table-cell table:formula="of:=MIN([$optimize_tfidf_split0_level5.B124];[$optimize_tfidf_split1_level5.B124];[$optimize_tfidf_split2_level5.B124];[$optimize_tfidf_split3_level5.B124];[$optimize_tfidf_split4_level5.B124];[$optimize_tfidf_split5_level5.B124];[$optimize_tfidf_split6_level5.B124];[$optimize_tfidf_split7_level5.B124];[$optimize_tfidf_split8_level5.B124];[$optimize_tfidf_split9_level5.B124])" office:value-type="float" office:value="0.1" calcext:value-type="float">
            <text:p>0.1</text:p>
          </table:table-cell>
          <table:table-cell table:formula="of:=MIN([$optimize_tfidf_split0_level5.C124];[$optimize_tfidf_split1_level5.C124];[$optimize_tfidf_split2_level5.C124];[$optimize_tfidf_split3_level5.C124];[$optimize_tfidf_split4_level5.C124];[$optimize_tfidf_split5_level5.C124];[$optimize_tfidf_split6_level5.C124];[$optimize_tfidf_split7_level5.C124];[$optimize_tfidf_split8_level5.C124];[$optimize_tfidf_split9_level5.C124])" office:value-type="float" office:value="0.2398" calcext:value-type="float">
            <text:p>0.2398</text:p>
          </table:table-cell>
          <table:table-cell table:formula="of:=MIN([$optimize_tfidf_split0_level5.D124];[$optimize_tfidf_split1_level5.D124];[$optimize_tfidf_split2_level5.D124];[$optimize_tfidf_split3_level5.D124];[$optimize_tfidf_split4_level5.D124];[$optimize_tfidf_split5_level5.D124];[$optimize_tfidf_split6_level5.D124];[$optimize_tfidf_split7_level5.D124];[$optimize_tfidf_split8_level5.D124];[$optimize_tfidf_split9_level5.D124])" office:value-type="float" office:value="0.6063" calcext:value-type="float">
            <text:p>0.6063</text:p>
          </table:table-cell>
          <table:table-cell table:formula="of:=MIN([$optimize_tfidf_split0_level5.E124];[$optimize_tfidf_split1_level5.E124];[$optimize_tfidf_split2_level5.E124];[$optimize_tfidf_split3_level5.E124];[$optimize_tfidf_split4_level5.E124];[$optimize_tfidf_split5_level5.E124];[$optimize_tfidf_split6_level5.E124];[$optimize_tfidf_split7_level5.E124];[$optimize_tfidf_split8_level5.E124];[$optimize_tfidf_split9_level5.E124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144];[$optimize_tfidf_split1_level5.A144];[$optimize_tfidf_split2_level5.A144];[$optimize_tfidf_split3_level5.A144];[$optimize_tfidf_split4_level5.A144];[$optimize_tfidf_split5_level5.A144];[$optimize_tfidf_split6_level5.A144];[$optimize_tfidf_split7_level5.A144];[$optimize_tfidf_split8_level5.A144];[$optimize_tfidf_split9_level5.A144])" office:value-type="float" office:value="8" calcext:value-type="float">
            <text:p>8</text:p>
          </table:table-cell>
          <table:table-cell table:formula="of:=MIN([$optimize_tfidf_split0_level5.B144];[$optimize_tfidf_split1_level5.B144];[$optimize_tfidf_split2_level5.B144];[$optimize_tfidf_split3_level5.B144];[$optimize_tfidf_split4_level5.B144];[$optimize_tfidf_split5_level5.B144];[$optimize_tfidf_split6_level5.B144];[$optimize_tfidf_split7_level5.B144];[$optimize_tfidf_split8_level5.B144];[$optimize_tfidf_split9_level5.B144])" office:value-type="float" office:value="0.1" calcext:value-type="float">
            <text:p>0.1</text:p>
          </table:table-cell>
          <table:table-cell table:formula="of:=MIN([$optimize_tfidf_split0_level5.C144];[$optimize_tfidf_split1_level5.C144];[$optimize_tfidf_split2_level5.C144];[$optimize_tfidf_split3_level5.C144];[$optimize_tfidf_split4_level5.C144];[$optimize_tfidf_split5_level5.C144];[$optimize_tfidf_split6_level5.C144];[$optimize_tfidf_split7_level5.C144];[$optimize_tfidf_split8_level5.C144];[$optimize_tfidf_split9_level5.C144])" office:value-type="float" office:value="0.2398" calcext:value-type="float">
            <text:p>0.2398</text:p>
          </table:table-cell>
          <table:table-cell table:formula="of:=MIN([$optimize_tfidf_split0_level5.D144];[$optimize_tfidf_split1_level5.D144];[$optimize_tfidf_split2_level5.D144];[$optimize_tfidf_split3_level5.D144];[$optimize_tfidf_split4_level5.D144];[$optimize_tfidf_split5_level5.D144];[$optimize_tfidf_split6_level5.D144];[$optimize_tfidf_split7_level5.D144];[$optimize_tfidf_split8_level5.D144];[$optimize_tfidf_split9_level5.D144])" office:value-type="float" office:value="0.6063" calcext:value-type="float">
            <text:p>0.6063</text:p>
          </table:table-cell>
          <table:table-cell table:formula="of:=MIN([$optimize_tfidf_split0_level5.E144];[$optimize_tfidf_split1_level5.E144];[$optimize_tfidf_split2_level5.E144];[$optimize_tfidf_split3_level5.E144];[$optimize_tfidf_split4_level5.E144];[$optimize_tfidf_split5_level5.E144];[$optimize_tfidf_split6_level5.E144];[$optimize_tfidf_split7_level5.E144];[$optimize_tfidf_split8_level5.E144];[$optimize_tfidf_split9_level5.E144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164];[$optimize_tfidf_split1_level5.A164];[$optimize_tfidf_split2_level5.A164];[$optimize_tfidf_split3_level5.A164];[$optimize_tfidf_split4_level5.A164];[$optimize_tfidf_split5_level5.A164];[$optimize_tfidf_split6_level5.A164];[$optimize_tfidf_split7_level5.A164];[$optimize_tfidf_split8_level5.A164];[$optimize_tfidf_split9_level5.A164])" office:value-type="float" office:value="9" calcext:value-type="float">
            <text:p>9</text:p>
          </table:table-cell>
          <table:table-cell table:formula="of:=MIN([$optimize_tfidf_split0_level5.B164];[$optimize_tfidf_split1_level5.B164];[$optimize_tfidf_split2_level5.B164];[$optimize_tfidf_split3_level5.B164];[$optimize_tfidf_split4_level5.B164];[$optimize_tfidf_split5_level5.B164];[$optimize_tfidf_split6_level5.B164];[$optimize_tfidf_split7_level5.B164];[$optimize_tfidf_split8_level5.B164];[$optimize_tfidf_split9_level5.B164])" office:value-type="float" office:value="0.1" calcext:value-type="float">
            <text:p>0.1</text:p>
          </table:table-cell>
          <table:table-cell table:formula="of:=MIN([$optimize_tfidf_split0_level5.C164];[$optimize_tfidf_split1_level5.C164];[$optimize_tfidf_split2_level5.C164];[$optimize_tfidf_split3_level5.C164];[$optimize_tfidf_split4_level5.C164];[$optimize_tfidf_split5_level5.C164];[$optimize_tfidf_split6_level5.C164];[$optimize_tfidf_split7_level5.C164];[$optimize_tfidf_split8_level5.C164];[$optimize_tfidf_split9_level5.C164])" office:value-type="float" office:value="0.2398" calcext:value-type="float">
            <text:p>0.2398</text:p>
          </table:table-cell>
          <table:table-cell table:formula="of:=MIN([$optimize_tfidf_split0_level5.D164];[$optimize_tfidf_split1_level5.D164];[$optimize_tfidf_split2_level5.D164];[$optimize_tfidf_split3_level5.D164];[$optimize_tfidf_split4_level5.D164];[$optimize_tfidf_split5_level5.D164];[$optimize_tfidf_split6_level5.D164];[$optimize_tfidf_split7_level5.D164];[$optimize_tfidf_split8_level5.D164];[$optimize_tfidf_split9_level5.D164])" office:value-type="float" office:value="0.6063" calcext:value-type="float">
            <text:p>0.6063</text:p>
          </table:table-cell>
          <table:table-cell table:formula="of:=MIN([$optimize_tfidf_split0_level5.E164];[$optimize_tfidf_split1_level5.E164];[$optimize_tfidf_split2_level5.E164];[$optimize_tfidf_split3_level5.E164];[$optimize_tfidf_split4_level5.E164];[$optimize_tfidf_split5_level5.E164];[$optimize_tfidf_split6_level5.E164];[$optimize_tfidf_split7_level5.E164];[$optimize_tfidf_split8_level5.E164];[$optimize_tfidf_split9_level5.E164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184];[$optimize_tfidf_split1_level5.A184];[$optimize_tfidf_split2_level5.A184];[$optimize_tfidf_split3_level5.A184];[$optimize_tfidf_split4_level5.A184];[$optimize_tfidf_split5_level5.A184];[$optimize_tfidf_split6_level5.A184];[$optimize_tfidf_split7_level5.A184];[$optimize_tfidf_split8_level5.A184];[$optimize_tfidf_split9_level5.A184])" office:value-type="float" office:value="10" calcext:value-type="float">
            <text:p>10</text:p>
          </table:table-cell>
          <table:table-cell table:formula="of:=MIN([$optimize_tfidf_split0_level5.B184];[$optimize_tfidf_split1_level5.B184];[$optimize_tfidf_split2_level5.B184];[$optimize_tfidf_split3_level5.B184];[$optimize_tfidf_split4_level5.B184];[$optimize_tfidf_split5_level5.B184];[$optimize_tfidf_split6_level5.B184];[$optimize_tfidf_split7_level5.B184];[$optimize_tfidf_split8_level5.B184];[$optimize_tfidf_split9_level5.B184])" office:value-type="float" office:value="0.1" calcext:value-type="float">
            <text:p>0.1</text:p>
          </table:table-cell>
          <table:table-cell table:formula="of:=MIN([$optimize_tfidf_split0_level5.C184];[$optimize_tfidf_split1_level5.C184];[$optimize_tfidf_split2_level5.C184];[$optimize_tfidf_split3_level5.C184];[$optimize_tfidf_split4_level5.C184];[$optimize_tfidf_split5_level5.C184];[$optimize_tfidf_split6_level5.C184];[$optimize_tfidf_split7_level5.C184];[$optimize_tfidf_split8_level5.C184];[$optimize_tfidf_split9_level5.C184])" office:value-type="float" office:value="0.2398" calcext:value-type="float">
            <text:p>0.2398</text:p>
          </table:table-cell>
          <table:table-cell table:formula="of:=MIN([$optimize_tfidf_split0_level5.D184];[$optimize_tfidf_split1_level5.D184];[$optimize_tfidf_split2_level5.D184];[$optimize_tfidf_split3_level5.D184];[$optimize_tfidf_split4_level5.D184];[$optimize_tfidf_split5_level5.D184];[$optimize_tfidf_split6_level5.D184];[$optimize_tfidf_split7_level5.D184];[$optimize_tfidf_split8_level5.D184];[$optimize_tfidf_split9_level5.D184])" office:value-type="float" office:value="0.6063" calcext:value-type="float">
            <text:p>0.6063</text:p>
          </table:table-cell>
          <table:table-cell table:formula="of:=MIN([$optimize_tfidf_split0_level5.E184];[$optimize_tfidf_split1_level5.E184];[$optimize_tfidf_split2_level5.E184];[$optimize_tfidf_split3_level5.E184];[$optimize_tfidf_split4_level5.E184];[$optimize_tfidf_split5_level5.E184];[$optimize_tfidf_split6_level5.E184];[$optimize_tfidf_split7_level5.E184];[$optimize_tfidf_split8_level5.E184];[$optimize_tfidf_split9_level5.E184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204];[$optimize_tfidf_split1_level5.A204];[$optimize_tfidf_split2_level5.A204];[$optimize_tfidf_split3_level5.A204];[$optimize_tfidf_split4_level5.A204];[$optimize_tfidf_split5_level5.A204];[$optimize_tfidf_split6_level5.A204];[$optimize_tfidf_split7_level5.A204];[$optimize_tfidf_split8_level5.A204];[$optimize_tfidf_split9_level5.A204])" office:value-type="float" office:value="11" calcext:value-type="float">
            <text:p>11</text:p>
          </table:table-cell>
          <table:table-cell table:formula="of:=MIN([$optimize_tfidf_split0_level5.B204];[$optimize_tfidf_split1_level5.B204];[$optimize_tfidf_split2_level5.B204];[$optimize_tfidf_split3_level5.B204];[$optimize_tfidf_split4_level5.B204];[$optimize_tfidf_split5_level5.B204];[$optimize_tfidf_split6_level5.B204];[$optimize_tfidf_split7_level5.B204];[$optimize_tfidf_split8_level5.B204];[$optimize_tfidf_split9_level5.B204])" office:value-type="float" office:value="0.1" calcext:value-type="float">
            <text:p>0.1</text:p>
          </table:table-cell>
          <table:table-cell table:formula="of:=MIN([$optimize_tfidf_split0_level5.C204];[$optimize_tfidf_split1_level5.C204];[$optimize_tfidf_split2_level5.C204];[$optimize_tfidf_split3_level5.C204];[$optimize_tfidf_split4_level5.C204];[$optimize_tfidf_split5_level5.C204];[$optimize_tfidf_split6_level5.C204];[$optimize_tfidf_split7_level5.C204];[$optimize_tfidf_split8_level5.C204];[$optimize_tfidf_split9_level5.C204])" office:value-type="float" office:value="0.2398" calcext:value-type="float">
            <text:p>0.2398</text:p>
          </table:table-cell>
          <table:table-cell table:formula="of:=MIN([$optimize_tfidf_split0_level5.D204];[$optimize_tfidf_split1_level5.D204];[$optimize_tfidf_split2_level5.D204];[$optimize_tfidf_split3_level5.D204];[$optimize_tfidf_split4_level5.D204];[$optimize_tfidf_split5_level5.D204];[$optimize_tfidf_split6_level5.D204];[$optimize_tfidf_split7_level5.D204];[$optimize_tfidf_split8_level5.D204];[$optimize_tfidf_split9_level5.D204])" office:value-type="float" office:value="0.6063" calcext:value-type="float">
            <text:p>0.6063</text:p>
          </table:table-cell>
          <table:table-cell table:formula="of:=MIN([$optimize_tfidf_split0_level5.E204];[$optimize_tfidf_split1_level5.E204];[$optimize_tfidf_split2_level5.E204];[$optimize_tfidf_split3_level5.E204];[$optimize_tfidf_split4_level5.E204];[$optimize_tfidf_split5_level5.E204];[$optimize_tfidf_split6_level5.E204];[$optimize_tfidf_split7_level5.E204];[$optimize_tfidf_split8_level5.E204];[$optimize_tfidf_split9_level5.E204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224];[$optimize_tfidf_split1_level5.A224];[$optimize_tfidf_split2_level5.A224];[$optimize_tfidf_split3_level5.A224];[$optimize_tfidf_split4_level5.A224];[$optimize_tfidf_split5_level5.A224];[$optimize_tfidf_split6_level5.A224];[$optimize_tfidf_split7_level5.A224];[$optimize_tfidf_split8_level5.A224];[$optimize_tfidf_split9_level5.A224])" office:value-type="float" office:value="12" calcext:value-type="float">
            <text:p>12</text:p>
          </table:table-cell>
          <table:table-cell table:formula="of:=MIN([$optimize_tfidf_split0_level5.B224];[$optimize_tfidf_split1_level5.B224];[$optimize_tfidf_split2_level5.B224];[$optimize_tfidf_split3_level5.B224];[$optimize_tfidf_split4_level5.B224];[$optimize_tfidf_split5_level5.B224];[$optimize_tfidf_split6_level5.B224];[$optimize_tfidf_split7_level5.B224];[$optimize_tfidf_split8_level5.B224];[$optimize_tfidf_split9_level5.B224])" office:value-type="float" office:value="0.1" calcext:value-type="float">
            <text:p>0.1</text:p>
          </table:table-cell>
          <table:table-cell table:formula="of:=MIN([$optimize_tfidf_split0_level5.C224];[$optimize_tfidf_split1_level5.C224];[$optimize_tfidf_split2_level5.C224];[$optimize_tfidf_split3_level5.C224];[$optimize_tfidf_split4_level5.C224];[$optimize_tfidf_split5_level5.C224];[$optimize_tfidf_split6_level5.C224];[$optimize_tfidf_split7_level5.C224];[$optimize_tfidf_split8_level5.C224];[$optimize_tfidf_split9_level5.C224])" office:value-type="float" office:value="0.2398" calcext:value-type="float">
            <text:p>0.2398</text:p>
          </table:table-cell>
          <table:table-cell table:formula="of:=MIN([$optimize_tfidf_split0_level5.D224];[$optimize_tfidf_split1_level5.D224];[$optimize_tfidf_split2_level5.D224];[$optimize_tfidf_split3_level5.D224];[$optimize_tfidf_split4_level5.D224];[$optimize_tfidf_split5_level5.D224];[$optimize_tfidf_split6_level5.D224];[$optimize_tfidf_split7_level5.D224];[$optimize_tfidf_split8_level5.D224];[$optimize_tfidf_split9_level5.D224])" office:value-type="float" office:value="0.6063" calcext:value-type="float">
            <text:p>0.6063</text:p>
          </table:table-cell>
          <table:table-cell table:formula="of:=MIN([$optimize_tfidf_split0_level5.E224];[$optimize_tfidf_split1_level5.E224];[$optimize_tfidf_split2_level5.E224];[$optimize_tfidf_split3_level5.E224];[$optimize_tfidf_split4_level5.E224];[$optimize_tfidf_split5_level5.E224];[$optimize_tfidf_split6_level5.E224];[$optimize_tfidf_split7_level5.E224];[$optimize_tfidf_split8_level5.E224];[$optimize_tfidf_split9_level5.E224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244];[$optimize_tfidf_split1_level5.A244];[$optimize_tfidf_split2_level5.A244];[$optimize_tfidf_split3_level5.A244];[$optimize_tfidf_split4_level5.A244];[$optimize_tfidf_split5_level5.A244];[$optimize_tfidf_split6_level5.A244];[$optimize_tfidf_split7_level5.A244];[$optimize_tfidf_split8_level5.A244];[$optimize_tfidf_split9_level5.A244])" office:value-type="float" office:value="13" calcext:value-type="float">
            <text:p>13</text:p>
          </table:table-cell>
          <table:table-cell table:formula="of:=MIN([$optimize_tfidf_split0_level5.B244];[$optimize_tfidf_split1_level5.B244];[$optimize_tfidf_split2_level5.B244];[$optimize_tfidf_split3_level5.B244];[$optimize_tfidf_split4_level5.B244];[$optimize_tfidf_split5_level5.B244];[$optimize_tfidf_split6_level5.B244];[$optimize_tfidf_split7_level5.B244];[$optimize_tfidf_split8_level5.B244];[$optimize_tfidf_split9_level5.B244])" office:value-type="float" office:value="0.1" calcext:value-type="float">
            <text:p>0.1</text:p>
          </table:table-cell>
          <table:table-cell table:formula="of:=MIN([$optimize_tfidf_split0_level5.C244];[$optimize_tfidf_split1_level5.C244];[$optimize_tfidf_split2_level5.C244];[$optimize_tfidf_split3_level5.C244];[$optimize_tfidf_split4_level5.C244];[$optimize_tfidf_split5_level5.C244];[$optimize_tfidf_split6_level5.C244];[$optimize_tfidf_split7_level5.C244];[$optimize_tfidf_split8_level5.C244];[$optimize_tfidf_split9_level5.C244])" office:value-type="float" office:value="0.2398" calcext:value-type="float">
            <text:p>0.2398</text:p>
          </table:table-cell>
          <table:table-cell table:formula="of:=MIN([$optimize_tfidf_split0_level5.D244];[$optimize_tfidf_split1_level5.D244];[$optimize_tfidf_split2_level5.D244];[$optimize_tfidf_split3_level5.D244];[$optimize_tfidf_split4_level5.D244];[$optimize_tfidf_split5_level5.D244];[$optimize_tfidf_split6_level5.D244];[$optimize_tfidf_split7_level5.D244];[$optimize_tfidf_split8_level5.D244];[$optimize_tfidf_split9_level5.D244])" office:value-type="float" office:value="0.6063" calcext:value-type="float">
            <text:p>0.6063</text:p>
          </table:table-cell>
          <table:table-cell table:formula="of:=MIN([$optimize_tfidf_split0_level5.E244];[$optimize_tfidf_split1_level5.E244];[$optimize_tfidf_split2_level5.E244];[$optimize_tfidf_split3_level5.E244];[$optimize_tfidf_split4_level5.E244];[$optimize_tfidf_split5_level5.E244];[$optimize_tfidf_split6_level5.E244];[$optimize_tfidf_split7_level5.E244];[$optimize_tfidf_split8_level5.E244];[$optimize_tfidf_split9_level5.E244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264];[$optimize_tfidf_split1_level5.A264];[$optimize_tfidf_split2_level5.A264];[$optimize_tfidf_split3_level5.A264];[$optimize_tfidf_split4_level5.A264];[$optimize_tfidf_split5_level5.A264];[$optimize_tfidf_split6_level5.A264];[$optimize_tfidf_split7_level5.A264];[$optimize_tfidf_split8_level5.A264];[$optimize_tfidf_split9_level5.A264])" office:value-type="float" office:value="14" calcext:value-type="float">
            <text:p>14</text:p>
          </table:table-cell>
          <table:table-cell table:formula="of:=MIN([$optimize_tfidf_split0_level5.B264];[$optimize_tfidf_split1_level5.B264];[$optimize_tfidf_split2_level5.B264];[$optimize_tfidf_split3_level5.B264];[$optimize_tfidf_split4_level5.B264];[$optimize_tfidf_split5_level5.B264];[$optimize_tfidf_split6_level5.B264];[$optimize_tfidf_split7_level5.B264];[$optimize_tfidf_split8_level5.B264];[$optimize_tfidf_split9_level5.B264])" office:value-type="float" office:value="0.1" calcext:value-type="float">
            <text:p>0.1</text:p>
          </table:table-cell>
          <table:table-cell table:formula="of:=MIN([$optimize_tfidf_split0_level5.C264];[$optimize_tfidf_split1_level5.C264];[$optimize_tfidf_split2_level5.C264];[$optimize_tfidf_split3_level5.C264];[$optimize_tfidf_split4_level5.C264];[$optimize_tfidf_split5_level5.C264];[$optimize_tfidf_split6_level5.C264];[$optimize_tfidf_split7_level5.C264];[$optimize_tfidf_split8_level5.C264];[$optimize_tfidf_split9_level5.C264])" office:value-type="float" office:value="0.2398" calcext:value-type="float">
            <text:p>0.2398</text:p>
          </table:table-cell>
          <table:table-cell table:formula="of:=MIN([$optimize_tfidf_split0_level5.D264];[$optimize_tfidf_split1_level5.D264];[$optimize_tfidf_split2_level5.D264];[$optimize_tfidf_split3_level5.D264];[$optimize_tfidf_split4_level5.D264];[$optimize_tfidf_split5_level5.D264];[$optimize_tfidf_split6_level5.D264];[$optimize_tfidf_split7_level5.D264];[$optimize_tfidf_split8_level5.D264];[$optimize_tfidf_split9_level5.D264])" office:value-type="float" office:value="0.6063" calcext:value-type="float">
            <text:p>0.6063</text:p>
          </table:table-cell>
          <table:table-cell table:formula="of:=MIN([$optimize_tfidf_split0_level5.E264];[$optimize_tfidf_split1_level5.E264];[$optimize_tfidf_split2_level5.E264];[$optimize_tfidf_split3_level5.E264];[$optimize_tfidf_split4_level5.E264];[$optimize_tfidf_split5_level5.E264];[$optimize_tfidf_split6_level5.E264];[$optimize_tfidf_split7_level5.E264];[$optimize_tfidf_split8_level5.E264];[$optimize_tfidf_split9_level5.E264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284];[$optimize_tfidf_split1_level5.A284];[$optimize_tfidf_split2_level5.A284];[$optimize_tfidf_split3_level5.A284];[$optimize_tfidf_split4_level5.A284];[$optimize_tfidf_split5_level5.A284];[$optimize_tfidf_split6_level5.A284];[$optimize_tfidf_split7_level5.A284];[$optimize_tfidf_split8_level5.A284];[$optimize_tfidf_split9_level5.A284])" office:value-type="float" office:value="15" calcext:value-type="float">
            <text:p>15</text:p>
          </table:table-cell>
          <table:table-cell table:formula="of:=MIN([$optimize_tfidf_split0_level5.B284];[$optimize_tfidf_split1_level5.B284];[$optimize_tfidf_split2_level5.B284];[$optimize_tfidf_split3_level5.B284];[$optimize_tfidf_split4_level5.B284];[$optimize_tfidf_split5_level5.B284];[$optimize_tfidf_split6_level5.B284];[$optimize_tfidf_split7_level5.B284];[$optimize_tfidf_split8_level5.B284];[$optimize_tfidf_split9_level5.B284])" office:value-type="float" office:value="0.1" calcext:value-type="float">
            <text:p>0.1</text:p>
          </table:table-cell>
          <table:table-cell table:formula="of:=MIN([$optimize_tfidf_split0_level5.C284];[$optimize_tfidf_split1_level5.C284];[$optimize_tfidf_split2_level5.C284];[$optimize_tfidf_split3_level5.C284];[$optimize_tfidf_split4_level5.C284];[$optimize_tfidf_split5_level5.C284];[$optimize_tfidf_split6_level5.C284];[$optimize_tfidf_split7_level5.C284];[$optimize_tfidf_split8_level5.C284];[$optimize_tfidf_split9_level5.C284])" office:value-type="float" office:value="0.2398" calcext:value-type="float">
            <text:p>0.2398</text:p>
          </table:table-cell>
          <table:table-cell table:formula="of:=MIN([$optimize_tfidf_split0_level5.D284];[$optimize_tfidf_split1_level5.D284];[$optimize_tfidf_split2_level5.D284];[$optimize_tfidf_split3_level5.D284];[$optimize_tfidf_split4_level5.D284];[$optimize_tfidf_split5_level5.D284];[$optimize_tfidf_split6_level5.D284];[$optimize_tfidf_split7_level5.D284];[$optimize_tfidf_split8_level5.D284];[$optimize_tfidf_split9_level5.D284])" office:value-type="float" office:value="0.6063" calcext:value-type="float">
            <text:p>0.6063</text:p>
          </table:table-cell>
          <table:table-cell table:formula="of:=MIN([$optimize_tfidf_split0_level5.E284];[$optimize_tfidf_split1_level5.E284];[$optimize_tfidf_split2_level5.E284];[$optimize_tfidf_split3_level5.E284];[$optimize_tfidf_split4_level5.E284];[$optimize_tfidf_split5_level5.E284];[$optimize_tfidf_split6_level5.E284];[$optimize_tfidf_split7_level5.E284];[$optimize_tfidf_split8_level5.E284];[$optimize_tfidf_split9_level5.E284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5];[$optimize_tfidf_split1_level5.A5];[$optimize_tfidf_split2_level5.A5];[$optimize_tfidf_split3_level5.A5];[$optimize_tfidf_split4_level5.A5];[$optimize_tfidf_split5_level5.A5];[$optimize_tfidf_split6_level5.A5];[$optimize_tfidf_split7_level5.A5];[$optimize_tfidf_split8_level5.A5];[$optimize_tfidf_split9_level5.A5])" office:value-type="float" office:value="1" calcext:value-type="float">
            <text:p>1</text:p>
          </table:table-cell>
          <table:table-cell table:formula="of:=MIN([$optimize_tfidf_split0_level5.B5];[$optimize_tfidf_split1_level5.B5];[$optimize_tfidf_split2_level5.B5];[$optimize_tfidf_split3_level5.B5];[$optimize_tfidf_split4_level5.B5];[$optimize_tfidf_split5_level5.B5];[$optimize_tfidf_split6_level5.B5];[$optimize_tfidf_split7_level5.B5];[$optimize_tfidf_split8_level5.B5];[$optimize_tfidf_split9_level5.B5])" office:value-type="float" office:value="0.15" calcext:value-type="float">
            <text:p>0.15</text:p>
          </table:table-cell>
          <table:table-cell table:formula="of:=MIN([$optimize_tfidf_split0_level5.C5];[$optimize_tfidf_split1_level5.C5];[$optimize_tfidf_split2_level5.C5];[$optimize_tfidf_split3_level5.C5];[$optimize_tfidf_split4_level5.C5];[$optimize_tfidf_split5_level5.C5];[$optimize_tfidf_split6_level5.C5];[$optimize_tfidf_split7_level5.C5];[$optimize_tfidf_split8_level5.C5];[$optimize_tfidf_split9_level5.C5])" office:value-type="float" office:value="0.6005" calcext:value-type="float">
            <text:p>0.6005</text:p>
          </table:table-cell>
          <table:table-cell table:formula="of:=MIN([$optimize_tfidf_split0_level5.D5];[$optimize_tfidf_split1_level5.D5];[$optimize_tfidf_split2_level5.D5];[$optimize_tfidf_split3_level5.D5];[$optimize_tfidf_split4_level5.D5];[$optimize_tfidf_split5_level5.D5];[$optimize_tfidf_split6_level5.D5];[$optimize_tfidf_split7_level5.D5];[$optimize_tfidf_split8_level5.D5];[$optimize_tfidf_split9_level5.D5])" office:value-type="float" office:value="0.4309" calcext:value-type="float">
            <text:p>0.4309</text:p>
          </table:table-cell>
          <table:table-cell table:formula="of:=MIN([$optimize_tfidf_split0_level5.E5];[$optimize_tfidf_split1_level5.E5];[$optimize_tfidf_split2_level5.E5];[$optimize_tfidf_split3_level5.E5];[$optimize_tfidf_split4_level5.E5];[$optimize_tfidf_split5_level5.E5];[$optimize_tfidf_split6_level5.E5];[$optimize_tfidf_split7_level5.E5];[$optimize_tfidf_split8_level5.E5];[$optimize_tfidf_split9_level5.E5])" office:value-type="float" office:value="0.4678" calcext:value-type="float">
            <text:p>0.4678</text:p>
          </table:table-cell>
        </table:table-row>
        <table:table-row table:style-name="ro1">
          <table:table-cell table:formula="of:=MIN([$optimize_tfidf_split0_level5.A25];[$optimize_tfidf_split1_level5.A25];[$optimize_tfidf_split2_level5.A25];[$optimize_tfidf_split3_level5.A25];[$optimize_tfidf_split4_level5.A25];[$optimize_tfidf_split5_level5.A25];[$optimize_tfidf_split6_level5.A25];[$optimize_tfidf_split7_level5.A25];[$optimize_tfidf_split8_level5.A25];[$optimize_tfidf_split9_level5.A25])" office:value-type="float" office:value="2" calcext:value-type="float">
            <text:p>2</text:p>
          </table:table-cell>
          <table:table-cell table:formula="of:=MIN([$optimize_tfidf_split0_level5.B25];[$optimize_tfidf_split1_level5.B25];[$optimize_tfidf_split2_level5.B25];[$optimize_tfidf_split3_level5.B25];[$optimize_tfidf_split4_level5.B25];[$optimize_tfidf_split5_level5.B25];[$optimize_tfidf_split6_level5.B25];[$optimize_tfidf_split7_level5.B25];[$optimize_tfidf_split8_level5.B25];[$optimize_tfidf_split9_level5.B25])" office:value-type="float" office:value="0.15" calcext:value-type="float">
            <text:p>0.15</text:p>
          </table:table-cell>
          <table:table-cell table:formula="of:=MIN([$optimize_tfidf_split0_level5.C25];[$optimize_tfidf_split1_level5.C25];[$optimize_tfidf_split2_level5.C25];[$optimize_tfidf_split3_level5.C25];[$optimize_tfidf_split4_level5.C25];[$optimize_tfidf_split5_level5.C25];[$optimize_tfidf_split6_level5.C25];[$optimize_tfidf_split7_level5.C25];[$optimize_tfidf_split8_level5.C25];[$optimize_tfidf_split9_level5.C25])" office:value-type="float" office:value="0.4217" calcext:value-type="float">
            <text:p>0.4217</text:p>
          </table:table-cell>
          <table:table-cell table:formula="of:=MIN([$optimize_tfidf_split0_level5.D25];[$optimize_tfidf_split1_level5.D25];[$optimize_tfidf_split2_level5.D25];[$optimize_tfidf_split3_level5.D25];[$optimize_tfidf_split4_level5.D25];[$optimize_tfidf_split5_level5.D25];[$optimize_tfidf_split6_level5.D25];[$optimize_tfidf_split7_level5.D25];[$optimize_tfidf_split8_level5.D25];[$optimize_tfidf_split9_level5.D25])" office:value-type="float" office:value="0.5141" calcext:value-type="float">
            <text:p>0.5141</text:p>
          </table:table-cell>
          <table:table-cell table:formula="of:=MIN([$optimize_tfidf_split0_level5.E25];[$optimize_tfidf_split1_level5.E25];[$optimize_tfidf_split2_level5.E25];[$optimize_tfidf_split3_level5.E25];[$optimize_tfidf_split4_level5.E25];[$optimize_tfidf_split5_level5.E25];[$optimize_tfidf_split6_level5.E25];[$optimize_tfidf_split7_level5.E25];[$optimize_tfidf_split8_level5.E25];[$optimize_tfidf_split9_level5.E25])" office:value-type="float" office:value="0.4176" calcext:value-type="float">
            <text:p>0.4176</text:p>
          </table:table-cell>
        </table:table-row>
        <table:table-row table:style-name="ro1">
          <table:table-cell table:formula="of:=MIN([$optimize_tfidf_split0_level5.A45];[$optimize_tfidf_split1_level5.A45];[$optimize_tfidf_split2_level5.A45];[$optimize_tfidf_split3_level5.A45];[$optimize_tfidf_split4_level5.A45];[$optimize_tfidf_split5_level5.A45];[$optimize_tfidf_split6_level5.A45];[$optimize_tfidf_split7_level5.A45];[$optimize_tfidf_split8_level5.A45];[$optimize_tfidf_split9_level5.A45])" office:value-type="float" office:value="3" calcext:value-type="float">
            <text:p>3</text:p>
          </table:table-cell>
          <table:table-cell table:formula="of:=MIN([$optimize_tfidf_split0_level5.B45];[$optimize_tfidf_split1_level5.B45];[$optimize_tfidf_split2_level5.B45];[$optimize_tfidf_split3_level5.B45];[$optimize_tfidf_split4_level5.B45];[$optimize_tfidf_split5_level5.B45];[$optimize_tfidf_split6_level5.B45];[$optimize_tfidf_split7_level5.B45];[$optimize_tfidf_split8_level5.B45];[$optimize_tfidf_split9_level5.B45])" office:value-type="float" office:value="0.15" calcext:value-type="float">
            <text:p>0.15</text:p>
          </table:table-cell>
          <table:table-cell table:formula="of:=MIN([$optimize_tfidf_split0_level5.C45];[$optimize_tfidf_split1_level5.C45];[$optimize_tfidf_split2_level5.C45];[$optimize_tfidf_split3_level5.C45];[$optimize_tfidf_split4_level5.C45];[$optimize_tfidf_split5_level5.C45];[$optimize_tfidf_split6_level5.C45];[$optimize_tfidf_split7_level5.C45];[$optimize_tfidf_split8_level5.C45];[$optimize_tfidf_split9_level5.C45])" office:value-type="float" office:value="0.3359" calcext:value-type="float">
            <text:p>0.3359</text:p>
          </table:table-cell>
          <table:table-cell table:formula="of:=MIN([$optimize_tfidf_split0_level5.D45];[$optimize_tfidf_split1_level5.D45];[$optimize_tfidf_split2_level5.D45];[$optimize_tfidf_split3_level5.D45];[$optimize_tfidf_split4_level5.D45];[$optimize_tfidf_split5_level5.D45];[$optimize_tfidf_split6_level5.D45];[$optimize_tfidf_split7_level5.D45];[$optimize_tfidf_split8_level5.D45];[$optimize_tfidf_split9_level5.D45])" office:value-type="float" office:value="0.5563" calcext:value-type="float">
            <text:p>0.5563</text:p>
          </table:table-cell>
          <table:table-cell table:formula="of:=MIN([$optimize_tfidf_split0_level5.E45];[$optimize_tfidf_split1_level5.E45];[$optimize_tfidf_split2_level5.E45];[$optimize_tfidf_split3_level5.E45];[$optimize_tfidf_split4_level5.E45];[$optimize_tfidf_split5_level5.E45];[$optimize_tfidf_split6_level5.E45];[$optimize_tfidf_split7_level5.E45];[$optimize_tfidf_split8_level5.E45];[$optimize_tfidf_split9_level5.E45])" office:value-type="float" office:value="0.3725" calcext:value-type="float">
            <text:p>0.3725</text:p>
          </table:table-cell>
        </table:table-row>
        <table:table-row table:style-name="ro1">
          <table:table-cell table:formula="of:=MIN([$optimize_tfidf_split0_level5.A65];[$optimize_tfidf_split1_level5.A65];[$optimize_tfidf_split2_level5.A65];[$optimize_tfidf_split3_level5.A65];[$optimize_tfidf_split4_level5.A65];[$optimize_tfidf_split5_level5.A65];[$optimize_tfidf_split6_level5.A65];[$optimize_tfidf_split7_level5.A65];[$optimize_tfidf_split8_level5.A65];[$optimize_tfidf_split9_level5.A65])" office:value-type="float" office:value="4" calcext:value-type="float">
            <text:p>4</text:p>
          </table:table-cell>
          <table:table-cell table:formula="of:=MIN([$optimize_tfidf_split0_level5.B65];[$optimize_tfidf_split1_level5.B65];[$optimize_tfidf_split2_level5.B65];[$optimize_tfidf_split3_level5.B65];[$optimize_tfidf_split4_level5.B65];[$optimize_tfidf_split5_level5.B65];[$optimize_tfidf_split6_level5.B65];[$optimize_tfidf_split7_level5.B65];[$optimize_tfidf_split8_level5.B65];[$optimize_tfidf_split9_level5.B65])" office:value-type="float" office:value="0.15" calcext:value-type="float">
            <text:p>0.15</text:p>
          </table:table-cell>
          <table:table-cell table:formula="of:=MIN([$optimize_tfidf_split0_level5.C65];[$optimize_tfidf_split1_level5.C65];[$optimize_tfidf_split2_level5.C65];[$optimize_tfidf_split3_level5.C65];[$optimize_tfidf_split4_level5.C65];[$optimize_tfidf_split5_level5.C65];[$optimize_tfidf_split6_level5.C65];[$optimize_tfidf_split7_level5.C65];[$optimize_tfidf_split8_level5.C65];[$optimize_tfidf_split9_level5.C65])" office:value-type="float" office:value="0.2809" calcext:value-type="float">
            <text:p>0.2809</text:p>
          </table:table-cell>
          <table:table-cell table:formula="of:=MIN([$optimize_tfidf_split0_level5.D65];[$optimize_tfidf_split1_level5.D65];[$optimize_tfidf_split2_level5.D65];[$optimize_tfidf_split3_level5.D65];[$optimize_tfidf_split4_level5.D65];[$optimize_tfidf_split5_level5.D65];[$optimize_tfidf_split6_level5.D65];[$optimize_tfidf_split7_level5.D65];[$optimize_tfidf_split8_level5.D65];[$optimize_tfidf_split9_level5.D65])" office:value-type="float" office:value="0.5887" calcext:value-type="float">
            <text:p>0.5887</text:p>
          </table:table-cell>
          <table:table-cell table:formula="of:=MIN([$optimize_tfidf_split0_level5.E65];[$optimize_tfidf_split1_level5.E65];[$optimize_tfidf_split2_level5.E65];[$optimize_tfidf_split3_level5.E65];[$optimize_tfidf_split4_level5.E65];[$optimize_tfidf_split5_level5.E65];[$optimize_tfidf_split6_level5.E65];[$optimize_tfidf_split7_level5.E65];[$optimize_tfidf_split8_level5.E65];[$optimize_tfidf_split9_level5.E65])" office:value-type="float" office:value="0.338" calcext:value-type="float">
            <text:p>0.338</text:p>
          </table:table-cell>
        </table:table-row>
        <table:table-row table:style-name="ro1">
          <table:table-cell table:formula="of:=MIN([$optimize_tfidf_split0_level5.A85];[$optimize_tfidf_split1_level5.A85];[$optimize_tfidf_split2_level5.A85];[$optimize_tfidf_split3_level5.A85];[$optimize_tfidf_split4_level5.A85];[$optimize_tfidf_split5_level5.A85];[$optimize_tfidf_split6_level5.A85];[$optimize_tfidf_split7_level5.A85];[$optimize_tfidf_split8_level5.A85];[$optimize_tfidf_split9_level5.A85])" office:value-type="float" office:value="5" calcext:value-type="float">
            <text:p>5</text:p>
          </table:table-cell>
          <table:table-cell table:formula="of:=MIN([$optimize_tfidf_split0_level5.B85];[$optimize_tfidf_split1_level5.B85];[$optimize_tfidf_split2_level5.B85];[$optimize_tfidf_split3_level5.B85];[$optimize_tfidf_split4_level5.B85];[$optimize_tfidf_split5_level5.B85];[$optimize_tfidf_split6_level5.B85];[$optimize_tfidf_split7_level5.B85];[$optimize_tfidf_split8_level5.B85];[$optimize_tfidf_split9_level5.B85])" office:value-type="float" office:value="0.15" calcext:value-type="float">
            <text:p>0.15</text:p>
          </table:table-cell>
          <table:table-cell table:formula="of:=MIN([$optimize_tfidf_split0_level5.C85];[$optimize_tfidf_split1_level5.C85];[$optimize_tfidf_split2_level5.C85];[$optimize_tfidf_split3_level5.C85];[$optimize_tfidf_split4_level5.C85];[$optimize_tfidf_split5_level5.C85];[$optimize_tfidf_split6_level5.C85];[$optimize_tfidf_split7_level5.C85];[$optimize_tfidf_split8_level5.C85];[$optimize_tfidf_split9_level5.C85])" office:value-type="float" office:value="0.2398" calcext:value-type="float">
            <text:p>0.2398</text:p>
          </table:table-cell>
          <table:table-cell table:formula="of:=MIN([$optimize_tfidf_split0_level5.D85];[$optimize_tfidf_split1_level5.D85];[$optimize_tfidf_split2_level5.D85];[$optimize_tfidf_split3_level5.D85];[$optimize_tfidf_split4_level5.D85];[$optimize_tfidf_split5_level5.D85];[$optimize_tfidf_split6_level5.D85];[$optimize_tfidf_split7_level5.D85];[$optimize_tfidf_split8_level5.D85];[$optimize_tfidf_split9_level5.D85])" office:value-type="float" office:value="0.6063" calcext:value-type="float">
            <text:p>0.6063</text:p>
          </table:table-cell>
          <table:table-cell table:formula="of:=MIN([$optimize_tfidf_split0_level5.E85];[$optimize_tfidf_split1_level5.E85];[$optimize_tfidf_split2_level5.E85];[$optimize_tfidf_split3_level5.E85];[$optimize_tfidf_split4_level5.E85];[$optimize_tfidf_split5_level5.E85];[$optimize_tfidf_split6_level5.E85];[$optimize_tfidf_split7_level5.E85];[$optimize_tfidf_split8_level5.E85];[$optimize_tfidf_split9_level5.E85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105];[$optimize_tfidf_split1_level5.A105];[$optimize_tfidf_split2_level5.A105];[$optimize_tfidf_split3_level5.A105];[$optimize_tfidf_split4_level5.A105];[$optimize_tfidf_split5_level5.A105];[$optimize_tfidf_split6_level5.A105];[$optimize_tfidf_split7_level5.A105];[$optimize_tfidf_split8_level5.A105];[$optimize_tfidf_split9_level5.A105])" office:value-type="float" office:value="6" calcext:value-type="float">
            <text:p>6</text:p>
          </table:table-cell>
          <table:table-cell table:formula="of:=MIN([$optimize_tfidf_split0_level5.B105];[$optimize_tfidf_split1_level5.B105];[$optimize_tfidf_split2_level5.B105];[$optimize_tfidf_split3_level5.B105];[$optimize_tfidf_split4_level5.B105];[$optimize_tfidf_split5_level5.B105];[$optimize_tfidf_split6_level5.B105];[$optimize_tfidf_split7_level5.B105];[$optimize_tfidf_split8_level5.B105];[$optimize_tfidf_split9_level5.B105])" office:value-type="float" office:value="0.15" calcext:value-type="float">
            <text:p>0.15</text:p>
          </table:table-cell>
          <table:table-cell table:formula="of:=MIN([$optimize_tfidf_split0_level5.C105];[$optimize_tfidf_split1_level5.C105];[$optimize_tfidf_split2_level5.C105];[$optimize_tfidf_split3_level5.C105];[$optimize_tfidf_split4_level5.C105];[$optimize_tfidf_split5_level5.C105];[$optimize_tfidf_split6_level5.C105];[$optimize_tfidf_split7_level5.C105];[$optimize_tfidf_split8_level5.C105];[$optimize_tfidf_split9_level5.C105])" office:value-type="float" office:value="0.2398" calcext:value-type="float">
            <text:p>0.2398</text:p>
          </table:table-cell>
          <table:table-cell table:formula="of:=MIN([$optimize_tfidf_split0_level5.D105];[$optimize_tfidf_split1_level5.D105];[$optimize_tfidf_split2_level5.D105];[$optimize_tfidf_split3_level5.D105];[$optimize_tfidf_split4_level5.D105];[$optimize_tfidf_split5_level5.D105];[$optimize_tfidf_split6_level5.D105];[$optimize_tfidf_split7_level5.D105];[$optimize_tfidf_split8_level5.D105];[$optimize_tfidf_split9_level5.D105])" office:value-type="float" office:value="0.6063" calcext:value-type="float">
            <text:p>0.6063</text:p>
          </table:table-cell>
          <table:table-cell table:formula="of:=MIN([$optimize_tfidf_split0_level5.E105];[$optimize_tfidf_split1_level5.E105];[$optimize_tfidf_split2_level5.E105];[$optimize_tfidf_split3_level5.E105];[$optimize_tfidf_split4_level5.E105];[$optimize_tfidf_split5_level5.E105];[$optimize_tfidf_split6_level5.E105];[$optimize_tfidf_split7_level5.E105];[$optimize_tfidf_split8_level5.E105];[$optimize_tfidf_split9_level5.E105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125];[$optimize_tfidf_split1_level5.A125];[$optimize_tfidf_split2_level5.A125];[$optimize_tfidf_split3_level5.A125];[$optimize_tfidf_split4_level5.A125];[$optimize_tfidf_split5_level5.A125];[$optimize_tfidf_split6_level5.A125];[$optimize_tfidf_split7_level5.A125];[$optimize_tfidf_split8_level5.A125];[$optimize_tfidf_split9_level5.A125])" office:value-type="float" office:value="7" calcext:value-type="float">
            <text:p>7</text:p>
          </table:table-cell>
          <table:table-cell table:formula="of:=MIN([$optimize_tfidf_split0_level5.B125];[$optimize_tfidf_split1_level5.B125];[$optimize_tfidf_split2_level5.B125];[$optimize_tfidf_split3_level5.B125];[$optimize_tfidf_split4_level5.B125];[$optimize_tfidf_split5_level5.B125];[$optimize_tfidf_split6_level5.B125];[$optimize_tfidf_split7_level5.B125];[$optimize_tfidf_split8_level5.B125];[$optimize_tfidf_split9_level5.B125])" office:value-type="float" office:value="0.15" calcext:value-type="float">
            <text:p>0.15</text:p>
          </table:table-cell>
          <table:table-cell table:formula="of:=MIN([$optimize_tfidf_split0_level5.C125];[$optimize_tfidf_split1_level5.C125];[$optimize_tfidf_split2_level5.C125];[$optimize_tfidf_split3_level5.C125];[$optimize_tfidf_split4_level5.C125];[$optimize_tfidf_split5_level5.C125];[$optimize_tfidf_split6_level5.C125];[$optimize_tfidf_split7_level5.C125];[$optimize_tfidf_split8_level5.C125];[$optimize_tfidf_split9_level5.C125])" office:value-type="float" office:value="0.2398" calcext:value-type="float">
            <text:p>0.2398</text:p>
          </table:table-cell>
          <table:table-cell table:formula="of:=MIN([$optimize_tfidf_split0_level5.D125];[$optimize_tfidf_split1_level5.D125];[$optimize_tfidf_split2_level5.D125];[$optimize_tfidf_split3_level5.D125];[$optimize_tfidf_split4_level5.D125];[$optimize_tfidf_split5_level5.D125];[$optimize_tfidf_split6_level5.D125];[$optimize_tfidf_split7_level5.D125];[$optimize_tfidf_split8_level5.D125];[$optimize_tfidf_split9_level5.D125])" office:value-type="float" office:value="0.6063" calcext:value-type="float">
            <text:p>0.6063</text:p>
          </table:table-cell>
          <table:table-cell table:formula="of:=MIN([$optimize_tfidf_split0_level5.E125];[$optimize_tfidf_split1_level5.E125];[$optimize_tfidf_split2_level5.E125];[$optimize_tfidf_split3_level5.E125];[$optimize_tfidf_split4_level5.E125];[$optimize_tfidf_split5_level5.E125];[$optimize_tfidf_split6_level5.E125];[$optimize_tfidf_split7_level5.E125];[$optimize_tfidf_split8_level5.E125];[$optimize_tfidf_split9_level5.E125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145];[$optimize_tfidf_split1_level5.A145];[$optimize_tfidf_split2_level5.A145];[$optimize_tfidf_split3_level5.A145];[$optimize_tfidf_split4_level5.A145];[$optimize_tfidf_split5_level5.A145];[$optimize_tfidf_split6_level5.A145];[$optimize_tfidf_split7_level5.A145];[$optimize_tfidf_split8_level5.A145];[$optimize_tfidf_split9_level5.A145])" office:value-type="float" office:value="8" calcext:value-type="float">
            <text:p>8</text:p>
          </table:table-cell>
          <table:table-cell table:formula="of:=MIN([$optimize_tfidf_split0_level5.B145];[$optimize_tfidf_split1_level5.B145];[$optimize_tfidf_split2_level5.B145];[$optimize_tfidf_split3_level5.B145];[$optimize_tfidf_split4_level5.B145];[$optimize_tfidf_split5_level5.B145];[$optimize_tfidf_split6_level5.B145];[$optimize_tfidf_split7_level5.B145];[$optimize_tfidf_split8_level5.B145];[$optimize_tfidf_split9_level5.B145])" office:value-type="float" office:value="0.15" calcext:value-type="float">
            <text:p>0.15</text:p>
          </table:table-cell>
          <table:table-cell table:formula="of:=MIN([$optimize_tfidf_split0_level5.C145];[$optimize_tfidf_split1_level5.C145];[$optimize_tfidf_split2_level5.C145];[$optimize_tfidf_split3_level5.C145];[$optimize_tfidf_split4_level5.C145];[$optimize_tfidf_split5_level5.C145];[$optimize_tfidf_split6_level5.C145];[$optimize_tfidf_split7_level5.C145];[$optimize_tfidf_split8_level5.C145];[$optimize_tfidf_split9_level5.C145])" office:value-type="float" office:value="0.2398" calcext:value-type="float">
            <text:p>0.2398</text:p>
          </table:table-cell>
          <table:table-cell table:formula="of:=MIN([$optimize_tfidf_split0_level5.D145];[$optimize_tfidf_split1_level5.D145];[$optimize_tfidf_split2_level5.D145];[$optimize_tfidf_split3_level5.D145];[$optimize_tfidf_split4_level5.D145];[$optimize_tfidf_split5_level5.D145];[$optimize_tfidf_split6_level5.D145];[$optimize_tfidf_split7_level5.D145];[$optimize_tfidf_split8_level5.D145];[$optimize_tfidf_split9_level5.D145])" office:value-type="float" office:value="0.6063" calcext:value-type="float">
            <text:p>0.6063</text:p>
          </table:table-cell>
          <table:table-cell table:formula="of:=MIN([$optimize_tfidf_split0_level5.E145];[$optimize_tfidf_split1_level5.E145];[$optimize_tfidf_split2_level5.E145];[$optimize_tfidf_split3_level5.E145];[$optimize_tfidf_split4_level5.E145];[$optimize_tfidf_split5_level5.E145];[$optimize_tfidf_split6_level5.E145];[$optimize_tfidf_split7_level5.E145];[$optimize_tfidf_split8_level5.E145];[$optimize_tfidf_split9_level5.E145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165];[$optimize_tfidf_split1_level5.A165];[$optimize_tfidf_split2_level5.A165];[$optimize_tfidf_split3_level5.A165];[$optimize_tfidf_split4_level5.A165];[$optimize_tfidf_split5_level5.A165];[$optimize_tfidf_split6_level5.A165];[$optimize_tfidf_split7_level5.A165];[$optimize_tfidf_split8_level5.A165];[$optimize_tfidf_split9_level5.A165])" office:value-type="float" office:value="9" calcext:value-type="float">
            <text:p>9</text:p>
          </table:table-cell>
          <table:table-cell table:formula="of:=MIN([$optimize_tfidf_split0_level5.B165];[$optimize_tfidf_split1_level5.B165];[$optimize_tfidf_split2_level5.B165];[$optimize_tfidf_split3_level5.B165];[$optimize_tfidf_split4_level5.B165];[$optimize_tfidf_split5_level5.B165];[$optimize_tfidf_split6_level5.B165];[$optimize_tfidf_split7_level5.B165];[$optimize_tfidf_split8_level5.B165];[$optimize_tfidf_split9_level5.B165])" office:value-type="float" office:value="0.15" calcext:value-type="float">
            <text:p>0.15</text:p>
          </table:table-cell>
          <table:table-cell table:formula="of:=MIN([$optimize_tfidf_split0_level5.C165];[$optimize_tfidf_split1_level5.C165];[$optimize_tfidf_split2_level5.C165];[$optimize_tfidf_split3_level5.C165];[$optimize_tfidf_split4_level5.C165];[$optimize_tfidf_split5_level5.C165];[$optimize_tfidf_split6_level5.C165];[$optimize_tfidf_split7_level5.C165];[$optimize_tfidf_split8_level5.C165];[$optimize_tfidf_split9_level5.C165])" office:value-type="float" office:value="0.2398" calcext:value-type="float">
            <text:p>0.2398</text:p>
          </table:table-cell>
          <table:table-cell table:formula="of:=MIN([$optimize_tfidf_split0_level5.D165];[$optimize_tfidf_split1_level5.D165];[$optimize_tfidf_split2_level5.D165];[$optimize_tfidf_split3_level5.D165];[$optimize_tfidf_split4_level5.D165];[$optimize_tfidf_split5_level5.D165];[$optimize_tfidf_split6_level5.D165];[$optimize_tfidf_split7_level5.D165];[$optimize_tfidf_split8_level5.D165];[$optimize_tfidf_split9_level5.D165])" office:value-type="float" office:value="0.6063" calcext:value-type="float">
            <text:p>0.6063</text:p>
          </table:table-cell>
          <table:table-cell table:formula="of:=MIN([$optimize_tfidf_split0_level5.E165];[$optimize_tfidf_split1_level5.E165];[$optimize_tfidf_split2_level5.E165];[$optimize_tfidf_split3_level5.E165];[$optimize_tfidf_split4_level5.E165];[$optimize_tfidf_split5_level5.E165];[$optimize_tfidf_split6_level5.E165];[$optimize_tfidf_split7_level5.E165];[$optimize_tfidf_split8_level5.E165];[$optimize_tfidf_split9_level5.E165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185];[$optimize_tfidf_split1_level5.A185];[$optimize_tfidf_split2_level5.A185];[$optimize_tfidf_split3_level5.A185];[$optimize_tfidf_split4_level5.A185];[$optimize_tfidf_split5_level5.A185];[$optimize_tfidf_split6_level5.A185];[$optimize_tfidf_split7_level5.A185];[$optimize_tfidf_split8_level5.A185];[$optimize_tfidf_split9_level5.A185])" office:value-type="float" office:value="10" calcext:value-type="float">
            <text:p>10</text:p>
          </table:table-cell>
          <table:table-cell table:formula="of:=MIN([$optimize_tfidf_split0_level5.B185];[$optimize_tfidf_split1_level5.B185];[$optimize_tfidf_split2_level5.B185];[$optimize_tfidf_split3_level5.B185];[$optimize_tfidf_split4_level5.B185];[$optimize_tfidf_split5_level5.B185];[$optimize_tfidf_split6_level5.B185];[$optimize_tfidf_split7_level5.B185];[$optimize_tfidf_split8_level5.B185];[$optimize_tfidf_split9_level5.B185])" office:value-type="float" office:value="0.15" calcext:value-type="float">
            <text:p>0.15</text:p>
          </table:table-cell>
          <table:table-cell table:formula="of:=MIN([$optimize_tfidf_split0_level5.C185];[$optimize_tfidf_split1_level5.C185];[$optimize_tfidf_split2_level5.C185];[$optimize_tfidf_split3_level5.C185];[$optimize_tfidf_split4_level5.C185];[$optimize_tfidf_split5_level5.C185];[$optimize_tfidf_split6_level5.C185];[$optimize_tfidf_split7_level5.C185];[$optimize_tfidf_split8_level5.C185];[$optimize_tfidf_split9_level5.C185])" office:value-type="float" office:value="0.2398" calcext:value-type="float">
            <text:p>0.2398</text:p>
          </table:table-cell>
          <table:table-cell table:formula="of:=MIN([$optimize_tfidf_split0_level5.D185];[$optimize_tfidf_split1_level5.D185];[$optimize_tfidf_split2_level5.D185];[$optimize_tfidf_split3_level5.D185];[$optimize_tfidf_split4_level5.D185];[$optimize_tfidf_split5_level5.D185];[$optimize_tfidf_split6_level5.D185];[$optimize_tfidf_split7_level5.D185];[$optimize_tfidf_split8_level5.D185];[$optimize_tfidf_split9_level5.D185])" office:value-type="float" office:value="0.6063" calcext:value-type="float">
            <text:p>0.6063</text:p>
          </table:table-cell>
          <table:table-cell table:formula="of:=MIN([$optimize_tfidf_split0_level5.E185];[$optimize_tfidf_split1_level5.E185];[$optimize_tfidf_split2_level5.E185];[$optimize_tfidf_split3_level5.E185];[$optimize_tfidf_split4_level5.E185];[$optimize_tfidf_split5_level5.E185];[$optimize_tfidf_split6_level5.E185];[$optimize_tfidf_split7_level5.E185];[$optimize_tfidf_split8_level5.E185];[$optimize_tfidf_split9_level5.E185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205];[$optimize_tfidf_split1_level5.A205];[$optimize_tfidf_split2_level5.A205];[$optimize_tfidf_split3_level5.A205];[$optimize_tfidf_split4_level5.A205];[$optimize_tfidf_split5_level5.A205];[$optimize_tfidf_split6_level5.A205];[$optimize_tfidf_split7_level5.A205];[$optimize_tfidf_split8_level5.A205];[$optimize_tfidf_split9_level5.A205])" office:value-type="float" office:value="11" calcext:value-type="float">
            <text:p>11</text:p>
          </table:table-cell>
          <table:table-cell table:formula="of:=MIN([$optimize_tfidf_split0_level5.B205];[$optimize_tfidf_split1_level5.B205];[$optimize_tfidf_split2_level5.B205];[$optimize_tfidf_split3_level5.B205];[$optimize_tfidf_split4_level5.B205];[$optimize_tfidf_split5_level5.B205];[$optimize_tfidf_split6_level5.B205];[$optimize_tfidf_split7_level5.B205];[$optimize_tfidf_split8_level5.B205];[$optimize_tfidf_split9_level5.B205])" office:value-type="float" office:value="0.15" calcext:value-type="float">
            <text:p>0.15</text:p>
          </table:table-cell>
          <table:table-cell table:formula="of:=MIN([$optimize_tfidf_split0_level5.C205];[$optimize_tfidf_split1_level5.C205];[$optimize_tfidf_split2_level5.C205];[$optimize_tfidf_split3_level5.C205];[$optimize_tfidf_split4_level5.C205];[$optimize_tfidf_split5_level5.C205];[$optimize_tfidf_split6_level5.C205];[$optimize_tfidf_split7_level5.C205];[$optimize_tfidf_split8_level5.C205];[$optimize_tfidf_split9_level5.C205])" office:value-type="float" office:value="0.2398" calcext:value-type="float">
            <text:p>0.2398</text:p>
          </table:table-cell>
          <table:table-cell table:formula="of:=MIN([$optimize_tfidf_split0_level5.D205];[$optimize_tfidf_split1_level5.D205];[$optimize_tfidf_split2_level5.D205];[$optimize_tfidf_split3_level5.D205];[$optimize_tfidf_split4_level5.D205];[$optimize_tfidf_split5_level5.D205];[$optimize_tfidf_split6_level5.D205];[$optimize_tfidf_split7_level5.D205];[$optimize_tfidf_split8_level5.D205];[$optimize_tfidf_split9_level5.D205])" office:value-type="float" office:value="0.6063" calcext:value-type="float">
            <text:p>0.6063</text:p>
          </table:table-cell>
          <table:table-cell table:formula="of:=MIN([$optimize_tfidf_split0_level5.E205];[$optimize_tfidf_split1_level5.E205];[$optimize_tfidf_split2_level5.E205];[$optimize_tfidf_split3_level5.E205];[$optimize_tfidf_split4_level5.E205];[$optimize_tfidf_split5_level5.E205];[$optimize_tfidf_split6_level5.E205];[$optimize_tfidf_split7_level5.E205];[$optimize_tfidf_split8_level5.E205];[$optimize_tfidf_split9_level5.E205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225];[$optimize_tfidf_split1_level5.A225];[$optimize_tfidf_split2_level5.A225];[$optimize_tfidf_split3_level5.A225];[$optimize_tfidf_split4_level5.A225];[$optimize_tfidf_split5_level5.A225];[$optimize_tfidf_split6_level5.A225];[$optimize_tfidf_split7_level5.A225];[$optimize_tfidf_split8_level5.A225];[$optimize_tfidf_split9_level5.A225])" office:value-type="float" office:value="12" calcext:value-type="float">
            <text:p>12</text:p>
          </table:table-cell>
          <table:table-cell table:formula="of:=MIN([$optimize_tfidf_split0_level5.B225];[$optimize_tfidf_split1_level5.B225];[$optimize_tfidf_split2_level5.B225];[$optimize_tfidf_split3_level5.B225];[$optimize_tfidf_split4_level5.B225];[$optimize_tfidf_split5_level5.B225];[$optimize_tfidf_split6_level5.B225];[$optimize_tfidf_split7_level5.B225];[$optimize_tfidf_split8_level5.B225];[$optimize_tfidf_split9_level5.B225])" office:value-type="float" office:value="0.15" calcext:value-type="float">
            <text:p>0.15</text:p>
          </table:table-cell>
          <table:table-cell table:formula="of:=MIN([$optimize_tfidf_split0_level5.C225];[$optimize_tfidf_split1_level5.C225];[$optimize_tfidf_split2_level5.C225];[$optimize_tfidf_split3_level5.C225];[$optimize_tfidf_split4_level5.C225];[$optimize_tfidf_split5_level5.C225];[$optimize_tfidf_split6_level5.C225];[$optimize_tfidf_split7_level5.C225];[$optimize_tfidf_split8_level5.C225];[$optimize_tfidf_split9_level5.C225])" office:value-type="float" office:value="0.2398" calcext:value-type="float">
            <text:p>0.2398</text:p>
          </table:table-cell>
          <table:table-cell table:formula="of:=MIN([$optimize_tfidf_split0_level5.D225];[$optimize_tfidf_split1_level5.D225];[$optimize_tfidf_split2_level5.D225];[$optimize_tfidf_split3_level5.D225];[$optimize_tfidf_split4_level5.D225];[$optimize_tfidf_split5_level5.D225];[$optimize_tfidf_split6_level5.D225];[$optimize_tfidf_split7_level5.D225];[$optimize_tfidf_split8_level5.D225];[$optimize_tfidf_split9_level5.D225])" office:value-type="float" office:value="0.6063" calcext:value-type="float">
            <text:p>0.6063</text:p>
          </table:table-cell>
          <table:table-cell table:formula="of:=MIN([$optimize_tfidf_split0_level5.E225];[$optimize_tfidf_split1_level5.E225];[$optimize_tfidf_split2_level5.E225];[$optimize_tfidf_split3_level5.E225];[$optimize_tfidf_split4_level5.E225];[$optimize_tfidf_split5_level5.E225];[$optimize_tfidf_split6_level5.E225];[$optimize_tfidf_split7_level5.E225];[$optimize_tfidf_split8_level5.E225];[$optimize_tfidf_split9_level5.E225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245];[$optimize_tfidf_split1_level5.A245];[$optimize_tfidf_split2_level5.A245];[$optimize_tfidf_split3_level5.A245];[$optimize_tfidf_split4_level5.A245];[$optimize_tfidf_split5_level5.A245];[$optimize_tfidf_split6_level5.A245];[$optimize_tfidf_split7_level5.A245];[$optimize_tfidf_split8_level5.A245];[$optimize_tfidf_split9_level5.A245])" office:value-type="float" office:value="13" calcext:value-type="float">
            <text:p>13</text:p>
          </table:table-cell>
          <table:table-cell table:formula="of:=MIN([$optimize_tfidf_split0_level5.B245];[$optimize_tfidf_split1_level5.B245];[$optimize_tfidf_split2_level5.B245];[$optimize_tfidf_split3_level5.B245];[$optimize_tfidf_split4_level5.B245];[$optimize_tfidf_split5_level5.B245];[$optimize_tfidf_split6_level5.B245];[$optimize_tfidf_split7_level5.B245];[$optimize_tfidf_split8_level5.B245];[$optimize_tfidf_split9_level5.B245])" office:value-type="float" office:value="0.15" calcext:value-type="float">
            <text:p>0.15</text:p>
          </table:table-cell>
          <table:table-cell table:formula="of:=MIN([$optimize_tfidf_split0_level5.C245];[$optimize_tfidf_split1_level5.C245];[$optimize_tfidf_split2_level5.C245];[$optimize_tfidf_split3_level5.C245];[$optimize_tfidf_split4_level5.C245];[$optimize_tfidf_split5_level5.C245];[$optimize_tfidf_split6_level5.C245];[$optimize_tfidf_split7_level5.C245];[$optimize_tfidf_split8_level5.C245];[$optimize_tfidf_split9_level5.C245])" office:value-type="float" office:value="0.2398" calcext:value-type="float">
            <text:p>0.2398</text:p>
          </table:table-cell>
          <table:table-cell table:formula="of:=MIN([$optimize_tfidf_split0_level5.D245];[$optimize_tfidf_split1_level5.D245];[$optimize_tfidf_split2_level5.D245];[$optimize_tfidf_split3_level5.D245];[$optimize_tfidf_split4_level5.D245];[$optimize_tfidf_split5_level5.D245];[$optimize_tfidf_split6_level5.D245];[$optimize_tfidf_split7_level5.D245];[$optimize_tfidf_split8_level5.D245];[$optimize_tfidf_split9_level5.D245])" office:value-type="float" office:value="0.6063" calcext:value-type="float">
            <text:p>0.6063</text:p>
          </table:table-cell>
          <table:table-cell table:formula="of:=MIN([$optimize_tfidf_split0_level5.E245];[$optimize_tfidf_split1_level5.E245];[$optimize_tfidf_split2_level5.E245];[$optimize_tfidf_split3_level5.E245];[$optimize_tfidf_split4_level5.E245];[$optimize_tfidf_split5_level5.E245];[$optimize_tfidf_split6_level5.E245];[$optimize_tfidf_split7_level5.E245];[$optimize_tfidf_split8_level5.E245];[$optimize_tfidf_split9_level5.E245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265];[$optimize_tfidf_split1_level5.A265];[$optimize_tfidf_split2_level5.A265];[$optimize_tfidf_split3_level5.A265];[$optimize_tfidf_split4_level5.A265];[$optimize_tfidf_split5_level5.A265];[$optimize_tfidf_split6_level5.A265];[$optimize_tfidf_split7_level5.A265];[$optimize_tfidf_split8_level5.A265];[$optimize_tfidf_split9_level5.A265])" office:value-type="float" office:value="14" calcext:value-type="float">
            <text:p>14</text:p>
          </table:table-cell>
          <table:table-cell table:formula="of:=MIN([$optimize_tfidf_split0_level5.B265];[$optimize_tfidf_split1_level5.B265];[$optimize_tfidf_split2_level5.B265];[$optimize_tfidf_split3_level5.B265];[$optimize_tfidf_split4_level5.B265];[$optimize_tfidf_split5_level5.B265];[$optimize_tfidf_split6_level5.B265];[$optimize_tfidf_split7_level5.B265];[$optimize_tfidf_split8_level5.B265];[$optimize_tfidf_split9_level5.B265])" office:value-type="float" office:value="0.15" calcext:value-type="float">
            <text:p>0.15</text:p>
          </table:table-cell>
          <table:table-cell table:formula="of:=MIN([$optimize_tfidf_split0_level5.C265];[$optimize_tfidf_split1_level5.C265];[$optimize_tfidf_split2_level5.C265];[$optimize_tfidf_split3_level5.C265];[$optimize_tfidf_split4_level5.C265];[$optimize_tfidf_split5_level5.C265];[$optimize_tfidf_split6_level5.C265];[$optimize_tfidf_split7_level5.C265];[$optimize_tfidf_split8_level5.C265];[$optimize_tfidf_split9_level5.C265])" office:value-type="float" office:value="0.2398" calcext:value-type="float">
            <text:p>0.2398</text:p>
          </table:table-cell>
          <table:table-cell table:formula="of:=MIN([$optimize_tfidf_split0_level5.D265];[$optimize_tfidf_split1_level5.D265];[$optimize_tfidf_split2_level5.D265];[$optimize_tfidf_split3_level5.D265];[$optimize_tfidf_split4_level5.D265];[$optimize_tfidf_split5_level5.D265];[$optimize_tfidf_split6_level5.D265];[$optimize_tfidf_split7_level5.D265];[$optimize_tfidf_split8_level5.D265];[$optimize_tfidf_split9_level5.D265])" office:value-type="float" office:value="0.6063" calcext:value-type="float">
            <text:p>0.6063</text:p>
          </table:table-cell>
          <table:table-cell table:formula="of:=MIN([$optimize_tfidf_split0_level5.E265];[$optimize_tfidf_split1_level5.E265];[$optimize_tfidf_split2_level5.E265];[$optimize_tfidf_split3_level5.E265];[$optimize_tfidf_split4_level5.E265];[$optimize_tfidf_split5_level5.E265];[$optimize_tfidf_split6_level5.E265];[$optimize_tfidf_split7_level5.E265];[$optimize_tfidf_split8_level5.E265];[$optimize_tfidf_split9_level5.E265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285];[$optimize_tfidf_split1_level5.A285];[$optimize_tfidf_split2_level5.A285];[$optimize_tfidf_split3_level5.A285];[$optimize_tfidf_split4_level5.A285];[$optimize_tfidf_split5_level5.A285];[$optimize_tfidf_split6_level5.A285];[$optimize_tfidf_split7_level5.A285];[$optimize_tfidf_split8_level5.A285];[$optimize_tfidf_split9_level5.A285])" office:value-type="float" office:value="15" calcext:value-type="float">
            <text:p>15</text:p>
          </table:table-cell>
          <table:table-cell table:formula="of:=MIN([$optimize_tfidf_split0_level5.B285];[$optimize_tfidf_split1_level5.B285];[$optimize_tfidf_split2_level5.B285];[$optimize_tfidf_split3_level5.B285];[$optimize_tfidf_split4_level5.B285];[$optimize_tfidf_split5_level5.B285];[$optimize_tfidf_split6_level5.B285];[$optimize_tfidf_split7_level5.B285];[$optimize_tfidf_split8_level5.B285];[$optimize_tfidf_split9_level5.B285])" office:value-type="float" office:value="0.15" calcext:value-type="float">
            <text:p>0.15</text:p>
          </table:table-cell>
          <table:table-cell table:formula="of:=MIN([$optimize_tfidf_split0_level5.C285];[$optimize_tfidf_split1_level5.C285];[$optimize_tfidf_split2_level5.C285];[$optimize_tfidf_split3_level5.C285];[$optimize_tfidf_split4_level5.C285];[$optimize_tfidf_split5_level5.C285];[$optimize_tfidf_split6_level5.C285];[$optimize_tfidf_split7_level5.C285];[$optimize_tfidf_split8_level5.C285];[$optimize_tfidf_split9_level5.C285])" office:value-type="float" office:value="0.2398" calcext:value-type="float">
            <text:p>0.2398</text:p>
          </table:table-cell>
          <table:table-cell table:formula="of:=MIN([$optimize_tfidf_split0_level5.D285];[$optimize_tfidf_split1_level5.D285];[$optimize_tfidf_split2_level5.D285];[$optimize_tfidf_split3_level5.D285];[$optimize_tfidf_split4_level5.D285];[$optimize_tfidf_split5_level5.D285];[$optimize_tfidf_split6_level5.D285];[$optimize_tfidf_split7_level5.D285];[$optimize_tfidf_split8_level5.D285];[$optimize_tfidf_split9_level5.D285])" office:value-type="float" office:value="0.6063" calcext:value-type="float">
            <text:p>0.6063</text:p>
          </table:table-cell>
          <table:table-cell table:formula="of:=MIN([$optimize_tfidf_split0_level5.E285];[$optimize_tfidf_split1_level5.E285];[$optimize_tfidf_split2_level5.E285];[$optimize_tfidf_split3_level5.E285];[$optimize_tfidf_split4_level5.E285];[$optimize_tfidf_split5_level5.E285];[$optimize_tfidf_split6_level5.E285];[$optimize_tfidf_split7_level5.E285];[$optimize_tfidf_split8_level5.E285];[$optimize_tfidf_split9_level5.E285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6];[$optimize_tfidf_split1_level5.A6];[$optimize_tfidf_split2_level5.A6];[$optimize_tfidf_split3_level5.A6];[$optimize_tfidf_split4_level5.A6];[$optimize_tfidf_split5_level5.A6];[$optimize_tfidf_split6_level5.A6];[$optimize_tfidf_split7_level5.A6];[$optimize_tfidf_split8_level5.A6];[$optimize_tfidf_split9_level5.A6])" office:value-type="float" office:value="1" calcext:value-type="float">
            <text:p>1</text:p>
          </table:table-cell>
          <table:table-cell table:formula="of:=MIN([$optimize_tfidf_split0_level5.B6];[$optimize_tfidf_split1_level5.B6];[$optimize_tfidf_split2_level5.B6];[$optimize_tfidf_split3_level5.B6];[$optimize_tfidf_split4_level5.B6];[$optimize_tfidf_split5_level5.B6];[$optimize_tfidf_split6_level5.B6];[$optimize_tfidf_split7_level5.B6];[$optimize_tfidf_split8_level5.B6];[$optimize_tfidf_split9_level5.B6])" office:value-type="float" office:value="0.2" calcext:value-type="float">
            <text:p>0.2</text:p>
          </table:table-cell>
          <table:table-cell table:formula="of:=MIN([$optimize_tfidf_split0_level5.C6];[$optimize_tfidf_split1_level5.C6];[$optimize_tfidf_split2_level5.C6];[$optimize_tfidf_split3_level5.C6];[$optimize_tfidf_split4_level5.C6];[$optimize_tfidf_split5_level5.C6];[$optimize_tfidf_split6_level5.C6];[$optimize_tfidf_split7_level5.C6];[$optimize_tfidf_split8_level5.C6];[$optimize_tfidf_split9_level5.C6])" office:value-type="float" office:value="0.6005" calcext:value-type="float">
            <text:p>0.6005</text:p>
          </table:table-cell>
          <table:table-cell table:formula="of:=MIN([$optimize_tfidf_split0_level5.D6];[$optimize_tfidf_split1_level5.D6];[$optimize_tfidf_split2_level5.D6];[$optimize_tfidf_split3_level5.D6];[$optimize_tfidf_split4_level5.D6];[$optimize_tfidf_split5_level5.D6];[$optimize_tfidf_split6_level5.D6];[$optimize_tfidf_split7_level5.D6];[$optimize_tfidf_split8_level5.D6];[$optimize_tfidf_split9_level5.D6])" office:value-type="float" office:value="0.4309" calcext:value-type="float">
            <text:p>0.4309</text:p>
          </table:table-cell>
          <table:table-cell table:formula="of:=MIN([$optimize_tfidf_split0_level5.E6];[$optimize_tfidf_split1_level5.E6];[$optimize_tfidf_split2_level5.E6];[$optimize_tfidf_split3_level5.E6];[$optimize_tfidf_split4_level5.E6];[$optimize_tfidf_split5_level5.E6];[$optimize_tfidf_split6_level5.E6];[$optimize_tfidf_split7_level5.E6];[$optimize_tfidf_split8_level5.E6];[$optimize_tfidf_split9_level5.E6])" office:value-type="float" office:value="0.4678" calcext:value-type="float">
            <text:p>0.4678</text:p>
          </table:table-cell>
        </table:table-row>
        <table:table-row table:style-name="ro1">
          <table:table-cell table:formula="of:=MIN([$optimize_tfidf_split0_level5.A26];[$optimize_tfidf_split1_level5.A26];[$optimize_tfidf_split2_level5.A26];[$optimize_tfidf_split3_level5.A26];[$optimize_tfidf_split4_level5.A26];[$optimize_tfidf_split5_level5.A26];[$optimize_tfidf_split6_level5.A26];[$optimize_tfidf_split7_level5.A26];[$optimize_tfidf_split8_level5.A26];[$optimize_tfidf_split9_level5.A26])" office:value-type="float" office:value="2" calcext:value-type="float">
            <text:p>2</text:p>
          </table:table-cell>
          <table:table-cell table:formula="of:=MIN([$optimize_tfidf_split0_level5.B26];[$optimize_tfidf_split1_level5.B26];[$optimize_tfidf_split2_level5.B26];[$optimize_tfidf_split3_level5.B26];[$optimize_tfidf_split4_level5.B26];[$optimize_tfidf_split5_level5.B26];[$optimize_tfidf_split6_level5.B26];[$optimize_tfidf_split7_level5.B26];[$optimize_tfidf_split8_level5.B26];[$optimize_tfidf_split9_level5.B26])" office:value-type="float" office:value="0.2" calcext:value-type="float">
            <text:p>0.2</text:p>
          </table:table-cell>
          <table:table-cell table:formula="of:=MIN([$optimize_tfidf_split0_level5.C26];[$optimize_tfidf_split1_level5.C26];[$optimize_tfidf_split2_level5.C26];[$optimize_tfidf_split3_level5.C26];[$optimize_tfidf_split4_level5.C26];[$optimize_tfidf_split5_level5.C26];[$optimize_tfidf_split6_level5.C26];[$optimize_tfidf_split7_level5.C26];[$optimize_tfidf_split8_level5.C26];[$optimize_tfidf_split9_level5.C26])" office:value-type="float" office:value="0.4217" calcext:value-type="float">
            <text:p>0.4217</text:p>
          </table:table-cell>
          <table:table-cell table:formula="of:=MIN([$optimize_tfidf_split0_level5.D26];[$optimize_tfidf_split1_level5.D26];[$optimize_tfidf_split2_level5.D26];[$optimize_tfidf_split3_level5.D26];[$optimize_tfidf_split4_level5.D26];[$optimize_tfidf_split5_level5.D26];[$optimize_tfidf_split6_level5.D26];[$optimize_tfidf_split7_level5.D26];[$optimize_tfidf_split8_level5.D26];[$optimize_tfidf_split9_level5.D26])" office:value-type="float" office:value="0.5141" calcext:value-type="float">
            <text:p>0.5141</text:p>
          </table:table-cell>
          <table:table-cell table:formula="of:=MIN([$optimize_tfidf_split0_level5.E26];[$optimize_tfidf_split1_level5.E26];[$optimize_tfidf_split2_level5.E26];[$optimize_tfidf_split3_level5.E26];[$optimize_tfidf_split4_level5.E26];[$optimize_tfidf_split5_level5.E26];[$optimize_tfidf_split6_level5.E26];[$optimize_tfidf_split7_level5.E26];[$optimize_tfidf_split8_level5.E26];[$optimize_tfidf_split9_level5.E26])" office:value-type="float" office:value="0.4176" calcext:value-type="float">
            <text:p>0.4176</text:p>
          </table:table-cell>
        </table:table-row>
        <table:table-row table:style-name="ro1">
          <table:table-cell table:formula="of:=MIN([$optimize_tfidf_split0_level5.A46];[$optimize_tfidf_split1_level5.A46];[$optimize_tfidf_split2_level5.A46];[$optimize_tfidf_split3_level5.A46];[$optimize_tfidf_split4_level5.A46];[$optimize_tfidf_split5_level5.A46];[$optimize_tfidf_split6_level5.A46];[$optimize_tfidf_split7_level5.A46];[$optimize_tfidf_split8_level5.A46];[$optimize_tfidf_split9_level5.A46])" office:value-type="float" office:value="3" calcext:value-type="float">
            <text:p>3</text:p>
          </table:table-cell>
          <table:table-cell table:formula="of:=MIN([$optimize_tfidf_split0_level5.B46];[$optimize_tfidf_split1_level5.B46];[$optimize_tfidf_split2_level5.B46];[$optimize_tfidf_split3_level5.B46];[$optimize_tfidf_split4_level5.B46];[$optimize_tfidf_split5_level5.B46];[$optimize_tfidf_split6_level5.B46];[$optimize_tfidf_split7_level5.B46];[$optimize_tfidf_split8_level5.B46];[$optimize_tfidf_split9_level5.B46])" office:value-type="float" office:value="0.2" calcext:value-type="float">
            <text:p>0.2</text:p>
          </table:table-cell>
          <table:table-cell table:formula="of:=MIN([$optimize_tfidf_split0_level5.C46];[$optimize_tfidf_split1_level5.C46];[$optimize_tfidf_split2_level5.C46];[$optimize_tfidf_split3_level5.C46];[$optimize_tfidf_split4_level5.C46];[$optimize_tfidf_split5_level5.C46];[$optimize_tfidf_split6_level5.C46];[$optimize_tfidf_split7_level5.C46];[$optimize_tfidf_split8_level5.C46];[$optimize_tfidf_split9_level5.C46])" office:value-type="float" office:value="0.3359" calcext:value-type="float">
            <text:p>0.3359</text:p>
          </table:table-cell>
          <table:table-cell table:formula="of:=MIN([$optimize_tfidf_split0_level5.D46];[$optimize_tfidf_split1_level5.D46];[$optimize_tfidf_split2_level5.D46];[$optimize_tfidf_split3_level5.D46];[$optimize_tfidf_split4_level5.D46];[$optimize_tfidf_split5_level5.D46];[$optimize_tfidf_split6_level5.D46];[$optimize_tfidf_split7_level5.D46];[$optimize_tfidf_split8_level5.D46];[$optimize_tfidf_split9_level5.D46])" office:value-type="float" office:value="0.5563" calcext:value-type="float">
            <text:p>0.5563</text:p>
          </table:table-cell>
          <table:table-cell table:formula="of:=MIN([$optimize_tfidf_split0_level5.E46];[$optimize_tfidf_split1_level5.E46];[$optimize_tfidf_split2_level5.E46];[$optimize_tfidf_split3_level5.E46];[$optimize_tfidf_split4_level5.E46];[$optimize_tfidf_split5_level5.E46];[$optimize_tfidf_split6_level5.E46];[$optimize_tfidf_split7_level5.E46];[$optimize_tfidf_split8_level5.E46];[$optimize_tfidf_split9_level5.E46])" office:value-type="float" office:value="0.3725" calcext:value-type="float">
            <text:p>0.3725</text:p>
          </table:table-cell>
        </table:table-row>
        <table:table-row table:style-name="ro1">
          <table:table-cell table:formula="of:=MIN([$optimize_tfidf_split0_level5.A66];[$optimize_tfidf_split1_level5.A66];[$optimize_tfidf_split2_level5.A66];[$optimize_tfidf_split3_level5.A66];[$optimize_tfidf_split4_level5.A66];[$optimize_tfidf_split5_level5.A66];[$optimize_tfidf_split6_level5.A66];[$optimize_tfidf_split7_level5.A66];[$optimize_tfidf_split8_level5.A66];[$optimize_tfidf_split9_level5.A66])" office:value-type="float" office:value="4" calcext:value-type="float">
            <text:p>4</text:p>
          </table:table-cell>
          <table:table-cell table:formula="of:=MIN([$optimize_tfidf_split0_level5.B66];[$optimize_tfidf_split1_level5.B66];[$optimize_tfidf_split2_level5.B66];[$optimize_tfidf_split3_level5.B66];[$optimize_tfidf_split4_level5.B66];[$optimize_tfidf_split5_level5.B66];[$optimize_tfidf_split6_level5.B66];[$optimize_tfidf_split7_level5.B66];[$optimize_tfidf_split8_level5.B66];[$optimize_tfidf_split9_level5.B66])" office:value-type="float" office:value="0.2" calcext:value-type="float">
            <text:p>0.2</text:p>
          </table:table-cell>
          <table:table-cell table:formula="of:=MIN([$optimize_tfidf_split0_level5.C66];[$optimize_tfidf_split1_level5.C66];[$optimize_tfidf_split2_level5.C66];[$optimize_tfidf_split3_level5.C66];[$optimize_tfidf_split4_level5.C66];[$optimize_tfidf_split5_level5.C66];[$optimize_tfidf_split6_level5.C66];[$optimize_tfidf_split7_level5.C66];[$optimize_tfidf_split8_level5.C66];[$optimize_tfidf_split9_level5.C66])" office:value-type="float" office:value="0.2809" calcext:value-type="float">
            <text:p>0.2809</text:p>
          </table:table-cell>
          <table:table-cell table:formula="of:=MIN([$optimize_tfidf_split0_level5.D66];[$optimize_tfidf_split1_level5.D66];[$optimize_tfidf_split2_level5.D66];[$optimize_tfidf_split3_level5.D66];[$optimize_tfidf_split4_level5.D66];[$optimize_tfidf_split5_level5.D66];[$optimize_tfidf_split6_level5.D66];[$optimize_tfidf_split7_level5.D66];[$optimize_tfidf_split8_level5.D66];[$optimize_tfidf_split9_level5.D66])" office:value-type="float" office:value="0.5887" calcext:value-type="float">
            <text:p>0.5887</text:p>
          </table:table-cell>
          <table:table-cell table:formula="of:=MIN([$optimize_tfidf_split0_level5.E66];[$optimize_tfidf_split1_level5.E66];[$optimize_tfidf_split2_level5.E66];[$optimize_tfidf_split3_level5.E66];[$optimize_tfidf_split4_level5.E66];[$optimize_tfidf_split5_level5.E66];[$optimize_tfidf_split6_level5.E66];[$optimize_tfidf_split7_level5.E66];[$optimize_tfidf_split8_level5.E66];[$optimize_tfidf_split9_level5.E66])" office:value-type="float" office:value="0.338" calcext:value-type="float">
            <text:p>0.338</text:p>
          </table:table-cell>
        </table:table-row>
        <table:table-row table:style-name="ro1">
          <table:table-cell table:formula="of:=MIN([$optimize_tfidf_split0_level5.A86];[$optimize_tfidf_split1_level5.A86];[$optimize_tfidf_split2_level5.A86];[$optimize_tfidf_split3_level5.A86];[$optimize_tfidf_split4_level5.A86];[$optimize_tfidf_split5_level5.A86];[$optimize_tfidf_split6_level5.A86];[$optimize_tfidf_split7_level5.A86];[$optimize_tfidf_split8_level5.A86];[$optimize_tfidf_split9_level5.A86])" office:value-type="float" office:value="5" calcext:value-type="float">
            <text:p>5</text:p>
          </table:table-cell>
          <table:table-cell table:formula="of:=MIN([$optimize_tfidf_split0_level5.B86];[$optimize_tfidf_split1_level5.B86];[$optimize_tfidf_split2_level5.B86];[$optimize_tfidf_split3_level5.B86];[$optimize_tfidf_split4_level5.B86];[$optimize_tfidf_split5_level5.B86];[$optimize_tfidf_split6_level5.B86];[$optimize_tfidf_split7_level5.B86];[$optimize_tfidf_split8_level5.B86];[$optimize_tfidf_split9_level5.B86])" office:value-type="float" office:value="0.2" calcext:value-type="float">
            <text:p>0.2</text:p>
          </table:table-cell>
          <table:table-cell table:formula="of:=MIN([$optimize_tfidf_split0_level5.C86];[$optimize_tfidf_split1_level5.C86];[$optimize_tfidf_split2_level5.C86];[$optimize_tfidf_split3_level5.C86];[$optimize_tfidf_split4_level5.C86];[$optimize_tfidf_split5_level5.C86];[$optimize_tfidf_split6_level5.C86];[$optimize_tfidf_split7_level5.C86];[$optimize_tfidf_split8_level5.C86];[$optimize_tfidf_split9_level5.C86])" office:value-type="float" office:value="0.2398" calcext:value-type="float">
            <text:p>0.2398</text:p>
          </table:table-cell>
          <table:table-cell table:formula="of:=MIN([$optimize_tfidf_split0_level5.D86];[$optimize_tfidf_split1_level5.D86];[$optimize_tfidf_split2_level5.D86];[$optimize_tfidf_split3_level5.D86];[$optimize_tfidf_split4_level5.D86];[$optimize_tfidf_split5_level5.D86];[$optimize_tfidf_split6_level5.D86];[$optimize_tfidf_split7_level5.D86];[$optimize_tfidf_split8_level5.D86];[$optimize_tfidf_split9_level5.D86])" office:value-type="float" office:value="0.6063" calcext:value-type="float">
            <text:p>0.6063</text:p>
          </table:table-cell>
          <table:table-cell table:formula="of:=MIN([$optimize_tfidf_split0_level5.E86];[$optimize_tfidf_split1_level5.E86];[$optimize_tfidf_split2_level5.E86];[$optimize_tfidf_split3_level5.E86];[$optimize_tfidf_split4_level5.E86];[$optimize_tfidf_split5_level5.E86];[$optimize_tfidf_split6_level5.E86];[$optimize_tfidf_split7_level5.E86];[$optimize_tfidf_split8_level5.E86];[$optimize_tfidf_split9_level5.E86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106];[$optimize_tfidf_split1_level5.A106];[$optimize_tfidf_split2_level5.A106];[$optimize_tfidf_split3_level5.A106];[$optimize_tfidf_split4_level5.A106];[$optimize_tfidf_split5_level5.A106];[$optimize_tfidf_split6_level5.A106];[$optimize_tfidf_split7_level5.A106];[$optimize_tfidf_split8_level5.A106];[$optimize_tfidf_split9_level5.A106])" office:value-type="float" office:value="6" calcext:value-type="float">
            <text:p>6</text:p>
          </table:table-cell>
          <table:table-cell table:formula="of:=MIN([$optimize_tfidf_split0_level5.B106];[$optimize_tfidf_split1_level5.B106];[$optimize_tfidf_split2_level5.B106];[$optimize_tfidf_split3_level5.B106];[$optimize_tfidf_split4_level5.B106];[$optimize_tfidf_split5_level5.B106];[$optimize_tfidf_split6_level5.B106];[$optimize_tfidf_split7_level5.B106];[$optimize_tfidf_split8_level5.B106];[$optimize_tfidf_split9_level5.B106])" office:value-type="float" office:value="0.2" calcext:value-type="float">
            <text:p>0.2</text:p>
          </table:table-cell>
          <table:table-cell table:formula="of:=MIN([$optimize_tfidf_split0_level5.C106];[$optimize_tfidf_split1_level5.C106];[$optimize_tfidf_split2_level5.C106];[$optimize_tfidf_split3_level5.C106];[$optimize_tfidf_split4_level5.C106];[$optimize_tfidf_split5_level5.C106];[$optimize_tfidf_split6_level5.C106];[$optimize_tfidf_split7_level5.C106];[$optimize_tfidf_split8_level5.C106];[$optimize_tfidf_split9_level5.C106])" office:value-type="float" office:value="0.2398" calcext:value-type="float">
            <text:p>0.2398</text:p>
          </table:table-cell>
          <table:table-cell table:formula="of:=MIN([$optimize_tfidf_split0_level5.D106];[$optimize_tfidf_split1_level5.D106];[$optimize_tfidf_split2_level5.D106];[$optimize_tfidf_split3_level5.D106];[$optimize_tfidf_split4_level5.D106];[$optimize_tfidf_split5_level5.D106];[$optimize_tfidf_split6_level5.D106];[$optimize_tfidf_split7_level5.D106];[$optimize_tfidf_split8_level5.D106];[$optimize_tfidf_split9_level5.D106])" office:value-type="float" office:value="0.6063" calcext:value-type="float">
            <text:p>0.6063</text:p>
          </table:table-cell>
          <table:table-cell table:formula="of:=MIN([$optimize_tfidf_split0_level5.E106];[$optimize_tfidf_split1_level5.E106];[$optimize_tfidf_split2_level5.E106];[$optimize_tfidf_split3_level5.E106];[$optimize_tfidf_split4_level5.E106];[$optimize_tfidf_split5_level5.E106];[$optimize_tfidf_split6_level5.E106];[$optimize_tfidf_split7_level5.E106];[$optimize_tfidf_split8_level5.E106];[$optimize_tfidf_split9_level5.E106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126];[$optimize_tfidf_split1_level5.A126];[$optimize_tfidf_split2_level5.A126];[$optimize_tfidf_split3_level5.A126];[$optimize_tfidf_split4_level5.A126];[$optimize_tfidf_split5_level5.A126];[$optimize_tfidf_split6_level5.A126];[$optimize_tfidf_split7_level5.A126];[$optimize_tfidf_split8_level5.A126];[$optimize_tfidf_split9_level5.A126])" office:value-type="float" office:value="7" calcext:value-type="float">
            <text:p>7</text:p>
          </table:table-cell>
          <table:table-cell table:formula="of:=MIN([$optimize_tfidf_split0_level5.B126];[$optimize_tfidf_split1_level5.B126];[$optimize_tfidf_split2_level5.B126];[$optimize_tfidf_split3_level5.B126];[$optimize_tfidf_split4_level5.B126];[$optimize_tfidf_split5_level5.B126];[$optimize_tfidf_split6_level5.B126];[$optimize_tfidf_split7_level5.B126];[$optimize_tfidf_split8_level5.B126];[$optimize_tfidf_split9_level5.B126])" office:value-type="float" office:value="0.2" calcext:value-type="float">
            <text:p>0.2</text:p>
          </table:table-cell>
          <table:table-cell table:formula="of:=MIN([$optimize_tfidf_split0_level5.C126];[$optimize_tfidf_split1_level5.C126];[$optimize_tfidf_split2_level5.C126];[$optimize_tfidf_split3_level5.C126];[$optimize_tfidf_split4_level5.C126];[$optimize_tfidf_split5_level5.C126];[$optimize_tfidf_split6_level5.C126];[$optimize_tfidf_split7_level5.C126];[$optimize_tfidf_split8_level5.C126];[$optimize_tfidf_split9_level5.C126])" office:value-type="float" office:value="0.2398" calcext:value-type="float">
            <text:p>0.2398</text:p>
          </table:table-cell>
          <table:table-cell table:formula="of:=MIN([$optimize_tfidf_split0_level5.D126];[$optimize_tfidf_split1_level5.D126];[$optimize_tfidf_split2_level5.D126];[$optimize_tfidf_split3_level5.D126];[$optimize_tfidf_split4_level5.D126];[$optimize_tfidf_split5_level5.D126];[$optimize_tfidf_split6_level5.D126];[$optimize_tfidf_split7_level5.D126];[$optimize_tfidf_split8_level5.D126];[$optimize_tfidf_split9_level5.D126])" office:value-type="float" office:value="0.6063" calcext:value-type="float">
            <text:p>0.6063</text:p>
          </table:table-cell>
          <table:table-cell table:formula="of:=MIN([$optimize_tfidf_split0_level5.E126];[$optimize_tfidf_split1_level5.E126];[$optimize_tfidf_split2_level5.E126];[$optimize_tfidf_split3_level5.E126];[$optimize_tfidf_split4_level5.E126];[$optimize_tfidf_split5_level5.E126];[$optimize_tfidf_split6_level5.E126];[$optimize_tfidf_split7_level5.E126];[$optimize_tfidf_split8_level5.E126];[$optimize_tfidf_split9_level5.E126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146];[$optimize_tfidf_split1_level5.A146];[$optimize_tfidf_split2_level5.A146];[$optimize_tfidf_split3_level5.A146];[$optimize_tfidf_split4_level5.A146];[$optimize_tfidf_split5_level5.A146];[$optimize_tfidf_split6_level5.A146];[$optimize_tfidf_split7_level5.A146];[$optimize_tfidf_split8_level5.A146];[$optimize_tfidf_split9_level5.A146])" office:value-type="float" office:value="8" calcext:value-type="float">
            <text:p>8</text:p>
          </table:table-cell>
          <table:table-cell table:formula="of:=MIN([$optimize_tfidf_split0_level5.B146];[$optimize_tfidf_split1_level5.B146];[$optimize_tfidf_split2_level5.B146];[$optimize_tfidf_split3_level5.B146];[$optimize_tfidf_split4_level5.B146];[$optimize_tfidf_split5_level5.B146];[$optimize_tfidf_split6_level5.B146];[$optimize_tfidf_split7_level5.B146];[$optimize_tfidf_split8_level5.B146];[$optimize_tfidf_split9_level5.B146])" office:value-type="float" office:value="0.2" calcext:value-type="float">
            <text:p>0.2</text:p>
          </table:table-cell>
          <table:table-cell table:formula="of:=MIN([$optimize_tfidf_split0_level5.C146];[$optimize_tfidf_split1_level5.C146];[$optimize_tfidf_split2_level5.C146];[$optimize_tfidf_split3_level5.C146];[$optimize_tfidf_split4_level5.C146];[$optimize_tfidf_split5_level5.C146];[$optimize_tfidf_split6_level5.C146];[$optimize_tfidf_split7_level5.C146];[$optimize_tfidf_split8_level5.C146];[$optimize_tfidf_split9_level5.C146])" office:value-type="float" office:value="0.2398" calcext:value-type="float">
            <text:p>0.2398</text:p>
          </table:table-cell>
          <table:table-cell table:formula="of:=MIN([$optimize_tfidf_split0_level5.D146];[$optimize_tfidf_split1_level5.D146];[$optimize_tfidf_split2_level5.D146];[$optimize_tfidf_split3_level5.D146];[$optimize_tfidf_split4_level5.D146];[$optimize_tfidf_split5_level5.D146];[$optimize_tfidf_split6_level5.D146];[$optimize_tfidf_split7_level5.D146];[$optimize_tfidf_split8_level5.D146];[$optimize_tfidf_split9_level5.D146])" office:value-type="float" office:value="0.6063" calcext:value-type="float">
            <text:p>0.6063</text:p>
          </table:table-cell>
          <table:table-cell table:formula="of:=MIN([$optimize_tfidf_split0_level5.E146];[$optimize_tfidf_split1_level5.E146];[$optimize_tfidf_split2_level5.E146];[$optimize_tfidf_split3_level5.E146];[$optimize_tfidf_split4_level5.E146];[$optimize_tfidf_split5_level5.E146];[$optimize_tfidf_split6_level5.E146];[$optimize_tfidf_split7_level5.E146];[$optimize_tfidf_split8_level5.E146];[$optimize_tfidf_split9_level5.E146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166];[$optimize_tfidf_split1_level5.A166];[$optimize_tfidf_split2_level5.A166];[$optimize_tfidf_split3_level5.A166];[$optimize_tfidf_split4_level5.A166];[$optimize_tfidf_split5_level5.A166];[$optimize_tfidf_split6_level5.A166];[$optimize_tfidf_split7_level5.A166];[$optimize_tfidf_split8_level5.A166];[$optimize_tfidf_split9_level5.A166])" office:value-type="float" office:value="9" calcext:value-type="float">
            <text:p>9</text:p>
          </table:table-cell>
          <table:table-cell table:formula="of:=MIN([$optimize_tfidf_split0_level5.B166];[$optimize_tfidf_split1_level5.B166];[$optimize_tfidf_split2_level5.B166];[$optimize_tfidf_split3_level5.B166];[$optimize_tfidf_split4_level5.B166];[$optimize_tfidf_split5_level5.B166];[$optimize_tfidf_split6_level5.B166];[$optimize_tfidf_split7_level5.B166];[$optimize_tfidf_split8_level5.B166];[$optimize_tfidf_split9_level5.B166])" office:value-type="float" office:value="0.2" calcext:value-type="float">
            <text:p>0.2</text:p>
          </table:table-cell>
          <table:table-cell table:formula="of:=MIN([$optimize_tfidf_split0_level5.C166];[$optimize_tfidf_split1_level5.C166];[$optimize_tfidf_split2_level5.C166];[$optimize_tfidf_split3_level5.C166];[$optimize_tfidf_split4_level5.C166];[$optimize_tfidf_split5_level5.C166];[$optimize_tfidf_split6_level5.C166];[$optimize_tfidf_split7_level5.C166];[$optimize_tfidf_split8_level5.C166];[$optimize_tfidf_split9_level5.C166])" office:value-type="float" office:value="0.2398" calcext:value-type="float">
            <text:p>0.2398</text:p>
          </table:table-cell>
          <table:table-cell table:formula="of:=MIN([$optimize_tfidf_split0_level5.D166];[$optimize_tfidf_split1_level5.D166];[$optimize_tfidf_split2_level5.D166];[$optimize_tfidf_split3_level5.D166];[$optimize_tfidf_split4_level5.D166];[$optimize_tfidf_split5_level5.D166];[$optimize_tfidf_split6_level5.D166];[$optimize_tfidf_split7_level5.D166];[$optimize_tfidf_split8_level5.D166];[$optimize_tfidf_split9_level5.D166])" office:value-type="float" office:value="0.6063" calcext:value-type="float">
            <text:p>0.6063</text:p>
          </table:table-cell>
          <table:table-cell table:formula="of:=MIN([$optimize_tfidf_split0_level5.E166];[$optimize_tfidf_split1_level5.E166];[$optimize_tfidf_split2_level5.E166];[$optimize_tfidf_split3_level5.E166];[$optimize_tfidf_split4_level5.E166];[$optimize_tfidf_split5_level5.E166];[$optimize_tfidf_split6_level5.E166];[$optimize_tfidf_split7_level5.E166];[$optimize_tfidf_split8_level5.E166];[$optimize_tfidf_split9_level5.E166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186];[$optimize_tfidf_split1_level5.A186];[$optimize_tfidf_split2_level5.A186];[$optimize_tfidf_split3_level5.A186];[$optimize_tfidf_split4_level5.A186];[$optimize_tfidf_split5_level5.A186];[$optimize_tfidf_split6_level5.A186];[$optimize_tfidf_split7_level5.A186];[$optimize_tfidf_split8_level5.A186];[$optimize_tfidf_split9_level5.A186])" office:value-type="float" office:value="10" calcext:value-type="float">
            <text:p>10</text:p>
          </table:table-cell>
          <table:table-cell table:formula="of:=MIN([$optimize_tfidf_split0_level5.B186];[$optimize_tfidf_split1_level5.B186];[$optimize_tfidf_split2_level5.B186];[$optimize_tfidf_split3_level5.B186];[$optimize_tfidf_split4_level5.B186];[$optimize_tfidf_split5_level5.B186];[$optimize_tfidf_split6_level5.B186];[$optimize_tfidf_split7_level5.B186];[$optimize_tfidf_split8_level5.B186];[$optimize_tfidf_split9_level5.B186])" office:value-type="float" office:value="0.2" calcext:value-type="float">
            <text:p>0.2</text:p>
          </table:table-cell>
          <table:table-cell table:formula="of:=MIN([$optimize_tfidf_split0_level5.C186];[$optimize_tfidf_split1_level5.C186];[$optimize_tfidf_split2_level5.C186];[$optimize_tfidf_split3_level5.C186];[$optimize_tfidf_split4_level5.C186];[$optimize_tfidf_split5_level5.C186];[$optimize_tfidf_split6_level5.C186];[$optimize_tfidf_split7_level5.C186];[$optimize_tfidf_split8_level5.C186];[$optimize_tfidf_split9_level5.C186])" office:value-type="float" office:value="0.2398" calcext:value-type="float">
            <text:p>0.2398</text:p>
          </table:table-cell>
          <table:table-cell table:formula="of:=MIN([$optimize_tfidf_split0_level5.D186];[$optimize_tfidf_split1_level5.D186];[$optimize_tfidf_split2_level5.D186];[$optimize_tfidf_split3_level5.D186];[$optimize_tfidf_split4_level5.D186];[$optimize_tfidf_split5_level5.D186];[$optimize_tfidf_split6_level5.D186];[$optimize_tfidf_split7_level5.D186];[$optimize_tfidf_split8_level5.D186];[$optimize_tfidf_split9_level5.D186])" office:value-type="float" office:value="0.6063" calcext:value-type="float">
            <text:p>0.6063</text:p>
          </table:table-cell>
          <table:table-cell table:formula="of:=MIN([$optimize_tfidf_split0_level5.E186];[$optimize_tfidf_split1_level5.E186];[$optimize_tfidf_split2_level5.E186];[$optimize_tfidf_split3_level5.E186];[$optimize_tfidf_split4_level5.E186];[$optimize_tfidf_split5_level5.E186];[$optimize_tfidf_split6_level5.E186];[$optimize_tfidf_split7_level5.E186];[$optimize_tfidf_split8_level5.E186];[$optimize_tfidf_split9_level5.E186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206];[$optimize_tfidf_split1_level5.A206];[$optimize_tfidf_split2_level5.A206];[$optimize_tfidf_split3_level5.A206];[$optimize_tfidf_split4_level5.A206];[$optimize_tfidf_split5_level5.A206];[$optimize_tfidf_split6_level5.A206];[$optimize_tfidf_split7_level5.A206];[$optimize_tfidf_split8_level5.A206];[$optimize_tfidf_split9_level5.A206])" office:value-type="float" office:value="11" calcext:value-type="float">
            <text:p>11</text:p>
          </table:table-cell>
          <table:table-cell table:formula="of:=MIN([$optimize_tfidf_split0_level5.B206];[$optimize_tfidf_split1_level5.B206];[$optimize_tfidf_split2_level5.B206];[$optimize_tfidf_split3_level5.B206];[$optimize_tfidf_split4_level5.B206];[$optimize_tfidf_split5_level5.B206];[$optimize_tfidf_split6_level5.B206];[$optimize_tfidf_split7_level5.B206];[$optimize_tfidf_split8_level5.B206];[$optimize_tfidf_split9_level5.B206])" office:value-type="float" office:value="0.2" calcext:value-type="float">
            <text:p>0.2</text:p>
          </table:table-cell>
          <table:table-cell table:formula="of:=MIN([$optimize_tfidf_split0_level5.C206];[$optimize_tfidf_split1_level5.C206];[$optimize_tfidf_split2_level5.C206];[$optimize_tfidf_split3_level5.C206];[$optimize_tfidf_split4_level5.C206];[$optimize_tfidf_split5_level5.C206];[$optimize_tfidf_split6_level5.C206];[$optimize_tfidf_split7_level5.C206];[$optimize_tfidf_split8_level5.C206];[$optimize_tfidf_split9_level5.C206])" office:value-type="float" office:value="0.2398" calcext:value-type="float">
            <text:p>0.2398</text:p>
          </table:table-cell>
          <table:table-cell table:formula="of:=MIN([$optimize_tfidf_split0_level5.D206];[$optimize_tfidf_split1_level5.D206];[$optimize_tfidf_split2_level5.D206];[$optimize_tfidf_split3_level5.D206];[$optimize_tfidf_split4_level5.D206];[$optimize_tfidf_split5_level5.D206];[$optimize_tfidf_split6_level5.D206];[$optimize_tfidf_split7_level5.D206];[$optimize_tfidf_split8_level5.D206];[$optimize_tfidf_split9_level5.D206])" office:value-type="float" office:value="0.6063" calcext:value-type="float">
            <text:p>0.6063</text:p>
          </table:table-cell>
          <table:table-cell table:formula="of:=MIN([$optimize_tfidf_split0_level5.E206];[$optimize_tfidf_split1_level5.E206];[$optimize_tfidf_split2_level5.E206];[$optimize_tfidf_split3_level5.E206];[$optimize_tfidf_split4_level5.E206];[$optimize_tfidf_split5_level5.E206];[$optimize_tfidf_split6_level5.E206];[$optimize_tfidf_split7_level5.E206];[$optimize_tfidf_split8_level5.E206];[$optimize_tfidf_split9_level5.E206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226];[$optimize_tfidf_split1_level5.A226];[$optimize_tfidf_split2_level5.A226];[$optimize_tfidf_split3_level5.A226];[$optimize_tfidf_split4_level5.A226];[$optimize_tfidf_split5_level5.A226];[$optimize_tfidf_split6_level5.A226];[$optimize_tfidf_split7_level5.A226];[$optimize_tfidf_split8_level5.A226];[$optimize_tfidf_split9_level5.A226])" office:value-type="float" office:value="12" calcext:value-type="float">
            <text:p>12</text:p>
          </table:table-cell>
          <table:table-cell table:formula="of:=MIN([$optimize_tfidf_split0_level5.B226];[$optimize_tfidf_split1_level5.B226];[$optimize_tfidf_split2_level5.B226];[$optimize_tfidf_split3_level5.B226];[$optimize_tfidf_split4_level5.B226];[$optimize_tfidf_split5_level5.B226];[$optimize_tfidf_split6_level5.B226];[$optimize_tfidf_split7_level5.B226];[$optimize_tfidf_split8_level5.B226];[$optimize_tfidf_split9_level5.B226])" office:value-type="float" office:value="0.2" calcext:value-type="float">
            <text:p>0.2</text:p>
          </table:table-cell>
          <table:table-cell table:formula="of:=MIN([$optimize_tfidf_split0_level5.C226];[$optimize_tfidf_split1_level5.C226];[$optimize_tfidf_split2_level5.C226];[$optimize_tfidf_split3_level5.C226];[$optimize_tfidf_split4_level5.C226];[$optimize_tfidf_split5_level5.C226];[$optimize_tfidf_split6_level5.C226];[$optimize_tfidf_split7_level5.C226];[$optimize_tfidf_split8_level5.C226];[$optimize_tfidf_split9_level5.C226])" office:value-type="float" office:value="0.2398" calcext:value-type="float">
            <text:p>0.2398</text:p>
          </table:table-cell>
          <table:table-cell table:formula="of:=MIN([$optimize_tfidf_split0_level5.D226];[$optimize_tfidf_split1_level5.D226];[$optimize_tfidf_split2_level5.D226];[$optimize_tfidf_split3_level5.D226];[$optimize_tfidf_split4_level5.D226];[$optimize_tfidf_split5_level5.D226];[$optimize_tfidf_split6_level5.D226];[$optimize_tfidf_split7_level5.D226];[$optimize_tfidf_split8_level5.D226];[$optimize_tfidf_split9_level5.D226])" office:value-type="float" office:value="0.6063" calcext:value-type="float">
            <text:p>0.6063</text:p>
          </table:table-cell>
          <table:table-cell table:formula="of:=MIN([$optimize_tfidf_split0_level5.E226];[$optimize_tfidf_split1_level5.E226];[$optimize_tfidf_split2_level5.E226];[$optimize_tfidf_split3_level5.E226];[$optimize_tfidf_split4_level5.E226];[$optimize_tfidf_split5_level5.E226];[$optimize_tfidf_split6_level5.E226];[$optimize_tfidf_split7_level5.E226];[$optimize_tfidf_split8_level5.E226];[$optimize_tfidf_split9_level5.E226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246];[$optimize_tfidf_split1_level5.A246];[$optimize_tfidf_split2_level5.A246];[$optimize_tfidf_split3_level5.A246];[$optimize_tfidf_split4_level5.A246];[$optimize_tfidf_split5_level5.A246];[$optimize_tfidf_split6_level5.A246];[$optimize_tfidf_split7_level5.A246];[$optimize_tfidf_split8_level5.A246];[$optimize_tfidf_split9_level5.A246])" office:value-type="float" office:value="13" calcext:value-type="float">
            <text:p>13</text:p>
          </table:table-cell>
          <table:table-cell table:formula="of:=MIN([$optimize_tfidf_split0_level5.B246];[$optimize_tfidf_split1_level5.B246];[$optimize_tfidf_split2_level5.B246];[$optimize_tfidf_split3_level5.B246];[$optimize_tfidf_split4_level5.B246];[$optimize_tfidf_split5_level5.B246];[$optimize_tfidf_split6_level5.B246];[$optimize_tfidf_split7_level5.B246];[$optimize_tfidf_split8_level5.B246];[$optimize_tfidf_split9_level5.B246])" office:value-type="float" office:value="0.2" calcext:value-type="float">
            <text:p>0.2</text:p>
          </table:table-cell>
          <table:table-cell table:formula="of:=MIN([$optimize_tfidf_split0_level5.C246];[$optimize_tfidf_split1_level5.C246];[$optimize_tfidf_split2_level5.C246];[$optimize_tfidf_split3_level5.C246];[$optimize_tfidf_split4_level5.C246];[$optimize_tfidf_split5_level5.C246];[$optimize_tfidf_split6_level5.C246];[$optimize_tfidf_split7_level5.C246];[$optimize_tfidf_split8_level5.C246];[$optimize_tfidf_split9_level5.C246])" office:value-type="float" office:value="0.2398" calcext:value-type="float">
            <text:p>0.2398</text:p>
          </table:table-cell>
          <table:table-cell table:formula="of:=MIN([$optimize_tfidf_split0_level5.D246];[$optimize_tfidf_split1_level5.D246];[$optimize_tfidf_split2_level5.D246];[$optimize_tfidf_split3_level5.D246];[$optimize_tfidf_split4_level5.D246];[$optimize_tfidf_split5_level5.D246];[$optimize_tfidf_split6_level5.D246];[$optimize_tfidf_split7_level5.D246];[$optimize_tfidf_split8_level5.D246];[$optimize_tfidf_split9_level5.D246])" office:value-type="float" office:value="0.6063" calcext:value-type="float">
            <text:p>0.6063</text:p>
          </table:table-cell>
          <table:table-cell table:formula="of:=MIN([$optimize_tfidf_split0_level5.E246];[$optimize_tfidf_split1_level5.E246];[$optimize_tfidf_split2_level5.E246];[$optimize_tfidf_split3_level5.E246];[$optimize_tfidf_split4_level5.E246];[$optimize_tfidf_split5_level5.E246];[$optimize_tfidf_split6_level5.E246];[$optimize_tfidf_split7_level5.E246];[$optimize_tfidf_split8_level5.E246];[$optimize_tfidf_split9_level5.E246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266];[$optimize_tfidf_split1_level5.A266];[$optimize_tfidf_split2_level5.A266];[$optimize_tfidf_split3_level5.A266];[$optimize_tfidf_split4_level5.A266];[$optimize_tfidf_split5_level5.A266];[$optimize_tfidf_split6_level5.A266];[$optimize_tfidf_split7_level5.A266];[$optimize_tfidf_split8_level5.A266];[$optimize_tfidf_split9_level5.A266])" office:value-type="float" office:value="14" calcext:value-type="float">
            <text:p>14</text:p>
          </table:table-cell>
          <table:table-cell table:formula="of:=MIN([$optimize_tfidf_split0_level5.B266];[$optimize_tfidf_split1_level5.B266];[$optimize_tfidf_split2_level5.B266];[$optimize_tfidf_split3_level5.B266];[$optimize_tfidf_split4_level5.B266];[$optimize_tfidf_split5_level5.B266];[$optimize_tfidf_split6_level5.B266];[$optimize_tfidf_split7_level5.B266];[$optimize_tfidf_split8_level5.B266];[$optimize_tfidf_split9_level5.B266])" office:value-type="float" office:value="0.2" calcext:value-type="float">
            <text:p>0.2</text:p>
          </table:table-cell>
          <table:table-cell table:formula="of:=MIN([$optimize_tfidf_split0_level5.C266];[$optimize_tfidf_split1_level5.C266];[$optimize_tfidf_split2_level5.C266];[$optimize_tfidf_split3_level5.C266];[$optimize_tfidf_split4_level5.C266];[$optimize_tfidf_split5_level5.C266];[$optimize_tfidf_split6_level5.C266];[$optimize_tfidf_split7_level5.C266];[$optimize_tfidf_split8_level5.C266];[$optimize_tfidf_split9_level5.C266])" office:value-type="float" office:value="0.2398" calcext:value-type="float">
            <text:p>0.2398</text:p>
          </table:table-cell>
          <table:table-cell table:formula="of:=MIN([$optimize_tfidf_split0_level5.D266];[$optimize_tfidf_split1_level5.D266];[$optimize_tfidf_split2_level5.D266];[$optimize_tfidf_split3_level5.D266];[$optimize_tfidf_split4_level5.D266];[$optimize_tfidf_split5_level5.D266];[$optimize_tfidf_split6_level5.D266];[$optimize_tfidf_split7_level5.D266];[$optimize_tfidf_split8_level5.D266];[$optimize_tfidf_split9_level5.D266])" office:value-type="float" office:value="0.6063" calcext:value-type="float">
            <text:p>0.6063</text:p>
          </table:table-cell>
          <table:table-cell table:formula="of:=MIN([$optimize_tfidf_split0_level5.E266];[$optimize_tfidf_split1_level5.E266];[$optimize_tfidf_split2_level5.E266];[$optimize_tfidf_split3_level5.E266];[$optimize_tfidf_split4_level5.E266];[$optimize_tfidf_split5_level5.E266];[$optimize_tfidf_split6_level5.E266];[$optimize_tfidf_split7_level5.E266];[$optimize_tfidf_split8_level5.E266];[$optimize_tfidf_split9_level5.E266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286];[$optimize_tfidf_split1_level5.A286];[$optimize_tfidf_split2_level5.A286];[$optimize_tfidf_split3_level5.A286];[$optimize_tfidf_split4_level5.A286];[$optimize_tfidf_split5_level5.A286];[$optimize_tfidf_split6_level5.A286];[$optimize_tfidf_split7_level5.A286];[$optimize_tfidf_split8_level5.A286];[$optimize_tfidf_split9_level5.A286])" office:value-type="float" office:value="15" calcext:value-type="float">
            <text:p>15</text:p>
          </table:table-cell>
          <table:table-cell table:formula="of:=MIN([$optimize_tfidf_split0_level5.B286];[$optimize_tfidf_split1_level5.B286];[$optimize_tfidf_split2_level5.B286];[$optimize_tfidf_split3_level5.B286];[$optimize_tfidf_split4_level5.B286];[$optimize_tfidf_split5_level5.B286];[$optimize_tfidf_split6_level5.B286];[$optimize_tfidf_split7_level5.B286];[$optimize_tfidf_split8_level5.B286];[$optimize_tfidf_split9_level5.B286])" office:value-type="float" office:value="0.2" calcext:value-type="float">
            <text:p>0.2</text:p>
          </table:table-cell>
          <table:table-cell table:formula="of:=MIN([$optimize_tfidf_split0_level5.C286];[$optimize_tfidf_split1_level5.C286];[$optimize_tfidf_split2_level5.C286];[$optimize_tfidf_split3_level5.C286];[$optimize_tfidf_split4_level5.C286];[$optimize_tfidf_split5_level5.C286];[$optimize_tfidf_split6_level5.C286];[$optimize_tfidf_split7_level5.C286];[$optimize_tfidf_split8_level5.C286];[$optimize_tfidf_split9_level5.C286])" office:value-type="float" office:value="0.2398" calcext:value-type="float">
            <text:p>0.2398</text:p>
          </table:table-cell>
          <table:table-cell table:formula="of:=MIN([$optimize_tfidf_split0_level5.D286];[$optimize_tfidf_split1_level5.D286];[$optimize_tfidf_split2_level5.D286];[$optimize_tfidf_split3_level5.D286];[$optimize_tfidf_split4_level5.D286];[$optimize_tfidf_split5_level5.D286];[$optimize_tfidf_split6_level5.D286];[$optimize_tfidf_split7_level5.D286];[$optimize_tfidf_split8_level5.D286];[$optimize_tfidf_split9_level5.D286])" office:value-type="float" office:value="0.6063" calcext:value-type="float">
            <text:p>0.6063</text:p>
          </table:table-cell>
          <table:table-cell table:formula="of:=MIN([$optimize_tfidf_split0_level5.E286];[$optimize_tfidf_split1_level5.E286];[$optimize_tfidf_split2_level5.E286];[$optimize_tfidf_split3_level5.E286];[$optimize_tfidf_split4_level5.E286];[$optimize_tfidf_split5_level5.E286];[$optimize_tfidf_split6_level5.E286];[$optimize_tfidf_split7_level5.E286];[$optimize_tfidf_split8_level5.E286];[$optimize_tfidf_split9_level5.E286])" office:value-type="float" office:value="0.3072" calcext:value-type="float">
            <text:p>0.3072</text:p>
          </table:table-cell>
        </table:table-row>
        <table:table-row table:style-name="ro1">
          <table:table-cell table:formula="of:=MIN([$optimize_tfidf_split0_level5.A7];[$optimize_tfidf_split1_level5.A7];[$optimize_tfidf_split2_level5.A7];[$optimize_tfidf_split3_level5.A7];[$optimize_tfidf_split4_level5.A7];[$optimize_tfidf_split5_level5.A7];[$optimize_tfidf_split6_level5.A7];[$optimize_tfidf_split7_level5.A7];[$optimize_tfidf_split8_level5.A7];[$optimize_tfidf_split9_level5.A7])" office:value-type="float" office:value="1" calcext:value-type="float">
            <text:p>1</text:p>
          </table:table-cell>
          <table:table-cell table:formula="of:=MIN([$optimize_tfidf_split0_level5.B7];[$optimize_tfidf_split1_level5.B7];[$optimize_tfidf_split2_level5.B7];[$optimize_tfidf_split3_level5.B7];[$optimize_tfidf_split4_level5.B7];[$optimize_tfidf_split5_level5.B7];[$optimize_tfidf_split6_level5.B7];[$optimize_tfidf_split7_level5.B7];[$optimize_tfidf_split8_level5.B7];[$optimize_tfidf_split9_level5.B7])" office:value-type="float" office:value="0.25" calcext:value-type="float">
            <text:p>0.25</text:p>
          </table:table-cell>
          <table:table-cell table:formula="of:=MIN([$optimize_tfidf_split0_level5.C7];[$optimize_tfidf_split1_level5.C7];[$optimize_tfidf_split2_level5.C7];[$optimize_tfidf_split3_level5.C7];[$optimize_tfidf_split4_level5.C7];[$optimize_tfidf_split5_level5.C7];[$optimize_tfidf_split6_level5.C7];[$optimize_tfidf_split7_level5.C7];[$optimize_tfidf_split8_level5.C7];[$optimize_tfidf_split9_level5.C7])" office:value-type="float" office:value="0.5979" calcext:value-type="float">
            <text:p>0.5979</text:p>
          </table:table-cell>
          <table:table-cell table:formula="of:=MIN([$optimize_tfidf_split0_level5.D7];[$optimize_tfidf_split1_level5.D7];[$optimize_tfidf_split2_level5.D7];[$optimize_tfidf_split3_level5.D7];[$optimize_tfidf_split4_level5.D7];[$optimize_tfidf_split5_level5.D7];[$optimize_tfidf_split6_level5.D7];[$optimize_tfidf_split7_level5.D7];[$optimize_tfidf_split8_level5.D7];[$optimize_tfidf_split9_level5.D7])" office:value-type="float" office:value="0.4282" calcext:value-type="float">
            <text:p>0.4282</text:p>
          </table:table-cell>
          <table:table-cell table:formula="of:=MIN([$optimize_tfidf_split0_level5.E7];[$optimize_tfidf_split1_level5.E7];[$optimize_tfidf_split2_level5.E7];[$optimize_tfidf_split3_level5.E7];[$optimize_tfidf_split4_level5.E7];[$optimize_tfidf_split5_level5.E7];[$optimize_tfidf_split6_level5.E7];[$optimize_tfidf_split7_level5.E7];[$optimize_tfidf_split8_level5.E7];[$optimize_tfidf_split9_level5.E7])" office:value-type="float" office:value="0.4651" calcext:value-type="float">
            <text:p>0.4651</text:p>
          </table:table-cell>
        </table:table-row>
        <table:table-row table:style-name="ro1">
          <table:table-cell table:formula="of:=MIN([$optimize_tfidf_split0_level5.A27];[$optimize_tfidf_split1_level5.A27];[$optimize_tfidf_split2_level5.A27];[$optimize_tfidf_split3_level5.A27];[$optimize_tfidf_split4_level5.A27];[$optimize_tfidf_split5_level5.A27];[$optimize_tfidf_split6_level5.A27];[$optimize_tfidf_split7_level5.A27];[$optimize_tfidf_split8_level5.A27];[$optimize_tfidf_split9_level5.A27])" office:value-type="float" office:value="2" calcext:value-type="float">
            <text:p>2</text:p>
          </table:table-cell>
          <table:table-cell table:formula="of:=MIN([$optimize_tfidf_split0_level5.B27];[$optimize_tfidf_split1_level5.B27];[$optimize_tfidf_split2_level5.B27];[$optimize_tfidf_split3_level5.B27];[$optimize_tfidf_split4_level5.B27];[$optimize_tfidf_split5_level5.B27];[$optimize_tfidf_split6_level5.B27];[$optimize_tfidf_split7_level5.B27];[$optimize_tfidf_split8_level5.B27];[$optimize_tfidf_split9_level5.B27])" office:value-type="float" office:value="0.25" calcext:value-type="float">
            <text:p>0.25</text:p>
          </table:table-cell>
          <table:table-cell table:formula="of:=MIN([$optimize_tfidf_split0_level5.C27];[$optimize_tfidf_split1_level5.C27];[$optimize_tfidf_split2_level5.C27];[$optimize_tfidf_split3_level5.C27];[$optimize_tfidf_split4_level5.C27];[$optimize_tfidf_split5_level5.C27];[$optimize_tfidf_split6_level5.C27];[$optimize_tfidf_split7_level5.C27];[$optimize_tfidf_split8_level5.C27];[$optimize_tfidf_split9_level5.C27])" office:value-type="float" office:value="0.4191" calcext:value-type="float">
            <text:p>0.4191</text:p>
          </table:table-cell>
          <table:table-cell table:formula="of:=MIN([$optimize_tfidf_split0_level5.D27];[$optimize_tfidf_split1_level5.D27];[$optimize_tfidf_split2_level5.D27];[$optimize_tfidf_split3_level5.D27];[$optimize_tfidf_split4_level5.D27];[$optimize_tfidf_split5_level5.D27];[$optimize_tfidf_split6_level5.D27];[$optimize_tfidf_split7_level5.D27];[$optimize_tfidf_split8_level5.D27];[$optimize_tfidf_split9_level5.D27])" office:value-type="float" office:value="0.5115" calcext:value-type="float">
            <text:p>0.5115</text:p>
          </table:table-cell>
          <table:table-cell table:formula="of:=MIN([$optimize_tfidf_split0_level5.E27];[$optimize_tfidf_split1_level5.E27];[$optimize_tfidf_split2_level5.E27];[$optimize_tfidf_split3_level5.E27];[$optimize_tfidf_split4_level5.E27];[$optimize_tfidf_split5_level5.E27];[$optimize_tfidf_split6_level5.E27];[$optimize_tfidf_split7_level5.E27];[$optimize_tfidf_split8_level5.E27];[$optimize_tfidf_split9_level5.E27])" office:value-type="float" office:value="0.415" calcext:value-type="float">
            <text:p>0.415</text:p>
          </table:table-cell>
        </table:table-row>
        <table:table-row table:style-name="ro1">
          <table:table-cell table:formula="of:=MIN([$optimize_tfidf_split0_level5.A47];[$optimize_tfidf_split1_level5.A47];[$optimize_tfidf_split2_level5.A47];[$optimize_tfidf_split3_level5.A47];[$optimize_tfidf_split4_level5.A47];[$optimize_tfidf_split5_level5.A47];[$optimize_tfidf_split6_level5.A47];[$optimize_tfidf_split7_level5.A47];[$optimize_tfidf_split8_level5.A47];[$optimize_tfidf_split9_level5.A47])" office:value-type="float" office:value="3" calcext:value-type="float">
            <text:p>3</text:p>
          </table:table-cell>
          <table:table-cell table:formula="of:=MIN([$optimize_tfidf_split0_level5.B47];[$optimize_tfidf_split1_level5.B47];[$optimize_tfidf_split2_level5.B47];[$optimize_tfidf_split3_level5.B47];[$optimize_tfidf_split4_level5.B47];[$optimize_tfidf_split5_level5.B47];[$optimize_tfidf_split6_level5.B47];[$optimize_tfidf_split7_level5.B47];[$optimize_tfidf_split8_level5.B47];[$optimize_tfidf_split9_level5.B47])" office:value-type="float" office:value="0.25" calcext:value-type="float">
            <text:p>0.25</text:p>
          </table:table-cell>
          <table:table-cell table:formula="of:=MIN([$optimize_tfidf_split0_level5.C47];[$optimize_tfidf_split1_level5.C47];[$optimize_tfidf_split2_level5.C47];[$optimize_tfidf_split3_level5.C47];[$optimize_tfidf_split4_level5.C47];[$optimize_tfidf_split5_level5.C47];[$optimize_tfidf_split6_level5.C47];[$optimize_tfidf_split7_level5.C47];[$optimize_tfidf_split8_level5.C47];[$optimize_tfidf_split9_level5.C47])" office:value-type="float" office:value="0.3333" calcext:value-type="float">
            <text:p>0.3333</text:p>
          </table:table-cell>
          <table:table-cell table:formula="of:=MIN([$optimize_tfidf_split0_level5.D47];[$optimize_tfidf_split1_level5.D47];[$optimize_tfidf_split2_level5.D47];[$optimize_tfidf_split3_level5.D47];[$optimize_tfidf_split4_level5.D47];[$optimize_tfidf_split5_level5.D47];[$optimize_tfidf_split6_level5.D47];[$optimize_tfidf_split7_level5.D47];[$optimize_tfidf_split8_level5.D47];[$optimize_tfidf_split9_level5.D47])" office:value-type="float" office:value="0.5537" calcext:value-type="float">
            <text:p>0.5537</text:p>
          </table:table-cell>
          <table:table-cell table:formula="of:=MIN([$optimize_tfidf_split0_level5.E47];[$optimize_tfidf_split1_level5.E47];[$optimize_tfidf_split2_level5.E47];[$optimize_tfidf_split3_level5.E47];[$optimize_tfidf_split4_level5.E47];[$optimize_tfidf_split5_level5.E47];[$optimize_tfidf_split6_level5.E47];[$optimize_tfidf_split7_level5.E47];[$optimize_tfidf_split8_level5.E47];[$optimize_tfidf_split9_level5.E47])" office:value-type="float" office:value="0.3699" calcext:value-type="float">
            <text:p>0.3699</text:p>
          </table:table-cell>
        </table:table-row>
        <table:table-row table:style-name="ro1">
          <table:table-cell table:formula="of:=MIN([$optimize_tfidf_split0_level5.A67];[$optimize_tfidf_split1_level5.A67];[$optimize_tfidf_split2_level5.A67];[$optimize_tfidf_split3_level5.A67];[$optimize_tfidf_split4_level5.A67];[$optimize_tfidf_split5_level5.A67];[$optimize_tfidf_split6_level5.A67];[$optimize_tfidf_split7_level5.A67];[$optimize_tfidf_split8_level5.A67];[$optimize_tfidf_split9_level5.A67])" office:value-type="float" office:value="4" calcext:value-type="float">
            <text:p>4</text:p>
          </table:table-cell>
          <table:table-cell table:formula="of:=MIN([$optimize_tfidf_split0_level5.B67];[$optimize_tfidf_split1_level5.B67];[$optimize_tfidf_split2_level5.B67];[$optimize_tfidf_split3_level5.B67];[$optimize_tfidf_split4_level5.B67];[$optimize_tfidf_split5_level5.B67];[$optimize_tfidf_split6_level5.B67];[$optimize_tfidf_split7_level5.B67];[$optimize_tfidf_split8_level5.B67];[$optimize_tfidf_split9_level5.B67])" office:value-type="float" office:value="0.25" calcext:value-type="float">
            <text:p>0.25</text:p>
          </table:table-cell>
          <table:table-cell table:formula="of:=MIN([$optimize_tfidf_split0_level5.C67];[$optimize_tfidf_split1_level5.C67];[$optimize_tfidf_split2_level5.C67];[$optimize_tfidf_split3_level5.C67];[$optimize_tfidf_split4_level5.C67];[$optimize_tfidf_split5_level5.C67];[$optimize_tfidf_split6_level5.C67];[$optimize_tfidf_split7_level5.C67];[$optimize_tfidf_split8_level5.C67];[$optimize_tfidf_split9_level5.C67])" office:value-type="float" office:value="0.2801" calcext:value-type="float">
            <text:p>0.2801</text:p>
          </table:table-cell>
          <table:table-cell table:formula="of:=MIN([$optimize_tfidf_split0_level5.D67];[$optimize_tfidf_split1_level5.D67];[$optimize_tfidf_split2_level5.D67];[$optimize_tfidf_split3_level5.D67];[$optimize_tfidf_split4_level5.D67];[$optimize_tfidf_split5_level5.D67];[$optimize_tfidf_split6_level5.D67];[$optimize_tfidf_split7_level5.D67];[$optimize_tfidf_split8_level5.D67];[$optimize_tfidf_split9_level5.D67])" office:value-type="float" office:value="0.5861" calcext:value-type="float">
            <text:p>0.5861</text:p>
          </table:table-cell>
          <table:table-cell table:formula="of:=MIN([$optimize_tfidf_split0_level5.E67];[$optimize_tfidf_split1_level5.E67];[$optimize_tfidf_split2_level5.E67];[$optimize_tfidf_split3_level5.E67];[$optimize_tfidf_split4_level5.E67];[$optimize_tfidf_split5_level5.E67];[$optimize_tfidf_split6_level5.E67];[$optimize_tfidf_split7_level5.E67];[$optimize_tfidf_split8_level5.E67];[$optimize_tfidf_split9_level5.E67])" office:value-type="float" office:value="0.3357" calcext:value-type="float">
            <text:p>0.3357</text:p>
          </table:table-cell>
        </table:table-row>
        <table:table-row table:style-name="ro1">
          <table:table-cell table:formula="of:=MIN([$optimize_tfidf_split0_level5.A87];[$optimize_tfidf_split1_level5.A87];[$optimize_tfidf_split2_level5.A87];[$optimize_tfidf_split3_level5.A87];[$optimize_tfidf_split4_level5.A87];[$optimize_tfidf_split5_level5.A87];[$optimize_tfidf_split6_level5.A87];[$optimize_tfidf_split7_level5.A87];[$optimize_tfidf_split8_level5.A87];[$optimize_tfidf_split9_level5.A87])" office:value-type="float" office:value="5" calcext:value-type="float">
            <text:p>5</text:p>
          </table:table-cell>
          <table:table-cell table:formula="of:=MIN([$optimize_tfidf_split0_level5.B87];[$optimize_tfidf_split1_level5.B87];[$optimize_tfidf_split2_level5.B87];[$optimize_tfidf_split3_level5.B87];[$optimize_tfidf_split4_level5.B87];[$optimize_tfidf_split5_level5.B87];[$optimize_tfidf_split6_level5.B87];[$optimize_tfidf_split7_level5.B87];[$optimize_tfidf_split8_level5.B87];[$optimize_tfidf_split9_level5.B87])" office:value-type="float" office:value="0.25" calcext:value-type="float">
            <text:p>0.25</text:p>
          </table:table-cell>
          <table:table-cell table:formula="of:=MIN([$optimize_tfidf_split0_level5.C87];[$optimize_tfidf_split1_level5.C87];[$optimize_tfidf_split2_level5.C87];[$optimize_tfidf_split3_level5.C87];[$optimize_tfidf_split4_level5.C87];[$optimize_tfidf_split5_level5.C87];[$optimize_tfidf_split6_level5.C87];[$optimize_tfidf_split7_level5.C87];[$optimize_tfidf_split8_level5.C87];[$optimize_tfidf_split9_level5.C87])" office:value-type="float" office:value="0.2388" calcext:value-type="float">
            <text:p>0.2388</text:p>
          </table:table-cell>
          <table:table-cell table:formula="of:=MIN([$optimize_tfidf_split0_level5.D87];[$optimize_tfidf_split1_level5.D87];[$optimize_tfidf_split2_level5.D87];[$optimize_tfidf_split3_level5.D87];[$optimize_tfidf_split4_level5.D87];[$optimize_tfidf_split5_level5.D87];[$optimize_tfidf_split6_level5.D87];[$optimize_tfidf_split7_level5.D87];[$optimize_tfidf_split8_level5.D87];[$optimize_tfidf_split9_level5.D87])" office:value-type="float" office:value="0.6037" calcext:value-type="float">
            <text:p>0.6037</text:p>
          </table:table-cell>
          <table:table-cell table:formula="of:=MIN([$optimize_tfidf_split0_level5.E87];[$optimize_tfidf_split1_level5.E87];[$optimize_tfidf_split2_level5.E87];[$optimize_tfidf_split3_level5.E87];[$optimize_tfidf_split4_level5.E87];[$optimize_tfidf_split5_level5.E87];[$optimize_tfidf_split6_level5.E87];[$optimize_tfidf_split7_level5.E87];[$optimize_tfidf_split8_level5.E87];[$optimize_tfidf_split9_level5.E87])" office:value-type="float" office:value="0.3051" calcext:value-type="float">
            <text:p>0.3051</text:p>
          </table:table-cell>
        </table:table-row>
        <table:table-row table:style-name="ro1">
          <table:table-cell table:formula="of:=MIN([$optimize_tfidf_split0_level5.A107];[$optimize_tfidf_split1_level5.A107];[$optimize_tfidf_split2_level5.A107];[$optimize_tfidf_split3_level5.A107];[$optimize_tfidf_split4_level5.A107];[$optimize_tfidf_split5_level5.A107];[$optimize_tfidf_split6_level5.A107];[$optimize_tfidf_split7_level5.A107];[$optimize_tfidf_split8_level5.A107];[$optimize_tfidf_split9_level5.A107])" office:value-type="float" office:value="6" calcext:value-type="float">
            <text:p>6</text:p>
          </table:table-cell>
          <table:table-cell table:formula="of:=MIN([$optimize_tfidf_split0_level5.B107];[$optimize_tfidf_split1_level5.B107];[$optimize_tfidf_split2_level5.B107];[$optimize_tfidf_split3_level5.B107];[$optimize_tfidf_split4_level5.B107];[$optimize_tfidf_split5_level5.B107];[$optimize_tfidf_split6_level5.B107];[$optimize_tfidf_split7_level5.B107];[$optimize_tfidf_split8_level5.B107];[$optimize_tfidf_split9_level5.B107])" office:value-type="float" office:value="0.25" calcext:value-type="float">
            <text:p>0.25</text:p>
          </table:table-cell>
          <table:table-cell table:formula="of:=MIN([$optimize_tfidf_split0_level5.C107];[$optimize_tfidf_split1_level5.C107];[$optimize_tfidf_split2_level5.C107];[$optimize_tfidf_split3_level5.C107];[$optimize_tfidf_split4_level5.C107];[$optimize_tfidf_split5_level5.C107];[$optimize_tfidf_split6_level5.C107];[$optimize_tfidf_split7_level5.C107];[$optimize_tfidf_split8_level5.C107];[$optimize_tfidf_split9_level5.C107])" office:value-type="float" office:value="0.2388" calcext:value-type="float">
            <text:p>0.2388</text:p>
          </table:table-cell>
          <table:table-cell table:formula="of:=MIN([$optimize_tfidf_split0_level5.D107];[$optimize_tfidf_split1_level5.D107];[$optimize_tfidf_split2_level5.D107];[$optimize_tfidf_split3_level5.D107];[$optimize_tfidf_split4_level5.D107];[$optimize_tfidf_split5_level5.D107];[$optimize_tfidf_split6_level5.D107];[$optimize_tfidf_split7_level5.D107];[$optimize_tfidf_split8_level5.D107];[$optimize_tfidf_split9_level5.D107])" office:value-type="float" office:value="0.6037" calcext:value-type="float">
            <text:p>0.6037</text:p>
          </table:table-cell>
          <table:table-cell table:formula="of:=MIN([$optimize_tfidf_split0_level5.E107];[$optimize_tfidf_split1_level5.E107];[$optimize_tfidf_split2_level5.E107];[$optimize_tfidf_split3_level5.E107];[$optimize_tfidf_split4_level5.E107];[$optimize_tfidf_split5_level5.E107];[$optimize_tfidf_split6_level5.E107];[$optimize_tfidf_split7_level5.E107];[$optimize_tfidf_split8_level5.E107];[$optimize_tfidf_split9_level5.E107])" office:value-type="float" office:value="0.3051" calcext:value-type="float">
            <text:p>0.3051</text:p>
          </table:table-cell>
        </table:table-row>
        <table:table-row table:style-name="ro1">
          <table:table-cell table:formula="of:=MIN([$optimize_tfidf_split0_level5.A127];[$optimize_tfidf_split1_level5.A127];[$optimize_tfidf_split2_level5.A127];[$optimize_tfidf_split3_level5.A127];[$optimize_tfidf_split4_level5.A127];[$optimize_tfidf_split5_level5.A127];[$optimize_tfidf_split6_level5.A127];[$optimize_tfidf_split7_level5.A127];[$optimize_tfidf_split8_level5.A127];[$optimize_tfidf_split9_level5.A127])" office:value-type="float" office:value="7" calcext:value-type="float">
            <text:p>7</text:p>
          </table:table-cell>
          <table:table-cell table:formula="of:=MIN([$optimize_tfidf_split0_level5.B127];[$optimize_tfidf_split1_level5.B127];[$optimize_tfidf_split2_level5.B127];[$optimize_tfidf_split3_level5.B127];[$optimize_tfidf_split4_level5.B127];[$optimize_tfidf_split5_level5.B127];[$optimize_tfidf_split6_level5.B127];[$optimize_tfidf_split7_level5.B127];[$optimize_tfidf_split8_level5.B127];[$optimize_tfidf_split9_level5.B127])" office:value-type="float" office:value="0.25" calcext:value-type="float">
            <text:p>0.25</text:p>
          </table:table-cell>
          <table:table-cell table:formula="of:=MIN([$optimize_tfidf_split0_level5.C127];[$optimize_tfidf_split1_level5.C127];[$optimize_tfidf_split2_level5.C127];[$optimize_tfidf_split3_level5.C127];[$optimize_tfidf_split4_level5.C127];[$optimize_tfidf_split5_level5.C127];[$optimize_tfidf_split6_level5.C127];[$optimize_tfidf_split7_level5.C127];[$optimize_tfidf_split8_level5.C127];[$optimize_tfidf_split9_level5.C127])" office:value-type="float" office:value="0.2388" calcext:value-type="float">
            <text:p>0.2388</text:p>
          </table:table-cell>
          <table:table-cell table:formula="of:=MIN([$optimize_tfidf_split0_level5.D127];[$optimize_tfidf_split1_level5.D127];[$optimize_tfidf_split2_level5.D127];[$optimize_tfidf_split3_level5.D127];[$optimize_tfidf_split4_level5.D127];[$optimize_tfidf_split5_level5.D127];[$optimize_tfidf_split6_level5.D127];[$optimize_tfidf_split7_level5.D127];[$optimize_tfidf_split8_level5.D127];[$optimize_tfidf_split9_level5.D127])" office:value-type="float" office:value="0.6037" calcext:value-type="float">
            <text:p>0.6037</text:p>
          </table:table-cell>
          <table:table-cell table:formula="of:=MIN([$optimize_tfidf_split0_level5.E127];[$optimize_tfidf_split1_level5.E127];[$optimize_tfidf_split2_level5.E127];[$optimize_tfidf_split3_level5.E127];[$optimize_tfidf_split4_level5.E127];[$optimize_tfidf_split5_level5.E127];[$optimize_tfidf_split6_level5.E127];[$optimize_tfidf_split7_level5.E127];[$optimize_tfidf_split8_level5.E127];[$optimize_tfidf_split9_level5.E127])" office:value-type="float" office:value="0.3051" calcext:value-type="float">
            <text:p>0.3051</text:p>
          </table:table-cell>
        </table:table-row>
        <table:table-row table:style-name="ro1">
          <table:table-cell table:formula="of:=MIN([$optimize_tfidf_split0_level5.A147];[$optimize_tfidf_split1_level5.A147];[$optimize_tfidf_split2_level5.A147];[$optimize_tfidf_split3_level5.A147];[$optimize_tfidf_split4_level5.A147];[$optimize_tfidf_split5_level5.A147];[$optimize_tfidf_split6_level5.A147];[$optimize_tfidf_split7_level5.A147];[$optimize_tfidf_split8_level5.A147];[$optimize_tfidf_split9_level5.A147])" office:value-type="float" office:value="8" calcext:value-type="float">
            <text:p>8</text:p>
          </table:table-cell>
          <table:table-cell table:formula="of:=MIN([$optimize_tfidf_split0_level5.B147];[$optimize_tfidf_split1_level5.B147];[$optimize_tfidf_split2_level5.B147];[$optimize_tfidf_split3_level5.B147];[$optimize_tfidf_split4_level5.B147];[$optimize_tfidf_split5_level5.B147];[$optimize_tfidf_split6_level5.B147];[$optimize_tfidf_split7_level5.B147];[$optimize_tfidf_split8_level5.B147];[$optimize_tfidf_split9_level5.B147])" office:value-type="float" office:value="0.25" calcext:value-type="float">
            <text:p>0.25</text:p>
          </table:table-cell>
          <table:table-cell table:formula="of:=MIN([$optimize_tfidf_split0_level5.C147];[$optimize_tfidf_split1_level5.C147];[$optimize_tfidf_split2_level5.C147];[$optimize_tfidf_split3_level5.C147];[$optimize_tfidf_split4_level5.C147];[$optimize_tfidf_split5_level5.C147];[$optimize_tfidf_split6_level5.C147];[$optimize_tfidf_split7_level5.C147];[$optimize_tfidf_split8_level5.C147];[$optimize_tfidf_split9_level5.C147])" office:value-type="float" office:value="0.2388" calcext:value-type="float">
            <text:p>0.2388</text:p>
          </table:table-cell>
          <table:table-cell table:formula="of:=MIN([$optimize_tfidf_split0_level5.D147];[$optimize_tfidf_split1_level5.D147];[$optimize_tfidf_split2_level5.D147];[$optimize_tfidf_split3_level5.D147];[$optimize_tfidf_split4_level5.D147];[$optimize_tfidf_split5_level5.D147];[$optimize_tfidf_split6_level5.D147];[$optimize_tfidf_split7_level5.D147];[$optimize_tfidf_split8_level5.D147];[$optimize_tfidf_split9_level5.D147])" office:value-type="float" office:value="0.6037" calcext:value-type="float">
            <text:p>0.6037</text:p>
          </table:table-cell>
          <table:table-cell table:formula="of:=MIN([$optimize_tfidf_split0_level5.E147];[$optimize_tfidf_split1_level5.E147];[$optimize_tfidf_split2_level5.E147];[$optimize_tfidf_split3_level5.E147];[$optimize_tfidf_split4_level5.E147];[$optimize_tfidf_split5_level5.E147];[$optimize_tfidf_split6_level5.E147];[$optimize_tfidf_split7_level5.E147];[$optimize_tfidf_split8_level5.E147];[$optimize_tfidf_split9_level5.E147])" office:value-type="float" office:value="0.3051" calcext:value-type="float">
            <text:p>0.3051</text:p>
          </table:table-cell>
        </table:table-row>
        <table:table-row table:style-name="ro1">
          <table:table-cell table:formula="of:=MIN([$optimize_tfidf_split0_level5.A167];[$optimize_tfidf_split1_level5.A167];[$optimize_tfidf_split2_level5.A167];[$optimize_tfidf_split3_level5.A167];[$optimize_tfidf_split4_level5.A167];[$optimize_tfidf_split5_level5.A167];[$optimize_tfidf_split6_level5.A167];[$optimize_tfidf_split7_level5.A167];[$optimize_tfidf_split8_level5.A167];[$optimize_tfidf_split9_level5.A167])" office:value-type="float" office:value="9" calcext:value-type="float">
            <text:p>9</text:p>
          </table:table-cell>
          <table:table-cell table:formula="of:=MIN([$optimize_tfidf_split0_level5.B167];[$optimize_tfidf_split1_level5.B167];[$optimize_tfidf_split2_level5.B167];[$optimize_tfidf_split3_level5.B167];[$optimize_tfidf_split4_level5.B167];[$optimize_tfidf_split5_level5.B167];[$optimize_tfidf_split6_level5.B167];[$optimize_tfidf_split7_level5.B167];[$optimize_tfidf_split8_level5.B167];[$optimize_tfidf_split9_level5.B167])" office:value-type="float" office:value="0.25" calcext:value-type="float">
            <text:p>0.25</text:p>
          </table:table-cell>
          <table:table-cell table:formula="of:=MIN([$optimize_tfidf_split0_level5.C167];[$optimize_tfidf_split1_level5.C167];[$optimize_tfidf_split2_level5.C167];[$optimize_tfidf_split3_level5.C167];[$optimize_tfidf_split4_level5.C167];[$optimize_tfidf_split5_level5.C167];[$optimize_tfidf_split6_level5.C167];[$optimize_tfidf_split7_level5.C167];[$optimize_tfidf_split8_level5.C167];[$optimize_tfidf_split9_level5.C167])" office:value-type="float" office:value="0.2388" calcext:value-type="float">
            <text:p>0.2388</text:p>
          </table:table-cell>
          <table:table-cell table:formula="of:=MIN([$optimize_tfidf_split0_level5.D167];[$optimize_tfidf_split1_level5.D167];[$optimize_tfidf_split2_level5.D167];[$optimize_tfidf_split3_level5.D167];[$optimize_tfidf_split4_level5.D167];[$optimize_tfidf_split5_level5.D167];[$optimize_tfidf_split6_level5.D167];[$optimize_tfidf_split7_level5.D167];[$optimize_tfidf_split8_level5.D167];[$optimize_tfidf_split9_level5.D167])" office:value-type="float" office:value="0.6037" calcext:value-type="float">
            <text:p>0.6037</text:p>
          </table:table-cell>
          <table:table-cell table:formula="of:=MIN([$optimize_tfidf_split0_level5.E167];[$optimize_tfidf_split1_level5.E167];[$optimize_tfidf_split2_level5.E167];[$optimize_tfidf_split3_level5.E167];[$optimize_tfidf_split4_level5.E167];[$optimize_tfidf_split5_level5.E167];[$optimize_tfidf_split6_level5.E167];[$optimize_tfidf_split7_level5.E167];[$optimize_tfidf_split8_level5.E167];[$optimize_tfidf_split9_level5.E167])" office:value-type="float" office:value="0.3051" calcext:value-type="float">
            <text:p>0.3051</text:p>
          </table:table-cell>
        </table:table-row>
        <table:table-row table:style-name="ro1">
          <table:table-cell table:formula="of:=MIN([$optimize_tfidf_split0_level5.A187];[$optimize_tfidf_split1_level5.A187];[$optimize_tfidf_split2_level5.A187];[$optimize_tfidf_split3_level5.A187];[$optimize_tfidf_split4_level5.A187];[$optimize_tfidf_split5_level5.A187];[$optimize_tfidf_split6_level5.A187];[$optimize_tfidf_split7_level5.A187];[$optimize_tfidf_split8_level5.A187];[$optimize_tfidf_split9_level5.A187])" office:value-type="float" office:value="10" calcext:value-type="float">
            <text:p>10</text:p>
          </table:table-cell>
          <table:table-cell table:formula="of:=MIN([$optimize_tfidf_split0_level5.B187];[$optimize_tfidf_split1_level5.B187];[$optimize_tfidf_split2_level5.B187];[$optimize_tfidf_split3_level5.B187];[$optimize_tfidf_split4_level5.B187];[$optimize_tfidf_split5_level5.B187];[$optimize_tfidf_split6_level5.B187];[$optimize_tfidf_split7_level5.B187];[$optimize_tfidf_split8_level5.B187];[$optimize_tfidf_split9_level5.B187])" office:value-type="float" office:value="0.25" calcext:value-type="float">
            <text:p>0.25</text:p>
          </table:table-cell>
          <table:table-cell table:formula="of:=MIN([$optimize_tfidf_split0_level5.C187];[$optimize_tfidf_split1_level5.C187];[$optimize_tfidf_split2_level5.C187];[$optimize_tfidf_split3_level5.C187];[$optimize_tfidf_split4_level5.C187];[$optimize_tfidf_split5_level5.C187];[$optimize_tfidf_split6_level5.C187];[$optimize_tfidf_split7_level5.C187];[$optimize_tfidf_split8_level5.C187];[$optimize_tfidf_split9_level5.C187])" office:value-type="float" office:value="0.2388" calcext:value-type="float">
            <text:p>0.2388</text:p>
          </table:table-cell>
          <table:table-cell table:formula="of:=MIN([$optimize_tfidf_split0_level5.D187];[$optimize_tfidf_split1_level5.D187];[$optimize_tfidf_split2_level5.D187];[$optimize_tfidf_split3_level5.D187];[$optimize_tfidf_split4_level5.D187];[$optimize_tfidf_split5_level5.D187];[$optimize_tfidf_split6_level5.D187];[$optimize_tfidf_split7_level5.D187];[$optimize_tfidf_split8_level5.D187];[$optimize_tfidf_split9_level5.D187])" office:value-type="float" office:value="0.6037" calcext:value-type="float">
            <text:p>0.6037</text:p>
          </table:table-cell>
          <table:table-cell table:formula="of:=MIN([$optimize_tfidf_split0_level5.E187];[$optimize_tfidf_split1_level5.E187];[$optimize_tfidf_split2_level5.E187];[$optimize_tfidf_split3_level5.E187];[$optimize_tfidf_split4_level5.E187];[$optimize_tfidf_split5_level5.E187];[$optimize_tfidf_split6_level5.E187];[$optimize_tfidf_split7_level5.E187];[$optimize_tfidf_split8_level5.E187];[$optimize_tfidf_split9_level5.E187])" office:value-type="float" office:value="0.3051" calcext:value-type="float">
            <text:p>0.3051</text:p>
          </table:table-cell>
        </table:table-row>
        <table:table-row table:style-name="ro1">
          <table:table-cell table:formula="of:=MIN([$optimize_tfidf_split0_level5.A207];[$optimize_tfidf_split1_level5.A207];[$optimize_tfidf_split2_level5.A207];[$optimize_tfidf_split3_level5.A207];[$optimize_tfidf_split4_level5.A207];[$optimize_tfidf_split5_level5.A207];[$optimize_tfidf_split6_level5.A207];[$optimize_tfidf_split7_level5.A207];[$optimize_tfidf_split8_level5.A207];[$optimize_tfidf_split9_level5.A207])" office:value-type="float" office:value="11" calcext:value-type="float">
            <text:p>11</text:p>
          </table:table-cell>
          <table:table-cell table:formula="of:=MIN([$optimize_tfidf_split0_level5.B207];[$optimize_tfidf_split1_level5.B207];[$optimize_tfidf_split2_level5.B207];[$optimize_tfidf_split3_level5.B207];[$optimize_tfidf_split4_level5.B207];[$optimize_tfidf_split5_level5.B207];[$optimize_tfidf_split6_level5.B207];[$optimize_tfidf_split7_level5.B207];[$optimize_tfidf_split8_level5.B207];[$optimize_tfidf_split9_level5.B207])" office:value-type="float" office:value="0.25" calcext:value-type="float">
            <text:p>0.25</text:p>
          </table:table-cell>
          <table:table-cell table:formula="of:=MIN([$optimize_tfidf_split0_level5.C207];[$optimize_tfidf_split1_level5.C207];[$optimize_tfidf_split2_level5.C207];[$optimize_tfidf_split3_level5.C207];[$optimize_tfidf_split4_level5.C207];[$optimize_tfidf_split5_level5.C207];[$optimize_tfidf_split6_level5.C207];[$optimize_tfidf_split7_level5.C207];[$optimize_tfidf_split8_level5.C207];[$optimize_tfidf_split9_level5.C207])" office:value-type="float" office:value="0.2388" calcext:value-type="float">
            <text:p>0.2388</text:p>
          </table:table-cell>
          <table:table-cell table:formula="of:=MIN([$optimize_tfidf_split0_level5.D207];[$optimize_tfidf_split1_level5.D207];[$optimize_tfidf_split2_level5.D207];[$optimize_tfidf_split3_level5.D207];[$optimize_tfidf_split4_level5.D207];[$optimize_tfidf_split5_level5.D207];[$optimize_tfidf_split6_level5.D207];[$optimize_tfidf_split7_level5.D207];[$optimize_tfidf_split8_level5.D207];[$optimize_tfidf_split9_level5.D207])" office:value-type="float" office:value="0.6037" calcext:value-type="float">
            <text:p>0.6037</text:p>
          </table:table-cell>
          <table:table-cell table:formula="of:=MIN([$optimize_tfidf_split0_level5.E207];[$optimize_tfidf_split1_level5.E207];[$optimize_tfidf_split2_level5.E207];[$optimize_tfidf_split3_level5.E207];[$optimize_tfidf_split4_level5.E207];[$optimize_tfidf_split5_level5.E207];[$optimize_tfidf_split6_level5.E207];[$optimize_tfidf_split7_level5.E207];[$optimize_tfidf_split8_level5.E207];[$optimize_tfidf_split9_level5.E207])" office:value-type="float" office:value="0.3051" calcext:value-type="float">
            <text:p>0.3051</text:p>
          </table:table-cell>
        </table:table-row>
        <table:table-row table:style-name="ro1">
          <table:table-cell table:formula="of:=MIN([$optimize_tfidf_split0_level5.A227];[$optimize_tfidf_split1_level5.A227];[$optimize_tfidf_split2_level5.A227];[$optimize_tfidf_split3_level5.A227];[$optimize_tfidf_split4_level5.A227];[$optimize_tfidf_split5_level5.A227];[$optimize_tfidf_split6_level5.A227];[$optimize_tfidf_split7_level5.A227];[$optimize_tfidf_split8_level5.A227];[$optimize_tfidf_split9_level5.A227])" office:value-type="float" office:value="12" calcext:value-type="float">
            <text:p>12</text:p>
          </table:table-cell>
          <table:table-cell table:formula="of:=MIN([$optimize_tfidf_split0_level5.B227];[$optimize_tfidf_split1_level5.B227];[$optimize_tfidf_split2_level5.B227];[$optimize_tfidf_split3_level5.B227];[$optimize_tfidf_split4_level5.B227];[$optimize_tfidf_split5_level5.B227];[$optimize_tfidf_split6_level5.B227];[$optimize_tfidf_split7_level5.B227];[$optimize_tfidf_split8_level5.B227];[$optimize_tfidf_split9_level5.B227])" office:value-type="float" office:value="0.25" calcext:value-type="float">
            <text:p>0.25</text:p>
          </table:table-cell>
          <table:table-cell table:formula="of:=MIN([$optimize_tfidf_split0_level5.C227];[$optimize_tfidf_split1_level5.C227];[$optimize_tfidf_split2_level5.C227];[$optimize_tfidf_split3_level5.C227];[$optimize_tfidf_split4_level5.C227];[$optimize_tfidf_split5_level5.C227];[$optimize_tfidf_split6_level5.C227];[$optimize_tfidf_split7_level5.C227];[$optimize_tfidf_split8_level5.C227];[$optimize_tfidf_split9_level5.C227])" office:value-type="float" office:value="0.2388" calcext:value-type="float">
            <text:p>0.2388</text:p>
          </table:table-cell>
          <table:table-cell table:formula="of:=MIN([$optimize_tfidf_split0_level5.D227];[$optimize_tfidf_split1_level5.D227];[$optimize_tfidf_split2_level5.D227];[$optimize_tfidf_split3_level5.D227];[$optimize_tfidf_split4_level5.D227];[$optimize_tfidf_split5_level5.D227];[$optimize_tfidf_split6_level5.D227];[$optimize_tfidf_split7_level5.D227];[$optimize_tfidf_split8_level5.D227];[$optimize_tfidf_split9_level5.D227])" office:value-type="float" office:value="0.6037" calcext:value-type="float">
            <text:p>0.6037</text:p>
          </table:table-cell>
          <table:table-cell table:formula="of:=MIN([$optimize_tfidf_split0_level5.E227];[$optimize_tfidf_split1_level5.E227];[$optimize_tfidf_split2_level5.E227];[$optimize_tfidf_split3_level5.E227];[$optimize_tfidf_split4_level5.E227];[$optimize_tfidf_split5_level5.E227];[$optimize_tfidf_split6_level5.E227];[$optimize_tfidf_split7_level5.E227];[$optimize_tfidf_split8_level5.E227];[$optimize_tfidf_split9_level5.E227])" office:value-type="float" office:value="0.3051" calcext:value-type="float">
            <text:p>0.3051</text:p>
          </table:table-cell>
        </table:table-row>
        <table:table-row table:style-name="ro1">
          <table:table-cell table:formula="of:=MIN([$optimize_tfidf_split0_level5.A247];[$optimize_tfidf_split1_level5.A247];[$optimize_tfidf_split2_level5.A247];[$optimize_tfidf_split3_level5.A247];[$optimize_tfidf_split4_level5.A247];[$optimize_tfidf_split5_level5.A247];[$optimize_tfidf_split6_level5.A247];[$optimize_tfidf_split7_level5.A247];[$optimize_tfidf_split8_level5.A247];[$optimize_tfidf_split9_level5.A247])" office:value-type="float" office:value="13" calcext:value-type="float">
            <text:p>13</text:p>
          </table:table-cell>
          <table:table-cell table:formula="of:=MIN([$optimize_tfidf_split0_level5.B247];[$optimize_tfidf_split1_level5.B247];[$optimize_tfidf_split2_level5.B247];[$optimize_tfidf_split3_level5.B247];[$optimize_tfidf_split4_level5.B247];[$optimize_tfidf_split5_level5.B247];[$optimize_tfidf_split6_level5.B247];[$optimize_tfidf_split7_level5.B247];[$optimize_tfidf_split8_level5.B247];[$optimize_tfidf_split9_level5.B247])" office:value-type="float" office:value="0.25" calcext:value-type="float">
            <text:p>0.25</text:p>
          </table:table-cell>
          <table:table-cell table:formula="of:=MIN([$optimize_tfidf_split0_level5.C247];[$optimize_tfidf_split1_level5.C247];[$optimize_tfidf_split2_level5.C247];[$optimize_tfidf_split3_level5.C247];[$optimize_tfidf_split4_level5.C247];[$optimize_tfidf_split5_level5.C247];[$optimize_tfidf_split6_level5.C247];[$optimize_tfidf_split7_level5.C247];[$optimize_tfidf_split8_level5.C247];[$optimize_tfidf_split9_level5.C247])" office:value-type="float" office:value="0.2388" calcext:value-type="float">
            <text:p>0.2388</text:p>
          </table:table-cell>
          <table:table-cell table:formula="of:=MIN([$optimize_tfidf_split0_level5.D247];[$optimize_tfidf_split1_level5.D247];[$optimize_tfidf_split2_level5.D247];[$optimize_tfidf_split3_level5.D247];[$optimize_tfidf_split4_level5.D247];[$optimize_tfidf_split5_level5.D247];[$optimize_tfidf_split6_level5.D247];[$optimize_tfidf_split7_level5.D247];[$optimize_tfidf_split8_level5.D247];[$optimize_tfidf_split9_level5.D247])" office:value-type="float" office:value="0.6037" calcext:value-type="float">
            <text:p>0.6037</text:p>
          </table:table-cell>
          <table:table-cell table:formula="of:=MIN([$optimize_tfidf_split0_level5.E247];[$optimize_tfidf_split1_level5.E247];[$optimize_tfidf_split2_level5.E247];[$optimize_tfidf_split3_level5.E247];[$optimize_tfidf_split4_level5.E247];[$optimize_tfidf_split5_level5.E247];[$optimize_tfidf_split6_level5.E247];[$optimize_tfidf_split7_level5.E247];[$optimize_tfidf_split8_level5.E247];[$optimize_tfidf_split9_level5.E247])" office:value-type="float" office:value="0.3051" calcext:value-type="float">
            <text:p>0.3051</text:p>
          </table:table-cell>
        </table:table-row>
        <table:table-row table:style-name="ro1">
          <table:table-cell table:formula="of:=MIN([$optimize_tfidf_split0_level5.A267];[$optimize_tfidf_split1_level5.A267];[$optimize_tfidf_split2_level5.A267];[$optimize_tfidf_split3_level5.A267];[$optimize_tfidf_split4_level5.A267];[$optimize_tfidf_split5_level5.A267];[$optimize_tfidf_split6_level5.A267];[$optimize_tfidf_split7_level5.A267];[$optimize_tfidf_split8_level5.A267];[$optimize_tfidf_split9_level5.A267])" office:value-type="float" office:value="14" calcext:value-type="float">
            <text:p>14</text:p>
          </table:table-cell>
          <table:table-cell table:formula="of:=MIN([$optimize_tfidf_split0_level5.B267];[$optimize_tfidf_split1_level5.B267];[$optimize_tfidf_split2_level5.B267];[$optimize_tfidf_split3_level5.B267];[$optimize_tfidf_split4_level5.B267];[$optimize_tfidf_split5_level5.B267];[$optimize_tfidf_split6_level5.B267];[$optimize_tfidf_split7_level5.B267];[$optimize_tfidf_split8_level5.B267];[$optimize_tfidf_split9_level5.B267])" office:value-type="float" office:value="0.25" calcext:value-type="float">
            <text:p>0.25</text:p>
          </table:table-cell>
          <table:table-cell table:formula="of:=MIN([$optimize_tfidf_split0_level5.C267];[$optimize_tfidf_split1_level5.C267];[$optimize_tfidf_split2_level5.C267];[$optimize_tfidf_split3_level5.C267];[$optimize_tfidf_split4_level5.C267];[$optimize_tfidf_split5_level5.C267];[$optimize_tfidf_split6_level5.C267];[$optimize_tfidf_split7_level5.C267];[$optimize_tfidf_split8_level5.C267];[$optimize_tfidf_split9_level5.C267])" office:value-type="float" office:value="0.2388" calcext:value-type="float">
            <text:p>0.2388</text:p>
          </table:table-cell>
          <table:table-cell table:formula="of:=MIN([$optimize_tfidf_split0_level5.D267];[$optimize_tfidf_split1_level5.D267];[$optimize_tfidf_split2_level5.D267];[$optimize_tfidf_split3_level5.D267];[$optimize_tfidf_split4_level5.D267];[$optimize_tfidf_split5_level5.D267];[$optimize_tfidf_split6_level5.D267];[$optimize_tfidf_split7_level5.D267];[$optimize_tfidf_split8_level5.D267];[$optimize_tfidf_split9_level5.D267])" office:value-type="float" office:value="0.6037" calcext:value-type="float">
            <text:p>0.6037</text:p>
          </table:table-cell>
          <table:table-cell table:formula="of:=MIN([$optimize_tfidf_split0_level5.E267];[$optimize_tfidf_split1_level5.E267];[$optimize_tfidf_split2_level5.E267];[$optimize_tfidf_split3_level5.E267];[$optimize_tfidf_split4_level5.E267];[$optimize_tfidf_split5_level5.E267];[$optimize_tfidf_split6_level5.E267];[$optimize_tfidf_split7_level5.E267];[$optimize_tfidf_split8_level5.E267];[$optimize_tfidf_split9_level5.E267])" office:value-type="float" office:value="0.3051" calcext:value-type="float">
            <text:p>0.3051</text:p>
          </table:table-cell>
        </table:table-row>
        <table:table-row table:style-name="ro1">
          <table:table-cell table:formula="of:=MIN([$optimize_tfidf_split0_level5.A287];[$optimize_tfidf_split1_level5.A287];[$optimize_tfidf_split2_level5.A287];[$optimize_tfidf_split3_level5.A287];[$optimize_tfidf_split4_level5.A287];[$optimize_tfidf_split5_level5.A287];[$optimize_tfidf_split6_level5.A287];[$optimize_tfidf_split7_level5.A287];[$optimize_tfidf_split8_level5.A287];[$optimize_tfidf_split9_level5.A287])" office:value-type="float" office:value="15" calcext:value-type="float">
            <text:p>15</text:p>
          </table:table-cell>
          <table:table-cell table:formula="of:=MIN([$optimize_tfidf_split0_level5.B287];[$optimize_tfidf_split1_level5.B287];[$optimize_tfidf_split2_level5.B287];[$optimize_tfidf_split3_level5.B287];[$optimize_tfidf_split4_level5.B287];[$optimize_tfidf_split5_level5.B287];[$optimize_tfidf_split6_level5.B287];[$optimize_tfidf_split7_level5.B287];[$optimize_tfidf_split8_level5.B287];[$optimize_tfidf_split9_level5.B287])" office:value-type="float" office:value="0.25" calcext:value-type="float">
            <text:p>0.25</text:p>
          </table:table-cell>
          <table:table-cell table:formula="of:=MIN([$optimize_tfidf_split0_level5.C287];[$optimize_tfidf_split1_level5.C287];[$optimize_tfidf_split2_level5.C287];[$optimize_tfidf_split3_level5.C287];[$optimize_tfidf_split4_level5.C287];[$optimize_tfidf_split5_level5.C287];[$optimize_tfidf_split6_level5.C287];[$optimize_tfidf_split7_level5.C287];[$optimize_tfidf_split8_level5.C287];[$optimize_tfidf_split9_level5.C287])" office:value-type="float" office:value="0.2388" calcext:value-type="float">
            <text:p>0.2388</text:p>
          </table:table-cell>
          <table:table-cell table:formula="of:=MIN([$optimize_tfidf_split0_level5.D287];[$optimize_tfidf_split1_level5.D287];[$optimize_tfidf_split2_level5.D287];[$optimize_tfidf_split3_level5.D287];[$optimize_tfidf_split4_level5.D287];[$optimize_tfidf_split5_level5.D287];[$optimize_tfidf_split6_level5.D287];[$optimize_tfidf_split7_level5.D287];[$optimize_tfidf_split8_level5.D287];[$optimize_tfidf_split9_level5.D287])" office:value-type="float" office:value="0.6037" calcext:value-type="float">
            <text:p>0.6037</text:p>
          </table:table-cell>
          <table:table-cell table:formula="of:=MIN([$optimize_tfidf_split0_level5.E287];[$optimize_tfidf_split1_level5.E287];[$optimize_tfidf_split2_level5.E287];[$optimize_tfidf_split3_level5.E287];[$optimize_tfidf_split4_level5.E287];[$optimize_tfidf_split5_level5.E287];[$optimize_tfidf_split6_level5.E287];[$optimize_tfidf_split7_level5.E287];[$optimize_tfidf_split8_level5.E287];[$optimize_tfidf_split9_level5.E287])" office:value-type="float" office:value="0.3051" calcext:value-type="float">
            <text:p>0.3051</text:p>
          </table:table-cell>
        </table:table-row>
        <table:table-row table:style-name="ro1">
          <table:table-cell table:formula="of:=MIN([$optimize_tfidf_split0_level5.A8];[$optimize_tfidf_split1_level5.A8];[$optimize_tfidf_split2_level5.A8];[$optimize_tfidf_split3_level5.A8];[$optimize_tfidf_split4_level5.A8];[$optimize_tfidf_split5_level5.A8];[$optimize_tfidf_split6_level5.A8];[$optimize_tfidf_split7_level5.A8];[$optimize_tfidf_split8_level5.A8];[$optimize_tfidf_split9_level5.A8])" office:value-type="float" office:value="1" calcext:value-type="float">
            <text:p>1</text:p>
          </table:table-cell>
          <table:table-cell table:formula="of:=MIN([$optimize_tfidf_split0_level5.B8];[$optimize_tfidf_split1_level5.B8];[$optimize_tfidf_split2_level5.B8];[$optimize_tfidf_split3_level5.B8];[$optimize_tfidf_split4_level5.B8];[$optimize_tfidf_split5_level5.B8];[$optimize_tfidf_split6_level5.B8];[$optimize_tfidf_split7_level5.B8];[$optimize_tfidf_split8_level5.B8];[$optimize_tfidf_split9_level5.B8])" office:value-type="float" office:value="0.3" calcext:value-type="float">
            <text:p>0.3</text:p>
          </table:table-cell>
          <table:table-cell table:formula="of:=MIN([$optimize_tfidf_split0_level5.C8];[$optimize_tfidf_split1_level5.C8];[$optimize_tfidf_split2_level5.C8];[$optimize_tfidf_split3_level5.C8];[$optimize_tfidf_split4_level5.C8];[$optimize_tfidf_split5_level5.C8];[$optimize_tfidf_split6_level5.C8];[$optimize_tfidf_split7_level5.C8];[$optimize_tfidf_split8_level5.C8];[$optimize_tfidf_split9_level5.C8])" office:value-type="float" office:value="0.5979" calcext:value-type="float">
            <text:p>0.5979</text:p>
          </table:table-cell>
          <table:table-cell table:formula="of:=MIN([$optimize_tfidf_split0_level5.D8];[$optimize_tfidf_split1_level5.D8];[$optimize_tfidf_split2_level5.D8];[$optimize_tfidf_split3_level5.D8];[$optimize_tfidf_split4_level5.D8];[$optimize_tfidf_split5_level5.D8];[$optimize_tfidf_split6_level5.D8];[$optimize_tfidf_split7_level5.D8];[$optimize_tfidf_split8_level5.D8];[$optimize_tfidf_split9_level5.D8])" office:value-type="float" office:value="0.4282" calcext:value-type="float">
            <text:p>0.4282</text:p>
          </table:table-cell>
          <table:table-cell table:formula="of:=MIN([$optimize_tfidf_split0_level5.E8];[$optimize_tfidf_split1_level5.E8];[$optimize_tfidf_split2_level5.E8];[$optimize_tfidf_split3_level5.E8];[$optimize_tfidf_split4_level5.E8];[$optimize_tfidf_split5_level5.E8];[$optimize_tfidf_split6_level5.E8];[$optimize_tfidf_split7_level5.E8];[$optimize_tfidf_split8_level5.E8];[$optimize_tfidf_split9_level5.E8])" office:value-type="float" office:value="0.4651" calcext:value-type="float">
            <text:p>0.4651</text:p>
          </table:table-cell>
        </table:table-row>
        <table:table-row table:style-name="ro1">
          <table:table-cell table:formula="of:=MIN([$optimize_tfidf_split0_level5.A28];[$optimize_tfidf_split1_level5.A28];[$optimize_tfidf_split2_level5.A28];[$optimize_tfidf_split3_level5.A28];[$optimize_tfidf_split4_level5.A28];[$optimize_tfidf_split5_level5.A28];[$optimize_tfidf_split6_level5.A28];[$optimize_tfidf_split7_level5.A28];[$optimize_tfidf_split8_level5.A28];[$optimize_tfidf_split9_level5.A28])" office:value-type="float" office:value="2" calcext:value-type="float">
            <text:p>2</text:p>
          </table:table-cell>
          <table:table-cell table:formula="of:=MIN([$optimize_tfidf_split0_level5.B28];[$optimize_tfidf_split1_level5.B28];[$optimize_tfidf_split2_level5.B28];[$optimize_tfidf_split3_level5.B28];[$optimize_tfidf_split4_level5.B28];[$optimize_tfidf_split5_level5.B28];[$optimize_tfidf_split6_level5.B28];[$optimize_tfidf_split7_level5.B28];[$optimize_tfidf_split8_level5.B28];[$optimize_tfidf_split9_level5.B28])" office:value-type="float" office:value="0.3" calcext:value-type="float">
            <text:p>0.3</text:p>
          </table:table-cell>
          <table:table-cell table:formula="of:=MIN([$optimize_tfidf_split0_level5.C28];[$optimize_tfidf_split1_level5.C28];[$optimize_tfidf_split2_level5.C28];[$optimize_tfidf_split3_level5.C28];[$optimize_tfidf_split4_level5.C28];[$optimize_tfidf_split5_level5.C28];[$optimize_tfidf_split6_level5.C28];[$optimize_tfidf_split7_level5.C28];[$optimize_tfidf_split8_level5.C28];[$optimize_tfidf_split9_level5.C28])" office:value-type="float" office:value="0.4217" calcext:value-type="float">
            <text:p>0.4217</text:p>
          </table:table-cell>
          <table:table-cell table:formula="of:=MIN([$optimize_tfidf_split0_level5.D28];[$optimize_tfidf_split1_level5.D28];[$optimize_tfidf_split2_level5.D28];[$optimize_tfidf_split3_level5.D28];[$optimize_tfidf_split4_level5.D28];[$optimize_tfidf_split5_level5.D28];[$optimize_tfidf_split6_level5.D28];[$optimize_tfidf_split7_level5.D28];[$optimize_tfidf_split8_level5.D28];[$optimize_tfidf_split9_level5.D28])" office:value-type="float" office:value="0.5115" calcext:value-type="float">
            <text:p>0.5115</text:p>
          </table:table-cell>
          <table:table-cell table:formula="of:=MIN([$optimize_tfidf_split0_level5.E28];[$optimize_tfidf_split1_level5.E28];[$optimize_tfidf_split2_level5.E28];[$optimize_tfidf_split3_level5.E28];[$optimize_tfidf_split4_level5.E28];[$optimize_tfidf_split5_level5.E28];[$optimize_tfidf_split6_level5.E28];[$optimize_tfidf_split7_level5.E28];[$optimize_tfidf_split8_level5.E28];[$optimize_tfidf_split9_level5.E28])" office:value-type="float" office:value="0.4167" calcext:value-type="float">
            <text:p>0.4167</text:p>
          </table:table-cell>
        </table:table-row>
        <table:table-row table:style-name="ro1">
          <table:table-cell table:formula="of:=MIN([$optimize_tfidf_split0_level5.A48];[$optimize_tfidf_split1_level5.A48];[$optimize_tfidf_split2_level5.A48];[$optimize_tfidf_split3_level5.A48];[$optimize_tfidf_split4_level5.A48];[$optimize_tfidf_split5_level5.A48];[$optimize_tfidf_split6_level5.A48];[$optimize_tfidf_split7_level5.A48];[$optimize_tfidf_split8_level5.A48];[$optimize_tfidf_split9_level5.A48])" office:value-type="float" office:value="3" calcext:value-type="float">
            <text:p>3</text:p>
          </table:table-cell>
          <table:table-cell table:formula="of:=MIN([$optimize_tfidf_split0_level5.B48];[$optimize_tfidf_split1_level5.B48];[$optimize_tfidf_split2_level5.B48];[$optimize_tfidf_split3_level5.B48];[$optimize_tfidf_split4_level5.B48];[$optimize_tfidf_split5_level5.B48];[$optimize_tfidf_split6_level5.B48];[$optimize_tfidf_split7_level5.B48];[$optimize_tfidf_split8_level5.B48];[$optimize_tfidf_split9_level5.B48])" office:value-type="float" office:value="0.3" calcext:value-type="float">
            <text:p>0.3</text:p>
          </table:table-cell>
          <table:table-cell table:formula="of:=MIN([$optimize_tfidf_split0_level5.C48];[$optimize_tfidf_split1_level5.C48];[$optimize_tfidf_split2_level5.C48];[$optimize_tfidf_split3_level5.C48];[$optimize_tfidf_split4_level5.C48];[$optimize_tfidf_split5_level5.C48];[$optimize_tfidf_split6_level5.C48];[$optimize_tfidf_split7_level5.C48];[$optimize_tfidf_split8_level5.C48];[$optimize_tfidf_split9_level5.C48])" office:value-type="float" office:value="0.3368" calcext:value-type="float">
            <text:p>0.3368</text:p>
          </table:table-cell>
          <table:table-cell table:formula="of:=MIN([$optimize_tfidf_split0_level5.D48];[$optimize_tfidf_split1_level5.D48];[$optimize_tfidf_split2_level5.D48];[$optimize_tfidf_split3_level5.D48];[$optimize_tfidf_split4_level5.D48];[$optimize_tfidf_split5_level5.D48];[$optimize_tfidf_split6_level5.D48];[$optimize_tfidf_split7_level5.D48];[$optimize_tfidf_split8_level5.D48];[$optimize_tfidf_split9_level5.D48])" office:value-type="float" office:value="0.5537" calcext:value-type="float">
            <text:p>0.5537</text:p>
          </table:table-cell>
          <table:table-cell table:formula="of:=MIN([$optimize_tfidf_split0_level5.E48];[$optimize_tfidf_split1_level5.E48];[$optimize_tfidf_split2_level5.E48];[$optimize_tfidf_split3_level5.E48];[$optimize_tfidf_split4_level5.E48];[$optimize_tfidf_split5_level5.E48];[$optimize_tfidf_split6_level5.E48];[$optimize_tfidf_split7_level5.E48];[$optimize_tfidf_split8_level5.E48];[$optimize_tfidf_split9_level5.E48])" office:value-type="float" office:value="0.3725" calcext:value-type="float">
            <text:p>0.3725</text:p>
          </table:table-cell>
        </table:table-row>
        <table:table-row table:style-name="ro1">
          <table:table-cell table:formula="of:=MIN([$optimize_tfidf_split0_level5.A68];[$optimize_tfidf_split1_level5.A68];[$optimize_tfidf_split2_level5.A68];[$optimize_tfidf_split3_level5.A68];[$optimize_tfidf_split4_level5.A68];[$optimize_tfidf_split5_level5.A68];[$optimize_tfidf_split6_level5.A68];[$optimize_tfidf_split7_level5.A68];[$optimize_tfidf_split8_level5.A68];[$optimize_tfidf_split9_level5.A68])" office:value-type="float" office:value="4" calcext:value-type="float">
            <text:p>4</text:p>
          </table:table-cell>
          <table:table-cell table:formula="of:=MIN([$optimize_tfidf_split0_level5.B68];[$optimize_tfidf_split1_level5.B68];[$optimize_tfidf_split2_level5.B68];[$optimize_tfidf_split3_level5.B68];[$optimize_tfidf_split4_level5.B68];[$optimize_tfidf_split5_level5.B68];[$optimize_tfidf_split6_level5.B68];[$optimize_tfidf_split7_level5.B68];[$optimize_tfidf_split8_level5.B68];[$optimize_tfidf_split9_level5.B68])" office:value-type="float" office:value="0.3" calcext:value-type="float">
            <text:p>0.3</text:p>
          </table:table-cell>
          <table:table-cell table:formula="of:=MIN([$optimize_tfidf_split0_level5.C68];[$optimize_tfidf_split1_level5.C68];[$optimize_tfidf_split2_level5.C68];[$optimize_tfidf_split3_level5.C68];[$optimize_tfidf_split4_level5.C68];[$optimize_tfidf_split5_level5.C68];[$optimize_tfidf_split6_level5.C68];[$optimize_tfidf_split7_level5.C68];[$optimize_tfidf_split8_level5.C68];[$optimize_tfidf_split9_level5.C68])" office:value-type="float" office:value="0.2838" calcext:value-type="float">
            <text:p>0.2838</text:p>
          </table:table-cell>
          <table:table-cell table:formula="of:=MIN([$optimize_tfidf_split0_level5.D68];[$optimize_tfidf_split1_level5.D68];[$optimize_tfidf_split2_level5.D68];[$optimize_tfidf_split3_level5.D68];[$optimize_tfidf_split4_level5.D68];[$optimize_tfidf_split5_level5.D68];[$optimize_tfidf_split6_level5.D68];[$optimize_tfidf_split7_level5.D68];[$optimize_tfidf_split8_level5.D68];[$optimize_tfidf_split9_level5.D68])" office:value-type="float" office:value="0.5861" calcext:value-type="float">
            <text:p>0.5861</text:p>
          </table:table-cell>
          <table:table-cell table:formula="of:=MIN([$optimize_tfidf_split0_level5.E68];[$optimize_tfidf_split1_level5.E68];[$optimize_tfidf_split2_level5.E68];[$optimize_tfidf_split3_level5.E68];[$optimize_tfidf_split4_level5.E68];[$optimize_tfidf_split5_level5.E68];[$optimize_tfidf_split6_level5.E68];[$optimize_tfidf_split7_level5.E68];[$optimize_tfidf_split8_level5.E68];[$optimize_tfidf_split9_level5.E68])" office:value-type="float" office:value="0.3386" calcext:value-type="float">
            <text:p>0.3386</text:p>
          </table:table-cell>
        </table:table-row>
        <table:table-row table:style-name="ro1">
          <table:table-cell table:formula="of:=MIN([$optimize_tfidf_split0_level5.A88];[$optimize_tfidf_split1_level5.A88];[$optimize_tfidf_split2_level5.A88];[$optimize_tfidf_split3_level5.A88];[$optimize_tfidf_split4_level5.A88];[$optimize_tfidf_split5_level5.A88];[$optimize_tfidf_split6_level5.A88];[$optimize_tfidf_split7_level5.A88];[$optimize_tfidf_split8_level5.A88];[$optimize_tfidf_split9_level5.A88])" office:value-type="float" office:value="5" calcext:value-type="float">
            <text:p>5</text:p>
          </table:table-cell>
          <table:table-cell table:formula="of:=MIN([$optimize_tfidf_split0_level5.B88];[$optimize_tfidf_split1_level5.B88];[$optimize_tfidf_split2_level5.B88];[$optimize_tfidf_split3_level5.B88];[$optimize_tfidf_split4_level5.B88];[$optimize_tfidf_split5_level5.B88];[$optimize_tfidf_split6_level5.B88];[$optimize_tfidf_split7_level5.B88];[$optimize_tfidf_split8_level5.B88];[$optimize_tfidf_split9_level5.B88])" office:value-type="float" office:value="0.3" calcext:value-type="float">
            <text:p>0.3</text:p>
          </table:table-cell>
          <table:table-cell table:formula="of:=MIN([$optimize_tfidf_split0_level5.C88];[$optimize_tfidf_split1_level5.C88];[$optimize_tfidf_split2_level5.C88];[$optimize_tfidf_split3_level5.C88];[$optimize_tfidf_split4_level5.C88];[$optimize_tfidf_split5_level5.C88];[$optimize_tfidf_split6_level5.C88];[$optimize_tfidf_split7_level5.C88];[$optimize_tfidf_split8_level5.C88];[$optimize_tfidf_split9_level5.C88])" office:value-type="float" office:value="0.2427" calcext:value-type="float">
            <text:p>0.2427</text:p>
          </table:table-cell>
          <table:table-cell table:formula="of:=MIN([$optimize_tfidf_split0_level5.D88];[$optimize_tfidf_split1_level5.D88];[$optimize_tfidf_split2_level5.D88];[$optimize_tfidf_split3_level5.D88];[$optimize_tfidf_split4_level5.D88];[$optimize_tfidf_split5_level5.D88];[$optimize_tfidf_split6_level5.D88];[$optimize_tfidf_split7_level5.D88];[$optimize_tfidf_split8_level5.D88];[$optimize_tfidf_split9_level5.D88])" office:value-type="float" office:value="0.6037" calcext:value-type="float">
            <text:p>0.6037</text:p>
          </table:table-cell>
          <table:table-cell table:formula="of:=MIN([$optimize_tfidf_split0_level5.E88];[$optimize_tfidf_split1_level5.E88];[$optimize_tfidf_split2_level5.E88];[$optimize_tfidf_split3_level5.E88];[$optimize_tfidf_split4_level5.E88];[$optimize_tfidf_split5_level5.E88];[$optimize_tfidf_split6_level5.E88];[$optimize_tfidf_split7_level5.E88];[$optimize_tfidf_split8_level5.E88];[$optimize_tfidf_split9_level5.E88])" office:value-type="float" office:value="0.3081" calcext:value-type="float">
            <text:p>0.3081</text:p>
          </table:table-cell>
        </table:table-row>
        <table:table-row table:style-name="ro1">
          <table:table-cell table:formula="of:=MIN([$optimize_tfidf_split0_level5.A108];[$optimize_tfidf_split1_level5.A108];[$optimize_tfidf_split2_level5.A108];[$optimize_tfidf_split3_level5.A108];[$optimize_tfidf_split4_level5.A108];[$optimize_tfidf_split5_level5.A108];[$optimize_tfidf_split6_level5.A108];[$optimize_tfidf_split7_level5.A108];[$optimize_tfidf_split8_level5.A108];[$optimize_tfidf_split9_level5.A108])" office:value-type="float" office:value="6" calcext:value-type="float">
            <text:p>6</text:p>
          </table:table-cell>
          <table:table-cell table:formula="of:=MIN([$optimize_tfidf_split0_level5.B108];[$optimize_tfidf_split1_level5.B108];[$optimize_tfidf_split2_level5.B108];[$optimize_tfidf_split3_level5.B108];[$optimize_tfidf_split4_level5.B108];[$optimize_tfidf_split5_level5.B108];[$optimize_tfidf_split6_level5.B108];[$optimize_tfidf_split7_level5.B108];[$optimize_tfidf_split8_level5.B108];[$optimize_tfidf_split9_level5.B108])" office:value-type="float" office:value="0.3" calcext:value-type="float">
            <text:p>0.3</text:p>
          </table:table-cell>
          <table:table-cell table:formula="of:=MIN([$optimize_tfidf_split0_level5.C108];[$optimize_tfidf_split1_level5.C108];[$optimize_tfidf_split2_level5.C108];[$optimize_tfidf_split3_level5.C108];[$optimize_tfidf_split4_level5.C108];[$optimize_tfidf_split5_level5.C108];[$optimize_tfidf_split6_level5.C108];[$optimize_tfidf_split7_level5.C108];[$optimize_tfidf_split8_level5.C108];[$optimize_tfidf_split9_level5.C108])" office:value-type="float" office:value="0.2427" calcext:value-type="float">
            <text:p>0.2427</text:p>
          </table:table-cell>
          <table:table-cell table:formula="of:=MIN([$optimize_tfidf_split0_level5.D108];[$optimize_tfidf_split1_level5.D108];[$optimize_tfidf_split2_level5.D108];[$optimize_tfidf_split3_level5.D108];[$optimize_tfidf_split4_level5.D108];[$optimize_tfidf_split5_level5.D108];[$optimize_tfidf_split6_level5.D108];[$optimize_tfidf_split7_level5.D108];[$optimize_tfidf_split8_level5.D108];[$optimize_tfidf_split9_level5.D108])" office:value-type="float" office:value="0.6037" calcext:value-type="float">
            <text:p>0.6037</text:p>
          </table:table-cell>
          <table:table-cell table:formula="of:=MIN([$optimize_tfidf_split0_level5.E108];[$optimize_tfidf_split1_level5.E108];[$optimize_tfidf_split2_level5.E108];[$optimize_tfidf_split3_level5.E108];[$optimize_tfidf_split4_level5.E108];[$optimize_tfidf_split5_level5.E108];[$optimize_tfidf_split6_level5.E108];[$optimize_tfidf_split7_level5.E108];[$optimize_tfidf_split8_level5.E108];[$optimize_tfidf_split9_level5.E108])" office:value-type="float" office:value="0.3081" calcext:value-type="float">
            <text:p>0.3081</text:p>
          </table:table-cell>
        </table:table-row>
        <table:table-row table:style-name="ro1">
          <table:table-cell table:formula="of:=MIN([$optimize_tfidf_split0_level5.A128];[$optimize_tfidf_split1_level5.A128];[$optimize_tfidf_split2_level5.A128];[$optimize_tfidf_split3_level5.A128];[$optimize_tfidf_split4_level5.A128];[$optimize_tfidf_split5_level5.A128];[$optimize_tfidf_split6_level5.A128];[$optimize_tfidf_split7_level5.A128];[$optimize_tfidf_split8_level5.A128];[$optimize_tfidf_split9_level5.A128])" office:value-type="float" office:value="7" calcext:value-type="float">
            <text:p>7</text:p>
          </table:table-cell>
          <table:table-cell table:formula="of:=MIN([$optimize_tfidf_split0_level5.B128];[$optimize_tfidf_split1_level5.B128];[$optimize_tfidf_split2_level5.B128];[$optimize_tfidf_split3_level5.B128];[$optimize_tfidf_split4_level5.B128];[$optimize_tfidf_split5_level5.B128];[$optimize_tfidf_split6_level5.B128];[$optimize_tfidf_split7_level5.B128];[$optimize_tfidf_split8_level5.B128];[$optimize_tfidf_split9_level5.B128])" office:value-type="float" office:value="0.3" calcext:value-type="float">
            <text:p>0.3</text:p>
          </table:table-cell>
          <table:table-cell table:formula="of:=MIN([$optimize_tfidf_split0_level5.C128];[$optimize_tfidf_split1_level5.C128];[$optimize_tfidf_split2_level5.C128];[$optimize_tfidf_split3_level5.C128];[$optimize_tfidf_split4_level5.C128];[$optimize_tfidf_split5_level5.C128];[$optimize_tfidf_split6_level5.C128];[$optimize_tfidf_split7_level5.C128];[$optimize_tfidf_split8_level5.C128];[$optimize_tfidf_split9_level5.C128])" office:value-type="float" office:value="0.2427" calcext:value-type="float">
            <text:p>0.2427</text:p>
          </table:table-cell>
          <table:table-cell table:formula="of:=MIN([$optimize_tfidf_split0_level5.D128];[$optimize_tfidf_split1_level5.D128];[$optimize_tfidf_split2_level5.D128];[$optimize_tfidf_split3_level5.D128];[$optimize_tfidf_split4_level5.D128];[$optimize_tfidf_split5_level5.D128];[$optimize_tfidf_split6_level5.D128];[$optimize_tfidf_split7_level5.D128];[$optimize_tfidf_split8_level5.D128];[$optimize_tfidf_split9_level5.D128])" office:value-type="float" office:value="0.6037" calcext:value-type="float">
            <text:p>0.6037</text:p>
          </table:table-cell>
          <table:table-cell table:formula="of:=MIN([$optimize_tfidf_split0_level5.E128];[$optimize_tfidf_split1_level5.E128];[$optimize_tfidf_split2_level5.E128];[$optimize_tfidf_split3_level5.E128];[$optimize_tfidf_split4_level5.E128];[$optimize_tfidf_split5_level5.E128];[$optimize_tfidf_split6_level5.E128];[$optimize_tfidf_split7_level5.E128];[$optimize_tfidf_split8_level5.E128];[$optimize_tfidf_split9_level5.E128])" office:value-type="float" office:value="0.3081" calcext:value-type="float">
            <text:p>0.3081</text:p>
          </table:table-cell>
        </table:table-row>
        <table:table-row table:style-name="ro1">
          <table:table-cell table:formula="of:=MIN([$optimize_tfidf_split0_level5.A148];[$optimize_tfidf_split1_level5.A148];[$optimize_tfidf_split2_level5.A148];[$optimize_tfidf_split3_level5.A148];[$optimize_tfidf_split4_level5.A148];[$optimize_tfidf_split5_level5.A148];[$optimize_tfidf_split6_level5.A148];[$optimize_tfidf_split7_level5.A148];[$optimize_tfidf_split8_level5.A148];[$optimize_tfidf_split9_level5.A148])" office:value-type="float" office:value="8" calcext:value-type="float">
            <text:p>8</text:p>
          </table:table-cell>
          <table:table-cell table:formula="of:=MIN([$optimize_tfidf_split0_level5.B148];[$optimize_tfidf_split1_level5.B148];[$optimize_tfidf_split2_level5.B148];[$optimize_tfidf_split3_level5.B148];[$optimize_tfidf_split4_level5.B148];[$optimize_tfidf_split5_level5.B148];[$optimize_tfidf_split6_level5.B148];[$optimize_tfidf_split7_level5.B148];[$optimize_tfidf_split8_level5.B148];[$optimize_tfidf_split9_level5.B148])" office:value-type="float" office:value="0.3" calcext:value-type="float">
            <text:p>0.3</text:p>
          </table:table-cell>
          <table:table-cell table:formula="of:=MIN([$optimize_tfidf_split0_level5.C148];[$optimize_tfidf_split1_level5.C148];[$optimize_tfidf_split2_level5.C148];[$optimize_tfidf_split3_level5.C148];[$optimize_tfidf_split4_level5.C148];[$optimize_tfidf_split5_level5.C148];[$optimize_tfidf_split6_level5.C148];[$optimize_tfidf_split7_level5.C148];[$optimize_tfidf_split8_level5.C148];[$optimize_tfidf_split9_level5.C148])" office:value-type="float" office:value="0.2427" calcext:value-type="float">
            <text:p>0.2427</text:p>
          </table:table-cell>
          <table:table-cell table:formula="of:=MIN([$optimize_tfidf_split0_level5.D148];[$optimize_tfidf_split1_level5.D148];[$optimize_tfidf_split2_level5.D148];[$optimize_tfidf_split3_level5.D148];[$optimize_tfidf_split4_level5.D148];[$optimize_tfidf_split5_level5.D148];[$optimize_tfidf_split6_level5.D148];[$optimize_tfidf_split7_level5.D148];[$optimize_tfidf_split8_level5.D148];[$optimize_tfidf_split9_level5.D148])" office:value-type="float" office:value="0.6037" calcext:value-type="float">
            <text:p>0.6037</text:p>
          </table:table-cell>
          <table:table-cell table:formula="of:=MIN([$optimize_tfidf_split0_level5.E148];[$optimize_tfidf_split1_level5.E148];[$optimize_tfidf_split2_level5.E148];[$optimize_tfidf_split3_level5.E148];[$optimize_tfidf_split4_level5.E148];[$optimize_tfidf_split5_level5.E148];[$optimize_tfidf_split6_level5.E148];[$optimize_tfidf_split7_level5.E148];[$optimize_tfidf_split8_level5.E148];[$optimize_tfidf_split9_level5.E148])" office:value-type="float" office:value="0.3081" calcext:value-type="float">
            <text:p>0.3081</text:p>
          </table:table-cell>
        </table:table-row>
        <table:table-row table:style-name="ro1">
          <table:table-cell table:formula="of:=MIN([$optimize_tfidf_split0_level5.A168];[$optimize_tfidf_split1_level5.A168];[$optimize_tfidf_split2_level5.A168];[$optimize_tfidf_split3_level5.A168];[$optimize_tfidf_split4_level5.A168];[$optimize_tfidf_split5_level5.A168];[$optimize_tfidf_split6_level5.A168];[$optimize_tfidf_split7_level5.A168];[$optimize_tfidf_split8_level5.A168];[$optimize_tfidf_split9_level5.A168])" office:value-type="float" office:value="9" calcext:value-type="float">
            <text:p>9</text:p>
          </table:table-cell>
          <table:table-cell table:formula="of:=MIN([$optimize_tfidf_split0_level5.B168];[$optimize_tfidf_split1_level5.B168];[$optimize_tfidf_split2_level5.B168];[$optimize_tfidf_split3_level5.B168];[$optimize_tfidf_split4_level5.B168];[$optimize_tfidf_split5_level5.B168];[$optimize_tfidf_split6_level5.B168];[$optimize_tfidf_split7_level5.B168];[$optimize_tfidf_split8_level5.B168];[$optimize_tfidf_split9_level5.B168])" office:value-type="float" office:value="0.3" calcext:value-type="float">
            <text:p>0.3</text:p>
          </table:table-cell>
          <table:table-cell table:formula="of:=MIN([$optimize_tfidf_split0_level5.C168];[$optimize_tfidf_split1_level5.C168];[$optimize_tfidf_split2_level5.C168];[$optimize_tfidf_split3_level5.C168];[$optimize_tfidf_split4_level5.C168];[$optimize_tfidf_split5_level5.C168];[$optimize_tfidf_split6_level5.C168];[$optimize_tfidf_split7_level5.C168];[$optimize_tfidf_split8_level5.C168];[$optimize_tfidf_split9_level5.C168])" office:value-type="float" office:value="0.2427" calcext:value-type="float">
            <text:p>0.2427</text:p>
          </table:table-cell>
          <table:table-cell table:formula="of:=MIN([$optimize_tfidf_split0_level5.D168];[$optimize_tfidf_split1_level5.D168];[$optimize_tfidf_split2_level5.D168];[$optimize_tfidf_split3_level5.D168];[$optimize_tfidf_split4_level5.D168];[$optimize_tfidf_split5_level5.D168];[$optimize_tfidf_split6_level5.D168];[$optimize_tfidf_split7_level5.D168];[$optimize_tfidf_split8_level5.D168];[$optimize_tfidf_split9_level5.D168])" office:value-type="float" office:value="0.6037" calcext:value-type="float">
            <text:p>0.6037</text:p>
          </table:table-cell>
          <table:table-cell table:formula="of:=MIN([$optimize_tfidf_split0_level5.E168];[$optimize_tfidf_split1_level5.E168];[$optimize_tfidf_split2_level5.E168];[$optimize_tfidf_split3_level5.E168];[$optimize_tfidf_split4_level5.E168];[$optimize_tfidf_split5_level5.E168];[$optimize_tfidf_split6_level5.E168];[$optimize_tfidf_split7_level5.E168];[$optimize_tfidf_split8_level5.E168];[$optimize_tfidf_split9_level5.E168])" office:value-type="float" office:value="0.3081" calcext:value-type="float">
            <text:p>0.3081</text:p>
          </table:table-cell>
        </table:table-row>
        <table:table-row table:style-name="ro1">
          <table:table-cell table:formula="of:=MIN([$optimize_tfidf_split0_level5.A188];[$optimize_tfidf_split1_level5.A188];[$optimize_tfidf_split2_level5.A188];[$optimize_tfidf_split3_level5.A188];[$optimize_tfidf_split4_level5.A188];[$optimize_tfidf_split5_level5.A188];[$optimize_tfidf_split6_level5.A188];[$optimize_tfidf_split7_level5.A188];[$optimize_tfidf_split8_level5.A188];[$optimize_tfidf_split9_level5.A188])" office:value-type="float" office:value="10" calcext:value-type="float">
            <text:p>10</text:p>
          </table:table-cell>
          <table:table-cell table:formula="of:=MIN([$optimize_tfidf_split0_level5.B188];[$optimize_tfidf_split1_level5.B188];[$optimize_tfidf_split2_level5.B188];[$optimize_tfidf_split3_level5.B188];[$optimize_tfidf_split4_level5.B188];[$optimize_tfidf_split5_level5.B188];[$optimize_tfidf_split6_level5.B188];[$optimize_tfidf_split7_level5.B188];[$optimize_tfidf_split8_level5.B188];[$optimize_tfidf_split9_level5.B188])" office:value-type="float" office:value="0.3" calcext:value-type="float">
            <text:p>0.3</text:p>
          </table:table-cell>
          <table:table-cell table:formula="of:=MIN([$optimize_tfidf_split0_level5.C188];[$optimize_tfidf_split1_level5.C188];[$optimize_tfidf_split2_level5.C188];[$optimize_tfidf_split3_level5.C188];[$optimize_tfidf_split4_level5.C188];[$optimize_tfidf_split5_level5.C188];[$optimize_tfidf_split6_level5.C188];[$optimize_tfidf_split7_level5.C188];[$optimize_tfidf_split8_level5.C188];[$optimize_tfidf_split9_level5.C188])" office:value-type="float" office:value="0.2427" calcext:value-type="float">
            <text:p>0.2427</text:p>
          </table:table-cell>
          <table:table-cell table:formula="of:=MIN([$optimize_tfidf_split0_level5.D188];[$optimize_tfidf_split1_level5.D188];[$optimize_tfidf_split2_level5.D188];[$optimize_tfidf_split3_level5.D188];[$optimize_tfidf_split4_level5.D188];[$optimize_tfidf_split5_level5.D188];[$optimize_tfidf_split6_level5.D188];[$optimize_tfidf_split7_level5.D188];[$optimize_tfidf_split8_level5.D188];[$optimize_tfidf_split9_level5.D188])" office:value-type="float" office:value="0.6037" calcext:value-type="float">
            <text:p>0.6037</text:p>
          </table:table-cell>
          <table:table-cell table:formula="of:=MIN([$optimize_tfidf_split0_level5.E188];[$optimize_tfidf_split1_level5.E188];[$optimize_tfidf_split2_level5.E188];[$optimize_tfidf_split3_level5.E188];[$optimize_tfidf_split4_level5.E188];[$optimize_tfidf_split5_level5.E188];[$optimize_tfidf_split6_level5.E188];[$optimize_tfidf_split7_level5.E188];[$optimize_tfidf_split8_level5.E188];[$optimize_tfidf_split9_level5.E188])" office:value-type="float" office:value="0.3081" calcext:value-type="float">
            <text:p>0.3081</text:p>
          </table:table-cell>
        </table:table-row>
        <table:table-row table:style-name="ro1">
          <table:table-cell table:formula="of:=MIN([$optimize_tfidf_split0_level5.A208];[$optimize_tfidf_split1_level5.A208];[$optimize_tfidf_split2_level5.A208];[$optimize_tfidf_split3_level5.A208];[$optimize_tfidf_split4_level5.A208];[$optimize_tfidf_split5_level5.A208];[$optimize_tfidf_split6_level5.A208];[$optimize_tfidf_split7_level5.A208];[$optimize_tfidf_split8_level5.A208];[$optimize_tfidf_split9_level5.A208])" office:value-type="float" office:value="11" calcext:value-type="float">
            <text:p>11</text:p>
          </table:table-cell>
          <table:table-cell table:formula="of:=MIN([$optimize_tfidf_split0_level5.B208];[$optimize_tfidf_split1_level5.B208];[$optimize_tfidf_split2_level5.B208];[$optimize_tfidf_split3_level5.B208];[$optimize_tfidf_split4_level5.B208];[$optimize_tfidf_split5_level5.B208];[$optimize_tfidf_split6_level5.B208];[$optimize_tfidf_split7_level5.B208];[$optimize_tfidf_split8_level5.B208];[$optimize_tfidf_split9_level5.B208])" office:value-type="float" office:value="0.3" calcext:value-type="float">
            <text:p>0.3</text:p>
          </table:table-cell>
          <table:table-cell table:formula="of:=MIN([$optimize_tfidf_split0_level5.C208];[$optimize_tfidf_split1_level5.C208];[$optimize_tfidf_split2_level5.C208];[$optimize_tfidf_split3_level5.C208];[$optimize_tfidf_split4_level5.C208];[$optimize_tfidf_split5_level5.C208];[$optimize_tfidf_split6_level5.C208];[$optimize_tfidf_split7_level5.C208];[$optimize_tfidf_split8_level5.C208];[$optimize_tfidf_split9_level5.C208])" office:value-type="float" office:value="0.2427" calcext:value-type="float">
            <text:p>0.2427</text:p>
          </table:table-cell>
          <table:table-cell table:formula="of:=MIN([$optimize_tfidf_split0_level5.D208];[$optimize_tfidf_split1_level5.D208];[$optimize_tfidf_split2_level5.D208];[$optimize_tfidf_split3_level5.D208];[$optimize_tfidf_split4_level5.D208];[$optimize_tfidf_split5_level5.D208];[$optimize_tfidf_split6_level5.D208];[$optimize_tfidf_split7_level5.D208];[$optimize_tfidf_split8_level5.D208];[$optimize_tfidf_split9_level5.D208])" office:value-type="float" office:value="0.6037" calcext:value-type="float">
            <text:p>0.6037</text:p>
          </table:table-cell>
          <table:table-cell table:formula="of:=MIN([$optimize_tfidf_split0_level5.E208];[$optimize_tfidf_split1_level5.E208];[$optimize_tfidf_split2_level5.E208];[$optimize_tfidf_split3_level5.E208];[$optimize_tfidf_split4_level5.E208];[$optimize_tfidf_split5_level5.E208];[$optimize_tfidf_split6_level5.E208];[$optimize_tfidf_split7_level5.E208];[$optimize_tfidf_split8_level5.E208];[$optimize_tfidf_split9_level5.E208])" office:value-type="float" office:value="0.3081" calcext:value-type="float">
            <text:p>0.3081</text:p>
          </table:table-cell>
        </table:table-row>
        <table:table-row table:style-name="ro1">
          <table:table-cell table:formula="of:=MIN([$optimize_tfidf_split0_level5.A228];[$optimize_tfidf_split1_level5.A228];[$optimize_tfidf_split2_level5.A228];[$optimize_tfidf_split3_level5.A228];[$optimize_tfidf_split4_level5.A228];[$optimize_tfidf_split5_level5.A228];[$optimize_tfidf_split6_level5.A228];[$optimize_tfidf_split7_level5.A228];[$optimize_tfidf_split8_level5.A228];[$optimize_tfidf_split9_level5.A228])" office:value-type="float" office:value="12" calcext:value-type="float">
            <text:p>12</text:p>
          </table:table-cell>
          <table:table-cell table:formula="of:=MIN([$optimize_tfidf_split0_level5.B228];[$optimize_tfidf_split1_level5.B228];[$optimize_tfidf_split2_level5.B228];[$optimize_tfidf_split3_level5.B228];[$optimize_tfidf_split4_level5.B228];[$optimize_tfidf_split5_level5.B228];[$optimize_tfidf_split6_level5.B228];[$optimize_tfidf_split7_level5.B228];[$optimize_tfidf_split8_level5.B228];[$optimize_tfidf_split9_level5.B228])" office:value-type="float" office:value="0.3" calcext:value-type="float">
            <text:p>0.3</text:p>
          </table:table-cell>
          <table:table-cell table:formula="of:=MIN([$optimize_tfidf_split0_level5.C228];[$optimize_tfidf_split1_level5.C228];[$optimize_tfidf_split2_level5.C228];[$optimize_tfidf_split3_level5.C228];[$optimize_tfidf_split4_level5.C228];[$optimize_tfidf_split5_level5.C228];[$optimize_tfidf_split6_level5.C228];[$optimize_tfidf_split7_level5.C228];[$optimize_tfidf_split8_level5.C228];[$optimize_tfidf_split9_level5.C228])" office:value-type="float" office:value="0.2427" calcext:value-type="float">
            <text:p>0.2427</text:p>
          </table:table-cell>
          <table:table-cell table:formula="of:=MIN([$optimize_tfidf_split0_level5.D228];[$optimize_tfidf_split1_level5.D228];[$optimize_tfidf_split2_level5.D228];[$optimize_tfidf_split3_level5.D228];[$optimize_tfidf_split4_level5.D228];[$optimize_tfidf_split5_level5.D228];[$optimize_tfidf_split6_level5.D228];[$optimize_tfidf_split7_level5.D228];[$optimize_tfidf_split8_level5.D228];[$optimize_tfidf_split9_level5.D228])" office:value-type="float" office:value="0.6037" calcext:value-type="float">
            <text:p>0.6037</text:p>
          </table:table-cell>
          <table:table-cell table:formula="of:=MIN([$optimize_tfidf_split0_level5.E228];[$optimize_tfidf_split1_level5.E228];[$optimize_tfidf_split2_level5.E228];[$optimize_tfidf_split3_level5.E228];[$optimize_tfidf_split4_level5.E228];[$optimize_tfidf_split5_level5.E228];[$optimize_tfidf_split6_level5.E228];[$optimize_tfidf_split7_level5.E228];[$optimize_tfidf_split8_level5.E228];[$optimize_tfidf_split9_level5.E228])" office:value-type="float" office:value="0.3081" calcext:value-type="float">
            <text:p>0.3081</text:p>
          </table:table-cell>
        </table:table-row>
        <table:table-row table:style-name="ro1">
          <table:table-cell table:formula="of:=MIN([$optimize_tfidf_split0_level5.A248];[$optimize_tfidf_split1_level5.A248];[$optimize_tfidf_split2_level5.A248];[$optimize_tfidf_split3_level5.A248];[$optimize_tfidf_split4_level5.A248];[$optimize_tfidf_split5_level5.A248];[$optimize_tfidf_split6_level5.A248];[$optimize_tfidf_split7_level5.A248];[$optimize_tfidf_split8_level5.A248];[$optimize_tfidf_split9_level5.A248])" office:value-type="float" office:value="13" calcext:value-type="float">
            <text:p>13</text:p>
          </table:table-cell>
          <table:table-cell table:formula="of:=MIN([$optimize_tfidf_split0_level5.B248];[$optimize_tfidf_split1_level5.B248];[$optimize_tfidf_split2_level5.B248];[$optimize_tfidf_split3_level5.B248];[$optimize_tfidf_split4_level5.B248];[$optimize_tfidf_split5_level5.B248];[$optimize_tfidf_split6_level5.B248];[$optimize_tfidf_split7_level5.B248];[$optimize_tfidf_split8_level5.B248];[$optimize_tfidf_split9_level5.B248])" office:value-type="float" office:value="0.3" calcext:value-type="float">
            <text:p>0.3</text:p>
          </table:table-cell>
          <table:table-cell table:formula="of:=MIN([$optimize_tfidf_split0_level5.C248];[$optimize_tfidf_split1_level5.C248];[$optimize_tfidf_split2_level5.C248];[$optimize_tfidf_split3_level5.C248];[$optimize_tfidf_split4_level5.C248];[$optimize_tfidf_split5_level5.C248];[$optimize_tfidf_split6_level5.C248];[$optimize_tfidf_split7_level5.C248];[$optimize_tfidf_split8_level5.C248];[$optimize_tfidf_split9_level5.C248])" office:value-type="float" office:value="0.2427" calcext:value-type="float">
            <text:p>0.2427</text:p>
          </table:table-cell>
          <table:table-cell table:formula="of:=MIN([$optimize_tfidf_split0_level5.D248];[$optimize_tfidf_split1_level5.D248];[$optimize_tfidf_split2_level5.D248];[$optimize_tfidf_split3_level5.D248];[$optimize_tfidf_split4_level5.D248];[$optimize_tfidf_split5_level5.D248];[$optimize_tfidf_split6_level5.D248];[$optimize_tfidf_split7_level5.D248];[$optimize_tfidf_split8_level5.D248];[$optimize_tfidf_split9_level5.D248])" office:value-type="float" office:value="0.6037" calcext:value-type="float">
            <text:p>0.6037</text:p>
          </table:table-cell>
          <table:table-cell table:formula="of:=MIN([$optimize_tfidf_split0_level5.E248];[$optimize_tfidf_split1_level5.E248];[$optimize_tfidf_split2_level5.E248];[$optimize_tfidf_split3_level5.E248];[$optimize_tfidf_split4_level5.E248];[$optimize_tfidf_split5_level5.E248];[$optimize_tfidf_split6_level5.E248];[$optimize_tfidf_split7_level5.E248];[$optimize_tfidf_split8_level5.E248];[$optimize_tfidf_split9_level5.E248])" office:value-type="float" office:value="0.3081" calcext:value-type="float">
            <text:p>0.3081</text:p>
          </table:table-cell>
        </table:table-row>
        <table:table-row table:style-name="ro1">
          <table:table-cell table:formula="of:=MIN([$optimize_tfidf_split0_level5.A268];[$optimize_tfidf_split1_level5.A268];[$optimize_tfidf_split2_level5.A268];[$optimize_tfidf_split3_level5.A268];[$optimize_tfidf_split4_level5.A268];[$optimize_tfidf_split5_level5.A268];[$optimize_tfidf_split6_level5.A268];[$optimize_tfidf_split7_level5.A268];[$optimize_tfidf_split8_level5.A268];[$optimize_tfidf_split9_level5.A268])" office:value-type="float" office:value="14" calcext:value-type="float">
            <text:p>14</text:p>
          </table:table-cell>
          <table:table-cell table:formula="of:=MIN([$optimize_tfidf_split0_level5.B268];[$optimize_tfidf_split1_level5.B268];[$optimize_tfidf_split2_level5.B268];[$optimize_tfidf_split3_level5.B268];[$optimize_tfidf_split4_level5.B268];[$optimize_tfidf_split5_level5.B268];[$optimize_tfidf_split6_level5.B268];[$optimize_tfidf_split7_level5.B268];[$optimize_tfidf_split8_level5.B268];[$optimize_tfidf_split9_level5.B268])" office:value-type="float" office:value="0.3" calcext:value-type="float">
            <text:p>0.3</text:p>
          </table:table-cell>
          <table:table-cell table:formula="of:=MIN([$optimize_tfidf_split0_level5.C268];[$optimize_tfidf_split1_level5.C268];[$optimize_tfidf_split2_level5.C268];[$optimize_tfidf_split3_level5.C268];[$optimize_tfidf_split4_level5.C268];[$optimize_tfidf_split5_level5.C268];[$optimize_tfidf_split6_level5.C268];[$optimize_tfidf_split7_level5.C268];[$optimize_tfidf_split8_level5.C268];[$optimize_tfidf_split9_level5.C268])" office:value-type="float" office:value="0.2427" calcext:value-type="float">
            <text:p>0.2427</text:p>
          </table:table-cell>
          <table:table-cell table:formula="of:=MIN([$optimize_tfidf_split0_level5.D268];[$optimize_tfidf_split1_level5.D268];[$optimize_tfidf_split2_level5.D268];[$optimize_tfidf_split3_level5.D268];[$optimize_tfidf_split4_level5.D268];[$optimize_tfidf_split5_level5.D268];[$optimize_tfidf_split6_level5.D268];[$optimize_tfidf_split7_level5.D268];[$optimize_tfidf_split8_level5.D268];[$optimize_tfidf_split9_level5.D268])" office:value-type="float" office:value="0.6037" calcext:value-type="float">
            <text:p>0.6037</text:p>
          </table:table-cell>
          <table:table-cell table:formula="of:=MIN([$optimize_tfidf_split0_level5.E268];[$optimize_tfidf_split1_level5.E268];[$optimize_tfidf_split2_level5.E268];[$optimize_tfidf_split3_level5.E268];[$optimize_tfidf_split4_level5.E268];[$optimize_tfidf_split5_level5.E268];[$optimize_tfidf_split6_level5.E268];[$optimize_tfidf_split7_level5.E268];[$optimize_tfidf_split8_level5.E268];[$optimize_tfidf_split9_level5.E268])" office:value-type="float" office:value="0.3081" calcext:value-type="float">
            <text:p>0.3081</text:p>
          </table:table-cell>
        </table:table-row>
        <table:table-row table:style-name="ro1">
          <table:table-cell table:formula="of:=MIN([$optimize_tfidf_split0_level5.A288];[$optimize_tfidf_split1_level5.A288];[$optimize_tfidf_split2_level5.A288];[$optimize_tfidf_split3_level5.A288];[$optimize_tfidf_split4_level5.A288];[$optimize_tfidf_split5_level5.A288];[$optimize_tfidf_split6_level5.A288];[$optimize_tfidf_split7_level5.A288];[$optimize_tfidf_split8_level5.A288];[$optimize_tfidf_split9_level5.A288])" office:value-type="float" office:value="15" calcext:value-type="float">
            <text:p>15</text:p>
          </table:table-cell>
          <table:table-cell table:formula="of:=MIN([$optimize_tfidf_split0_level5.B288];[$optimize_tfidf_split1_level5.B288];[$optimize_tfidf_split2_level5.B288];[$optimize_tfidf_split3_level5.B288];[$optimize_tfidf_split4_level5.B288];[$optimize_tfidf_split5_level5.B288];[$optimize_tfidf_split6_level5.B288];[$optimize_tfidf_split7_level5.B288];[$optimize_tfidf_split8_level5.B288];[$optimize_tfidf_split9_level5.B288])" office:value-type="float" office:value="0.3" calcext:value-type="float">
            <text:p>0.3</text:p>
          </table:table-cell>
          <table:table-cell table:formula="of:=MIN([$optimize_tfidf_split0_level5.C288];[$optimize_tfidf_split1_level5.C288];[$optimize_tfidf_split2_level5.C288];[$optimize_tfidf_split3_level5.C288];[$optimize_tfidf_split4_level5.C288];[$optimize_tfidf_split5_level5.C288];[$optimize_tfidf_split6_level5.C288];[$optimize_tfidf_split7_level5.C288];[$optimize_tfidf_split8_level5.C288];[$optimize_tfidf_split9_level5.C288])" office:value-type="float" office:value="0.2427" calcext:value-type="float">
            <text:p>0.2427</text:p>
          </table:table-cell>
          <table:table-cell table:formula="of:=MIN([$optimize_tfidf_split0_level5.D288];[$optimize_tfidf_split1_level5.D288];[$optimize_tfidf_split2_level5.D288];[$optimize_tfidf_split3_level5.D288];[$optimize_tfidf_split4_level5.D288];[$optimize_tfidf_split5_level5.D288];[$optimize_tfidf_split6_level5.D288];[$optimize_tfidf_split7_level5.D288];[$optimize_tfidf_split8_level5.D288];[$optimize_tfidf_split9_level5.D288])" office:value-type="float" office:value="0.6037" calcext:value-type="float">
            <text:p>0.6037</text:p>
          </table:table-cell>
          <table:table-cell table:formula="of:=MIN([$optimize_tfidf_split0_level5.E288];[$optimize_tfidf_split1_level5.E288];[$optimize_tfidf_split2_level5.E288];[$optimize_tfidf_split3_level5.E288];[$optimize_tfidf_split4_level5.E288];[$optimize_tfidf_split5_level5.E288];[$optimize_tfidf_split6_level5.E288];[$optimize_tfidf_split7_level5.E288];[$optimize_tfidf_split8_level5.E288];[$optimize_tfidf_split9_level5.E288])" office:value-type="float" office:value="0.3081" calcext:value-type="float">
            <text:p>0.3081</text:p>
          </table:table-cell>
        </table:table-row>
        <table:table-row table:style-name="ro1">
          <table:table-cell table:formula="of:=MIN([$optimize_tfidf_split0_level5.A9];[$optimize_tfidf_split1_level5.A9];[$optimize_tfidf_split2_level5.A9];[$optimize_tfidf_split3_level5.A9];[$optimize_tfidf_split4_level5.A9];[$optimize_tfidf_split5_level5.A9];[$optimize_tfidf_split6_level5.A9];[$optimize_tfidf_split7_level5.A9];[$optimize_tfidf_split8_level5.A9];[$optimize_tfidf_split9_level5.A9])" office:value-type="float" office:value="1" calcext:value-type="float">
            <text:p>1</text:p>
          </table:table-cell>
          <table:table-cell table:formula="of:=MIN([$optimize_tfidf_split0_level5.B9];[$optimize_tfidf_split1_level5.B9];[$optimize_tfidf_split2_level5.B9];[$optimize_tfidf_split3_level5.B9];[$optimize_tfidf_split4_level5.B9];[$optimize_tfidf_split5_level5.B9];[$optimize_tfidf_split6_level5.B9];[$optimize_tfidf_split7_level5.B9];[$optimize_tfidf_split8_level5.B9];[$optimize_tfidf_split9_level5.B9])" office:value-type="float" office:value="0.35" calcext:value-type="float">
            <text:p>0.35</text:p>
          </table:table-cell>
          <table:table-cell table:formula="of:=MIN([$optimize_tfidf_split0_level5.C9];[$optimize_tfidf_split1_level5.C9];[$optimize_tfidf_split2_level5.C9];[$optimize_tfidf_split3_level5.C9];[$optimize_tfidf_split4_level5.C9];[$optimize_tfidf_split5_level5.C9];[$optimize_tfidf_split6_level5.C9];[$optimize_tfidf_split7_level5.C9];[$optimize_tfidf_split8_level5.C9];[$optimize_tfidf_split9_level5.C9])" office:value-type="float" office:value="0.5953" calcext:value-type="float">
            <text:p>0.5953</text:p>
          </table:table-cell>
          <table:table-cell table:formula="of:=MIN([$optimize_tfidf_split0_level5.D9];[$optimize_tfidf_split1_level5.D9];[$optimize_tfidf_split2_level5.D9];[$optimize_tfidf_split3_level5.D9];[$optimize_tfidf_split4_level5.D9];[$optimize_tfidf_split5_level5.D9];[$optimize_tfidf_split6_level5.D9];[$optimize_tfidf_split7_level5.D9];[$optimize_tfidf_split8_level5.D9];[$optimize_tfidf_split9_level5.D9])" office:value-type="float" office:value="0.4255" calcext:value-type="float">
            <text:p>0.4255</text:p>
          </table:table-cell>
          <table:table-cell table:formula="of:=MIN([$optimize_tfidf_split0_level5.E9];[$optimize_tfidf_split1_level5.E9];[$optimize_tfidf_split2_level5.E9];[$optimize_tfidf_split3_level5.E9];[$optimize_tfidf_split4_level5.E9];[$optimize_tfidf_split5_level5.E9];[$optimize_tfidf_split6_level5.E9];[$optimize_tfidf_split7_level5.E9];[$optimize_tfidf_split8_level5.E9];[$optimize_tfidf_split9_level5.E9])" office:value-type="float" office:value="0.4625" calcext:value-type="float">
            <text:p>0.4625</text:p>
          </table:table-cell>
        </table:table-row>
        <table:table-row table:style-name="ro1">
          <table:table-cell table:formula="of:=MIN([$optimize_tfidf_split0_level5.A29];[$optimize_tfidf_split1_level5.A29];[$optimize_tfidf_split2_level5.A29];[$optimize_tfidf_split3_level5.A29];[$optimize_tfidf_split4_level5.A29];[$optimize_tfidf_split5_level5.A29];[$optimize_tfidf_split6_level5.A29];[$optimize_tfidf_split7_level5.A29];[$optimize_tfidf_split8_level5.A29];[$optimize_tfidf_split9_level5.A29])" office:value-type="float" office:value="2" calcext:value-type="float">
            <text:p>2</text:p>
          </table:table-cell>
          <table:table-cell table:formula="of:=MIN([$optimize_tfidf_split0_level5.B29];[$optimize_tfidf_split1_level5.B29];[$optimize_tfidf_split2_level5.B29];[$optimize_tfidf_split3_level5.B29];[$optimize_tfidf_split4_level5.B29];[$optimize_tfidf_split5_level5.B29];[$optimize_tfidf_split6_level5.B29];[$optimize_tfidf_split7_level5.B29];[$optimize_tfidf_split8_level5.B29];[$optimize_tfidf_split9_level5.B29])" office:value-type="float" office:value="0.35" calcext:value-type="float">
            <text:p>0.35</text:p>
          </table:table-cell>
          <table:table-cell table:formula="of:=MIN([$optimize_tfidf_split0_level5.C29];[$optimize_tfidf_split1_level5.C29];[$optimize_tfidf_split2_level5.C29];[$optimize_tfidf_split3_level5.C29];[$optimize_tfidf_split4_level5.C29];[$optimize_tfidf_split5_level5.C29];[$optimize_tfidf_split6_level5.C29];[$optimize_tfidf_split7_level5.C29];[$optimize_tfidf_split8_level5.C29];[$optimize_tfidf_split9_level5.C29])" office:value-type="float" office:value="0.423" calcext:value-type="float">
            <text:p>0.423</text:p>
          </table:table-cell>
          <table:table-cell table:formula="of:=MIN([$optimize_tfidf_split0_level5.D29];[$optimize_tfidf_split1_level5.D29];[$optimize_tfidf_split2_level5.D29];[$optimize_tfidf_split3_level5.D29];[$optimize_tfidf_split4_level5.D29];[$optimize_tfidf_split5_level5.D29];[$optimize_tfidf_split6_level5.D29];[$optimize_tfidf_split7_level5.D29];[$optimize_tfidf_split8_level5.D29];[$optimize_tfidf_split9_level5.D29])" office:value-type="float" office:value="0.5089" calcext:value-type="float">
            <text:p>0.5089</text:p>
          </table:table-cell>
          <table:table-cell table:formula="of:=MIN([$optimize_tfidf_split0_level5.E29];[$optimize_tfidf_split1_level5.E29];[$optimize_tfidf_split2_level5.E29];[$optimize_tfidf_split3_level5.E29];[$optimize_tfidf_split4_level5.E29];[$optimize_tfidf_split5_level5.E29];[$optimize_tfidf_split6_level5.E29];[$optimize_tfidf_split7_level5.E29];[$optimize_tfidf_split8_level5.E29];[$optimize_tfidf_split9_level5.E29])" office:value-type="float" office:value="0.4167" calcext:value-type="float">
            <text:p>0.4167</text:p>
          </table:table-cell>
        </table:table-row>
        <table:table-row table:style-name="ro1">
          <table:table-cell table:formula="of:=MIN([$optimize_tfidf_split0_level5.A49];[$optimize_tfidf_split1_level5.A49];[$optimize_tfidf_split2_level5.A49];[$optimize_tfidf_split3_level5.A49];[$optimize_tfidf_split4_level5.A49];[$optimize_tfidf_split5_level5.A49];[$optimize_tfidf_split6_level5.A49];[$optimize_tfidf_split7_level5.A49];[$optimize_tfidf_split8_level5.A49];[$optimize_tfidf_split9_level5.A49])" office:value-type="float" office:value="3" calcext:value-type="float">
            <text:p>3</text:p>
          </table:table-cell>
          <table:table-cell table:formula="of:=MIN([$optimize_tfidf_split0_level5.B49];[$optimize_tfidf_split1_level5.B49];[$optimize_tfidf_split2_level5.B49];[$optimize_tfidf_split3_level5.B49];[$optimize_tfidf_split4_level5.B49];[$optimize_tfidf_split5_level5.B49];[$optimize_tfidf_split6_level5.B49];[$optimize_tfidf_split7_level5.B49];[$optimize_tfidf_split8_level5.B49];[$optimize_tfidf_split9_level5.B49])" office:value-type="float" office:value="0.35" calcext:value-type="float">
            <text:p>0.35</text:p>
          </table:table-cell>
          <table:table-cell table:formula="of:=MIN([$optimize_tfidf_split0_level5.C49];[$optimize_tfidf_split1_level5.C49];[$optimize_tfidf_split2_level5.C49];[$optimize_tfidf_split3_level5.C49];[$optimize_tfidf_split4_level5.C49];[$optimize_tfidf_split5_level5.C49];[$optimize_tfidf_split6_level5.C49];[$optimize_tfidf_split7_level5.C49];[$optimize_tfidf_split8_level5.C49];[$optimize_tfidf_split9_level5.C49])" office:value-type="float" office:value="0.3403" calcext:value-type="float">
            <text:p>0.3403</text:p>
          </table:table-cell>
          <table:table-cell table:formula="of:=MIN([$optimize_tfidf_split0_level5.D49];[$optimize_tfidf_split1_level5.D49];[$optimize_tfidf_split2_level5.D49];[$optimize_tfidf_split3_level5.D49];[$optimize_tfidf_split4_level5.D49];[$optimize_tfidf_split5_level5.D49];[$optimize_tfidf_split6_level5.D49];[$optimize_tfidf_split7_level5.D49];[$optimize_tfidf_split8_level5.D49];[$optimize_tfidf_split9_level5.D49])" office:value-type="float" office:value="0.5511" calcext:value-type="float">
            <text:p>0.5511</text:p>
          </table:table-cell>
          <table:table-cell table:formula="of:=MIN([$optimize_tfidf_split0_level5.E49];[$optimize_tfidf_split1_level5.E49];[$optimize_tfidf_split2_level5.E49];[$optimize_tfidf_split3_level5.E49];[$optimize_tfidf_split4_level5.E49];[$optimize_tfidf_split5_level5.E49];[$optimize_tfidf_split6_level5.E49];[$optimize_tfidf_split7_level5.E49];[$optimize_tfidf_split8_level5.E49];[$optimize_tfidf_split9_level5.E49])" office:value-type="float" office:value="0.3746" calcext:value-type="float">
            <text:p>0.3746</text:p>
          </table:table-cell>
        </table:table-row>
        <table:table-row table:style-name="ro1">
          <table:table-cell table:formula="of:=MIN([$optimize_tfidf_split0_level5.A69];[$optimize_tfidf_split1_level5.A69];[$optimize_tfidf_split2_level5.A69];[$optimize_tfidf_split3_level5.A69];[$optimize_tfidf_split4_level5.A69];[$optimize_tfidf_split5_level5.A69];[$optimize_tfidf_split6_level5.A69];[$optimize_tfidf_split7_level5.A69];[$optimize_tfidf_split8_level5.A69];[$optimize_tfidf_split9_level5.A69])" office:value-type="float" office:value="4" calcext:value-type="float">
            <text:p>4</text:p>
          </table:table-cell>
          <table:table-cell table:formula="of:=MIN([$optimize_tfidf_split0_level5.B69];[$optimize_tfidf_split1_level5.B69];[$optimize_tfidf_split2_level5.B69];[$optimize_tfidf_split3_level5.B69];[$optimize_tfidf_split4_level5.B69];[$optimize_tfidf_split5_level5.B69];[$optimize_tfidf_split6_level5.B69];[$optimize_tfidf_split7_level5.B69];[$optimize_tfidf_split8_level5.B69];[$optimize_tfidf_split9_level5.B69])" office:value-type="float" office:value="0.35" calcext:value-type="float">
            <text:p>0.35</text:p>
          </table:table-cell>
          <table:table-cell table:formula="of:=MIN([$optimize_tfidf_split0_level5.C69];[$optimize_tfidf_split1_level5.C69];[$optimize_tfidf_split2_level5.C69];[$optimize_tfidf_split3_level5.C69];[$optimize_tfidf_split4_level5.C69];[$optimize_tfidf_split5_level5.C69];[$optimize_tfidf_split6_level5.C69];[$optimize_tfidf_split7_level5.C69];[$optimize_tfidf_split8_level5.C69];[$optimize_tfidf_split9_level5.C69])" office:value-type="float" office:value="0.2894" calcext:value-type="float">
            <text:p>0.2894</text:p>
          </table:table-cell>
          <table:table-cell table:formula="of:=MIN([$optimize_tfidf_split0_level5.D69];[$optimize_tfidf_split1_level5.D69];[$optimize_tfidf_split2_level5.D69];[$optimize_tfidf_split3_level5.D69];[$optimize_tfidf_split4_level5.D69];[$optimize_tfidf_split5_level5.D69];[$optimize_tfidf_split6_level5.D69];[$optimize_tfidf_split7_level5.D69];[$optimize_tfidf_split8_level5.D69];[$optimize_tfidf_split9_level5.D69])" office:value-type="float" office:value="0.5835" calcext:value-type="float">
            <text:p>0.5835</text:p>
          </table:table-cell>
          <table:table-cell table:formula="of:=MIN([$optimize_tfidf_split0_level5.E69];[$optimize_tfidf_split1_level5.E69];[$optimize_tfidf_split2_level5.E69];[$optimize_tfidf_split3_level5.E69];[$optimize_tfidf_split4_level5.E69];[$optimize_tfidf_split5_level5.E69];[$optimize_tfidf_split6_level5.E69];[$optimize_tfidf_split7_level5.E69];[$optimize_tfidf_split8_level5.E69];[$optimize_tfidf_split9_level5.E69])" office:value-type="float" office:value="0.3423" calcext:value-type="float">
            <text:p>0.3423</text:p>
          </table:table-cell>
        </table:table-row>
        <table:table-row table:style-name="ro1">
          <table:table-cell table:formula="of:=MIN([$optimize_tfidf_split0_level5.A89];[$optimize_tfidf_split1_level5.A89];[$optimize_tfidf_split2_level5.A89];[$optimize_tfidf_split3_level5.A89];[$optimize_tfidf_split4_level5.A89];[$optimize_tfidf_split5_level5.A89];[$optimize_tfidf_split6_level5.A89];[$optimize_tfidf_split7_level5.A89];[$optimize_tfidf_split8_level5.A89];[$optimize_tfidf_split9_level5.A89])" office:value-type="float" office:value="5" calcext:value-type="float">
            <text:p>5</text:p>
          </table:table-cell>
          <table:table-cell table:formula="of:=MIN([$optimize_tfidf_split0_level5.B89];[$optimize_tfidf_split1_level5.B89];[$optimize_tfidf_split2_level5.B89];[$optimize_tfidf_split3_level5.B89];[$optimize_tfidf_split4_level5.B89];[$optimize_tfidf_split5_level5.B89];[$optimize_tfidf_split6_level5.B89];[$optimize_tfidf_split7_level5.B89];[$optimize_tfidf_split8_level5.B89];[$optimize_tfidf_split9_level5.B89])" office:value-type="float" office:value="0.35" calcext:value-type="float">
            <text:p>0.35</text:p>
          </table:table-cell>
          <table:table-cell table:formula="of:=MIN([$optimize_tfidf_split0_level5.C89];[$optimize_tfidf_split1_level5.C89];[$optimize_tfidf_split2_level5.C89];[$optimize_tfidf_split3_level5.C89];[$optimize_tfidf_split4_level5.C89];[$optimize_tfidf_split5_level5.C89];[$optimize_tfidf_split6_level5.C89];[$optimize_tfidf_split7_level5.C89];[$optimize_tfidf_split8_level5.C89];[$optimize_tfidf_split9_level5.C89])" office:value-type="float" office:value="0.2508" calcext:value-type="float">
            <text:p>0.2508</text:p>
          </table:table-cell>
          <table:table-cell table:formula="of:=MIN([$optimize_tfidf_split0_level5.D89];[$optimize_tfidf_split1_level5.D89];[$optimize_tfidf_split2_level5.D89];[$optimize_tfidf_split3_level5.D89];[$optimize_tfidf_split4_level5.D89];[$optimize_tfidf_split5_level5.D89];[$optimize_tfidf_split6_level5.D89];[$optimize_tfidf_split7_level5.D89];[$optimize_tfidf_split8_level5.D89];[$optimize_tfidf_split9_level5.D89])" office:value-type="float" office:value="0.6011" calcext:value-type="float">
            <text:p>0.6011</text:p>
          </table:table-cell>
          <table:table-cell table:formula="of:=MIN([$optimize_tfidf_split0_level5.E89];[$optimize_tfidf_split1_level5.E89];[$optimize_tfidf_split2_level5.E89];[$optimize_tfidf_split3_level5.E89];[$optimize_tfidf_split4_level5.E89];[$optimize_tfidf_split5_level5.E89];[$optimize_tfidf_split6_level5.E89];[$optimize_tfidf_split7_level5.E89];[$optimize_tfidf_split8_level5.E89];[$optimize_tfidf_split9_level5.E89])" office:value-type="float" office:value="0.3132" calcext:value-type="float">
            <text:p>0.3132</text:p>
          </table:table-cell>
        </table:table-row>
        <table:table-row table:style-name="ro1">
          <table:table-cell table:formula="of:=MIN([$optimize_tfidf_split0_level5.A109];[$optimize_tfidf_split1_level5.A109];[$optimize_tfidf_split2_level5.A109];[$optimize_tfidf_split3_level5.A109];[$optimize_tfidf_split4_level5.A109];[$optimize_tfidf_split5_level5.A109];[$optimize_tfidf_split6_level5.A109];[$optimize_tfidf_split7_level5.A109];[$optimize_tfidf_split8_level5.A109];[$optimize_tfidf_split9_level5.A109])" office:value-type="float" office:value="6" calcext:value-type="float">
            <text:p>6</text:p>
          </table:table-cell>
          <table:table-cell table:formula="of:=MIN([$optimize_tfidf_split0_level5.B109];[$optimize_tfidf_split1_level5.B109];[$optimize_tfidf_split2_level5.B109];[$optimize_tfidf_split3_level5.B109];[$optimize_tfidf_split4_level5.B109];[$optimize_tfidf_split5_level5.B109];[$optimize_tfidf_split6_level5.B109];[$optimize_tfidf_split7_level5.B109];[$optimize_tfidf_split8_level5.B109];[$optimize_tfidf_split9_level5.B109])" office:value-type="float" office:value="0.35" calcext:value-type="float">
            <text:p>0.35</text:p>
          </table:table-cell>
          <table:table-cell table:formula="of:=MIN([$optimize_tfidf_split0_level5.C109];[$optimize_tfidf_split1_level5.C109];[$optimize_tfidf_split2_level5.C109];[$optimize_tfidf_split3_level5.C109];[$optimize_tfidf_split4_level5.C109];[$optimize_tfidf_split5_level5.C109];[$optimize_tfidf_split6_level5.C109];[$optimize_tfidf_split7_level5.C109];[$optimize_tfidf_split8_level5.C109];[$optimize_tfidf_split9_level5.C109])" office:value-type="float" office:value="0.2508" calcext:value-type="float">
            <text:p>0.2508</text:p>
          </table:table-cell>
          <table:table-cell table:formula="of:=MIN([$optimize_tfidf_split0_level5.D109];[$optimize_tfidf_split1_level5.D109];[$optimize_tfidf_split2_level5.D109];[$optimize_tfidf_split3_level5.D109];[$optimize_tfidf_split4_level5.D109];[$optimize_tfidf_split5_level5.D109];[$optimize_tfidf_split6_level5.D109];[$optimize_tfidf_split7_level5.D109];[$optimize_tfidf_split8_level5.D109];[$optimize_tfidf_split9_level5.D109])" office:value-type="float" office:value="0.6011" calcext:value-type="float">
            <text:p>0.6011</text:p>
          </table:table-cell>
          <table:table-cell table:formula="of:=MIN([$optimize_tfidf_split0_level5.E109];[$optimize_tfidf_split1_level5.E109];[$optimize_tfidf_split2_level5.E109];[$optimize_tfidf_split3_level5.E109];[$optimize_tfidf_split4_level5.E109];[$optimize_tfidf_split5_level5.E109];[$optimize_tfidf_split6_level5.E109];[$optimize_tfidf_split7_level5.E109];[$optimize_tfidf_split8_level5.E109];[$optimize_tfidf_split9_level5.E109])" office:value-type="float" office:value="0.3132" calcext:value-type="float">
            <text:p>0.3132</text:p>
          </table:table-cell>
        </table:table-row>
        <table:table-row table:style-name="ro1">
          <table:table-cell table:formula="of:=MIN([$optimize_tfidf_split0_level5.A129];[$optimize_tfidf_split1_level5.A129];[$optimize_tfidf_split2_level5.A129];[$optimize_tfidf_split3_level5.A129];[$optimize_tfidf_split4_level5.A129];[$optimize_tfidf_split5_level5.A129];[$optimize_tfidf_split6_level5.A129];[$optimize_tfidf_split7_level5.A129];[$optimize_tfidf_split8_level5.A129];[$optimize_tfidf_split9_level5.A129])" office:value-type="float" office:value="7" calcext:value-type="float">
            <text:p>7</text:p>
          </table:table-cell>
          <table:table-cell table:formula="of:=MIN([$optimize_tfidf_split0_level5.B129];[$optimize_tfidf_split1_level5.B129];[$optimize_tfidf_split2_level5.B129];[$optimize_tfidf_split3_level5.B129];[$optimize_tfidf_split4_level5.B129];[$optimize_tfidf_split5_level5.B129];[$optimize_tfidf_split6_level5.B129];[$optimize_tfidf_split7_level5.B129];[$optimize_tfidf_split8_level5.B129];[$optimize_tfidf_split9_level5.B129])" office:value-type="float" office:value="0.35" calcext:value-type="float">
            <text:p>0.35</text:p>
          </table:table-cell>
          <table:table-cell table:formula="of:=MIN([$optimize_tfidf_split0_level5.C129];[$optimize_tfidf_split1_level5.C129];[$optimize_tfidf_split2_level5.C129];[$optimize_tfidf_split3_level5.C129];[$optimize_tfidf_split4_level5.C129];[$optimize_tfidf_split5_level5.C129];[$optimize_tfidf_split6_level5.C129];[$optimize_tfidf_split7_level5.C129];[$optimize_tfidf_split8_level5.C129];[$optimize_tfidf_split9_level5.C129])" office:value-type="float" office:value="0.2508" calcext:value-type="float">
            <text:p>0.2508</text:p>
          </table:table-cell>
          <table:table-cell table:formula="of:=MIN([$optimize_tfidf_split0_level5.D129];[$optimize_tfidf_split1_level5.D129];[$optimize_tfidf_split2_level5.D129];[$optimize_tfidf_split3_level5.D129];[$optimize_tfidf_split4_level5.D129];[$optimize_tfidf_split5_level5.D129];[$optimize_tfidf_split6_level5.D129];[$optimize_tfidf_split7_level5.D129];[$optimize_tfidf_split8_level5.D129];[$optimize_tfidf_split9_level5.D129])" office:value-type="float" office:value="0.6011" calcext:value-type="float">
            <text:p>0.6011</text:p>
          </table:table-cell>
          <table:table-cell table:formula="of:=MIN([$optimize_tfidf_split0_level5.E129];[$optimize_tfidf_split1_level5.E129];[$optimize_tfidf_split2_level5.E129];[$optimize_tfidf_split3_level5.E129];[$optimize_tfidf_split4_level5.E129];[$optimize_tfidf_split5_level5.E129];[$optimize_tfidf_split6_level5.E129];[$optimize_tfidf_split7_level5.E129];[$optimize_tfidf_split8_level5.E129];[$optimize_tfidf_split9_level5.E129])" office:value-type="float" office:value="0.3132" calcext:value-type="float">
            <text:p>0.3132</text:p>
          </table:table-cell>
        </table:table-row>
        <table:table-row table:style-name="ro1">
          <table:table-cell table:formula="of:=MIN([$optimize_tfidf_split0_level5.A149];[$optimize_tfidf_split1_level5.A149];[$optimize_tfidf_split2_level5.A149];[$optimize_tfidf_split3_level5.A149];[$optimize_tfidf_split4_level5.A149];[$optimize_tfidf_split5_level5.A149];[$optimize_tfidf_split6_level5.A149];[$optimize_tfidf_split7_level5.A149];[$optimize_tfidf_split8_level5.A149];[$optimize_tfidf_split9_level5.A149])" office:value-type="float" office:value="8" calcext:value-type="float">
            <text:p>8</text:p>
          </table:table-cell>
          <table:table-cell table:formula="of:=MIN([$optimize_tfidf_split0_level5.B149];[$optimize_tfidf_split1_level5.B149];[$optimize_tfidf_split2_level5.B149];[$optimize_tfidf_split3_level5.B149];[$optimize_tfidf_split4_level5.B149];[$optimize_tfidf_split5_level5.B149];[$optimize_tfidf_split6_level5.B149];[$optimize_tfidf_split7_level5.B149];[$optimize_tfidf_split8_level5.B149];[$optimize_tfidf_split9_level5.B149])" office:value-type="float" office:value="0.35" calcext:value-type="float">
            <text:p>0.35</text:p>
          </table:table-cell>
          <table:table-cell table:formula="of:=MIN([$optimize_tfidf_split0_level5.C149];[$optimize_tfidf_split1_level5.C149];[$optimize_tfidf_split2_level5.C149];[$optimize_tfidf_split3_level5.C149];[$optimize_tfidf_split4_level5.C149];[$optimize_tfidf_split5_level5.C149];[$optimize_tfidf_split6_level5.C149];[$optimize_tfidf_split7_level5.C149];[$optimize_tfidf_split8_level5.C149];[$optimize_tfidf_split9_level5.C149])" office:value-type="float" office:value="0.2508" calcext:value-type="float">
            <text:p>0.2508</text:p>
          </table:table-cell>
          <table:table-cell table:formula="of:=MIN([$optimize_tfidf_split0_level5.D149];[$optimize_tfidf_split1_level5.D149];[$optimize_tfidf_split2_level5.D149];[$optimize_tfidf_split3_level5.D149];[$optimize_tfidf_split4_level5.D149];[$optimize_tfidf_split5_level5.D149];[$optimize_tfidf_split6_level5.D149];[$optimize_tfidf_split7_level5.D149];[$optimize_tfidf_split8_level5.D149];[$optimize_tfidf_split9_level5.D149])" office:value-type="float" office:value="0.6011" calcext:value-type="float">
            <text:p>0.6011</text:p>
          </table:table-cell>
          <table:table-cell table:formula="of:=MIN([$optimize_tfidf_split0_level5.E149];[$optimize_tfidf_split1_level5.E149];[$optimize_tfidf_split2_level5.E149];[$optimize_tfidf_split3_level5.E149];[$optimize_tfidf_split4_level5.E149];[$optimize_tfidf_split5_level5.E149];[$optimize_tfidf_split6_level5.E149];[$optimize_tfidf_split7_level5.E149];[$optimize_tfidf_split8_level5.E149];[$optimize_tfidf_split9_level5.E149])" office:value-type="float" office:value="0.3132" calcext:value-type="float">
            <text:p>0.3132</text:p>
          </table:table-cell>
        </table:table-row>
        <table:table-row table:style-name="ro1">
          <table:table-cell table:formula="of:=MIN([$optimize_tfidf_split0_level5.A169];[$optimize_tfidf_split1_level5.A169];[$optimize_tfidf_split2_level5.A169];[$optimize_tfidf_split3_level5.A169];[$optimize_tfidf_split4_level5.A169];[$optimize_tfidf_split5_level5.A169];[$optimize_tfidf_split6_level5.A169];[$optimize_tfidf_split7_level5.A169];[$optimize_tfidf_split8_level5.A169];[$optimize_tfidf_split9_level5.A169])" office:value-type="float" office:value="9" calcext:value-type="float">
            <text:p>9</text:p>
          </table:table-cell>
          <table:table-cell table:formula="of:=MIN([$optimize_tfidf_split0_level5.B169];[$optimize_tfidf_split1_level5.B169];[$optimize_tfidf_split2_level5.B169];[$optimize_tfidf_split3_level5.B169];[$optimize_tfidf_split4_level5.B169];[$optimize_tfidf_split5_level5.B169];[$optimize_tfidf_split6_level5.B169];[$optimize_tfidf_split7_level5.B169];[$optimize_tfidf_split8_level5.B169];[$optimize_tfidf_split9_level5.B169])" office:value-type="float" office:value="0.35" calcext:value-type="float">
            <text:p>0.35</text:p>
          </table:table-cell>
          <table:table-cell table:formula="of:=MIN([$optimize_tfidf_split0_level5.C169];[$optimize_tfidf_split1_level5.C169];[$optimize_tfidf_split2_level5.C169];[$optimize_tfidf_split3_level5.C169];[$optimize_tfidf_split4_level5.C169];[$optimize_tfidf_split5_level5.C169];[$optimize_tfidf_split6_level5.C169];[$optimize_tfidf_split7_level5.C169];[$optimize_tfidf_split8_level5.C169];[$optimize_tfidf_split9_level5.C169])" office:value-type="float" office:value="0.2508" calcext:value-type="float">
            <text:p>0.2508</text:p>
          </table:table-cell>
          <table:table-cell table:formula="of:=MIN([$optimize_tfidf_split0_level5.D169];[$optimize_tfidf_split1_level5.D169];[$optimize_tfidf_split2_level5.D169];[$optimize_tfidf_split3_level5.D169];[$optimize_tfidf_split4_level5.D169];[$optimize_tfidf_split5_level5.D169];[$optimize_tfidf_split6_level5.D169];[$optimize_tfidf_split7_level5.D169];[$optimize_tfidf_split8_level5.D169];[$optimize_tfidf_split9_level5.D169])" office:value-type="float" office:value="0.6011" calcext:value-type="float">
            <text:p>0.6011</text:p>
          </table:table-cell>
          <table:table-cell table:formula="of:=MIN([$optimize_tfidf_split0_level5.E169];[$optimize_tfidf_split1_level5.E169];[$optimize_tfidf_split2_level5.E169];[$optimize_tfidf_split3_level5.E169];[$optimize_tfidf_split4_level5.E169];[$optimize_tfidf_split5_level5.E169];[$optimize_tfidf_split6_level5.E169];[$optimize_tfidf_split7_level5.E169];[$optimize_tfidf_split8_level5.E169];[$optimize_tfidf_split9_level5.E169])" office:value-type="float" office:value="0.3132" calcext:value-type="float">
            <text:p>0.3132</text:p>
          </table:table-cell>
        </table:table-row>
        <table:table-row table:style-name="ro1">
          <table:table-cell table:formula="of:=MIN([$optimize_tfidf_split0_level5.A189];[$optimize_tfidf_split1_level5.A189];[$optimize_tfidf_split2_level5.A189];[$optimize_tfidf_split3_level5.A189];[$optimize_tfidf_split4_level5.A189];[$optimize_tfidf_split5_level5.A189];[$optimize_tfidf_split6_level5.A189];[$optimize_tfidf_split7_level5.A189];[$optimize_tfidf_split8_level5.A189];[$optimize_tfidf_split9_level5.A189])" office:value-type="float" office:value="10" calcext:value-type="float">
            <text:p>10</text:p>
          </table:table-cell>
          <table:table-cell table:formula="of:=MIN([$optimize_tfidf_split0_level5.B189];[$optimize_tfidf_split1_level5.B189];[$optimize_tfidf_split2_level5.B189];[$optimize_tfidf_split3_level5.B189];[$optimize_tfidf_split4_level5.B189];[$optimize_tfidf_split5_level5.B189];[$optimize_tfidf_split6_level5.B189];[$optimize_tfidf_split7_level5.B189];[$optimize_tfidf_split8_level5.B189];[$optimize_tfidf_split9_level5.B189])" office:value-type="float" office:value="0.35" calcext:value-type="float">
            <text:p>0.35</text:p>
          </table:table-cell>
          <table:table-cell table:formula="of:=MIN([$optimize_tfidf_split0_level5.C189];[$optimize_tfidf_split1_level5.C189];[$optimize_tfidf_split2_level5.C189];[$optimize_tfidf_split3_level5.C189];[$optimize_tfidf_split4_level5.C189];[$optimize_tfidf_split5_level5.C189];[$optimize_tfidf_split6_level5.C189];[$optimize_tfidf_split7_level5.C189];[$optimize_tfidf_split8_level5.C189];[$optimize_tfidf_split9_level5.C189])" office:value-type="float" office:value="0.2508" calcext:value-type="float">
            <text:p>0.2508</text:p>
          </table:table-cell>
          <table:table-cell table:formula="of:=MIN([$optimize_tfidf_split0_level5.D189];[$optimize_tfidf_split1_level5.D189];[$optimize_tfidf_split2_level5.D189];[$optimize_tfidf_split3_level5.D189];[$optimize_tfidf_split4_level5.D189];[$optimize_tfidf_split5_level5.D189];[$optimize_tfidf_split6_level5.D189];[$optimize_tfidf_split7_level5.D189];[$optimize_tfidf_split8_level5.D189];[$optimize_tfidf_split9_level5.D189])" office:value-type="float" office:value="0.6011" calcext:value-type="float">
            <text:p>0.6011</text:p>
          </table:table-cell>
          <table:table-cell table:formula="of:=MIN([$optimize_tfidf_split0_level5.E189];[$optimize_tfidf_split1_level5.E189];[$optimize_tfidf_split2_level5.E189];[$optimize_tfidf_split3_level5.E189];[$optimize_tfidf_split4_level5.E189];[$optimize_tfidf_split5_level5.E189];[$optimize_tfidf_split6_level5.E189];[$optimize_tfidf_split7_level5.E189];[$optimize_tfidf_split8_level5.E189];[$optimize_tfidf_split9_level5.E189])" office:value-type="float" office:value="0.3132" calcext:value-type="float">
            <text:p>0.3132</text:p>
          </table:table-cell>
        </table:table-row>
        <table:table-row table:style-name="ro1">
          <table:table-cell table:formula="of:=MIN([$optimize_tfidf_split0_level5.A209];[$optimize_tfidf_split1_level5.A209];[$optimize_tfidf_split2_level5.A209];[$optimize_tfidf_split3_level5.A209];[$optimize_tfidf_split4_level5.A209];[$optimize_tfidf_split5_level5.A209];[$optimize_tfidf_split6_level5.A209];[$optimize_tfidf_split7_level5.A209];[$optimize_tfidf_split8_level5.A209];[$optimize_tfidf_split9_level5.A209])" office:value-type="float" office:value="11" calcext:value-type="float">
            <text:p>11</text:p>
          </table:table-cell>
          <table:table-cell table:formula="of:=MIN([$optimize_tfidf_split0_level5.B209];[$optimize_tfidf_split1_level5.B209];[$optimize_tfidf_split2_level5.B209];[$optimize_tfidf_split3_level5.B209];[$optimize_tfidf_split4_level5.B209];[$optimize_tfidf_split5_level5.B209];[$optimize_tfidf_split6_level5.B209];[$optimize_tfidf_split7_level5.B209];[$optimize_tfidf_split8_level5.B209];[$optimize_tfidf_split9_level5.B209])" office:value-type="float" office:value="0.35" calcext:value-type="float">
            <text:p>0.35</text:p>
          </table:table-cell>
          <table:table-cell table:formula="of:=MIN([$optimize_tfidf_split0_level5.C209];[$optimize_tfidf_split1_level5.C209];[$optimize_tfidf_split2_level5.C209];[$optimize_tfidf_split3_level5.C209];[$optimize_tfidf_split4_level5.C209];[$optimize_tfidf_split5_level5.C209];[$optimize_tfidf_split6_level5.C209];[$optimize_tfidf_split7_level5.C209];[$optimize_tfidf_split8_level5.C209];[$optimize_tfidf_split9_level5.C209])" office:value-type="float" office:value="0.2508" calcext:value-type="float">
            <text:p>0.2508</text:p>
          </table:table-cell>
          <table:table-cell table:formula="of:=MIN([$optimize_tfidf_split0_level5.D209];[$optimize_tfidf_split1_level5.D209];[$optimize_tfidf_split2_level5.D209];[$optimize_tfidf_split3_level5.D209];[$optimize_tfidf_split4_level5.D209];[$optimize_tfidf_split5_level5.D209];[$optimize_tfidf_split6_level5.D209];[$optimize_tfidf_split7_level5.D209];[$optimize_tfidf_split8_level5.D209];[$optimize_tfidf_split9_level5.D209])" office:value-type="float" office:value="0.6011" calcext:value-type="float">
            <text:p>0.6011</text:p>
          </table:table-cell>
          <table:table-cell table:formula="of:=MIN([$optimize_tfidf_split0_level5.E209];[$optimize_tfidf_split1_level5.E209];[$optimize_tfidf_split2_level5.E209];[$optimize_tfidf_split3_level5.E209];[$optimize_tfidf_split4_level5.E209];[$optimize_tfidf_split5_level5.E209];[$optimize_tfidf_split6_level5.E209];[$optimize_tfidf_split7_level5.E209];[$optimize_tfidf_split8_level5.E209];[$optimize_tfidf_split9_level5.E209])" office:value-type="float" office:value="0.3132" calcext:value-type="float">
            <text:p>0.3132</text:p>
          </table:table-cell>
        </table:table-row>
        <table:table-row table:style-name="ro1">
          <table:table-cell table:formula="of:=MIN([$optimize_tfidf_split0_level5.A229];[$optimize_tfidf_split1_level5.A229];[$optimize_tfidf_split2_level5.A229];[$optimize_tfidf_split3_level5.A229];[$optimize_tfidf_split4_level5.A229];[$optimize_tfidf_split5_level5.A229];[$optimize_tfidf_split6_level5.A229];[$optimize_tfidf_split7_level5.A229];[$optimize_tfidf_split8_level5.A229];[$optimize_tfidf_split9_level5.A229])" office:value-type="float" office:value="12" calcext:value-type="float">
            <text:p>12</text:p>
          </table:table-cell>
          <table:table-cell table:formula="of:=MIN([$optimize_tfidf_split0_level5.B229];[$optimize_tfidf_split1_level5.B229];[$optimize_tfidf_split2_level5.B229];[$optimize_tfidf_split3_level5.B229];[$optimize_tfidf_split4_level5.B229];[$optimize_tfidf_split5_level5.B229];[$optimize_tfidf_split6_level5.B229];[$optimize_tfidf_split7_level5.B229];[$optimize_tfidf_split8_level5.B229];[$optimize_tfidf_split9_level5.B229])" office:value-type="float" office:value="0.35" calcext:value-type="float">
            <text:p>0.35</text:p>
          </table:table-cell>
          <table:table-cell table:formula="of:=MIN([$optimize_tfidf_split0_level5.C229];[$optimize_tfidf_split1_level5.C229];[$optimize_tfidf_split2_level5.C229];[$optimize_tfidf_split3_level5.C229];[$optimize_tfidf_split4_level5.C229];[$optimize_tfidf_split5_level5.C229];[$optimize_tfidf_split6_level5.C229];[$optimize_tfidf_split7_level5.C229];[$optimize_tfidf_split8_level5.C229];[$optimize_tfidf_split9_level5.C229])" office:value-type="float" office:value="0.2508" calcext:value-type="float">
            <text:p>0.2508</text:p>
          </table:table-cell>
          <table:table-cell table:formula="of:=MIN([$optimize_tfidf_split0_level5.D229];[$optimize_tfidf_split1_level5.D229];[$optimize_tfidf_split2_level5.D229];[$optimize_tfidf_split3_level5.D229];[$optimize_tfidf_split4_level5.D229];[$optimize_tfidf_split5_level5.D229];[$optimize_tfidf_split6_level5.D229];[$optimize_tfidf_split7_level5.D229];[$optimize_tfidf_split8_level5.D229];[$optimize_tfidf_split9_level5.D229])" office:value-type="float" office:value="0.6011" calcext:value-type="float">
            <text:p>0.6011</text:p>
          </table:table-cell>
          <table:table-cell table:formula="of:=MIN([$optimize_tfidf_split0_level5.E229];[$optimize_tfidf_split1_level5.E229];[$optimize_tfidf_split2_level5.E229];[$optimize_tfidf_split3_level5.E229];[$optimize_tfidf_split4_level5.E229];[$optimize_tfidf_split5_level5.E229];[$optimize_tfidf_split6_level5.E229];[$optimize_tfidf_split7_level5.E229];[$optimize_tfidf_split8_level5.E229];[$optimize_tfidf_split9_level5.E229])" office:value-type="float" office:value="0.3132" calcext:value-type="float">
            <text:p>0.3132</text:p>
          </table:table-cell>
        </table:table-row>
        <table:table-row table:style-name="ro1">
          <table:table-cell table:formula="of:=MIN([$optimize_tfidf_split0_level5.A249];[$optimize_tfidf_split1_level5.A249];[$optimize_tfidf_split2_level5.A249];[$optimize_tfidf_split3_level5.A249];[$optimize_tfidf_split4_level5.A249];[$optimize_tfidf_split5_level5.A249];[$optimize_tfidf_split6_level5.A249];[$optimize_tfidf_split7_level5.A249];[$optimize_tfidf_split8_level5.A249];[$optimize_tfidf_split9_level5.A249])" office:value-type="float" office:value="13" calcext:value-type="float">
            <text:p>13</text:p>
          </table:table-cell>
          <table:table-cell table:formula="of:=MIN([$optimize_tfidf_split0_level5.B249];[$optimize_tfidf_split1_level5.B249];[$optimize_tfidf_split2_level5.B249];[$optimize_tfidf_split3_level5.B249];[$optimize_tfidf_split4_level5.B249];[$optimize_tfidf_split5_level5.B249];[$optimize_tfidf_split6_level5.B249];[$optimize_tfidf_split7_level5.B249];[$optimize_tfidf_split8_level5.B249];[$optimize_tfidf_split9_level5.B249])" office:value-type="float" office:value="0.35" calcext:value-type="float">
            <text:p>0.35</text:p>
          </table:table-cell>
          <table:table-cell table:formula="of:=MIN([$optimize_tfidf_split0_level5.C249];[$optimize_tfidf_split1_level5.C249];[$optimize_tfidf_split2_level5.C249];[$optimize_tfidf_split3_level5.C249];[$optimize_tfidf_split4_level5.C249];[$optimize_tfidf_split5_level5.C249];[$optimize_tfidf_split6_level5.C249];[$optimize_tfidf_split7_level5.C249];[$optimize_tfidf_split8_level5.C249];[$optimize_tfidf_split9_level5.C249])" office:value-type="float" office:value="0.2508" calcext:value-type="float">
            <text:p>0.2508</text:p>
          </table:table-cell>
          <table:table-cell table:formula="of:=MIN([$optimize_tfidf_split0_level5.D249];[$optimize_tfidf_split1_level5.D249];[$optimize_tfidf_split2_level5.D249];[$optimize_tfidf_split3_level5.D249];[$optimize_tfidf_split4_level5.D249];[$optimize_tfidf_split5_level5.D249];[$optimize_tfidf_split6_level5.D249];[$optimize_tfidf_split7_level5.D249];[$optimize_tfidf_split8_level5.D249];[$optimize_tfidf_split9_level5.D249])" office:value-type="float" office:value="0.6011" calcext:value-type="float">
            <text:p>0.6011</text:p>
          </table:table-cell>
          <table:table-cell table:formula="of:=MIN([$optimize_tfidf_split0_level5.E249];[$optimize_tfidf_split1_level5.E249];[$optimize_tfidf_split2_level5.E249];[$optimize_tfidf_split3_level5.E249];[$optimize_tfidf_split4_level5.E249];[$optimize_tfidf_split5_level5.E249];[$optimize_tfidf_split6_level5.E249];[$optimize_tfidf_split7_level5.E249];[$optimize_tfidf_split8_level5.E249];[$optimize_tfidf_split9_level5.E249])" office:value-type="float" office:value="0.3132" calcext:value-type="float">
            <text:p>0.3132</text:p>
          </table:table-cell>
        </table:table-row>
        <table:table-row table:style-name="ro1">
          <table:table-cell table:formula="of:=MIN([$optimize_tfidf_split0_level5.A269];[$optimize_tfidf_split1_level5.A269];[$optimize_tfidf_split2_level5.A269];[$optimize_tfidf_split3_level5.A269];[$optimize_tfidf_split4_level5.A269];[$optimize_tfidf_split5_level5.A269];[$optimize_tfidf_split6_level5.A269];[$optimize_tfidf_split7_level5.A269];[$optimize_tfidf_split8_level5.A269];[$optimize_tfidf_split9_level5.A269])" office:value-type="float" office:value="14" calcext:value-type="float">
            <text:p>14</text:p>
          </table:table-cell>
          <table:table-cell table:formula="of:=MIN([$optimize_tfidf_split0_level5.B269];[$optimize_tfidf_split1_level5.B269];[$optimize_tfidf_split2_level5.B269];[$optimize_tfidf_split3_level5.B269];[$optimize_tfidf_split4_level5.B269];[$optimize_tfidf_split5_level5.B269];[$optimize_tfidf_split6_level5.B269];[$optimize_tfidf_split7_level5.B269];[$optimize_tfidf_split8_level5.B269];[$optimize_tfidf_split9_level5.B269])" office:value-type="float" office:value="0.35" calcext:value-type="float">
            <text:p>0.35</text:p>
          </table:table-cell>
          <table:table-cell table:formula="of:=MIN([$optimize_tfidf_split0_level5.C269];[$optimize_tfidf_split1_level5.C269];[$optimize_tfidf_split2_level5.C269];[$optimize_tfidf_split3_level5.C269];[$optimize_tfidf_split4_level5.C269];[$optimize_tfidf_split5_level5.C269];[$optimize_tfidf_split6_level5.C269];[$optimize_tfidf_split7_level5.C269];[$optimize_tfidf_split8_level5.C269];[$optimize_tfidf_split9_level5.C269])" office:value-type="float" office:value="0.2508" calcext:value-type="float">
            <text:p>0.2508</text:p>
          </table:table-cell>
          <table:table-cell table:formula="of:=MIN([$optimize_tfidf_split0_level5.D269];[$optimize_tfidf_split1_level5.D269];[$optimize_tfidf_split2_level5.D269];[$optimize_tfidf_split3_level5.D269];[$optimize_tfidf_split4_level5.D269];[$optimize_tfidf_split5_level5.D269];[$optimize_tfidf_split6_level5.D269];[$optimize_tfidf_split7_level5.D269];[$optimize_tfidf_split8_level5.D269];[$optimize_tfidf_split9_level5.D269])" office:value-type="float" office:value="0.6011" calcext:value-type="float">
            <text:p>0.6011</text:p>
          </table:table-cell>
          <table:table-cell table:formula="of:=MIN([$optimize_tfidf_split0_level5.E269];[$optimize_tfidf_split1_level5.E269];[$optimize_tfidf_split2_level5.E269];[$optimize_tfidf_split3_level5.E269];[$optimize_tfidf_split4_level5.E269];[$optimize_tfidf_split5_level5.E269];[$optimize_tfidf_split6_level5.E269];[$optimize_tfidf_split7_level5.E269];[$optimize_tfidf_split8_level5.E269];[$optimize_tfidf_split9_level5.E269])" office:value-type="float" office:value="0.3132" calcext:value-type="float">
            <text:p>0.3132</text:p>
          </table:table-cell>
        </table:table-row>
        <table:table-row table:style-name="ro1">
          <table:table-cell table:formula="of:=MIN([$optimize_tfidf_split0_level5.A289];[$optimize_tfidf_split1_level5.A289];[$optimize_tfidf_split2_level5.A289];[$optimize_tfidf_split3_level5.A289];[$optimize_tfidf_split4_level5.A289];[$optimize_tfidf_split5_level5.A289];[$optimize_tfidf_split6_level5.A289];[$optimize_tfidf_split7_level5.A289];[$optimize_tfidf_split8_level5.A289];[$optimize_tfidf_split9_level5.A289])" office:value-type="float" office:value="15" calcext:value-type="float">
            <text:p>15</text:p>
          </table:table-cell>
          <table:table-cell table:formula="of:=MIN([$optimize_tfidf_split0_level5.B289];[$optimize_tfidf_split1_level5.B289];[$optimize_tfidf_split2_level5.B289];[$optimize_tfidf_split3_level5.B289];[$optimize_tfidf_split4_level5.B289];[$optimize_tfidf_split5_level5.B289];[$optimize_tfidf_split6_level5.B289];[$optimize_tfidf_split7_level5.B289];[$optimize_tfidf_split8_level5.B289];[$optimize_tfidf_split9_level5.B289])" office:value-type="float" office:value="0.35" calcext:value-type="float">
            <text:p>0.35</text:p>
          </table:table-cell>
          <table:table-cell table:formula="of:=MIN([$optimize_tfidf_split0_level5.C289];[$optimize_tfidf_split1_level5.C289];[$optimize_tfidf_split2_level5.C289];[$optimize_tfidf_split3_level5.C289];[$optimize_tfidf_split4_level5.C289];[$optimize_tfidf_split5_level5.C289];[$optimize_tfidf_split6_level5.C289];[$optimize_tfidf_split7_level5.C289];[$optimize_tfidf_split8_level5.C289];[$optimize_tfidf_split9_level5.C289])" office:value-type="float" office:value="0.2508" calcext:value-type="float">
            <text:p>0.2508</text:p>
          </table:table-cell>
          <table:table-cell table:formula="of:=MIN([$optimize_tfidf_split0_level5.D289];[$optimize_tfidf_split1_level5.D289];[$optimize_tfidf_split2_level5.D289];[$optimize_tfidf_split3_level5.D289];[$optimize_tfidf_split4_level5.D289];[$optimize_tfidf_split5_level5.D289];[$optimize_tfidf_split6_level5.D289];[$optimize_tfidf_split7_level5.D289];[$optimize_tfidf_split8_level5.D289];[$optimize_tfidf_split9_level5.D289])" office:value-type="float" office:value="0.6011" calcext:value-type="float">
            <text:p>0.6011</text:p>
          </table:table-cell>
          <table:table-cell table:formula="of:=MIN([$optimize_tfidf_split0_level5.E289];[$optimize_tfidf_split1_level5.E289];[$optimize_tfidf_split2_level5.E289];[$optimize_tfidf_split3_level5.E289];[$optimize_tfidf_split4_level5.E289];[$optimize_tfidf_split5_level5.E289];[$optimize_tfidf_split6_level5.E289];[$optimize_tfidf_split7_level5.E289];[$optimize_tfidf_split8_level5.E289];[$optimize_tfidf_split9_level5.E289])" office:value-type="float" office:value="0.3132" calcext:value-type="float">
            <text:p>0.3132</text:p>
          </table:table-cell>
        </table:table-row>
        <table:table-row table:style-name="ro1">
          <table:table-cell table:formula="of:=MIN([$optimize_tfidf_split0_level5.A10];[$optimize_tfidf_split1_level5.A10];[$optimize_tfidf_split2_level5.A10];[$optimize_tfidf_split3_level5.A10];[$optimize_tfidf_split4_level5.A10];[$optimize_tfidf_split5_level5.A10];[$optimize_tfidf_split6_level5.A10];[$optimize_tfidf_split7_level5.A10];[$optimize_tfidf_split8_level5.A10];[$optimize_tfidf_split9_level5.A10])" office:value-type="float" office:value="1" calcext:value-type="float">
            <text:p>1</text:p>
          </table:table-cell>
          <table:table-cell table:formula="of:=MIN([$optimize_tfidf_split0_level5.B10];[$optimize_tfidf_split1_level5.B10];[$optimize_tfidf_split2_level5.B10];[$optimize_tfidf_split3_level5.B10];[$optimize_tfidf_split4_level5.B10];[$optimize_tfidf_split5_level5.B10];[$optimize_tfidf_split6_level5.B10];[$optimize_tfidf_split7_level5.B10];[$optimize_tfidf_split8_level5.B10];[$optimize_tfidf_split9_level5.B10])" office:value-type="float" office:value="0.4" calcext:value-type="float">
            <text:p>0.4</text:p>
          </table:table-cell>
          <table:table-cell table:formula="of:=MIN([$optimize_tfidf_split0_level5.C10];[$optimize_tfidf_split1_level5.C10];[$optimize_tfidf_split2_level5.C10];[$optimize_tfidf_split3_level5.C10];[$optimize_tfidf_split4_level5.C10];[$optimize_tfidf_split5_level5.C10];[$optimize_tfidf_split6_level5.C10];[$optimize_tfidf_split7_level5.C10];[$optimize_tfidf_split8_level5.C10];[$optimize_tfidf_split9_level5.C10])" office:value-type="float" office:value="0.5927" calcext:value-type="float">
            <text:p>0.5927</text:p>
          </table:table-cell>
          <table:table-cell table:formula="of:=MIN([$optimize_tfidf_split0_level5.D10];[$optimize_tfidf_split1_level5.D10];[$optimize_tfidf_split2_level5.D10];[$optimize_tfidf_split3_level5.D10];[$optimize_tfidf_split4_level5.D10];[$optimize_tfidf_split5_level5.D10];[$optimize_tfidf_split6_level5.D10];[$optimize_tfidf_split7_level5.D10];[$optimize_tfidf_split8_level5.D10];[$optimize_tfidf_split9_level5.D10])" office:value-type="float" office:value="0.4241" calcext:value-type="float">
            <text:p>0.4241</text:p>
          </table:table-cell>
          <table:table-cell table:formula="of:=MIN([$optimize_tfidf_split0_level5.E10];[$optimize_tfidf_split1_level5.E10];[$optimize_tfidf_split2_level5.E10];[$optimize_tfidf_split3_level5.E10];[$optimize_tfidf_split4_level5.E10];[$optimize_tfidf_split5_level5.E10];[$optimize_tfidf_split6_level5.E10];[$optimize_tfidf_split7_level5.E10];[$optimize_tfidf_split8_level5.E10];[$optimize_tfidf_split9_level5.E10])" office:value-type="float" office:value="0.4599" calcext:value-type="float">
            <text:p>0.4599</text:p>
          </table:table-cell>
        </table:table-row>
        <table:table-row table:style-name="ro1">
          <table:table-cell table:formula="of:=MIN([$optimize_tfidf_split0_level5.A30];[$optimize_tfidf_split1_level5.A30];[$optimize_tfidf_split2_level5.A30];[$optimize_tfidf_split3_level5.A30];[$optimize_tfidf_split4_level5.A30];[$optimize_tfidf_split5_level5.A30];[$optimize_tfidf_split6_level5.A30];[$optimize_tfidf_split7_level5.A30];[$optimize_tfidf_split8_level5.A30];[$optimize_tfidf_split9_level5.A30])" office:value-type="float" office:value="2" calcext:value-type="float">
            <text:p>2</text:p>
          </table:table-cell>
          <table:table-cell table:formula="of:=MIN([$optimize_tfidf_split0_level5.B30];[$optimize_tfidf_split1_level5.B30];[$optimize_tfidf_split2_level5.B30];[$optimize_tfidf_split3_level5.B30];[$optimize_tfidf_split4_level5.B30];[$optimize_tfidf_split5_level5.B30];[$optimize_tfidf_split6_level5.B30];[$optimize_tfidf_split7_level5.B30];[$optimize_tfidf_split8_level5.B30];[$optimize_tfidf_split9_level5.B30])" office:value-type="float" office:value="0.4" calcext:value-type="float">
            <text:p>0.4</text:p>
          </table:table-cell>
          <table:table-cell table:formula="of:=MIN([$optimize_tfidf_split0_level5.C30];[$optimize_tfidf_split1_level5.C30];[$optimize_tfidf_split2_level5.C30];[$optimize_tfidf_split3_level5.C30];[$optimize_tfidf_split4_level5.C30];[$optimize_tfidf_split5_level5.C30];[$optimize_tfidf_split6_level5.C30];[$optimize_tfidf_split7_level5.C30];[$optimize_tfidf_split8_level5.C30];[$optimize_tfidf_split9_level5.C30])" office:value-type="float" office:value="0.4282" calcext:value-type="float">
            <text:p>0.4282</text:p>
          </table:table-cell>
          <table:table-cell table:formula="of:=MIN([$optimize_tfidf_split0_level5.D30];[$optimize_tfidf_split1_level5.D30];[$optimize_tfidf_split2_level5.D30];[$optimize_tfidf_split3_level5.D30];[$optimize_tfidf_split4_level5.D30];[$optimize_tfidf_split5_level5.D30];[$optimize_tfidf_split6_level5.D30];[$optimize_tfidf_split7_level5.D30];[$optimize_tfidf_split8_level5.D30];[$optimize_tfidf_split9_level5.D30])" office:value-type="float" office:value="0.5063" calcext:value-type="float">
            <text:p>0.5063</text:p>
          </table:table-cell>
          <table:table-cell table:formula="of:=MIN([$optimize_tfidf_split0_level5.E30];[$optimize_tfidf_split1_level5.E30];[$optimize_tfidf_split2_level5.E30];[$optimize_tfidf_split3_level5.E30];[$optimize_tfidf_split4_level5.E30];[$optimize_tfidf_split5_level5.E30];[$optimize_tfidf_split6_level5.E30];[$optimize_tfidf_split7_level5.E30];[$optimize_tfidf_split8_level5.E30];[$optimize_tfidf_split9_level5.E30])" office:value-type="float" office:value="0.4193" calcext:value-type="float">
            <text:p>0.4193</text:p>
          </table:table-cell>
        </table:table-row>
        <table:table-row table:style-name="ro1">
          <table:table-cell table:formula="of:=MIN([$optimize_tfidf_split0_level5.A50];[$optimize_tfidf_split1_level5.A50];[$optimize_tfidf_split2_level5.A50];[$optimize_tfidf_split3_level5.A50];[$optimize_tfidf_split4_level5.A50];[$optimize_tfidf_split5_level5.A50];[$optimize_tfidf_split6_level5.A50];[$optimize_tfidf_split7_level5.A50];[$optimize_tfidf_split8_level5.A50];[$optimize_tfidf_split9_level5.A50])" office:value-type="float" office:value="3" calcext:value-type="float">
            <text:p>3</text:p>
          </table:table-cell>
          <table:table-cell table:formula="of:=MIN([$optimize_tfidf_split0_level5.B50];[$optimize_tfidf_split1_level5.B50];[$optimize_tfidf_split2_level5.B50];[$optimize_tfidf_split3_level5.B50];[$optimize_tfidf_split4_level5.B50];[$optimize_tfidf_split5_level5.B50];[$optimize_tfidf_split6_level5.B50];[$optimize_tfidf_split7_level5.B50];[$optimize_tfidf_split8_level5.B50];[$optimize_tfidf_split9_level5.B50])" office:value-type="float" office:value="0.4" calcext:value-type="float">
            <text:p>0.4</text:p>
          </table:table-cell>
          <table:table-cell table:formula="of:=MIN([$optimize_tfidf_split0_level5.C50];[$optimize_tfidf_split1_level5.C50];[$optimize_tfidf_split2_level5.C50];[$optimize_tfidf_split3_level5.C50];[$optimize_tfidf_split4_level5.C50];[$optimize_tfidf_split5_level5.C50];[$optimize_tfidf_split6_level5.C50];[$optimize_tfidf_split7_level5.C50];[$optimize_tfidf_split8_level5.C50];[$optimize_tfidf_split9_level5.C50])" office:value-type="float" office:value="0.3481" calcext:value-type="float">
            <text:p>0.3481</text:p>
          </table:table-cell>
          <table:table-cell table:formula="of:=MIN([$optimize_tfidf_split0_level5.D50];[$optimize_tfidf_split1_level5.D50];[$optimize_tfidf_split2_level5.D50];[$optimize_tfidf_split3_level5.D50];[$optimize_tfidf_split4_level5.D50];[$optimize_tfidf_split5_level5.D50];[$optimize_tfidf_split6_level5.D50];[$optimize_tfidf_split7_level5.D50];[$optimize_tfidf_split8_level5.D50];[$optimize_tfidf_split9_level5.D50])" office:value-type="float" office:value="0.5485" calcext:value-type="float">
            <text:p>0.5485</text:p>
          </table:table-cell>
          <table:table-cell table:formula="of:=MIN([$optimize_tfidf_split0_level5.E50];[$optimize_tfidf_split1_level5.E50];[$optimize_tfidf_split2_level5.E50];[$optimize_tfidf_split3_level5.E50];[$optimize_tfidf_split4_level5.E50];[$optimize_tfidf_split5_level5.E50];[$optimize_tfidf_split6_level5.E50];[$optimize_tfidf_split7_level5.E50];[$optimize_tfidf_split8_level5.E50];[$optimize_tfidf_split9_level5.E50])" office:value-type="float" office:value="0.3799" calcext:value-type="float">
            <text:p>0.3799</text:p>
          </table:table-cell>
        </table:table-row>
        <table:table-row table:style-name="ro1">
          <table:table-cell table:formula="of:=MIN([$optimize_tfidf_split0_level5.A70];[$optimize_tfidf_split1_level5.A70];[$optimize_tfidf_split2_level5.A70];[$optimize_tfidf_split3_level5.A70];[$optimize_tfidf_split4_level5.A70];[$optimize_tfidf_split5_level5.A70];[$optimize_tfidf_split6_level5.A70];[$optimize_tfidf_split7_level5.A70];[$optimize_tfidf_split8_level5.A70];[$optimize_tfidf_split9_level5.A70])" office:value-type="float" office:value="4" calcext:value-type="float">
            <text:p>4</text:p>
          </table:table-cell>
          <table:table-cell table:formula="of:=MIN([$optimize_tfidf_split0_level5.B70];[$optimize_tfidf_split1_level5.B70];[$optimize_tfidf_split2_level5.B70];[$optimize_tfidf_split3_level5.B70];[$optimize_tfidf_split4_level5.B70];[$optimize_tfidf_split5_level5.B70];[$optimize_tfidf_split6_level5.B70];[$optimize_tfidf_split7_level5.B70];[$optimize_tfidf_split8_level5.B70];[$optimize_tfidf_split9_level5.B70])" office:value-type="float" office:value="0.4" calcext:value-type="float">
            <text:p>0.4</text:p>
          </table:table-cell>
          <table:table-cell table:formula="of:=MIN([$optimize_tfidf_split0_level5.C70];[$optimize_tfidf_split1_level5.C70];[$optimize_tfidf_split2_level5.C70];[$optimize_tfidf_split3_level5.C70];[$optimize_tfidf_split4_level5.C70];[$optimize_tfidf_split5_level5.C70];[$optimize_tfidf_split6_level5.C70];[$optimize_tfidf_split7_level5.C70];[$optimize_tfidf_split8_level5.C70];[$optimize_tfidf_split9_level5.C70])" office:value-type="float" office:value="0.2987" calcext:value-type="float">
            <text:p>0.2987</text:p>
          </table:table-cell>
          <table:table-cell table:formula="of:=MIN([$optimize_tfidf_split0_level5.D70];[$optimize_tfidf_split1_level5.D70];[$optimize_tfidf_split2_level5.D70];[$optimize_tfidf_split3_level5.D70];[$optimize_tfidf_split4_level5.D70];[$optimize_tfidf_split5_level5.D70];[$optimize_tfidf_split6_level5.D70];[$optimize_tfidf_split7_level5.D70];[$optimize_tfidf_split8_level5.D70];[$optimize_tfidf_split9_level5.D70])" office:value-type="float" office:value="0.5809" calcext:value-type="float">
            <text:p>0.5809</text:p>
          </table:table-cell>
          <table:table-cell table:formula="of:=MIN([$optimize_tfidf_split0_level5.E70];[$optimize_tfidf_split1_level5.E70];[$optimize_tfidf_split2_level5.E70];[$optimize_tfidf_split3_level5.E70];[$optimize_tfidf_split4_level5.E70];[$optimize_tfidf_split5_level5.E70];[$optimize_tfidf_split6_level5.E70];[$optimize_tfidf_split7_level5.E70];[$optimize_tfidf_split8_level5.E70];[$optimize_tfidf_split9_level5.E70])" office:value-type="float" office:value="0.3493" calcext:value-type="float">
            <text:p>0.3493</text:p>
          </table:table-cell>
        </table:table-row>
        <table:table-row table:style-name="ro1">
          <table:table-cell table:formula="of:=MIN([$optimize_tfidf_split0_level5.A90];[$optimize_tfidf_split1_level5.A90];[$optimize_tfidf_split2_level5.A90];[$optimize_tfidf_split3_level5.A90];[$optimize_tfidf_split4_level5.A90];[$optimize_tfidf_split5_level5.A90];[$optimize_tfidf_split6_level5.A90];[$optimize_tfidf_split7_level5.A90];[$optimize_tfidf_split8_level5.A90];[$optimize_tfidf_split9_level5.A90])" office:value-type="float" office:value="5" calcext:value-type="float">
            <text:p>5</text:p>
          </table:table-cell>
          <table:table-cell table:formula="of:=MIN([$optimize_tfidf_split0_level5.B90];[$optimize_tfidf_split1_level5.B90];[$optimize_tfidf_split2_level5.B90];[$optimize_tfidf_split3_level5.B90];[$optimize_tfidf_split4_level5.B90];[$optimize_tfidf_split5_level5.B90];[$optimize_tfidf_split6_level5.B90];[$optimize_tfidf_split7_level5.B90];[$optimize_tfidf_split8_level5.B90];[$optimize_tfidf_split9_level5.B90])" office:value-type="float" office:value="0.4" calcext:value-type="float">
            <text:p>0.4</text:p>
          </table:table-cell>
          <table:table-cell table:formula="of:=MIN([$optimize_tfidf_split0_level5.C90];[$optimize_tfidf_split1_level5.C90];[$optimize_tfidf_split2_level5.C90];[$optimize_tfidf_split3_level5.C90];[$optimize_tfidf_split4_level5.C90];[$optimize_tfidf_split5_level5.C90];[$optimize_tfidf_split6_level5.C90];[$optimize_tfidf_split7_level5.C90];[$optimize_tfidf_split8_level5.C90];[$optimize_tfidf_split9_level5.C90])" office:value-type="float" office:value="0.2626" calcext:value-type="float">
            <text:p>0.2626</text:p>
          </table:table-cell>
          <table:table-cell table:formula="of:=MIN([$optimize_tfidf_split0_level5.D90];[$optimize_tfidf_split1_level5.D90];[$optimize_tfidf_split2_level5.D90];[$optimize_tfidf_split3_level5.D90];[$optimize_tfidf_split4_level5.D90];[$optimize_tfidf_split5_level5.D90];[$optimize_tfidf_split6_level5.D90];[$optimize_tfidf_split7_level5.D90];[$optimize_tfidf_split8_level5.D90];[$optimize_tfidf_split9_level5.D90])" office:value-type="float" office:value="0.5985" calcext:value-type="float">
            <text:p>0.5985</text:p>
          </table:table-cell>
          <table:table-cell table:formula="of:=MIN([$optimize_tfidf_split0_level5.E90];[$optimize_tfidf_split1_level5.E90];[$optimize_tfidf_split2_level5.E90];[$optimize_tfidf_split3_level5.E90];[$optimize_tfidf_split4_level5.E90];[$optimize_tfidf_split5_level5.E90];[$optimize_tfidf_split6_level5.E90];[$optimize_tfidf_split7_level5.E90];[$optimize_tfidf_split8_level5.E90];[$optimize_tfidf_split9_level5.E90])" office:value-type="float" office:value="0.3217" calcext:value-type="float">
            <text:p>0.3217</text:p>
          </table:table-cell>
        </table:table-row>
        <table:table-row table:style-name="ro1">
          <table:table-cell table:formula="of:=MIN([$optimize_tfidf_split0_level5.A110];[$optimize_tfidf_split1_level5.A110];[$optimize_tfidf_split2_level5.A110];[$optimize_tfidf_split3_level5.A110];[$optimize_tfidf_split4_level5.A110];[$optimize_tfidf_split5_level5.A110];[$optimize_tfidf_split6_level5.A110];[$optimize_tfidf_split7_level5.A110];[$optimize_tfidf_split8_level5.A110];[$optimize_tfidf_split9_level5.A110])" office:value-type="float" office:value="6" calcext:value-type="float">
            <text:p>6</text:p>
          </table:table-cell>
          <table:table-cell table:formula="of:=MIN([$optimize_tfidf_split0_level5.B110];[$optimize_tfidf_split1_level5.B110];[$optimize_tfidf_split2_level5.B110];[$optimize_tfidf_split3_level5.B110];[$optimize_tfidf_split4_level5.B110];[$optimize_tfidf_split5_level5.B110];[$optimize_tfidf_split6_level5.B110];[$optimize_tfidf_split7_level5.B110];[$optimize_tfidf_split8_level5.B110];[$optimize_tfidf_split9_level5.B110])" office:value-type="float" office:value="0.4" calcext:value-type="float">
            <text:p>0.4</text:p>
          </table:table-cell>
          <table:table-cell table:formula="of:=MIN([$optimize_tfidf_split0_level5.C110];[$optimize_tfidf_split1_level5.C110];[$optimize_tfidf_split2_level5.C110];[$optimize_tfidf_split3_level5.C110];[$optimize_tfidf_split4_level5.C110];[$optimize_tfidf_split5_level5.C110];[$optimize_tfidf_split6_level5.C110];[$optimize_tfidf_split7_level5.C110];[$optimize_tfidf_split8_level5.C110];[$optimize_tfidf_split9_level5.C110])" office:value-type="float" office:value="0.2626" calcext:value-type="float">
            <text:p>0.2626</text:p>
          </table:table-cell>
          <table:table-cell table:formula="of:=MIN([$optimize_tfidf_split0_level5.D110];[$optimize_tfidf_split1_level5.D110];[$optimize_tfidf_split2_level5.D110];[$optimize_tfidf_split3_level5.D110];[$optimize_tfidf_split4_level5.D110];[$optimize_tfidf_split5_level5.D110];[$optimize_tfidf_split6_level5.D110];[$optimize_tfidf_split7_level5.D110];[$optimize_tfidf_split8_level5.D110];[$optimize_tfidf_split9_level5.D110])" office:value-type="float" office:value="0.5985" calcext:value-type="float">
            <text:p>0.5985</text:p>
          </table:table-cell>
          <table:table-cell table:formula="of:=MIN([$optimize_tfidf_split0_level5.E110];[$optimize_tfidf_split1_level5.E110];[$optimize_tfidf_split2_level5.E110];[$optimize_tfidf_split3_level5.E110];[$optimize_tfidf_split4_level5.E110];[$optimize_tfidf_split5_level5.E110];[$optimize_tfidf_split6_level5.E110];[$optimize_tfidf_split7_level5.E110];[$optimize_tfidf_split8_level5.E110];[$optimize_tfidf_split9_level5.E110])" office:value-type="float" office:value="0.3217" calcext:value-type="float">
            <text:p>0.3217</text:p>
          </table:table-cell>
        </table:table-row>
        <table:table-row table:style-name="ro1">
          <table:table-cell table:formula="of:=MIN([$optimize_tfidf_split0_level5.A130];[$optimize_tfidf_split1_level5.A130];[$optimize_tfidf_split2_level5.A130];[$optimize_tfidf_split3_level5.A130];[$optimize_tfidf_split4_level5.A130];[$optimize_tfidf_split5_level5.A130];[$optimize_tfidf_split6_level5.A130];[$optimize_tfidf_split7_level5.A130];[$optimize_tfidf_split8_level5.A130];[$optimize_tfidf_split9_level5.A130])" office:value-type="float" office:value="7" calcext:value-type="float">
            <text:p>7</text:p>
          </table:table-cell>
          <table:table-cell table:formula="of:=MIN([$optimize_tfidf_split0_level5.B130];[$optimize_tfidf_split1_level5.B130];[$optimize_tfidf_split2_level5.B130];[$optimize_tfidf_split3_level5.B130];[$optimize_tfidf_split4_level5.B130];[$optimize_tfidf_split5_level5.B130];[$optimize_tfidf_split6_level5.B130];[$optimize_tfidf_split7_level5.B130];[$optimize_tfidf_split8_level5.B130];[$optimize_tfidf_split9_level5.B130])" office:value-type="float" office:value="0.4" calcext:value-type="float">
            <text:p>0.4</text:p>
          </table:table-cell>
          <table:table-cell table:formula="of:=MIN([$optimize_tfidf_split0_level5.C130];[$optimize_tfidf_split1_level5.C130];[$optimize_tfidf_split2_level5.C130];[$optimize_tfidf_split3_level5.C130];[$optimize_tfidf_split4_level5.C130];[$optimize_tfidf_split5_level5.C130];[$optimize_tfidf_split6_level5.C130];[$optimize_tfidf_split7_level5.C130];[$optimize_tfidf_split8_level5.C130];[$optimize_tfidf_split9_level5.C130])" office:value-type="float" office:value="0.2626" calcext:value-type="float">
            <text:p>0.2626</text:p>
          </table:table-cell>
          <table:table-cell table:formula="of:=MIN([$optimize_tfidf_split0_level5.D130];[$optimize_tfidf_split1_level5.D130];[$optimize_tfidf_split2_level5.D130];[$optimize_tfidf_split3_level5.D130];[$optimize_tfidf_split4_level5.D130];[$optimize_tfidf_split5_level5.D130];[$optimize_tfidf_split6_level5.D130];[$optimize_tfidf_split7_level5.D130];[$optimize_tfidf_split8_level5.D130];[$optimize_tfidf_split9_level5.D130])" office:value-type="float" office:value="0.5985" calcext:value-type="float">
            <text:p>0.5985</text:p>
          </table:table-cell>
          <table:table-cell table:formula="of:=MIN([$optimize_tfidf_split0_level5.E130];[$optimize_tfidf_split1_level5.E130];[$optimize_tfidf_split2_level5.E130];[$optimize_tfidf_split3_level5.E130];[$optimize_tfidf_split4_level5.E130];[$optimize_tfidf_split5_level5.E130];[$optimize_tfidf_split6_level5.E130];[$optimize_tfidf_split7_level5.E130];[$optimize_tfidf_split8_level5.E130];[$optimize_tfidf_split9_level5.E130])" office:value-type="float" office:value="0.3217" calcext:value-type="float">
            <text:p>0.3217</text:p>
          </table:table-cell>
        </table:table-row>
        <table:table-row table:style-name="ro1">
          <table:table-cell table:formula="of:=MIN([$optimize_tfidf_split0_level5.A150];[$optimize_tfidf_split1_level5.A150];[$optimize_tfidf_split2_level5.A150];[$optimize_tfidf_split3_level5.A150];[$optimize_tfidf_split4_level5.A150];[$optimize_tfidf_split5_level5.A150];[$optimize_tfidf_split6_level5.A150];[$optimize_tfidf_split7_level5.A150];[$optimize_tfidf_split8_level5.A150];[$optimize_tfidf_split9_level5.A150])" office:value-type="float" office:value="8" calcext:value-type="float">
            <text:p>8</text:p>
          </table:table-cell>
          <table:table-cell table:formula="of:=MIN([$optimize_tfidf_split0_level5.B150];[$optimize_tfidf_split1_level5.B150];[$optimize_tfidf_split2_level5.B150];[$optimize_tfidf_split3_level5.B150];[$optimize_tfidf_split4_level5.B150];[$optimize_tfidf_split5_level5.B150];[$optimize_tfidf_split6_level5.B150];[$optimize_tfidf_split7_level5.B150];[$optimize_tfidf_split8_level5.B150];[$optimize_tfidf_split9_level5.B150])" office:value-type="float" office:value="0.4" calcext:value-type="float">
            <text:p>0.4</text:p>
          </table:table-cell>
          <table:table-cell table:formula="of:=MIN([$optimize_tfidf_split0_level5.C150];[$optimize_tfidf_split1_level5.C150];[$optimize_tfidf_split2_level5.C150];[$optimize_tfidf_split3_level5.C150];[$optimize_tfidf_split4_level5.C150];[$optimize_tfidf_split5_level5.C150];[$optimize_tfidf_split6_level5.C150];[$optimize_tfidf_split7_level5.C150];[$optimize_tfidf_split8_level5.C150];[$optimize_tfidf_split9_level5.C150])" office:value-type="float" office:value="0.2626" calcext:value-type="float">
            <text:p>0.2626</text:p>
          </table:table-cell>
          <table:table-cell table:formula="of:=MIN([$optimize_tfidf_split0_level5.D150];[$optimize_tfidf_split1_level5.D150];[$optimize_tfidf_split2_level5.D150];[$optimize_tfidf_split3_level5.D150];[$optimize_tfidf_split4_level5.D150];[$optimize_tfidf_split5_level5.D150];[$optimize_tfidf_split6_level5.D150];[$optimize_tfidf_split7_level5.D150];[$optimize_tfidf_split8_level5.D150];[$optimize_tfidf_split9_level5.D150])" office:value-type="float" office:value="0.5985" calcext:value-type="float">
            <text:p>0.5985</text:p>
          </table:table-cell>
          <table:table-cell table:formula="of:=MIN([$optimize_tfidf_split0_level5.E150];[$optimize_tfidf_split1_level5.E150];[$optimize_tfidf_split2_level5.E150];[$optimize_tfidf_split3_level5.E150];[$optimize_tfidf_split4_level5.E150];[$optimize_tfidf_split5_level5.E150];[$optimize_tfidf_split6_level5.E150];[$optimize_tfidf_split7_level5.E150];[$optimize_tfidf_split8_level5.E150];[$optimize_tfidf_split9_level5.E150])" office:value-type="float" office:value="0.3217" calcext:value-type="float">
            <text:p>0.3217</text:p>
          </table:table-cell>
        </table:table-row>
        <table:table-row table:style-name="ro1">
          <table:table-cell table:formula="of:=MIN([$optimize_tfidf_split0_level5.A170];[$optimize_tfidf_split1_level5.A170];[$optimize_tfidf_split2_level5.A170];[$optimize_tfidf_split3_level5.A170];[$optimize_tfidf_split4_level5.A170];[$optimize_tfidf_split5_level5.A170];[$optimize_tfidf_split6_level5.A170];[$optimize_tfidf_split7_level5.A170];[$optimize_tfidf_split8_level5.A170];[$optimize_tfidf_split9_level5.A170])" office:value-type="float" office:value="9" calcext:value-type="float">
            <text:p>9</text:p>
          </table:table-cell>
          <table:table-cell table:formula="of:=MIN([$optimize_tfidf_split0_level5.B170];[$optimize_tfidf_split1_level5.B170];[$optimize_tfidf_split2_level5.B170];[$optimize_tfidf_split3_level5.B170];[$optimize_tfidf_split4_level5.B170];[$optimize_tfidf_split5_level5.B170];[$optimize_tfidf_split6_level5.B170];[$optimize_tfidf_split7_level5.B170];[$optimize_tfidf_split8_level5.B170];[$optimize_tfidf_split9_level5.B170])" office:value-type="float" office:value="0.4" calcext:value-type="float">
            <text:p>0.4</text:p>
          </table:table-cell>
          <table:table-cell table:formula="of:=MIN([$optimize_tfidf_split0_level5.C170];[$optimize_tfidf_split1_level5.C170];[$optimize_tfidf_split2_level5.C170];[$optimize_tfidf_split3_level5.C170];[$optimize_tfidf_split4_level5.C170];[$optimize_tfidf_split5_level5.C170];[$optimize_tfidf_split6_level5.C170];[$optimize_tfidf_split7_level5.C170];[$optimize_tfidf_split8_level5.C170];[$optimize_tfidf_split9_level5.C170])" office:value-type="float" office:value="0.2626" calcext:value-type="float">
            <text:p>0.2626</text:p>
          </table:table-cell>
          <table:table-cell table:formula="of:=MIN([$optimize_tfidf_split0_level5.D170];[$optimize_tfidf_split1_level5.D170];[$optimize_tfidf_split2_level5.D170];[$optimize_tfidf_split3_level5.D170];[$optimize_tfidf_split4_level5.D170];[$optimize_tfidf_split5_level5.D170];[$optimize_tfidf_split6_level5.D170];[$optimize_tfidf_split7_level5.D170];[$optimize_tfidf_split8_level5.D170];[$optimize_tfidf_split9_level5.D170])" office:value-type="float" office:value="0.5985" calcext:value-type="float">
            <text:p>0.5985</text:p>
          </table:table-cell>
          <table:table-cell table:formula="of:=MIN([$optimize_tfidf_split0_level5.E170];[$optimize_tfidf_split1_level5.E170];[$optimize_tfidf_split2_level5.E170];[$optimize_tfidf_split3_level5.E170];[$optimize_tfidf_split4_level5.E170];[$optimize_tfidf_split5_level5.E170];[$optimize_tfidf_split6_level5.E170];[$optimize_tfidf_split7_level5.E170];[$optimize_tfidf_split8_level5.E170];[$optimize_tfidf_split9_level5.E170])" office:value-type="float" office:value="0.3217" calcext:value-type="float">
            <text:p>0.3217</text:p>
          </table:table-cell>
        </table:table-row>
        <table:table-row table:style-name="ro1">
          <table:table-cell table:formula="of:=MIN([$optimize_tfidf_split0_level5.A190];[$optimize_tfidf_split1_level5.A190];[$optimize_tfidf_split2_level5.A190];[$optimize_tfidf_split3_level5.A190];[$optimize_tfidf_split4_level5.A190];[$optimize_tfidf_split5_level5.A190];[$optimize_tfidf_split6_level5.A190];[$optimize_tfidf_split7_level5.A190];[$optimize_tfidf_split8_level5.A190];[$optimize_tfidf_split9_level5.A190])" office:value-type="float" office:value="10" calcext:value-type="float">
            <text:p>10</text:p>
          </table:table-cell>
          <table:table-cell table:formula="of:=MIN([$optimize_tfidf_split0_level5.B190];[$optimize_tfidf_split1_level5.B190];[$optimize_tfidf_split2_level5.B190];[$optimize_tfidf_split3_level5.B190];[$optimize_tfidf_split4_level5.B190];[$optimize_tfidf_split5_level5.B190];[$optimize_tfidf_split6_level5.B190];[$optimize_tfidf_split7_level5.B190];[$optimize_tfidf_split8_level5.B190];[$optimize_tfidf_split9_level5.B190])" office:value-type="float" office:value="0.4" calcext:value-type="float">
            <text:p>0.4</text:p>
          </table:table-cell>
          <table:table-cell table:formula="of:=MIN([$optimize_tfidf_split0_level5.C190];[$optimize_tfidf_split1_level5.C190];[$optimize_tfidf_split2_level5.C190];[$optimize_tfidf_split3_level5.C190];[$optimize_tfidf_split4_level5.C190];[$optimize_tfidf_split5_level5.C190];[$optimize_tfidf_split6_level5.C190];[$optimize_tfidf_split7_level5.C190];[$optimize_tfidf_split8_level5.C190];[$optimize_tfidf_split9_level5.C190])" office:value-type="float" office:value="0.2626" calcext:value-type="float">
            <text:p>0.2626</text:p>
          </table:table-cell>
          <table:table-cell table:formula="of:=MIN([$optimize_tfidf_split0_level5.D190];[$optimize_tfidf_split1_level5.D190];[$optimize_tfidf_split2_level5.D190];[$optimize_tfidf_split3_level5.D190];[$optimize_tfidf_split4_level5.D190];[$optimize_tfidf_split5_level5.D190];[$optimize_tfidf_split6_level5.D190];[$optimize_tfidf_split7_level5.D190];[$optimize_tfidf_split8_level5.D190];[$optimize_tfidf_split9_level5.D190])" office:value-type="float" office:value="0.5985" calcext:value-type="float">
            <text:p>0.5985</text:p>
          </table:table-cell>
          <table:table-cell table:formula="of:=MIN([$optimize_tfidf_split0_level5.E190];[$optimize_tfidf_split1_level5.E190];[$optimize_tfidf_split2_level5.E190];[$optimize_tfidf_split3_level5.E190];[$optimize_tfidf_split4_level5.E190];[$optimize_tfidf_split5_level5.E190];[$optimize_tfidf_split6_level5.E190];[$optimize_tfidf_split7_level5.E190];[$optimize_tfidf_split8_level5.E190];[$optimize_tfidf_split9_level5.E190])" office:value-type="float" office:value="0.3217" calcext:value-type="float">
            <text:p>0.3217</text:p>
          </table:table-cell>
        </table:table-row>
        <table:table-row table:style-name="ro1">
          <table:table-cell table:formula="of:=MIN([$optimize_tfidf_split0_level5.A210];[$optimize_tfidf_split1_level5.A210];[$optimize_tfidf_split2_level5.A210];[$optimize_tfidf_split3_level5.A210];[$optimize_tfidf_split4_level5.A210];[$optimize_tfidf_split5_level5.A210];[$optimize_tfidf_split6_level5.A210];[$optimize_tfidf_split7_level5.A210];[$optimize_tfidf_split8_level5.A210];[$optimize_tfidf_split9_level5.A210])" office:value-type="float" office:value="11" calcext:value-type="float">
            <text:p>11</text:p>
          </table:table-cell>
          <table:table-cell table:formula="of:=MIN([$optimize_tfidf_split0_level5.B210];[$optimize_tfidf_split1_level5.B210];[$optimize_tfidf_split2_level5.B210];[$optimize_tfidf_split3_level5.B210];[$optimize_tfidf_split4_level5.B210];[$optimize_tfidf_split5_level5.B210];[$optimize_tfidf_split6_level5.B210];[$optimize_tfidf_split7_level5.B210];[$optimize_tfidf_split8_level5.B210];[$optimize_tfidf_split9_level5.B210])" office:value-type="float" office:value="0.4" calcext:value-type="float">
            <text:p>0.4</text:p>
          </table:table-cell>
          <table:table-cell table:formula="of:=MIN([$optimize_tfidf_split0_level5.C210];[$optimize_tfidf_split1_level5.C210];[$optimize_tfidf_split2_level5.C210];[$optimize_tfidf_split3_level5.C210];[$optimize_tfidf_split4_level5.C210];[$optimize_tfidf_split5_level5.C210];[$optimize_tfidf_split6_level5.C210];[$optimize_tfidf_split7_level5.C210];[$optimize_tfidf_split8_level5.C210];[$optimize_tfidf_split9_level5.C210])" office:value-type="float" office:value="0.2626" calcext:value-type="float">
            <text:p>0.2626</text:p>
          </table:table-cell>
          <table:table-cell table:formula="of:=MIN([$optimize_tfidf_split0_level5.D210];[$optimize_tfidf_split1_level5.D210];[$optimize_tfidf_split2_level5.D210];[$optimize_tfidf_split3_level5.D210];[$optimize_tfidf_split4_level5.D210];[$optimize_tfidf_split5_level5.D210];[$optimize_tfidf_split6_level5.D210];[$optimize_tfidf_split7_level5.D210];[$optimize_tfidf_split8_level5.D210];[$optimize_tfidf_split9_level5.D210])" office:value-type="float" office:value="0.5985" calcext:value-type="float">
            <text:p>0.5985</text:p>
          </table:table-cell>
          <table:table-cell table:formula="of:=MIN([$optimize_tfidf_split0_level5.E210];[$optimize_tfidf_split1_level5.E210];[$optimize_tfidf_split2_level5.E210];[$optimize_tfidf_split3_level5.E210];[$optimize_tfidf_split4_level5.E210];[$optimize_tfidf_split5_level5.E210];[$optimize_tfidf_split6_level5.E210];[$optimize_tfidf_split7_level5.E210];[$optimize_tfidf_split8_level5.E210];[$optimize_tfidf_split9_level5.E210])" office:value-type="float" office:value="0.3217" calcext:value-type="float">
            <text:p>0.3217</text:p>
          </table:table-cell>
        </table:table-row>
        <table:table-row table:style-name="ro1">
          <table:table-cell table:formula="of:=MIN([$optimize_tfidf_split0_level5.A230];[$optimize_tfidf_split1_level5.A230];[$optimize_tfidf_split2_level5.A230];[$optimize_tfidf_split3_level5.A230];[$optimize_tfidf_split4_level5.A230];[$optimize_tfidf_split5_level5.A230];[$optimize_tfidf_split6_level5.A230];[$optimize_tfidf_split7_level5.A230];[$optimize_tfidf_split8_level5.A230];[$optimize_tfidf_split9_level5.A230])" office:value-type="float" office:value="12" calcext:value-type="float">
            <text:p>12</text:p>
          </table:table-cell>
          <table:table-cell table:formula="of:=MIN([$optimize_tfidf_split0_level5.B230];[$optimize_tfidf_split1_level5.B230];[$optimize_tfidf_split2_level5.B230];[$optimize_tfidf_split3_level5.B230];[$optimize_tfidf_split4_level5.B230];[$optimize_tfidf_split5_level5.B230];[$optimize_tfidf_split6_level5.B230];[$optimize_tfidf_split7_level5.B230];[$optimize_tfidf_split8_level5.B230];[$optimize_tfidf_split9_level5.B230])" office:value-type="float" office:value="0.4" calcext:value-type="float">
            <text:p>0.4</text:p>
          </table:table-cell>
          <table:table-cell table:formula="of:=MIN([$optimize_tfidf_split0_level5.C230];[$optimize_tfidf_split1_level5.C230];[$optimize_tfidf_split2_level5.C230];[$optimize_tfidf_split3_level5.C230];[$optimize_tfidf_split4_level5.C230];[$optimize_tfidf_split5_level5.C230];[$optimize_tfidf_split6_level5.C230];[$optimize_tfidf_split7_level5.C230];[$optimize_tfidf_split8_level5.C230];[$optimize_tfidf_split9_level5.C230])" office:value-type="float" office:value="0.2626" calcext:value-type="float">
            <text:p>0.2626</text:p>
          </table:table-cell>
          <table:table-cell table:formula="of:=MIN([$optimize_tfidf_split0_level5.D230];[$optimize_tfidf_split1_level5.D230];[$optimize_tfidf_split2_level5.D230];[$optimize_tfidf_split3_level5.D230];[$optimize_tfidf_split4_level5.D230];[$optimize_tfidf_split5_level5.D230];[$optimize_tfidf_split6_level5.D230];[$optimize_tfidf_split7_level5.D230];[$optimize_tfidf_split8_level5.D230];[$optimize_tfidf_split9_level5.D230])" office:value-type="float" office:value="0.5985" calcext:value-type="float">
            <text:p>0.5985</text:p>
          </table:table-cell>
          <table:table-cell table:formula="of:=MIN([$optimize_tfidf_split0_level5.E230];[$optimize_tfidf_split1_level5.E230];[$optimize_tfidf_split2_level5.E230];[$optimize_tfidf_split3_level5.E230];[$optimize_tfidf_split4_level5.E230];[$optimize_tfidf_split5_level5.E230];[$optimize_tfidf_split6_level5.E230];[$optimize_tfidf_split7_level5.E230];[$optimize_tfidf_split8_level5.E230];[$optimize_tfidf_split9_level5.E230])" office:value-type="float" office:value="0.3217" calcext:value-type="float">
            <text:p>0.3217</text:p>
          </table:table-cell>
        </table:table-row>
        <table:table-row table:style-name="ro1">
          <table:table-cell table:formula="of:=MIN([$optimize_tfidf_split0_level5.A250];[$optimize_tfidf_split1_level5.A250];[$optimize_tfidf_split2_level5.A250];[$optimize_tfidf_split3_level5.A250];[$optimize_tfidf_split4_level5.A250];[$optimize_tfidf_split5_level5.A250];[$optimize_tfidf_split6_level5.A250];[$optimize_tfidf_split7_level5.A250];[$optimize_tfidf_split8_level5.A250];[$optimize_tfidf_split9_level5.A250])" office:value-type="float" office:value="13" calcext:value-type="float">
            <text:p>13</text:p>
          </table:table-cell>
          <table:table-cell table:formula="of:=MIN([$optimize_tfidf_split0_level5.B250];[$optimize_tfidf_split1_level5.B250];[$optimize_tfidf_split2_level5.B250];[$optimize_tfidf_split3_level5.B250];[$optimize_tfidf_split4_level5.B250];[$optimize_tfidf_split5_level5.B250];[$optimize_tfidf_split6_level5.B250];[$optimize_tfidf_split7_level5.B250];[$optimize_tfidf_split8_level5.B250];[$optimize_tfidf_split9_level5.B250])" office:value-type="float" office:value="0.4" calcext:value-type="float">
            <text:p>0.4</text:p>
          </table:table-cell>
          <table:table-cell table:formula="of:=MIN([$optimize_tfidf_split0_level5.C250];[$optimize_tfidf_split1_level5.C250];[$optimize_tfidf_split2_level5.C250];[$optimize_tfidf_split3_level5.C250];[$optimize_tfidf_split4_level5.C250];[$optimize_tfidf_split5_level5.C250];[$optimize_tfidf_split6_level5.C250];[$optimize_tfidf_split7_level5.C250];[$optimize_tfidf_split8_level5.C250];[$optimize_tfidf_split9_level5.C250])" office:value-type="float" office:value="0.2626" calcext:value-type="float">
            <text:p>0.2626</text:p>
          </table:table-cell>
          <table:table-cell table:formula="of:=MIN([$optimize_tfidf_split0_level5.D250];[$optimize_tfidf_split1_level5.D250];[$optimize_tfidf_split2_level5.D250];[$optimize_tfidf_split3_level5.D250];[$optimize_tfidf_split4_level5.D250];[$optimize_tfidf_split5_level5.D250];[$optimize_tfidf_split6_level5.D250];[$optimize_tfidf_split7_level5.D250];[$optimize_tfidf_split8_level5.D250];[$optimize_tfidf_split9_level5.D250])" office:value-type="float" office:value="0.5985" calcext:value-type="float">
            <text:p>0.5985</text:p>
          </table:table-cell>
          <table:table-cell table:formula="of:=MIN([$optimize_tfidf_split0_level5.E250];[$optimize_tfidf_split1_level5.E250];[$optimize_tfidf_split2_level5.E250];[$optimize_tfidf_split3_level5.E250];[$optimize_tfidf_split4_level5.E250];[$optimize_tfidf_split5_level5.E250];[$optimize_tfidf_split6_level5.E250];[$optimize_tfidf_split7_level5.E250];[$optimize_tfidf_split8_level5.E250];[$optimize_tfidf_split9_level5.E250])" office:value-type="float" office:value="0.3217" calcext:value-type="float">
            <text:p>0.3217</text:p>
          </table:table-cell>
        </table:table-row>
        <table:table-row table:style-name="ro1">
          <table:table-cell table:formula="of:=MIN([$optimize_tfidf_split0_level5.A270];[$optimize_tfidf_split1_level5.A270];[$optimize_tfidf_split2_level5.A270];[$optimize_tfidf_split3_level5.A270];[$optimize_tfidf_split4_level5.A270];[$optimize_tfidf_split5_level5.A270];[$optimize_tfidf_split6_level5.A270];[$optimize_tfidf_split7_level5.A270];[$optimize_tfidf_split8_level5.A270];[$optimize_tfidf_split9_level5.A270])" office:value-type="float" office:value="14" calcext:value-type="float">
            <text:p>14</text:p>
          </table:table-cell>
          <table:table-cell table:formula="of:=MIN([$optimize_tfidf_split0_level5.B270];[$optimize_tfidf_split1_level5.B270];[$optimize_tfidf_split2_level5.B270];[$optimize_tfidf_split3_level5.B270];[$optimize_tfidf_split4_level5.B270];[$optimize_tfidf_split5_level5.B270];[$optimize_tfidf_split6_level5.B270];[$optimize_tfidf_split7_level5.B270];[$optimize_tfidf_split8_level5.B270];[$optimize_tfidf_split9_level5.B270])" office:value-type="float" office:value="0.4" calcext:value-type="float">
            <text:p>0.4</text:p>
          </table:table-cell>
          <table:table-cell table:formula="of:=MIN([$optimize_tfidf_split0_level5.C270];[$optimize_tfidf_split1_level5.C270];[$optimize_tfidf_split2_level5.C270];[$optimize_tfidf_split3_level5.C270];[$optimize_tfidf_split4_level5.C270];[$optimize_tfidf_split5_level5.C270];[$optimize_tfidf_split6_level5.C270];[$optimize_tfidf_split7_level5.C270];[$optimize_tfidf_split8_level5.C270];[$optimize_tfidf_split9_level5.C270])" office:value-type="float" office:value="0.2626" calcext:value-type="float">
            <text:p>0.2626</text:p>
          </table:table-cell>
          <table:table-cell table:formula="of:=MIN([$optimize_tfidf_split0_level5.D270];[$optimize_tfidf_split1_level5.D270];[$optimize_tfidf_split2_level5.D270];[$optimize_tfidf_split3_level5.D270];[$optimize_tfidf_split4_level5.D270];[$optimize_tfidf_split5_level5.D270];[$optimize_tfidf_split6_level5.D270];[$optimize_tfidf_split7_level5.D270];[$optimize_tfidf_split8_level5.D270];[$optimize_tfidf_split9_level5.D270])" office:value-type="float" office:value="0.5985" calcext:value-type="float">
            <text:p>0.5985</text:p>
          </table:table-cell>
          <table:table-cell table:formula="of:=MIN([$optimize_tfidf_split0_level5.E270];[$optimize_tfidf_split1_level5.E270];[$optimize_tfidf_split2_level5.E270];[$optimize_tfidf_split3_level5.E270];[$optimize_tfidf_split4_level5.E270];[$optimize_tfidf_split5_level5.E270];[$optimize_tfidf_split6_level5.E270];[$optimize_tfidf_split7_level5.E270];[$optimize_tfidf_split8_level5.E270];[$optimize_tfidf_split9_level5.E270])" office:value-type="float" office:value="0.3217" calcext:value-type="float">
            <text:p>0.3217</text:p>
          </table:table-cell>
        </table:table-row>
        <table:table-row table:style-name="ro1">
          <table:table-cell table:formula="of:=MIN([$optimize_tfidf_split0_level5.A290];[$optimize_tfidf_split1_level5.A290];[$optimize_tfidf_split2_level5.A290];[$optimize_tfidf_split3_level5.A290];[$optimize_tfidf_split4_level5.A290];[$optimize_tfidf_split5_level5.A290];[$optimize_tfidf_split6_level5.A290];[$optimize_tfidf_split7_level5.A290];[$optimize_tfidf_split8_level5.A290];[$optimize_tfidf_split9_level5.A290])" office:value-type="float" office:value="15" calcext:value-type="float">
            <text:p>15</text:p>
          </table:table-cell>
          <table:table-cell table:formula="of:=MIN([$optimize_tfidf_split0_level5.B290];[$optimize_tfidf_split1_level5.B290];[$optimize_tfidf_split2_level5.B290];[$optimize_tfidf_split3_level5.B290];[$optimize_tfidf_split4_level5.B290];[$optimize_tfidf_split5_level5.B290];[$optimize_tfidf_split6_level5.B290];[$optimize_tfidf_split7_level5.B290];[$optimize_tfidf_split8_level5.B290];[$optimize_tfidf_split9_level5.B290])" office:value-type="float" office:value="0.4" calcext:value-type="float">
            <text:p>0.4</text:p>
          </table:table-cell>
          <table:table-cell table:formula="of:=MIN([$optimize_tfidf_split0_level5.C290];[$optimize_tfidf_split1_level5.C290];[$optimize_tfidf_split2_level5.C290];[$optimize_tfidf_split3_level5.C290];[$optimize_tfidf_split4_level5.C290];[$optimize_tfidf_split5_level5.C290];[$optimize_tfidf_split6_level5.C290];[$optimize_tfidf_split7_level5.C290];[$optimize_tfidf_split8_level5.C290];[$optimize_tfidf_split9_level5.C290])" office:value-type="float" office:value="0.2626" calcext:value-type="float">
            <text:p>0.2626</text:p>
          </table:table-cell>
          <table:table-cell table:formula="of:=MIN([$optimize_tfidf_split0_level5.D290];[$optimize_tfidf_split1_level5.D290];[$optimize_tfidf_split2_level5.D290];[$optimize_tfidf_split3_level5.D290];[$optimize_tfidf_split4_level5.D290];[$optimize_tfidf_split5_level5.D290];[$optimize_tfidf_split6_level5.D290];[$optimize_tfidf_split7_level5.D290];[$optimize_tfidf_split8_level5.D290];[$optimize_tfidf_split9_level5.D290])" office:value-type="float" office:value="0.5985" calcext:value-type="float">
            <text:p>0.5985</text:p>
          </table:table-cell>
          <table:table-cell table:formula="of:=MIN([$optimize_tfidf_split0_level5.E290];[$optimize_tfidf_split1_level5.E290];[$optimize_tfidf_split2_level5.E290];[$optimize_tfidf_split3_level5.E290];[$optimize_tfidf_split4_level5.E290];[$optimize_tfidf_split5_level5.E290];[$optimize_tfidf_split6_level5.E290];[$optimize_tfidf_split7_level5.E290];[$optimize_tfidf_split8_level5.E290];[$optimize_tfidf_split9_level5.E290])" office:value-type="float" office:value="0.3217" calcext:value-type="float">
            <text:p>0.3217</text:p>
          </table:table-cell>
        </table:table-row>
        <table:table-row table:style-name="ro1">
          <table:table-cell table:formula="of:=MIN([$optimize_tfidf_split0_level5.A11];[$optimize_tfidf_split1_level5.A11];[$optimize_tfidf_split2_level5.A11];[$optimize_tfidf_split3_level5.A11];[$optimize_tfidf_split4_level5.A11];[$optimize_tfidf_split5_level5.A11];[$optimize_tfidf_split6_level5.A11];[$optimize_tfidf_split7_level5.A11];[$optimize_tfidf_split8_level5.A11];[$optimize_tfidf_split9_level5.A11])" office:value-type="float" office:value="1" calcext:value-type="float">
            <text:p>1</text:p>
          </table:table-cell>
          <table:table-cell table:formula="of:=MIN([$optimize_tfidf_split0_level5.B11];[$optimize_tfidf_split1_level5.B11];[$optimize_tfidf_split2_level5.B11];[$optimize_tfidf_split3_level5.B11];[$optimize_tfidf_split4_level5.B11];[$optimize_tfidf_split5_level5.B11];[$optimize_tfidf_split6_level5.B11];[$optimize_tfidf_split7_level5.B11];[$optimize_tfidf_split8_level5.B11];[$optimize_tfidf_split9_level5.B11])" office:value-type="float" office:value="0.45" calcext:value-type="float">
            <text:p>0.45</text:p>
          </table:table-cell>
          <table:table-cell table:formula="of:=MIN([$optimize_tfidf_split0_level5.C11];[$optimize_tfidf_split1_level5.C11];[$optimize_tfidf_split2_level5.C11];[$optimize_tfidf_split3_level5.C11];[$optimize_tfidf_split4_level5.C11];[$optimize_tfidf_split5_level5.C11];[$optimize_tfidf_split6_level5.C11];[$optimize_tfidf_split7_level5.C11];[$optimize_tfidf_split8_level5.C11];[$optimize_tfidf_split9_level5.C11])" office:value-type="float" office:value="0.5875" calcext:value-type="float">
            <text:p>0.5875</text:p>
          </table:table-cell>
          <table:table-cell table:formula="of:=MIN([$optimize_tfidf_split0_level5.D11];[$optimize_tfidf_split1_level5.D11];[$optimize_tfidf_split2_level5.D11];[$optimize_tfidf_split3_level5.D11];[$optimize_tfidf_split4_level5.D11];[$optimize_tfidf_split5_level5.D11];[$optimize_tfidf_split6_level5.D11];[$optimize_tfidf_split7_level5.D11];[$optimize_tfidf_split8_level5.D11];[$optimize_tfidf_split9_level5.D11])" office:value-type="float" office:value="0.4182" calcext:value-type="float">
            <text:p>0.4182</text:p>
          </table:table-cell>
          <table:table-cell table:formula="of:=MIN([$optimize_tfidf_split0_level5.E11];[$optimize_tfidf_split1_level5.E11];[$optimize_tfidf_split2_level5.E11];[$optimize_tfidf_split3_level5.E11];[$optimize_tfidf_split4_level5.E11];[$optimize_tfidf_split5_level5.E11];[$optimize_tfidf_split6_level5.E11];[$optimize_tfidf_split7_level5.E11];[$optimize_tfidf_split8_level5.E11];[$optimize_tfidf_split9_level5.E11])" office:value-type="float" office:value="0.4547" calcext:value-type="float">
            <text:p>0.4547</text:p>
          </table:table-cell>
        </table:table-row>
        <table:table-row table:style-name="ro1">
          <table:table-cell table:formula="of:=MIN([$optimize_tfidf_split0_level5.A31];[$optimize_tfidf_split1_level5.A31];[$optimize_tfidf_split2_level5.A31];[$optimize_tfidf_split3_level5.A31];[$optimize_tfidf_split4_level5.A31];[$optimize_tfidf_split5_level5.A31];[$optimize_tfidf_split6_level5.A31];[$optimize_tfidf_split7_level5.A31];[$optimize_tfidf_split8_level5.A31];[$optimize_tfidf_split9_level5.A31])" office:value-type="float" office:value="2" calcext:value-type="float">
            <text:p>2</text:p>
          </table:table-cell>
          <table:table-cell table:formula="of:=MIN([$optimize_tfidf_split0_level5.B31];[$optimize_tfidf_split1_level5.B31];[$optimize_tfidf_split2_level5.B31];[$optimize_tfidf_split3_level5.B31];[$optimize_tfidf_split4_level5.B31];[$optimize_tfidf_split5_level5.B31];[$optimize_tfidf_split6_level5.B31];[$optimize_tfidf_split7_level5.B31];[$optimize_tfidf_split8_level5.B31];[$optimize_tfidf_split9_level5.B31])" office:value-type="float" office:value="0.45" calcext:value-type="float">
            <text:p>0.45</text:p>
          </table:table-cell>
          <table:table-cell table:formula="of:=MIN([$optimize_tfidf_split0_level5.C31];[$optimize_tfidf_split1_level5.C31];[$optimize_tfidf_split2_level5.C31];[$optimize_tfidf_split3_level5.C31];[$optimize_tfidf_split4_level5.C31];[$optimize_tfidf_split5_level5.C31];[$optimize_tfidf_split6_level5.C31];[$optimize_tfidf_split7_level5.C31];[$optimize_tfidf_split8_level5.C31];[$optimize_tfidf_split9_level5.C31])" office:value-type="float" office:value="0.4386" calcext:value-type="float">
            <text:p>0.4386</text:p>
          </table:table-cell>
          <table:table-cell table:formula="of:=MIN([$optimize_tfidf_split0_level5.D31];[$optimize_tfidf_split1_level5.D31];[$optimize_tfidf_split2_level5.D31];[$optimize_tfidf_split3_level5.D31];[$optimize_tfidf_split4_level5.D31];[$optimize_tfidf_split5_level5.D31];[$optimize_tfidf_split6_level5.D31];[$optimize_tfidf_split7_level5.D31];[$optimize_tfidf_split8_level5.D31];[$optimize_tfidf_split9_level5.D31])" office:value-type="float" office:value="0.5011" calcext:value-type="float">
            <text:p>0.5011</text:p>
          </table:table-cell>
          <table:table-cell table:formula="of:=MIN([$optimize_tfidf_split0_level5.E31];[$optimize_tfidf_split1_level5.E31];[$optimize_tfidf_split2_level5.E31];[$optimize_tfidf_split3_level5.E31];[$optimize_tfidf_split4_level5.E31];[$optimize_tfidf_split5_level5.E31];[$optimize_tfidf_split6_level5.E31];[$optimize_tfidf_split7_level5.E31];[$optimize_tfidf_split8_level5.E31];[$optimize_tfidf_split9_level5.E31])" office:value-type="float" office:value="0.4241" calcext:value-type="float">
            <text:p>0.4241</text:p>
          </table:table-cell>
        </table:table-row>
        <table:table-row table:style-name="ro1">
          <table:table-cell table:formula="of:=MIN([$optimize_tfidf_split0_level5.A51];[$optimize_tfidf_split1_level5.A51];[$optimize_tfidf_split2_level5.A51];[$optimize_tfidf_split3_level5.A51];[$optimize_tfidf_split4_level5.A51];[$optimize_tfidf_split5_level5.A51];[$optimize_tfidf_split6_level5.A51];[$optimize_tfidf_split7_level5.A51];[$optimize_tfidf_split8_level5.A51];[$optimize_tfidf_split9_level5.A51])" office:value-type="float" office:value="3" calcext:value-type="float">
            <text:p>3</text:p>
          </table:table-cell>
          <table:table-cell table:formula="of:=MIN([$optimize_tfidf_split0_level5.B51];[$optimize_tfidf_split1_level5.B51];[$optimize_tfidf_split2_level5.B51];[$optimize_tfidf_split3_level5.B51];[$optimize_tfidf_split4_level5.B51];[$optimize_tfidf_split5_level5.B51];[$optimize_tfidf_split6_level5.B51];[$optimize_tfidf_split7_level5.B51];[$optimize_tfidf_split8_level5.B51];[$optimize_tfidf_split9_level5.B51])" office:value-type="float" office:value="0.45" calcext:value-type="float">
            <text:p>0.45</text:p>
          </table:table-cell>
          <table:table-cell table:formula="of:=MIN([$optimize_tfidf_split0_level5.C51];[$optimize_tfidf_split1_level5.C51];[$optimize_tfidf_split2_level5.C51];[$optimize_tfidf_split3_level5.C51];[$optimize_tfidf_split4_level5.C51];[$optimize_tfidf_split5_level5.C51];[$optimize_tfidf_split6_level5.C51];[$optimize_tfidf_split7_level5.C51];[$optimize_tfidf_split8_level5.C51];[$optimize_tfidf_split9_level5.C51])" office:value-type="float" office:value="0.3668" calcext:value-type="float">
            <text:p>0.3668</text:p>
          </table:table-cell>
          <table:table-cell table:formula="of:=MIN([$optimize_tfidf_split0_level5.D51];[$optimize_tfidf_split1_level5.D51];[$optimize_tfidf_split2_level5.D51];[$optimize_tfidf_split3_level5.D51];[$optimize_tfidf_split4_level5.D51];[$optimize_tfidf_split5_level5.D51];[$optimize_tfidf_split6_level5.D51];[$optimize_tfidf_split7_level5.D51];[$optimize_tfidf_split8_level5.D51];[$optimize_tfidf_split9_level5.D51])" office:value-type="float" office:value="0.5433" calcext:value-type="float">
            <text:p>0.5433</text:p>
          </table:table-cell>
          <table:table-cell table:formula="of:=MIN([$optimize_tfidf_split0_level5.E51];[$optimize_tfidf_split1_level5.E51];[$optimize_tfidf_split2_level5.E51];[$optimize_tfidf_split3_level5.E51];[$optimize_tfidf_split4_level5.E51];[$optimize_tfidf_split5_level5.E51];[$optimize_tfidf_split6_level5.E51];[$optimize_tfidf_split7_level5.E51];[$optimize_tfidf_split8_level5.E51];[$optimize_tfidf_split9_level5.E51])" office:value-type="float" office:value="0.3921" calcext:value-type="float">
            <text:p>0.3921</text:p>
          </table:table-cell>
        </table:table-row>
        <table:table-row table:style-name="ro1">
          <table:table-cell table:formula="of:=MIN([$optimize_tfidf_split0_level5.A71];[$optimize_tfidf_split1_level5.A71];[$optimize_tfidf_split2_level5.A71];[$optimize_tfidf_split3_level5.A71];[$optimize_tfidf_split4_level5.A71];[$optimize_tfidf_split5_level5.A71];[$optimize_tfidf_split6_level5.A71];[$optimize_tfidf_split7_level5.A71];[$optimize_tfidf_split8_level5.A71];[$optimize_tfidf_split9_level5.A71])" office:value-type="float" office:value="4" calcext:value-type="float">
            <text:p>4</text:p>
          </table:table-cell>
          <table:table-cell table:formula="of:=MIN([$optimize_tfidf_split0_level5.B71];[$optimize_tfidf_split1_level5.B71];[$optimize_tfidf_split2_level5.B71];[$optimize_tfidf_split3_level5.B71];[$optimize_tfidf_split4_level5.B71];[$optimize_tfidf_split5_level5.B71];[$optimize_tfidf_split6_level5.B71];[$optimize_tfidf_split7_level5.B71];[$optimize_tfidf_split8_level5.B71];[$optimize_tfidf_split9_level5.B71])" office:value-type="float" office:value="0.45" calcext:value-type="float">
            <text:p>0.45</text:p>
          </table:table-cell>
          <table:table-cell table:formula="of:=MIN([$optimize_tfidf_split0_level5.C71];[$optimize_tfidf_split1_level5.C71];[$optimize_tfidf_split2_level5.C71];[$optimize_tfidf_split3_level5.C71];[$optimize_tfidf_split4_level5.C71];[$optimize_tfidf_split5_level5.C71];[$optimize_tfidf_split6_level5.C71];[$optimize_tfidf_split7_level5.C71];[$optimize_tfidf_split8_level5.C71];[$optimize_tfidf_split9_level5.C71])" office:value-type="float" office:value="0.3214" calcext:value-type="float">
            <text:p>0.3214</text:p>
          </table:table-cell>
          <table:table-cell table:formula="of:=MIN([$optimize_tfidf_split0_level5.D71];[$optimize_tfidf_split1_level5.D71];[$optimize_tfidf_split2_level5.D71];[$optimize_tfidf_split3_level5.D71];[$optimize_tfidf_split4_level5.D71];[$optimize_tfidf_split5_level5.D71];[$optimize_tfidf_split6_level5.D71];[$optimize_tfidf_split7_level5.D71];[$optimize_tfidf_split8_level5.D71];[$optimize_tfidf_split9_level5.D71])" office:value-type="float" office:value="0.5757" calcext:value-type="float">
            <text:p>0.5757</text:p>
          </table:table-cell>
          <table:table-cell table:formula="of:=MIN([$optimize_tfidf_split0_level5.E71];[$optimize_tfidf_split1_level5.E71];[$optimize_tfidf_split2_level5.E71];[$optimize_tfidf_split3_level5.E71];[$optimize_tfidf_split4_level5.E71];[$optimize_tfidf_split5_level5.E71];[$optimize_tfidf_split6_level5.E71];[$optimize_tfidf_split7_level5.E71];[$optimize_tfidf_split8_level5.E71];[$optimize_tfidf_split9_level5.E71])" office:value-type="float" office:value="0.3667" calcext:value-type="float">
            <text:p>0.3667</text:p>
          </table:table-cell>
        </table:table-row>
        <table:table-row table:style-name="ro1">
          <table:table-cell table:formula="of:=MIN([$optimize_tfidf_split0_level5.A91];[$optimize_tfidf_split1_level5.A91];[$optimize_tfidf_split2_level5.A91];[$optimize_tfidf_split3_level5.A91];[$optimize_tfidf_split4_level5.A91];[$optimize_tfidf_split5_level5.A91];[$optimize_tfidf_split6_level5.A91];[$optimize_tfidf_split7_level5.A91];[$optimize_tfidf_split8_level5.A91];[$optimize_tfidf_split9_level5.A91])" office:value-type="float" office:value="5" calcext:value-type="float">
            <text:p>5</text:p>
          </table:table-cell>
          <table:table-cell table:formula="of:=MIN([$optimize_tfidf_split0_level5.B91];[$optimize_tfidf_split1_level5.B91];[$optimize_tfidf_split2_level5.B91];[$optimize_tfidf_split3_level5.B91];[$optimize_tfidf_split4_level5.B91];[$optimize_tfidf_split5_level5.B91];[$optimize_tfidf_split6_level5.B91];[$optimize_tfidf_split7_level5.B91];[$optimize_tfidf_split8_level5.B91];[$optimize_tfidf_split9_level5.B91])" office:value-type="float" office:value="0.45" calcext:value-type="float">
            <text:p>0.45</text:p>
          </table:table-cell>
          <table:table-cell table:formula="of:=MIN([$optimize_tfidf_split0_level5.C91];[$optimize_tfidf_split1_level5.C91];[$optimize_tfidf_split2_level5.C91];[$optimize_tfidf_split3_level5.C91];[$optimize_tfidf_split4_level5.C91];[$optimize_tfidf_split5_level5.C91];[$optimize_tfidf_split6_level5.C91];[$optimize_tfidf_split7_level5.C91];[$optimize_tfidf_split8_level5.C91];[$optimize_tfidf_split9_level5.C91])" office:value-type="float" office:value="0.2875" calcext:value-type="float">
            <text:p>0.2875</text:p>
          </table:table-cell>
          <table:table-cell table:formula="of:=MIN([$optimize_tfidf_split0_level5.D91];[$optimize_tfidf_split1_level5.D91];[$optimize_tfidf_split2_level5.D91];[$optimize_tfidf_split3_level5.D91];[$optimize_tfidf_split4_level5.D91];[$optimize_tfidf_split5_level5.D91];[$optimize_tfidf_split6_level5.D91];[$optimize_tfidf_split7_level5.D91];[$optimize_tfidf_split8_level5.D91];[$optimize_tfidf_split9_level5.D91])" office:value-type="float" office:value="0.593" calcext:value-type="float">
            <text:p>0.593</text:p>
          </table:table-cell>
          <table:table-cell table:formula="of:=MIN([$optimize_tfidf_split0_level5.E91];[$optimize_tfidf_split1_level5.E91];[$optimize_tfidf_split2_level5.E91];[$optimize_tfidf_split3_level5.E91];[$optimize_tfidf_split4_level5.E91];[$optimize_tfidf_split5_level5.E91];[$optimize_tfidf_split6_level5.E91];[$optimize_tfidf_split7_level5.E91];[$optimize_tfidf_split8_level5.E91];[$optimize_tfidf_split9_level5.E91])" office:value-type="float" office:value="0.3415" calcext:value-type="float">
            <text:p>0.3415</text:p>
          </table:table-cell>
        </table:table-row>
        <table:table-row table:style-name="ro1">
          <table:table-cell table:formula="of:=MIN([$optimize_tfidf_split0_level5.A111];[$optimize_tfidf_split1_level5.A111];[$optimize_tfidf_split2_level5.A111];[$optimize_tfidf_split3_level5.A111];[$optimize_tfidf_split4_level5.A111];[$optimize_tfidf_split5_level5.A111];[$optimize_tfidf_split6_level5.A111];[$optimize_tfidf_split7_level5.A111];[$optimize_tfidf_split8_level5.A111];[$optimize_tfidf_split9_level5.A111])" office:value-type="float" office:value="6" calcext:value-type="float">
            <text:p>6</text:p>
          </table:table-cell>
          <table:table-cell table:formula="of:=MIN([$optimize_tfidf_split0_level5.B111];[$optimize_tfidf_split1_level5.B111];[$optimize_tfidf_split2_level5.B111];[$optimize_tfidf_split3_level5.B111];[$optimize_tfidf_split4_level5.B111];[$optimize_tfidf_split5_level5.B111];[$optimize_tfidf_split6_level5.B111];[$optimize_tfidf_split7_level5.B111];[$optimize_tfidf_split8_level5.B111];[$optimize_tfidf_split9_level5.B111])" office:value-type="float" office:value="0.45" calcext:value-type="float">
            <text:p>0.45</text:p>
          </table:table-cell>
          <table:table-cell table:formula="of:=MIN([$optimize_tfidf_split0_level5.C111];[$optimize_tfidf_split1_level5.C111];[$optimize_tfidf_split2_level5.C111];[$optimize_tfidf_split3_level5.C111];[$optimize_tfidf_split4_level5.C111];[$optimize_tfidf_split5_level5.C111];[$optimize_tfidf_split6_level5.C111];[$optimize_tfidf_split7_level5.C111];[$optimize_tfidf_split8_level5.C111];[$optimize_tfidf_split9_level5.C111])" office:value-type="float" office:value="0.2875" calcext:value-type="float">
            <text:p>0.2875</text:p>
          </table:table-cell>
          <table:table-cell table:formula="of:=MIN([$optimize_tfidf_split0_level5.D111];[$optimize_tfidf_split1_level5.D111];[$optimize_tfidf_split2_level5.D111];[$optimize_tfidf_split3_level5.D111];[$optimize_tfidf_split4_level5.D111];[$optimize_tfidf_split5_level5.D111];[$optimize_tfidf_split6_level5.D111];[$optimize_tfidf_split7_level5.D111];[$optimize_tfidf_split8_level5.D111];[$optimize_tfidf_split9_level5.D111])" office:value-type="float" office:value="0.593" calcext:value-type="float">
            <text:p>0.593</text:p>
          </table:table-cell>
          <table:table-cell table:formula="of:=MIN([$optimize_tfidf_split0_level5.E111];[$optimize_tfidf_split1_level5.E111];[$optimize_tfidf_split2_level5.E111];[$optimize_tfidf_split3_level5.E111];[$optimize_tfidf_split4_level5.E111];[$optimize_tfidf_split5_level5.E111];[$optimize_tfidf_split6_level5.E111];[$optimize_tfidf_split7_level5.E111];[$optimize_tfidf_split8_level5.E111];[$optimize_tfidf_split9_level5.E111])" office:value-type="float" office:value="0.3415" calcext:value-type="float">
            <text:p>0.3415</text:p>
          </table:table-cell>
        </table:table-row>
        <table:table-row table:style-name="ro1">
          <table:table-cell table:formula="of:=MIN([$optimize_tfidf_split0_level5.A131];[$optimize_tfidf_split1_level5.A131];[$optimize_tfidf_split2_level5.A131];[$optimize_tfidf_split3_level5.A131];[$optimize_tfidf_split4_level5.A131];[$optimize_tfidf_split5_level5.A131];[$optimize_tfidf_split6_level5.A131];[$optimize_tfidf_split7_level5.A131];[$optimize_tfidf_split8_level5.A131];[$optimize_tfidf_split9_level5.A131])" office:value-type="float" office:value="7" calcext:value-type="float">
            <text:p>7</text:p>
          </table:table-cell>
          <table:table-cell table:formula="of:=MIN([$optimize_tfidf_split0_level5.B131];[$optimize_tfidf_split1_level5.B131];[$optimize_tfidf_split2_level5.B131];[$optimize_tfidf_split3_level5.B131];[$optimize_tfidf_split4_level5.B131];[$optimize_tfidf_split5_level5.B131];[$optimize_tfidf_split6_level5.B131];[$optimize_tfidf_split7_level5.B131];[$optimize_tfidf_split8_level5.B131];[$optimize_tfidf_split9_level5.B131])" office:value-type="float" office:value="0.45" calcext:value-type="float">
            <text:p>0.45</text:p>
          </table:table-cell>
          <table:table-cell table:formula="of:=MIN([$optimize_tfidf_split0_level5.C131];[$optimize_tfidf_split1_level5.C131];[$optimize_tfidf_split2_level5.C131];[$optimize_tfidf_split3_level5.C131];[$optimize_tfidf_split4_level5.C131];[$optimize_tfidf_split5_level5.C131];[$optimize_tfidf_split6_level5.C131];[$optimize_tfidf_split7_level5.C131];[$optimize_tfidf_split8_level5.C131];[$optimize_tfidf_split9_level5.C131])" office:value-type="float" office:value="0.2875" calcext:value-type="float">
            <text:p>0.2875</text:p>
          </table:table-cell>
          <table:table-cell table:formula="of:=MIN([$optimize_tfidf_split0_level5.D131];[$optimize_tfidf_split1_level5.D131];[$optimize_tfidf_split2_level5.D131];[$optimize_tfidf_split3_level5.D131];[$optimize_tfidf_split4_level5.D131];[$optimize_tfidf_split5_level5.D131];[$optimize_tfidf_split6_level5.D131];[$optimize_tfidf_split7_level5.D131];[$optimize_tfidf_split8_level5.D131];[$optimize_tfidf_split9_level5.D131])" office:value-type="float" office:value="0.593" calcext:value-type="float">
            <text:p>0.593</text:p>
          </table:table-cell>
          <table:table-cell table:formula="of:=MIN([$optimize_tfidf_split0_level5.E131];[$optimize_tfidf_split1_level5.E131];[$optimize_tfidf_split2_level5.E131];[$optimize_tfidf_split3_level5.E131];[$optimize_tfidf_split4_level5.E131];[$optimize_tfidf_split5_level5.E131];[$optimize_tfidf_split6_level5.E131];[$optimize_tfidf_split7_level5.E131];[$optimize_tfidf_split8_level5.E131];[$optimize_tfidf_split9_level5.E131])" office:value-type="float" office:value="0.3415" calcext:value-type="float">
            <text:p>0.3415</text:p>
          </table:table-cell>
        </table:table-row>
        <table:table-row table:style-name="ro1">
          <table:table-cell table:formula="of:=MIN([$optimize_tfidf_split0_level5.A151];[$optimize_tfidf_split1_level5.A151];[$optimize_tfidf_split2_level5.A151];[$optimize_tfidf_split3_level5.A151];[$optimize_tfidf_split4_level5.A151];[$optimize_tfidf_split5_level5.A151];[$optimize_tfidf_split6_level5.A151];[$optimize_tfidf_split7_level5.A151];[$optimize_tfidf_split8_level5.A151];[$optimize_tfidf_split9_level5.A151])" office:value-type="float" office:value="8" calcext:value-type="float">
            <text:p>8</text:p>
          </table:table-cell>
          <table:table-cell table:formula="of:=MIN([$optimize_tfidf_split0_level5.B151];[$optimize_tfidf_split1_level5.B151];[$optimize_tfidf_split2_level5.B151];[$optimize_tfidf_split3_level5.B151];[$optimize_tfidf_split4_level5.B151];[$optimize_tfidf_split5_level5.B151];[$optimize_tfidf_split6_level5.B151];[$optimize_tfidf_split7_level5.B151];[$optimize_tfidf_split8_level5.B151];[$optimize_tfidf_split9_level5.B151])" office:value-type="float" office:value="0.45" calcext:value-type="float">
            <text:p>0.45</text:p>
          </table:table-cell>
          <table:table-cell table:formula="of:=MIN([$optimize_tfidf_split0_level5.C151];[$optimize_tfidf_split1_level5.C151];[$optimize_tfidf_split2_level5.C151];[$optimize_tfidf_split3_level5.C151];[$optimize_tfidf_split4_level5.C151];[$optimize_tfidf_split5_level5.C151];[$optimize_tfidf_split6_level5.C151];[$optimize_tfidf_split7_level5.C151];[$optimize_tfidf_split8_level5.C151];[$optimize_tfidf_split9_level5.C151])" office:value-type="float" office:value="0.2875" calcext:value-type="float">
            <text:p>0.2875</text:p>
          </table:table-cell>
          <table:table-cell table:formula="of:=MIN([$optimize_tfidf_split0_level5.D151];[$optimize_tfidf_split1_level5.D151];[$optimize_tfidf_split2_level5.D151];[$optimize_tfidf_split3_level5.D151];[$optimize_tfidf_split4_level5.D151];[$optimize_tfidf_split5_level5.D151];[$optimize_tfidf_split6_level5.D151];[$optimize_tfidf_split7_level5.D151];[$optimize_tfidf_split8_level5.D151];[$optimize_tfidf_split9_level5.D151])" office:value-type="float" office:value="0.593" calcext:value-type="float">
            <text:p>0.593</text:p>
          </table:table-cell>
          <table:table-cell table:formula="of:=MIN([$optimize_tfidf_split0_level5.E151];[$optimize_tfidf_split1_level5.E151];[$optimize_tfidf_split2_level5.E151];[$optimize_tfidf_split3_level5.E151];[$optimize_tfidf_split4_level5.E151];[$optimize_tfidf_split5_level5.E151];[$optimize_tfidf_split6_level5.E151];[$optimize_tfidf_split7_level5.E151];[$optimize_tfidf_split8_level5.E151];[$optimize_tfidf_split9_level5.E151])" office:value-type="float" office:value="0.3415" calcext:value-type="float">
            <text:p>0.3415</text:p>
          </table:table-cell>
        </table:table-row>
        <table:table-row table:style-name="ro1">
          <table:table-cell table:formula="of:=MIN([$optimize_tfidf_split0_level5.A171];[$optimize_tfidf_split1_level5.A171];[$optimize_tfidf_split2_level5.A171];[$optimize_tfidf_split3_level5.A171];[$optimize_tfidf_split4_level5.A171];[$optimize_tfidf_split5_level5.A171];[$optimize_tfidf_split6_level5.A171];[$optimize_tfidf_split7_level5.A171];[$optimize_tfidf_split8_level5.A171];[$optimize_tfidf_split9_level5.A171])" office:value-type="float" office:value="9" calcext:value-type="float">
            <text:p>9</text:p>
          </table:table-cell>
          <table:table-cell table:formula="of:=MIN([$optimize_tfidf_split0_level5.B171];[$optimize_tfidf_split1_level5.B171];[$optimize_tfidf_split2_level5.B171];[$optimize_tfidf_split3_level5.B171];[$optimize_tfidf_split4_level5.B171];[$optimize_tfidf_split5_level5.B171];[$optimize_tfidf_split6_level5.B171];[$optimize_tfidf_split7_level5.B171];[$optimize_tfidf_split8_level5.B171];[$optimize_tfidf_split9_level5.B171])" office:value-type="float" office:value="0.45" calcext:value-type="float">
            <text:p>0.45</text:p>
          </table:table-cell>
          <table:table-cell table:formula="of:=MIN([$optimize_tfidf_split0_level5.C171];[$optimize_tfidf_split1_level5.C171];[$optimize_tfidf_split2_level5.C171];[$optimize_tfidf_split3_level5.C171];[$optimize_tfidf_split4_level5.C171];[$optimize_tfidf_split5_level5.C171];[$optimize_tfidf_split6_level5.C171];[$optimize_tfidf_split7_level5.C171];[$optimize_tfidf_split8_level5.C171];[$optimize_tfidf_split9_level5.C171])" office:value-type="float" office:value="0.2875" calcext:value-type="float">
            <text:p>0.2875</text:p>
          </table:table-cell>
          <table:table-cell table:formula="of:=MIN([$optimize_tfidf_split0_level5.D171];[$optimize_tfidf_split1_level5.D171];[$optimize_tfidf_split2_level5.D171];[$optimize_tfidf_split3_level5.D171];[$optimize_tfidf_split4_level5.D171];[$optimize_tfidf_split5_level5.D171];[$optimize_tfidf_split6_level5.D171];[$optimize_tfidf_split7_level5.D171];[$optimize_tfidf_split8_level5.D171];[$optimize_tfidf_split9_level5.D171])" office:value-type="float" office:value="0.593" calcext:value-type="float">
            <text:p>0.593</text:p>
          </table:table-cell>
          <table:table-cell table:formula="of:=MIN([$optimize_tfidf_split0_level5.E171];[$optimize_tfidf_split1_level5.E171];[$optimize_tfidf_split2_level5.E171];[$optimize_tfidf_split3_level5.E171];[$optimize_tfidf_split4_level5.E171];[$optimize_tfidf_split5_level5.E171];[$optimize_tfidf_split6_level5.E171];[$optimize_tfidf_split7_level5.E171];[$optimize_tfidf_split8_level5.E171];[$optimize_tfidf_split9_level5.E171])" office:value-type="float" office:value="0.3415" calcext:value-type="float">
            <text:p>0.3415</text:p>
          </table:table-cell>
        </table:table-row>
        <table:table-row table:style-name="ro1">
          <table:table-cell table:formula="of:=MIN([$optimize_tfidf_split0_level5.A191];[$optimize_tfidf_split1_level5.A191];[$optimize_tfidf_split2_level5.A191];[$optimize_tfidf_split3_level5.A191];[$optimize_tfidf_split4_level5.A191];[$optimize_tfidf_split5_level5.A191];[$optimize_tfidf_split6_level5.A191];[$optimize_tfidf_split7_level5.A191];[$optimize_tfidf_split8_level5.A191];[$optimize_tfidf_split9_level5.A191])" office:value-type="float" office:value="10" calcext:value-type="float">
            <text:p>10</text:p>
          </table:table-cell>
          <table:table-cell table:formula="of:=MIN([$optimize_tfidf_split0_level5.B191];[$optimize_tfidf_split1_level5.B191];[$optimize_tfidf_split2_level5.B191];[$optimize_tfidf_split3_level5.B191];[$optimize_tfidf_split4_level5.B191];[$optimize_tfidf_split5_level5.B191];[$optimize_tfidf_split6_level5.B191];[$optimize_tfidf_split7_level5.B191];[$optimize_tfidf_split8_level5.B191];[$optimize_tfidf_split9_level5.B191])" office:value-type="float" office:value="0.45" calcext:value-type="float">
            <text:p>0.45</text:p>
          </table:table-cell>
          <table:table-cell table:formula="of:=MIN([$optimize_tfidf_split0_level5.C191];[$optimize_tfidf_split1_level5.C191];[$optimize_tfidf_split2_level5.C191];[$optimize_tfidf_split3_level5.C191];[$optimize_tfidf_split4_level5.C191];[$optimize_tfidf_split5_level5.C191];[$optimize_tfidf_split6_level5.C191];[$optimize_tfidf_split7_level5.C191];[$optimize_tfidf_split8_level5.C191];[$optimize_tfidf_split9_level5.C191])" office:value-type="float" office:value="0.2875" calcext:value-type="float">
            <text:p>0.2875</text:p>
          </table:table-cell>
          <table:table-cell table:formula="of:=MIN([$optimize_tfidf_split0_level5.D191];[$optimize_tfidf_split1_level5.D191];[$optimize_tfidf_split2_level5.D191];[$optimize_tfidf_split3_level5.D191];[$optimize_tfidf_split4_level5.D191];[$optimize_tfidf_split5_level5.D191];[$optimize_tfidf_split6_level5.D191];[$optimize_tfidf_split7_level5.D191];[$optimize_tfidf_split8_level5.D191];[$optimize_tfidf_split9_level5.D191])" office:value-type="float" office:value="0.593" calcext:value-type="float">
            <text:p>0.593</text:p>
          </table:table-cell>
          <table:table-cell table:formula="of:=MIN([$optimize_tfidf_split0_level5.E191];[$optimize_tfidf_split1_level5.E191];[$optimize_tfidf_split2_level5.E191];[$optimize_tfidf_split3_level5.E191];[$optimize_tfidf_split4_level5.E191];[$optimize_tfidf_split5_level5.E191];[$optimize_tfidf_split6_level5.E191];[$optimize_tfidf_split7_level5.E191];[$optimize_tfidf_split8_level5.E191];[$optimize_tfidf_split9_level5.E191])" office:value-type="float" office:value="0.3415" calcext:value-type="float">
            <text:p>0.3415</text:p>
          </table:table-cell>
        </table:table-row>
        <table:table-row table:style-name="ro1">
          <table:table-cell table:formula="of:=MIN([$optimize_tfidf_split0_level5.A211];[$optimize_tfidf_split1_level5.A211];[$optimize_tfidf_split2_level5.A211];[$optimize_tfidf_split3_level5.A211];[$optimize_tfidf_split4_level5.A211];[$optimize_tfidf_split5_level5.A211];[$optimize_tfidf_split6_level5.A211];[$optimize_tfidf_split7_level5.A211];[$optimize_tfidf_split8_level5.A211];[$optimize_tfidf_split9_level5.A211])" office:value-type="float" office:value="11" calcext:value-type="float">
            <text:p>11</text:p>
          </table:table-cell>
          <table:table-cell table:formula="of:=MIN([$optimize_tfidf_split0_level5.B211];[$optimize_tfidf_split1_level5.B211];[$optimize_tfidf_split2_level5.B211];[$optimize_tfidf_split3_level5.B211];[$optimize_tfidf_split4_level5.B211];[$optimize_tfidf_split5_level5.B211];[$optimize_tfidf_split6_level5.B211];[$optimize_tfidf_split7_level5.B211];[$optimize_tfidf_split8_level5.B211];[$optimize_tfidf_split9_level5.B211])" office:value-type="float" office:value="0.45" calcext:value-type="float">
            <text:p>0.45</text:p>
          </table:table-cell>
          <table:table-cell table:formula="of:=MIN([$optimize_tfidf_split0_level5.C211];[$optimize_tfidf_split1_level5.C211];[$optimize_tfidf_split2_level5.C211];[$optimize_tfidf_split3_level5.C211];[$optimize_tfidf_split4_level5.C211];[$optimize_tfidf_split5_level5.C211];[$optimize_tfidf_split6_level5.C211];[$optimize_tfidf_split7_level5.C211];[$optimize_tfidf_split8_level5.C211];[$optimize_tfidf_split9_level5.C211])" office:value-type="float" office:value="0.2875" calcext:value-type="float">
            <text:p>0.2875</text:p>
          </table:table-cell>
          <table:table-cell table:formula="of:=MIN([$optimize_tfidf_split0_level5.D211];[$optimize_tfidf_split1_level5.D211];[$optimize_tfidf_split2_level5.D211];[$optimize_tfidf_split3_level5.D211];[$optimize_tfidf_split4_level5.D211];[$optimize_tfidf_split5_level5.D211];[$optimize_tfidf_split6_level5.D211];[$optimize_tfidf_split7_level5.D211];[$optimize_tfidf_split8_level5.D211];[$optimize_tfidf_split9_level5.D211])" office:value-type="float" office:value="0.593" calcext:value-type="float">
            <text:p>0.593</text:p>
          </table:table-cell>
          <table:table-cell table:formula="of:=MIN([$optimize_tfidf_split0_level5.E211];[$optimize_tfidf_split1_level5.E211];[$optimize_tfidf_split2_level5.E211];[$optimize_tfidf_split3_level5.E211];[$optimize_tfidf_split4_level5.E211];[$optimize_tfidf_split5_level5.E211];[$optimize_tfidf_split6_level5.E211];[$optimize_tfidf_split7_level5.E211];[$optimize_tfidf_split8_level5.E211];[$optimize_tfidf_split9_level5.E211])" office:value-type="float" office:value="0.3415" calcext:value-type="float">
            <text:p>0.3415</text:p>
          </table:table-cell>
        </table:table-row>
        <table:table-row table:style-name="ro1">
          <table:table-cell table:formula="of:=MIN([$optimize_tfidf_split0_level5.A231];[$optimize_tfidf_split1_level5.A231];[$optimize_tfidf_split2_level5.A231];[$optimize_tfidf_split3_level5.A231];[$optimize_tfidf_split4_level5.A231];[$optimize_tfidf_split5_level5.A231];[$optimize_tfidf_split6_level5.A231];[$optimize_tfidf_split7_level5.A231];[$optimize_tfidf_split8_level5.A231];[$optimize_tfidf_split9_level5.A231])" office:value-type="float" office:value="12" calcext:value-type="float">
            <text:p>12</text:p>
          </table:table-cell>
          <table:table-cell table:formula="of:=MIN([$optimize_tfidf_split0_level5.B231];[$optimize_tfidf_split1_level5.B231];[$optimize_tfidf_split2_level5.B231];[$optimize_tfidf_split3_level5.B231];[$optimize_tfidf_split4_level5.B231];[$optimize_tfidf_split5_level5.B231];[$optimize_tfidf_split6_level5.B231];[$optimize_tfidf_split7_level5.B231];[$optimize_tfidf_split8_level5.B231];[$optimize_tfidf_split9_level5.B231])" office:value-type="float" office:value="0.45" calcext:value-type="float">
            <text:p>0.45</text:p>
          </table:table-cell>
          <table:table-cell table:formula="of:=MIN([$optimize_tfidf_split0_level5.C231];[$optimize_tfidf_split1_level5.C231];[$optimize_tfidf_split2_level5.C231];[$optimize_tfidf_split3_level5.C231];[$optimize_tfidf_split4_level5.C231];[$optimize_tfidf_split5_level5.C231];[$optimize_tfidf_split6_level5.C231];[$optimize_tfidf_split7_level5.C231];[$optimize_tfidf_split8_level5.C231];[$optimize_tfidf_split9_level5.C231])" office:value-type="float" office:value="0.2875" calcext:value-type="float">
            <text:p>0.2875</text:p>
          </table:table-cell>
          <table:table-cell table:formula="of:=MIN([$optimize_tfidf_split0_level5.D231];[$optimize_tfidf_split1_level5.D231];[$optimize_tfidf_split2_level5.D231];[$optimize_tfidf_split3_level5.D231];[$optimize_tfidf_split4_level5.D231];[$optimize_tfidf_split5_level5.D231];[$optimize_tfidf_split6_level5.D231];[$optimize_tfidf_split7_level5.D231];[$optimize_tfidf_split8_level5.D231];[$optimize_tfidf_split9_level5.D231])" office:value-type="float" office:value="0.593" calcext:value-type="float">
            <text:p>0.593</text:p>
          </table:table-cell>
          <table:table-cell table:formula="of:=MIN([$optimize_tfidf_split0_level5.E231];[$optimize_tfidf_split1_level5.E231];[$optimize_tfidf_split2_level5.E231];[$optimize_tfidf_split3_level5.E231];[$optimize_tfidf_split4_level5.E231];[$optimize_tfidf_split5_level5.E231];[$optimize_tfidf_split6_level5.E231];[$optimize_tfidf_split7_level5.E231];[$optimize_tfidf_split8_level5.E231];[$optimize_tfidf_split9_level5.E231])" office:value-type="float" office:value="0.3415" calcext:value-type="float">
            <text:p>0.3415</text:p>
          </table:table-cell>
        </table:table-row>
        <table:table-row table:style-name="ro1">
          <table:table-cell table:formula="of:=MIN([$optimize_tfidf_split0_level5.A251];[$optimize_tfidf_split1_level5.A251];[$optimize_tfidf_split2_level5.A251];[$optimize_tfidf_split3_level5.A251];[$optimize_tfidf_split4_level5.A251];[$optimize_tfidf_split5_level5.A251];[$optimize_tfidf_split6_level5.A251];[$optimize_tfidf_split7_level5.A251];[$optimize_tfidf_split8_level5.A251];[$optimize_tfidf_split9_level5.A251])" office:value-type="float" office:value="13" calcext:value-type="float">
            <text:p>13</text:p>
          </table:table-cell>
          <table:table-cell table:formula="of:=MIN([$optimize_tfidf_split0_level5.B251];[$optimize_tfidf_split1_level5.B251];[$optimize_tfidf_split2_level5.B251];[$optimize_tfidf_split3_level5.B251];[$optimize_tfidf_split4_level5.B251];[$optimize_tfidf_split5_level5.B251];[$optimize_tfidf_split6_level5.B251];[$optimize_tfidf_split7_level5.B251];[$optimize_tfidf_split8_level5.B251];[$optimize_tfidf_split9_level5.B251])" office:value-type="float" office:value="0.45" calcext:value-type="float">
            <text:p>0.45</text:p>
          </table:table-cell>
          <table:table-cell table:formula="of:=MIN([$optimize_tfidf_split0_level5.C251];[$optimize_tfidf_split1_level5.C251];[$optimize_tfidf_split2_level5.C251];[$optimize_tfidf_split3_level5.C251];[$optimize_tfidf_split4_level5.C251];[$optimize_tfidf_split5_level5.C251];[$optimize_tfidf_split6_level5.C251];[$optimize_tfidf_split7_level5.C251];[$optimize_tfidf_split8_level5.C251];[$optimize_tfidf_split9_level5.C251])" office:value-type="float" office:value="0.2875" calcext:value-type="float">
            <text:p>0.2875</text:p>
          </table:table-cell>
          <table:table-cell table:formula="of:=MIN([$optimize_tfidf_split0_level5.D251];[$optimize_tfidf_split1_level5.D251];[$optimize_tfidf_split2_level5.D251];[$optimize_tfidf_split3_level5.D251];[$optimize_tfidf_split4_level5.D251];[$optimize_tfidf_split5_level5.D251];[$optimize_tfidf_split6_level5.D251];[$optimize_tfidf_split7_level5.D251];[$optimize_tfidf_split8_level5.D251];[$optimize_tfidf_split9_level5.D251])" office:value-type="float" office:value="0.593" calcext:value-type="float">
            <text:p>0.593</text:p>
          </table:table-cell>
          <table:table-cell table:formula="of:=MIN([$optimize_tfidf_split0_level5.E251];[$optimize_tfidf_split1_level5.E251];[$optimize_tfidf_split2_level5.E251];[$optimize_tfidf_split3_level5.E251];[$optimize_tfidf_split4_level5.E251];[$optimize_tfidf_split5_level5.E251];[$optimize_tfidf_split6_level5.E251];[$optimize_tfidf_split7_level5.E251];[$optimize_tfidf_split8_level5.E251];[$optimize_tfidf_split9_level5.E251])" office:value-type="float" office:value="0.3415" calcext:value-type="float">
            <text:p>0.3415</text:p>
          </table:table-cell>
        </table:table-row>
        <table:table-row table:style-name="ro1">
          <table:table-cell table:formula="of:=MIN([$optimize_tfidf_split0_level5.A271];[$optimize_tfidf_split1_level5.A271];[$optimize_tfidf_split2_level5.A271];[$optimize_tfidf_split3_level5.A271];[$optimize_tfidf_split4_level5.A271];[$optimize_tfidf_split5_level5.A271];[$optimize_tfidf_split6_level5.A271];[$optimize_tfidf_split7_level5.A271];[$optimize_tfidf_split8_level5.A271];[$optimize_tfidf_split9_level5.A271])" office:value-type="float" office:value="14" calcext:value-type="float">
            <text:p>14</text:p>
          </table:table-cell>
          <table:table-cell table:formula="of:=MIN([$optimize_tfidf_split0_level5.B271];[$optimize_tfidf_split1_level5.B271];[$optimize_tfidf_split2_level5.B271];[$optimize_tfidf_split3_level5.B271];[$optimize_tfidf_split4_level5.B271];[$optimize_tfidf_split5_level5.B271];[$optimize_tfidf_split6_level5.B271];[$optimize_tfidf_split7_level5.B271];[$optimize_tfidf_split8_level5.B271];[$optimize_tfidf_split9_level5.B271])" office:value-type="float" office:value="0.45" calcext:value-type="float">
            <text:p>0.45</text:p>
          </table:table-cell>
          <table:table-cell table:formula="of:=MIN([$optimize_tfidf_split0_level5.C271];[$optimize_tfidf_split1_level5.C271];[$optimize_tfidf_split2_level5.C271];[$optimize_tfidf_split3_level5.C271];[$optimize_tfidf_split4_level5.C271];[$optimize_tfidf_split5_level5.C271];[$optimize_tfidf_split6_level5.C271];[$optimize_tfidf_split7_level5.C271];[$optimize_tfidf_split8_level5.C271];[$optimize_tfidf_split9_level5.C271])" office:value-type="float" office:value="0.2875" calcext:value-type="float">
            <text:p>0.2875</text:p>
          </table:table-cell>
          <table:table-cell table:formula="of:=MIN([$optimize_tfidf_split0_level5.D271];[$optimize_tfidf_split1_level5.D271];[$optimize_tfidf_split2_level5.D271];[$optimize_tfidf_split3_level5.D271];[$optimize_tfidf_split4_level5.D271];[$optimize_tfidf_split5_level5.D271];[$optimize_tfidf_split6_level5.D271];[$optimize_tfidf_split7_level5.D271];[$optimize_tfidf_split8_level5.D271];[$optimize_tfidf_split9_level5.D271])" office:value-type="float" office:value="0.593" calcext:value-type="float">
            <text:p>0.593</text:p>
          </table:table-cell>
          <table:table-cell table:formula="of:=MIN([$optimize_tfidf_split0_level5.E271];[$optimize_tfidf_split1_level5.E271];[$optimize_tfidf_split2_level5.E271];[$optimize_tfidf_split3_level5.E271];[$optimize_tfidf_split4_level5.E271];[$optimize_tfidf_split5_level5.E271];[$optimize_tfidf_split6_level5.E271];[$optimize_tfidf_split7_level5.E271];[$optimize_tfidf_split8_level5.E271];[$optimize_tfidf_split9_level5.E271])" office:value-type="float" office:value="0.3415" calcext:value-type="float">
            <text:p>0.3415</text:p>
          </table:table-cell>
        </table:table-row>
        <table:table-row table:style-name="ro1">
          <table:table-cell table:formula="of:=MIN([$optimize_tfidf_split0_level5.A291];[$optimize_tfidf_split1_level5.A291];[$optimize_tfidf_split2_level5.A291];[$optimize_tfidf_split3_level5.A291];[$optimize_tfidf_split4_level5.A291];[$optimize_tfidf_split5_level5.A291];[$optimize_tfidf_split6_level5.A291];[$optimize_tfidf_split7_level5.A291];[$optimize_tfidf_split8_level5.A291];[$optimize_tfidf_split9_level5.A291])" office:value-type="float" office:value="15" calcext:value-type="float">
            <text:p>15</text:p>
          </table:table-cell>
          <table:table-cell table:formula="of:=MIN([$optimize_tfidf_split0_level5.B291];[$optimize_tfidf_split1_level5.B291];[$optimize_tfidf_split2_level5.B291];[$optimize_tfidf_split3_level5.B291];[$optimize_tfidf_split4_level5.B291];[$optimize_tfidf_split5_level5.B291];[$optimize_tfidf_split6_level5.B291];[$optimize_tfidf_split7_level5.B291];[$optimize_tfidf_split8_level5.B291];[$optimize_tfidf_split9_level5.B291])" office:value-type="float" office:value="0.45" calcext:value-type="float">
            <text:p>0.45</text:p>
          </table:table-cell>
          <table:table-cell table:formula="of:=MIN([$optimize_tfidf_split0_level5.C291];[$optimize_tfidf_split1_level5.C291];[$optimize_tfidf_split2_level5.C291];[$optimize_tfidf_split3_level5.C291];[$optimize_tfidf_split4_level5.C291];[$optimize_tfidf_split5_level5.C291];[$optimize_tfidf_split6_level5.C291];[$optimize_tfidf_split7_level5.C291];[$optimize_tfidf_split8_level5.C291];[$optimize_tfidf_split9_level5.C291])" office:value-type="float" office:value="0.2875" calcext:value-type="float">
            <text:p>0.2875</text:p>
          </table:table-cell>
          <table:table-cell table:formula="of:=MIN([$optimize_tfidf_split0_level5.D291];[$optimize_tfidf_split1_level5.D291];[$optimize_tfidf_split2_level5.D291];[$optimize_tfidf_split3_level5.D291];[$optimize_tfidf_split4_level5.D291];[$optimize_tfidf_split5_level5.D291];[$optimize_tfidf_split6_level5.D291];[$optimize_tfidf_split7_level5.D291];[$optimize_tfidf_split8_level5.D291];[$optimize_tfidf_split9_level5.D291])" office:value-type="float" office:value="0.593" calcext:value-type="float">
            <text:p>0.593</text:p>
          </table:table-cell>
          <table:table-cell table:formula="of:=MIN([$optimize_tfidf_split0_level5.E291];[$optimize_tfidf_split1_level5.E291];[$optimize_tfidf_split2_level5.E291];[$optimize_tfidf_split3_level5.E291];[$optimize_tfidf_split4_level5.E291];[$optimize_tfidf_split5_level5.E291];[$optimize_tfidf_split6_level5.E291];[$optimize_tfidf_split7_level5.E291];[$optimize_tfidf_split8_level5.E291];[$optimize_tfidf_split9_level5.E291])" office:value-type="float" office:value="0.3415" calcext:value-type="float">
            <text:p>0.3415</text:p>
          </table:table-cell>
        </table:table-row>
        <table:table-row table:style-name="ro1">
          <table:table-cell table:formula="of:=MIN([$optimize_tfidf_split0_level5.A12];[$optimize_tfidf_split1_level5.A12];[$optimize_tfidf_split2_level5.A12];[$optimize_tfidf_split3_level5.A12];[$optimize_tfidf_split4_level5.A12];[$optimize_tfidf_split5_level5.A12];[$optimize_tfidf_split6_level5.A12];[$optimize_tfidf_split7_level5.A12];[$optimize_tfidf_split8_level5.A12];[$optimize_tfidf_split9_level5.A12])" office:value-type="float" office:value="1" calcext:value-type="float">
            <text:p>1</text:p>
          </table:table-cell>
          <table:table-cell table:formula="of:=MIN([$optimize_tfidf_split0_level5.B12];[$optimize_tfidf_split1_level5.B12];[$optimize_tfidf_split2_level5.B12];[$optimize_tfidf_split3_level5.B12];[$optimize_tfidf_split4_level5.B12];[$optimize_tfidf_split5_level5.B12];[$optimize_tfidf_split6_level5.B12];[$optimize_tfidf_split7_level5.B12];[$optimize_tfidf_split8_level5.B12];[$optimize_tfidf_split9_level5.B12])" office:value-type="float" office:value="0.5" calcext:value-type="float">
            <text:p>0.5</text:p>
          </table:table-cell>
          <table:table-cell table:formula="of:=MIN([$optimize_tfidf_split0_level5.C12];[$optimize_tfidf_split1_level5.C12];[$optimize_tfidf_split2_level5.C12];[$optimize_tfidf_split3_level5.C12];[$optimize_tfidf_split4_level5.C12];[$optimize_tfidf_split5_level5.C12];[$optimize_tfidf_split6_level5.C12];[$optimize_tfidf_split7_level5.C12];[$optimize_tfidf_split8_level5.C12];[$optimize_tfidf_split9_level5.C12])" office:value-type="float" office:value="0.5744" calcext:value-type="float">
            <text:p>0.5744</text:p>
          </table:table-cell>
          <table:table-cell table:formula="of:=MIN([$optimize_tfidf_split0_level5.D12];[$optimize_tfidf_split1_level5.D12];[$optimize_tfidf_split2_level5.D12];[$optimize_tfidf_split3_level5.D12];[$optimize_tfidf_split4_level5.D12];[$optimize_tfidf_split5_level5.D12];[$optimize_tfidf_split6_level5.D12];[$optimize_tfidf_split7_level5.D12];[$optimize_tfidf_split8_level5.D12];[$optimize_tfidf_split9_level5.D12])" office:value-type="float" office:value="0.4074" calcext:value-type="float">
            <text:p>0.4074</text:p>
          </table:table-cell>
          <table:table-cell table:formula="of:=MIN([$optimize_tfidf_split0_level5.E12];[$optimize_tfidf_split1_level5.E12];[$optimize_tfidf_split2_level5.E12];[$optimize_tfidf_split3_level5.E12];[$optimize_tfidf_split4_level5.E12];[$optimize_tfidf_split5_level5.E12];[$optimize_tfidf_split6_level5.E12];[$optimize_tfidf_split7_level5.E12];[$optimize_tfidf_split8_level5.E12];[$optimize_tfidf_split9_level5.E12])" office:value-type="float" office:value="0.4432" calcext:value-type="float">
            <text:p>0.4432</text:p>
          </table:table-cell>
        </table:table-row>
        <table:table-row table:style-name="ro1">
          <table:table-cell table:formula="of:=MIN([$optimize_tfidf_split0_level5.A32];[$optimize_tfidf_split1_level5.A32];[$optimize_tfidf_split2_level5.A32];[$optimize_tfidf_split3_level5.A32];[$optimize_tfidf_split4_level5.A32];[$optimize_tfidf_split5_level5.A32];[$optimize_tfidf_split6_level5.A32];[$optimize_tfidf_split7_level5.A32];[$optimize_tfidf_split8_level5.A32];[$optimize_tfidf_split9_level5.A32])" office:value-type="float" office:value="2" calcext:value-type="float">
            <text:p>2</text:p>
          </table:table-cell>
          <table:table-cell table:formula="of:=MIN([$optimize_tfidf_split0_level5.B32];[$optimize_tfidf_split1_level5.B32];[$optimize_tfidf_split2_level5.B32];[$optimize_tfidf_split3_level5.B32];[$optimize_tfidf_split4_level5.B32];[$optimize_tfidf_split5_level5.B32];[$optimize_tfidf_split6_level5.B32];[$optimize_tfidf_split7_level5.B32];[$optimize_tfidf_split8_level5.B32];[$optimize_tfidf_split9_level5.B32])" office:value-type="float" office:value="0.5" calcext:value-type="float">
            <text:p>0.5</text:p>
          </table:table-cell>
          <table:table-cell table:formula="of:=MIN([$optimize_tfidf_split0_level5.C32];[$optimize_tfidf_split1_level5.C32];[$optimize_tfidf_split2_level5.C32];[$optimize_tfidf_split3_level5.C32];[$optimize_tfidf_split4_level5.C32];[$optimize_tfidf_split5_level5.C32];[$optimize_tfidf_split6_level5.C32];[$optimize_tfidf_split7_level5.C32];[$optimize_tfidf_split8_level5.C32];[$optimize_tfidf_split9_level5.C32])" office:value-type="float" office:value="0.436" calcext:value-type="float">
            <text:p>0.436</text:p>
          </table:table-cell>
          <table:table-cell table:formula="of:=MIN([$optimize_tfidf_split0_level5.D32];[$optimize_tfidf_split1_level5.D32];[$optimize_tfidf_split2_level5.D32];[$optimize_tfidf_split3_level5.D32];[$optimize_tfidf_split4_level5.D32];[$optimize_tfidf_split5_level5.D32];[$optimize_tfidf_split6_level5.D32];[$optimize_tfidf_split7_level5.D32];[$optimize_tfidf_split8_level5.D32];[$optimize_tfidf_split9_level5.D32])" office:value-type="float" office:value="0.4854" calcext:value-type="float">
            <text:p>0.4854</text:p>
          </table:table-cell>
          <table:table-cell table:formula="of:=MIN([$optimize_tfidf_split0_level5.E32];[$optimize_tfidf_split1_level5.E32];[$optimize_tfidf_split2_level5.E32];[$optimize_tfidf_split3_level5.E32];[$optimize_tfidf_split4_level5.E32];[$optimize_tfidf_split5_level5.E32];[$optimize_tfidf_split6_level5.E32];[$optimize_tfidf_split7_level5.E32];[$optimize_tfidf_split8_level5.E32];[$optimize_tfidf_split9_level5.E32])" office:value-type="float" office:value="0.4172" calcext:value-type="float">
            <text:p>0.4172</text:p>
          </table:table-cell>
        </table:table-row>
        <table:table-row table:style-name="ro1">
          <table:table-cell table:formula="of:=MIN([$optimize_tfidf_split0_level5.A52];[$optimize_tfidf_split1_level5.A52];[$optimize_tfidf_split2_level5.A52];[$optimize_tfidf_split3_level5.A52];[$optimize_tfidf_split4_level5.A52];[$optimize_tfidf_split5_level5.A52];[$optimize_tfidf_split6_level5.A52];[$optimize_tfidf_split7_level5.A52];[$optimize_tfidf_split8_level5.A52];[$optimize_tfidf_split9_level5.A52])" office:value-type="float" office:value="3" calcext:value-type="float">
            <text:p>3</text:p>
          </table:table-cell>
          <table:table-cell table:formula="of:=MIN([$optimize_tfidf_split0_level5.B52];[$optimize_tfidf_split1_level5.B52];[$optimize_tfidf_split2_level5.B52];[$optimize_tfidf_split3_level5.B52];[$optimize_tfidf_split4_level5.B52];[$optimize_tfidf_split5_level5.B52];[$optimize_tfidf_split6_level5.B52];[$optimize_tfidf_split7_level5.B52];[$optimize_tfidf_split8_level5.B52];[$optimize_tfidf_split9_level5.B52])" office:value-type="float" office:value="0.5" calcext:value-type="float">
            <text:p>0.5</text:p>
          </table:table-cell>
          <table:table-cell table:formula="of:=MIN([$optimize_tfidf_split0_level5.C52];[$optimize_tfidf_split1_level5.C52];[$optimize_tfidf_split2_level5.C52];[$optimize_tfidf_split3_level5.C52];[$optimize_tfidf_split4_level5.C52];[$optimize_tfidf_split5_level5.C52];[$optimize_tfidf_split6_level5.C52];[$optimize_tfidf_split7_level5.C52];[$optimize_tfidf_split8_level5.C52];[$optimize_tfidf_split9_level5.C52])" office:value-type="float" office:value="0.3699" calcext:value-type="float">
            <text:p>0.3699</text:p>
          </table:table-cell>
          <table:table-cell table:formula="of:=MIN([$optimize_tfidf_split0_level5.D52];[$optimize_tfidf_split1_level5.D52];[$optimize_tfidf_split2_level5.D52];[$optimize_tfidf_split3_level5.D52];[$optimize_tfidf_split4_level5.D52];[$optimize_tfidf_split5_level5.D52];[$optimize_tfidf_split6_level5.D52];[$optimize_tfidf_split7_level5.D52];[$optimize_tfidf_split8_level5.D52];[$optimize_tfidf_split9_level5.D52])" office:value-type="float" office:value="0.5248" calcext:value-type="float">
            <text:p>0.5248</text:p>
          </table:table-cell>
          <table:table-cell table:formula="of:=MIN([$optimize_tfidf_split0_level5.E52];[$optimize_tfidf_split1_level5.E52];[$optimize_tfidf_split2_level5.E52];[$optimize_tfidf_split3_level5.E52];[$optimize_tfidf_split4_level5.E52];[$optimize_tfidf_split5_level5.E52];[$optimize_tfidf_split6_level5.E52];[$optimize_tfidf_split7_level5.E52];[$optimize_tfidf_split8_level5.E52];[$optimize_tfidf_split9_level5.E52])" office:value-type="float" office:value="0.3892" calcext:value-type="float">
            <text:p>0.3892</text:p>
          </table:table-cell>
        </table:table-row>
        <table:table-row table:style-name="ro1">
          <table:table-cell table:formula="of:=MIN([$optimize_tfidf_split0_level5.A72];[$optimize_tfidf_split1_level5.A72];[$optimize_tfidf_split2_level5.A72];[$optimize_tfidf_split3_level5.A72];[$optimize_tfidf_split4_level5.A72];[$optimize_tfidf_split5_level5.A72];[$optimize_tfidf_split6_level5.A72];[$optimize_tfidf_split7_level5.A72];[$optimize_tfidf_split8_level5.A72];[$optimize_tfidf_split9_level5.A72])" office:value-type="float" office:value="4" calcext:value-type="float">
            <text:p>4</text:p>
          </table:table-cell>
          <table:table-cell table:formula="of:=MIN([$optimize_tfidf_split0_level5.B72];[$optimize_tfidf_split1_level5.B72];[$optimize_tfidf_split2_level5.B72];[$optimize_tfidf_split3_level5.B72];[$optimize_tfidf_split4_level5.B72];[$optimize_tfidf_split5_level5.B72];[$optimize_tfidf_split6_level5.B72];[$optimize_tfidf_split7_level5.B72];[$optimize_tfidf_split8_level5.B72];[$optimize_tfidf_split9_level5.B72])" office:value-type="float" office:value="0.5" calcext:value-type="float">
            <text:p>0.5</text:p>
          </table:table-cell>
          <table:table-cell table:formula="of:=MIN([$optimize_tfidf_split0_level5.C72];[$optimize_tfidf_split1_level5.C72];[$optimize_tfidf_split2_level5.C72];[$optimize_tfidf_split3_level5.C72];[$optimize_tfidf_split4_level5.C72];[$optimize_tfidf_split5_level5.C72];[$optimize_tfidf_split6_level5.C72];[$optimize_tfidf_split7_level5.C72];[$optimize_tfidf_split8_level5.C72];[$optimize_tfidf_split9_level5.C72])" office:value-type="float" office:value="0.3285" calcext:value-type="float">
            <text:p>0.3285</text:p>
          </table:table-cell>
          <table:table-cell table:formula="of:=MIN([$optimize_tfidf_split0_level5.D72];[$optimize_tfidf_split1_level5.D72];[$optimize_tfidf_split2_level5.D72];[$optimize_tfidf_split3_level5.D72];[$optimize_tfidf_split4_level5.D72];[$optimize_tfidf_split5_level5.D72];[$optimize_tfidf_split6_level5.D72];[$optimize_tfidf_split7_level5.D72];[$optimize_tfidf_split8_level5.D72];[$optimize_tfidf_split9_level5.D72])" office:value-type="float" office:value="0.5548" calcext:value-type="float">
            <text:p>0.5548</text:p>
          </table:table-cell>
          <table:table-cell table:formula="of:=MIN([$optimize_tfidf_split0_level5.E72];[$optimize_tfidf_split1_level5.E72];[$optimize_tfidf_split2_level5.E72];[$optimize_tfidf_split3_level5.E72];[$optimize_tfidf_split4_level5.E72];[$optimize_tfidf_split5_level5.E72];[$optimize_tfidf_split6_level5.E72];[$optimize_tfidf_split7_level5.E72];[$optimize_tfidf_split8_level5.E72];[$optimize_tfidf_split9_level5.E72])" office:value-type="float" office:value="0.3667" calcext:value-type="float">
            <text:p>0.3667</text:p>
          </table:table-cell>
        </table:table-row>
        <table:table-row table:style-name="ro1">
          <table:table-cell table:formula="of:=MIN([$optimize_tfidf_split0_level5.A92];[$optimize_tfidf_split1_level5.A92];[$optimize_tfidf_split2_level5.A92];[$optimize_tfidf_split3_level5.A92];[$optimize_tfidf_split4_level5.A92];[$optimize_tfidf_split5_level5.A92];[$optimize_tfidf_split6_level5.A92];[$optimize_tfidf_split7_level5.A92];[$optimize_tfidf_split8_level5.A92];[$optimize_tfidf_split9_level5.A92])" office:value-type="float" office:value="5" calcext:value-type="float">
            <text:p>5</text:p>
          </table:table-cell>
          <table:table-cell table:formula="of:=MIN([$optimize_tfidf_split0_level5.B92];[$optimize_tfidf_split1_level5.B92];[$optimize_tfidf_split2_level5.B92];[$optimize_tfidf_split3_level5.B92];[$optimize_tfidf_split4_level5.B92];[$optimize_tfidf_split5_level5.B92];[$optimize_tfidf_split6_level5.B92];[$optimize_tfidf_split7_level5.B92];[$optimize_tfidf_split8_level5.B92];[$optimize_tfidf_split9_level5.B92])" office:value-type="float" office:value="0.5" calcext:value-type="float">
            <text:p>0.5</text:p>
          </table:table-cell>
          <table:table-cell table:formula="of:=MIN([$optimize_tfidf_split0_level5.C92];[$optimize_tfidf_split1_level5.C92];[$optimize_tfidf_split2_level5.C92];[$optimize_tfidf_split3_level5.C92];[$optimize_tfidf_split4_level5.C92];[$optimize_tfidf_split5_level5.C92];[$optimize_tfidf_split6_level5.C92];[$optimize_tfidf_split7_level5.C92];[$optimize_tfidf_split8_level5.C92];[$optimize_tfidf_split9_level5.C92])" office:value-type="float" office:value="0.2975" calcext:value-type="float">
            <text:p>0.2975</text:p>
          </table:table-cell>
          <table:table-cell table:formula="of:=MIN([$optimize_tfidf_split0_level5.D92];[$optimize_tfidf_split1_level5.D92];[$optimize_tfidf_split2_level5.D92];[$optimize_tfidf_split3_level5.D92];[$optimize_tfidf_split4_level5.D92];[$optimize_tfidf_split5_level5.D92];[$optimize_tfidf_split6_level5.D92];[$optimize_tfidf_split7_level5.D92];[$optimize_tfidf_split8_level5.D92];[$optimize_tfidf_split9_level5.D92])" office:value-type="float" office:value="0.5724" calcext:value-type="float">
            <text:p>0.5724</text:p>
          </table:table-cell>
          <table:table-cell table:formula="of:=MIN([$optimize_tfidf_split0_level5.E92];[$optimize_tfidf_split1_level5.E92];[$optimize_tfidf_split2_level5.E92];[$optimize_tfidf_split3_level5.E92];[$optimize_tfidf_split4_level5.E92];[$optimize_tfidf_split5_level5.E92];[$optimize_tfidf_split6_level5.E92];[$optimize_tfidf_split7_level5.E92];[$optimize_tfidf_split8_level5.E92];[$optimize_tfidf_split9_level5.E92])" office:value-type="float" office:value="0.3451" calcext:value-type="float">
            <text:p>0.3451</text:p>
          </table:table-cell>
        </table:table-row>
        <table:table-row table:style-name="ro1">
          <table:table-cell table:formula="of:=MIN([$optimize_tfidf_split0_level5.A112];[$optimize_tfidf_split1_level5.A112];[$optimize_tfidf_split2_level5.A112];[$optimize_tfidf_split3_level5.A112];[$optimize_tfidf_split4_level5.A112];[$optimize_tfidf_split5_level5.A112];[$optimize_tfidf_split6_level5.A112];[$optimize_tfidf_split7_level5.A112];[$optimize_tfidf_split8_level5.A112];[$optimize_tfidf_split9_level5.A112])" office:value-type="float" office:value="6" calcext:value-type="float">
            <text:p>6</text:p>
          </table:table-cell>
          <table:table-cell table:formula="of:=MIN([$optimize_tfidf_split0_level5.B112];[$optimize_tfidf_split1_level5.B112];[$optimize_tfidf_split2_level5.B112];[$optimize_tfidf_split3_level5.B112];[$optimize_tfidf_split4_level5.B112];[$optimize_tfidf_split5_level5.B112];[$optimize_tfidf_split6_level5.B112];[$optimize_tfidf_split7_level5.B112];[$optimize_tfidf_split8_level5.B112];[$optimize_tfidf_split9_level5.B112])" office:value-type="float" office:value="0.5" calcext:value-type="float">
            <text:p>0.5</text:p>
          </table:table-cell>
          <table:table-cell table:formula="of:=MIN([$optimize_tfidf_split0_level5.C112];[$optimize_tfidf_split1_level5.C112];[$optimize_tfidf_split2_level5.C112];[$optimize_tfidf_split3_level5.C112];[$optimize_tfidf_split4_level5.C112];[$optimize_tfidf_split5_level5.C112];[$optimize_tfidf_split6_level5.C112];[$optimize_tfidf_split7_level5.C112];[$optimize_tfidf_split8_level5.C112];[$optimize_tfidf_split9_level5.C112])" office:value-type="float" office:value="0.2975" calcext:value-type="float">
            <text:p>0.2975</text:p>
          </table:table-cell>
          <table:table-cell table:formula="of:=MIN([$optimize_tfidf_split0_level5.D112];[$optimize_tfidf_split1_level5.D112];[$optimize_tfidf_split2_level5.D112];[$optimize_tfidf_split3_level5.D112];[$optimize_tfidf_split4_level5.D112];[$optimize_tfidf_split5_level5.D112];[$optimize_tfidf_split6_level5.D112];[$optimize_tfidf_split7_level5.D112];[$optimize_tfidf_split8_level5.D112];[$optimize_tfidf_split9_level5.D112])" office:value-type="float" office:value="0.5724" calcext:value-type="float">
            <text:p>0.5724</text:p>
          </table:table-cell>
          <table:table-cell table:formula="of:=MIN([$optimize_tfidf_split0_level5.E112];[$optimize_tfidf_split1_level5.E112];[$optimize_tfidf_split2_level5.E112];[$optimize_tfidf_split3_level5.E112];[$optimize_tfidf_split4_level5.E112];[$optimize_tfidf_split5_level5.E112];[$optimize_tfidf_split6_level5.E112];[$optimize_tfidf_split7_level5.E112];[$optimize_tfidf_split8_level5.E112];[$optimize_tfidf_split9_level5.E112])" office:value-type="float" office:value="0.3451" calcext:value-type="float">
            <text:p>0.3451</text:p>
          </table:table-cell>
        </table:table-row>
        <table:table-row table:style-name="ro1">
          <table:table-cell table:formula="of:=MIN([$optimize_tfidf_split0_level5.A132];[$optimize_tfidf_split1_level5.A132];[$optimize_tfidf_split2_level5.A132];[$optimize_tfidf_split3_level5.A132];[$optimize_tfidf_split4_level5.A132];[$optimize_tfidf_split5_level5.A132];[$optimize_tfidf_split6_level5.A132];[$optimize_tfidf_split7_level5.A132];[$optimize_tfidf_split8_level5.A132];[$optimize_tfidf_split9_level5.A132])" office:value-type="float" office:value="7" calcext:value-type="float">
            <text:p>7</text:p>
          </table:table-cell>
          <table:table-cell table:formula="of:=MIN([$optimize_tfidf_split0_level5.B132];[$optimize_tfidf_split1_level5.B132];[$optimize_tfidf_split2_level5.B132];[$optimize_tfidf_split3_level5.B132];[$optimize_tfidf_split4_level5.B132];[$optimize_tfidf_split5_level5.B132];[$optimize_tfidf_split6_level5.B132];[$optimize_tfidf_split7_level5.B132];[$optimize_tfidf_split8_level5.B132];[$optimize_tfidf_split9_level5.B132])" office:value-type="float" office:value="0.5" calcext:value-type="float">
            <text:p>0.5</text:p>
          </table:table-cell>
          <table:table-cell table:formula="of:=MIN([$optimize_tfidf_split0_level5.C132];[$optimize_tfidf_split1_level5.C132];[$optimize_tfidf_split2_level5.C132];[$optimize_tfidf_split3_level5.C132];[$optimize_tfidf_split4_level5.C132];[$optimize_tfidf_split5_level5.C132];[$optimize_tfidf_split6_level5.C132];[$optimize_tfidf_split7_level5.C132];[$optimize_tfidf_split8_level5.C132];[$optimize_tfidf_split9_level5.C132])" office:value-type="float" office:value="0.2975" calcext:value-type="float">
            <text:p>0.2975</text:p>
          </table:table-cell>
          <table:table-cell table:formula="of:=MIN([$optimize_tfidf_split0_level5.D132];[$optimize_tfidf_split1_level5.D132];[$optimize_tfidf_split2_level5.D132];[$optimize_tfidf_split3_level5.D132];[$optimize_tfidf_split4_level5.D132];[$optimize_tfidf_split5_level5.D132];[$optimize_tfidf_split6_level5.D132];[$optimize_tfidf_split7_level5.D132];[$optimize_tfidf_split8_level5.D132];[$optimize_tfidf_split9_level5.D132])" office:value-type="float" office:value="0.5724" calcext:value-type="float">
            <text:p>0.5724</text:p>
          </table:table-cell>
          <table:table-cell table:formula="of:=MIN([$optimize_tfidf_split0_level5.E132];[$optimize_tfidf_split1_level5.E132];[$optimize_tfidf_split2_level5.E132];[$optimize_tfidf_split3_level5.E132];[$optimize_tfidf_split4_level5.E132];[$optimize_tfidf_split5_level5.E132];[$optimize_tfidf_split6_level5.E132];[$optimize_tfidf_split7_level5.E132];[$optimize_tfidf_split8_level5.E132];[$optimize_tfidf_split9_level5.E132])" office:value-type="float" office:value="0.3451" calcext:value-type="float">
            <text:p>0.3451</text:p>
          </table:table-cell>
        </table:table-row>
        <table:table-row table:style-name="ro1">
          <table:table-cell table:formula="of:=MIN([$optimize_tfidf_split0_level5.A152];[$optimize_tfidf_split1_level5.A152];[$optimize_tfidf_split2_level5.A152];[$optimize_tfidf_split3_level5.A152];[$optimize_tfidf_split4_level5.A152];[$optimize_tfidf_split5_level5.A152];[$optimize_tfidf_split6_level5.A152];[$optimize_tfidf_split7_level5.A152];[$optimize_tfidf_split8_level5.A152];[$optimize_tfidf_split9_level5.A152])" office:value-type="float" office:value="8" calcext:value-type="float">
            <text:p>8</text:p>
          </table:table-cell>
          <table:table-cell table:formula="of:=MIN([$optimize_tfidf_split0_level5.B152];[$optimize_tfidf_split1_level5.B152];[$optimize_tfidf_split2_level5.B152];[$optimize_tfidf_split3_level5.B152];[$optimize_tfidf_split4_level5.B152];[$optimize_tfidf_split5_level5.B152];[$optimize_tfidf_split6_level5.B152];[$optimize_tfidf_split7_level5.B152];[$optimize_tfidf_split8_level5.B152];[$optimize_tfidf_split9_level5.B152])" office:value-type="float" office:value="0.5" calcext:value-type="float">
            <text:p>0.5</text:p>
          </table:table-cell>
          <table:table-cell table:formula="of:=MIN([$optimize_tfidf_split0_level5.C152];[$optimize_tfidf_split1_level5.C152];[$optimize_tfidf_split2_level5.C152];[$optimize_tfidf_split3_level5.C152];[$optimize_tfidf_split4_level5.C152];[$optimize_tfidf_split5_level5.C152];[$optimize_tfidf_split6_level5.C152];[$optimize_tfidf_split7_level5.C152];[$optimize_tfidf_split8_level5.C152];[$optimize_tfidf_split9_level5.C152])" office:value-type="float" office:value="0.2975" calcext:value-type="float">
            <text:p>0.2975</text:p>
          </table:table-cell>
          <table:table-cell table:formula="of:=MIN([$optimize_tfidf_split0_level5.D152];[$optimize_tfidf_split1_level5.D152];[$optimize_tfidf_split2_level5.D152];[$optimize_tfidf_split3_level5.D152];[$optimize_tfidf_split4_level5.D152];[$optimize_tfidf_split5_level5.D152];[$optimize_tfidf_split6_level5.D152];[$optimize_tfidf_split7_level5.D152];[$optimize_tfidf_split8_level5.D152];[$optimize_tfidf_split9_level5.D152])" office:value-type="float" office:value="0.5724" calcext:value-type="float">
            <text:p>0.5724</text:p>
          </table:table-cell>
          <table:table-cell table:formula="of:=MIN([$optimize_tfidf_split0_level5.E152];[$optimize_tfidf_split1_level5.E152];[$optimize_tfidf_split2_level5.E152];[$optimize_tfidf_split3_level5.E152];[$optimize_tfidf_split4_level5.E152];[$optimize_tfidf_split5_level5.E152];[$optimize_tfidf_split6_level5.E152];[$optimize_tfidf_split7_level5.E152];[$optimize_tfidf_split8_level5.E152];[$optimize_tfidf_split9_level5.E152])" office:value-type="float" office:value="0.3451" calcext:value-type="float">
            <text:p>0.3451</text:p>
          </table:table-cell>
        </table:table-row>
        <table:table-row table:style-name="ro1">
          <table:table-cell table:formula="of:=MIN([$optimize_tfidf_split0_level5.A172];[$optimize_tfidf_split1_level5.A172];[$optimize_tfidf_split2_level5.A172];[$optimize_tfidf_split3_level5.A172];[$optimize_tfidf_split4_level5.A172];[$optimize_tfidf_split5_level5.A172];[$optimize_tfidf_split6_level5.A172];[$optimize_tfidf_split7_level5.A172];[$optimize_tfidf_split8_level5.A172];[$optimize_tfidf_split9_level5.A172])" office:value-type="float" office:value="9" calcext:value-type="float">
            <text:p>9</text:p>
          </table:table-cell>
          <table:table-cell table:formula="of:=MIN([$optimize_tfidf_split0_level5.B172];[$optimize_tfidf_split1_level5.B172];[$optimize_tfidf_split2_level5.B172];[$optimize_tfidf_split3_level5.B172];[$optimize_tfidf_split4_level5.B172];[$optimize_tfidf_split5_level5.B172];[$optimize_tfidf_split6_level5.B172];[$optimize_tfidf_split7_level5.B172];[$optimize_tfidf_split8_level5.B172];[$optimize_tfidf_split9_level5.B172])" office:value-type="float" office:value="0.5" calcext:value-type="float">
            <text:p>0.5</text:p>
          </table:table-cell>
          <table:table-cell table:formula="of:=MIN([$optimize_tfidf_split0_level5.C172];[$optimize_tfidf_split1_level5.C172];[$optimize_tfidf_split2_level5.C172];[$optimize_tfidf_split3_level5.C172];[$optimize_tfidf_split4_level5.C172];[$optimize_tfidf_split5_level5.C172];[$optimize_tfidf_split6_level5.C172];[$optimize_tfidf_split7_level5.C172];[$optimize_tfidf_split8_level5.C172];[$optimize_tfidf_split9_level5.C172])" office:value-type="float" office:value="0.2975" calcext:value-type="float">
            <text:p>0.2975</text:p>
          </table:table-cell>
          <table:table-cell table:formula="of:=MIN([$optimize_tfidf_split0_level5.D172];[$optimize_tfidf_split1_level5.D172];[$optimize_tfidf_split2_level5.D172];[$optimize_tfidf_split3_level5.D172];[$optimize_tfidf_split4_level5.D172];[$optimize_tfidf_split5_level5.D172];[$optimize_tfidf_split6_level5.D172];[$optimize_tfidf_split7_level5.D172];[$optimize_tfidf_split8_level5.D172];[$optimize_tfidf_split9_level5.D172])" office:value-type="float" office:value="0.5724" calcext:value-type="float">
            <text:p>0.5724</text:p>
          </table:table-cell>
          <table:table-cell table:formula="of:=MIN([$optimize_tfidf_split0_level5.E172];[$optimize_tfidf_split1_level5.E172];[$optimize_tfidf_split2_level5.E172];[$optimize_tfidf_split3_level5.E172];[$optimize_tfidf_split4_level5.E172];[$optimize_tfidf_split5_level5.E172];[$optimize_tfidf_split6_level5.E172];[$optimize_tfidf_split7_level5.E172];[$optimize_tfidf_split8_level5.E172];[$optimize_tfidf_split9_level5.E172])" office:value-type="float" office:value="0.3451" calcext:value-type="float">
            <text:p>0.3451</text:p>
          </table:table-cell>
        </table:table-row>
        <table:table-row table:style-name="ro1">
          <table:table-cell table:formula="of:=MIN([$optimize_tfidf_split0_level5.A192];[$optimize_tfidf_split1_level5.A192];[$optimize_tfidf_split2_level5.A192];[$optimize_tfidf_split3_level5.A192];[$optimize_tfidf_split4_level5.A192];[$optimize_tfidf_split5_level5.A192];[$optimize_tfidf_split6_level5.A192];[$optimize_tfidf_split7_level5.A192];[$optimize_tfidf_split8_level5.A192];[$optimize_tfidf_split9_level5.A192])" office:value-type="float" office:value="10" calcext:value-type="float">
            <text:p>10</text:p>
          </table:table-cell>
          <table:table-cell table:formula="of:=MIN([$optimize_tfidf_split0_level5.B192];[$optimize_tfidf_split1_level5.B192];[$optimize_tfidf_split2_level5.B192];[$optimize_tfidf_split3_level5.B192];[$optimize_tfidf_split4_level5.B192];[$optimize_tfidf_split5_level5.B192];[$optimize_tfidf_split6_level5.B192];[$optimize_tfidf_split7_level5.B192];[$optimize_tfidf_split8_level5.B192];[$optimize_tfidf_split9_level5.B192])" office:value-type="float" office:value="0.5" calcext:value-type="float">
            <text:p>0.5</text:p>
          </table:table-cell>
          <table:table-cell table:formula="of:=MIN([$optimize_tfidf_split0_level5.C192];[$optimize_tfidf_split1_level5.C192];[$optimize_tfidf_split2_level5.C192];[$optimize_tfidf_split3_level5.C192];[$optimize_tfidf_split4_level5.C192];[$optimize_tfidf_split5_level5.C192];[$optimize_tfidf_split6_level5.C192];[$optimize_tfidf_split7_level5.C192];[$optimize_tfidf_split8_level5.C192];[$optimize_tfidf_split9_level5.C192])" office:value-type="float" office:value="0.2975" calcext:value-type="float">
            <text:p>0.2975</text:p>
          </table:table-cell>
          <table:table-cell table:formula="of:=MIN([$optimize_tfidf_split0_level5.D192];[$optimize_tfidf_split1_level5.D192];[$optimize_tfidf_split2_level5.D192];[$optimize_tfidf_split3_level5.D192];[$optimize_tfidf_split4_level5.D192];[$optimize_tfidf_split5_level5.D192];[$optimize_tfidf_split6_level5.D192];[$optimize_tfidf_split7_level5.D192];[$optimize_tfidf_split8_level5.D192];[$optimize_tfidf_split9_level5.D192])" office:value-type="float" office:value="0.5724" calcext:value-type="float">
            <text:p>0.5724</text:p>
          </table:table-cell>
          <table:table-cell table:formula="of:=MIN([$optimize_tfidf_split0_level5.E192];[$optimize_tfidf_split1_level5.E192];[$optimize_tfidf_split2_level5.E192];[$optimize_tfidf_split3_level5.E192];[$optimize_tfidf_split4_level5.E192];[$optimize_tfidf_split5_level5.E192];[$optimize_tfidf_split6_level5.E192];[$optimize_tfidf_split7_level5.E192];[$optimize_tfidf_split8_level5.E192];[$optimize_tfidf_split9_level5.E192])" office:value-type="float" office:value="0.3451" calcext:value-type="float">
            <text:p>0.3451</text:p>
          </table:table-cell>
        </table:table-row>
        <table:table-row table:style-name="ro1">
          <table:table-cell table:formula="of:=MIN([$optimize_tfidf_split0_level5.A212];[$optimize_tfidf_split1_level5.A212];[$optimize_tfidf_split2_level5.A212];[$optimize_tfidf_split3_level5.A212];[$optimize_tfidf_split4_level5.A212];[$optimize_tfidf_split5_level5.A212];[$optimize_tfidf_split6_level5.A212];[$optimize_tfidf_split7_level5.A212];[$optimize_tfidf_split8_level5.A212];[$optimize_tfidf_split9_level5.A212])" office:value-type="float" office:value="11" calcext:value-type="float">
            <text:p>11</text:p>
          </table:table-cell>
          <table:table-cell table:formula="of:=MIN([$optimize_tfidf_split0_level5.B212];[$optimize_tfidf_split1_level5.B212];[$optimize_tfidf_split2_level5.B212];[$optimize_tfidf_split3_level5.B212];[$optimize_tfidf_split4_level5.B212];[$optimize_tfidf_split5_level5.B212];[$optimize_tfidf_split6_level5.B212];[$optimize_tfidf_split7_level5.B212];[$optimize_tfidf_split8_level5.B212];[$optimize_tfidf_split9_level5.B212])" office:value-type="float" office:value="0.5" calcext:value-type="float">
            <text:p>0.5</text:p>
          </table:table-cell>
          <table:table-cell table:formula="of:=MIN([$optimize_tfidf_split0_level5.C212];[$optimize_tfidf_split1_level5.C212];[$optimize_tfidf_split2_level5.C212];[$optimize_tfidf_split3_level5.C212];[$optimize_tfidf_split4_level5.C212];[$optimize_tfidf_split5_level5.C212];[$optimize_tfidf_split6_level5.C212];[$optimize_tfidf_split7_level5.C212];[$optimize_tfidf_split8_level5.C212];[$optimize_tfidf_split9_level5.C212])" office:value-type="float" office:value="0.2975" calcext:value-type="float">
            <text:p>0.2975</text:p>
          </table:table-cell>
          <table:table-cell table:formula="of:=MIN([$optimize_tfidf_split0_level5.D212];[$optimize_tfidf_split1_level5.D212];[$optimize_tfidf_split2_level5.D212];[$optimize_tfidf_split3_level5.D212];[$optimize_tfidf_split4_level5.D212];[$optimize_tfidf_split5_level5.D212];[$optimize_tfidf_split6_level5.D212];[$optimize_tfidf_split7_level5.D212];[$optimize_tfidf_split8_level5.D212];[$optimize_tfidf_split9_level5.D212])" office:value-type="float" office:value="0.5724" calcext:value-type="float">
            <text:p>0.5724</text:p>
          </table:table-cell>
          <table:table-cell table:formula="of:=MIN([$optimize_tfidf_split0_level5.E212];[$optimize_tfidf_split1_level5.E212];[$optimize_tfidf_split2_level5.E212];[$optimize_tfidf_split3_level5.E212];[$optimize_tfidf_split4_level5.E212];[$optimize_tfidf_split5_level5.E212];[$optimize_tfidf_split6_level5.E212];[$optimize_tfidf_split7_level5.E212];[$optimize_tfidf_split8_level5.E212];[$optimize_tfidf_split9_level5.E212])" office:value-type="float" office:value="0.3451" calcext:value-type="float">
            <text:p>0.3451</text:p>
          </table:table-cell>
        </table:table-row>
        <table:table-row table:style-name="ro1">
          <table:table-cell table:formula="of:=MIN([$optimize_tfidf_split0_level5.A232];[$optimize_tfidf_split1_level5.A232];[$optimize_tfidf_split2_level5.A232];[$optimize_tfidf_split3_level5.A232];[$optimize_tfidf_split4_level5.A232];[$optimize_tfidf_split5_level5.A232];[$optimize_tfidf_split6_level5.A232];[$optimize_tfidf_split7_level5.A232];[$optimize_tfidf_split8_level5.A232];[$optimize_tfidf_split9_level5.A232])" office:value-type="float" office:value="12" calcext:value-type="float">
            <text:p>12</text:p>
          </table:table-cell>
          <table:table-cell table:formula="of:=MIN([$optimize_tfidf_split0_level5.B232];[$optimize_tfidf_split1_level5.B232];[$optimize_tfidf_split2_level5.B232];[$optimize_tfidf_split3_level5.B232];[$optimize_tfidf_split4_level5.B232];[$optimize_tfidf_split5_level5.B232];[$optimize_tfidf_split6_level5.B232];[$optimize_tfidf_split7_level5.B232];[$optimize_tfidf_split8_level5.B232];[$optimize_tfidf_split9_level5.B232])" office:value-type="float" office:value="0.5" calcext:value-type="float">
            <text:p>0.5</text:p>
          </table:table-cell>
          <table:table-cell table:formula="of:=MIN([$optimize_tfidf_split0_level5.C232];[$optimize_tfidf_split1_level5.C232];[$optimize_tfidf_split2_level5.C232];[$optimize_tfidf_split3_level5.C232];[$optimize_tfidf_split4_level5.C232];[$optimize_tfidf_split5_level5.C232];[$optimize_tfidf_split6_level5.C232];[$optimize_tfidf_split7_level5.C232];[$optimize_tfidf_split8_level5.C232];[$optimize_tfidf_split9_level5.C232])" office:value-type="float" office:value="0.2975" calcext:value-type="float">
            <text:p>0.2975</text:p>
          </table:table-cell>
          <table:table-cell table:formula="of:=MIN([$optimize_tfidf_split0_level5.D232];[$optimize_tfidf_split1_level5.D232];[$optimize_tfidf_split2_level5.D232];[$optimize_tfidf_split3_level5.D232];[$optimize_tfidf_split4_level5.D232];[$optimize_tfidf_split5_level5.D232];[$optimize_tfidf_split6_level5.D232];[$optimize_tfidf_split7_level5.D232];[$optimize_tfidf_split8_level5.D232];[$optimize_tfidf_split9_level5.D232])" office:value-type="float" office:value="0.5724" calcext:value-type="float">
            <text:p>0.5724</text:p>
          </table:table-cell>
          <table:table-cell table:formula="of:=MIN([$optimize_tfidf_split0_level5.E232];[$optimize_tfidf_split1_level5.E232];[$optimize_tfidf_split2_level5.E232];[$optimize_tfidf_split3_level5.E232];[$optimize_tfidf_split4_level5.E232];[$optimize_tfidf_split5_level5.E232];[$optimize_tfidf_split6_level5.E232];[$optimize_tfidf_split7_level5.E232];[$optimize_tfidf_split8_level5.E232];[$optimize_tfidf_split9_level5.E232])" office:value-type="float" office:value="0.3451" calcext:value-type="float">
            <text:p>0.3451</text:p>
          </table:table-cell>
        </table:table-row>
        <table:table-row table:style-name="ro1">
          <table:table-cell table:formula="of:=MIN([$optimize_tfidf_split0_level5.A252];[$optimize_tfidf_split1_level5.A252];[$optimize_tfidf_split2_level5.A252];[$optimize_tfidf_split3_level5.A252];[$optimize_tfidf_split4_level5.A252];[$optimize_tfidf_split5_level5.A252];[$optimize_tfidf_split6_level5.A252];[$optimize_tfidf_split7_level5.A252];[$optimize_tfidf_split8_level5.A252];[$optimize_tfidf_split9_level5.A252])" office:value-type="float" office:value="13" calcext:value-type="float">
            <text:p>13</text:p>
          </table:table-cell>
          <table:table-cell table:formula="of:=MIN([$optimize_tfidf_split0_level5.B252];[$optimize_tfidf_split1_level5.B252];[$optimize_tfidf_split2_level5.B252];[$optimize_tfidf_split3_level5.B252];[$optimize_tfidf_split4_level5.B252];[$optimize_tfidf_split5_level5.B252];[$optimize_tfidf_split6_level5.B252];[$optimize_tfidf_split7_level5.B252];[$optimize_tfidf_split8_level5.B252];[$optimize_tfidf_split9_level5.B252])" office:value-type="float" office:value="0.5" calcext:value-type="float">
            <text:p>0.5</text:p>
          </table:table-cell>
          <table:table-cell table:formula="of:=MIN([$optimize_tfidf_split0_level5.C252];[$optimize_tfidf_split1_level5.C252];[$optimize_tfidf_split2_level5.C252];[$optimize_tfidf_split3_level5.C252];[$optimize_tfidf_split4_level5.C252];[$optimize_tfidf_split5_level5.C252];[$optimize_tfidf_split6_level5.C252];[$optimize_tfidf_split7_level5.C252];[$optimize_tfidf_split8_level5.C252];[$optimize_tfidf_split9_level5.C252])" office:value-type="float" office:value="0.2975" calcext:value-type="float">
            <text:p>0.2975</text:p>
          </table:table-cell>
          <table:table-cell table:formula="of:=MIN([$optimize_tfidf_split0_level5.D252];[$optimize_tfidf_split1_level5.D252];[$optimize_tfidf_split2_level5.D252];[$optimize_tfidf_split3_level5.D252];[$optimize_tfidf_split4_level5.D252];[$optimize_tfidf_split5_level5.D252];[$optimize_tfidf_split6_level5.D252];[$optimize_tfidf_split7_level5.D252];[$optimize_tfidf_split8_level5.D252];[$optimize_tfidf_split9_level5.D252])" office:value-type="float" office:value="0.5724" calcext:value-type="float">
            <text:p>0.5724</text:p>
          </table:table-cell>
          <table:table-cell table:formula="of:=MIN([$optimize_tfidf_split0_level5.E252];[$optimize_tfidf_split1_level5.E252];[$optimize_tfidf_split2_level5.E252];[$optimize_tfidf_split3_level5.E252];[$optimize_tfidf_split4_level5.E252];[$optimize_tfidf_split5_level5.E252];[$optimize_tfidf_split6_level5.E252];[$optimize_tfidf_split7_level5.E252];[$optimize_tfidf_split8_level5.E252];[$optimize_tfidf_split9_level5.E252])" office:value-type="float" office:value="0.3451" calcext:value-type="float">
            <text:p>0.3451</text:p>
          </table:table-cell>
        </table:table-row>
        <table:table-row table:style-name="ro1">
          <table:table-cell table:formula="of:=MIN([$optimize_tfidf_split0_level5.A272];[$optimize_tfidf_split1_level5.A272];[$optimize_tfidf_split2_level5.A272];[$optimize_tfidf_split3_level5.A272];[$optimize_tfidf_split4_level5.A272];[$optimize_tfidf_split5_level5.A272];[$optimize_tfidf_split6_level5.A272];[$optimize_tfidf_split7_level5.A272];[$optimize_tfidf_split8_level5.A272];[$optimize_tfidf_split9_level5.A272])" office:value-type="float" office:value="14" calcext:value-type="float">
            <text:p>14</text:p>
          </table:table-cell>
          <table:table-cell table:formula="of:=MIN([$optimize_tfidf_split0_level5.B272];[$optimize_tfidf_split1_level5.B272];[$optimize_tfidf_split2_level5.B272];[$optimize_tfidf_split3_level5.B272];[$optimize_tfidf_split4_level5.B272];[$optimize_tfidf_split5_level5.B272];[$optimize_tfidf_split6_level5.B272];[$optimize_tfidf_split7_level5.B272];[$optimize_tfidf_split8_level5.B272];[$optimize_tfidf_split9_level5.B272])" office:value-type="float" office:value="0.5" calcext:value-type="float">
            <text:p>0.5</text:p>
          </table:table-cell>
          <table:table-cell table:formula="of:=MIN([$optimize_tfidf_split0_level5.C272];[$optimize_tfidf_split1_level5.C272];[$optimize_tfidf_split2_level5.C272];[$optimize_tfidf_split3_level5.C272];[$optimize_tfidf_split4_level5.C272];[$optimize_tfidf_split5_level5.C272];[$optimize_tfidf_split6_level5.C272];[$optimize_tfidf_split7_level5.C272];[$optimize_tfidf_split8_level5.C272];[$optimize_tfidf_split9_level5.C272])" office:value-type="float" office:value="0.2975" calcext:value-type="float">
            <text:p>0.2975</text:p>
          </table:table-cell>
          <table:table-cell table:formula="of:=MIN([$optimize_tfidf_split0_level5.D272];[$optimize_tfidf_split1_level5.D272];[$optimize_tfidf_split2_level5.D272];[$optimize_tfidf_split3_level5.D272];[$optimize_tfidf_split4_level5.D272];[$optimize_tfidf_split5_level5.D272];[$optimize_tfidf_split6_level5.D272];[$optimize_tfidf_split7_level5.D272];[$optimize_tfidf_split8_level5.D272];[$optimize_tfidf_split9_level5.D272])" office:value-type="float" office:value="0.5724" calcext:value-type="float">
            <text:p>0.5724</text:p>
          </table:table-cell>
          <table:table-cell table:formula="of:=MIN([$optimize_tfidf_split0_level5.E272];[$optimize_tfidf_split1_level5.E272];[$optimize_tfidf_split2_level5.E272];[$optimize_tfidf_split3_level5.E272];[$optimize_tfidf_split4_level5.E272];[$optimize_tfidf_split5_level5.E272];[$optimize_tfidf_split6_level5.E272];[$optimize_tfidf_split7_level5.E272];[$optimize_tfidf_split8_level5.E272];[$optimize_tfidf_split9_level5.E272])" office:value-type="float" office:value="0.3451" calcext:value-type="float">
            <text:p>0.3451</text:p>
          </table:table-cell>
        </table:table-row>
        <table:table-row table:style-name="ro1">
          <table:table-cell table:formula="of:=MIN([$optimize_tfidf_split0_level5.A292];[$optimize_tfidf_split1_level5.A292];[$optimize_tfidf_split2_level5.A292];[$optimize_tfidf_split3_level5.A292];[$optimize_tfidf_split4_level5.A292];[$optimize_tfidf_split5_level5.A292];[$optimize_tfidf_split6_level5.A292];[$optimize_tfidf_split7_level5.A292];[$optimize_tfidf_split8_level5.A292];[$optimize_tfidf_split9_level5.A292])" office:value-type="float" office:value="15" calcext:value-type="float">
            <text:p>15</text:p>
          </table:table-cell>
          <table:table-cell table:formula="of:=MIN([$optimize_tfidf_split0_level5.B292];[$optimize_tfidf_split1_level5.B292];[$optimize_tfidf_split2_level5.B292];[$optimize_tfidf_split3_level5.B292];[$optimize_tfidf_split4_level5.B292];[$optimize_tfidf_split5_level5.B292];[$optimize_tfidf_split6_level5.B292];[$optimize_tfidf_split7_level5.B292];[$optimize_tfidf_split8_level5.B292];[$optimize_tfidf_split9_level5.B292])" office:value-type="float" office:value="0.5" calcext:value-type="float">
            <text:p>0.5</text:p>
          </table:table-cell>
          <table:table-cell table:formula="of:=MIN([$optimize_tfidf_split0_level5.C292];[$optimize_tfidf_split1_level5.C292];[$optimize_tfidf_split2_level5.C292];[$optimize_tfidf_split3_level5.C292];[$optimize_tfidf_split4_level5.C292];[$optimize_tfidf_split5_level5.C292];[$optimize_tfidf_split6_level5.C292];[$optimize_tfidf_split7_level5.C292];[$optimize_tfidf_split8_level5.C292];[$optimize_tfidf_split9_level5.C292])" office:value-type="float" office:value="0.2975" calcext:value-type="float">
            <text:p>0.2975</text:p>
          </table:table-cell>
          <table:table-cell table:formula="of:=MIN([$optimize_tfidf_split0_level5.D292];[$optimize_tfidf_split1_level5.D292];[$optimize_tfidf_split2_level5.D292];[$optimize_tfidf_split3_level5.D292];[$optimize_tfidf_split4_level5.D292];[$optimize_tfidf_split5_level5.D292];[$optimize_tfidf_split6_level5.D292];[$optimize_tfidf_split7_level5.D292];[$optimize_tfidf_split8_level5.D292];[$optimize_tfidf_split9_level5.D292])" office:value-type="float" office:value="0.5724" calcext:value-type="float">
            <text:p>0.5724</text:p>
          </table:table-cell>
          <table:table-cell table:formula="of:=MIN([$optimize_tfidf_split0_level5.E292];[$optimize_tfidf_split1_level5.E292];[$optimize_tfidf_split2_level5.E292];[$optimize_tfidf_split3_level5.E292];[$optimize_tfidf_split4_level5.E292];[$optimize_tfidf_split5_level5.E292];[$optimize_tfidf_split6_level5.E292];[$optimize_tfidf_split7_level5.E292];[$optimize_tfidf_split8_level5.E292];[$optimize_tfidf_split9_level5.E292])" office:value-type="float" office:value="0.3451" calcext:value-type="float">
            <text:p>0.3451</text:p>
          </table:table-cell>
        </table:table-row>
        <table:table-row table:style-name="ro1">
          <table:table-cell table:formula="of:=MIN([$optimize_tfidf_split0_level5.A13];[$optimize_tfidf_split1_level5.A13];[$optimize_tfidf_split2_level5.A13];[$optimize_tfidf_split3_level5.A13];[$optimize_tfidf_split4_level5.A13];[$optimize_tfidf_split5_level5.A13];[$optimize_tfidf_split6_level5.A13];[$optimize_tfidf_split7_level5.A13];[$optimize_tfidf_split8_level5.A13];[$optimize_tfidf_split9_level5.A13])" office:value-type="float" office:value="1" calcext:value-type="float">
            <text:p>1</text:p>
          </table:table-cell>
          <table:table-cell table:formula="of:=MIN([$optimize_tfidf_split0_level5.B13];[$optimize_tfidf_split1_level5.B13];[$optimize_tfidf_split2_level5.B13];[$optimize_tfidf_split3_level5.B13];[$optimize_tfidf_split4_level5.B13];[$optimize_tfidf_split5_level5.B13];[$optimize_tfidf_split6_level5.B13];[$optimize_tfidf_split7_level5.B13];[$optimize_tfidf_split8_level5.B13];[$optimize_tfidf_split9_level5.B13])" office:value-type="float" office:value="0.55" calcext:value-type="float">
            <text:p>0.55</text:p>
          </table:table-cell>
          <table:table-cell table:formula="of:=MIN([$optimize_tfidf_split0_level5.C13];[$optimize_tfidf_split1_level5.C13];[$optimize_tfidf_split2_level5.C13];[$optimize_tfidf_split3_level5.C13];[$optimize_tfidf_split4_level5.C13];[$optimize_tfidf_split5_level5.C13];[$optimize_tfidf_split6_level5.C13];[$optimize_tfidf_split7_level5.C13];[$optimize_tfidf_split8_level5.C13];[$optimize_tfidf_split9_level5.C13])" office:value-type="float" office:value="0.5561" calcext:value-type="float">
            <text:p>0.5561</text:p>
          </table:table-cell>
          <table:table-cell table:formula="of:=MIN([$optimize_tfidf_split0_level5.D13];[$optimize_tfidf_split1_level5.D13];[$optimize_tfidf_split2_level5.D13];[$optimize_tfidf_split3_level5.D13];[$optimize_tfidf_split4_level5.D13];[$optimize_tfidf_split5_level5.D13];[$optimize_tfidf_split6_level5.D13];[$optimize_tfidf_split7_level5.D13];[$optimize_tfidf_split8_level5.D13];[$optimize_tfidf_split9_level5.D13])" office:value-type="float" office:value="0.3895" calcext:value-type="float">
            <text:p>0.3895</text:p>
          </table:table-cell>
          <table:table-cell table:formula="of:=MIN([$optimize_tfidf_split0_level5.E13];[$optimize_tfidf_split1_level5.E13];[$optimize_tfidf_split2_level5.E13];[$optimize_tfidf_split3_level5.E13];[$optimize_tfidf_split4_level5.E13];[$optimize_tfidf_split5_level5.E13];[$optimize_tfidf_split6_level5.E13];[$optimize_tfidf_split7_level5.E13];[$optimize_tfidf_split8_level5.E13];[$optimize_tfidf_split9_level5.E13])" office:value-type="float" office:value="0.4249" calcext:value-type="float">
            <text:p>0.4249</text:p>
          </table:table-cell>
        </table:table-row>
        <table:table-row table:style-name="ro1">
          <table:table-cell table:formula="of:=MIN([$optimize_tfidf_split0_level5.A33];[$optimize_tfidf_split1_level5.A33];[$optimize_tfidf_split2_level5.A33];[$optimize_tfidf_split3_level5.A33];[$optimize_tfidf_split4_level5.A33];[$optimize_tfidf_split5_level5.A33];[$optimize_tfidf_split6_level5.A33];[$optimize_tfidf_split7_level5.A33];[$optimize_tfidf_split8_level5.A33];[$optimize_tfidf_split9_level5.A33])" office:value-type="float" office:value="2" calcext:value-type="float">
            <text:p>2</text:p>
          </table:table-cell>
          <table:table-cell table:formula="of:=MIN([$optimize_tfidf_split0_level5.B33];[$optimize_tfidf_split1_level5.B33];[$optimize_tfidf_split2_level5.B33];[$optimize_tfidf_split3_level5.B33];[$optimize_tfidf_split4_level5.B33];[$optimize_tfidf_split5_level5.B33];[$optimize_tfidf_split6_level5.B33];[$optimize_tfidf_split7_level5.B33];[$optimize_tfidf_split8_level5.B33];[$optimize_tfidf_split9_level5.B33])" office:value-type="float" office:value="0.55" calcext:value-type="float">
            <text:p>0.55</text:p>
          </table:table-cell>
          <table:table-cell table:formula="of:=MIN([$optimize_tfidf_split0_level5.C33];[$optimize_tfidf_split1_level5.C33];[$optimize_tfidf_split2_level5.C33];[$optimize_tfidf_split3_level5.C33];[$optimize_tfidf_split4_level5.C33];[$optimize_tfidf_split5_level5.C33];[$optimize_tfidf_split6_level5.C33];[$optimize_tfidf_split7_level5.C33];[$optimize_tfidf_split8_level5.C33];[$optimize_tfidf_split9_level5.C33])" office:value-type="float" office:value="0.4386" calcext:value-type="float">
            <text:p>0.4386</text:p>
          </table:table-cell>
          <table:table-cell table:formula="of:=MIN([$optimize_tfidf_split0_level5.D33];[$optimize_tfidf_split1_level5.D33];[$optimize_tfidf_split2_level5.D33];[$optimize_tfidf_split3_level5.D33];[$optimize_tfidf_split4_level5.D33];[$optimize_tfidf_split5_level5.D33];[$optimize_tfidf_split6_level5.D33];[$optimize_tfidf_split7_level5.D33];[$optimize_tfidf_split8_level5.D33];[$optimize_tfidf_split9_level5.D33])" office:value-type="float" office:value="0.4632" calcext:value-type="float">
            <text:p>0.4632</text:p>
          </table:table-cell>
          <table:table-cell table:formula="of:=MIN([$optimize_tfidf_split0_level5.E33];[$optimize_tfidf_split1_level5.E33];[$optimize_tfidf_split2_level5.E33];[$optimize_tfidf_split3_level5.E33];[$optimize_tfidf_split4_level5.E33];[$optimize_tfidf_split5_level5.E33];[$optimize_tfidf_split6_level5.E33];[$optimize_tfidf_split7_level5.E33];[$optimize_tfidf_split8_level5.E33];[$optimize_tfidf_split9_level5.E33])" office:value-type="float" office:value="0.4111" calcext:value-type="float">
            <text:p>0.4111</text:p>
          </table:table-cell>
        </table:table-row>
        <table:table-row table:style-name="ro1">
          <table:table-cell table:formula="of:=MIN([$optimize_tfidf_split0_level5.A53];[$optimize_tfidf_split1_level5.A53];[$optimize_tfidf_split2_level5.A53];[$optimize_tfidf_split3_level5.A53];[$optimize_tfidf_split4_level5.A53];[$optimize_tfidf_split5_level5.A53];[$optimize_tfidf_split6_level5.A53];[$optimize_tfidf_split7_level5.A53];[$optimize_tfidf_split8_level5.A53];[$optimize_tfidf_split9_level5.A53])" office:value-type="float" office:value="3" calcext:value-type="float">
            <text:p>3</text:p>
          </table:table-cell>
          <table:table-cell table:formula="of:=MIN([$optimize_tfidf_split0_level5.B53];[$optimize_tfidf_split1_level5.B53];[$optimize_tfidf_split2_level5.B53];[$optimize_tfidf_split3_level5.B53];[$optimize_tfidf_split4_level5.B53];[$optimize_tfidf_split5_level5.B53];[$optimize_tfidf_split6_level5.B53];[$optimize_tfidf_split7_level5.B53];[$optimize_tfidf_split8_level5.B53];[$optimize_tfidf_split9_level5.B53])" office:value-type="float" office:value="0.55" calcext:value-type="float">
            <text:p>0.55</text:p>
          </table:table-cell>
          <table:table-cell table:formula="of:=MIN([$optimize_tfidf_split0_level5.C53];[$optimize_tfidf_split1_level5.C53];[$optimize_tfidf_split2_level5.C53];[$optimize_tfidf_split3_level5.C53];[$optimize_tfidf_split4_level5.C53];[$optimize_tfidf_split5_level5.C53];[$optimize_tfidf_split6_level5.C53];[$optimize_tfidf_split7_level5.C53];[$optimize_tfidf_split8_level5.C53];[$optimize_tfidf_split9_level5.C53])" office:value-type="float" office:value="0.3795" calcext:value-type="float">
            <text:p>0.3795</text:p>
          </table:table-cell>
          <table:table-cell table:formula="of:=MIN([$optimize_tfidf_split0_level5.D53];[$optimize_tfidf_split1_level5.D53];[$optimize_tfidf_split2_level5.D53];[$optimize_tfidf_split3_level5.D53];[$optimize_tfidf_split4_level5.D53];[$optimize_tfidf_split5_level5.D53];[$optimize_tfidf_split6_level5.D53];[$optimize_tfidf_split7_level5.D53];[$optimize_tfidf_split8_level5.D53];[$optimize_tfidf_split9_level5.D53])" office:value-type="float" office:value="0.5026" calcext:value-type="float">
            <text:p>0.5026</text:p>
          </table:table-cell>
          <table:table-cell table:formula="of:=MIN([$optimize_tfidf_split0_level5.E53];[$optimize_tfidf_split1_level5.E53];[$optimize_tfidf_split2_level5.E53];[$optimize_tfidf_split3_level5.E53];[$optimize_tfidf_split4_level5.E53];[$optimize_tfidf_split5_level5.E53];[$optimize_tfidf_split6_level5.E53];[$optimize_tfidf_split7_level5.E53];[$optimize_tfidf_split8_level5.E53];[$optimize_tfidf_split9_level5.E53])" office:value-type="float" office:value="0.3894" calcext:value-type="float">
            <text:p>0.3894</text:p>
          </table:table-cell>
        </table:table-row>
        <table:table-row table:style-name="ro1">
          <table:table-cell table:formula="of:=MIN([$optimize_tfidf_split0_level5.A73];[$optimize_tfidf_split1_level5.A73];[$optimize_tfidf_split2_level5.A73];[$optimize_tfidf_split3_level5.A73];[$optimize_tfidf_split4_level5.A73];[$optimize_tfidf_split5_level5.A73];[$optimize_tfidf_split6_level5.A73];[$optimize_tfidf_split7_level5.A73];[$optimize_tfidf_split8_level5.A73];[$optimize_tfidf_split9_level5.A73])" office:value-type="float" office:value="4" calcext:value-type="float">
            <text:p>4</text:p>
          </table:table-cell>
          <table:table-cell table:formula="of:=MIN([$optimize_tfidf_split0_level5.B73];[$optimize_tfidf_split1_level5.B73];[$optimize_tfidf_split2_level5.B73];[$optimize_tfidf_split3_level5.B73];[$optimize_tfidf_split4_level5.B73];[$optimize_tfidf_split5_level5.B73];[$optimize_tfidf_split6_level5.B73];[$optimize_tfidf_split7_level5.B73];[$optimize_tfidf_split8_level5.B73];[$optimize_tfidf_split9_level5.B73])" office:value-type="float" office:value="0.55" calcext:value-type="float">
            <text:p>0.55</text:p>
          </table:table-cell>
          <table:table-cell table:formula="of:=MIN([$optimize_tfidf_split0_level5.C73];[$optimize_tfidf_split1_level5.C73];[$optimize_tfidf_split2_level5.C73];[$optimize_tfidf_split3_level5.C73];[$optimize_tfidf_split4_level5.C73];[$optimize_tfidf_split5_level5.C73];[$optimize_tfidf_split6_level5.C73];[$optimize_tfidf_split7_level5.C73];[$optimize_tfidf_split8_level5.C73];[$optimize_tfidf_split9_level5.C73])" office:value-type="float" office:value="0.3397" calcext:value-type="float">
            <text:p>0.3397</text:p>
          </table:table-cell>
          <table:table-cell table:formula="of:=MIN([$optimize_tfidf_split0_level5.D73];[$optimize_tfidf_split1_level5.D73];[$optimize_tfidf_split2_level5.D73];[$optimize_tfidf_split3_level5.D73];[$optimize_tfidf_split4_level5.D73];[$optimize_tfidf_split5_level5.D73];[$optimize_tfidf_split6_level5.D73];[$optimize_tfidf_split7_level5.D73];[$optimize_tfidf_split8_level5.D73];[$optimize_tfidf_split9_level5.D73])" office:value-type="float" office:value="0.5333" calcext:value-type="float">
            <text:p>0.5333</text:p>
          </table:table-cell>
          <table:table-cell table:formula="of:=MIN([$optimize_tfidf_split0_level5.E73];[$optimize_tfidf_split1_level5.E73];[$optimize_tfidf_split2_level5.E73];[$optimize_tfidf_split3_level5.E73];[$optimize_tfidf_split4_level5.E73];[$optimize_tfidf_split5_level5.E73];[$optimize_tfidf_split6_level5.E73];[$optimize_tfidf_split7_level5.E73];[$optimize_tfidf_split8_level5.E73];[$optimize_tfidf_split9_level5.E73])" office:value-type="float" office:value="0.3714" calcext:value-type="float">
            <text:p>0.3714</text:p>
          </table:table-cell>
        </table:table-row>
        <table:table-row table:style-name="ro1">
          <table:table-cell table:formula="of:=MIN([$optimize_tfidf_split0_level5.A93];[$optimize_tfidf_split1_level5.A93];[$optimize_tfidf_split2_level5.A93];[$optimize_tfidf_split3_level5.A93];[$optimize_tfidf_split4_level5.A93];[$optimize_tfidf_split5_level5.A93];[$optimize_tfidf_split6_level5.A93];[$optimize_tfidf_split7_level5.A93];[$optimize_tfidf_split8_level5.A93];[$optimize_tfidf_split9_level5.A93])" office:value-type="float" office:value="5" calcext:value-type="float">
            <text:p>5</text:p>
          </table:table-cell>
          <table:table-cell table:formula="of:=MIN([$optimize_tfidf_split0_level5.B93];[$optimize_tfidf_split1_level5.B93];[$optimize_tfidf_split2_level5.B93];[$optimize_tfidf_split3_level5.B93];[$optimize_tfidf_split4_level5.B93];[$optimize_tfidf_split5_level5.B93];[$optimize_tfidf_split6_level5.B93];[$optimize_tfidf_split7_level5.B93];[$optimize_tfidf_split8_level5.B93];[$optimize_tfidf_split9_level5.B93])" office:value-type="float" office:value="0.55" calcext:value-type="float">
            <text:p>0.55</text:p>
          </table:table-cell>
          <table:table-cell table:formula="of:=MIN([$optimize_tfidf_split0_level5.C93];[$optimize_tfidf_split1_level5.C93];[$optimize_tfidf_split2_level5.C93];[$optimize_tfidf_split3_level5.C93];[$optimize_tfidf_split4_level5.C93];[$optimize_tfidf_split5_level5.C93];[$optimize_tfidf_split6_level5.C93];[$optimize_tfidf_split7_level5.C93];[$optimize_tfidf_split8_level5.C93];[$optimize_tfidf_split9_level5.C93])" office:value-type="float" office:value="0.3112" calcext:value-type="float">
            <text:p>0.3112</text:p>
          </table:table-cell>
          <table:table-cell table:formula="of:=MIN([$optimize_tfidf_split0_level5.D93];[$optimize_tfidf_split1_level5.D93];[$optimize_tfidf_split2_level5.D93];[$optimize_tfidf_split3_level5.D93];[$optimize_tfidf_split4_level5.D93];[$optimize_tfidf_split5_level5.D93];[$optimize_tfidf_split6_level5.D93];[$optimize_tfidf_split7_level5.D93];[$optimize_tfidf_split8_level5.D93];[$optimize_tfidf_split9_level5.D93])" office:value-type="float" office:value="0.5476" calcext:value-type="float">
            <text:p>0.5476</text:p>
          </table:table-cell>
          <table:table-cell table:formula="of:=MIN([$optimize_tfidf_split0_level5.E93];[$optimize_tfidf_split1_level5.E93];[$optimize_tfidf_split2_level5.E93];[$optimize_tfidf_split3_level5.E93];[$optimize_tfidf_split4_level5.E93];[$optimize_tfidf_split5_level5.E93];[$optimize_tfidf_split6_level5.E93];[$optimize_tfidf_split7_level5.E93];[$optimize_tfidf_split8_level5.E93];[$optimize_tfidf_split9_level5.E93])" office:value-type="float" office:value="0.3525" calcext:value-type="float">
            <text:p>0.3525</text:p>
          </table:table-cell>
        </table:table-row>
        <table:table-row table:style-name="ro1">
          <table:table-cell table:formula="of:=MIN([$optimize_tfidf_split0_level5.A113];[$optimize_tfidf_split1_level5.A113];[$optimize_tfidf_split2_level5.A113];[$optimize_tfidf_split3_level5.A113];[$optimize_tfidf_split4_level5.A113];[$optimize_tfidf_split5_level5.A113];[$optimize_tfidf_split6_level5.A113];[$optimize_tfidf_split7_level5.A113];[$optimize_tfidf_split8_level5.A113];[$optimize_tfidf_split9_level5.A113])" office:value-type="float" office:value="6" calcext:value-type="float">
            <text:p>6</text:p>
          </table:table-cell>
          <table:table-cell table:formula="of:=MIN([$optimize_tfidf_split0_level5.B113];[$optimize_tfidf_split1_level5.B113];[$optimize_tfidf_split2_level5.B113];[$optimize_tfidf_split3_level5.B113];[$optimize_tfidf_split4_level5.B113];[$optimize_tfidf_split5_level5.B113];[$optimize_tfidf_split6_level5.B113];[$optimize_tfidf_split7_level5.B113];[$optimize_tfidf_split8_level5.B113];[$optimize_tfidf_split9_level5.B113])" office:value-type="float" office:value="0.55" calcext:value-type="float">
            <text:p>0.55</text:p>
          </table:table-cell>
          <table:table-cell table:formula="of:=MIN([$optimize_tfidf_split0_level5.C113];[$optimize_tfidf_split1_level5.C113];[$optimize_tfidf_split2_level5.C113];[$optimize_tfidf_split3_level5.C113];[$optimize_tfidf_split4_level5.C113];[$optimize_tfidf_split5_level5.C113];[$optimize_tfidf_split6_level5.C113];[$optimize_tfidf_split7_level5.C113];[$optimize_tfidf_split8_level5.C113];[$optimize_tfidf_split9_level5.C113])" office:value-type="float" office:value="0.3112" calcext:value-type="float">
            <text:p>0.3112</text:p>
          </table:table-cell>
          <table:table-cell table:formula="of:=MIN([$optimize_tfidf_split0_level5.D113];[$optimize_tfidf_split1_level5.D113];[$optimize_tfidf_split2_level5.D113];[$optimize_tfidf_split3_level5.D113];[$optimize_tfidf_split4_level5.D113];[$optimize_tfidf_split5_level5.D113];[$optimize_tfidf_split6_level5.D113];[$optimize_tfidf_split7_level5.D113];[$optimize_tfidf_split8_level5.D113];[$optimize_tfidf_split9_level5.D113])" office:value-type="float" office:value="0.5476" calcext:value-type="float">
            <text:p>0.5476</text:p>
          </table:table-cell>
          <table:table-cell table:formula="of:=MIN([$optimize_tfidf_split0_level5.E113];[$optimize_tfidf_split1_level5.E113];[$optimize_tfidf_split2_level5.E113];[$optimize_tfidf_split3_level5.E113];[$optimize_tfidf_split4_level5.E113];[$optimize_tfidf_split5_level5.E113];[$optimize_tfidf_split6_level5.E113];[$optimize_tfidf_split7_level5.E113];[$optimize_tfidf_split8_level5.E113];[$optimize_tfidf_split9_level5.E113])" office:value-type="float" office:value="0.3525" calcext:value-type="float">
            <text:p>0.3525</text:p>
          </table:table-cell>
        </table:table-row>
        <table:table-row table:style-name="ro1">
          <table:table-cell table:formula="of:=MIN([$optimize_tfidf_split0_level5.A133];[$optimize_tfidf_split1_level5.A133];[$optimize_tfidf_split2_level5.A133];[$optimize_tfidf_split3_level5.A133];[$optimize_tfidf_split4_level5.A133];[$optimize_tfidf_split5_level5.A133];[$optimize_tfidf_split6_level5.A133];[$optimize_tfidf_split7_level5.A133];[$optimize_tfidf_split8_level5.A133];[$optimize_tfidf_split9_level5.A133])" office:value-type="float" office:value="7" calcext:value-type="float">
            <text:p>7</text:p>
          </table:table-cell>
          <table:table-cell table:formula="of:=MIN([$optimize_tfidf_split0_level5.B133];[$optimize_tfidf_split1_level5.B133];[$optimize_tfidf_split2_level5.B133];[$optimize_tfidf_split3_level5.B133];[$optimize_tfidf_split4_level5.B133];[$optimize_tfidf_split5_level5.B133];[$optimize_tfidf_split6_level5.B133];[$optimize_tfidf_split7_level5.B133];[$optimize_tfidf_split8_level5.B133];[$optimize_tfidf_split9_level5.B133])" office:value-type="float" office:value="0.55" calcext:value-type="float">
            <text:p>0.55</text:p>
          </table:table-cell>
          <table:table-cell table:formula="of:=MIN([$optimize_tfidf_split0_level5.C133];[$optimize_tfidf_split1_level5.C133];[$optimize_tfidf_split2_level5.C133];[$optimize_tfidf_split3_level5.C133];[$optimize_tfidf_split4_level5.C133];[$optimize_tfidf_split5_level5.C133];[$optimize_tfidf_split6_level5.C133];[$optimize_tfidf_split7_level5.C133];[$optimize_tfidf_split8_level5.C133];[$optimize_tfidf_split9_level5.C133])" office:value-type="float" office:value="0.3112" calcext:value-type="float">
            <text:p>0.3112</text:p>
          </table:table-cell>
          <table:table-cell table:formula="of:=MIN([$optimize_tfidf_split0_level5.D133];[$optimize_tfidf_split1_level5.D133];[$optimize_tfidf_split2_level5.D133];[$optimize_tfidf_split3_level5.D133];[$optimize_tfidf_split4_level5.D133];[$optimize_tfidf_split5_level5.D133];[$optimize_tfidf_split6_level5.D133];[$optimize_tfidf_split7_level5.D133];[$optimize_tfidf_split8_level5.D133];[$optimize_tfidf_split9_level5.D133])" office:value-type="float" office:value="0.5476" calcext:value-type="float">
            <text:p>0.5476</text:p>
          </table:table-cell>
          <table:table-cell table:formula="of:=MIN([$optimize_tfidf_split0_level5.E133];[$optimize_tfidf_split1_level5.E133];[$optimize_tfidf_split2_level5.E133];[$optimize_tfidf_split3_level5.E133];[$optimize_tfidf_split4_level5.E133];[$optimize_tfidf_split5_level5.E133];[$optimize_tfidf_split6_level5.E133];[$optimize_tfidf_split7_level5.E133];[$optimize_tfidf_split8_level5.E133];[$optimize_tfidf_split9_level5.E133])" office:value-type="float" office:value="0.3525" calcext:value-type="float">
            <text:p>0.3525</text:p>
          </table:table-cell>
        </table:table-row>
        <table:table-row table:style-name="ro1">
          <table:table-cell table:formula="of:=MIN([$optimize_tfidf_split0_level5.A153];[$optimize_tfidf_split1_level5.A153];[$optimize_tfidf_split2_level5.A153];[$optimize_tfidf_split3_level5.A153];[$optimize_tfidf_split4_level5.A153];[$optimize_tfidf_split5_level5.A153];[$optimize_tfidf_split6_level5.A153];[$optimize_tfidf_split7_level5.A153];[$optimize_tfidf_split8_level5.A153];[$optimize_tfidf_split9_level5.A153])" office:value-type="float" office:value="8" calcext:value-type="float">
            <text:p>8</text:p>
          </table:table-cell>
          <table:table-cell table:formula="of:=MIN([$optimize_tfidf_split0_level5.B153];[$optimize_tfidf_split1_level5.B153];[$optimize_tfidf_split2_level5.B153];[$optimize_tfidf_split3_level5.B153];[$optimize_tfidf_split4_level5.B153];[$optimize_tfidf_split5_level5.B153];[$optimize_tfidf_split6_level5.B153];[$optimize_tfidf_split7_level5.B153];[$optimize_tfidf_split8_level5.B153];[$optimize_tfidf_split9_level5.B153])" office:value-type="float" office:value="0.55" calcext:value-type="float">
            <text:p>0.55</text:p>
          </table:table-cell>
          <table:table-cell table:formula="of:=MIN([$optimize_tfidf_split0_level5.C153];[$optimize_tfidf_split1_level5.C153];[$optimize_tfidf_split2_level5.C153];[$optimize_tfidf_split3_level5.C153];[$optimize_tfidf_split4_level5.C153];[$optimize_tfidf_split5_level5.C153];[$optimize_tfidf_split6_level5.C153];[$optimize_tfidf_split7_level5.C153];[$optimize_tfidf_split8_level5.C153];[$optimize_tfidf_split9_level5.C153])" office:value-type="float" office:value="0.3112" calcext:value-type="float">
            <text:p>0.3112</text:p>
          </table:table-cell>
          <table:table-cell table:formula="of:=MIN([$optimize_tfidf_split0_level5.D153];[$optimize_tfidf_split1_level5.D153];[$optimize_tfidf_split2_level5.D153];[$optimize_tfidf_split3_level5.D153];[$optimize_tfidf_split4_level5.D153];[$optimize_tfidf_split5_level5.D153];[$optimize_tfidf_split6_level5.D153];[$optimize_tfidf_split7_level5.D153];[$optimize_tfidf_split8_level5.D153];[$optimize_tfidf_split9_level5.D153])" office:value-type="float" office:value="0.5476" calcext:value-type="float">
            <text:p>0.5476</text:p>
          </table:table-cell>
          <table:table-cell table:formula="of:=MIN([$optimize_tfidf_split0_level5.E153];[$optimize_tfidf_split1_level5.E153];[$optimize_tfidf_split2_level5.E153];[$optimize_tfidf_split3_level5.E153];[$optimize_tfidf_split4_level5.E153];[$optimize_tfidf_split5_level5.E153];[$optimize_tfidf_split6_level5.E153];[$optimize_tfidf_split7_level5.E153];[$optimize_tfidf_split8_level5.E153];[$optimize_tfidf_split9_level5.E153])" office:value-type="float" office:value="0.3525" calcext:value-type="float">
            <text:p>0.3525</text:p>
          </table:table-cell>
        </table:table-row>
        <table:table-row table:style-name="ro1">
          <table:table-cell table:formula="of:=MIN([$optimize_tfidf_split0_level5.A173];[$optimize_tfidf_split1_level5.A173];[$optimize_tfidf_split2_level5.A173];[$optimize_tfidf_split3_level5.A173];[$optimize_tfidf_split4_level5.A173];[$optimize_tfidf_split5_level5.A173];[$optimize_tfidf_split6_level5.A173];[$optimize_tfidf_split7_level5.A173];[$optimize_tfidf_split8_level5.A173];[$optimize_tfidf_split9_level5.A173])" office:value-type="float" office:value="9" calcext:value-type="float">
            <text:p>9</text:p>
          </table:table-cell>
          <table:table-cell table:formula="of:=MIN([$optimize_tfidf_split0_level5.B173];[$optimize_tfidf_split1_level5.B173];[$optimize_tfidf_split2_level5.B173];[$optimize_tfidf_split3_level5.B173];[$optimize_tfidf_split4_level5.B173];[$optimize_tfidf_split5_level5.B173];[$optimize_tfidf_split6_level5.B173];[$optimize_tfidf_split7_level5.B173];[$optimize_tfidf_split8_level5.B173];[$optimize_tfidf_split9_level5.B173])" office:value-type="float" office:value="0.55" calcext:value-type="float">
            <text:p>0.55</text:p>
          </table:table-cell>
          <table:table-cell table:formula="of:=MIN([$optimize_tfidf_split0_level5.C173];[$optimize_tfidf_split1_level5.C173];[$optimize_tfidf_split2_level5.C173];[$optimize_tfidf_split3_level5.C173];[$optimize_tfidf_split4_level5.C173];[$optimize_tfidf_split5_level5.C173];[$optimize_tfidf_split6_level5.C173];[$optimize_tfidf_split7_level5.C173];[$optimize_tfidf_split8_level5.C173];[$optimize_tfidf_split9_level5.C173])" office:value-type="float" office:value="0.3112" calcext:value-type="float">
            <text:p>0.3112</text:p>
          </table:table-cell>
          <table:table-cell table:formula="of:=MIN([$optimize_tfidf_split0_level5.D173];[$optimize_tfidf_split1_level5.D173];[$optimize_tfidf_split2_level5.D173];[$optimize_tfidf_split3_level5.D173];[$optimize_tfidf_split4_level5.D173];[$optimize_tfidf_split5_level5.D173];[$optimize_tfidf_split6_level5.D173];[$optimize_tfidf_split7_level5.D173];[$optimize_tfidf_split8_level5.D173];[$optimize_tfidf_split9_level5.D173])" office:value-type="float" office:value="0.5476" calcext:value-type="float">
            <text:p>0.5476</text:p>
          </table:table-cell>
          <table:table-cell table:formula="of:=MIN([$optimize_tfidf_split0_level5.E173];[$optimize_tfidf_split1_level5.E173];[$optimize_tfidf_split2_level5.E173];[$optimize_tfidf_split3_level5.E173];[$optimize_tfidf_split4_level5.E173];[$optimize_tfidf_split5_level5.E173];[$optimize_tfidf_split6_level5.E173];[$optimize_tfidf_split7_level5.E173];[$optimize_tfidf_split8_level5.E173];[$optimize_tfidf_split9_level5.E173])" office:value-type="float" office:value="0.3525" calcext:value-type="float">
            <text:p>0.3525</text:p>
          </table:table-cell>
        </table:table-row>
        <table:table-row table:style-name="ro1">
          <table:table-cell table:formula="of:=MIN([$optimize_tfidf_split0_level5.A193];[$optimize_tfidf_split1_level5.A193];[$optimize_tfidf_split2_level5.A193];[$optimize_tfidf_split3_level5.A193];[$optimize_tfidf_split4_level5.A193];[$optimize_tfidf_split5_level5.A193];[$optimize_tfidf_split6_level5.A193];[$optimize_tfidf_split7_level5.A193];[$optimize_tfidf_split8_level5.A193];[$optimize_tfidf_split9_level5.A193])" office:value-type="float" office:value="10" calcext:value-type="float">
            <text:p>10</text:p>
          </table:table-cell>
          <table:table-cell table:formula="of:=MIN([$optimize_tfidf_split0_level5.B193];[$optimize_tfidf_split1_level5.B193];[$optimize_tfidf_split2_level5.B193];[$optimize_tfidf_split3_level5.B193];[$optimize_tfidf_split4_level5.B193];[$optimize_tfidf_split5_level5.B193];[$optimize_tfidf_split6_level5.B193];[$optimize_tfidf_split7_level5.B193];[$optimize_tfidf_split8_level5.B193];[$optimize_tfidf_split9_level5.B193])" office:value-type="float" office:value="0.55" calcext:value-type="float">
            <text:p>0.55</text:p>
          </table:table-cell>
          <table:table-cell table:formula="of:=MIN([$optimize_tfidf_split0_level5.C193];[$optimize_tfidf_split1_level5.C193];[$optimize_tfidf_split2_level5.C193];[$optimize_tfidf_split3_level5.C193];[$optimize_tfidf_split4_level5.C193];[$optimize_tfidf_split5_level5.C193];[$optimize_tfidf_split6_level5.C193];[$optimize_tfidf_split7_level5.C193];[$optimize_tfidf_split8_level5.C193];[$optimize_tfidf_split9_level5.C193])" office:value-type="float" office:value="0.3112" calcext:value-type="float">
            <text:p>0.3112</text:p>
          </table:table-cell>
          <table:table-cell table:formula="of:=MIN([$optimize_tfidf_split0_level5.D193];[$optimize_tfidf_split1_level5.D193];[$optimize_tfidf_split2_level5.D193];[$optimize_tfidf_split3_level5.D193];[$optimize_tfidf_split4_level5.D193];[$optimize_tfidf_split5_level5.D193];[$optimize_tfidf_split6_level5.D193];[$optimize_tfidf_split7_level5.D193];[$optimize_tfidf_split8_level5.D193];[$optimize_tfidf_split9_level5.D193])" office:value-type="float" office:value="0.5476" calcext:value-type="float">
            <text:p>0.5476</text:p>
          </table:table-cell>
          <table:table-cell table:formula="of:=MIN([$optimize_tfidf_split0_level5.E193];[$optimize_tfidf_split1_level5.E193];[$optimize_tfidf_split2_level5.E193];[$optimize_tfidf_split3_level5.E193];[$optimize_tfidf_split4_level5.E193];[$optimize_tfidf_split5_level5.E193];[$optimize_tfidf_split6_level5.E193];[$optimize_tfidf_split7_level5.E193];[$optimize_tfidf_split8_level5.E193];[$optimize_tfidf_split9_level5.E193])" office:value-type="float" office:value="0.3525" calcext:value-type="float">
            <text:p>0.3525</text:p>
          </table:table-cell>
        </table:table-row>
        <table:table-row table:style-name="ro1">
          <table:table-cell table:formula="of:=MIN([$optimize_tfidf_split0_level5.A213];[$optimize_tfidf_split1_level5.A213];[$optimize_tfidf_split2_level5.A213];[$optimize_tfidf_split3_level5.A213];[$optimize_tfidf_split4_level5.A213];[$optimize_tfidf_split5_level5.A213];[$optimize_tfidf_split6_level5.A213];[$optimize_tfidf_split7_level5.A213];[$optimize_tfidf_split8_level5.A213];[$optimize_tfidf_split9_level5.A213])" office:value-type="float" office:value="11" calcext:value-type="float">
            <text:p>11</text:p>
          </table:table-cell>
          <table:table-cell table:formula="of:=MIN([$optimize_tfidf_split0_level5.B213];[$optimize_tfidf_split1_level5.B213];[$optimize_tfidf_split2_level5.B213];[$optimize_tfidf_split3_level5.B213];[$optimize_tfidf_split4_level5.B213];[$optimize_tfidf_split5_level5.B213];[$optimize_tfidf_split6_level5.B213];[$optimize_tfidf_split7_level5.B213];[$optimize_tfidf_split8_level5.B213];[$optimize_tfidf_split9_level5.B213])" office:value-type="float" office:value="0.55" calcext:value-type="float">
            <text:p>0.55</text:p>
          </table:table-cell>
          <table:table-cell table:formula="of:=MIN([$optimize_tfidf_split0_level5.C213];[$optimize_tfidf_split1_level5.C213];[$optimize_tfidf_split2_level5.C213];[$optimize_tfidf_split3_level5.C213];[$optimize_tfidf_split4_level5.C213];[$optimize_tfidf_split5_level5.C213];[$optimize_tfidf_split6_level5.C213];[$optimize_tfidf_split7_level5.C213];[$optimize_tfidf_split8_level5.C213];[$optimize_tfidf_split9_level5.C213])" office:value-type="float" office:value="0.3112" calcext:value-type="float">
            <text:p>0.3112</text:p>
          </table:table-cell>
          <table:table-cell table:formula="of:=MIN([$optimize_tfidf_split0_level5.D213];[$optimize_tfidf_split1_level5.D213];[$optimize_tfidf_split2_level5.D213];[$optimize_tfidf_split3_level5.D213];[$optimize_tfidf_split4_level5.D213];[$optimize_tfidf_split5_level5.D213];[$optimize_tfidf_split6_level5.D213];[$optimize_tfidf_split7_level5.D213];[$optimize_tfidf_split8_level5.D213];[$optimize_tfidf_split9_level5.D213])" office:value-type="float" office:value="0.5476" calcext:value-type="float">
            <text:p>0.5476</text:p>
          </table:table-cell>
          <table:table-cell table:formula="of:=MIN([$optimize_tfidf_split0_level5.E213];[$optimize_tfidf_split1_level5.E213];[$optimize_tfidf_split2_level5.E213];[$optimize_tfidf_split3_level5.E213];[$optimize_tfidf_split4_level5.E213];[$optimize_tfidf_split5_level5.E213];[$optimize_tfidf_split6_level5.E213];[$optimize_tfidf_split7_level5.E213];[$optimize_tfidf_split8_level5.E213];[$optimize_tfidf_split9_level5.E213])" office:value-type="float" office:value="0.3525" calcext:value-type="float">
            <text:p>0.3525</text:p>
          </table:table-cell>
        </table:table-row>
        <table:table-row table:style-name="ro1">
          <table:table-cell table:formula="of:=MIN([$optimize_tfidf_split0_level5.A233];[$optimize_tfidf_split1_level5.A233];[$optimize_tfidf_split2_level5.A233];[$optimize_tfidf_split3_level5.A233];[$optimize_tfidf_split4_level5.A233];[$optimize_tfidf_split5_level5.A233];[$optimize_tfidf_split6_level5.A233];[$optimize_tfidf_split7_level5.A233];[$optimize_tfidf_split8_level5.A233];[$optimize_tfidf_split9_level5.A233])" office:value-type="float" office:value="12" calcext:value-type="float">
            <text:p>12</text:p>
          </table:table-cell>
          <table:table-cell table:formula="of:=MIN([$optimize_tfidf_split0_level5.B233];[$optimize_tfidf_split1_level5.B233];[$optimize_tfidf_split2_level5.B233];[$optimize_tfidf_split3_level5.B233];[$optimize_tfidf_split4_level5.B233];[$optimize_tfidf_split5_level5.B233];[$optimize_tfidf_split6_level5.B233];[$optimize_tfidf_split7_level5.B233];[$optimize_tfidf_split8_level5.B233];[$optimize_tfidf_split9_level5.B233])" office:value-type="float" office:value="0.55" calcext:value-type="float">
            <text:p>0.55</text:p>
          </table:table-cell>
          <table:table-cell table:formula="of:=MIN([$optimize_tfidf_split0_level5.C233];[$optimize_tfidf_split1_level5.C233];[$optimize_tfidf_split2_level5.C233];[$optimize_tfidf_split3_level5.C233];[$optimize_tfidf_split4_level5.C233];[$optimize_tfidf_split5_level5.C233];[$optimize_tfidf_split6_level5.C233];[$optimize_tfidf_split7_level5.C233];[$optimize_tfidf_split8_level5.C233];[$optimize_tfidf_split9_level5.C233])" office:value-type="float" office:value="0.3112" calcext:value-type="float">
            <text:p>0.3112</text:p>
          </table:table-cell>
          <table:table-cell table:formula="of:=MIN([$optimize_tfidf_split0_level5.D233];[$optimize_tfidf_split1_level5.D233];[$optimize_tfidf_split2_level5.D233];[$optimize_tfidf_split3_level5.D233];[$optimize_tfidf_split4_level5.D233];[$optimize_tfidf_split5_level5.D233];[$optimize_tfidf_split6_level5.D233];[$optimize_tfidf_split7_level5.D233];[$optimize_tfidf_split8_level5.D233];[$optimize_tfidf_split9_level5.D233])" office:value-type="float" office:value="0.5476" calcext:value-type="float">
            <text:p>0.5476</text:p>
          </table:table-cell>
          <table:table-cell table:formula="of:=MIN([$optimize_tfidf_split0_level5.E233];[$optimize_tfidf_split1_level5.E233];[$optimize_tfidf_split2_level5.E233];[$optimize_tfidf_split3_level5.E233];[$optimize_tfidf_split4_level5.E233];[$optimize_tfidf_split5_level5.E233];[$optimize_tfidf_split6_level5.E233];[$optimize_tfidf_split7_level5.E233];[$optimize_tfidf_split8_level5.E233];[$optimize_tfidf_split9_level5.E233])" office:value-type="float" office:value="0.3525" calcext:value-type="float">
            <text:p>0.3525</text:p>
          </table:table-cell>
        </table:table-row>
        <table:table-row table:style-name="ro1">
          <table:table-cell table:formula="of:=MIN([$optimize_tfidf_split0_level5.A253];[$optimize_tfidf_split1_level5.A253];[$optimize_tfidf_split2_level5.A253];[$optimize_tfidf_split3_level5.A253];[$optimize_tfidf_split4_level5.A253];[$optimize_tfidf_split5_level5.A253];[$optimize_tfidf_split6_level5.A253];[$optimize_tfidf_split7_level5.A253];[$optimize_tfidf_split8_level5.A253];[$optimize_tfidf_split9_level5.A253])" office:value-type="float" office:value="13" calcext:value-type="float">
            <text:p>13</text:p>
          </table:table-cell>
          <table:table-cell table:formula="of:=MIN([$optimize_tfidf_split0_level5.B253];[$optimize_tfidf_split1_level5.B253];[$optimize_tfidf_split2_level5.B253];[$optimize_tfidf_split3_level5.B253];[$optimize_tfidf_split4_level5.B253];[$optimize_tfidf_split5_level5.B253];[$optimize_tfidf_split6_level5.B253];[$optimize_tfidf_split7_level5.B253];[$optimize_tfidf_split8_level5.B253];[$optimize_tfidf_split9_level5.B253])" office:value-type="float" office:value="0.55" calcext:value-type="float">
            <text:p>0.55</text:p>
          </table:table-cell>
          <table:table-cell table:formula="of:=MIN([$optimize_tfidf_split0_level5.C253];[$optimize_tfidf_split1_level5.C253];[$optimize_tfidf_split2_level5.C253];[$optimize_tfidf_split3_level5.C253];[$optimize_tfidf_split4_level5.C253];[$optimize_tfidf_split5_level5.C253];[$optimize_tfidf_split6_level5.C253];[$optimize_tfidf_split7_level5.C253];[$optimize_tfidf_split8_level5.C253];[$optimize_tfidf_split9_level5.C253])" office:value-type="float" office:value="0.3112" calcext:value-type="float">
            <text:p>0.3112</text:p>
          </table:table-cell>
          <table:table-cell table:formula="of:=MIN([$optimize_tfidf_split0_level5.D253];[$optimize_tfidf_split1_level5.D253];[$optimize_tfidf_split2_level5.D253];[$optimize_tfidf_split3_level5.D253];[$optimize_tfidf_split4_level5.D253];[$optimize_tfidf_split5_level5.D253];[$optimize_tfidf_split6_level5.D253];[$optimize_tfidf_split7_level5.D253];[$optimize_tfidf_split8_level5.D253];[$optimize_tfidf_split9_level5.D253])" office:value-type="float" office:value="0.5476" calcext:value-type="float">
            <text:p>0.5476</text:p>
          </table:table-cell>
          <table:table-cell table:formula="of:=MIN([$optimize_tfidf_split0_level5.E253];[$optimize_tfidf_split1_level5.E253];[$optimize_tfidf_split2_level5.E253];[$optimize_tfidf_split3_level5.E253];[$optimize_tfidf_split4_level5.E253];[$optimize_tfidf_split5_level5.E253];[$optimize_tfidf_split6_level5.E253];[$optimize_tfidf_split7_level5.E253];[$optimize_tfidf_split8_level5.E253];[$optimize_tfidf_split9_level5.E253])" office:value-type="float" office:value="0.3525" calcext:value-type="float">
            <text:p>0.3525</text:p>
          </table:table-cell>
        </table:table-row>
        <table:table-row table:style-name="ro1">
          <table:table-cell table:formula="of:=MIN([$optimize_tfidf_split0_level5.A273];[$optimize_tfidf_split1_level5.A273];[$optimize_tfidf_split2_level5.A273];[$optimize_tfidf_split3_level5.A273];[$optimize_tfidf_split4_level5.A273];[$optimize_tfidf_split5_level5.A273];[$optimize_tfidf_split6_level5.A273];[$optimize_tfidf_split7_level5.A273];[$optimize_tfidf_split8_level5.A273];[$optimize_tfidf_split9_level5.A273])" office:value-type="float" office:value="14" calcext:value-type="float">
            <text:p>14</text:p>
          </table:table-cell>
          <table:table-cell table:formula="of:=MIN([$optimize_tfidf_split0_level5.B273];[$optimize_tfidf_split1_level5.B273];[$optimize_tfidf_split2_level5.B273];[$optimize_tfidf_split3_level5.B273];[$optimize_tfidf_split4_level5.B273];[$optimize_tfidf_split5_level5.B273];[$optimize_tfidf_split6_level5.B273];[$optimize_tfidf_split7_level5.B273];[$optimize_tfidf_split8_level5.B273];[$optimize_tfidf_split9_level5.B273])" office:value-type="float" office:value="0.55" calcext:value-type="float">
            <text:p>0.55</text:p>
          </table:table-cell>
          <table:table-cell table:formula="of:=MIN([$optimize_tfidf_split0_level5.C273];[$optimize_tfidf_split1_level5.C273];[$optimize_tfidf_split2_level5.C273];[$optimize_tfidf_split3_level5.C273];[$optimize_tfidf_split4_level5.C273];[$optimize_tfidf_split5_level5.C273];[$optimize_tfidf_split6_level5.C273];[$optimize_tfidf_split7_level5.C273];[$optimize_tfidf_split8_level5.C273];[$optimize_tfidf_split9_level5.C273])" office:value-type="float" office:value="0.3112" calcext:value-type="float">
            <text:p>0.3112</text:p>
          </table:table-cell>
          <table:table-cell table:formula="of:=MIN([$optimize_tfidf_split0_level5.D273];[$optimize_tfidf_split1_level5.D273];[$optimize_tfidf_split2_level5.D273];[$optimize_tfidf_split3_level5.D273];[$optimize_tfidf_split4_level5.D273];[$optimize_tfidf_split5_level5.D273];[$optimize_tfidf_split6_level5.D273];[$optimize_tfidf_split7_level5.D273];[$optimize_tfidf_split8_level5.D273];[$optimize_tfidf_split9_level5.D273])" office:value-type="float" office:value="0.5476" calcext:value-type="float">
            <text:p>0.5476</text:p>
          </table:table-cell>
          <table:table-cell table:formula="of:=MIN([$optimize_tfidf_split0_level5.E273];[$optimize_tfidf_split1_level5.E273];[$optimize_tfidf_split2_level5.E273];[$optimize_tfidf_split3_level5.E273];[$optimize_tfidf_split4_level5.E273];[$optimize_tfidf_split5_level5.E273];[$optimize_tfidf_split6_level5.E273];[$optimize_tfidf_split7_level5.E273];[$optimize_tfidf_split8_level5.E273];[$optimize_tfidf_split9_level5.E273])" office:value-type="float" office:value="0.3525" calcext:value-type="float">
            <text:p>0.3525</text:p>
          </table:table-cell>
        </table:table-row>
        <table:table-row table:style-name="ro1">
          <table:table-cell table:formula="of:=MIN([$optimize_tfidf_split0_level5.A293];[$optimize_tfidf_split1_level5.A293];[$optimize_tfidf_split2_level5.A293];[$optimize_tfidf_split3_level5.A293];[$optimize_tfidf_split4_level5.A293];[$optimize_tfidf_split5_level5.A293];[$optimize_tfidf_split6_level5.A293];[$optimize_tfidf_split7_level5.A293];[$optimize_tfidf_split8_level5.A293];[$optimize_tfidf_split9_level5.A293])" office:value-type="float" office:value="15" calcext:value-type="float">
            <text:p>15</text:p>
          </table:table-cell>
          <table:table-cell table:formula="of:=MIN([$optimize_tfidf_split0_level5.B293];[$optimize_tfidf_split1_level5.B293];[$optimize_tfidf_split2_level5.B293];[$optimize_tfidf_split3_level5.B293];[$optimize_tfidf_split4_level5.B293];[$optimize_tfidf_split5_level5.B293];[$optimize_tfidf_split6_level5.B293];[$optimize_tfidf_split7_level5.B293];[$optimize_tfidf_split8_level5.B293];[$optimize_tfidf_split9_level5.B293])" office:value-type="float" office:value="0.55" calcext:value-type="float">
            <text:p>0.55</text:p>
          </table:table-cell>
          <table:table-cell table:formula="of:=MIN([$optimize_tfidf_split0_level5.C293];[$optimize_tfidf_split1_level5.C293];[$optimize_tfidf_split2_level5.C293];[$optimize_tfidf_split3_level5.C293];[$optimize_tfidf_split4_level5.C293];[$optimize_tfidf_split5_level5.C293];[$optimize_tfidf_split6_level5.C293];[$optimize_tfidf_split7_level5.C293];[$optimize_tfidf_split8_level5.C293];[$optimize_tfidf_split9_level5.C293])" office:value-type="float" office:value="0.3112" calcext:value-type="float">
            <text:p>0.3112</text:p>
          </table:table-cell>
          <table:table-cell table:formula="of:=MIN([$optimize_tfidf_split0_level5.D293];[$optimize_tfidf_split1_level5.D293];[$optimize_tfidf_split2_level5.D293];[$optimize_tfidf_split3_level5.D293];[$optimize_tfidf_split4_level5.D293];[$optimize_tfidf_split5_level5.D293];[$optimize_tfidf_split6_level5.D293];[$optimize_tfidf_split7_level5.D293];[$optimize_tfidf_split8_level5.D293];[$optimize_tfidf_split9_level5.D293])" office:value-type="float" office:value="0.5476" calcext:value-type="float">
            <text:p>0.5476</text:p>
          </table:table-cell>
          <table:table-cell table:formula="of:=MIN([$optimize_tfidf_split0_level5.E293];[$optimize_tfidf_split1_level5.E293];[$optimize_tfidf_split2_level5.E293];[$optimize_tfidf_split3_level5.E293];[$optimize_tfidf_split4_level5.E293];[$optimize_tfidf_split5_level5.E293];[$optimize_tfidf_split6_level5.E293];[$optimize_tfidf_split7_level5.E293];[$optimize_tfidf_split8_level5.E293];[$optimize_tfidf_split9_level5.E293])" office:value-type="float" office:value="0.3525" calcext:value-type="float">
            <text:p>0.3525</text:p>
          </table:table-cell>
        </table:table-row>
        <table:table-row table:style-name="ro1">
          <table:table-cell table:formula="of:=MIN([$optimize_tfidf_split0_level5.A14];[$optimize_tfidf_split1_level5.A14];[$optimize_tfidf_split2_level5.A14];[$optimize_tfidf_split3_level5.A14];[$optimize_tfidf_split4_level5.A14];[$optimize_tfidf_split5_level5.A14];[$optimize_tfidf_split6_level5.A14];[$optimize_tfidf_split7_level5.A14];[$optimize_tfidf_split8_level5.A14];[$optimize_tfidf_split9_level5.A14])" office:value-type="float" office:value="1" calcext:value-type="float">
            <text:p>1</text:p>
          </table:table-cell>
          <table:table-cell table:formula="of:=MIN([$optimize_tfidf_split0_level5.B14];[$optimize_tfidf_split1_level5.B14];[$optimize_tfidf_split2_level5.B14];[$optimize_tfidf_split3_level5.B14];[$optimize_tfidf_split4_level5.B14];[$optimize_tfidf_split5_level5.B14];[$optimize_tfidf_split6_level5.B14];[$optimize_tfidf_split7_level5.B14];[$optimize_tfidf_split8_level5.B14];[$optimize_tfidf_split9_level5.B14])" office:value-type="float" office:value="0.6" calcext:value-type="float">
            <text:p>0.6</text:p>
          </table:table-cell>
          <table:table-cell table:formula="of:=MIN([$optimize_tfidf_split0_level5.C14];[$optimize_tfidf_split1_level5.C14];[$optimize_tfidf_split2_level5.C14];[$optimize_tfidf_split3_level5.C14];[$optimize_tfidf_split4_level5.C14];[$optimize_tfidf_split5_level5.C14];[$optimize_tfidf_split6_level5.C14];[$optimize_tfidf_split7_level5.C14];[$optimize_tfidf_split8_level5.C14];[$optimize_tfidf_split9_level5.C14])" office:value-type="float" office:value="0.5326" calcext:value-type="float">
            <text:p>0.5326</text:p>
          </table:table-cell>
          <table:table-cell table:formula="of:=MIN([$optimize_tfidf_split0_level5.D14];[$optimize_tfidf_split1_level5.D14];[$optimize_tfidf_split2_level5.D14];[$optimize_tfidf_split3_level5.D14];[$optimize_tfidf_split4_level5.D14];[$optimize_tfidf_split5_level5.D14];[$optimize_tfidf_split6_level5.D14];[$optimize_tfidf_split7_level5.D14];[$optimize_tfidf_split8_level5.D14];[$optimize_tfidf_split9_level5.D14])" office:value-type="float" office:value="0.368" calcext:value-type="float">
            <text:p>0.368</text:p>
          </table:table-cell>
          <table:table-cell table:formula="of:=MIN([$optimize_tfidf_split0_level5.E14];[$optimize_tfidf_split1_level5.E14];[$optimize_tfidf_split2_level5.E14];[$optimize_tfidf_split3_level5.E14];[$optimize_tfidf_split4_level5.E14];[$optimize_tfidf_split5_level5.E14];[$optimize_tfidf_split6_level5.E14];[$optimize_tfidf_split7_level5.E14];[$optimize_tfidf_split8_level5.E14];[$optimize_tfidf_split9_level5.E14])" office:value-type="float" office:value="0.403" calcext:value-type="float">
            <text:p>0.403</text:p>
          </table:table-cell>
        </table:table-row>
        <table:table-row table:style-name="ro1">
          <table:table-cell table:formula="of:=MIN([$optimize_tfidf_split0_level5.A34];[$optimize_tfidf_split1_level5.A34];[$optimize_tfidf_split2_level5.A34];[$optimize_tfidf_split3_level5.A34];[$optimize_tfidf_split4_level5.A34];[$optimize_tfidf_split5_level5.A34];[$optimize_tfidf_split6_level5.A34];[$optimize_tfidf_split7_level5.A34];[$optimize_tfidf_split8_level5.A34];[$optimize_tfidf_split9_level5.A34])" office:value-type="float" office:value="2" calcext:value-type="float">
            <text:p>2</text:p>
          </table:table-cell>
          <table:table-cell table:formula="of:=MIN([$optimize_tfidf_split0_level5.B34];[$optimize_tfidf_split1_level5.B34];[$optimize_tfidf_split2_level5.B34];[$optimize_tfidf_split3_level5.B34];[$optimize_tfidf_split4_level5.B34];[$optimize_tfidf_split5_level5.B34];[$optimize_tfidf_split6_level5.B34];[$optimize_tfidf_split7_level5.B34];[$optimize_tfidf_split8_level5.B34];[$optimize_tfidf_split9_level5.B34])" office:value-type="float" office:value="0.6" calcext:value-type="float">
            <text:p>0.6</text:p>
          </table:table-cell>
          <table:table-cell table:formula="of:=MIN([$optimize_tfidf_split0_level5.C34];[$optimize_tfidf_split1_level5.C34];[$optimize_tfidf_split2_level5.C34];[$optimize_tfidf_split3_level5.C34];[$optimize_tfidf_split4_level5.C34];[$optimize_tfidf_split5_level5.C34];[$optimize_tfidf_split6_level5.C34];[$optimize_tfidf_split7_level5.C34];[$optimize_tfidf_split8_level5.C34];[$optimize_tfidf_split9_level5.C34])" office:value-type="float" office:value="0.4334" calcext:value-type="float">
            <text:p>0.4334</text:p>
          </table:table-cell>
          <table:table-cell table:formula="of:=MIN([$optimize_tfidf_split0_level5.D34];[$optimize_tfidf_split1_level5.D34];[$optimize_tfidf_split2_level5.D34];[$optimize_tfidf_split3_level5.D34];[$optimize_tfidf_split4_level5.D34];[$optimize_tfidf_split5_level5.D34];[$optimize_tfidf_split6_level5.D34];[$optimize_tfidf_split7_level5.D34];[$optimize_tfidf_split8_level5.D34];[$optimize_tfidf_split9_level5.D34])" office:value-type="float" office:value="0.4345" calcext:value-type="float">
            <text:p>0.4345</text:p>
          </table:table-cell>
          <table:table-cell table:formula="of:=MIN([$optimize_tfidf_split0_level5.E34];[$optimize_tfidf_split1_level5.E34];[$optimize_tfidf_split2_level5.E34];[$optimize_tfidf_split3_level5.E34];[$optimize_tfidf_split4_level5.E34];[$optimize_tfidf_split5_level5.E34];[$optimize_tfidf_split6_level5.E34];[$optimize_tfidf_split7_level5.E34];[$optimize_tfidf_split8_level5.E34];[$optimize_tfidf_split9_level5.E34])" office:value-type="float" office:value="0.398" calcext:value-type="float">
            <text:p>0.398</text:p>
          </table:table-cell>
        </table:table-row>
        <table:table-row table:style-name="ro1">
          <table:table-cell table:formula="of:=MIN([$optimize_tfidf_split0_level5.A54];[$optimize_tfidf_split1_level5.A54];[$optimize_tfidf_split2_level5.A54];[$optimize_tfidf_split3_level5.A54];[$optimize_tfidf_split4_level5.A54];[$optimize_tfidf_split5_level5.A54];[$optimize_tfidf_split6_level5.A54];[$optimize_tfidf_split7_level5.A54];[$optimize_tfidf_split8_level5.A54];[$optimize_tfidf_split9_level5.A54])" office:value-type="float" office:value="3" calcext:value-type="float">
            <text:p>3</text:p>
          </table:table-cell>
          <table:table-cell table:formula="of:=MIN([$optimize_tfidf_split0_level5.B54];[$optimize_tfidf_split1_level5.B54];[$optimize_tfidf_split2_level5.B54];[$optimize_tfidf_split3_level5.B54];[$optimize_tfidf_split4_level5.B54];[$optimize_tfidf_split5_level5.B54];[$optimize_tfidf_split6_level5.B54];[$optimize_tfidf_split7_level5.B54];[$optimize_tfidf_split8_level5.B54];[$optimize_tfidf_split9_level5.B54])" office:value-type="float" office:value="0.6" calcext:value-type="float">
            <text:p>0.6</text:p>
          </table:table-cell>
          <table:table-cell table:formula="of:=MIN([$optimize_tfidf_split0_level5.C54];[$optimize_tfidf_split1_level5.C54];[$optimize_tfidf_split2_level5.C54];[$optimize_tfidf_split3_level5.C54];[$optimize_tfidf_split4_level5.C54];[$optimize_tfidf_split5_level5.C54];[$optimize_tfidf_split6_level5.C54];[$optimize_tfidf_split7_level5.C54];[$optimize_tfidf_split8_level5.C54];[$optimize_tfidf_split9_level5.C54])" office:value-type="float" office:value="0.3856" calcext:value-type="float">
            <text:p>0.3856</text:p>
          </table:table-cell>
          <table:table-cell table:formula="of:=MIN([$optimize_tfidf_split0_level5.D54];[$optimize_tfidf_split1_level5.D54];[$optimize_tfidf_split2_level5.D54];[$optimize_tfidf_split3_level5.D54];[$optimize_tfidf_split4_level5.D54];[$optimize_tfidf_split5_level5.D54];[$optimize_tfidf_split6_level5.D54];[$optimize_tfidf_split7_level5.D54];[$optimize_tfidf_split8_level5.D54];[$optimize_tfidf_split9_level5.D54])" office:value-type="float" office:value="0.472" calcext:value-type="float">
            <text:p>0.472</text:p>
          </table:table-cell>
          <table:table-cell table:formula="of:=MIN([$optimize_tfidf_split0_level5.E54];[$optimize_tfidf_split1_level5.E54];[$optimize_tfidf_split2_level5.E54];[$optimize_tfidf_split3_level5.E54];[$optimize_tfidf_split4_level5.E54];[$optimize_tfidf_split5_level5.E54];[$optimize_tfidf_split6_level5.E54];[$optimize_tfidf_split7_level5.E54];[$optimize_tfidf_split8_level5.E54];[$optimize_tfidf_split9_level5.E54])" office:value-type="float" office:value="0.3861" calcext:value-type="float">
            <text:p>0.3861</text:p>
          </table:table-cell>
        </table:table-row>
        <table:table-row table:style-name="ro1">
          <table:table-cell table:formula="of:=MIN([$optimize_tfidf_split0_level5.A74];[$optimize_tfidf_split1_level5.A74];[$optimize_tfidf_split2_level5.A74];[$optimize_tfidf_split3_level5.A74];[$optimize_tfidf_split4_level5.A74];[$optimize_tfidf_split5_level5.A74];[$optimize_tfidf_split6_level5.A74];[$optimize_tfidf_split7_level5.A74];[$optimize_tfidf_split8_level5.A74];[$optimize_tfidf_split9_level5.A74])" office:value-type="float" office:value="4" calcext:value-type="float">
            <text:p>4</text:p>
          </table:table-cell>
          <table:table-cell table:formula="of:=MIN([$optimize_tfidf_split0_level5.B74];[$optimize_tfidf_split1_level5.B74];[$optimize_tfidf_split2_level5.B74];[$optimize_tfidf_split3_level5.B74];[$optimize_tfidf_split4_level5.B74];[$optimize_tfidf_split5_level5.B74];[$optimize_tfidf_split6_level5.B74];[$optimize_tfidf_split7_level5.B74];[$optimize_tfidf_split8_level5.B74];[$optimize_tfidf_split9_level5.B74])" office:value-type="float" office:value="0.6" calcext:value-type="float">
            <text:p>0.6</text:p>
          </table:table-cell>
          <table:table-cell table:formula="of:=MIN([$optimize_tfidf_split0_level5.C74];[$optimize_tfidf_split1_level5.C74];[$optimize_tfidf_split2_level5.C74];[$optimize_tfidf_split3_level5.C74];[$optimize_tfidf_split4_level5.C74];[$optimize_tfidf_split5_level5.C74];[$optimize_tfidf_split6_level5.C74];[$optimize_tfidf_split7_level5.C74];[$optimize_tfidf_split8_level5.C74];[$optimize_tfidf_split9_level5.C74])" office:value-type="float" office:value="0.3542" calcext:value-type="float">
            <text:p>0.3542</text:p>
          </table:table-cell>
          <table:table-cell table:formula="of:=MIN([$optimize_tfidf_split0_level5.D74];[$optimize_tfidf_split1_level5.D74];[$optimize_tfidf_split2_level5.D74];[$optimize_tfidf_split3_level5.D74];[$optimize_tfidf_split4_level5.D74];[$optimize_tfidf_split5_level5.D74];[$optimize_tfidf_split6_level5.D74];[$optimize_tfidf_split7_level5.D74];[$optimize_tfidf_split8_level5.D74];[$optimize_tfidf_split9_level5.D74])" office:value-type="float" office:value="0.4992" calcext:value-type="float">
            <text:p>0.4992</text:p>
          </table:table-cell>
          <table:table-cell table:formula="of:=MIN([$optimize_tfidf_split0_level5.E74];[$optimize_tfidf_split1_level5.E74];[$optimize_tfidf_split2_level5.E74];[$optimize_tfidf_split3_level5.E74];[$optimize_tfidf_split4_level5.E74];[$optimize_tfidf_split5_level5.E74];[$optimize_tfidf_split6_level5.E74];[$optimize_tfidf_split7_level5.E74];[$optimize_tfidf_split8_level5.E74];[$optimize_tfidf_split9_level5.E74])" office:value-type="float" office:value="0.3737" calcext:value-type="float">
            <text:p>0.3737</text:p>
          </table:table-cell>
        </table:table-row>
        <table:table-row table:style-name="ro1">
          <table:table-cell table:formula="of:=MIN([$optimize_tfidf_split0_level5.A94];[$optimize_tfidf_split1_level5.A94];[$optimize_tfidf_split2_level5.A94];[$optimize_tfidf_split3_level5.A94];[$optimize_tfidf_split4_level5.A94];[$optimize_tfidf_split5_level5.A94];[$optimize_tfidf_split6_level5.A94];[$optimize_tfidf_split7_level5.A94];[$optimize_tfidf_split8_level5.A94];[$optimize_tfidf_split9_level5.A94])" office:value-type="float" office:value="5" calcext:value-type="float">
            <text:p>5</text:p>
          </table:table-cell>
          <table:table-cell table:formula="of:=MIN([$optimize_tfidf_split0_level5.B94];[$optimize_tfidf_split1_level5.B94];[$optimize_tfidf_split2_level5.B94];[$optimize_tfidf_split3_level5.B94];[$optimize_tfidf_split4_level5.B94];[$optimize_tfidf_split5_level5.B94];[$optimize_tfidf_split6_level5.B94];[$optimize_tfidf_split7_level5.B94];[$optimize_tfidf_split8_level5.B94];[$optimize_tfidf_split9_level5.B94])" office:value-type="float" office:value="0.6" calcext:value-type="float">
            <text:p>0.6</text:p>
          </table:table-cell>
          <table:table-cell table:formula="of:=MIN([$optimize_tfidf_split0_level5.C94];[$optimize_tfidf_split1_level5.C94];[$optimize_tfidf_split2_level5.C94];[$optimize_tfidf_split3_level5.C94];[$optimize_tfidf_split4_level5.C94];[$optimize_tfidf_split5_level5.C94];[$optimize_tfidf_split6_level5.C94];[$optimize_tfidf_split7_level5.C94];[$optimize_tfidf_split8_level5.C94];[$optimize_tfidf_split9_level5.C94])" office:value-type="float" office:value="0.3293" calcext:value-type="float">
            <text:p>0.3293</text:p>
          </table:table-cell>
          <table:table-cell table:formula="of:=MIN([$optimize_tfidf_split0_level5.D94];[$optimize_tfidf_split1_level5.D94];[$optimize_tfidf_split2_level5.D94];[$optimize_tfidf_split3_level5.D94];[$optimize_tfidf_split4_level5.D94];[$optimize_tfidf_split5_level5.D94];[$optimize_tfidf_split6_level5.D94];[$optimize_tfidf_split7_level5.D94];[$optimize_tfidf_split8_level5.D94];[$optimize_tfidf_split9_level5.D94])" office:value-type="float" office:value="0.5129" calcext:value-type="float">
            <text:p>0.5129</text:p>
          </table:table-cell>
          <table:table-cell table:formula="of:=MIN([$optimize_tfidf_split0_level5.E94];[$optimize_tfidf_split1_level5.E94];[$optimize_tfidf_split2_level5.E94];[$optimize_tfidf_split3_level5.E94];[$optimize_tfidf_split4_level5.E94];[$optimize_tfidf_split5_level5.E94];[$optimize_tfidf_split6_level5.E94];[$optimize_tfidf_split7_level5.E94];[$optimize_tfidf_split8_level5.E94];[$optimize_tfidf_split9_level5.E94])" office:value-type="float" office:value="0.359" calcext:value-type="float">
            <text:p>0.359</text:p>
          </table:table-cell>
        </table:table-row>
        <table:table-row table:style-name="ro1">
          <table:table-cell table:formula="of:=MIN([$optimize_tfidf_split0_level5.A114];[$optimize_tfidf_split1_level5.A114];[$optimize_tfidf_split2_level5.A114];[$optimize_tfidf_split3_level5.A114];[$optimize_tfidf_split4_level5.A114];[$optimize_tfidf_split5_level5.A114];[$optimize_tfidf_split6_level5.A114];[$optimize_tfidf_split7_level5.A114];[$optimize_tfidf_split8_level5.A114];[$optimize_tfidf_split9_level5.A114])" office:value-type="float" office:value="6" calcext:value-type="float">
            <text:p>6</text:p>
          </table:table-cell>
          <table:table-cell table:formula="of:=MIN([$optimize_tfidf_split0_level5.B114];[$optimize_tfidf_split1_level5.B114];[$optimize_tfidf_split2_level5.B114];[$optimize_tfidf_split3_level5.B114];[$optimize_tfidf_split4_level5.B114];[$optimize_tfidf_split5_level5.B114];[$optimize_tfidf_split6_level5.B114];[$optimize_tfidf_split7_level5.B114];[$optimize_tfidf_split8_level5.B114];[$optimize_tfidf_split9_level5.B114])" office:value-type="float" office:value="0.6" calcext:value-type="float">
            <text:p>0.6</text:p>
          </table:table-cell>
          <table:table-cell table:formula="of:=MIN([$optimize_tfidf_split0_level5.C114];[$optimize_tfidf_split1_level5.C114];[$optimize_tfidf_split2_level5.C114];[$optimize_tfidf_split3_level5.C114];[$optimize_tfidf_split4_level5.C114];[$optimize_tfidf_split5_level5.C114];[$optimize_tfidf_split6_level5.C114];[$optimize_tfidf_split7_level5.C114];[$optimize_tfidf_split8_level5.C114];[$optimize_tfidf_split9_level5.C114])" office:value-type="float" office:value="0.3293" calcext:value-type="float">
            <text:p>0.3293</text:p>
          </table:table-cell>
          <table:table-cell table:formula="of:=MIN([$optimize_tfidf_split0_level5.D114];[$optimize_tfidf_split1_level5.D114];[$optimize_tfidf_split2_level5.D114];[$optimize_tfidf_split3_level5.D114];[$optimize_tfidf_split4_level5.D114];[$optimize_tfidf_split5_level5.D114];[$optimize_tfidf_split6_level5.D114];[$optimize_tfidf_split7_level5.D114];[$optimize_tfidf_split8_level5.D114];[$optimize_tfidf_split9_level5.D114])" office:value-type="float" office:value="0.5129" calcext:value-type="float">
            <text:p>0.5129</text:p>
          </table:table-cell>
          <table:table-cell table:formula="of:=MIN([$optimize_tfidf_split0_level5.E114];[$optimize_tfidf_split1_level5.E114];[$optimize_tfidf_split2_level5.E114];[$optimize_tfidf_split3_level5.E114];[$optimize_tfidf_split4_level5.E114];[$optimize_tfidf_split5_level5.E114];[$optimize_tfidf_split6_level5.E114];[$optimize_tfidf_split7_level5.E114];[$optimize_tfidf_split8_level5.E114];[$optimize_tfidf_split9_level5.E114])" office:value-type="float" office:value="0.359" calcext:value-type="float">
            <text:p>0.359</text:p>
          </table:table-cell>
        </table:table-row>
        <table:table-row table:style-name="ro1">
          <table:table-cell table:formula="of:=MIN([$optimize_tfidf_split0_level5.A134];[$optimize_tfidf_split1_level5.A134];[$optimize_tfidf_split2_level5.A134];[$optimize_tfidf_split3_level5.A134];[$optimize_tfidf_split4_level5.A134];[$optimize_tfidf_split5_level5.A134];[$optimize_tfidf_split6_level5.A134];[$optimize_tfidf_split7_level5.A134];[$optimize_tfidf_split8_level5.A134];[$optimize_tfidf_split9_level5.A134])" office:value-type="float" office:value="7" calcext:value-type="float">
            <text:p>7</text:p>
          </table:table-cell>
          <table:table-cell table:formula="of:=MIN([$optimize_tfidf_split0_level5.B134];[$optimize_tfidf_split1_level5.B134];[$optimize_tfidf_split2_level5.B134];[$optimize_tfidf_split3_level5.B134];[$optimize_tfidf_split4_level5.B134];[$optimize_tfidf_split5_level5.B134];[$optimize_tfidf_split6_level5.B134];[$optimize_tfidf_split7_level5.B134];[$optimize_tfidf_split8_level5.B134];[$optimize_tfidf_split9_level5.B134])" office:value-type="float" office:value="0.6" calcext:value-type="float">
            <text:p>0.6</text:p>
          </table:table-cell>
          <table:table-cell table:formula="of:=MIN([$optimize_tfidf_split0_level5.C134];[$optimize_tfidf_split1_level5.C134];[$optimize_tfidf_split2_level5.C134];[$optimize_tfidf_split3_level5.C134];[$optimize_tfidf_split4_level5.C134];[$optimize_tfidf_split5_level5.C134];[$optimize_tfidf_split6_level5.C134];[$optimize_tfidf_split7_level5.C134];[$optimize_tfidf_split8_level5.C134];[$optimize_tfidf_split9_level5.C134])" office:value-type="float" office:value="0.3293" calcext:value-type="float">
            <text:p>0.3293</text:p>
          </table:table-cell>
          <table:table-cell table:formula="of:=MIN([$optimize_tfidf_split0_level5.D134];[$optimize_tfidf_split1_level5.D134];[$optimize_tfidf_split2_level5.D134];[$optimize_tfidf_split3_level5.D134];[$optimize_tfidf_split4_level5.D134];[$optimize_tfidf_split5_level5.D134];[$optimize_tfidf_split6_level5.D134];[$optimize_tfidf_split7_level5.D134];[$optimize_tfidf_split8_level5.D134];[$optimize_tfidf_split9_level5.D134])" office:value-type="float" office:value="0.5129" calcext:value-type="float">
            <text:p>0.5129</text:p>
          </table:table-cell>
          <table:table-cell table:formula="of:=MIN([$optimize_tfidf_split0_level5.E134];[$optimize_tfidf_split1_level5.E134];[$optimize_tfidf_split2_level5.E134];[$optimize_tfidf_split3_level5.E134];[$optimize_tfidf_split4_level5.E134];[$optimize_tfidf_split5_level5.E134];[$optimize_tfidf_split6_level5.E134];[$optimize_tfidf_split7_level5.E134];[$optimize_tfidf_split8_level5.E134];[$optimize_tfidf_split9_level5.E134])" office:value-type="float" office:value="0.359" calcext:value-type="float">
            <text:p>0.359</text:p>
          </table:table-cell>
        </table:table-row>
        <table:table-row table:style-name="ro1">
          <table:table-cell table:formula="of:=MIN([$optimize_tfidf_split0_level5.A154];[$optimize_tfidf_split1_level5.A154];[$optimize_tfidf_split2_level5.A154];[$optimize_tfidf_split3_level5.A154];[$optimize_tfidf_split4_level5.A154];[$optimize_tfidf_split5_level5.A154];[$optimize_tfidf_split6_level5.A154];[$optimize_tfidf_split7_level5.A154];[$optimize_tfidf_split8_level5.A154];[$optimize_tfidf_split9_level5.A154])" office:value-type="float" office:value="8" calcext:value-type="float">
            <text:p>8</text:p>
          </table:table-cell>
          <table:table-cell table:formula="of:=MIN([$optimize_tfidf_split0_level5.B154];[$optimize_tfidf_split1_level5.B154];[$optimize_tfidf_split2_level5.B154];[$optimize_tfidf_split3_level5.B154];[$optimize_tfidf_split4_level5.B154];[$optimize_tfidf_split5_level5.B154];[$optimize_tfidf_split6_level5.B154];[$optimize_tfidf_split7_level5.B154];[$optimize_tfidf_split8_level5.B154];[$optimize_tfidf_split9_level5.B154])" office:value-type="float" office:value="0.6" calcext:value-type="float">
            <text:p>0.6</text:p>
          </table:table-cell>
          <table:table-cell table:formula="of:=MIN([$optimize_tfidf_split0_level5.C154];[$optimize_tfidf_split1_level5.C154];[$optimize_tfidf_split2_level5.C154];[$optimize_tfidf_split3_level5.C154];[$optimize_tfidf_split4_level5.C154];[$optimize_tfidf_split5_level5.C154];[$optimize_tfidf_split6_level5.C154];[$optimize_tfidf_split7_level5.C154];[$optimize_tfidf_split8_level5.C154];[$optimize_tfidf_split9_level5.C154])" office:value-type="float" office:value="0.3293" calcext:value-type="float">
            <text:p>0.3293</text:p>
          </table:table-cell>
          <table:table-cell table:formula="of:=MIN([$optimize_tfidf_split0_level5.D154];[$optimize_tfidf_split1_level5.D154];[$optimize_tfidf_split2_level5.D154];[$optimize_tfidf_split3_level5.D154];[$optimize_tfidf_split4_level5.D154];[$optimize_tfidf_split5_level5.D154];[$optimize_tfidf_split6_level5.D154];[$optimize_tfidf_split7_level5.D154];[$optimize_tfidf_split8_level5.D154];[$optimize_tfidf_split9_level5.D154])" office:value-type="float" office:value="0.5129" calcext:value-type="float">
            <text:p>0.5129</text:p>
          </table:table-cell>
          <table:table-cell table:formula="of:=MIN([$optimize_tfidf_split0_level5.E154];[$optimize_tfidf_split1_level5.E154];[$optimize_tfidf_split2_level5.E154];[$optimize_tfidf_split3_level5.E154];[$optimize_tfidf_split4_level5.E154];[$optimize_tfidf_split5_level5.E154];[$optimize_tfidf_split6_level5.E154];[$optimize_tfidf_split7_level5.E154];[$optimize_tfidf_split8_level5.E154];[$optimize_tfidf_split9_level5.E154])" office:value-type="float" office:value="0.359" calcext:value-type="float">
            <text:p>0.359</text:p>
          </table:table-cell>
        </table:table-row>
        <table:table-row table:style-name="ro1">
          <table:table-cell table:formula="of:=MIN([$optimize_tfidf_split0_level5.A174];[$optimize_tfidf_split1_level5.A174];[$optimize_tfidf_split2_level5.A174];[$optimize_tfidf_split3_level5.A174];[$optimize_tfidf_split4_level5.A174];[$optimize_tfidf_split5_level5.A174];[$optimize_tfidf_split6_level5.A174];[$optimize_tfidf_split7_level5.A174];[$optimize_tfidf_split8_level5.A174];[$optimize_tfidf_split9_level5.A174])" office:value-type="float" office:value="9" calcext:value-type="float">
            <text:p>9</text:p>
          </table:table-cell>
          <table:table-cell table:formula="of:=MIN([$optimize_tfidf_split0_level5.B174];[$optimize_tfidf_split1_level5.B174];[$optimize_tfidf_split2_level5.B174];[$optimize_tfidf_split3_level5.B174];[$optimize_tfidf_split4_level5.B174];[$optimize_tfidf_split5_level5.B174];[$optimize_tfidf_split6_level5.B174];[$optimize_tfidf_split7_level5.B174];[$optimize_tfidf_split8_level5.B174];[$optimize_tfidf_split9_level5.B174])" office:value-type="float" office:value="0.6" calcext:value-type="float">
            <text:p>0.6</text:p>
          </table:table-cell>
          <table:table-cell table:formula="of:=MIN([$optimize_tfidf_split0_level5.C174];[$optimize_tfidf_split1_level5.C174];[$optimize_tfidf_split2_level5.C174];[$optimize_tfidf_split3_level5.C174];[$optimize_tfidf_split4_level5.C174];[$optimize_tfidf_split5_level5.C174];[$optimize_tfidf_split6_level5.C174];[$optimize_tfidf_split7_level5.C174];[$optimize_tfidf_split8_level5.C174];[$optimize_tfidf_split9_level5.C174])" office:value-type="float" office:value="0.3293" calcext:value-type="float">
            <text:p>0.3293</text:p>
          </table:table-cell>
          <table:table-cell table:formula="of:=MIN([$optimize_tfidf_split0_level5.D174];[$optimize_tfidf_split1_level5.D174];[$optimize_tfidf_split2_level5.D174];[$optimize_tfidf_split3_level5.D174];[$optimize_tfidf_split4_level5.D174];[$optimize_tfidf_split5_level5.D174];[$optimize_tfidf_split6_level5.D174];[$optimize_tfidf_split7_level5.D174];[$optimize_tfidf_split8_level5.D174];[$optimize_tfidf_split9_level5.D174])" office:value-type="float" office:value="0.5129" calcext:value-type="float">
            <text:p>0.5129</text:p>
          </table:table-cell>
          <table:table-cell table:formula="of:=MIN([$optimize_tfidf_split0_level5.E174];[$optimize_tfidf_split1_level5.E174];[$optimize_tfidf_split2_level5.E174];[$optimize_tfidf_split3_level5.E174];[$optimize_tfidf_split4_level5.E174];[$optimize_tfidf_split5_level5.E174];[$optimize_tfidf_split6_level5.E174];[$optimize_tfidf_split7_level5.E174];[$optimize_tfidf_split8_level5.E174];[$optimize_tfidf_split9_level5.E174])" office:value-type="float" office:value="0.359" calcext:value-type="float">
            <text:p>0.359</text:p>
          </table:table-cell>
        </table:table-row>
        <table:table-row table:style-name="ro1">
          <table:table-cell table:formula="of:=MIN([$optimize_tfidf_split0_level5.A194];[$optimize_tfidf_split1_level5.A194];[$optimize_tfidf_split2_level5.A194];[$optimize_tfidf_split3_level5.A194];[$optimize_tfidf_split4_level5.A194];[$optimize_tfidf_split5_level5.A194];[$optimize_tfidf_split6_level5.A194];[$optimize_tfidf_split7_level5.A194];[$optimize_tfidf_split8_level5.A194];[$optimize_tfidf_split9_level5.A194])" office:value-type="float" office:value="10" calcext:value-type="float">
            <text:p>10</text:p>
          </table:table-cell>
          <table:table-cell table:formula="of:=MIN([$optimize_tfidf_split0_level5.B194];[$optimize_tfidf_split1_level5.B194];[$optimize_tfidf_split2_level5.B194];[$optimize_tfidf_split3_level5.B194];[$optimize_tfidf_split4_level5.B194];[$optimize_tfidf_split5_level5.B194];[$optimize_tfidf_split6_level5.B194];[$optimize_tfidf_split7_level5.B194];[$optimize_tfidf_split8_level5.B194];[$optimize_tfidf_split9_level5.B194])" office:value-type="float" office:value="0.6" calcext:value-type="float">
            <text:p>0.6</text:p>
          </table:table-cell>
          <table:table-cell table:formula="of:=MIN([$optimize_tfidf_split0_level5.C194];[$optimize_tfidf_split1_level5.C194];[$optimize_tfidf_split2_level5.C194];[$optimize_tfidf_split3_level5.C194];[$optimize_tfidf_split4_level5.C194];[$optimize_tfidf_split5_level5.C194];[$optimize_tfidf_split6_level5.C194];[$optimize_tfidf_split7_level5.C194];[$optimize_tfidf_split8_level5.C194];[$optimize_tfidf_split9_level5.C194])" office:value-type="float" office:value="0.3293" calcext:value-type="float">
            <text:p>0.3293</text:p>
          </table:table-cell>
          <table:table-cell table:formula="of:=MIN([$optimize_tfidf_split0_level5.D194];[$optimize_tfidf_split1_level5.D194];[$optimize_tfidf_split2_level5.D194];[$optimize_tfidf_split3_level5.D194];[$optimize_tfidf_split4_level5.D194];[$optimize_tfidf_split5_level5.D194];[$optimize_tfidf_split6_level5.D194];[$optimize_tfidf_split7_level5.D194];[$optimize_tfidf_split8_level5.D194];[$optimize_tfidf_split9_level5.D194])" office:value-type="float" office:value="0.5129" calcext:value-type="float">
            <text:p>0.5129</text:p>
          </table:table-cell>
          <table:table-cell table:formula="of:=MIN([$optimize_tfidf_split0_level5.E194];[$optimize_tfidf_split1_level5.E194];[$optimize_tfidf_split2_level5.E194];[$optimize_tfidf_split3_level5.E194];[$optimize_tfidf_split4_level5.E194];[$optimize_tfidf_split5_level5.E194];[$optimize_tfidf_split6_level5.E194];[$optimize_tfidf_split7_level5.E194];[$optimize_tfidf_split8_level5.E194];[$optimize_tfidf_split9_level5.E194])" office:value-type="float" office:value="0.359" calcext:value-type="float">
            <text:p>0.359</text:p>
          </table:table-cell>
        </table:table-row>
        <table:table-row table:style-name="ro1">
          <table:table-cell table:formula="of:=MIN([$optimize_tfidf_split0_level5.A214];[$optimize_tfidf_split1_level5.A214];[$optimize_tfidf_split2_level5.A214];[$optimize_tfidf_split3_level5.A214];[$optimize_tfidf_split4_level5.A214];[$optimize_tfidf_split5_level5.A214];[$optimize_tfidf_split6_level5.A214];[$optimize_tfidf_split7_level5.A214];[$optimize_tfidf_split8_level5.A214];[$optimize_tfidf_split9_level5.A214])" office:value-type="float" office:value="11" calcext:value-type="float">
            <text:p>11</text:p>
          </table:table-cell>
          <table:table-cell table:formula="of:=MIN([$optimize_tfidf_split0_level5.B214];[$optimize_tfidf_split1_level5.B214];[$optimize_tfidf_split2_level5.B214];[$optimize_tfidf_split3_level5.B214];[$optimize_tfidf_split4_level5.B214];[$optimize_tfidf_split5_level5.B214];[$optimize_tfidf_split6_level5.B214];[$optimize_tfidf_split7_level5.B214];[$optimize_tfidf_split8_level5.B214];[$optimize_tfidf_split9_level5.B214])" office:value-type="float" office:value="0.6" calcext:value-type="float">
            <text:p>0.6</text:p>
          </table:table-cell>
          <table:table-cell table:formula="of:=MIN([$optimize_tfidf_split0_level5.C214];[$optimize_tfidf_split1_level5.C214];[$optimize_tfidf_split2_level5.C214];[$optimize_tfidf_split3_level5.C214];[$optimize_tfidf_split4_level5.C214];[$optimize_tfidf_split5_level5.C214];[$optimize_tfidf_split6_level5.C214];[$optimize_tfidf_split7_level5.C214];[$optimize_tfidf_split8_level5.C214];[$optimize_tfidf_split9_level5.C214])" office:value-type="float" office:value="0.3293" calcext:value-type="float">
            <text:p>0.3293</text:p>
          </table:table-cell>
          <table:table-cell table:formula="of:=MIN([$optimize_tfidf_split0_level5.D214];[$optimize_tfidf_split1_level5.D214];[$optimize_tfidf_split2_level5.D214];[$optimize_tfidf_split3_level5.D214];[$optimize_tfidf_split4_level5.D214];[$optimize_tfidf_split5_level5.D214];[$optimize_tfidf_split6_level5.D214];[$optimize_tfidf_split7_level5.D214];[$optimize_tfidf_split8_level5.D214];[$optimize_tfidf_split9_level5.D214])" office:value-type="float" office:value="0.5129" calcext:value-type="float">
            <text:p>0.5129</text:p>
          </table:table-cell>
          <table:table-cell table:formula="of:=MIN([$optimize_tfidf_split0_level5.E214];[$optimize_tfidf_split1_level5.E214];[$optimize_tfidf_split2_level5.E214];[$optimize_tfidf_split3_level5.E214];[$optimize_tfidf_split4_level5.E214];[$optimize_tfidf_split5_level5.E214];[$optimize_tfidf_split6_level5.E214];[$optimize_tfidf_split7_level5.E214];[$optimize_tfidf_split8_level5.E214];[$optimize_tfidf_split9_level5.E214])" office:value-type="float" office:value="0.359" calcext:value-type="float">
            <text:p>0.359</text:p>
          </table:table-cell>
        </table:table-row>
        <table:table-row table:style-name="ro1">
          <table:table-cell table:formula="of:=MIN([$optimize_tfidf_split0_level5.A234];[$optimize_tfidf_split1_level5.A234];[$optimize_tfidf_split2_level5.A234];[$optimize_tfidf_split3_level5.A234];[$optimize_tfidf_split4_level5.A234];[$optimize_tfidf_split5_level5.A234];[$optimize_tfidf_split6_level5.A234];[$optimize_tfidf_split7_level5.A234];[$optimize_tfidf_split8_level5.A234];[$optimize_tfidf_split9_level5.A234])" office:value-type="float" office:value="12" calcext:value-type="float">
            <text:p>12</text:p>
          </table:table-cell>
          <table:table-cell table:formula="of:=MIN([$optimize_tfidf_split0_level5.B234];[$optimize_tfidf_split1_level5.B234];[$optimize_tfidf_split2_level5.B234];[$optimize_tfidf_split3_level5.B234];[$optimize_tfidf_split4_level5.B234];[$optimize_tfidf_split5_level5.B234];[$optimize_tfidf_split6_level5.B234];[$optimize_tfidf_split7_level5.B234];[$optimize_tfidf_split8_level5.B234];[$optimize_tfidf_split9_level5.B234])" office:value-type="float" office:value="0.6" calcext:value-type="float">
            <text:p>0.6</text:p>
          </table:table-cell>
          <table:table-cell table:formula="of:=MIN([$optimize_tfidf_split0_level5.C234];[$optimize_tfidf_split1_level5.C234];[$optimize_tfidf_split2_level5.C234];[$optimize_tfidf_split3_level5.C234];[$optimize_tfidf_split4_level5.C234];[$optimize_tfidf_split5_level5.C234];[$optimize_tfidf_split6_level5.C234];[$optimize_tfidf_split7_level5.C234];[$optimize_tfidf_split8_level5.C234];[$optimize_tfidf_split9_level5.C234])" office:value-type="float" office:value="0.3293" calcext:value-type="float">
            <text:p>0.3293</text:p>
          </table:table-cell>
          <table:table-cell table:formula="of:=MIN([$optimize_tfidf_split0_level5.D234];[$optimize_tfidf_split1_level5.D234];[$optimize_tfidf_split2_level5.D234];[$optimize_tfidf_split3_level5.D234];[$optimize_tfidf_split4_level5.D234];[$optimize_tfidf_split5_level5.D234];[$optimize_tfidf_split6_level5.D234];[$optimize_tfidf_split7_level5.D234];[$optimize_tfidf_split8_level5.D234];[$optimize_tfidf_split9_level5.D234])" office:value-type="float" office:value="0.5129" calcext:value-type="float">
            <text:p>0.5129</text:p>
          </table:table-cell>
          <table:table-cell table:formula="of:=MIN([$optimize_tfidf_split0_level5.E234];[$optimize_tfidf_split1_level5.E234];[$optimize_tfidf_split2_level5.E234];[$optimize_tfidf_split3_level5.E234];[$optimize_tfidf_split4_level5.E234];[$optimize_tfidf_split5_level5.E234];[$optimize_tfidf_split6_level5.E234];[$optimize_tfidf_split7_level5.E234];[$optimize_tfidf_split8_level5.E234];[$optimize_tfidf_split9_level5.E234])" office:value-type="float" office:value="0.359" calcext:value-type="float">
            <text:p>0.359</text:p>
          </table:table-cell>
        </table:table-row>
        <table:table-row table:style-name="ro1">
          <table:table-cell table:formula="of:=MIN([$optimize_tfidf_split0_level5.A254];[$optimize_tfidf_split1_level5.A254];[$optimize_tfidf_split2_level5.A254];[$optimize_tfidf_split3_level5.A254];[$optimize_tfidf_split4_level5.A254];[$optimize_tfidf_split5_level5.A254];[$optimize_tfidf_split6_level5.A254];[$optimize_tfidf_split7_level5.A254];[$optimize_tfidf_split8_level5.A254];[$optimize_tfidf_split9_level5.A254])" office:value-type="float" office:value="13" calcext:value-type="float">
            <text:p>13</text:p>
          </table:table-cell>
          <table:table-cell table:formula="of:=MIN([$optimize_tfidf_split0_level5.B254];[$optimize_tfidf_split1_level5.B254];[$optimize_tfidf_split2_level5.B254];[$optimize_tfidf_split3_level5.B254];[$optimize_tfidf_split4_level5.B254];[$optimize_tfidf_split5_level5.B254];[$optimize_tfidf_split6_level5.B254];[$optimize_tfidf_split7_level5.B254];[$optimize_tfidf_split8_level5.B254];[$optimize_tfidf_split9_level5.B254])" office:value-type="float" office:value="0.6" calcext:value-type="float">
            <text:p>0.6</text:p>
          </table:table-cell>
          <table:table-cell table:formula="of:=MIN([$optimize_tfidf_split0_level5.C254];[$optimize_tfidf_split1_level5.C254];[$optimize_tfidf_split2_level5.C254];[$optimize_tfidf_split3_level5.C254];[$optimize_tfidf_split4_level5.C254];[$optimize_tfidf_split5_level5.C254];[$optimize_tfidf_split6_level5.C254];[$optimize_tfidf_split7_level5.C254];[$optimize_tfidf_split8_level5.C254];[$optimize_tfidf_split9_level5.C254])" office:value-type="float" office:value="0.3293" calcext:value-type="float">
            <text:p>0.3293</text:p>
          </table:table-cell>
          <table:table-cell table:formula="of:=MIN([$optimize_tfidf_split0_level5.D254];[$optimize_tfidf_split1_level5.D254];[$optimize_tfidf_split2_level5.D254];[$optimize_tfidf_split3_level5.D254];[$optimize_tfidf_split4_level5.D254];[$optimize_tfidf_split5_level5.D254];[$optimize_tfidf_split6_level5.D254];[$optimize_tfidf_split7_level5.D254];[$optimize_tfidf_split8_level5.D254];[$optimize_tfidf_split9_level5.D254])" office:value-type="float" office:value="0.5129" calcext:value-type="float">
            <text:p>0.5129</text:p>
          </table:table-cell>
          <table:table-cell table:formula="of:=MIN([$optimize_tfidf_split0_level5.E254];[$optimize_tfidf_split1_level5.E254];[$optimize_tfidf_split2_level5.E254];[$optimize_tfidf_split3_level5.E254];[$optimize_tfidf_split4_level5.E254];[$optimize_tfidf_split5_level5.E254];[$optimize_tfidf_split6_level5.E254];[$optimize_tfidf_split7_level5.E254];[$optimize_tfidf_split8_level5.E254];[$optimize_tfidf_split9_level5.E254])" office:value-type="float" office:value="0.359" calcext:value-type="float">
            <text:p>0.359</text:p>
          </table:table-cell>
        </table:table-row>
        <table:table-row table:style-name="ro1">
          <table:table-cell table:formula="of:=MIN([$optimize_tfidf_split0_level5.A274];[$optimize_tfidf_split1_level5.A274];[$optimize_tfidf_split2_level5.A274];[$optimize_tfidf_split3_level5.A274];[$optimize_tfidf_split4_level5.A274];[$optimize_tfidf_split5_level5.A274];[$optimize_tfidf_split6_level5.A274];[$optimize_tfidf_split7_level5.A274];[$optimize_tfidf_split8_level5.A274];[$optimize_tfidf_split9_level5.A274])" office:value-type="float" office:value="14" calcext:value-type="float">
            <text:p>14</text:p>
          </table:table-cell>
          <table:table-cell table:formula="of:=MIN([$optimize_tfidf_split0_level5.B274];[$optimize_tfidf_split1_level5.B274];[$optimize_tfidf_split2_level5.B274];[$optimize_tfidf_split3_level5.B274];[$optimize_tfidf_split4_level5.B274];[$optimize_tfidf_split5_level5.B274];[$optimize_tfidf_split6_level5.B274];[$optimize_tfidf_split7_level5.B274];[$optimize_tfidf_split8_level5.B274];[$optimize_tfidf_split9_level5.B274])" office:value-type="float" office:value="0.6" calcext:value-type="float">
            <text:p>0.6</text:p>
          </table:table-cell>
          <table:table-cell table:formula="of:=MIN([$optimize_tfidf_split0_level5.C274];[$optimize_tfidf_split1_level5.C274];[$optimize_tfidf_split2_level5.C274];[$optimize_tfidf_split3_level5.C274];[$optimize_tfidf_split4_level5.C274];[$optimize_tfidf_split5_level5.C274];[$optimize_tfidf_split6_level5.C274];[$optimize_tfidf_split7_level5.C274];[$optimize_tfidf_split8_level5.C274];[$optimize_tfidf_split9_level5.C274])" office:value-type="float" office:value="0.3293" calcext:value-type="float">
            <text:p>0.3293</text:p>
          </table:table-cell>
          <table:table-cell table:formula="of:=MIN([$optimize_tfidf_split0_level5.D274];[$optimize_tfidf_split1_level5.D274];[$optimize_tfidf_split2_level5.D274];[$optimize_tfidf_split3_level5.D274];[$optimize_tfidf_split4_level5.D274];[$optimize_tfidf_split5_level5.D274];[$optimize_tfidf_split6_level5.D274];[$optimize_tfidf_split7_level5.D274];[$optimize_tfidf_split8_level5.D274];[$optimize_tfidf_split9_level5.D274])" office:value-type="float" office:value="0.5129" calcext:value-type="float">
            <text:p>0.5129</text:p>
          </table:table-cell>
          <table:table-cell table:formula="of:=MIN([$optimize_tfidf_split0_level5.E274];[$optimize_tfidf_split1_level5.E274];[$optimize_tfidf_split2_level5.E274];[$optimize_tfidf_split3_level5.E274];[$optimize_tfidf_split4_level5.E274];[$optimize_tfidf_split5_level5.E274];[$optimize_tfidf_split6_level5.E274];[$optimize_tfidf_split7_level5.E274];[$optimize_tfidf_split8_level5.E274];[$optimize_tfidf_split9_level5.E274])" office:value-type="float" office:value="0.359" calcext:value-type="float">
            <text:p>0.359</text:p>
          </table:table-cell>
        </table:table-row>
        <table:table-row table:style-name="ro1">
          <table:table-cell table:formula="of:=MIN([$optimize_tfidf_split0_level5.A294];[$optimize_tfidf_split1_level5.A294];[$optimize_tfidf_split2_level5.A294];[$optimize_tfidf_split3_level5.A294];[$optimize_tfidf_split4_level5.A294];[$optimize_tfidf_split5_level5.A294];[$optimize_tfidf_split6_level5.A294];[$optimize_tfidf_split7_level5.A294];[$optimize_tfidf_split8_level5.A294];[$optimize_tfidf_split9_level5.A294])" office:value-type="float" office:value="15" calcext:value-type="float">
            <text:p>15</text:p>
          </table:table-cell>
          <table:table-cell table:formula="of:=MIN([$optimize_tfidf_split0_level5.B294];[$optimize_tfidf_split1_level5.B294];[$optimize_tfidf_split2_level5.B294];[$optimize_tfidf_split3_level5.B294];[$optimize_tfidf_split4_level5.B294];[$optimize_tfidf_split5_level5.B294];[$optimize_tfidf_split6_level5.B294];[$optimize_tfidf_split7_level5.B294];[$optimize_tfidf_split8_level5.B294];[$optimize_tfidf_split9_level5.B294])" office:value-type="float" office:value="0.6" calcext:value-type="float">
            <text:p>0.6</text:p>
          </table:table-cell>
          <table:table-cell table:formula="of:=MIN([$optimize_tfidf_split0_level5.C294];[$optimize_tfidf_split1_level5.C294];[$optimize_tfidf_split2_level5.C294];[$optimize_tfidf_split3_level5.C294];[$optimize_tfidf_split4_level5.C294];[$optimize_tfidf_split5_level5.C294];[$optimize_tfidf_split6_level5.C294];[$optimize_tfidf_split7_level5.C294];[$optimize_tfidf_split8_level5.C294];[$optimize_tfidf_split9_level5.C294])" office:value-type="float" office:value="0.3293" calcext:value-type="float">
            <text:p>0.3293</text:p>
          </table:table-cell>
          <table:table-cell table:formula="of:=MIN([$optimize_tfidf_split0_level5.D294];[$optimize_tfidf_split1_level5.D294];[$optimize_tfidf_split2_level5.D294];[$optimize_tfidf_split3_level5.D294];[$optimize_tfidf_split4_level5.D294];[$optimize_tfidf_split5_level5.D294];[$optimize_tfidf_split6_level5.D294];[$optimize_tfidf_split7_level5.D294];[$optimize_tfidf_split8_level5.D294];[$optimize_tfidf_split9_level5.D294])" office:value-type="float" office:value="0.5129" calcext:value-type="float">
            <text:p>0.5129</text:p>
          </table:table-cell>
          <table:table-cell table:formula="of:=MIN([$optimize_tfidf_split0_level5.E294];[$optimize_tfidf_split1_level5.E294];[$optimize_tfidf_split2_level5.E294];[$optimize_tfidf_split3_level5.E294];[$optimize_tfidf_split4_level5.E294];[$optimize_tfidf_split5_level5.E294];[$optimize_tfidf_split6_level5.E294];[$optimize_tfidf_split7_level5.E294];[$optimize_tfidf_split8_level5.E294];[$optimize_tfidf_split9_level5.E294])" office:value-type="float" office:value="0.359" calcext:value-type="float">
            <text:p>0.359</text:p>
          </table:table-cell>
        </table:table-row>
        <table:table-row table:style-name="ro1">
          <table:table-cell table:formula="of:=MIN([$optimize_tfidf_split0_level5.A15];[$optimize_tfidf_split1_level5.A15];[$optimize_tfidf_split2_level5.A15];[$optimize_tfidf_split3_level5.A15];[$optimize_tfidf_split4_level5.A15];[$optimize_tfidf_split5_level5.A15];[$optimize_tfidf_split6_level5.A15];[$optimize_tfidf_split7_level5.A15];[$optimize_tfidf_split8_level5.A15];[$optimize_tfidf_split9_level5.A15])" office:value-type="float" office:value="1" calcext:value-type="float">
            <text:p>1</text:p>
          </table:table-cell>
          <table:table-cell table:formula="of:=MIN([$optimize_tfidf_split0_level5.B15];[$optimize_tfidf_split1_level5.B15];[$optimize_tfidf_split2_level5.B15];[$optimize_tfidf_split3_level5.B15];[$optimize_tfidf_split4_level5.B15];[$optimize_tfidf_split5_level5.B15];[$optimize_tfidf_split6_level5.B15];[$optimize_tfidf_split7_level5.B15];[$optimize_tfidf_split8_level5.B15];[$optimize_tfidf_split9_level5.B15])" office:value-type="float" office:value="0.65" calcext:value-type="float">
            <text:p>0.65</text:p>
          </table:table-cell>
          <table:table-cell table:formula="of:=MIN([$optimize_tfidf_split0_level5.C15];[$optimize_tfidf_split1_level5.C15];[$optimize_tfidf_split2_level5.C15];[$optimize_tfidf_split3_level5.C15];[$optimize_tfidf_split4_level5.C15];[$optimize_tfidf_split5_level5.C15];[$optimize_tfidf_split6_level5.C15];[$optimize_tfidf_split7_level5.C15];[$optimize_tfidf_split8_level5.C15];[$optimize_tfidf_split9_level5.C15])" office:value-type="float" office:value="0.4909" calcext:value-type="float">
            <text:p>0.4909</text:p>
          </table:table-cell>
          <table:table-cell table:formula="of:=MIN([$optimize_tfidf_split0_level5.D15];[$optimize_tfidf_split1_level5.D15];[$optimize_tfidf_split2_level5.D15];[$optimize_tfidf_split3_level5.D15];[$optimize_tfidf_split4_level5.D15];[$optimize_tfidf_split5_level5.D15];[$optimize_tfidf_split6_level5.D15];[$optimize_tfidf_split7_level5.D15];[$optimize_tfidf_split8_level5.D15];[$optimize_tfidf_split9_level5.D15])" office:value-type="float" office:value="0.3288" calcext:value-type="float">
            <text:p>0.3288</text:p>
          </table:table-cell>
          <table:table-cell table:formula="of:=MIN([$optimize_tfidf_split0_level5.E15];[$optimize_tfidf_split1_level5.E15];[$optimize_tfidf_split2_level5.E15];[$optimize_tfidf_split3_level5.E15];[$optimize_tfidf_split4_level5.E15];[$optimize_tfidf_split5_level5.E15];[$optimize_tfidf_split6_level5.E15];[$optimize_tfidf_split7_level5.E15];[$optimize_tfidf_split8_level5.E15];[$optimize_tfidf_split9_level5.E15])" office:value-type="float" office:value="0.3638" calcext:value-type="float">
            <text:p>0.3638</text:p>
          </table:table-cell>
        </table:table-row>
        <table:table-row table:style-name="ro1">
          <table:table-cell table:formula="of:=MIN([$optimize_tfidf_split0_level5.A35];[$optimize_tfidf_split1_level5.A35];[$optimize_tfidf_split2_level5.A35];[$optimize_tfidf_split3_level5.A35];[$optimize_tfidf_split4_level5.A35];[$optimize_tfidf_split5_level5.A35];[$optimize_tfidf_split6_level5.A35];[$optimize_tfidf_split7_level5.A35];[$optimize_tfidf_split8_level5.A35];[$optimize_tfidf_split9_level5.A35])" office:value-type="float" office:value="2" calcext:value-type="float">
            <text:p>2</text:p>
          </table:table-cell>
          <table:table-cell table:formula="of:=MIN([$optimize_tfidf_split0_level5.B35];[$optimize_tfidf_split1_level5.B35];[$optimize_tfidf_split2_level5.B35];[$optimize_tfidf_split3_level5.B35];[$optimize_tfidf_split4_level5.B35];[$optimize_tfidf_split5_level5.B35];[$optimize_tfidf_split6_level5.B35];[$optimize_tfidf_split7_level5.B35];[$optimize_tfidf_split8_level5.B35];[$optimize_tfidf_split9_level5.B35])" office:value-type="float" office:value="0.65" calcext:value-type="float">
            <text:p>0.65</text:p>
          </table:table-cell>
          <table:table-cell table:formula="of:=MIN([$optimize_tfidf_split0_level5.C35];[$optimize_tfidf_split1_level5.C35];[$optimize_tfidf_split2_level5.C35];[$optimize_tfidf_split3_level5.C35];[$optimize_tfidf_split4_level5.C35];[$optimize_tfidf_split5_level5.C35];[$optimize_tfidf_split6_level5.C35];[$optimize_tfidf_split7_level5.C35];[$optimize_tfidf_split8_level5.C35];[$optimize_tfidf_split9_level5.C35])" office:value-type="float" office:value="0.4164" calcext:value-type="float">
            <text:p>0.4164</text:p>
          </table:table-cell>
          <table:table-cell table:formula="of:=MIN([$optimize_tfidf_split0_level5.D35];[$optimize_tfidf_split1_level5.D35];[$optimize_tfidf_split2_level5.D35];[$optimize_tfidf_split3_level5.D35];[$optimize_tfidf_split4_level5.D35];[$optimize_tfidf_split5_level5.D35];[$optimize_tfidf_split6_level5.D35];[$optimize_tfidf_split7_level5.D35];[$optimize_tfidf_split8_level5.D35];[$optimize_tfidf_split9_level5.D35])" office:value-type="float" office:value="0.3934" calcext:value-type="float">
            <text:p>0.3934</text:p>
          </table:table-cell>
          <table:table-cell table:formula="of:=MIN([$optimize_tfidf_split0_level5.E35];[$optimize_tfidf_split1_level5.E35];[$optimize_tfidf_split2_level5.E35];[$optimize_tfidf_split3_level5.E35];[$optimize_tfidf_split4_level5.E35];[$optimize_tfidf_split5_level5.E35];[$optimize_tfidf_split6_level5.E35];[$optimize_tfidf_split7_level5.E35];[$optimize_tfidf_split8_level5.E35];[$optimize_tfidf_split9_level5.E35])" office:value-type="float" office:value="0.3737" calcext:value-type="float">
            <text:p>0.3737</text:p>
          </table:table-cell>
        </table:table-row>
        <table:table-row table:style-name="ro1">
          <table:table-cell table:formula="of:=MIN([$optimize_tfidf_split0_level5.A55];[$optimize_tfidf_split1_level5.A55];[$optimize_tfidf_split2_level5.A55];[$optimize_tfidf_split3_level5.A55];[$optimize_tfidf_split4_level5.A55];[$optimize_tfidf_split5_level5.A55];[$optimize_tfidf_split6_level5.A55];[$optimize_tfidf_split7_level5.A55];[$optimize_tfidf_split8_level5.A55];[$optimize_tfidf_split9_level5.A55])" office:value-type="float" office:value="3" calcext:value-type="float">
            <text:p>3</text:p>
          </table:table-cell>
          <table:table-cell table:formula="of:=MIN([$optimize_tfidf_split0_level5.B55];[$optimize_tfidf_split1_level5.B55];[$optimize_tfidf_split2_level5.B55];[$optimize_tfidf_split3_level5.B55];[$optimize_tfidf_split4_level5.B55];[$optimize_tfidf_split5_level5.B55];[$optimize_tfidf_split6_level5.B55];[$optimize_tfidf_split7_level5.B55];[$optimize_tfidf_split8_level5.B55];[$optimize_tfidf_split9_level5.B55])" office:value-type="float" office:value="0.65" calcext:value-type="float">
            <text:p>0.65</text:p>
          </table:table-cell>
          <table:table-cell table:formula="of:=MIN([$optimize_tfidf_split0_level5.C55];[$optimize_tfidf_split1_level5.C55];[$optimize_tfidf_split2_level5.C55];[$optimize_tfidf_split3_level5.C55];[$optimize_tfidf_split4_level5.C55];[$optimize_tfidf_split5_level5.C55];[$optimize_tfidf_split6_level5.C55];[$optimize_tfidf_split7_level5.C55];[$optimize_tfidf_split8_level5.C55];[$optimize_tfidf_split9_level5.C55])" office:value-type="float" office:value="0.3777" calcext:value-type="float">
            <text:p>0.3777</text:p>
          </table:table-cell>
          <table:table-cell table:formula="of:=MIN([$optimize_tfidf_split0_level5.D55];[$optimize_tfidf_split1_level5.D55];[$optimize_tfidf_split2_level5.D55];[$optimize_tfidf_split3_level5.D55];[$optimize_tfidf_split4_level5.D55];[$optimize_tfidf_split5_level5.D55];[$optimize_tfidf_split6_level5.D55];[$optimize_tfidf_split7_level5.D55];[$optimize_tfidf_split8_level5.D55];[$optimize_tfidf_split9_level5.D55])" office:value-type="float" office:value="0.4276" calcext:value-type="float">
            <text:p>0.4276</text:p>
          </table:table-cell>
          <table:table-cell table:formula="of:=MIN([$optimize_tfidf_split0_level5.E55];[$optimize_tfidf_split1_level5.E55];[$optimize_tfidf_split2_level5.E55];[$optimize_tfidf_split3_level5.E55];[$optimize_tfidf_split4_level5.E55];[$optimize_tfidf_split5_level5.E55];[$optimize_tfidf_split6_level5.E55];[$optimize_tfidf_split7_level5.E55];[$optimize_tfidf_split8_level5.E55];[$optimize_tfidf_split9_level5.E55])" office:value-type="float" office:value="0.3681" calcext:value-type="float">
            <text:p>0.3681</text:p>
          </table:table-cell>
        </table:table-row>
        <table:table-row table:style-name="ro1">
          <table:table-cell table:formula="of:=MIN([$optimize_tfidf_split0_level5.A75];[$optimize_tfidf_split1_level5.A75];[$optimize_tfidf_split2_level5.A75];[$optimize_tfidf_split3_level5.A75];[$optimize_tfidf_split4_level5.A75];[$optimize_tfidf_split5_level5.A75];[$optimize_tfidf_split6_level5.A75];[$optimize_tfidf_split7_level5.A75];[$optimize_tfidf_split8_level5.A75];[$optimize_tfidf_split9_level5.A75])" office:value-type="float" office:value="4" calcext:value-type="float">
            <text:p>4</text:p>
          </table:table-cell>
          <table:table-cell table:formula="of:=MIN([$optimize_tfidf_split0_level5.B75];[$optimize_tfidf_split1_level5.B75];[$optimize_tfidf_split2_level5.B75];[$optimize_tfidf_split3_level5.B75];[$optimize_tfidf_split4_level5.B75];[$optimize_tfidf_split5_level5.B75];[$optimize_tfidf_split6_level5.B75];[$optimize_tfidf_split7_level5.B75];[$optimize_tfidf_split8_level5.B75];[$optimize_tfidf_split9_level5.B75])" office:value-type="float" office:value="0.65" calcext:value-type="float">
            <text:p>0.65</text:p>
          </table:table-cell>
          <table:table-cell table:formula="of:=MIN([$optimize_tfidf_split0_level5.C75];[$optimize_tfidf_split1_level5.C75];[$optimize_tfidf_split2_level5.C75];[$optimize_tfidf_split3_level5.C75];[$optimize_tfidf_split4_level5.C75];[$optimize_tfidf_split5_level5.C75];[$optimize_tfidf_split6_level5.C75];[$optimize_tfidf_split7_level5.C75];[$optimize_tfidf_split8_level5.C75];[$optimize_tfidf_split9_level5.C75])" office:value-type="float" office:value="0.3527" calcext:value-type="float">
            <text:p>0.3527</text:p>
          </table:table-cell>
          <table:table-cell table:formula="of:=MIN([$optimize_tfidf_split0_level5.D75];[$optimize_tfidf_split1_level5.D75];[$optimize_tfidf_split2_level5.D75];[$optimize_tfidf_split3_level5.D75];[$optimize_tfidf_split4_level5.D75];[$optimize_tfidf_split5_level5.D75];[$optimize_tfidf_split6_level5.D75];[$optimize_tfidf_split7_level5.D75];[$optimize_tfidf_split8_level5.D75];[$optimize_tfidf_split9_level5.D75])" office:value-type="float" office:value="0.4528" calcext:value-type="float">
            <text:p>0.4528</text:p>
          </table:table-cell>
          <table:table-cell table:formula="of:=MIN([$optimize_tfidf_split0_level5.E75];[$optimize_tfidf_split1_level5.E75];[$optimize_tfidf_split2_level5.E75];[$optimize_tfidf_split3_level5.E75];[$optimize_tfidf_split4_level5.E75];[$optimize_tfidf_split5_level5.E75];[$optimize_tfidf_split6_level5.E75];[$optimize_tfidf_split7_level5.E75];[$optimize_tfidf_split8_level5.E75];[$optimize_tfidf_split9_level5.E75])" office:value-type="float" office:value="0.3608" calcext:value-type="float">
            <text:p>0.3608</text:p>
          </table:table-cell>
        </table:table-row>
        <table:table-row table:style-name="ro1">
          <table:table-cell table:formula="of:=MIN([$optimize_tfidf_split0_level5.A95];[$optimize_tfidf_split1_level5.A95];[$optimize_tfidf_split2_level5.A95];[$optimize_tfidf_split3_level5.A95];[$optimize_tfidf_split4_level5.A95];[$optimize_tfidf_split5_level5.A95];[$optimize_tfidf_split6_level5.A95];[$optimize_tfidf_split7_level5.A95];[$optimize_tfidf_split8_level5.A95];[$optimize_tfidf_split9_level5.A95])" office:value-type="float" office:value="5" calcext:value-type="float">
            <text:p>5</text:p>
          </table:table-cell>
          <table:table-cell table:formula="of:=MIN([$optimize_tfidf_split0_level5.B95];[$optimize_tfidf_split1_level5.B95];[$optimize_tfidf_split2_level5.B95];[$optimize_tfidf_split3_level5.B95];[$optimize_tfidf_split4_level5.B95];[$optimize_tfidf_split5_level5.B95];[$optimize_tfidf_split6_level5.B95];[$optimize_tfidf_split7_level5.B95];[$optimize_tfidf_split8_level5.B95];[$optimize_tfidf_split9_level5.B95])" office:value-type="float" office:value="0.65" calcext:value-type="float">
            <text:p>0.65</text:p>
          </table:table-cell>
          <table:table-cell table:formula="of:=MIN([$optimize_tfidf_split0_level5.C95];[$optimize_tfidf_split1_level5.C95];[$optimize_tfidf_split2_level5.C95];[$optimize_tfidf_split3_level5.C95];[$optimize_tfidf_split4_level5.C95];[$optimize_tfidf_split5_level5.C95];[$optimize_tfidf_split6_level5.C95];[$optimize_tfidf_split7_level5.C95];[$optimize_tfidf_split8_level5.C95];[$optimize_tfidf_split9_level5.C95])" office:value-type="float" office:value="0.3326" calcext:value-type="float">
            <text:p>0.3326</text:p>
          </table:table-cell>
          <table:table-cell table:formula="of:=MIN([$optimize_tfidf_split0_level5.D95];[$optimize_tfidf_split1_level5.D95];[$optimize_tfidf_split2_level5.D95];[$optimize_tfidf_split3_level5.D95];[$optimize_tfidf_split4_level5.D95];[$optimize_tfidf_split5_level5.D95];[$optimize_tfidf_split6_level5.D95];[$optimize_tfidf_split7_level5.D95];[$optimize_tfidf_split8_level5.D95];[$optimize_tfidf_split9_level5.D95])" office:value-type="float" office:value="0.4653" calcext:value-type="float">
            <text:p>0.4653</text:p>
          </table:table-cell>
          <table:table-cell table:formula="of:=MIN([$optimize_tfidf_split0_level5.E95];[$optimize_tfidf_split1_level5.E95];[$optimize_tfidf_split2_level5.E95];[$optimize_tfidf_split3_level5.E95];[$optimize_tfidf_split4_level5.E95];[$optimize_tfidf_split5_level5.E95];[$optimize_tfidf_split6_level5.E95];[$optimize_tfidf_split7_level5.E95];[$optimize_tfidf_split8_level5.E95];[$optimize_tfidf_split9_level5.E95])" office:value-type="float" office:value="0.3504" calcext:value-type="float">
            <text:p>0.3504</text:p>
          </table:table-cell>
        </table:table-row>
        <table:table-row table:style-name="ro1">
          <table:table-cell table:formula="of:=MIN([$optimize_tfidf_split0_level5.A115];[$optimize_tfidf_split1_level5.A115];[$optimize_tfidf_split2_level5.A115];[$optimize_tfidf_split3_level5.A115];[$optimize_tfidf_split4_level5.A115];[$optimize_tfidf_split5_level5.A115];[$optimize_tfidf_split6_level5.A115];[$optimize_tfidf_split7_level5.A115];[$optimize_tfidf_split8_level5.A115];[$optimize_tfidf_split9_level5.A115])" office:value-type="float" office:value="6" calcext:value-type="float">
            <text:p>6</text:p>
          </table:table-cell>
          <table:table-cell table:formula="of:=MIN([$optimize_tfidf_split0_level5.B115];[$optimize_tfidf_split1_level5.B115];[$optimize_tfidf_split2_level5.B115];[$optimize_tfidf_split3_level5.B115];[$optimize_tfidf_split4_level5.B115];[$optimize_tfidf_split5_level5.B115];[$optimize_tfidf_split6_level5.B115];[$optimize_tfidf_split7_level5.B115];[$optimize_tfidf_split8_level5.B115];[$optimize_tfidf_split9_level5.B115])" office:value-type="float" office:value="0.65" calcext:value-type="float">
            <text:p>0.65</text:p>
          </table:table-cell>
          <table:table-cell table:formula="of:=MIN([$optimize_tfidf_split0_level5.C115];[$optimize_tfidf_split1_level5.C115];[$optimize_tfidf_split2_level5.C115];[$optimize_tfidf_split3_level5.C115];[$optimize_tfidf_split4_level5.C115];[$optimize_tfidf_split5_level5.C115];[$optimize_tfidf_split6_level5.C115];[$optimize_tfidf_split7_level5.C115];[$optimize_tfidf_split8_level5.C115];[$optimize_tfidf_split9_level5.C115])" office:value-type="float" office:value="0.3326" calcext:value-type="float">
            <text:p>0.3326</text:p>
          </table:table-cell>
          <table:table-cell table:formula="of:=MIN([$optimize_tfidf_split0_level5.D115];[$optimize_tfidf_split1_level5.D115];[$optimize_tfidf_split2_level5.D115];[$optimize_tfidf_split3_level5.D115];[$optimize_tfidf_split4_level5.D115];[$optimize_tfidf_split5_level5.D115];[$optimize_tfidf_split6_level5.D115];[$optimize_tfidf_split7_level5.D115];[$optimize_tfidf_split8_level5.D115];[$optimize_tfidf_split9_level5.D115])" office:value-type="float" office:value="0.4653" calcext:value-type="float">
            <text:p>0.4653</text:p>
          </table:table-cell>
          <table:table-cell table:formula="of:=MIN([$optimize_tfidf_split0_level5.E115];[$optimize_tfidf_split1_level5.E115];[$optimize_tfidf_split2_level5.E115];[$optimize_tfidf_split3_level5.E115];[$optimize_tfidf_split4_level5.E115];[$optimize_tfidf_split5_level5.E115];[$optimize_tfidf_split6_level5.E115];[$optimize_tfidf_split7_level5.E115];[$optimize_tfidf_split8_level5.E115];[$optimize_tfidf_split9_level5.E115])" office:value-type="float" office:value="0.3504" calcext:value-type="float">
            <text:p>0.3504</text:p>
          </table:table-cell>
        </table:table-row>
        <table:table-row table:style-name="ro1">
          <table:table-cell table:formula="of:=MIN([$optimize_tfidf_split0_level5.A135];[$optimize_tfidf_split1_level5.A135];[$optimize_tfidf_split2_level5.A135];[$optimize_tfidf_split3_level5.A135];[$optimize_tfidf_split4_level5.A135];[$optimize_tfidf_split5_level5.A135];[$optimize_tfidf_split6_level5.A135];[$optimize_tfidf_split7_level5.A135];[$optimize_tfidf_split8_level5.A135];[$optimize_tfidf_split9_level5.A135])" office:value-type="float" office:value="7" calcext:value-type="float">
            <text:p>7</text:p>
          </table:table-cell>
          <table:table-cell table:formula="of:=MIN([$optimize_tfidf_split0_level5.B135];[$optimize_tfidf_split1_level5.B135];[$optimize_tfidf_split2_level5.B135];[$optimize_tfidf_split3_level5.B135];[$optimize_tfidf_split4_level5.B135];[$optimize_tfidf_split5_level5.B135];[$optimize_tfidf_split6_level5.B135];[$optimize_tfidf_split7_level5.B135];[$optimize_tfidf_split8_level5.B135];[$optimize_tfidf_split9_level5.B135])" office:value-type="float" office:value="0.65" calcext:value-type="float">
            <text:p>0.65</text:p>
          </table:table-cell>
          <table:table-cell table:formula="of:=MIN([$optimize_tfidf_split0_level5.C135];[$optimize_tfidf_split1_level5.C135];[$optimize_tfidf_split2_level5.C135];[$optimize_tfidf_split3_level5.C135];[$optimize_tfidf_split4_level5.C135];[$optimize_tfidf_split5_level5.C135];[$optimize_tfidf_split6_level5.C135];[$optimize_tfidf_split7_level5.C135];[$optimize_tfidf_split8_level5.C135];[$optimize_tfidf_split9_level5.C135])" office:value-type="float" office:value="0.3326" calcext:value-type="float">
            <text:p>0.3326</text:p>
          </table:table-cell>
          <table:table-cell table:formula="of:=MIN([$optimize_tfidf_split0_level5.D135];[$optimize_tfidf_split1_level5.D135];[$optimize_tfidf_split2_level5.D135];[$optimize_tfidf_split3_level5.D135];[$optimize_tfidf_split4_level5.D135];[$optimize_tfidf_split5_level5.D135];[$optimize_tfidf_split6_level5.D135];[$optimize_tfidf_split7_level5.D135];[$optimize_tfidf_split8_level5.D135];[$optimize_tfidf_split9_level5.D135])" office:value-type="float" office:value="0.4653" calcext:value-type="float">
            <text:p>0.4653</text:p>
          </table:table-cell>
          <table:table-cell table:formula="of:=MIN([$optimize_tfidf_split0_level5.E135];[$optimize_tfidf_split1_level5.E135];[$optimize_tfidf_split2_level5.E135];[$optimize_tfidf_split3_level5.E135];[$optimize_tfidf_split4_level5.E135];[$optimize_tfidf_split5_level5.E135];[$optimize_tfidf_split6_level5.E135];[$optimize_tfidf_split7_level5.E135];[$optimize_tfidf_split8_level5.E135];[$optimize_tfidf_split9_level5.E135])" office:value-type="float" office:value="0.3504" calcext:value-type="float">
            <text:p>0.3504</text:p>
          </table:table-cell>
        </table:table-row>
        <table:table-row table:style-name="ro1">
          <table:table-cell table:formula="of:=MIN([$optimize_tfidf_split0_level5.A155];[$optimize_tfidf_split1_level5.A155];[$optimize_tfidf_split2_level5.A155];[$optimize_tfidf_split3_level5.A155];[$optimize_tfidf_split4_level5.A155];[$optimize_tfidf_split5_level5.A155];[$optimize_tfidf_split6_level5.A155];[$optimize_tfidf_split7_level5.A155];[$optimize_tfidf_split8_level5.A155];[$optimize_tfidf_split9_level5.A155])" office:value-type="float" office:value="8" calcext:value-type="float">
            <text:p>8</text:p>
          </table:table-cell>
          <table:table-cell table:formula="of:=MIN([$optimize_tfidf_split0_level5.B155];[$optimize_tfidf_split1_level5.B155];[$optimize_tfidf_split2_level5.B155];[$optimize_tfidf_split3_level5.B155];[$optimize_tfidf_split4_level5.B155];[$optimize_tfidf_split5_level5.B155];[$optimize_tfidf_split6_level5.B155];[$optimize_tfidf_split7_level5.B155];[$optimize_tfidf_split8_level5.B155];[$optimize_tfidf_split9_level5.B155])" office:value-type="float" office:value="0.65" calcext:value-type="float">
            <text:p>0.65</text:p>
          </table:table-cell>
          <table:table-cell table:formula="of:=MIN([$optimize_tfidf_split0_level5.C155];[$optimize_tfidf_split1_level5.C155];[$optimize_tfidf_split2_level5.C155];[$optimize_tfidf_split3_level5.C155];[$optimize_tfidf_split4_level5.C155];[$optimize_tfidf_split5_level5.C155];[$optimize_tfidf_split6_level5.C155];[$optimize_tfidf_split7_level5.C155];[$optimize_tfidf_split8_level5.C155];[$optimize_tfidf_split9_level5.C155])" office:value-type="float" office:value="0.3326" calcext:value-type="float">
            <text:p>0.3326</text:p>
          </table:table-cell>
          <table:table-cell table:formula="of:=MIN([$optimize_tfidf_split0_level5.D155];[$optimize_tfidf_split1_level5.D155];[$optimize_tfidf_split2_level5.D155];[$optimize_tfidf_split3_level5.D155];[$optimize_tfidf_split4_level5.D155];[$optimize_tfidf_split5_level5.D155];[$optimize_tfidf_split6_level5.D155];[$optimize_tfidf_split7_level5.D155];[$optimize_tfidf_split8_level5.D155];[$optimize_tfidf_split9_level5.D155])" office:value-type="float" office:value="0.4653" calcext:value-type="float">
            <text:p>0.4653</text:p>
          </table:table-cell>
          <table:table-cell table:formula="of:=MIN([$optimize_tfidf_split0_level5.E155];[$optimize_tfidf_split1_level5.E155];[$optimize_tfidf_split2_level5.E155];[$optimize_tfidf_split3_level5.E155];[$optimize_tfidf_split4_level5.E155];[$optimize_tfidf_split5_level5.E155];[$optimize_tfidf_split6_level5.E155];[$optimize_tfidf_split7_level5.E155];[$optimize_tfidf_split8_level5.E155];[$optimize_tfidf_split9_level5.E155])" office:value-type="float" office:value="0.3504" calcext:value-type="float">
            <text:p>0.3504</text:p>
          </table:table-cell>
        </table:table-row>
        <table:table-row table:style-name="ro1">
          <table:table-cell table:formula="of:=MIN([$optimize_tfidf_split0_level5.A175];[$optimize_tfidf_split1_level5.A175];[$optimize_tfidf_split2_level5.A175];[$optimize_tfidf_split3_level5.A175];[$optimize_tfidf_split4_level5.A175];[$optimize_tfidf_split5_level5.A175];[$optimize_tfidf_split6_level5.A175];[$optimize_tfidf_split7_level5.A175];[$optimize_tfidf_split8_level5.A175];[$optimize_tfidf_split9_level5.A175])" office:value-type="float" office:value="9" calcext:value-type="float">
            <text:p>9</text:p>
          </table:table-cell>
          <table:table-cell table:formula="of:=MIN([$optimize_tfidf_split0_level5.B175];[$optimize_tfidf_split1_level5.B175];[$optimize_tfidf_split2_level5.B175];[$optimize_tfidf_split3_level5.B175];[$optimize_tfidf_split4_level5.B175];[$optimize_tfidf_split5_level5.B175];[$optimize_tfidf_split6_level5.B175];[$optimize_tfidf_split7_level5.B175];[$optimize_tfidf_split8_level5.B175];[$optimize_tfidf_split9_level5.B175])" office:value-type="float" office:value="0.65" calcext:value-type="float">
            <text:p>0.65</text:p>
          </table:table-cell>
          <table:table-cell table:formula="of:=MIN([$optimize_tfidf_split0_level5.C175];[$optimize_tfidf_split1_level5.C175];[$optimize_tfidf_split2_level5.C175];[$optimize_tfidf_split3_level5.C175];[$optimize_tfidf_split4_level5.C175];[$optimize_tfidf_split5_level5.C175];[$optimize_tfidf_split6_level5.C175];[$optimize_tfidf_split7_level5.C175];[$optimize_tfidf_split8_level5.C175];[$optimize_tfidf_split9_level5.C175])" office:value-type="float" office:value="0.3326" calcext:value-type="float">
            <text:p>0.3326</text:p>
          </table:table-cell>
          <table:table-cell table:formula="of:=MIN([$optimize_tfidf_split0_level5.D175];[$optimize_tfidf_split1_level5.D175];[$optimize_tfidf_split2_level5.D175];[$optimize_tfidf_split3_level5.D175];[$optimize_tfidf_split4_level5.D175];[$optimize_tfidf_split5_level5.D175];[$optimize_tfidf_split6_level5.D175];[$optimize_tfidf_split7_level5.D175];[$optimize_tfidf_split8_level5.D175];[$optimize_tfidf_split9_level5.D175])" office:value-type="float" office:value="0.4653" calcext:value-type="float">
            <text:p>0.4653</text:p>
          </table:table-cell>
          <table:table-cell table:formula="of:=MIN([$optimize_tfidf_split0_level5.E175];[$optimize_tfidf_split1_level5.E175];[$optimize_tfidf_split2_level5.E175];[$optimize_tfidf_split3_level5.E175];[$optimize_tfidf_split4_level5.E175];[$optimize_tfidf_split5_level5.E175];[$optimize_tfidf_split6_level5.E175];[$optimize_tfidf_split7_level5.E175];[$optimize_tfidf_split8_level5.E175];[$optimize_tfidf_split9_level5.E175])" office:value-type="float" office:value="0.3504" calcext:value-type="float">
            <text:p>0.3504</text:p>
          </table:table-cell>
        </table:table-row>
        <table:table-row table:style-name="ro1">
          <table:table-cell table:formula="of:=MIN([$optimize_tfidf_split0_level5.A195];[$optimize_tfidf_split1_level5.A195];[$optimize_tfidf_split2_level5.A195];[$optimize_tfidf_split3_level5.A195];[$optimize_tfidf_split4_level5.A195];[$optimize_tfidf_split5_level5.A195];[$optimize_tfidf_split6_level5.A195];[$optimize_tfidf_split7_level5.A195];[$optimize_tfidf_split8_level5.A195];[$optimize_tfidf_split9_level5.A195])" office:value-type="float" office:value="10" calcext:value-type="float">
            <text:p>10</text:p>
          </table:table-cell>
          <table:table-cell table:formula="of:=MIN([$optimize_tfidf_split0_level5.B195];[$optimize_tfidf_split1_level5.B195];[$optimize_tfidf_split2_level5.B195];[$optimize_tfidf_split3_level5.B195];[$optimize_tfidf_split4_level5.B195];[$optimize_tfidf_split5_level5.B195];[$optimize_tfidf_split6_level5.B195];[$optimize_tfidf_split7_level5.B195];[$optimize_tfidf_split8_level5.B195];[$optimize_tfidf_split9_level5.B195])" office:value-type="float" office:value="0.65" calcext:value-type="float">
            <text:p>0.65</text:p>
          </table:table-cell>
          <table:table-cell table:formula="of:=MIN([$optimize_tfidf_split0_level5.C195];[$optimize_tfidf_split1_level5.C195];[$optimize_tfidf_split2_level5.C195];[$optimize_tfidf_split3_level5.C195];[$optimize_tfidf_split4_level5.C195];[$optimize_tfidf_split5_level5.C195];[$optimize_tfidf_split6_level5.C195];[$optimize_tfidf_split7_level5.C195];[$optimize_tfidf_split8_level5.C195];[$optimize_tfidf_split9_level5.C195])" office:value-type="float" office:value="0.3326" calcext:value-type="float">
            <text:p>0.3326</text:p>
          </table:table-cell>
          <table:table-cell table:formula="of:=MIN([$optimize_tfidf_split0_level5.D195];[$optimize_tfidf_split1_level5.D195];[$optimize_tfidf_split2_level5.D195];[$optimize_tfidf_split3_level5.D195];[$optimize_tfidf_split4_level5.D195];[$optimize_tfidf_split5_level5.D195];[$optimize_tfidf_split6_level5.D195];[$optimize_tfidf_split7_level5.D195];[$optimize_tfidf_split8_level5.D195];[$optimize_tfidf_split9_level5.D195])" office:value-type="float" office:value="0.4653" calcext:value-type="float">
            <text:p>0.4653</text:p>
          </table:table-cell>
          <table:table-cell table:formula="of:=MIN([$optimize_tfidf_split0_level5.E195];[$optimize_tfidf_split1_level5.E195];[$optimize_tfidf_split2_level5.E195];[$optimize_tfidf_split3_level5.E195];[$optimize_tfidf_split4_level5.E195];[$optimize_tfidf_split5_level5.E195];[$optimize_tfidf_split6_level5.E195];[$optimize_tfidf_split7_level5.E195];[$optimize_tfidf_split8_level5.E195];[$optimize_tfidf_split9_level5.E195])" office:value-type="float" office:value="0.3504" calcext:value-type="float">
            <text:p>0.3504</text:p>
          </table:table-cell>
        </table:table-row>
        <table:table-row table:style-name="ro1">
          <table:table-cell table:formula="of:=MIN([$optimize_tfidf_split0_level5.A215];[$optimize_tfidf_split1_level5.A215];[$optimize_tfidf_split2_level5.A215];[$optimize_tfidf_split3_level5.A215];[$optimize_tfidf_split4_level5.A215];[$optimize_tfidf_split5_level5.A215];[$optimize_tfidf_split6_level5.A215];[$optimize_tfidf_split7_level5.A215];[$optimize_tfidf_split8_level5.A215];[$optimize_tfidf_split9_level5.A215])" office:value-type="float" office:value="11" calcext:value-type="float">
            <text:p>11</text:p>
          </table:table-cell>
          <table:table-cell table:formula="of:=MIN([$optimize_tfidf_split0_level5.B215];[$optimize_tfidf_split1_level5.B215];[$optimize_tfidf_split2_level5.B215];[$optimize_tfidf_split3_level5.B215];[$optimize_tfidf_split4_level5.B215];[$optimize_tfidf_split5_level5.B215];[$optimize_tfidf_split6_level5.B215];[$optimize_tfidf_split7_level5.B215];[$optimize_tfidf_split8_level5.B215];[$optimize_tfidf_split9_level5.B215])" office:value-type="float" office:value="0.65" calcext:value-type="float">
            <text:p>0.65</text:p>
          </table:table-cell>
          <table:table-cell table:formula="of:=MIN([$optimize_tfidf_split0_level5.C215];[$optimize_tfidf_split1_level5.C215];[$optimize_tfidf_split2_level5.C215];[$optimize_tfidf_split3_level5.C215];[$optimize_tfidf_split4_level5.C215];[$optimize_tfidf_split5_level5.C215];[$optimize_tfidf_split6_level5.C215];[$optimize_tfidf_split7_level5.C215];[$optimize_tfidf_split8_level5.C215];[$optimize_tfidf_split9_level5.C215])" office:value-type="float" office:value="0.3326" calcext:value-type="float">
            <text:p>0.3326</text:p>
          </table:table-cell>
          <table:table-cell table:formula="of:=MIN([$optimize_tfidf_split0_level5.D215];[$optimize_tfidf_split1_level5.D215];[$optimize_tfidf_split2_level5.D215];[$optimize_tfidf_split3_level5.D215];[$optimize_tfidf_split4_level5.D215];[$optimize_tfidf_split5_level5.D215];[$optimize_tfidf_split6_level5.D215];[$optimize_tfidf_split7_level5.D215];[$optimize_tfidf_split8_level5.D215];[$optimize_tfidf_split9_level5.D215])" office:value-type="float" office:value="0.4653" calcext:value-type="float">
            <text:p>0.4653</text:p>
          </table:table-cell>
          <table:table-cell table:formula="of:=MIN([$optimize_tfidf_split0_level5.E215];[$optimize_tfidf_split1_level5.E215];[$optimize_tfidf_split2_level5.E215];[$optimize_tfidf_split3_level5.E215];[$optimize_tfidf_split4_level5.E215];[$optimize_tfidf_split5_level5.E215];[$optimize_tfidf_split6_level5.E215];[$optimize_tfidf_split7_level5.E215];[$optimize_tfidf_split8_level5.E215];[$optimize_tfidf_split9_level5.E215])" office:value-type="float" office:value="0.3504" calcext:value-type="float">
            <text:p>0.3504</text:p>
          </table:table-cell>
        </table:table-row>
        <table:table-row table:style-name="ro1">
          <table:table-cell table:formula="of:=MIN([$optimize_tfidf_split0_level5.A235];[$optimize_tfidf_split1_level5.A235];[$optimize_tfidf_split2_level5.A235];[$optimize_tfidf_split3_level5.A235];[$optimize_tfidf_split4_level5.A235];[$optimize_tfidf_split5_level5.A235];[$optimize_tfidf_split6_level5.A235];[$optimize_tfidf_split7_level5.A235];[$optimize_tfidf_split8_level5.A235];[$optimize_tfidf_split9_level5.A235])" office:value-type="float" office:value="12" calcext:value-type="float">
            <text:p>12</text:p>
          </table:table-cell>
          <table:table-cell table:formula="of:=MIN([$optimize_tfidf_split0_level5.B235];[$optimize_tfidf_split1_level5.B235];[$optimize_tfidf_split2_level5.B235];[$optimize_tfidf_split3_level5.B235];[$optimize_tfidf_split4_level5.B235];[$optimize_tfidf_split5_level5.B235];[$optimize_tfidf_split6_level5.B235];[$optimize_tfidf_split7_level5.B235];[$optimize_tfidf_split8_level5.B235];[$optimize_tfidf_split9_level5.B235])" office:value-type="float" office:value="0.65" calcext:value-type="float">
            <text:p>0.65</text:p>
          </table:table-cell>
          <table:table-cell table:formula="of:=MIN([$optimize_tfidf_split0_level5.C235];[$optimize_tfidf_split1_level5.C235];[$optimize_tfidf_split2_level5.C235];[$optimize_tfidf_split3_level5.C235];[$optimize_tfidf_split4_level5.C235];[$optimize_tfidf_split5_level5.C235];[$optimize_tfidf_split6_level5.C235];[$optimize_tfidf_split7_level5.C235];[$optimize_tfidf_split8_level5.C235];[$optimize_tfidf_split9_level5.C235])" office:value-type="float" office:value="0.3326" calcext:value-type="float">
            <text:p>0.3326</text:p>
          </table:table-cell>
          <table:table-cell table:formula="of:=MIN([$optimize_tfidf_split0_level5.D235];[$optimize_tfidf_split1_level5.D235];[$optimize_tfidf_split2_level5.D235];[$optimize_tfidf_split3_level5.D235];[$optimize_tfidf_split4_level5.D235];[$optimize_tfidf_split5_level5.D235];[$optimize_tfidf_split6_level5.D235];[$optimize_tfidf_split7_level5.D235];[$optimize_tfidf_split8_level5.D235];[$optimize_tfidf_split9_level5.D235])" office:value-type="float" office:value="0.4653" calcext:value-type="float">
            <text:p>0.4653</text:p>
          </table:table-cell>
          <table:table-cell table:formula="of:=MIN([$optimize_tfidf_split0_level5.E235];[$optimize_tfidf_split1_level5.E235];[$optimize_tfidf_split2_level5.E235];[$optimize_tfidf_split3_level5.E235];[$optimize_tfidf_split4_level5.E235];[$optimize_tfidf_split5_level5.E235];[$optimize_tfidf_split6_level5.E235];[$optimize_tfidf_split7_level5.E235];[$optimize_tfidf_split8_level5.E235];[$optimize_tfidf_split9_level5.E235])" office:value-type="float" office:value="0.3504" calcext:value-type="float">
            <text:p>0.3504</text:p>
          </table:table-cell>
        </table:table-row>
        <table:table-row table:style-name="ro1">
          <table:table-cell table:formula="of:=MIN([$optimize_tfidf_split0_level5.A255];[$optimize_tfidf_split1_level5.A255];[$optimize_tfidf_split2_level5.A255];[$optimize_tfidf_split3_level5.A255];[$optimize_tfidf_split4_level5.A255];[$optimize_tfidf_split5_level5.A255];[$optimize_tfidf_split6_level5.A255];[$optimize_tfidf_split7_level5.A255];[$optimize_tfidf_split8_level5.A255];[$optimize_tfidf_split9_level5.A255])" office:value-type="float" office:value="13" calcext:value-type="float">
            <text:p>13</text:p>
          </table:table-cell>
          <table:table-cell table:formula="of:=MIN([$optimize_tfidf_split0_level5.B255];[$optimize_tfidf_split1_level5.B255];[$optimize_tfidf_split2_level5.B255];[$optimize_tfidf_split3_level5.B255];[$optimize_tfidf_split4_level5.B255];[$optimize_tfidf_split5_level5.B255];[$optimize_tfidf_split6_level5.B255];[$optimize_tfidf_split7_level5.B255];[$optimize_tfidf_split8_level5.B255];[$optimize_tfidf_split9_level5.B255])" office:value-type="float" office:value="0.65" calcext:value-type="float">
            <text:p>0.65</text:p>
          </table:table-cell>
          <table:table-cell table:formula="of:=MIN([$optimize_tfidf_split0_level5.C255];[$optimize_tfidf_split1_level5.C255];[$optimize_tfidf_split2_level5.C255];[$optimize_tfidf_split3_level5.C255];[$optimize_tfidf_split4_level5.C255];[$optimize_tfidf_split5_level5.C255];[$optimize_tfidf_split6_level5.C255];[$optimize_tfidf_split7_level5.C255];[$optimize_tfidf_split8_level5.C255];[$optimize_tfidf_split9_level5.C255])" office:value-type="float" office:value="0.3326" calcext:value-type="float">
            <text:p>0.3326</text:p>
          </table:table-cell>
          <table:table-cell table:formula="of:=MIN([$optimize_tfidf_split0_level5.D255];[$optimize_tfidf_split1_level5.D255];[$optimize_tfidf_split2_level5.D255];[$optimize_tfidf_split3_level5.D255];[$optimize_tfidf_split4_level5.D255];[$optimize_tfidf_split5_level5.D255];[$optimize_tfidf_split6_level5.D255];[$optimize_tfidf_split7_level5.D255];[$optimize_tfidf_split8_level5.D255];[$optimize_tfidf_split9_level5.D255])" office:value-type="float" office:value="0.4653" calcext:value-type="float">
            <text:p>0.4653</text:p>
          </table:table-cell>
          <table:table-cell table:formula="of:=MIN([$optimize_tfidf_split0_level5.E255];[$optimize_tfidf_split1_level5.E255];[$optimize_tfidf_split2_level5.E255];[$optimize_tfidf_split3_level5.E255];[$optimize_tfidf_split4_level5.E255];[$optimize_tfidf_split5_level5.E255];[$optimize_tfidf_split6_level5.E255];[$optimize_tfidf_split7_level5.E255];[$optimize_tfidf_split8_level5.E255];[$optimize_tfidf_split9_level5.E255])" office:value-type="float" office:value="0.3504" calcext:value-type="float">
            <text:p>0.3504</text:p>
          </table:table-cell>
        </table:table-row>
        <table:table-row table:style-name="ro1">
          <table:table-cell table:formula="of:=MIN([$optimize_tfidf_split0_level5.A275];[$optimize_tfidf_split1_level5.A275];[$optimize_tfidf_split2_level5.A275];[$optimize_tfidf_split3_level5.A275];[$optimize_tfidf_split4_level5.A275];[$optimize_tfidf_split5_level5.A275];[$optimize_tfidf_split6_level5.A275];[$optimize_tfidf_split7_level5.A275];[$optimize_tfidf_split8_level5.A275];[$optimize_tfidf_split9_level5.A275])" office:value-type="float" office:value="14" calcext:value-type="float">
            <text:p>14</text:p>
          </table:table-cell>
          <table:table-cell table:formula="of:=MIN([$optimize_tfidf_split0_level5.B275];[$optimize_tfidf_split1_level5.B275];[$optimize_tfidf_split2_level5.B275];[$optimize_tfidf_split3_level5.B275];[$optimize_tfidf_split4_level5.B275];[$optimize_tfidf_split5_level5.B275];[$optimize_tfidf_split6_level5.B275];[$optimize_tfidf_split7_level5.B275];[$optimize_tfidf_split8_level5.B275];[$optimize_tfidf_split9_level5.B275])" office:value-type="float" office:value="0.65" calcext:value-type="float">
            <text:p>0.65</text:p>
          </table:table-cell>
          <table:table-cell table:formula="of:=MIN([$optimize_tfidf_split0_level5.C275];[$optimize_tfidf_split1_level5.C275];[$optimize_tfidf_split2_level5.C275];[$optimize_tfidf_split3_level5.C275];[$optimize_tfidf_split4_level5.C275];[$optimize_tfidf_split5_level5.C275];[$optimize_tfidf_split6_level5.C275];[$optimize_tfidf_split7_level5.C275];[$optimize_tfidf_split8_level5.C275];[$optimize_tfidf_split9_level5.C275])" office:value-type="float" office:value="0.3326" calcext:value-type="float">
            <text:p>0.3326</text:p>
          </table:table-cell>
          <table:table-cell table:formula="of:=MIN([$optimize_tfidf_split0_level5.D275];[$optimize_tfidf_split1_level5.D275];[$optimize_tfidf_split2_level5.D275];[$optimize_tfidf_split3_level5.D275];[$optimize_tfidf_split4_level5.D275];[$optimize_tfidf_split5_level5.D275];[$optimize_tfidf_split6_level5.D275];[$optimize_tfidf_split7_level5.D275];[$optimize_tfidf_split8_level5.D275];[$optimize_tfidf_split9_level5.D275])" office:value-type="float" office:value="0.4653" calcext:value-type="float">
            <text:p>0.4653</text:p>
          </table:table-cell>
          <table:table-cell table:formula="of:=MIN([$optimize_tfidf_split0_level5.E275];[$optimize_tfidf_split1_level5.E275];[$optimize_tfidf_split2_level5.E275];[$optimize_tfidf_split3_level5.E275];[$optimize_tfidf_split4_level5.E275];[$optimize_tfidf_split5_level5.E275];[$optimize_tfidf_split6_level5.E275];[$optimize_tfidf_split7_level5.E275];[$optimize_tfidf_split8_level5.E275];[$optimize_tfidf_split9_level5.E275])" office:value-type="float" office:value="0.3504" calcext:value-type="float">
            <text:p>0.3504</text:p>
          </table:table-cell>
        </table:table-row>
        <table:table-row table:style-name="ro1">
          <table:table-cell table:formula="of:=MIN([$optimize_tfidf_split0_level5.A295];[$optimize_tfidf_split1_level5.A295];[$optimize_tfidf_split2_level5.A295];[$optimize_tfidf_split3_level5.A295];[$optimize_tfidf_split4_level5.A295];[$optimize_tfidf_split5_level5.A295];[$optimize_tfidf_split6_level5.A295];[$optimize_tfidf_split7_level5.A295];[$optimize_tfidf_split8_level5.A295];[$optimize_tfidf_split9_level5.A295])" office:value-type="float" office:value="15" calcext:value-type="float">
            <text:p>15</text:p>
          </table:table-cell>
          <table:table-cell table:formula="of:=MIN([$optimize_tfidf_split0_level5.B295];[$optimize_tfidf_split1_level5.B295];[$optimize_tfidf_split2_level5.B295];[$optimize_tfidf_split3_level5.B295];[$optimize_tfidf_split4_level5.B295];[$optimize_tfidf_split5_level5.B295];[$optimize_tfidf_split6_level5.B295];[$optimize_tfidf_split7_level5.B295];[$optimize_tfidf_split8_level5.B295];[$optimize_tfidf_split9_level5.B295])" office:value-type="float" office:value="0.65" calcext:value-type="float">
            <text:p>0.65</text:p>
          </table:table-cell>
          <table:table-cell table:formula="of:=MIN([$optimize_tfidf_split0_level5.C295];[$optimize_tfidf_split1_level5.C295];[$optimize_tfidf_split2_level5.C295];[$optimize_tfidf_split3_level5.C295];[$optimize_tfidf_split4_level5.C295];[$optimize_tfidf_split5_level5.C295];[$optimize_tfidf_split6_level5.C295];[$optimize_tfidf_split7_level5.C295];[$optimize_tfidf_split8_level5.C295];[$optimize_tfidf_split9_level5.C295])" office:value-type="float" office:value="0.3326" calcext:value-type="float">
            <text:p>0.3326</text:p>
          </table:table-cell>
          <table:table-cell table:formula="of:=MIN([$optimize_tfidf_split0_level5.D295];[$optimize_tfidf_split1_level5.D295];[$optimize_tfidf_split2_level5.D295];[$optimize_tfidf_split3_level5.D295];[$optimize_tfidf_split4_level5.D295];[$optimize_tfidf_split5_level5.D295];[$optimize_tfidf_split6_level5.D295];[$optimize_tfidf_split7_level5.D295];[$optimize_tfidf_split8_level5.D295];[$optimize_tfidf_split9_level5.D295])" office:value-type="float" office:value="0.4653" calcext:value-type="float">
            <text:p>0.4653</text:p>
          </table:table-cell>
          <table:table-cell table:formula="of:=MIN([$optimize_tfidf_split0_level5.E295];[$optimize_tfidf_split1_level5.E295];[$optimize_tfidf_split2_level5.E295];[$optimize_tfidf_split3_level5.E295];[$optimize_tfidf_split4_level5.E295];[$optimize_tfidf_split5_level5.E295];[$optimize_tfidf_split6_level5.E295];[$optimize_tfidf_split7_level5.E295];[$optimize_tfidf_split8_level5.E295];[$optimize_tfidf_split9_level5.E295])" office:value-type="float" office:value="0.3504" calcext:value-type="float">
            <text:p>0.3504</text:p>
          </table:table-cell>
        </table:table-row>
        <table:table-row table:style-name="ro1">
          <table:table-cell table:formula="of:=MIN([$optimize_tfidf_split0_level5.A16];[$optimize_tfidf_split1_level5.A16];[$optimize_tfidf_split2_level5.A16];[$optimize_tfidf_split3_level5.A16];[$optimize_tfidf_split4_level5.A16];[$optimize_tfidf_split5_level5.A16];[$optimize_tfidf_split6_level5.A16];[$optimize_tfidf_split7_level5.A16];[$optimize_tfidf_split8_level5.A16];[$optimize_tfidf_split9_level5.A16])" office:value-type="float" office:value="1" calcext:value-type="float">
            <text:p>1</text:p>
          </table:table-cell>
          <table:table-cell table:formula="of:=MIN([$optimize_tfidf_split0_level5.B16];[$optimize_tfidf_split1_level5.B16];[$optimize_tfidf_split2_level5.B16];[$optimize_tfidf_split3_level5.B16];[$optimize_tfidf_split4_level5.B16];[$optimize_tfidf_split5_level5.B16];[$optimize_tfidf_split6_level5.B16];[$optimize_tfidf_split7_level5.B16];[$optimize_tfidf_split8_level5.B16];[$optimize_tfidf_split9_level5.B16])" office:value-type="float" office:value="0.7" calcext:value-type="float">
            <text:p>0.7</text:p>
          </table:table-cell>
          <table:table-cell table:formula="of:=MIN([$optimize_tfidf_split0_level5.C16];[$optimize_tfidf_split1_level5.C16];[$optimize_tfidf_split2_level5.C16];[$optimize_tfidf_split3_level5.C16];[$optimize_tfidf_split4_level5.C16];[$optimize_tfidf_split5_level5.C16];[$optimize_tfidf_split6_level5.C16];[$optimize_tfidf_split7_level5.C16];[$optimize_tfidf_split8_level5.C16];[$optimize_tfidf_split9_level5.C16])" office:value-type="float" office:value="0.4595" calcext:value-type="float">
            <text:p>0.4595</text:p>
          </table:table-cell>
          <table:table-cell table:formula="of:=MIN([$optimize_tfidf_split0_level5.D16];[$optimize_tfidf_split1_level5.D16];[$optimize_tfidf_split2_level5.D16];[$optimize_tfidf_split3_level5.D16];[$optimize_tfidf_split4_level5.D16];[$optimize_tfidf_split5_level5.D16];[$optimize_tfidf_split6_level5.D16];[$optimize_tfidf_split7_level5.D16];[$optimize_tfidf_split8_level5.D16];[$optimize_tfidf_split9_level5.D16])" office:value-type="float" office:value="0.3015" calcext:value-type="float">
            <text:p>0.3015</text:p>
          </table:table-cell>
          <table:table-cell table:formula="of:=MIN([$optimize_tfidf_split0_level5.E16];[$optimize_tfidf_split1_level5.E16];[$optimize_tfidf_split2_level5.E16];[$optimize_tfidf_split3_level5.E16];[$optimize_tfidf_split4_level5.E16];[$optimize_tfidf_split5_level5.E16];[$optimize_tfidf_split6_level5.E16];[$optimize_tfidf_split7_level5.E16];[$optimize_tfidf_split8_level5.E16];[$optimize_tfidf_split9_level5.E16])" office:value-type="float" office:value="0.3384" calcext:value-type="float">
            <text:p>0.3384</text:p>
          </table:table-cell>
        </table:table-row>
        <table:table-row table:style-name="ro1">
          <table:table-cell table:formula="of:=MIN([$optimize_tfidf_split0_level5.A36];[$optimize_tfidf_split1_level5.A36];[$optimize_tfidf_split2_level5.A36];[$optimize_tfidf_split3_level5.A36];[$optimize_tfidf_split4_level5.A36];[$optimize_tfidf_split5_level5.A36];[$optimize_tfidf_split6_level5.A36];[$optimize_tfidf_split7_level5.A36];[$optimize_tfidf_split8_level5.A36];[$optimize_tfidf_split9_level5.A36])" office:value-type="float" office:value="2" calcext:value-type="float">
            <text:p>2</text:p>
          </table:table-cell>
          <table:table-cell table:formula="of:=MIN([$optimize_tfidf_split0_level5.B36];[$optimize_tfidf_split1_level5.B36];[$optimize_tfidf_split2_level5.B36];[$optimize_tfidf_split3_level5.B36];[$optimize_tfidf_split4_level5.B36];[$optimize_tfidf_split5_level5.B36];[$optimize_tfidf_split6_level5.B36];[$optimize_tfidf_split7_level5.B36];[$optimize_tfidf_split8_level5.B36];[$optimize_tfidf_split9_level5.B36])" office:value-type="float" office:value="0.7" calcext:value-type="float">
            <text:p>0.7</text:p>
          </table:table-cell>
          <table:table-cell table:formula="of:=MIN([$optimize_tfidf_split0_level5.C36];[$optimize_tfidf_split1_level5.C36];[$optimize_tfidf_split2_level5.C36];[$optimize_tfidf_split3_level5.C36];[$optimize_tfidf_split4_level5.C36];[$optimize_tfidf_split5_level5.C36];[$optimize_tfidf_split6_level5.C36];[$optimize_tfidf_split7_level5.C36];[$optimize_tfidf_split8_level5.C36];[$optimize_tfidf_split9_level5.C36])" office:value-type="float" office:value="0.4008" calcext:value-type="float">
            <text:p>0.4008</text:p>
          </table:table-cell>
          <table:table-cell table:formula="of:=MIN([$optimize_tfidf_split0_level5.D36];[$optimize_tfidf_split1_level5.D36];[$optimize_tfidf_split2_level5.D36];[$optimize_tfidf_split3_level5.D36];[$optimize_tfidf_split4_level5.D36];[$optimize_tfidf_split5_level5.D36];[$optimize_tfidf_split6_level5.D36];[$optimize_tfidf_split7_level5.D36];[$optimize_tfidf_split8_level5.D36];[$optimize_tfidf_split9_level5.D36])" office:value-type="float" office:value="0.3665" calcext:value-type="float">
            <text:p>0.3665</text:p>
          </table:table-cell>
          <table:table-cell table:formula="of:=MIN([$optimize_tfidf_split0_level5.E36];[$optimize_tfidf_split1_level5.E36];[$optimize_tfidf_split2_level5.E36];[$optimize_tfidf_split3_level5.E36];[$optimize_tfidf_split4_level5.E36];[$optimize_tfidf_split5_level5.E36];[$optimize_tfidf_split6_level5.E36];[$optimize_tfidf_split7_level5.E36];[$optimize_tfidf_split8_level5.E36];[$optimize_tfidf_split9_level5.E36])" office:value-type="float" office:value="0.3543" calcext:value-type="float">
            <text:p>0.3543</text:p>
          </table:table-cell>
        </table:table-row>
        <table:table-row table:style-name="ro1">
          <table:table-cell table:formula="of:=MIN([$optimize_tfidf_split0_level5.A56];[$optimize_tfidf_split1_level5.A56];[$optimize_tfidf_split2_level5.A56];[$optimize_tfidf_split3_level5.A56];[$optimize_tfidf_split4_level5.A56];[$optimize_tfidf_split5_level5.A56];[$optimize_tfidf_split6_level5.A56];[$optimize_tfidf_split7_level5.A56];[$optimize_tfidf_split8_level5.A56];[$optimize_tfidf_split9_level5.A56])" office:value-type="float" office:value="3" calcext:value-type="float">
            <text:p>3</text:p>
          </table:table-cell>
          <table:table-cell table:formula="of:=MIN([$optimize_tfidf_split0_level5.B56];[$optimize_tfidf_split1_level5.B56];[$optimize_tfidf_split2_level5.B56];[$optimize_tfidf_split3_level5.B56];[$optimize_tfidf_split4_level5.B56];[$optimize_tfidf_split5_level5.B56];[$optimize_tfidf_split6_level5.B56];[$optimize_tfidf_split7_level5.B56];[$optimize_tfidf_split8_level5.B56];[$optimize_tfidf_split9_level5.B56])" office:value-type="float" office:value="0.7" calcext:value-type="float">
            <text:p>0.7</text:p>
          </table:table-cell>
          <table:table-cell table:formula="of:=MIN([$optimize_tfidf_split0_level5.C56];[$optimize_tfidf_split1_level5.C56];[$optimize_tfidf_split2_level5.C56];[$optimize_tfidf_split3_level5.C56];[$optimize_tfidf_split4_level5.C56];[$optimize_tfidf_split5_level5.C56];[$optimize_tfidf_split6_level5.C56];[$optimize_tfidf_split7_level5.C56];[$optimize_tfidf_split8_level5.C56];[$optimize_tfidf_split9_level5.C56])" office:value-type="float" office:value="0.376" calcext:value-type="float">
            <text:p>0.376</text:p>
          </table:table-cell>
          <table:table-cell table:formula="of:=MIN([$optimize_tfidf_split0_level5.D56];[$optimize_tfidf_split1_level5.D56];[$optimize_tfidf_split2_level5.D56];[$optimize_tfidf_split3_level5.D56];[$optimize_tfidf_split4_level5.D56];[$optimize_tfidf_split5_level5.D56];[$optimize_tfidf_split6_level5.D56];[$optimize_tfidf_split7_level5.D56];[$optimize_tfidf_split8_level5.D56];[$optimize_tfidf_split9_level5.D56])" office:value-type="float" office:value="0.4003" calcext:value-type="float">
            <text:p>0.4003</text:p>
          </table:table-cell>
          <table:table-cell table:formula="of:=MIN([$optimize_tfidf_split0_level5.E56];[$optimize_tfidf_split1_level5.E56];[$optimize_tfidf_split2_level5.E56];[$optimize_tfidf_split3_level5.E56];[$optimize_tfidf_split4_level5.E56];[$optimize_tfidf_split5_level5.E56];[$optimize_tfidf_split6_level5.E56];[$optimize_tfidf_split7_level5.E56];[$optimize_tfidf_split8_level5.E56];[$optimize_tfidf_split9_level5.E56])" office:value-type="float" office:value="0.3581" calcext:value-type="float">
            <text:p>0.3581</text:p>
          </table:table-cell>
        </table:table-row>
        <table:table-row table:style-name="ro1">
          <table:table-cell table:formula="of:=MIN([$optimize_tfidf_split0_level5.A76];[$optimize_tfidf_split1_level5.A76];[$optimize_tfidf_split2_level5.A76];[$optimize_tfidf_split3_level5.A76];[$optimize_tfidf_split4_level5.A76];[$optimize_tfidf_split5_level5.A76];[$optimize_tfidf_split6_level5.A76];[$optimize_tfidf_split7_level5.A76];[$optimize_tfidf_split8_level5.A76];[$optimize_tfidf_split9_level5.A76])" office:value-type="float" office:value="4" calcext:value-type="float">
            <text:p>4</text:p>
          </table:table-cell>
          <table:table-cell table:formula="of:=MIN([$optimize_tfidf_split0_level5.B76];[$optimize_tfidf_split1_level5.B76];[$optimize_tfidf_split2_level5.B76];[$optimize_tfidf_split3_level5.B76];[$optimize_tfidf_split4_level5.B76];[$optimize_tfidf_split5_level5.B76];[$optimize_tfidf_split6_level5.B76];[$optimize_tfidf_split7_level5.B76];[$optimize_tfidf_split8_level5.B76];[$optimize_tfidf_split9_level5.B76])" office:value-type="float" office:value="0.7" calcext:value-type="float">
            <text:p>0.7</text:p>
          </table:table-cell>
          <table:table-cell table:formula="of:=MIN([$optimize_tfidf_split0_level5.C76];[$optimize_tfidf_split1_level5.C76];[$optimize_tfidf_split2_level5.C76];[$optimize_tfidf_split3_level5.C76];[$optimize_tfidf_split4_level5.C76];[$optimize_tfidf_split5_level5.C76];[$optimize_tfidf_split6_level5.C76];[$optimize_tfidf_split7_level5.C76];[$optimize_tfidf_split8_level5.C76];[$optimize_tfidf_split9_level5.C76])" office:value-type="float" office:value="0.3579" calcext:value-type="float">
            <text:p>0.3579</text:p>
          </table:table-cell>
          <table:table-cell table:formula="of:=MIN([$optimize_tfidf_split0_level5.D76];[$optimize_tfidf_split1_level5.D76];[$optimize_tfidf_split2_level5.D76];[$optimize_tfidf_split3_level5.D76];[$optimize_tfidf_split4_level5.D76];[$optimize_tfidf_split5_level5.D76];[$optimize_tfidf_split6_level5.D76];[$optimize_tfidf_split7_level5.D76];[$optimize_tfidf_split8_level5.D76];[$optimize_tfidf_split9_level5.D76])" office:value-type="float" office:value="0.4201" calcext:value-type="float">
            <text:p>0.4201</text:p>
          </table:table-cell>
          <table:table-cell table:formula="of:=MIN([$optimize_tfidf_split0_level5.E76];[$optimize_tfidf_split1_level5.E76];[$optimize_tfidf_split2_level5.E76];[$optimize_tfidf_split3_level5.E76];[$optimize_tfidf_split4_level5.E76];[$optimize_tfidf_split5_level5.E76];[$optimize_tfidf_split6_level5.E76];[$optimize_tfidf_split7_level5.E76];[$optimize_tfidf_split8_level5.E76];[$optimize_tfidf_split9_level5.E76])" office:value-type="float" office:value="0.355" calcext:value-type="float">
            <text:p>0.355</text:p>
          </table:table-cell>
        </table:table-row>
        <table:table-row table:style-name="ro1">
          <table:table-cell table:formula="of:=MIN([$optimize_tfidf_split0_level5.A96];[$optimize_tfidf_split1_level5.A96];[$optimize_tfidf_split2_level5.A96];[$optimize_tfidf_split3_level5.A96];[$optimize_tfidf_split4_level5.A96];[$optimize_tfidf_split5_level5.A96];[$optimize_tfidf_split6_level5.A96];[$optimize_tfidf_split7_level5.A96];[$optimize_tfidf_split8_level5.A96];[$optimize_tfidf_split9_level5.A96])" office:value-type="float" office:value="5" calcext:value-type="float">
            <text:p>5</text:p>
          </table:table-cell>
          <table:table-cell table:formula="of:=MIN([$optimize_tfidf_split0_level5.B96];[$optimize_tfidf_split1_level5.B96];[$optimize_tfidf_split2_level5.B96];[$optimize_tfidf_split3_level5.B96];[$optimize_tfidf_split4_level5.B96];[$optimize_tfidf_split5_level5.B96];[$optimize_tfidf_split6_level5.B96];[$optimize_tfidf_split7_level5.B96];[$optimize_tfidf_split8_level5.B96];[$optimize_tfidf_split9_level5.B96])" office:value-type="float" office:value="0.7" calcext:value-type="float">
            <text:p>0.7</text:p>
          </table:table-cell>
          <table:table-cell table:formula="of:=MIN([$optimize_tfidf_split0_level5.C96];[$optimize_tfidf_split1_level5.C96];[$optimize_tfidf_split2_level5.C96];[$optimize_tfidf_split3_level5.C96];[$optimize_tfidf_split4_level5.C96];[$optimize_tfidf_split5_level5.C96];[$optimize_tfidf_split6_level5.C96];[$optimize_tfidf_split7_level5.C96];[$optimize_tfidf_split8_level5.C96];[$optimize_tfidf_split9_level5.C96])" office:value-type="float" office:value="0.3419" calcext:value-type="float">
            <text:p>0.3419</text:p>
          </table:table-cell>
          <table:table-cell table:formula="of:=MIN([$optimize_tfidf_split0_level5.D96];[$optimize_tfidf_split1_level5.D96];[$optimize_tfidf_split2_level5.D96];[$optimize_tfidf_split3_level5.D96];[$optimize_tfidf_split4_level5.D96];[$optimize_tfidf_split5_level5.D96];[$optimize_tfidf_split6_level5.D96];[$optimize_tfidf_split7_level5.D96];[$optimize_tfidf_split8_level5.D96];[$optimize_tfidf_split9_level5.D96])" office:value-type="float" office:value="0.43" calcext:value-type="float">
            <text:p>0.43</text:p>
          </table:table-cell>
          <table:table-cell table:formula="of:=MIN([$optimize_tfidf_split0_level5.E96];[$optimize_tfidf_split1_level5.E96];[$optimize_tfidf_split2_level5.E96];[$optimize_tfidf_split3_level5.E96];[$optimize_tfidf_split4_level5.E96];[$optimize_tfidf_split5_level5.E96];[$optimize_tfidf_split6_level5.E96];[$optimize_tfidf_split7_level5.E96];[$optimize_tfidf_split8_level5.E96];[$optimize_tfidf_split9_level5.E96])" office:value-type="float" office:value="0.3477" calcext:value-type="float">
            <text:p>0.3477</text:p>
          </table:table-cell>
        </table:table-row>
        <table:table-row table:style-name="ro1">
          <table:table-cell table:formula="of:=MIN([$optimize_tfidf_split0_level5.A116];[$optimize_tfidf_split1_level5.A116];[$optimize_tfidf_split2_level5.A116];[$optimize_tfidf_split3_level5.A116];[$optimize_tfidf_split4_level5.A116];[$optimize_tfidf_split5_level5.A116];[$optimize_tfidf_split6_level5.A116];[$optimize_tfidf_split7_level5.A116];[$optimize_tfidf_split8_level5.A116];[$optimize_tfidf_split9_level5.A116])" office:value-type="float" office:value="6" calcext:value-type="float">
            <text:p>6</text:p>
          </table:table-cell>
          <table:table-cell table:formula="of:=MIN([$optimize_tfidf_split0_level5.B116];[$optimize_tfidf_split1_level5.B116];[$optimize_tfidf_split2_level5.B116];[$optimize_tfidf_split3_level5.B116];[$optimize_tfidf_split4_level5.B116];[$optimize_tfidf_split5_level5.B116];[$optimize_tfidf_split6_level5.B116];[$optimize_tfidf_split7_level5.B116];[$optimize_tfidf_split8_level5.B116];[$optimize_tfidf_split9_level5.B116])" office:value-type="float" office:value="0.7" calcext:value-type="float">
            <text:p>0.7</text:p>
          </table:table-cell>
          <table:table-cell table:formula="of:=MIN([$optimize_tfidf_split0_level5.C116];[$optimize_tfidf_split1_level5.C116];[$optimize_tfidf_split2_level5.C116];[$optimize_tfidf_split3_level5.C116];[$optimize_tfidf_split4_level5.C116];[$optimize_tfidf_split5_level5.C116];[$optimize_tfidf_split6_level5.C116];[$optimize_tfidf_split7_level5.C116];[$optimize_tfidf_split8_level5.C116];[$optimize_tfidf_split9_level5.C116])" office:value-type="float" office:value="0.3419" calcext:value-type="float">
            <text:p>0.3419</text:p>
          </table:table-cell>
          <table:table-cell table:formula="of:=MIN([$optimize_tfidf_split0_level5.D116];[$optimize_tfidf_split1_level5.D116];[$optimize_tfidf_split2_level5.D116];[$optimize_tfidf_split3_level5.D116];[$optimize_tfidf_split4_level5.D116];[$optimize_tfidf_split5_level5.D116];[$optimize_tfidf_split6_level5.D116];[$optimize_tfidf_split7_level5.D116];[$optimize_tfidf_split8_level5.D116];[$optimize_tfidf_split9_level5.D116])" office:value-type="float" office:value="0.43" calcext:value-type="float">
            <text:p>0.43</text:p>
          </table:table-cell>
          <table:table-cell table:formula="of:=MIN([$optimize_tfidf_split0_level5.E116];[$optimize_tfidf_split1_level5.E116];[$optimize_tfidf_split2_level5.E116];[$optimize_tfidf_split3_level5.E116];[$optimize_tfidf_split4_level5.E116];[$optimize_tfidf_split5_level5.E116];[$optimize_tfidf_split6_level5.E116];[$optimize_tfidf_split7_level5.E116];[$optimize_tfidf_split8_level5.E116];[$optimize_tfidf_split9_level5.E116])" office:value-type="float" office:value="0.3477" calcext:value-type="float">
            <text:p>0.3477</text:p>
          </table:table-cell>
        </table:table-row>
        <table:table-row table:style-name="ro1">
          <table:table-cell table:formula="of:=MIN([$optimize_tfidf_split0_level5.A136];[$optimize_tfidf_split1_level5.A136];[$optimize_tfidf_split2_level5.A136];[$optimize_tfidf_split3_level5.A136];[$optimize_tfidf_split4_level5.A136];[$optimize_tfidf_split5_level5.A136];[$optimize_tfidf_split6_level5.A136];[$optimize_tfidf_split7_level5.A136];[$optimize_tfidf_split8_level5.A136];[$optimize_tfidf_split9_level5.A136])" office:value-type="float" office:value="7" calcext:value-type="float">
            <text:p>7</text:p>
          </table:table-cell>
          <table:table-cell table:formula="of:=MIN([$optimize_tfidf_split0_level5.B136];[$optimize_tfidf_split1_level5.B136];[$optimize_tfidf_split2_level5.B136];[$optimize_tfidf_split3_level5.B136];[$optimize_tfidf_split4_level5.B136];[$optimize_tfidf_split5_level5.B136];[$optimize_tfidf_split6_level5.B136];[$optimize_tfidf_split7_level5.B136];[$optimize_tfidf_split8_level5.B136];[$optimize_tfidf_split9_level5.B136])" office:value-type="float" office:value="0.7" calcext:value-type="float">
            <text:p>0.7</text:p>
          </table:table-cell>
          <table:table-cell table:formula="of:=MIN([$optimize_tfidf_split0_level5.C136];[$optimize_tfidf_split1_level5.C136];[$optimize_tfidf_split2_level5.C136];[$optimize_tfidf_split3_level5.C136];[$optimize_tfidf_split4_level5.C136];[$optimize_tfidf_split5_level5.C136];[$optimize_tfidf_split6_level5.C136];[$optimize_tfidf_split7_level5.C136];[$optimize_tfidf_split8_level5.C136];[$optimize_tfidf_split9_level5.C136])" office:value-type="float" office:value="0.3419" calcext:value-type="float">
            <text:p>0.3419</text:p>
          </table:table-cell>
          <table:table-cell table:formula="of:=MIN([$optimize_tfidf_split0_level5.D136];[$optimize_tfidf_split1_level5.D136];[$optimize_tfidf_split2_level5.D136];[$optimize_tfidf_split3_level5.D136];[$optimize_tfidf_split4_level5.D136];[$optimize_tfidf_split5_level5.D136];[$optimize_tfidf_split6_level5.D136];[$optimize_tfidf_split7_level5.D136];[$optimize_tfidf_split8_level5.D136];[$optimize_tfidf_split9_level5.D136])" office:value-type="float" office:value="0.43" calcext:value-type="float">
            <text:p>0.43</text:p>
          </table:table-cell>
          <table:table-cell table:formula="of:=MIN([$optimize_tfidf_split0_level5.E136];[$optimize_tfidf_split1_level5.E136];[$optimize_tfidf_split2_level5.E136];[$optimize_tfidf_split3_level5.E136];[$optimize_tfidf_split4_level5.E136];[$optimize_tfidf_split5_level5.E136];[$optimize_tfidf_split6_level5.E136];[$optimize_tfidf_split7_level5.E136];[$optimize_tfidf_split8_level5.E136];[$optimize_tfidf_split9_level5.E136])" office:value-type="float" office:value="0.3477" calcext:value-type="float">
            <text:p>0.3477</text:p>
          </table:table-cell>
        </table:table-row>
        <table:table-row table:style-name="ro1">
          <table:table-cell table:formula="of:=MIN([$optimize_tfidf_split0_level5.A156];[$optimize_tfidf_split1_level5.A156];[$optimize_tfidf_split2_level5.A156];[$optimize_tfidf_split3_level5.A156];[$optimize_tfidf_split4_level5.A156];[$optimize_tfidf_split5_level5.A156];[$optimize_tfidf_split6_level5.A156];[$optimize_tfidf_split7_level5.A156];[$optimize_tfidf_split8_level5.A156];[$optimize_tfidf_split9_level5.A156])" office:value-type="float" office:value="8" calcext:value-type="float">
            <text:p>8</text:p>
          </table:table-cell>
          <table:table-cell table:formula="of:=MIN([$optimize_tfidf_split0_level5.B156];[$optimize_tfidf_split1_level5.B156];[$optimize_tfidf_split2_level5.B156];[$optimize_tfidf_split3_level5.B156];[$optimize_tfidf_split4_level5.B156];[$optimize_tfidf_split5_level5.B156];[$optimize_tfidf_split6_level5.B156];[$optimize_tfidf_split7_level5.B156];[$optimize_tfidf_split8_level5.B156];[$optimize_tfidf_split9_level5.B156])" office:value-type="float" office:value="0.7" calcext:value-type="float">
            <text:p>0.7</text:p>
          </table:table-cell>
          <table:table-cell table:formula="of:=MIN([$optimize_tfidf_split0_level5.C156];[$optimize_tfidf_split1_level5.C156];[$optimize_tfidf_split2_level5.C156];[$optimize_tfidf_split3_level5.C156];[$optimize_tfidf_split4_level5.C156];[$optimize_tfidf_split5_level5.C156];[$optimize_tfidf_split6_level5.C156];[$optimize_tfidf_split7_level5.C156];[$optimize_tfidf_split8_level5.C156];[$optimize_tfidf_split9_level5.C156])" office:value-type="float" office:value="0.3419" calcext:value-type="float">
            <text:p>0.3419</text:p>
          </table:table-cell>
          <table:table-cell table:formula="of:=MIN([$optimize_tfidf_split0_level5.D156];[$optimize_tfidf_split1_level5.D156];[$optimize_tfidf_split2_level5.D156];[$optimize_tfidf_split3_level5.D156];[$optimize_tfidf_split4_level5.D156];[$optimize_tfidf_split5_level5.D156];[$optimize_tfidf_split6_level5.D156];[$optimize_tfidf_split7_level5.D156];[$optimize_tfidf_split8_level5.D156];[$optimize_tfidf_split9_level5.D156])" office:value-type="float" office:value="0.43" calcext:value-type="float">
            <text:p>0.43</text:p>
          </table:table-cell>
          <table:table-cell table:formula="of:=MIN([$optimize_tfidf_split0_level5.E156];[$optimize_tfidf_split1_level5.E156];[$optimize_tfidf_split2_level5.E156];[$optimize_tfidf_split3_level5.E156];[$optimize_tfidf_split4_level5.E156];[$optimize_tfidf_split5_level5.E156];[$optimize_tfidf_split6_level5.E156];[$optimize_tfidf_split7_level5.E156];[$optimize_tfidf_split8_level5.E156];[$optimize_tfidf_split9_level5.E156])" office:value-type="float" office:value="0.3477" calcext:value-type="float">
            <text:p>0.3477</text:p>
          </table:table-cell>
        </table:table-row>
        <table:table-row table:style-name="ro1">
          <table:table-cell table:formula="of:=MIN([$optimize_tfidf_split0_level5.A176];[$optimize_tfidf_split1_level5.A176];[$optimize_tfidf_split2_level5.A176];[$optimize_tfidf_split3_level5.A176];[$optimize_tfidf_split4_level5.A176];[$optimize_tfidf_split5_level5.A176];[$optimize_tfidf_split6_level5.A176];[$optimize_tfidf_split7_level5.A176];[$optimize_tfidf_split8_level5.A176];[$optimize_tfidf_split9_level5.A176])" office:value-type="float" office:value="9" calcext:value-type="float">
            <text:p>9</text:p>
          </table:table-cell>
          <table:table-cell table:formula="of:=MIN([$optimize_tfidf_split0_level5.B176];[$optimize_tfidf_split1_level5.B176];[$optimize_tfidf_split2_level5.B176];[$optimize_tfidf_split3_level5.B176];[$optimize_tfidf_split4_level5.B176];[$optimize_tfidf_split5_level5.B176];[$optimize_tfidf_split6_level5.B176];[$optimize_tfidf_split7_level5.B176];[$optimize_tfidf_split8_level5.B176];[$optimize_tfidf_split9_level5.B176])" office:value-type="float" office:value="0.7" calcext:value-type="float">
            <text:p>0.7</text:p>
          </table:table-cell>
          <table:table-cell table:formula="of:=MIN([$optimize_tfidf_split0_level5.C176];[$optimize_tfidf_split1_level5.C176];[$optimize_tfidf_split2_level5.C176];[$optimize_tfidf_split3_level5.C176];[$optimize_tfidf_split4_level5.C176];[$optimize_tfidf_split5_level5.C176];[$optimize_tfidf_split6_level5.C176];[$optimize_tfidf_split7_level5.C176];[$optimize_tfidf_split8_level5.C176];[$optimize_tfidf_split9_level5.C176])" office:value-type="float" office:value="0.3419" calcext:value-type="float">
            <text:p>0.3419</text:p>
          </table:table-cell>
          <table:table-cell table:formula="of:=MIN([$optimize_tfidf_split0_level5.D176];[$optimize_tfidf_split1_level5.D176];[$optimize_tfidf_split2_level5.D176];[$optimize_tfidf_split3_level5.D176];[$optimize_tfidf_split4_level5.D176];[$optimize_tfidf_split5_level5.D176];[$optimize_tfidf_split6_level5.D176];[$optimize_tfidf_split7_level5.D176];[$optimize_tfidf_split8_level5.D176];[$optimize_tfidf_split9_level5.D176])" office:value-type="float" office:value="0.43" calcext:value-type="float">
            <text:p>0.43</text:p>
          </table:table-cell>
          <table:table-cell table:formula="of:=MIN([$optimize_tfidf_split0_level5.E176];[$optimize_tfidf_split1_level5.E176];[$optimize_tfidf_split2_level5.E176];[$optimize_tfidf_split3_level5.E176];[$optimize_tfidf_split4_level5.E176];[$optimize_tfidf_split5_level5.E176];[$optimize_tfidf_split6_level5.E176];[$optimize_tfidf_split7_level5.E176];[$optimize_tfidf_split8_level5.E176];[$optimize_tfidf_split9_level5.E176])" office:value-type="float" office:value="0.3477" calcext:value-type="float">
            <text:p>0.3477</text:p>
          </table:table-cell>
        </table:table-row>
        <table:table-row table:style-name="ro1">
          <table:table-cell table:formula="of:=MIN([$optimize_tfidf_split0_level5.A196];[$optimize_tfidf_split1_level5.A196];[$optimize_tfidf_split2_level5.A196];[$optimize_tfidf_split3_level5.A196];[$optimize_tfidf_split4_level5.A196];[$optimize_tfidf_split5_level5.A196];[$optimize_tfidf_split6_level5.A196];[$optimize_tfidf_split7_level5.A196];[$optimize_tfidf_split8_level5.A196];[$optimize_tfidf_split9_level5.A196])" office:value-type="float" office:value="10" calcext:value-type="float">
            <text:p>10</text:p>
          </table:table-cell>
          <table:table-cell table:formula="of:=MIN([$optimize_tfidf_split0_level5.B196];[$optimize_tfidf_split1_level5.B196];[$optimize_tfidf_split2_level5.B196];[$optimize_tfidf_split3_level5.B196];[$optimize_tfidf_split4_level5.B196];[$optimize_tfidf_split5_level5.B196];[$optimize_tfidf_split6_level5.B196];[$optimize_tfidf_split7_level5.B196];[$optimize_tfidf_split8_level5.B196];[$optimize_tfidf_split9_level5.B196])" office:value-type="float" office:value="0.7" calcext:value-type="float">
            <text:p>0.7</text:p>
          </table:table-cell>
          <table:table-cell table:formula="of:=MIN([$optimize_tfidf_split0_level5.C196];[$optimize_tfidf_split1_level5.C196];[$optimize_tfidf_split2_level5.C196];[$optimize_tfidf_split3_level5.C196];[$optimize_tfidf_split4_level5.C196];[$optimize_tfidf_split5_level5.C196];[$optimize_tfidf_split6_level5.C196];[$optimize_tfidf_split7_level5.C196];[$optimize_tfidf_split8_level5.C196];[$optimize_tfidf_split9_level5.C196])" office:value-type="float" office:value="0.3419" calcext:value-type="float">
            <text:p>0.3419</text:p>
          </table:table-cell>
          <table:table-cell table:formula="of:=MIN([$optimize_tfidf_split0_level5.D196];[$optimize_tfidf_split1_level5.D196];[$optimize_tfidf_split2_level5.D196];[$optimize_tfidf_split3_level5.D196];[$optimize_tfidf_split4_level5.D196];[$optimize_tfidf_split5_level5.D196];[$optimize_tfidf_split6_level5.D196];[$optimize_tfidf_split7_level5.D196];[$optimize_tfidf_split8_level5.D196];[$optimize_tfidf_split9_level5.D196])" office:value-type="float" office:value="0.43" calcext:value-type="float">
            <text:p>0.43</text:p>
          </table:table-cell>
          <table:table-cell table:formula="of:=MIN([$optimize_tfidf_split0_level5.E196];[$optimize_tfidf_split1_level5.E196];[$optimize_tfidf_split2_level5.E196];[$optimize_tfidf_split3_level5.E196];[$optimize_tfidf_split4_level5.E196];[$optimize_tfidf_split5_level5.E196];[$optimize_tfidf_split6_level5.E196];[$optimize_tfidf_split7_level5.E196];[$optimize_tfidf_split8_level5.E196];[$optimize_tfidf_split9_level5.E196])" office:value-type="float" office:value="0.3477" calcext:value-type="float">
            <text:p>0.3477</text:p>
          </table:table-cell>
        </table:table-row>
        <table:table-row table:style-name="ro1">
          <table:table-cell table:formula="of:=MIN([$optimize_tfidf_split0_level5.A216];[$optimize_tfidf_split1_level5.A216];[$optimize_tfidf_split2_level5.A216];[$optimize_tfidf_split3_level5.A216];[$optimize_tfidf_split4_level5.A216];[$optimize_tfidf_split5_level5.A216];[$optimize_tfidf_split6_level5.A216];[$optimize_tfidf_split7_level5.A216];[$optimize_tfidf_split8_level5.A216];[$optimize_tfidf_split9_level5.A216])" office:value-type="float" office:value="11" calcext:value-type="float">
            <text:p>11</text:p>
          </table:table-cell>
          <table:table-cell table:formula="of:=MIN([$optimize_tfidf_split0_level5.B216];[$optimize_tfidf_split1_level5.B216];[$optimize_tfidf_split2_level5.B216];[$optimize_tfidf_split3_level5.B216];[$optimize_tfidf_split4_level5.B216];[$optimize_tfidf_split5_level5.B216];[$optimize_tfidf_split6_level5.B216];[$optimize_tfidf_split7_level5.B216];[$optimize_tfidf_split8_level5.B216];[$optimize_tfidf_split9_level5.B216])" office:value-type="float" office:value="0.7" calcext:value-type="float">
            <text:p>0.7</text:p>
          </table:table-cell>
          <table:table-cell table:formula="of:=MIN([$optimize_tfidf_split0_level5.C216];[$optimize_tfidf_split1_level5.C216];[$optimize_tfidf_split2_level5.C216];[$optimize_tfidf_split3_level5.C216];[$optimize_tfidf_split4_level5.C216];[$optimize_tfidf_split5_level5.C216];[$optimize_tfidf_split6_level5.C216];[$optimize_tfidf_split7_level5.C216];[$optimize_tfidf_split8_level5.C216];[$optimize_tfidf_split9_level5.C216])" office:value-type="float" office:value="0.3419" calcext:value-type="float">
            <text:p>0.3419</text:p>
          </table:table-cell>
          <table:table-cell table:formula="of:=MIN([$optimize_tfidf_split0_level5.D216];[$optimize_tfidf_split1_level5.D216];[$optimize_tfidf_split2_level5.D216];[$optimize_tfidf_split3_level5.D216];[$optimize_tfidf_split4_level5.D216];[$optimize_tfidf_split5_level5.D216];[$optimize_tfidf_split6_level5.D216];[$optimize_tfidf_split7_level5.D216];[$optimize_tfidf_split8_level5.D216];[$optimize_tfidf_split9_level5.D216])" office:value-type="float" office:value="0.43" calcext:value-type="float">
            <text:p>0.43</text:p>
          </table:table-cell>
          <table:table-cell table:formula="of:=MIN([$optimize_tfidf_split0_level5.E216];[$optimize_tfidf_split1_level5.E216];[$optimize_tfidf_split2_level5.E216];[$optimize_tfidf_split3_level5.E216];[$optimize_tfidf_split4_level5.E216];[$optimize_tfidf_split5_level5.E216];[$optimize_tfidf_split6_level5.E216];[$optimize_tfidf_split7_level5.E216];[$optimize_tfidf_split8_level5.E216];[$optimize_tfidf_split9_level5.E216])" office:value-type="float" office:value="0.3477" calcext:value-type="float">
            <text:p>0.3477</text:p>
          </table:table-cell>
        </table:table-row>
        <table:table-row table:style-name="ro1">
          <table:table-cell table:formula="of:=MIN([$optimize_tfidf_split0_level5.A236];[$optimize_tfidf_split1_level5.A236];[$optimize_tfidf_split2_level5.A236];[$optimize_tfidf_split3_level5.A236];[$optimize_tfidf_split4_level5.A236];[$optimize_tfidf_split5_level5.A236];[$optimize_tfidf_split6_level5.A236];[$optimize_tfidf_split7_level5.A236];[$optimize_tfidf_split8_level5.A236];[$optimize_tfidf_split9_level5.A236])" office:value-type="float" office:value="12" calcext:value-type="float">
            <text:p>12</text:p>
          </table:table-cell>
          <table:table-cell table:formula="of:=MIN([$optimize_tfidf_split0_level5.B236];[$optimize_tfidf_split1_level5.B236];[$optimize_tfidf_split2_level5.B236];[$optimize_tfidf_split3_level5.B236];[$optimize_tfidf_split4_level5.B236];[$optimize_tfidf_split5_level5.B236];[$optimize_tfidf_split6_level5.B236];[$optimize_tfidf_split7_level5.B236];[$optimize_tfidf_split8_level5.B236];[$optimize_tfidf_split9_level5.B236])" office:value-type="float" office:value="0.7" calcext:value-type="float">
            <text:p>0.7</text:p>
          </table:table-cell>
          <table:table-cell table:formula="of:=MIN([$optimize_tfidf_split0_level5.C236];[$optimize_tfidf_split1_level5.C236];[$optimize_tfidf_split2_level5.C236];[$optimize_tfidf_split3_level5.C236];[$optimize_tfidf_split4_level5.C236];[$optimize_tfidf_split5_level5.C236];[$optimize_tfidf_split6_level5.C236];[$optimize_tfidf_split7_level5.C236];[$optimize_tfidf_split8_level5.C236];[$optimize_tfidf_split9_level5.C236])" office:value-type="float" office:value="0.3419" calcext:value-type="float">
            <text:p>0.3419</text:p>
          </table:table-cell>
          <table:table-cell table:formula="of:=MIN([$optimize_tfidf_split0_level5.D236];[$optimize_tfidf_split1_level5.D236];[$optimize_tfidf_split2_level5.D236];[$optimize_tfidf_split3_level5.D236];[$optimize_tfidf_split4_level5.D236];[$optimize_tfidf_split5_level5.D236];[$optimize_tfidf_split6_level5.D236];[$optimize_tfidf_split7_level5.D236];[$optimize_tfidf_split8_level5.D236];[$optimize_tfidf_split9_level5.D236])" office:value-type="float" office:value="0.43" calcext:value-type="float">
            <text:p>0.43</text:p>
          </table:table-cell>
          <table:table-cell table:formula="of:=MIN([$optimize_tfidf_split0_level5.E236];[$optimize_tfidf_split1_level5.E236];[$optimize_tfidf_split2_level5.E236];[$optimize_tfidf_split3_level5.E236];[$optimize_tfidf_split4_level5.E236];[$optimize_tfidf_split5_level5.E236];[$optimize_tfidf_split6_level5.E236];[$optimize_tfidf_split7_level5.E236];[$optimize_tfidf_split8_level5.E236];[$optimize_tfidf_split9_level5.E236])" office:value-type="float" office:value="0.3477" calcext:value-type="float">
            <text:p>0.3477</text:p>
          </table:table-cell>
        </table:table-row>
        <table:table-row table:style-name="ro1">
          <table:table-cell table:formula="of:=MIN([$optimize_tfidf_split0_level5.A256];[$optimize_tfidf_split1_level5.A256];[$optimize_tfidf_split2_level5.A256];[$optimize_tfidf_split3_level5.A256];[$optimize_tfidf_split4_level5.A256];[$optimize_tfidf_split5_level5.A256];[$optimize_tfidf_split6_level5.A256];[$optimize_tfidf_split7_level5.A256];[$optimize_tfidf_split8_level5.A256];[$optimize_tfidf_split9_level5.A256])" office:value-type="float" office:value="13" calcext:value-type="float">
            <text:p>13</text:p>
          </table:table-cell>
          <table:table-cell table:formula="of:=MIN([$optimize_tfidf_split0_level5.B256];[$optimize_tfidf_split1_level5.B256];[$optimize_tfidf_split2_level5.B256];[$optimize_tfidf_split3_level5.B256];[$optimize_tfidf_split4_level5.B256];[$optimize_tfidf_split5_level5.B256];[$optimize_tfidf_split6_level5.B256];[$optimize_tfidf_split7_level5.B256];[$optimize_tfidf_split8_level5.B256];[$optimize_tfidf_split9_level5.B256])" office:value-type="float" office:value="0.7" calcext:value-type="float">
            <text:p>0.7</text:p>
          </table:table-cell>
          <table:table-cell table:formula="of:=MIN([$optimize_tfidf_split0_level5.C256];[$optimize_tfidf_split1_level5.C256];[$optimize_tfidf_split2_level5.C256];[$optimize_tfidf_split3_level5.C256];[$optimize_tfidf_split4_level5.C256];[$optimize_tfidf_split5_level5.C256];[$optimize_tfidf_split6_level5.C256];[$optimize_tfidf_split7_level5.C256];[$optimize_tfidf_split8_level5.C256];[$optimize_tfidf_split9_level5.C256])" office:value-type="float" office:value="0.3419" calcext:value-type="float">
            <text:p>0.3419</text:p>
          </table:table-cell>
          <table:table-cell table:formula="of:=MIN([$optimize_tfidf_split0_level5.D256];[$optimize_tfidf_split1_level5.D256];[$optimize_tfidf_split2_level5.D256];[$optimize_tfidf_split3_level5.D256];[$optimize_tfidf_split4_level5.D256];[$optimize_tfidf_split5_level5.D256];[$optimize_tfidf_split6_level5.D256];[$optimize_tfidf_split7_level5.D256];[$optimize_tfidf_split8_level5.D256];[$optimize_tfidf_split9_level5.D256])" office:value-type="float" office:value="0.43" calcext:value-type="float">
            <text:p>0.43</text:p>
          </table:table-cell>
          <table:table-cell table:formula="of:=MIN([$optimize_tfidf_split0_level5.E256];[$optimize_tfidf_split1_level5.E256];[$optimize_tfidf_split2_level5.E256];[$optimize_tfidf_split3_level5.E256];[$optimize_tfidf_split4_level5.E256];[$optimize_tfidf_split5_level5.E256];[$optimize_tfidf_split6_level5.E256];[$optimize_tfidf_split7_level5.E256];[$optimize_tfidf_split8_level5.E256];[$optimize_tfidf_split9_level5.E256])" office:value-type="float" office:value="0.3477" calcext:value-type="float">
            <text:p>0.3477</text:p>
          </table:table-cell>
        </table:table-row>
        <table:table-row table:style-name="ro1">
          <table:table-cell table:formula="of:=MIN([$optimize_tfidf_split0_level5.A276];[$optimize_tfidf_split1_level5.A276];[$optimize_tfidf_split2_level5.A276];[$optimize_tfidf_split3_level5.A276];[$optimize_tfidf_split4_level5.A276];[$optimize_tfidf_split5_level5.A276];[$optimize_tfidf_split6_level5.A276];[$optimize_tfidf_split7_level5.A276];[$optimize_tfidf_split8_level5.A276];[$optimize_tfidf_split9_level5.A276])" office:value-type="float" office:value="14" calcext:value-type="float">
            <text:p>14</text:p>
          </table:table-cell>
          <table:table-cell table:formula="of:=MIN([$optimize_tfidf_split0_level5.B276];[$optimize_tfidf_split1_level5.B276];[$optimize_tfidf_split2_level5.B276];[$optimize_tfidf_split3_level5.B276];[$optimize_tfidf_split4_level5.B276];[$optimize_tfidf_split5_level5.B276];[$optimize_tfidf_split6_level5.B276];[$optimize_tfidf_split7_level5.B276];[$optimize_tfidf_split8_level5.B276];[$optimize_tfidf_split9_level5.B276])" office:value-type="float" office:value="0.7" calcext:value-type="float">
            <text:p>0.7</text:p>
          </table:table-cell>
          <table:table-cell table:formula="of:=MIN([$optimize_tfidf_split0_level5.C276];[$optimize_tfidf_split1_level5.C276];[$optimize_tfidf_split2_level5.C276];[$optimize_tfidf_split3_level5.C276];[$optimize_tfidf_split4_level5.C276];[$optimize_tfidf_split5_level5.C276];[$optimize_tfidf_split6_level5.C276];[$optimize_tfidf_split7_level5.C276];[$optimize_tfidf_split8_level5.C276];[$optimize_tfidf_split9_level5.C276])" office:value-type="float" office:value="0.3419" calcext:value-type="float">
            <text:p>0.3419</text:p>
          </table:table-cell>
          <table:table-cell table:formula="of:=MIN([$optimize_tfidf_split0_level5.D276];[$optimize_tfidf_split1_level5.D276];[$optimize_tfidf_split2_level5.D276];[$optimize_tfidf_split3_level5.D276];[$optimize_tfidf_split4_level5.D276];[$optimize_tfidf_split5_level5.D276];[$optimize_tfidf_split6_level5.D276];[$optimize_tfidf_split7_level5.D276];[$optimize_tfidf_split8_level5.D276];[$optimize_tfidf_split9_level5.D276])" office:value-type="float" office:value="0.43" calcext:value-type="float">
            <text:p>0.43</text:p>
          </table:table-cell>
          <table:table-cell table:formula="of:=MIN([$optimize_tfidf_split0_level5.E276];[$optimize_tfidf_split1_level5.E276];[$optimize_tfidf_split2_level5.E276];[$optimize_tfidf_split3_level5.E276];[$optimize_tfidf_split4_level5.E276];[$optimize_tfidf_split5_level5.E276];[$optimize_tfidf_split6_level5.E276];[$optimize_tfidf_split7_level5.E276];[$optimize_tfidf_split8_level5.E276];[$optimize_tfidf_split9_level5.E276])" office:value-type="float" office:value="0.3477" calcext:value-type="float">
            <text:p>0.3477</text:p>
          </table:table-cell>
        </table:table-row>
        <table:table-row table:style-name="ro1">
          <table:table-cell table:formula="of:=MIN([$optimize_tfidf_split0_level5.A296];[$optimize_tfidf_split1_level5.A296];[$optimize_tfidf_split2_level5.A296];[$optimize_tfidf_split3_level5.A296];[$optimize_tfidf_split4_level5.A296];[$optimize_tfidf_split5_level5.A296];[$optimize_tfidf_split6_level5.A296];[$optimize_tfidf_split7_level5.A296];[$optimize_tfidf_split8_level5.A296];[$optimize_tfidf_split9_level5.A296])" office:value-type="float" office:value="15" calcext:value-type="float">
            <text:p>15</text:p>
          </table:table-cell>
          <table:table-cell table:formula="of:=MIN([$optimize_tfidf_split0_level5.B296];[$optimize_tfidf_split1_level5.B296];[$optimize_tfidf_split2_level5.B296];[$optimize_tfidf_split3_level5.B296];[$optimize_tfidf_split4_level5.B296];[$optimize_tfidf_split5_level5.B296];[$optimize_tfidf_split6_level5.B296];[$optimize_tfidf_split7_level5.B296];[$optimize_tfidf_split8_level5.B296];[$optimize_tfidf_split9_level5.B296])" office:value-type="float" office:value="0.7" calcext:value-type="float">
            <text:p>0.7</text:p>
          </table:table-cell>
          <table:table-cell table:formula="of:=MIN([$optimize_tfidf_split0_level5.C296];[$optimize_tfidf_split1_level5.C296];[$optimize_tfidf_split2_level5.C296];[$optimize_tfidf_split3_level5.C296];[$optimize_tfidf_split4_level5.C296];[$optimize_tfidf_split5_level5.C296];[$optimize_tfidf_split6_level5.C296];[$optimize_tfidf_split7_level5.C296];[$optimize_tfidf_split8_level5.C296];[$optimize_tfidf_split9_level5.C296])" office:value-type="float" office:value="0.3419" calcext:value-type="float">
            <text:p>0.3419</text:p>
          </table:table-cell>
          <table:table-cell table:formula="of:=MIN([$optimize_tfidf_split0_level5.D296];[$optimize_tfidf_split1_level5.D296];[$optimize_tfidf_split2_level5.D296];[$optimize_tfidf_split3_level5.D296];[$optimize_tfidf_split4_level5.D296];[$optimize_tfidf_split5_level5.D296];[$optimize_tfidf_split6_level5.D296];[$optimize_tfidf_split7_level5.D296];[$optimize_tfidf_split8_level5.D296];[$optimize_tfidf_split9_level5.D296])" office:value-type="float" office:value="0.43" calcext:value-type="float">
            <text:p>0.43</text:p>
          </table:table-cell>
          <table:table-cell table:formula="of:=MIN([$optimize_tfidf_split0_level5.E296];[$optimize_tfidf_split1_level5.E296];[$optimize_tfidf_split2_level5.E296];[$optimize_tfidf_split3_level5.E296];[$optimize_tfidf_split4_level5.E296];[$optimize_tfidf_split5_level5.E296];[$optimize_tfidf_split6_level5.E296];[$optimize_tfidf_split7_level5.E296];[$optimize_tfidf_split8_level5.E296];[$optimize_tfidf_split9_level5.E296])" office:value-type="float" office:value="0.3477" calcext:value-type="float">
            <text:p>0.3477</text:p>
          </table:table-cell>
        </table:table-row>
        <table:table-row table:style-name="ro1">
          <table:table-cell table:formula="of:=MIN([$optimize_tfidf_split0_level5.A17];[$optimize_tfidf_split1_level5.A17];[$optimize_tfidf_split2_level5.A17];[$optimize_tfidf_split3_level5.A17];[$optimize_tfidf_split4_level5.A17];[$optimize_tfidf_split5_level5.A17];[$optimize_tfidf_split6_level5.A17];[$optimize_tfidf_split7_level5.A17];[$optimize_tfidf_split8_level5.A17];[$optimize_tfidf_split9_level5.A17])" office:value-type="float" office:value="1" calcext:value-type="float">
            <text:p>1</text:p>
          </table:table-cell>
          <table:table-cell table:formula="of:=MIN([$optimize_tfidf_split0_level5.B17];[$optimize_tfidf_split1_level5.B17];[$optimize_tfidf_split2_level5.B17];[$optimize_tfidf_split3_level5.B17];[$optimize_tfidf_split4_level5.B17];[$optimize_tfidf_split5_level5.B17];[$optimize_tfidf_split6_level5.B17];[$optimize_tfidf_split7_level5.B17];[$optimize_tfidf_split8_level5.B17];[$optimize_tfidf_split9_level5.B17])" office:value-type="float" office:value="0.75" calcext:value-type="float">
            <text:p>0.75</text:p>
          </table:table-cell>
          <table:table-cell table:formula="of:=MIN([$optimize_tfidf_split0_level5.C17];[$optimize_tfidf_split1_level5.C17];[$optimize_tfidf_split2_level5.C17];[$optimize_tfidf_split3_level5.C17];[$optimize_tfidf_split4_level5.C17];[$optimize_tfidf_split5_level5.C17];[$optimize_tfidf_split6_level5.C17];[$optimize_tfidf_split7_level5.C17];[$optimize_tfidf_split8_level5.C17];[$optimize_tfidf_split9_level5.C17])" office:value-type="float" office:value="0.4073" calcext:value-type="float">
            <text:p>0.4073</text:p>
          </table:table-cell>
          <table:table-cell table:formula="of:=MIN([$optimize_tfidf_split0_level5.D17];[$optimize_tfidf_split1_level5.D17];[$optimize_tfidf_split2_level5.D17];[$optimize_tfidf_split3_level5.D17];[$optimize_tfidf_split4_level5.D17];[$optimize_tfidf_split5_level5.D17];[$optimize_tfidf_split6_level5.D17];[$optimize_tfidf_split7_level5.D17];[$optimize_tfidf_split8_level5.D17];[$optimize_tfidf_split9_level5.D17])" office:value-type="float" office:value="0.2681" calcext:value-type="float">
            <text:p>0.2681</text:p>
          </table:table-cell>
          <table:table-cell table:formula="of:=MIN([$optimize_tfidf_split0_level5.E17];[$optimize_tfidf_split1_level5.E17];[$optimize_tfidf_split2_level5.E17];[$optimize_tfidf_split3_level5.E17];[$optimize_tfidf_split4_level5.E17];[$optimize_tfidf_split5_level5.E17];[$optimize_tfidf_split6_level5.E17];[$optimize_tfidf_split7_level5.E17];[$optimize_tfidf_split8_level5.E17];[$optimize_tfidf_split9_level5.E17])" office:value-type="float" office:value="0.2973" calcext:value-type="float">
            <text:p>0.2973</text:p>
          </table:table-cell>
        </table:table-row>
        <table:table-row table:style-name="ro1">
          <table:table-cell table:formula="of:=MIN([$optimize_tfidf_split0_level5.A37];[$optimize_tfidf_split1_level5.A37];[$optimize_tfidf_split2_level5.A37];[$optimize_tfidf_split3_level5.A37];[$optimize_tfidf_split4_level5.A37];[$optimize_tfidf_split5_level5.A37];[$optimize_tfidf_split6_level5.A37];[$optimize_tfidf_split7_level5.A37];[$optimize_tfidf_split8_level5.A37];[$optimize_tfidf_split9_level5.A37])" office:value-type="float" office:value="2" calcext:value-type="float">
            <text:p>2</text:p>
          </table:table-cell>
          <table:table-cell table:formula="of:=MIN([$optimize_tfidf_split0_level5.B37];[$optimize_tfidf_split1_level5.B37];[$optimize_tfidf_split2_level5.B37];[$optimize_tfidf_split3_level5.B37];[$optimize_tfidf_split4_level5.B37];[$optimize_tfidf_split5_level5.B37];[$optimize_tfidf_split6_level5.B37];[$optimize_tfidf_split7_level5.B37];[$optimize_tfidf_split8_level5.B37];[$optimize_tfidf_split9_level5.B37])" office:value-type="float" office:value="0.75" calcext:value-type="float">
            <text:p>0.75</text:p>
          </table:table-cell>
          <table:table-cell table:formula="of:=MIN([$optimize_tfidf_split0_level5.C37];[$optimize_tfidf_split1_level5.C37];[$optimize_tfidf_split2_level5.C37];[$optimize_tfidf_split3_level5.C37];[$optimize_tfidf_split4_level5.C37];[$optimize_tfidf_split5_level5.C37];[$optimize_tfidf_split6_level5.C37];[$optimize_tfidf_split7_level5.C37];[$optimize_tfidf_split8_level5.C37];[$optimize_tfidf_split9_level5.C37])" office:value-type="float" office:value="0.3668" calcext:value-type="float">
            <text:p>0.3668</text:p>
          </table:table-cell>
          <table:table-cell table:formula="of:=MIN([$optimize_tfidf_split0_level5.D37];[$optimize_tfidf_split1_level5.D37];[$optimize_tfidf_split2_level5.D37];[$optimize_tfidf_split3_level5.D37];[$optimize_tfidf_split4_level5.D37];[$optimize_tfidf_split5_level5.D37];[$optimize_tfidf_split6_level5.D37];[$optimize_tfidf_split7_level5.D37];[$optimize_tfidf_split8_level5.D37];[$optimize_tfidf_split9_level5.D37])" office:value-type="float" office:value="0.3214" calcext:value-type="float">
            <text:p>0.3214</text:p>
          </table:table-cell>
          <table:table-cell table:formula="of:=MIN([$optimize_tfidf_split0_level5.E37];[$optimize_tfidf_split1_level5.E37];[$optimize_tfidf_split2_level5.E37];[$optimize_tfidf_split3_level5.E37];[$optimize_tfidf_split4_level5.E37];[$optimize_tfidf_split5_level5.E37];[$optimize_tfidf_split6_level5.E37];[$optimize_tfidf_split7_level5.E37];[$optimize_tfidf_split8_level5.E37];[$optimize_tfidf_split9_level5.E37])" office:value-type="float" office:value="0.3193" calcext:value-type="float">
            <text:p>0.3193</text:p>
          </table:table-cell>
        </table:table-row>
        <table:table-row table:style-name="ro1">
          <table:table-cell table:formula="of:=MIN([$optimize_tfidf_split0_level5.A57];[$optimize_tfidf_split1_level5.A57];[$optimize_tfidf_split2_level5.A57];[$optimize_tfidf_split3_level5.A57];[$optimize_tfidf_split4_level5.A57];[$optimize_tfidf_split5_level5.A57];[$optimize_tfidf_split6_level5.A57];[$optimize_tfidf_split7_level5.A57];[$optimize_tfidf_split8_level5.A57];[$optimize_tfidf_split9_level5.A57])" office:value-type="float" office:value="3" calcext:value-type="float">
            <text:p>3</text:p>
          </table:table-cell>
          <table:table-cell table:formula="of:=MIN([$optimize_tfidf_split0_level5.B57];[$optimize_tfidf_split1_level5.B57];[$optimize_tfidf_split2_level5.B57];[$optimize_tfidf_split3_level5.B57];[$optimize_tfidf_split4_level5.B57];[$optimize_tfidf_split5_level5.B57];[$optimize_tfidf_split6_level5.B57];[$optimize_tfidf_split7_level5.B57];[$optimize_tfidf_split8_level5.B57];[$optimize_tfidf_split9_level5.B57])" office:value-type="float" office:value="0.75" calcext:value-type="float">
            <text:p>0.75</text:p>
          </table:table-cell>
          <table:table-cell table:formula="of:=MIN([$optimize_tfidf_split0_level5.C57];[$optimize_tfidf_split1_level5.C57];[$optimize_tfidf_split2_level5.C57];[$optimize_tfidf_split3_level5.C57];[$optimize_tfidf_split4_level5.C57];[$optimize_tfidf_split5_level5.C57];[$optimize_tfidf_split6_level5.C57];[$optimize_tfidf_split7_level5.C57];[$optimize_tfidf_split8_level5.C57];[$optimize_tfidf_split9_level5.C57])" office:value-type="float" office:value="0.3507" calcext:value-type="float">
            <text:p>0.3507</text:p>
          </table:table-cell>
          <table:table-cell table:formula="of:=MIN([$optimize_tfidf_split0_level5.D57];[$optimize_tfidf_split1_level5.D57];[$optimize_tfidf_split2_level5.D57];[$optimize_tfidf_split3_level5.D57];[$optimize_tfidf_split4_level5.D57];[$optimize_tfidf_split5_level5.D57];[$optimize_tfidf_split6_level5.D57];[$optimize_tfidf_split7_level5.D57];[$optimize_tfidf_split8_level5.D57];[$optimize_tfidf_split9_level5.D57])" office:value-type="float" office:value="0.3511" calcext:value-type="float">
            <text:p>0.3511</text:p>
          </table:table-cell>
          <table:table-cell table:formula="of:=MIN([$optimize_tfidf_split0_level5.E57];[$optimize_tfidf_split1_level5.E57];[$optimize_tfidf_split2_level5.E57];[$optimize_tfidf_split3_level5.E57];[$optimize_tfidf_split4_level5.E57];[$optimize_tfidf_split5_level5.E57];[$optimize_tfidf_split6_level5.E57];[$optimize_tfidf_split7_level5.E57];[$optimize_tfidf_split8_level5.E57];[$optimize_tfidf_split9_level5.E57])" office:value-type="float" office:value="0.3265" calcext:value-type="float">
            <text:p>0.3265</text:p>
          </table:table-cell>
        </table:table-row>
        <table:table-row table:style-name="ro1">
          <table:table-cell table:formula="of:=MIN([$optimize_tfidf_split0_level5.A77];[$optimize_tfidf_split1_level5.A77];[$optimize_tfidf_split2_level5.A77];[$optimize_tfidf_split3_level5.A77];[$optimize_tfidf_split4_level5.A77];[$optimize_tfidf_split5_level5.A77];[$optimize_tfidf_split6_level5.A77];[$optimize_tfidf_split7_level5.A77];[$optimize_tfidf_split8_level5.A77];[$optimize_tfidf_split9_level5.A77])" office:value-type="float" office:value="4" calcext:value-type="float">
            <text:p>4</text:p>
          </table:table-cell>
          <table:table-cell table:formula="of:=MIN([$optimize_tfidf_split0_level5.B77];[$optimize_tfidf_split1_level5.B77];[$optimize_tfidf_split2_level5.B77];[$optimize_tfidf_split3_level5.B77];[$optimize_tfidf_split4_level5.B77];[$optimize_tfidf_split5_level5.B77];[$optimize_tfidf_split6_level5.B77];[$optimize_tfidf_split7_level5.B77];[$optimize_tfidf_split8_level5.B77];[$optimize_tfidf_split9_level5.B77])" office:value-type="float" office:value="0.75" calcext:value-type="float">
            <text:p>0.75</text:p>
          </table:table-cell>
          <table:table-cell table:formula="of:=MIN([$optimize_tfidf_split0_level5.C77];[$optimize_tfidf_split1_level5.C77];[$optimize_tfidf_split2_level5.C77];[$optimize_tfidf_split3_level5.C77];[$optimize_tfidf_split4_level5.C77];[$optimize_tfidf_split5_level5.C77];[$optimize_tfidf_split6_level5.C77];[$optimize_tfidf_split7_level5.C77];[$optimize_tfidf_split8_level5.C77];[$optimize_tfidf_split9_level5.C77])" office:value-type="float" office:value="0.3381" calcext:value-type="float">
            <text:p>0.3381</text:p>
          </table:table-cell>
          <table:table-cell table:formula="of:=MIN([$optimize_tfidf_split0_level5.D77];[$optimize_tfidf_split1_level5.D77];[$optimize_tfidf_split2_level5.D77];[$optimize_tfidf_split3_level5.D77];[$optimize_tfidf_split4_level5.D77];[$optimize_tfidf_split5_level5.D77];[$optimize_tfidf_split6_level5.D77];[$optimize_tfidf_split7_level5.D77];[$optimize_tfidf_split8_level5.D77];[$optimize_tfidf_split9_level5.D77])" office:value-type="float" office:value="0.3692" calcext:value-type="float">
            <text:p>0.3692</text:p>
          </table:table-cell>
          <table:table-cell table:formula="of:=MIN([$optimize_tfidf_split0_level5.E77];[$optimize_tfidf_split1_level5.E77];[$optimize_tfidf_split2_level5.E77];[$optimize_tfidf_split3_level5.E77];[$optimize_tfidf_split4_level5.E77];[$optimize_tfidf_split5_level5.E77];[$optimize_tfidf_split6_level5.E77];[$optimize_tfidf_split7_level5.E77];[$optimize_tfidf_split8_level5.E77];[$optimize_tfidf_split9_level5.E77])" office:value-type="float" office:value="0.3271" calcext:value-type="float">
            <text:p>0.3271</text:p>
          </table:table-cell>
        </table:table-row>
        <table:table-row table:style-name="ro1">
          <table:table-cell table:formula="of:=MIN([$optimize_tfidf_split0_level5.A97];[$optimize_tfidf_split1_level5.A97];[$optimize_tfidf_split2_level5.A97];[$optimize_tfidf_split3_level5.A97];[$optimize_tfidf_split4_level5.A97];[$optimize_tfidf_split5_level5.A97];[$optimize_tfidf_split6_level5.A97];[$optimize_tfidf_split7_level5.A97];[$optimize_tfidf_split8_level5.A97];[$optimize_tfidf_split9_level5.A97])" office:value-type="float" office:value="5" calcext:value-type="float">
            <text:p>5</text:p>
          </table:table-cell>
          <table:table-cell table:formula="of:=MIN([$optimize_tfidf_split0_level5.B97];[$optimize_tfidf_split1_level5.B97];[$optimize_tfidf_split2_level5.B97];[$optimize_tfidf_split3_level5.B97];[$optimize_tfidf_split4_level5.B97];[$optimize_tfidf_split5_level5.B97];[$optimize_tfidf_split6_level5.B97];[$optimize_tfidf_split7_level5.B97];[$optimize_tfidf_split8_level5.B97];[$optimize_tfidf_split9_level5.B97])" office:value-type="float" office:value="0.75" calcext:value-type="float">
            <text:p>0.75</text:p>
          </table:table-cell>
          <table:table-cell table:formula="of:=MIN([$optimize_tfidf_split0_level5.C97];[$optimize_tfidf_split1_level5.C97];[$optimize_tfidf_split2_level5.C97];[$optimize_tfidf_split3_level5.C97];[$optimize_tfidf_split4_level5.C97];[$optimize_tfidf_split5_level5.C97];[$optimize_tfidf_split6_level5.C97];[$optimize_tfidf_split7_level5.C97];[$optimize_tfidf_split8_level5.C97];[$optimize_tfidf_split9_level5.C97])" office:value-type="float" office:value="0.3264" calcext:value-type="float">
            <text:p>0.3264</text:p>
          </table:table-cell>
          <table:table-cell table:formula="of:=MIN([$optimize_tfidf_split0_level5.D97];[$optimize_tfidf_split1_level5.D97];[$optimize_tfidf_split2_level5.D97];[$optimize_tfidf_split3_level5.D97];[$optimize_tfidf_split4_level5.D97];[$optimize_tfidf_split5_level5.D97];[$optimize_tfidf_split6_level5.D97];[$optimize_tfidf_split7_level5.D97];[$optimize_tfidf_split8_level5.D97];[$optimize_tfidf_split9_level5.D97])" office:value-type="float" office:value="0.3775" calcext:value-type="float">
            <text:p>0.3775</text:p>
          </table:table-cell>
          <table:table-cell table:formula="of:=MIN([$optimize_tfidf_split0_level5.E97];[$optimize_tfidf_split1_level5.E97];[$optimize_tfidf_split2_level5.E97];[$optimize_tfidf_split3_level5.E97];[$optimize_tfidf_split4_level5.E97];[$optimize_tfidf_split5_level5.E97];[$optimize_tfidf_split6_level5.E97];[$optimize_tfidf_split7_level5.E97];[$optimize_tfidf_split8_level5.E97];[$optimize_tfidf_split9_level5.E97])" office:value-type="float" office:value="0.323" calcext:value-type="float">
            <text:p>0.323</text:p>
          </table:table-cell>
        </table:table-row>
        <table:table-row table:style-name="ro1">
          <table:table-cell table:formula="of:=MIN([$optimize_tfidf_split0_level5.A117];[$optimize_tfidf_split1_level5.A117];[$optimize_tfidf_split2_level5.A117];[$optimize_tfidf_split3_level5.A117];[$optimize_tfidf_split4_level5.A117];[$optimize_tfidf_split5_level5.A117];[$optimize_tfidf_split6_level5.A117];[$optimize_tfidf_split7_level5.A117];[$optimize_tfidf_split8_level5.A117];[$optimize_tfidf_split9_level5.A117])" office:value-type="float" office:value="6" calcext:value-type="float">
            <text:p>6</text:p>
          </table:table-cell>
          <table:table-cell table:formula="of:=MIN([$optimize_tfidf_split0_level5.B117];[$optimize_tfidf_split1_level5.B117];[$optimize_tfidf_split2_level5.B117];[$optimize_tfidf_split3_level5.B117];[$optimize_tfidf_split4_level5.B117];[$optimize_tfidf_split5_level5.B117];[$optimize_tfidf_split6_level5.B117];[$optimize_tfidf_split7_level5.B117];[$optimize_tfidf_split8_level5.B117];[$optimize_tfidf_split9_level5.B117])" office:value-type="float" office:value="0.75" calcext:value-type="float">
            <text:p>0.75</text:p>
          </table:table-cell>
          <table:table-cell table:formula="of:=MIN([$optimize_tfidf_split0_level5.C117];[$optimize_tfidf_split1_level5.C117];[$optimize_tfidf_split2_level5.C117];[$optimize_tfidf_split3_level5.C117];[$optimize_tfidf_split4_level5.C117];[$optimize_tfidf_split5_level5.C117];[$optimize_tfidf_split6_level5.C117];[$optimize_tfidf_split7_level5.C117];[$optimize_tfidf_split8_level5.C117];[$optimize_tfidf_split9_level5.C117])" office:value-type="float" office:value="0.3264" calcext:value-type="float">
            <text:p>0.3264</text:p>
          </table:table-cell>
          <table:table-cell table:formula="of:=MIN([$optimize_tfidf_split0_level5.D117];[$optimize_tfidf_split1_level5.D117];[$optimize_tfidf_split2_level5.D117];[$optimize_tfidf_split3_level5.D117];[$optimize_tfidf_split4_level5.D117];[$optimize_tfidf_split5_level5.D117];[$optimize_tfidf_split6_level5.D117];[$optimize_tfidf_split7_level5.D117];[$optimize_tfidf_split8_level5.D117];[$optimize_tfidf_split9_level5.D117])" office:value-type="float" office:value="0.3775" calcext:value-type="float">
            <text:p>0.3775</text:p>
          </table:table-cell>
          <table:table-cell table:formula="of:=MIN([$optimize_tfidf_split0_level5.E117];[$optimize_tfidf_split1_level5.E117];[$optimize_tfidf_split2_level5.E117];[$optimize_tfidf_split3_level5.E117];[$optimize_tfidf_split4_level5.E117];[$optimize_tfidf_split5_level5.E117];[$optimize_tfidf_split6_level5.E117];[$optimize_tfidf_split7_level5.E117];[$optimize_tfidf_split8_level5.E117];[$optimize_tfidf_split9_level5.E117])" office:value-type="float" office:value="0.323" calcext:value-type="float">
            <text:p>0.323</text:p>
          </table:table-cell>
        </table:table-row>
        <table:table-row table:style-name="ro1">
          <table:table-cell table:formula="of:=MIN([$optimize_tfidf_split0_level5.A137];[$optimize_tfidf_split1_level5.A137];[$optimize_tfidf_split2_level5.A137];[$optimize_tfidf_split3_level5.A137];[$optimize_tfidf_split4_level5.A137];[$optimize_tfidf_split5_level5.A137];[$optimize_tfidf_split6_level5.A137];[$optimize_tfidf_split7_level5.A137];[$optimize_tfidf_split8_level5.A137];[$optimize_tfidf_split9_level5.A137])" office:value-type="float" office:value="7" calcext:value-type="float">
            <text:p>7</text:p>
          </table:table-cell>
          <table:table-cell table:formula="of:=MIN([$optimize_tfidf_split0_level5.B137];[$optimize_tfidf_split1_level5.B137];[$optimize_tfidf_split2_level5.B137];[$optimize_tfidf_split3_level5.B137];[$optimize_tfidf_split4_level5.B137];[$optimize_tfidf_split5_level5.B137];[$optimize_tfidf_split6_level5.B137];[$optimize_tfidf_split7_level5.B137];[$optimize_tfidf_split8_level5.B137];[$optimize_tfidf_split9_level5.B137])" office:value-type="float" office:value="0.75" calcext:value-type="float">
            <text:p>0.75</text:p>
          </table:table-cell>
          <table:table-cell table:formula="of:=MIN([$optimize_tfidf_split0_level5.C137];[$optimize_tfidf_split1_level5.C137];[$optimize_tfidf_split2_level5.C137];[$optimize_tfidf_split3_level5.C137];[$optimize_tfidf_split4_level5.C137];[$optimize_tfidf_split5_level5.C137];[$optimize_tfidf_split6_level5.C137];[$optimize_tfidf_split7_level5.C137];[$optimize_tfidf_split8_level5.C137];[$optimize_tfidf_split9_level5.C137])" office:value-type="float" office:value="0.3264" calcext:value-type="float">
            <text:p>0.3264</text:p>
          </table:table-cell>
          <table:table-cell table:formula="of:=MIN([$optimize_tfidf_split0_level5.D137];[$optimize_tfidf_split1_level5.D137];[$optimize_tfidf_split2_level5.D137];[$optimize_tfidf_split3_level5.D137];[$optimize_tfidf_split4_level5.D137];[$optimize_tfidf_split5_level5.D137];[$optimize_tfidf_split6_level5.D137];[$optimize_tfidf_split7_level5.D137];[$optimize_tfidf_split8_level5.D137];[$optimize_tfidf_split9_level5.D137])" office:value-type="float" office:value="0.3775" calcext:value-type="float">
            <text:p>0.3775</text:p>
          </table:table-cell>
          <table:table-cell table:formula="of:=MIN([$optimize_tfidf_split0_level5.E137];[$optimize_tfidf_split1_level5.E137];[$optimize_tfidf_split2_level5.E137];[$optimize_tfidf_split3_level5.E137];[$optimize_tfidf_split4_level5.E137];[$optimize_tfidf_split5_level5.E137];[$optimize_tfidf_split6_level5.E137];[$optimize_tfidf_split7_level5.E137];[$optimize_tfidf_split8_level5.E137];[$optimize_tfidf_split9_level5.E137])" office:value-type="float" office:value="0.323" calcext:value-type="float">
            <text:p>0.323</text:p>
          </table:table-cell>
        </table:table-row>
        <table:table-row table:style-name="ro1">
          <table:table-cell table:formula="of:=MIN([$optimize_tfidf_split0_level5.A157];[$optimize_tfidf_split1_level5.A157];[$optimize_tfidf_split2_level5.A157];[$optimize_tfidf_split3_level5.A157];[$optimize_tfidf_split4_level5.A157];[$optimize_tfidf_split5_level5.A157];[$optimize_tfidf_split6_level5.A157];[$optimize_tfidf_split7_level5.A157];[$optimize_tfidf_split8_level5.A157];[$optimize_tfidf_split9_level5.A157])" office:value-type="float" office:value="8" calcext:value-type="float">
            <text:p>8</text:p>
          </table:table-cell>
          <table:table-cell table:formula="of:=MIN([$optimize_tfidf_split0_level5.B157];[$optimize_tfidf_split1_level5.B157];[$optimize_tfidf_split2_level5.B157];[$optimize_tfidf_split3_level5.B157];[$optimize_tfidf_split4_level5.B157];[$optimize_tfidf_split5_level5.B157];[$optimize_tfidf_split6_level5.B157];[$optimize_tfidf_split7_level5.B157];[$optimize_tfidf_split8_level5.B157];[$optimize_tfidf_split9_level5.B157])" office:value-type="float" office:value="0.75" calcext:value-type="float">
            <text:p>0.75</text:p>
          </table:table-cell>
          <table:table-cell table:formula="of:=MIN([$optimize_tfidf_split0_level5.C157];[$optimize_tfidf_split1_level5.C157];[$optimize_tfidf_split2_level5.C157];[$optimize_tfidf_split3_level5.C157];[$optimize_tfidf_split4_level5.C157];[$optimize_tfidf_split5_level5.C157];[$optimize_tfidf_split6_level5.C157];[$optimize_tfidf_split7_level5.C157];[$optimize_tfidf_split8_level5.C157];[$optimize_tfidf_split9_level5.C157])" office:value-type="float" office:value="0.3264" calcext:value-type="float">
            <text:p>0.3264</text:p>
          </table:table-cell>
          <table:table-cell table:formula="of:=MIN([$optimize_tfidf_split0_level5.D157];[$optimize_tfidf_split1_level5.D157];[$optimize_tfidf_split2_level5.D157];[$optimize_tfidf_split3_level5.D157];[$optimize_tfidf_split4_level5.D157];[$optimize_tfidf_split5_level5.D157];[$optimize_tfidf_split6_level5.D157];[$optimize_tfidf_split7_level5.D157];[$optimize_tfidf_split8_level5.D157];[$optimize_tfidf_split9_level5.D157])" office:value-type="float" office:value="0.3775" calcext:value-type="float">
            <text:p>0.3775</text:p>
          </table:table-cell>
          <table:table-cell table:formula="of:=MIN([$optimize_tfidf_split0_level5.E157];[$optimize_tfidf_split1_level5.E157];[$optimize_tfidf_split2_level5.E157];[$optimize_tfidf_split3_level5.E157];[$optimize_tfidf_split4_level5.E157];[$optimize_tfidf_split5_level5.E157];[$optimize_tfidf_split6_level5.E157];[$optimize_tfidf_split7_level5.E157];[$optimize_tfidf_split8_level5.E157];[$optimize_tfidf_split9_level5.E157])" office:value-type="float" office:value="0.323" calcext:value-type="float">
            <text:p>0.323</text:p>
          </table:table-cell>
        </table:table-row>
        <table:table-row table:style-name="ro1">
          <table:table-cell table:formula="of:=MIN([$optimize_tfidf_split0_level5.A177];[$optimize_tfidf_split1_level5.A177];[$optimize_tfidf_split2_level5.A177];[$optimize_tfidf_split3_level5.A177];[$optimize_tfidf_split4_level5.A177];[$optimize_tfidf_split5_level5.A177];[$optimize_tfidf_split6_level5.A177];[$optimize_tfidf_split7_level5.A177];[$optimize_tfidf_split8_level5.A177];[$optimize_tfidf_split9_level5.A177])" office:value-type="float" office:value="9" calcext:value-type="float">
            <text:p>9</text:p>
          </table:table-cell>
          <table:table-cell table:formula="of:=MIN([$optimize_tfidf_split0_level5.B177];[$optimize_tfidf_split1_level5.B177];[$optimize_tfidf_split2_level5.B177];[$optimize_tfidf_split3_level5.B177];[$optimize_tfidf_split4_level5.B177];[$optimize_tfidf_split5_level5.B177];[$optimize_tfidf_split6_level5.B177];[$optimize_tfidf_split7_level5.B177];[$optimize_tfidf_split8_level5.B177];[$optimize_tfidf_split9_level5.B177])" office:value-type="float" office:value="0.75" calcext:value-type="float">
            <text:p>0.75</text:p>
          </table:table-cell>
          <table:table-cell table:formula="of:=MIN([$optimize_tfidf_split0_level5.C177];[$optimize_tfidf_split1_level5.C177];[$optimize_tfidf_split2_level5.C177];[$optimize_tfidf_split3_level5.C177];[$optimize_tfidf_split4_level5.C177];[$optimize_tfidf_split5_level5.C177];[$optimize_tfidf_split6_level5.C177];[$optimize_tfidf_split7_level5.C177];[$optimize_tfidf_split8_level5.C177];[$optimize_tfidf_split9_level5.C177])" office:value-type="float" office:value="0.3264" calcext:value-type="float">
            <text:p>0.3264</text:p>
          </table:table-cell>
          <table:table-cell table:formula="of:=MIN([$optimize_tfidf_split0_level5.D177];[$optimize_tfidf_split1_level5.D177];[$optimize_tfidf_split2_level5.D177];[$optimize_tfidf_split3_level5.D177];[$optimize_tfidf_split4_level5.D177];[$optimize_tfidf_split5_level5.D177];[$optimize_tfidf_split6_level5.D177];[$optimize_tfidf_split7_level5.D177];[$optimize_tfidf_split8_level5.D177];[$optimize_tfidf_split9_level5.D177])" office:value-type="float" office:value="0.3775" calcext:value-type="float">
            <text:p>0.3775</text:p>
          </table:table-cell>
          <table:table-cell table:formula="of:=MIN([$optimize_tfidf_split0_level5.E177];[$optimize_tfidf_split1_level5.E177];[$optimize_tfidf_split2_level5.E177];[$optimize_tfidf_split3_level5.E177];[$optimize_tfidf_split4_level5.E177];[$optimize_tfidf_split5_level5.E177];[$optimize_tfidf_split6_level5.E177];[$optimize_tfidf_split7_level5.E177];[$optimize_tfidf_split8_level5.E177];[$optimize_tfidf_split9_level5.E177])" office:value-type="float" office:value="0.323" calcext:value-type="float">
            <text:p>0.323</text:p>
          </table:table-cell>
        </table:table-row>
        <table:table-row table:style-name="ro1">
          <table:table-cell table:formula="of:=MIN([$optimize_tfidf_split0_level5.A197];[$optimize_tfidf_split1_level5.A197];[$optimize_tfidf_split2_level5.A197];[$optimize_tfidf_split3_level5.A197];[$optimize_tfidf_split4_level5.A197];[$optimize_tfidf_split5_level5.A197];[$optimize_tfidf_split6_level5.A197];[$optimize_tfidf_split7_level5.A197];[$optimize_tfidf_split8_level5.A197];[$optimize_tfidf_split9_level5.A197])" office:value-type="float" office:value="10" calcext:value-type="float">
            <text:p>10</text:p>
          </table:table-cell>
          <table:table-cell table:formula="of:=MIN([$optimize_tfidf_split0_level5.B197];[$optimize_tfidf_split1_level5.B197];[$optimize_tfidf_split2_level5.B197];[$optimize_tfidf_split3_level5.B197];[$optimize_tfidf_split4_level5.B197];[$optimize_tfidf_split5_level5.B197];[$optimize_tfidf_split6_level5.B197];[$optimize_tfidf_split7_level5.B197];[$optimize_tfidf_split8_level5.B197];[$optimize_tfidf_split9_level5.B197])" office:value-type="float" office:value="0.75" calcext:value-type="float">
            <text:p>0.75</text:p>
          </table:table-cell>
          <table:table-cell table:formula="of:=MIN([$optimize_tfidf_split0_level5.C197];[$optimize_tfidf_split1_level5.C197];[$optimize_tfidf_split2_level5.C197];[$optimize_tfidf_split3_level5.C197];[$optimize_tfidf_split4_level5.C197];[$optimize_tfidf_split5_level5.C197];[$optimize_tfidf_split6_level5.C197];[$optimize_tfidf_split7_level5.C197];[$optimize_tfidf_split8_level5.C197];[$optimize_tfidf_split9_level5.C197])" office:value-type="float" office:value="0.3264" calcext:value-type="float">
            <text:p>0.3264</text:p>
          </table:table-cell>
          <table:table-cell table:formula="of:=MIN([$optimize_tfidf_split0_level5.D197];[$optimize_tfidf_split1_level5.D197];[$optimize_tfidf_split2_level5.D197];[$optimize_tfidf_split3_level5.D197];[$optimize_tfidf_split4_level5.D197];[$optimize_tfidf_split5_level5.D197];[$optimize_tfidf_split6_level5.D197];[$optimize_tfidf_split7_level5.D197];[$optimize_tfidf_split8_level5.D197];[$optimize_tfidf_split9_level5.D197])" office:value-type="float" office:value="0.3775" calcext:value-type="float">
            <text:p>0.3775</text:p>
          </table:table-cell>
          <table:table-cell table:formula="of:=MIN([$optimize_tfidf_split0_level5.E197];[$optimize_tfidf_split1_level5.E197];[$optimize_tfidf_split2_level5.E197];[$optimize_tfidf_split3_level5.E197];[$optimize_tfidf_split4_level5.E197];[$optimize_tfidf_split5_level5.E197];[$optimize_tfidf_split6_level5.E197];[$optimize_tfidf_split7_level5.E197];[$optimize_tfidf_split8_level5.E197];[$optimize_tfidf_split9_level5.E197])" office:value-type="float" office:value="0.323" calcext:value-type="float">
            <text:p>0.323</text:p>
          </table:table-cell>
        </table:table-row>
        <table:table-row table:style-name="ro1">
          <table:table-cell table:formula="of:=MIN([$optimize_tfidf_split0_level5.A217];[$optimize_tfidf_split1_level5.A217];[$optimize_tfidf_split2_level5.A217];[$optimize_tfidf_split3_level5.A217];[$optimize_tfidf_split4_level5.A217];[$optimize_tfidf_split5_level5.A217];[$optimize_tfidf_split6_level5.A217];[$optimize_tfidf_split7_level5.A217];[$optimize_tfidf_split8_level5.A217];[$optimize_tfidf_split9_level5.A217])" office:value-type="float" office:value="11" calcext:value-type="float">
            <text:p>11</text:p>
          </table:table-cell>
          <table:table-cell table:formula="of:=MIN([$optimize_tfidf_split0_level5.B217];[$optimize_tfidf_split1_level5.B217];[$optimize_tfidf_split2_level5.B217];[$optimize_tfidf_split3_level5.B217];[$optimize_tfidf_split4_level5.B217];[$optimize_tfidf_split5_level5.B217];[$optimize_tfidf_split6_level5.B217];[$optimize_tfidf_split7_level5.B217];[$optimize_tfidf_split8_level5.B217];[$optimize_tfidf_split9_level5.B217])" office:value-type="float" office:value="0.75" calcext:value-type="float">
            <text:p>0.75</text:p>
          </table:table-cell>
          <table:table-cell table:formula="of:=MIN([$optimize_tfidf_split0_level5.C217];[$optimize_tfidf_split1_level5.C217];[$optimize_tfidf_split2_level5.C217];[$optimize_tfidf_split3_level5.C217];[$optimize_tfidf_split4_level5.C217];[$optimize_tfidf_split5_level5.C217];[$optimize_tfidf_split6_level5.C217];[$optimize_tfidf_split7_level5.C217];[$optimize_tfidf_split8_level5.C217];[$optimize_tfidf_split9_level5.C217])" office:value-type="float" office:value="0.3264" calcext:value-type="float">
            <text:p>0.3264</text:p>
          </table:table-cell>
          <table:table-cell table:formula="of:=MIN([$optimize_tfidf_split0_level5.D217];[$optimize_tfidf_split1_level5.D217];[$optimize_tfidf_split2_level5.D217];[$optimize_tfidf_split3_level5.D217];[$optimize_tfidf_split4_level5.D217];[$optimize_tfidf_split5_level5.D217];[$optimize_tfidf_split6_level5.D217];[$optimize_tfidf_split7_level5.D217];[$optimize_tfidf_split8_level5.D217];[$optimize_tfidf_split9_level5.D217])" office:value-type="float" office:value="0.3775" calcext:value-type="float">
            <text:p>0.3775</text:p>
          </table:table-cell>
          <table:table-cell table:formula="of:=MIN([$optimize_tfidf_split0_level5.E217];[$optimize_tfidf_split1_level5.E217];[$optimize_tfidf_split2_level5.E217];[$optimize_tfidf_split3_level5.E217];[$optimize_tfidf_split4_level5.E217];[$optimize_tfidf_split5_level5.E217];[$optimize_tfidf_split6_level5.E217];[$optimize_tfidf_split7_level5.E217];[$optimize_tfidf_split8_level5.E217];[$optimize_tfidf_split9_level5.E217])" office:value-type="float" office:value="0.323" calcext:value-type="float">
            <text:p>0.323</text:p>
          </table:table-cell>
        </table:table-row>
        <table:table-row table:style-name="ro1">
          <table:table-cell table:formula="of:=MIN([$optimize_tfidf_split0_level5.A237];[$optimize_tfidf_split1_level5.A237];[$optimize_tfidf_split2_level5.A237];[$optimize_tfidf_split3_level5.A237];[$optimize_tfidf_split4_level5.A237];[$optimize_tfidf_split5_level5.A237];[$optimize_tfidf_split6_level5.A237];[$optimize_tfidf_split7_level5.A237];[$optimize_tfidf_split8_level5.A237];[$optimize_tfidf_split9_level5.A237])" office:value-type="float" office:value="12" calcext:value-type="float">
            <text:p>12</text:p>
          </table:table-cell>
          <table:table-cell table:formula="of:=MIN([$optimize_tfidf_split0_level5.B237];[$optimize_tfidf_split1_level5.B237];[$optimize_tfidf_split2_level5.B237];[$optimize_tfidf_split3_level5.B237];[$optimize_tfidf_split4_level5.B237];[$optimize_tfidf_split5_level5.B237];[$optimize_tfidf_split6_level5.B237];[$optimize_tfidf_split7_level5.B237];[$optimize_tfidf_split8_level5.B237];[$optimize_tfidf_split9_level5.B237])" office:value-type="float" office:value="0.75" calcext:value-type="float">
            <text:p>0.75</text:p>
          </table:table-cell>
          <table:table-cell table:formula="of:=MIN([$optimize_tfidf_split0_level5.C237];[$optimize_tfidf_split1_level5.C237];[$optimize_tfidf_split2_level5.C237];[$optimize_tfidf_split3_level5.C237];[$optimize_tfidf_split4_level5.C237];[$optimize_tfidf_split5_level5.C237];[$optimize_tfidf_split6_level5.C237];[$optimize_tfidf_split7_level5.C237];[$optimize_tfidf_split8_level5.C237];[$optimize_tfidf_split9_level5.C237])" office:value-type="float" office:value="0.3264" calcext:value-type="float">
            <text:p>0.3264</text:p>
          </table:table-cell>
          <table:table-cell table:formula="of:=MIN([$optimize_tfidf_split0_level5.D237];[$optimize_tfidf_split1_level5.D237];[$optimize_tfidf_split2_level5.D237];[$optimize_tfidf_split3_level5.D237];[$optimize_tfidf_split4_level5.D237];[$optimize_tfidf_split5_level5.D237];[$optimize_tfidf_split6_level5.D237];[$optimize_tfidf_split7_level5.D237];[$optimize_tfidf_split8_level5.D237];[$optimize_tfidf_split9_level5.D237])" office:value-type="float" office:value="0.3775" calcext:value-type="float">
            <text:p>0.3775</text:p>
          </table:table-cell>
          <table:table-cell table:formula="of:=MIN([$optimize_tfidf_split0_level5.E237];[$optimize_tfidf_split1_level5.E237];[$optimize_tfidf_split2_level5.E237];[$optimize_tfidf_split3_level5.E237];[$optimize_tfidf_split4_level5.E237];[$optimize_tfidf_split5_level5.E237];[$optimize_tfidf_split6_level5.E237];[$optimize_tfidf_split7_level5.E237];[$optimize_tfidf_split8_level5.E237];[$optimize_tfidf_split9_level5.E237])" office:value-type="float" office:value="0.323" calcext:value-type="float">
            <text:p>0.323</text:p>
          </table:table-cell>
        </table:table-row>
        <table:table-row table:style-name="ro1">
          <table:table-cell table:formula="of:=MIN([$optimize_tfidf_split0_level5.A257];[$optimize_tfidf_split1_level5.A257];[$optimize_tfidf_split2_level5.A257];[$optimize_tfidf_split3_level5.A257];[$optimize_tfidf_split4_level5.A257];[$optimize_tfidf_split5_level5.A257];[$optimize_tfidf_split6_level5.A257];[$optimize_tfidf_split7_level5.A257];[$optimize_tfidf_split8_level5.A257];[$optimize_tfidf_split9_level5.A257])" office:value-type="float" office:value="13" calcext:value-type="float">
            <text:p>13</text:p>
          </table:table-cell>
          <table:table-cell table:formula="of:=MIN([$optimize_tfidf_split0_level5.B257];[$optimize_tfidf_split1_level5.B257];[$optimize_tfidf_split2_level5.B257];[$optimize_tfidf_split3_level5.B257];[$optimize_tfidf_split4_level5.B257];[$optimize_tfidf_split5_level5.B257];[$optimize_tfidf_split6_level5.B257];[$optimize_tfidf_split7_level5.B257];[$optimize_tfidf_split8_level5.B257];[$optimize_tfidf_split9_level5.B257])" office:value-type="float" office:value="0.75" calcext:value-type="float">
            <text:p>0.75</text:p>
          </table:table-cell>
          <table:table-cell table:formula="of:=MIN([$optimize_tfidf_split0_level5.C257];[$optimize_tfidf_split1_level5.C257];[$optimize_tfidf_split2_level5.C257];[$optimize_tfidf_split3_level5.C257];[$optimize_tfidf_split4_level5.C257];[$optimize_tfidf_split5_level5.C257];[$optimize_tfidf_split6_level5.C257];[$optimize_tfidf_split7_level5.C257];[$optimize_tfidf_split8_level5.C257];[$optimize_tfidf_split9_level5.C257])" office:value-type="float" office:value="0.3264" calcext:value-type="float">
            <text:p>0.3264</text:p>
          </table:table-cell>
          <table:table-cell table:formula="of:=MIN([$optimize_tfidf_split0_level5.D257];[$optimize_tfidf_split1_level5.D257];[$optimize_tfidf_split2_level5.D257];[$optimize_tfidf_split3_level5.D257];[$optimize_tfidf_split4_level5.D257];[$optimize_tfidf_split5_level5.D257];[$optimize_tfidf_split6_level5.D257];[$optimize_tfidf_split7_level5.D257];[$optimize_tfidf_split8_level5.D257];[$optimize_tfidf_split9_level5.D257])" office:value-type="float" office:value="0.3775" calcext:value-type="float">
            <text:p>0.3775</text:p>
          </table:table-cell>
          <table:table-cell table:formula="of:=MIN([$optimize_tfidf_split0_level5.E257];[$optimize_tfidf_split1_level5.E257];[$optimize_tfidf_split2_level5.E257];[$optimize_tfidf_split3_level5.E257];[$optimize_tfidf_split4_level5.E257];[$optimize_tfidf_split5_level5.E257];[$optimize_tfidf_split6_level5.E257];[$optimize_tfidf_split7_level5.E257];[$optimize_tfidf_split8_level5.E257];[$optimize_tfidf_split9_level5.E257])" office:value-type="float" office:value="0.323" calcext:value-type="float">
            <text:p>0.323</text:p>
          </table:table-cell>
        </table:table-row>
        <table:table-row table:style-name="ro1">
          <table:table-cell table:formula="of:=MIN([$optimize_tfidf_split0_level5.A277];[$optimize_tfidf_split1_level5.A277];[$optimize_tfidf_split2_level5.A277];[$optimize_tfidf_split3_level5.A277];[$optimize_tfidf_split4_level5.A277];[$optimize_tfidf_split5_level5.A277];[$optimize_tfidf_split6_level5.A277];[$optimize_tfidf_split7_level5.A277];[$optimize_tfidf_split8_level5.A277];[$optimize_tfidf_split9_level5.A277])" office:value-type="float" office:value="14" calcext:value-type="float">
            <text:p>14</text:p>
          </table:table-cell>
          <table:table-cell table:formula="of:=MIN([$optimize_tfidf_split0_level5.B277];[$optimize_tfidf_split1_level5.B277];[$optimize_tfidf_split2_level5.B277];[$optimize_tfidf_split3_level5.B277];[$optimize_tfidf_split4_level5.B277];[$optimize_tfidf_split5_level5.B277];[$optimize_tfidf_split6_level5.B277];[$optimize_tfidf_split7_level5.B277];[$optimize_tfidf_split8_level5.B277];[$optimize_tfidf_split9_level5.B277])" office:value-type="float" office:value="0.75" calcext:value-type="float">
            <text:p>0.75</text:p>
          </table:table-cell>
          <table:table-cell table:formula="of:=MIN([$optimize_tfidf_split0_level5.C277];[$optimize_tfidf_split1_level5.C277];[$optimize_tfidf_split2_level5.C277];[$optimize_tfidf_split3_level5.C277];[$optimize_tfidf_split4_level5.C277];[$optimize_tfidf_split5_level5.C277];[$optimize_tfidf_split6_level5.C277];[$optimize_tfidf_split7_level5.C277];[$optimize_tfidf_split8_level5.C277];[$optimize_tfidf_split9_level5.C277])" office:value-type="float" office:value="0.3264" calcext:value-type="float">
            <text:p>0.3264</text:p>
          </table:table-cell>
          <table:table-cell table:formula="of:=MIN([$optimize_tfidf_split0_level5.D277];[$optimize_tfidf_split1_level5.D277];[$optimize_tfidf_split2_level5.D277];[$optimize_tfidf_split3_level5.D277];[$optimize_tfidf_split4_level5.D277];[$optimize_tfidf_split5_level5.D277];[$optimize_tfidf_split6_level5.D277];[$optimize_tfidf_split7_level5.D277];[$optimize_tfidf_split8_level5.D277];[$optimize_tfidf_split9_level5.D277])" office:value-type="float" office:value="0.3775" calcext:value-type="float">
            <text:p>0.3775</text:p>
          </table:table-cell>
          <table:table-cell table:formula="of:=MIN([$optimize_tfidf_split0_level5.E277];[$optimize_tfidf_split1_level5.E277];[$optimize_tfidf_split2_level5.E277];[$optimize_tfidf_split3_level5.E277];[$optimize_tfidf_split4_level5.E277];[$optimize_tfidf_split5_level5.E277];[$optimize_tfidf_split6_level5.E277];[$optimize_tfidf_split7_level5.E277];[$optimize_tfidf_split8_level5.E277];[$optimize_tfidf_split9_level5.E277])" office:value-type="float" office:value="0.323" calcext:value-type="float">
            <text:p>0.323</text:p>
          </table:table-cell>
        </table:table-row>
        <table:table-row table:style-name="ro1">
          <table:table-cell table:formula="of:=MIN([$optimize_tfidf_split0_level5.A297];[$optimize_tfidf_split1_level5.A297];[$optimize_tfidf_split2_level5.A297];[$optimize_tfidf_split3_level5.A297];[$optimize_tfidf_split4_level5.A297];[$optimize_tfidf_split5_level5.A297];[$optimize_tfidf_split6_level5.A297];[$optimize_tfidf_split7_level5.A297];[$optimize_tfidf_split8_level5.A297];[$optimize_tfidf_split9_level5.A297])" office:value-type="float" office:value="15" calcext:value-type="float">
            <text:p>15</text:p>
          </table:table-cell>
          <table:table-cell table:formula="of:=MIN([$optimize_tfidf_split0_level5.B297];[$optimize_tfidf_split1_level5.B297];[$optimize_tfidf_split2_level5.B297];[$optimize_tfidf_split3_level5.B297];[$optimize_tfidf_split4_level5.B297];[$optimize_tfidf_split5_level5.B297];[$optimize_tfidf_split6_level5.B297];[$optimize_tfidf_split7_level5.B297];[$optimize_tfidf_split8_level5.B297];[$optimize_tfidf_split9_level5.B297])" office:value-type="float" office:value="0.75" calcext:value-type="float">
            <text:p>0.75</text:p>
          </table:table-cell>
          <table:table-cell table:formula="of:=MIN([$optimize_tfidf_split0_level5.C297];[$optimize_tfidf_split1_level5.C297];[$optimize_tfidf_split2_level5.C297];[$optimize_tfidf_split3_level5.C297];[$optimize_tfidf_split4_level5.C297];[$optimize_tfidf_split5_level5.C297];[$optimize_tfidf_split6_level5.C297];[$optimize_tfidf_split7_level5.C297];[$optimize_tfidf_split8_level5.C297];[$optimize_tfidf_split9_level5.C297])" office:value-type="float" office:value="0.3264" calcext:value-type="float">
            <text:p>0.3264</text:p>
          </table:table-cell>
          <table:table-cell table:formula="of:=MIN([$optimize_tfidf_split0_level5.D297];[$optimize_tfidf_split1_level5.D297];[$optimize_tfidf_split2_level5.D297];[$optimize_tfidf_split3_level5.D297];[$optimize_tfidf_split4_level5.D297];[$optimize_tfidf_split5_level5.D297];[$optimize_tfidf_split6_level5.D297];[$optimize_tfidf_split7_level5.D297];[$optimize_tfidf_split8_level5.D297];[$optimize_tfidf_split9_level5.D297])" office:value-type="float" office:value="0.3775" calcext:value-type="float">
            <text:p>0.3775</text:p>
          </table:table-cell>
          <table:table-cell table:formula="of:=MIN([$optimize_tfidf_split0_level5.E297];[$optimize_tfidf_split1_level5.E297];[$optimize_tfidf_split2_level5.E297];[$optimize_tfidf_split3_level5.E297];[$optimize_tfidf_split4_level5.E297];[$optimize_tfidf_split5_level5.E297];[$optimize_tfidf_split6_level5.E297];[$optimize_tfidf_split7_level5.E297];[$optimize_tfidf_split8_level5.E297];[$optimize_tfidf_split9_level5.E297])" office:value-type="float" office:value="0.323" calcext:value-type="float">
            <text:p>0.323</text:p>
          </table:table-cell>
        </table:table-row>
        <table:table-row table:style-name="ro1">
          <table:table-cell table:formula="of:=MIN([$optimize_tfidf_split0_level5.A18];[$optimize_tfidf_split1_level5.A18];[$optimize_tfidf_split2_level5.A18];[$optimize_tfidf_split3_level5.A18];[$optimize_tfidf_split4_level5.A18];[$optimize_tfidf_split5_level5.A18];[$optimize_tfidf_split6_level5.A18];[$optimize_tfidf_split7_level5.A18];[$optimize_tfidf_split8_level5.A18];[$optimize_tfidf_split9_level5.A18])" office:value-type="float" office:value="1" calcext:value-type="float">
            <text:p>1</text:p>
          </table:table-cell>
          <table:table-cell table:formula="of:=MIN([$optimize_tfidf_split0_level5.B18];[$optimize_tfidf_split1_level5.B18];[$optimize_tfidf_split2_level5.B18];[$optimize_tfidf_split3_level5.B18];[$optimize_tfidf_split4_level5.B18];[$optimize_tfidf_split5_level5.B18];[$optimize_tfidf_split6_level5.B18];[$optimize_tfidf_split7_level5.B18];[$optimize_tfidf_split8_level5.B18];[$optimize_tfidf_split9_level5.B18])" office:value-type="float" office:value="0.8" calcext:value-type="float">
            <text:p>0.8</text:p>
          </table:table-cell>
          <table:table-cell table:formula="of:=MIN([$optimize_tfidf_split0_level5.C18];[$optimize_tfidf_split1_level5.C18];[$optimize_tfidf_split2_level5.C18];[$optimize_tfidf_split3_level5.C18];[$optimize_tfidf_split4_level5.C18];[$optimize_tfidf_split5_level5.C18];[$optimize_tfidf_split6_level5.C18];[$optimize_tfidf_split7_level5.C18];[$optimize_tfidf_split8_level5.C18];[$optimize_tfidf_split9_level5.C18])" office:value-type="float" office:value="0.3708" calcext:value-type="float">
            <text:p>0.3708</text:p>
          </table:table-cell>
          <table:table-cell table:formula="of:=MIN([$optimize_tfidf_split0_level5.D18];[$optimize_tfidf_split1_level5.D18];[$optimize_tfidf_split2_level5.D18];[$optimize_tfidf_split3_level5.D18];[$optimize_tfidf_split4_level5.D18];[$optimize_tfidf_split5_level5.D18];[$optimize_tfidf_split6_level5.D18];[$optimize_tfidf_split7_level5.D18];[$optimize_tfidf_split8_level5.D18];[$optimize_tfidf_split9_level5.D18])" office:value-type="float" office:value="0.2387" calcext:value-type="float">
            <text:p>0.2387</text:p>
          </table:table-cell>
          <table:table-cell table:formula="of:=MIN([$optimize_tfidf_split0_level5.E18];[$optimize_tfidf_split1_level5.E18];[$optimize_tfidf_split2_level5.E18];[$optimize_tfidf_split3_level5.E18];[$optimize_tfidf_split4_level5.E18];[$optimize_tfidf_split5_level5.E18];[$optimize_tfidf_split6_level5.E18];[$optimize_tfidf_split7_level5.E18];[$optimize_tfidf_split8_level5.E18];[$optimize_tfidf_split9_level5.E18])" office:value-type="float" office:value="0.2662" calcext:value-type="float">
            <text:p>0.2662</text:p>
          </table:table-cell>
        </table:table-row>
        <table:table-row table:style-name="ro1">
          <table:table-cell table:formula="of:=MIN([$optimize_tfidf_split0_level5.A38];[$optimize_tfidf_split1_level5.A38];[$optimize_tfidf_split2_level5.A38];[$optimize_tfidf_split3_level5.A38];[$optimize_tfidf_split4_level5.A38];[$optimize_tfidf_split5_level5.A38];[$optimize_tfidf_split6_level5.A38];[$optimize_tfidf_split7_level5.A38];[$optimize_tfidf_split8_level5.A38];[$optimize_tfidf_split9_level5.A38])" office:value-type="float" office:value="2" calcext:value-type="float">
            <text:p>2</text:p>
          </table:table-cell>
          <table:table-cell table:formula="of:=MIN([$optimize_tfidf_split0_level5.B38];[$optimize_tfidf_split1_level5.B38];[$optimize_tfidf_split2_level5.B38];[$optimize_tfidf_split3_level5.B38];[$optimize_tfidf_split4_level5.B38];[$optimize_tfidf_split5_level5.B38];[$optimize_tfidf_split6_level5.B38];[$optimize_tfidf_split7_level5.B38];[$optimize_tfidf_split8_level5.B38];[$optimize_tfidf_split9_level5.B38])" office:value-type="float" office:value="0.8" calcext:value-type="float">
            <text:p>0.8</text:p>
          </table:table-cell>
          <table:table-cell table:formula="of:=MIN([$optimize_tfidf_split0_level5.C38];[$optimize_tfidf_split1_level5.C38];[$optimize_tfidf_split2_level5.C38];[$optimize_tfidf_split3_level5.C38];[$optimize_tfidf_split4_level5.C38];[$optimize_tfidf_split5_level5.C38];[$optimize_tfidf_split6_level5.C38];[$optimize_tfidf_split7_level5.C38];[$optimize_tfidf_split8_level5.C38];[$optimize_tfidf_split9_level5.C38])" office:value-type="float" office:value="0.3473" calcext:value-type="float">
            <text:p>0.3473</text:p>
          </table:table-cell>
          <table:table-cell table:formula="of:=MIN([$optimize_tfidf_split0_level5.D38];[$optimize_tfidf_split1_level5.D38];[$optimize_tfidf_split2_level5.D38];[$optimize_tfidf_split3_level5.D38];[$optimize_tfidf_split4_level5.D38];[$optimize_tfidf_split5_level5.D38];[$optimize_tfidf_split6_level5.D38];[$optimize_tfidf_split7_level5.D38];[$optimize_tfidf_split8_level5.D38];[$optimize_tfidf_split9_level5.D38])" office:value-type="float" office:value="0.2851" calcext:value-type="float">
            <text:p>0.2851</text:p>
          </table:table-cell>
          <table:table-cell table:formula="of:=MIN([$optimize_tfidf_split0_level5.E38];[$optimize_tfidf_split1_level5.E38];[$optimize_tfidf_split2_level5.E38];[$optimize_tfidf_split3_level5.E38];[$optimize_tfidf_split4_level5.E38];[$optimize_tfidf_split5_level5.E38];[$optimize_tfidf_split6_level5.E38];[$optimize_tfidf_split7_level5.E38];[$optimize_tfidf_split8_level5.E38];[$optimize_tfidf_split9_level5.E38])" office:value-type="float" office:value="0.2931" calcext:value-type="float">
            <text:p>0.2931</text:p>
          </table:table-cell>
        </table:table-row>
        <table:table-row table:style-name="ro1">
          <table:table-cell table:formula="of:=MIN([$optimize_tfidf_split0_level5.A58];[$optimize_tfidf_split1_level5.A58];[$optimize_tfidf_split2_level5.A58];[$optimize_tfidf_split3_level5.A58];[$optimize_tfidf_split4_level5.A58];[$optimize_tfidf_split5_level5.A58];[$optimize_tfidf_split6_level5.A58];[$optimize_tfidf_split7_level5.A58];[$optimize_tfidf_split8_level5.A58];[$optimize_tfidf_split9_level5.A58])" office:value-type="float" office:value="3" calcext:value-type="float">
            <text:p>3</text:p>
          </table:table-cell>
          <table:table-cell table:formula="of:=MIN([$optimize_tfidf_split0_level5.B58];[$optimize_tfidf_split1_level5.B58];[$optimize_tfidf_split2_level5.B58];[$optimize_tfidf_split3_level5.B58];[$optimize_tfidf_split4_level5.B58];[$optimize_tfidf_split5_level5.B58];[$optimize_tfidf_split6_level5.B58];[$optimize_tfidf_split7_level5.B58];[$optimize_tfidf_split8_level5.B58];[$optimize_tfidf_split9_level5.B58])" office:value-type="float" office:value="0.8" calcext:value-type="float">
            <text:p>0.8</text:p>
          </table:table-cell>
          <table:table-cell table:formula="of:=MIN([$optimize_tfidf_split0_level5.C58];[$optimize_tfidf_split1_level5.C58];[$optimize_tfidf_split2_level5.C58];[$optimize_tfidf_split3_level5.C58];[$optimize_tfidf_split4_level5.C58];[$optimize_tfidf_split5_level5.C58];[$optimize_tfidf_split6_level5.C58];[$optimize_tfidf_split7_level5.C58];[$optimize_tfidf_split8_level5.C58];[$optimize_tfidf_split9_level5.C58])" office:value-type="float" office:value="0.3412" calcext:value-type="float">
            <text:p>0.3412</text:p>
          </table:table-cell>
          <table:table-cell table:formula="of:=MIN([$optimize_tfidf_split0_level5.D58];[$optimize_tfidf_split1_level5.D58];[$optimize_tfidf_split2_level5.D58];[$optimize_tfidf_split3_level5.D58];[$optimize_tfidf_split4_level5.D58];[$optimize_tfidf_split5_level5.D58];[$optimize_tfidf_split6_level5.D58];[$optimize_tfidf_split7_level5.D58];[$optimize_tfidf_split8_level5.D58];[$optimize_tfidf_split9_level5.D58])" office:value-type="float" office:value="0.3104" calcext:value-type="float">
            <text:p>0.3104</text:p>
          </table:table-cell>
          <table:table-cell table:formula="of:=MIN([$optimize_tfidf_split0_level5.E58];[$optimize_tfidf_split1_level5.E58];[$optimize_tfidf_split2_level5.E58];[$optimize_tfidf_split3_level5.E58];[$optimize_tfidf_split4_level5.E58];[$optimize_tfidf_split5_level5.E58];[$optimize_tfidf_split6_level5.E58];[$optimize_tfidf_split7_level5.E58];[$optimize_tfidf_split8_level5.E58];[$optimize_tfidf_split9_level5.E58])" office:value-type="float" office:value="0.3063" calcext:value-type="float">
            <text:p>0.3063</text:p>
          </table:table-cell>
        </table:table-row>
        <table:table-row table:style-name="ro1">
          <table:table-cell table:formula="of:=MIN([$optimize_tfidf_split0_level5.A78];[$optimize_tfidf_split1_level5.A78];[$optimize_tfidf_split2_level5.A78];[$optimize_tfidf_split3_level5.A78];[$optimize_tfidf_split4_level5.A78];[$optimize_tfidf_split5_level5.A78];[$optimize_tfidf_split6_level5.A78];[$optimize_tfidf_split7_level5.A78];[$optimize_tfidf_split8_level5.A78];[$optimize_tfidf_split9_level5.A78])" office:value-type="float" office:value="4" calcext:value-type="float">
            <text:p>4</text:p>
          </table:table-cell>
          <table:table-cell table:formula="of:=MIN([$optimize_tfidf_split0_level5.B78];[$optimize_tfidf_split1_level5.B78];[$optimize_tfidf_split2_level5.B78];[$optimize_tfidf_split3_level5.B78];[$optimize_tfidf_split4_level5.B78];[$optimize_tfidf_split5_level5.B78];[$optimize_tfidf_split6_level5.B78];[$optimize_tfidf_split7_level5.B78];[$optimize_tfidf_split8_level5.B78];[$optimize_tfidf_split9_level5.B78])" office:value-type="float" office:value="0.8" calcext:value-type="float">
            <text:p>0.8</text:p>
          </table:table-cell>
          <table:table-cell table:formula="of:=MIN([$optimize_tfidf_split0_level5.C78];[$optimize_tfidf_split1_level5.C78];[$optimize_tfidf_split2_level5.C78];[$optimize_tfidf_split3_level5.C78];[$optimize_tfidf_split4_level5.C78];[$optimize_tfidf_split5_level5.C78];[$optimize_tfidf_split6_level5.C78];[$optimize_tfidf_split7_level5.C78];[$optimize_tfidf_split8_level5.C78];[$optimize_tfidf_split9_level5.C78])" office:value-type="float" office:value="0.3344" calcext:value-type="float">
            <text:p>0.3344</text:p>
          </table:table-cell>
          <table:table-cell table:formula="of:=MIN([$optimize_tfidf_split0_level5.D78];[$optimize_tfidf_split1_level5.D78];[$optimize_tfidf_split2_level5.D78];[$optimize_tfidf_split3_level5.D78];[$optimize_tfidf_split4_level5.D78];[$optimize_tfidf_split5_level5.D78];[$optimize_tfidf_split6_level5.D78];[$optimize_tfidf_split7_level5.D78];[$optimize_tfidf_split8_level5.D78];[$optimize_tfidf_split9_level5.D78])" office:value-type="float" office:value="0.3252" calcext:value-type="float">
            <text:p>0.3252</text:p>
          </table:table-cell>
          <table:table-cell table:formula="of:=MIN([$optimize_tfidf_split0_level5.E78];[$optimize_tfidf_split1_level5.E78];[$optimize_tfidf_split2_level5.E78];[$optimize_tfidf_split3_level5.E78];[$optimize_tfidf_split4_level5.E78];[$optimize_tfidf_split5_level5.E78];[$optimize_tfidf_split6_level5.E78];[$optimize_tfidf_split7_level5.E78];[$optimize_tfidf_split8_level5.E78];[$optimize_tfidf_split9_level5.E78])" office:value-type="float" office:value="0.3107" calcext:value-type="float">
            <text:p>0.3107</text:p>
          </table:table-cell>
        </table:table-row>
        <table:table-row table:style-name="ro1">
          <table:table-cell table:formula="of:=MIN([$optimize_tfidf_split0_level5.A98];[$optimize_tfidf_split1_level5.A98];[$optimize_tfidf_split2_level5.A98];[$optimize_tfidf_split3_level5.A98];[$optimize_tfidf_split4_level5.A98];[$optimize_tfidf_split5_level5.A98];[$optimize_tfidf_split6_level5.A98];[$optimize_tfidf_split7_level5.A98];[$optimize_tfidf_split8_level5.A98];[$optimize_tfidf_split9_level5.A98])" office:value-type="float" office:value="5" calcext:value-type="float">
            <text:p>5</text:p>
          </table:table-cell>
          <table:table-cell table:formula="of:=MIN([$optimize_tfidf_split0_level5.B98];[$optimize_tfidf_split1_level5.B98];[$optimize_tfidf_split2_level5.B98];[$optimize_tfidf_split3_level5.B98];[$optimize_tfidf_split4_level5.B98];[$optimize_tfidf_split5_level5.B98];[$optimize_tfidf_split6_level5.B98];[$optimize_tfidf_split7_level5.B98];[$optimize_tfidf_split8_level5.B98];[$optimize_tfidf_split9_level5.B98])" office:value-type="float" office:value="0.8" calcext:value-type="float">
            <text:p>0.8</text:p>
          </table:table-cell>
          <table:table-cell table:formula="of:=MIN([$optimize_tfidf_split0_level5.C98];[$optimize_tfidf_split1_level5.C98];[$optimize_tfidf_split2_level5.C98];[$optimize_tfidf_split3_level5.C98];[$optimize_tfidf_split4_level5.C98];[$optimize_tfidf_split5_level5.C98];[$optimize_tfidf_split6_level5.C98];[$optimize_tfidf_split7_level5.C98];[$optimize_tfidf_split8_level5.C98];[$optimize_tfidf_split9_level5.C98])" office:value-type="float" office:value="0.3293" calcext:value-type="float">
            <text:p>0.3293</text:p>
          </table:table-cell>
          <table:table-cell table:formula="of:=MIN([$optimize_tfidf_split0_level5.D98];[$optimize_tfidf_split1_level5.D98];[$optimize_tfidf_split2_level5.D98];[$optimize_tfidf_split3_level5.D98];[$optimize_tfidf_split4_level5.D98];[$optimize_tfidf_split5_level5.D98];[$optimize_tfidf_split6_level5.D98];[$optimize_tfidf_split7_level5.D98];[$optimize_tfidf_split8_level5.D98];[$optimize_tfidf_split9_level5.D98])" office:value-type="float" office:value="0.3317" calcext:value-type="float">
            <text:p>0.3317</text:p>
          </table:table-cell>
          <table:table-cell table:formula="of:=MIN([$optimize_tfidf_split0_level5.E98];[$optimize_tfidf_split1_level5.E98];[$optimize_tfidf_split2_level5.E98];[$optimize_tfidf_split3_level5.E98];[$optimize_tfidf_split4_level5.E98];[$optimize_tfidf_split5_level5.E98];[$optimize_tfidf_split6_level5.E98];[$optimize_tfidf_split7_level5.E98];[$optimize_tfidf_split8_level5.E98];[$optimize_tfidf_split9_level5.E98])" office:value-type="float" office:value="0.3114" calcext:value-type="float">
            <text:p>0.3114</text:p>
          </table:table-cell>
        </table:table-row>
        <table:table-row table:style-name="ro1">
          <table:table-cell table:formula="of:=MIN([$optimize_tfidf_split0_level5.A118];[$optimize_tfidf_split1_level5.A118];[$optimize_tfidf_split2_level5.A118];[$optimize_tfidf_split3_level5.A118];[$optimize_tfidf_split4_level5.A118];[$optimize_tfidf_split5_level5.A118];[$optimize_tfidf_split6_level5.A118];[$optimize_tfidf_split7_level5.A118];[$optimize_tfidf_split8_level5.A118];[$optimize_tfidf_split9_level5.A118])" office:value-type="float" office:value="6" calcext:value-type="float">
            <text:p>6</text:p>
          </table:table-cell>
          <table:table-cell table:formula="of:=MIN([$optimize_tfidf_split0_level5.B118];[$optimize_tfidf_split1_level5.B118];[$optimize_tfidf_split2_level5.B118];[$optimize_tfidf_split3_level5.B118];[$optimize_tfidf_split4_level5.B118];[$optimize_tfidf_split5_level5.B118];[$optimize_tfidf_split6_level5.B118];[$optimize_tfidf_split7_level5.B118];[$optimize_tfidf_split8_level5.B118];[$optimize_tfidf_split9_level5.B118])" office:value-type="float" office:value="0.8" calcext:value-type="float">
            <text:p>0.8</text:p>
          </table:table-cell>
          <table:table-cell table:formula="of:=MIN([$optimize_tfidf_split0_level5.C118];[$optimize_tfidf_split1_level5.C118];[$optimize_tfidf_split2_level5.C118];[$optimize_tfidf_split3_level5.C118];[$optimize_tfidf_split4_level5.C118];[$optimize_tfidf_split5_level5.C118];[$optimize_tfidf_split6_level5.C118];[$optimize_tfidf_split7_level5.C118];[$optimize_tfidf_split8_level5.C118];[$optimize_tfidf_split9_level5.C118])" office:value-type="float" office:value="0.3293" calcext:value-type="float">
            <text:p>0.3293</text:p>
          </table:table-cell>
          <table:table-cell table:formula="of:=MIN([$optimize_tfidf_split0_level5.D118];[$optimize_tfidf_split1_level5.D118];[$optimize_tfidf_split2_level5.D118];[$optimize_tfidf_split3_level5.D118];[$optimize_tfidf_split4_level5.D118];[$optimize_tfidf_split5_level5.D118];[$optimize_tfidf_split6_level5.D118];[$optimize_tfidf_split7_level5.D118];[$optimize_tfidf_split8_level5.D118];[$optimize_tfidf_split9_level5.D118])" office:value-type="float" office:value="0.3317" calcext:value-type="float">
            <text:p>0.3317</text:p>
          </table:table-cell>
          <table:table-cell table:formula="of:=MIN([$optimize_tfidf_split0_level5.E118];[$optimize_tfidf_split1_level5.E118];[$optimize_tfidf_split2_level5.E118];[$optimize_tfidf_split3_level5.E118];[$optimize_tfidf_split4_level5.E118];[$optimize_tfidf_split5_level5.E118];[$optimize_tfidf_split6_level5.E118];[$optimize_tfidf_split7_level5.E118];[$optimize_tfidf_split8_level5.E118];[$optimize_tfidf_split9_level5.E118])" office:value-type="float" office:value="0.3114" calcext:value-type="float">
            <text:p>0.3114</text:p>
          </table:table-cell>
        </table:table-row>
        <table:table-row table:style-name="ro1">
          <table:table-cell table:formula="of:=MIN([$optimize_tfidf_split0_level5.A138];[$optimize_tfidf_split1_level5.A138];[$optimize_tfidf_split2_level5.A138];[$optimize_tfidf_split3_level5.A138];[$optimize_tfidf_split4_level5.A138];[$optimize_tfidf_split5_level5.A138];[$optimize_tfidf_split6_level5.A138];[$optimize_tfidf_split7_level5.A138];[$optimize_tfidf_split8_level5.A138];[$optimize_tfidf_split9_level5.A138])" office:value-type="float" office:value="7" calcext:value-type="float">
            <text:p>7</text:p>
          </table:table-cell>
          <table:table-cell table:formula="of:=MIN([$optimize_tfidf_split0_level5.B138];[$optimize_tfidf_split1_level5.B138];[$optimize_tfidf_split2_level5.B138];[$optimize_tfidf_split3_level5.B138];[$optimize_tfidf_split4_level5.B138];[$optimize_tfidf_split5_level5.B138];[$optimize_tfidf_split6_level5.B138];[$optimize_tfidf_split7_level5.B138];[$optimize_tfidf_split8_level5.B138];[$optimize_tfidf_split9_level5.B138])" office:value-type="float" office:value="0.8" calcext:value-type="float">
            <text:p>0.8</text:p>
          </table:table-cell>
          <table:table-cell table:formula="of:=MIN([$optimize_tfidf_split0_level5.C138];[$optimize_tfidf_split1_level5.C138];[$optimize_tfidf_split2_level5.C138];[$optimize_tfidf_split3_level5.C138];[$optimize_tfidf_split4_level5.C138];[$optimize_tfidf_split5_level5.C138];[$optimize_tfidf_split6_level5.C138];[$optimize_tfidf_split7_level5.C138];[$optimize_tfidf_split8_level5.C138];[$optimize_tfidf_split9_level5.C138])" office:value-type="float" office:value="0.3293" calcext:value-type="float">
            <text:p>0.3293</text:p>
          </table:table-cell>
          <table:table-cell table:formula="of:=MIN([$optimize_tfidf_split0_level5.D138];[$optimize_tfidf_split1_level5.D138];[$optimize_tfidf_split2_level5.D138];[$optimize_tfidf_split3_level5.D138];[$optimize_tfidf_split4_level5.D138];[$optimize_tfidf_split5_level5.D138];[$optimize_tfidf_split6_level5.D138];[$optimize_tfidf_split7_level5.D138];[$optimize_tfidf_split8_level5.D138];[$optimize_tfidf_split9_level5.D138])" office:value-type="float" office:value="0.3317" calcext:value-type="float">
            <text:p>0.3317</text:p>
          </table:table-cell>
          <table:table-cell table:formula="of:=MIN([$optimize_tfidf_split0_level5.E138];[$optimize_tfidf_split1_level5.E138];[$optimize_tfidf_split2_level5.E138];[$optimize_tfidf_split3_level5.E138];[$optimize_tfidf_split4_level5.E138];[$optimize_tfidf_split5_level5.E138];[$optimize_tfidf_split6_level5.E138];[$optimize_tfidf_split7_level5.E138];[$optimize_tfidf_split8_level5.E138];[$optimize_tfidf_split9_level5.E138])" office:value-type="float" office:value="0.3114" calcext:value-type="float">
            <text:p>0.3114</text:p>
          </table:table-cell>
        </table:table-row>
        <table:table-row table:style-name="ro1">
          <table:table-cell table:formula="of:=MIN([$optimize_tfidf_split0_level5.A158];[$optimize_tfidf_split1_level5.A158];[$optimize_tfidf_split2_level5.A158];[$optimize_tfidf_split3_level5.A158];[$optimize_tfidf_split4_level5.A158];[$optimize_tfidf_split5_level5.A158];[$optimize_tfidf_split6_level5.A158];[$optimize_tfidf_split7_level5.A158];[$optimize_tfidf_split8_level5.A158];[$optimize_tfidf_split9_level5.A158])" office:value-type="float" office:value="8" calcext:value-type="float">
            <text:p>8</text:p>
          </table:table-cell>
          <table:table-cell table:formula="of:=MIN([$optimize_tfidf_split0_level5.B158];[$optimize_tfidf_split1_level5.B158];[$optimize_tfidf_split2_level5.B158];[$optimize_tfidf_split3_level5.B158];[$optimize_tfidf_split4_level5.B158];[$optimize_tfidf_split5_level5.B158];[$optimize_tfidf_split6_level5.B158];[$optimize_tfidf_split7_level5.B158];[$optimize_tfidf_split8_level5.B158];[$optimize_tfidf_split9_level5.B158])" office:value-type="float" office:value="0.8" calcext:value-type="float">
            <text:p>0.8</text:p>
          </table:table-cell>
          <table:table-cell table:formula="of:=MIN([$optimize_tfidf_split0_level5.C158];[$optimize_tfidf_split1_level5.C158];[$optimize_tfidf_split2_level5.C158];[$optimize_tfidf_split3_level5.C158];[$optimize_tfidf_split4_level5.C158];[$optimize_tfidf_split5_level5.C158];[$optimize_tfidf_split6_level5.C158];[$optimize_tfidf_split7_level5.C158];[$optimize_tfidf_split8_level5.C158];[$optimize_tfidf_split9_level5.C158])" office:value-type="float" office:value="0.3293" calcext:value-type="float">
            <text:p>0.3293</text:p>
          </table:table-cell>
          <table:table-cell table:formula="of:=MIN([$optimize_tfidf_split0_level5.D158];[$optimize_tfidf_split1_level5.D158];[$optimize_tfidf_split2_level5.D158];[$optimize_tfidf_split3_level5.D158];[$optimize_tfidf_split4_level5.D158];[$optimize_tfidf_split5_level5.D158];[$optimize_tfidf_split6_level5.D158];[$optimize_tfidf_split7_level5.D158];[$optimize_tfidf_split8_level5.D158];[$optimize_tfidf_split9_level5.D158])" office:value-type="float" office:value="0.3317" calcext:value-type="float">
            <text:p>0.3317</text:p>
          </table:table-cell>
          <table:table-cell table:formula="of:=MIN([$optimize_tfidf_split0_level5.E158];[$optimize_tfidf_split1_level5.E158];[$optimize_tfidf_split2_level5.E158];[$optimize_tfidf_split3_level5.E158];[$optimize_tfidf_split4_level5.E158];[$optimize_tfidf_split5_level5.E158];[$optimize_tfidf_split6_level5.E158];[$optimize_tfidf_split7_level5.E158];[$optimize_tfidf_split8_level5.E158];[$optimize_tfidf_split9_level5.E158])" office:value-type="float" office:value="0.3114" calcext:value-type="float">
            <text:p>0.3114</text:p>
          </table:table-cell>
        </table:table-row>
        <table:table-row table:style-name="ro1">
          <table:table-cell table:formula="of:=MIN([$optimize_tfidf_split0_level5.A178];[$optimize_tfidf_split1_level5.A178];[$optimize_tfidf_split2_level5.A178];[$optimize_tfidf_split3_level5.A178];[$optimize_tfidf_split4_level5.A178];[$optimize_tfidf_split5_level5.A178];[$optimize_tfidf_split6_level5.A178];[$optimize_tfidf_split7_level5.A178];[$optimize_tfidf_split8_level5.A178];[$optimize_tfidf_split9_level5.A178])" office:value-type="float" office:value="9" calcext:value-type="float">
            <text:p>9</text:p>
          </table:table-cell>
          <table:table-cell table:formula="of:=MIN([$optimize_tfidf_split0_level5.B178];[$optimize_tfidf_split1_level5.B178];[$optimize_tfidf_split2_level5.B178];[$optimize_tfidf_split3_level5.B178];[$optimize_tfidf_split4_level5.B178];[$optimize_tfidf_split5_level5.B178];[$optimize_tfidf_split6_level5.B178];[$optimize_tfidf_split7_level5.B178];[$optimize_tfidf_split8_level5.B178];[$optimize_tfidf_split9_level5.B178])" office:value-type="float" office:value="0.8" calcext:value-type="float">
            <text:p>0.8</text:p>
          </table:table-cell>
          <table:table-cell table:formula="of:=MIN([$optimize_tfidf_split0_level5.C178];[$optimize_tfidf_split1_level5.C178];[$optimize_tfidf_split2_level5.C178];[$optimize_tfidf_split3_level5.C178];[$optimize_tfidf_split4_level5.C178];[$optimize_tfidf_split5_level5.C178];[$optimize_tfidf_split6_level5.C178];[$optimize_tfidf_split7_level5.C178];[$optimize_tfidf_split8_level5.C178];[$optimize_tfidf_split9_level5.C178])" office:value-type="float" office:value="0.3293" calcext:value-type="float">
            <text:p>0.3293</text:p>
          </table:table-cell>
          <table:table-cell table:formula="of:=MIN([$optimize_tfidf_split0_level5.D178];[$optimize_tfidf_split1_level5.D178];[$optimize_tfidf_split2_level5.D178];[$optimize_tfidf_split3_level5.D178];[$optimize_tfidf_split4_level5.D178];[$optimize_tfidf_split5_level5.D178];[$optimize_tfidf_split6_level5.D178];[$optimize_tfidf_split7_level5.D178];[$optimize_tfidf_split8_level5.D178];[$optimize_tfidf_split9_level5.D178])" office:value-type="float" office:value="0.3317" calcext:value-type="float">
            <text:p>0.3317</text:p>
          </table:table-cell>
          <table:table-cell table:formula="of:=MIN([$optimize_tfidf_split0_level5.E178];[$optimize_tfidf_split1_level5.E178];[$optimize_tfidf_split2_level5.E178];[$optimize_tfidf_split3_level5.E178];[$optimize_tfidf_split4_level5.E178];[$optimize_tfidf_split5_level5.E178];[$optimize_tfidf_split6_level5.E178];[$optimize_tfidf_split7_level5.E178];[$optimize_tfidf_split8_level5.E178];[$optimize_tfidf_split9_level5.E178])" office:value-type="float" office:value="0.3114" calcext:value-type="float">
            <text:p>0.3114</text:p>
          </table:table-cell>
        </table:table-row>
        <table:table-row table:style-name="ro1">
          <table:table-cell table:formula="of:=MIN([$optimize_tfidf_split0_level5.A198];[$optimize_tfidf_split1_level5.A198];[$optimize_tfidf_split2_level5.A198];[$optimize_tfidf_split3_level5.A198];[$optimize_tfidf_split4_level5.A198];[$optimize_tfidf_split5_level5.A198];[$optimize_tfidf_split6_level5.A198];[$optimize_tfidf_split7_level5.A198];[$optimize_tfidf_split8_level5.A198];[$optimize_tfidf_split9_level5.A198])" office:value-type="float" office:value="10" calcext:value-type="float">
            <text:p>10</text:p>
          </table:table-cell>
          <table:table-cell table:formula="of:=MIN([$optimize_tfidf_split0_level5.B198];[$optimize_tfidf_split1_level5.B198];[$optimize_tfidf_split2_level5.B198];[$optimize_tfidf_split3_level5.B198];[$optimize_tfidf_split4_level5.B198];[$optimize_tfidf_split5_level5.B198];[$optimize_tfidf_split6_level5.B198];[$optimize_tfidf_split7_level5.B198];[$optimize_tfidf_split8_level5.B198];[$optimize_tfidf_split9_level5.B198])" office:value-type="float" office:value="0.8" calcext:value-type="float">
            <text:p>0.8</text:p>
          </table:table-cell>
          <table:table-cell table:formula="of:=MIN([$optimize_tfidf_split0_level5.C198];[$optimize_tfidf_split1_level5.C198];[$optimize_tfidf_split2_level5.C198];[$optimize_tfidf_split3_level5.C198];[$optimize_tfidf_split4_level5.C198];[$optimize_tfidf_split5_level5.C198];[$optimize_tfidf_split6_level5.C198];[$optimize_tfidf_split7_level5.C198];[$optimize_tfidf_split8_level5.C198];[$optimize_tfidf_split9_level5.C198])" office:value-type="float" office:value="0.3293" calcext:value-type="float">
            <text:p>0.3293</text:p>
          </table:table-cell>
          <table:table-cell table:formula="of:=MIN([$optimize_tfidf_split0_level5.D198];[$optimize_tfidf_split1_level5.D198];[$optimize_tfidf_split2_level5.D198];[$optimize_tfidf_split3_level5.D198];[$optimize_tfidf_split4_level5.D198];[$optimize_tfidf_split5_level5.D198];[$optimize_tfidf_split6_level5.D198];[$optimize_tfidf_split7_level5.D198];[$optimize_tfidf_split8_level5.D198];[$optimize_tfidf_split9_level5.D198])" office:value-type="float" office:value="0.3317" calcext:value-type="float">
            <text:p>0.3317</text:p>
          </table:table-cell>
          <table:table-cell table:formula="of:=MIN([$optimize_tfidf_split0_level5.E198];[$optimize_tfidf_split1_level5.E198];[$optimize_tfidf_split2_level5.E198];[$optimize_tfidf_split3_level5.E198];[$optimize_tfidf_split4_level5.E198];[$optimize_tfidf_split5_level5.E198];[$optimize_tfidf_split6_level5.E198];[$optimize_tfidf_split7_level5.E198];[$optimize_tfidf_split8_level5.E198];[$optimize_tfidf_split9_level5.E198])" office:value-type="float" office:value="0.3114" calcext:value-type="float">
            <text:p>0.3114</text:p>
          </table:table-cell>
        </table:table-row>
        <table:table-row table:style-name="ro1">
          <table:table-cell table:formula="of:=MIN([$optimize_tfidf_split0_level5.A218];[$optimize_tfidf_split1_level5.A218];[$optimize_tfidf_split2_level5.A218];[$optimize_tfidf_split3_level5.A218];[$optimize_tfidf_split4_level5.A218];[$optimize_tfidf_split5_level5.A218];[$optimize_tfidf_split6_level5.A218];[$optimize_tfidf_split7_level5.A218];[$optimize_tfidf_split8_level5.A218];[$optimize_tfidf_split9_level5.A218])" office:value-type="float" office:value="11" calcext:value-type="float">
            <text:p>11</text:p>
          </table:table-cell>
          <table:table-cell table:formula="of:=MIN([$optimize_tfidf_split0_level5.B218];[$optimize_tfidf_split1_level5.B218];[$optimize_tfidf_split2_level5.B218];[$optimize_tfidf_split3_level5.B218];[$optimize_tfidf_split4_level5.B218];[$optimize_tfidf_split5_level5.B218];[$optimize_tfidf_split6_level5.B218];[$optimize_tfidf_split7_level5.B218];[$optimize_tfidf_split8_level5.B218];[$optimize_tfidf_split9_level5.B218])" office:value-type="float" office:value="0.8" calcext:value-type="float">
            <text:p>0.8</text:p>
          </table:table-cell>
          <table:table-cell table:formula="of:=MIN([$optimize_tfidf_split0_level5.C218];[$optimize_tfidf_split1_level5.C218];[$optimize_tfidf_split2_level5.C218];[$optimize_tfidf_split3_level5.C218];[$optimize_tfidf_split4_level5.C218];[$optimize_tfidf_split5_level5.C218];[$optimize_tfidf_split6_level5.C218];[$optimize_tfidf_split7_level5.C218];[$optimize_tfidf_split8_level5.C218];[$optimize_tfidf_split9_level5.C218])" office:value-type="float" office:value="0.3293" calcext:value-type="float">
            <text:p>0.3293</text:p>
          </table:table-cell>
          <table:table-cell table:formula="of:=MIN([$optimize_tfidf_split0_level5.D218];[$optimize_tfidf_split1_level5.D218];[$optimize_tfidf_split2_level5.D218];[$optimize_tfidf_split3_level5.D218];[$optimize_tfidf_split4_level5.D218];[$optimize_tfidf_split5_level5.D218];[$optimize_tfidf_split6_level5.D218];[$optimize_tfidf_split7_level5.D218];[$optimize_tfidf_split8_level5.D218];[$optimize_tfidf_split9_level5.D218])" office:value-type="float" office:value="0.3317" calcext:value-type="float">
            <text:p>0.3317</text:p>
          </table:table-cell>
          <table:table-cell table:formula="of:=MIN([$optimize_tfidf_split0_level5.E218];[$optimize_tfidf_split1_level5.E218];[$optimize_tfidf_split2_level5.E218];[$optimize_tfidf_split3_level5.E218];[$optimize_tfidf_split4_level5.E218];[$optimize_tfidf_split5_level5.E218];[$optimize_tfidf_split6_level5.E218];[$optimize_tfidf_split7_level5.E218];[$optimize_tfidf_split8_level5.E218];[$optimize_tfidf_split9_level5.E218])" office:value-type="float" office:value="0.3114" calcext:value-type="float">
            <text:p>0.3114</text:p>
          </table:table-cell>
        </table:table-row>
        <table:table-row table:style-name="ro1">
          <table:table-cell table:formula="of:=MIN([$optimize_tfidf_split0_level5.A238];[$optimize_tfidf_split1_level5.A238];[$optimize_tfidf_split2_level5.A238];[$optimize_tfidf_split3_level5.A238];[$optimize_tfidf_split4_level5.A238];[$optimize_tfidf_split5_level5.A238];[$optimize_tfidf_split6_level5.A238];[$optimize_tfidf_split7_level5.A238];[$optimize_tfidf_split8_level5.A238];[$optimize_tfidf_split9_level5.A238])" office:value-type="float" office:value="12" calcext:value-type="float">
            <text:p>12</text:p>
          </table:table-cell>
          <table:table-cell table:formula="of:=MIN([$optimize_tfidf_split0_level5.B238];[$optimize_tfidf_split1_level5.B238];[$optimize_tfidf_split2_level5.B238];[$optimize_tfidf_split3_level5.B238];[$optimize_tfidf_split4_level5.B238];[$optimize_tfidf_split5_level5.B238];[$optimize_tfidf_split6_level5.B238];[$optimize_tfidf_split7_level5.B238];[$optimize_tfidf_split8_level5.B238];[$optimize_tfidf_split9_level5.B238])" office:value-type="float" office:value="0.8" calcext:value-type="float">
            <text:p>0.8</text:p>
          </table:table-cell>
          <table:table-cell table:formula="of:=MIN([$optimize_tfidf_split0_level5.C238];[$optimize_tfidf_split1_level5.C238];[$optimize_tfidf_split2_level5.C238];[$optimize_tfidf_split3_level5.C238];[$optimize_tfidf_split4_level5.C238];[$optimize_tfidf_split5_level5.C238];[$optimize_tfidf_split6_level5.C238];[$optimize_tfidf_split7_level5.C238];[$optimize_tfidf_split8_level5.C238];[$optimize_tfidf_split9_level5.C238])" office:value-type="float" office:value="0.3293" calcext:value-type="float">
            <text:p>0.3293</text:p>
          </table:table-cell>
          <table:table-cell table:formula="of:=MIN([$optimize_tfidf_split0_level5.D238];[$optimize_tfidf_split1_level5.D238];[$optimize_tfidf_split2_level5.D238];[$optimize_tfidf_split3_level5.D238];[$optimize_tfidf_split4_level5.D238];[$optimize_tfidf_split5_level5.D238];[$optimize_tfidf_split6_level5.D238];[$optimize_tfidf_split7_level5.D238];[$optimize_tfidf_split8_level5.D238];[$optimize_tfidf_split9_level5.D238])" office:value-type="float" office:value="0.3317" calcext:value-type="float">
            <text:p>0.3317</text:p>
          </table:table-cell>
          <table:table-cell table:formula="of:=MIN([$optimize_tfidf_split0_level5.E238];[$optimize_tfidf_split1_level5.E238];[$optimize_tfidf_split2_level5.E238];[$optimize_tfidf_split3_level5.E238];[$optimize_tfidf_split4_level5.E238];[$optimize_tfidf_split5_level5.E238];[$optimize_tfidf_split6_level5.E238];[$optimize_tfidf_split7_level5.E238];[$optimize_tfidf_split8_level5.E238];[$optimize_tfidf_split9_level5.E238])" office:value-type="float" office:value="0.3114" calcext:value-type="float">
            <text:p>0.3114</text:p>
          </table:table-cell>
        </table:table-row>
        <table:table-row table:style-name="ro1">
          <table:table-cell table:formula="of:=MIN([$optimize_tfidf_split0_level5.A258];[$optimize_tfidf_split1_level5.A258];[$optimize_tfidf_split2_level5.A258];[$optimize_tfidf_split3_level5.A258];[$optimize_tfidf_split4_level5.A258];[$optimize_tfidf_split5_level5.A258];[$optimize_tfidf_split6_level5.A258];[$optimize_tfidf_split7_level5.A258];[$optimize_tfidf_split8_level5.A258];[$optimize_tfidf_split9_level5.A258])" office:value-type="float" office:value="13" calcext:value-type="float">
            <text:p>13</text:p>
          </table:table-cell>
          <table:table-cell table:formula="of:=MIN([$optimize_tfidf_split0_level5.B258];[$optimize_tfidf_split1_level5.B258];[$optimize_tfidf_split2_level5.B258];[$optimize_tfidf_split3_level5.B258];[$optimize_tfidf_split4_level5.B258];[$optimize_tfidf_split5_level5.B258];[$optimize_tfidf_split6_level5.B258];[$optimize_tfidf_split7_level5.B258];[$optimize_tfidf_split8_level5.B258];[$optimize_tfidf_split9_level5.B258])" office:value-type="float" office:value="0.8" calcext:value-type="float">
            <text:p>0.8</text:p>
          </table:table-cell>
          <table:table-cell table:formula="of:=MIN([$optimize_tfidf_split0_level5.C258];[$optimize_tfidf_split1_level5.C258];[$optimize_tfidf_split2_level5.C258];[$optimize_tfidf_split3_level5.C258];[$optimize_tfidf_split4_level5.C258];[$optimize_tfidf_split5_level5.C258];[$optimize_tfidf_split6_level5.C258];[$optimize_tfidf_split7_level5.C258];[$optimize_tfidf_split8_level5.C258];[$optimize_tfidf_split9_level5.C258])" office:value-type="float" office:value="0.3293" calcext:value-type="float">
            <text:p>0.3293</text:p>
          </table:table-cell>
          <table:table-cell table:formula="of:=MIN([$optimize_tfidf_split0_level5.D258];[$optimize_tfidf_split1_level5.D258];[$optimize_tfidf_split2_level5.D258];[$optimize_tfidf_split3_level5.D258];[$optimize_tfidf_split4_level5.D258];[$optimize_tfidf_split5_level5.D258];[$optimize_tfidf_split6_level5.D258];[$optimize_tfidf_split7_level5.D258];[$optimize_tfidf_split8_level5.D258];[$optimize_tfidf_split9_level5.D258])" office:value-type="float" office:value="0.3317" calcext:value-type="float">
            <text:p>0.3317</text:p>
          </table:table-cell>
          <table:table-cell table:formula="of:=MIN([$optimize_tfidf_split0_level5.E258];[$optimize_tfidf_split1_level5.E258];[$optimize_tfidf_split2_level5.E258];[$optimize_tfidf_split3_level5.E258];[$optimize_tfidf_split4_level5.E258];[$optimize_tfidf_split5_level5.E258];[$optimize_tfidf_split6_level5.E258];[$optimize_tfidf_split7_level5.E258];[$optimize_tfidf_split8_level5.E258];[$optimize_tfidf_split9_level5.E258])" office:value-type="float" office:value="0.3114" calcext:value-type="float">
            <text:p>0.3114</text:p>
          </table:table-cell>
        </table:table-row>
        <table:table-row table:style-name="ro1">
          <table:table-cell table:formula="of:=MIN([$optimize_tfidf_split0_level5.A278];[$optimize_tfidf_split1_level5.A278];[$optimize_tfidf_split2_level5.A278];[$optimize_tfidf_split3_level5.A278];[$optimize_tfidf_split4_level5.A278];[$optimize_tfidf_split5_level5.A278];[$optimize_tfidf_split6_level5.A278];[$optimize_tfidf_split7_level5.A278];[$optimize_tfidf_split8_level5.A278];[$optimize_tfidf_split9_level5.A278])" office:value-type="float" office:value="14" calcext:value-type="float">
            <text:p>14</text:p>
          </table:table-cell>
          <table:table-cell table:formula="of:=MIN([$optimize_tfidf_split0_level5.B278];[$optimize_tfidf_split1_level5.B278];[$optimize_tfidf_split2_level5.B278];[$optimize_tfidf_split3_level5.B278];[$optimize_tfidf_split4_level5.B278];[$optimize_tfidf_split5_level5.B278];[$optimize_tfidf_split6_level5.B278];[$optimize_tfidf_split7_level5.B278];[$optimize_tfidf_split8_level5.B278];[$optimize_tfidf_split9_level5.B278])" office:value-type="float" office:value="0.8" calcext:value-type="float">
            <text:p>0.8</text:p>
          </table:table-cell>
          <table:table-cell table:formula="of:=MIN([$optimize_tfidf_split0_level5.C278];[$optimize_tfidf_split1_level5.C278];[$optimize_tfidf_split2_level5.C278];[$optimize_tfidf_split3_level5.C278];[$optimize_tfidf_split4_level5.C278];[$optimize_tfidf_split5_level5.C278];[$optimize_tfidf_split6_level5.C278];[$optimize_tfidf_split7_level5.C278];[$optimize_tfidf_split8_level5.C278];[$optimize_tfidf_split9_level5.C278])" office:value-type="float" office:value="0.3293" calcext:value-type="float">
            <text:p>0.3293</text:p>
          </table:table-cell>
          <table:table-cell table:formula="of:=MIN([$optimize_tfidf_split0_level5.D278];[$optimize_tfidf_split1_level5.D278];[$optimize_tfidf_split2_level5.D278];[$optimize_tfidf_split3_level5.D278];[$optimize_tfidf_split4_level5.D278];[$optimize_tfidf_split5_level5.D278];[$optimize_tfidf_split6_level5.D278];[$optimize_tfidf_split7_level5.D278];[$optimize_tfidf_split8_level5.D278];[$optimize_tfidf_split9_level5.D278])" office:value-type="float" office:value="0.3317" calcext:value-type="float">
            <text:p>0.3317</text:p>
          </table:table-cell>
          <table:table-cell table:formula="of:=MIN([$optimize_tfidf_split0_level5.E278];[$optimize_tfidf_split1_level5.E278];[$optimize_tfidf_split2_level5.E278];[$optimize_tfidf_split3_level5.E278];[$optimize_tfidf_split4_level5.E278];[$optimize_tfidf_split5_level5.E278];[$optimize_tfidf_split6_level5.E278];[$optimize_tfidf_split7_level5.E278];[$optimize_tfidf_split8_level5.E278];[$optimize_tfidf_split9_level5.E278])" office:value-type="float" office:value="0.3114" calcext:value-type="float">
            <text:p>0.3114</text:p>
          </table:table-cell>
        </table:table-row>
        <table:table-row table:style-name="ro1">
          <table:table-cell table:formula="of:=MIN([$optimize_tfidf_split0_level5.A298];[$optimize_tfidf_split1_level5.A298];[$optimize_tfidf_split2_level5.A298];[$optimize_tfidf_split3_level5.A298];[$optimize_tfidf_split4_level5.A298];[$optimize_tfidf_split5_level5.A298];[$optimize_tfidf_split6_level5.A298];[$optimize_tfidf_split7_level5.A298];[$optimize_tfidf_split8_level5.A298];[$optimize_tfidf_split9_level5.A298])" office:value-type="float" office:value="15" calcext:value-type="float">
            <text:p>15</text:p>
          </table:table-cell>
          <table:table-cell table:formula="of:=MIN([$optimize_tfidf_split0_level5.B298];[$optimize_tfidf_split1_level5.B298];[$optimize_tfidf_split2_level5.B298];[$optimize_tfidf_split3_level5.B298];[$optimize_tfidf_split4_level5.B298];[$optimize_tfidf_split5_level5.B298];[$optimize_tfidf_split6_level5.B298];[$optimize_tfidf_split7_level5.B298];[$optimize_tfidf_split8_level5.B298];[$optimize_tfidf_split9_level5.B298])" office:value-type="float" office:value="0.8" calcext:value-type="float">
            <text:p>0.8</text:p>
          </table:table-cell>
          <table:table-cell table:formula="of:=MIN([$optimize_tfidf_split0_level5.C298];[$optimize_tfidf_split1_level5.C298];[$optimize_tfidf_split2_level5.C298];[$optimize_tfidf_split3_level5.C298];[$optimize_tfidf_split4_level5.C298];[$optimize_tfidf_split5_level5.C298];[$optimize_tfidf_split6_level5.C298];[$optimize_tfidf_split7_level5.C298];[$optimize_tfidf_split8_level5.C298];[$optimize_tfidf_split9_level5.C298])" office:value-type="float" office:value="0.3293" calcext:value-type="float">
            <text:p>0.3293</text:p>
          </table:table-cell>
          <table:table-cell table:formula="of:=MIN([$optimize_tfidf_split0_level5.D298];[$optimize_tfidf_split1_level5.D298];[$optimize_tfidf_split2_level5.D298];[$optimize_tfidf_split3_level5.D298];[$optimize_tfidf_split4_level5.D298];[$optimize_tfidf_split5_level5.D298];[$optimize_tfidf_split6_level5.D298];[$optimize_tfidf_split7_level5.D298];[$optimize_tfidf_split8_level5.D298];[$optimize_tfidf_split9_level5.D298])" office:value-type="float" office:value="0.3317" calcext:value-type="float">
            <text:p>0.3317</text:p>
          </table:table-cell>
          <table:table-cell table:formula="of:=MIN([$optimize_tfidf_split0_level5.E298];[$optimize_tfidf_split1_level5.E298];[$optimize_tfidf_split2_level5.E298];[$optimize_tfidf_split3_level5.E298];[$optimize_tfidf_split4_level5.E298];[$optimize_tfidf_split5_level5.E298];[$optimize_tfidf_split6_level5.E298];[$optimize_tfidf_split7_level5.E298];[$optimize_tfidf_split8_level5.E298];[$optimize_tfidf_split9_level5.E298])" office:value-type="float" office:value="0.3114" calcext:value-type="float">
            <text:p>0.3114</text:p>
          </table:table-cell>
        </table:table-row>
        <table:table-row table:style-name="ro1">
          <table:table-cell table:formula="of:=MIN([$optimize_tfidf_split0_level5.A19];[$optimize_tfidf_split1_level5.A19];[$optimize_tfidf_split2_level5.A19];[$optimize_tfidf_split3_level5.A19];[$optimize_tfidf_split4_level5.A19];[$optimize_tfidf_split5_level5.A19];[$optimize_tfidf_split6_level5.A19];[$optimize_tfidf_split7_level5.A19];[$optimize_tfidf_split8_level5.A19];[$optimize_tfidf_split9_level5.A19])" office:value-type="float" office:value="1" calcext:value-type="float">
            <text:p>1</text:p>
          </table:table-cell>
          <table:table-cell table:formula="of:=MIN([$optimize_tfidf_split0_level5.B19];[$optimize_tfidf_split1_level5.B19];[$optimize_tfidf_split2_level5.B19];[$optimize_tfidf_split3_level5.B19];[$optimize_tfidf_split4_level5.B19];[$optimize_tfidf_split5_level5.B19];[$optimize_tfidf_split6_level5.B19];[$optimize_tfidf_split7_level5.B19];[$optimize_tfidf_split8_level5.B19];[$optimize_tfidf_split9_level5.B19])" office:value-type="float" office:value="0.85" calcext:value-type="float">
            <text:p>0.85</text:p>
          </table:table-cell>
          <table:table-cell table:formula="of:=MIN([$optimize_tfidf_split0_level5.C19];[$optimize_tfidf_split1_level5.C19];[$optimize_tfidf_split2_level5.C19];[$optimize_tfidf_split3_level5.C19];[$optimize_tfidf_split4_level5.C19];[$optimize_tfidf_split5_level5.C19];[$optimize_tfidf_split6_level5.C19];[$optimize_tfidf_split7_level5.C19];[$optimize_tfidf_split8_level5.C19];[$optimize_tfidf_split9_level5.C19])" office:value-type="float" office:value="0.3263" calcext:value-type="float">
            <text:p>0.3263</text:p>
          </table:table-cell>
          <table:table-cell table:formula="of:=MIN([$optimize_tfidf_split0_level5.D19];[$optimize_tfidf_split1_level5.D19];[$optimize_tfidf_split2_level5.D19];[$optimize_tfidf_split3_level5.D19];[$optimize_tfidf_split4_level5.D19];[$optimize_tfidf_split5_level5.D19];[$optimize_tfidf_split6_level5.D19];[$optimize_tfidf_split7_level5.D19];[$optimize_tfidf_split8_level5.D19];[$optimize_tfidf_split9_level5.D19])" office:value-type="float" office:value="0.205" calcext:value-type="float">
            <text:p>0.205</text:p>
          </table:table-cell>
          <table:table-cell table:formula="of:=MIN([$optimize_tfidf_split0_level5.E19];[$optimize_tfidf_split1_level5.E19];[$optimize_tfidf_split2_level5.E19];[$optimize_tfidf_split3_level5.E19];[$optimize_tfidf_split4_level5.E19];[$optimize_tfidf_split5_level5.E19];[$optimize_tfidf_split6_level5.E19];[$optimize_tfidf_split7_level5.E19];[$optimize_tfidf_split8_level5.E19];[$optimize_tfidf_split9_level5.E19])" office:value-type="float" office:value="0.2314" calcext:value-type="float">
            <text:p>0.2314</text:p>
          </table:table-cell>
        </table:table-row>
        <table:table-row table:style-name="ro1">
          <table:table-cell table:formula="of:=MIN([$optimize_tfidf_split0_level5.A39];[$optimize_tfidf_split1_level5.A39];[$optimize_tfidf_split2_level5.A39];[$optimize_tfidf_split3_level5.A39];[$optimize_tfidf_split4_level5.A39];[$optimize_tfidf_split5_level5.A39];[$optimize_tfidf_split6_level5.A39];[$optimize_tfidf_split7_level5.A39];[$optimize_tfidf_split8_level5.A39];[$optimize_tfidf_split9_level5.A39])" office:value-type="float" office:value="2" calcext:value-type="float">
            <text:p>2</text:p>
          </table:table-cell>
          <table:table-cell table:formula="of:=MIN([$optimize_tfidf_split0_level5.B39];[$optimize_tfidf_split1_level5.B39];[$optimize_tfidf_split2_level5.B39];[$optimize_tfidf_split3_level5.B39];[$optimize_tfidf_split4_level5.B39];[$optimize_tfidf_split5_level5.B39];[$optimize_tfidf_split6_level5.B39];[$optimize_tfidf_split7_level5.B39];[$optimize_tfidf_split8_level5.B39];[$optimize_tfidf_split9_level5.B39])" office:value-type="float" office:value="0.85" calcext:value-type="float">
            <text:p>0.85</text:p>
          </table:table-cell>
          <table:table-cell table:formula="of:=MIN([$optimize_tfidf_split0_level5.C39];[$optimize_tfidf_split1_level5.C39];[$optimize_tfidf_split2_level5.C39];[$optimize_tfidf_split3_level5.C39];[$optimize_tfidf_split4_level5.C39];[$optimize_tfidf_split5_level5.C39];[$optimize_tfidf_split6_level5.C39];[$optimize_tfidf_split7_level5.C39];[$optimize_tfidf_split8_level5.C39];[$optimize_tfidf_split9_level5.C39])" office:value-type="float" office:value="0.3198" calcext:value-type="float">
            <text:p>0.3198</text:p>
          </table:table-cell>
          <table:table-cell table:formula="of:=MIN([$optimize_tfidf_split0_level5.D39];[$optimize_tfidf_split1_level5.D39];[$optimize_tfidf_split2_level5.D39];[$optimize_tfidf_split3_level5.D39];[$optimize_tfidf_split4_level5.D39];[$optimize_tfidf_split5_level5.D39];[$optimize_tfidf_split6_level5.D39];[$optimize_tfidf_split7_level5.D39];[$optimize_tfidf_split8_level5.D39];[$optimize_tfidf_split9_level5.D39])" office:value-type="float" office:value="0.2416" calcext:value-type="float">
            <text:p>0.2416</text:p>
          </table:table-cell>
          <table:table-cell table:formula="of:=MIN([$optimize_tfidf_split0_level5.E39];[$optimize_tfidf_split1_level5.E39];[$optimize_tfidf_split2_level5.E39];[$optimize_tfidf_split3_level5.E39];[$optimize_tfidf_split4_level5.E39];[$optimize_tfidf_split5_level5.E39];[$optimize_tfidf_split6_level5.E39];[$optimize_tfidf_split7_level5.E39];[$optimize_tfidf_split8_level5.E39];[$optimize_tfidf_split9_level5.E39])" office:value-type="float" office:value="0.2632" calcext:value-type="float">
            <text:p>0.2632</text:p>
          </table:table-cell>
        </table:table-row>
        <table:table-row table:style-name="ro1">
          <table:table-cell table:formula="of:=MIN([$optimize_tfidf_split0_level5.A59];[$optimize_tfidf_split1_level5.A59];[$optimize_tfidf_split2_level5.A59];[$optimize_tfidf_split3_level5.A59];[$optimize_tfidf_split4_level5.A59];[$optimize_tfidf_split5_level5.A59];[$optimize_tfidf_split6_level5.A59];[$optimize_tfidf_split7_level5.A59];[$optimize_tfidf_split8_level5.A59];[$optimize_tfidf_split9_level5.A59])" office:value-type="float" office:value="3" calcext:value-type="float">
            <text:p>3</text:p>
          </table:table-cell>
          <table:table-cell table:formula="of:=MIN([$optimize_tfidf_split0_level5.B59];[$optimize_tfidf_split1_level5.B59];[$optimize_tfidf_split2_level5.B59];[$optimize_tfidf_split3_level5.B59];[$optimize_tfidf_split4_level5.B59];[$optimize_tfidf_split5_level5.B59];[$optimize_tfidf_split6_level5.B59];[$optimize_tfidf_split7_level5.B59];[$optimize_tfidf_split8_level5.B59];[$optimize_tfidf_split9_level5.B59])" office:value-type="float" office:value="0.85" calcext:value-type="float">
            <text:p>0.85</text:p>
          </table:table-cell>
          <table:table-cell table:formula="of:=MIN([$optimize_tfidf_split0_level5.C59];[$optimize_tfidf_split1_level5.C59];[$optimize_tfidf_split2_level5.C59];[$optimize_tfidf_split3_level5.C59];[$optimize_tfidf_split4_level5.C59];[$optimize_tfidf_split5_level5.C59];[$optimize_tfidf_split6_level5.C59];[$optimize_tfidf_split7_level5.C59];[$optimize_tfidf_split8_level5.C59];[$optimize_tfidf_split9_level5.C59])" office:value-type="float" office:value="0.319" calcext:value-type="float">
            <text:p>0.319</text:p>
          </table:table-cell>
          <table:table-cell table:formula="of:=MIN([$optimize_tfidf_split0_level5.D59];[$optimize_tfidf_split1_level5.D59];[$optimize_tfidf_split2_level5.D59];[$optimize_tfidf_split3_level5.D59];[$optimize_tfidf_split4_level5.D59];[$optimize_tfidf_split5_level5.D59];[$optimize_tfidf_split6_level5.D59];[$optimize_tfidf_split7_level5.D59];[$optimize_tfidf_split8_level5.D59];[$optimize_tfidf_split9_level5.D59])" office:value-type="float" office:value="0.2581" calcext:value-type="float">
            <text:p>0.2581</text:p>
          </table:table-cell>
          <table:table-cell table:formula="of:=MIN([$optimize_tfidf_split0_level5.E59];[$optimize_tfidf_split1_level5.E59];[$optimize_tfidf_split2_level5.E59];[$optimize_tfidf_split3_level5.E59];[$optimize_tfidf_split4_level5.E59];[$optimize_tfidf_split5_level5.E59];[$optimize_tfidf_split6_level5.E59];[$optimize_tfidf_split7_level5.E59];[$optimize_tfidf_split8_level5.E59];[$optimize_tfidf_split9_level5.E59])" office:value-type="float" office:value="0.2771" calcext:value-type="float">
            <text:p>0.2771</text:p>
          </table:table-cell>
        </table:table-row>
        <table:table-row table:style-name="ro1">
          <table:table-cell table:formula="of:=MIN([$optimize_tfidf_split0_level5.A79];[$optimize_tfidf_split1_level5.A79];[$optimize_tfidf_split2_level5.A79];[$optimize_tfidf_split3_level5.A79];[$optimize_tfidf_split4_level5.A79];[$optimize_tfidf_split5_level5.A79];[$optimize_tfidf_split6_level5.A79];[$optimize_tfidf_split7_level5.A79];[$optimize_tfidf_split8_level5.A79];[$optimize_tfidf_split9_level5.A79])" office:value-type="float" office:value="4" calcext:value-type="float">
            <text:p>4</text:p>
          </table:table-cell>
          <table:table-cell table:formula="of:=MIN([$optimize_tfidf_split0_level5.B79];[$optimize_tfidf_split1_level5.B79];[$optimize_tfidf_split2_level5.B79];[$optimize_tfidf_split3_level5.B79];[$optimize_tfidf_split4_level5.B79];[$optimize_tfidf_split5_level5.B79];[$optimize_tfidf_split6_level5.B79];[$optimize_tfidf_split7_level5.B79];[$optimize_tfidf_split8_level5.B79];[$optimize_tfidf_split9_level5.B79])" office:value-type="float" office:value="0.85" calcext:value-type="float">
            <text:p>0.85</text:p>
          </table:table-cell>
          <table:table-cell table:formula="of:=MIN([$optimize_tfidf_split0_level5.C79];[$optimize_tfidf_split1_level5.C79];[$optimize_tfidf_split2_level5.C79];[$optimize_tfidf_split3_level5.C79];[$optimize_tfidf_split4_level5.C79];[$optimize_tfidf_split5_level5.C79];[$optimize_tfidf_split6_level5.C79];[$optimize_tfidf_split7_level5.C79];[$optimize_tfidf_split8_level5.C79];[$optimize_tfidf_split9_level5.C79])" office:value-type="float" office:value="0.317" calcext:value-type="float">
            <text:p>0.317</text:p>
          </table:table-cell>
          <table:table-cell table:formula="of:=MIN([$optimize_tfidf_split0_level5.D79];[$optimize_tfidf_split1_level5.D79];[$optimize_tfidf_split2_level5.D79];[$optimize_tfidf_split3_level5.D79];[$optimize_tfidf_split4_level5.D79];[$optimize_tfidf_split5_level5.D79];[$optimize_tfidf_split6_level5.D79];[$optimize_tfidf_split7_level5.D79];[$optimize_tfidf_split8_level5.D79];[$optimize_tfidf_split9_level5.D79])" office:value-type="float" office:value="0.2684" calcext:value-type="float">
            <text:p>0.2684</text:p>
          </table:table-cell>
          <table:table-cell table:formula="of:=MIN([$optimize_tfidf_split0_level5.E79];[$optimize_tfidf_split1_level5.E79];[$optimize_tfidf_split2_level5.E79];[$optimize_tfidf_split3_level5.E79];[$optimize_tfidf_split4_level5.E79];[$optimize_tfidf_split5_level5.E79];[$optimize_tfidf_split6_level5.E79];[$optimize_tfidf_split7_level5.E79];[$optimize_tfidf_split8_level5.E79];[$optimize_tfidf_split9_level5.E79])" office:value-type="float" office:value="0.2842" calcext:value-type="float">
            <text:p>0.2842</text:p>
          </table:table-cell>
        </table:table-row>
        <table:table-row table:style-name="ro1">
          <table:table-cell table:formula="of:=MIN([$optimize_tfidf_split0_level5.A99];[$optimize_tfidf_split1_level5.A99];[$optimize_tfidf_split2_level5.A99];[$optimize_tfidf_split3_level5.A99];[$optimize_tfidf_split4_level5.A99];[$optimize_tfidf_split5_level5.A99];[$optimize_tfidf_split6_level5.A99];[$optimize_tfidf_split7_level5.A99];[$optimize_tfidf_split8_level5.A99];[$optimize_tfidf_split9_level5.A99])" office:value-type="float" office:value="5" calcext:value-type="float">
            <text:p>5</text:p>
          </table:table-cell>
          <table:table-cell table:formula="of:=MIN([$optimize_tfidf_split0_level5.B99];[$optimize_tfidf_split1_level5.B99];[$optimize_tfidf_split2_level5.B99];[$optimize_tfidf_split3_level5.B99];[$optimize_tfidf_split4_level5.B99];[$optimize_tfidf_split5_level5.B99];[$optimize_tfidf_split6_level5.B99];[$optimize_tfidf_split7_level5.B99];[$optimize_tfidf_split8_level5.B99];[$optimize_tfidf_split9_level5.B99])" office:value-type="float" office:value="0.85" calcext:value-type="float">
            <text:p>0.85</text:p>
          </table:table-cell>
          <table:table-cell table:formula="of:=MIN([$optimize_tfidf_split0_level5.C99];[$optimize_tfidf_split1_level5.C99];[$optimize_tfidf_split2_level5.C99];[$optimize_tfidf_split3_level5.C99];[$optimize_tfidf_split4_level5.C99];[$optimize_tfidf_split5_level5.C99];[$optimize_tfidf_split6_level5.C99];[$optimize_tfidf_split7_level5.C99];[$optimize_tfidf_split8_level5.C99];[$optimize_tfidf_split9_level5.C99])" office:value-type="float" office:value="0.3169" calcext:value-type="float">
            <text:p>0.3169</text:p>
          </table:table-cell>
          <table:table-cell table:formula="of:=MIN([$optimize_tfidf_split0_level5.D99];[$optimize_tfidf_split1_level5.D99];[$optimize_tfidf_split2_level5.D99];[$optimize_tfidf_split3_level5.D99];[$optimize_tfidf_split4_level5.D99];[$optimize_tfidf_split5_level5.D99];[$optimize_tfidf_split6_level5.D99];[$optimize_tfidf_split7_level5.D99];[$optimize_tfidf_split8_level5.D99];[$optimize_tfidf_split9_level5.D99])" office:value-type="float" office:value="0.2735" calcext:value-type="float">
            <text:p>0.2735</text:p>
          </table:table-cell>
          <table:table-cell table:formula="of:=MIN([$optimize_tfidf_split0_level5.E99];[$optimize_tfidf_split1_level5.E99];[$optimize_tfidf_split2_level5.E99];[$optimize_tfidf_split3_level5.E99];[$optimize_tfidf_split4_level5.E99];[$optimize_tfidf_split5_level5.E99];[$optimize_tfidf_split6_level5.E99];[$optimize_tfidf_split7_level5.E99];[$optimize_tfidf_split8_level5.E99];[$optimize_tfidf_split9_level5.E99])" office:value-type="float" office:value="0.2878" calcext:value-type="float">
            <text:p>0.2878</text:p>
          </table:table-cell>
        </table:table-row>
        <table:table-row table:style-name="ro1">
          <table:table-cell table:formula="of:=MIN([$optimize_tfidf_split0_level5.A119];[$optimize_tfidf_split1_level5.A119];[$optimize_tfidf_split2_level5.A119];[$optimize_tfidf_split3_level5.A119];[$optimize_tfidf_split4_level5.A119];[$optimize_tfidf_split5_level5.A119];[$optimize_tfidf_split6_level5.A119];[$optimize_tfidf_split7_level5.A119];[$optimize_tfidf_split8_level5.A119];[$optimize_tfidf_split9_level5.A119])" office:value-type="float" office:value="6" calcext:value-type="float">
            <text:p>6</text:p>
          </table:table-cell>
          <table:table-cell table:formula="of:=MIN([$optimize_tfidf_split0_level5.B119];[$optimize_tfidf_split1_level5.B119];[$optimize_tfidf_split2_level5.B119];[$optimize_tfidf_split3_level5.B119];[$optimize_tfidf_split4_level5.B119];[$optimize_tfidf_split5_level5.B119];[$optimize_tfidf_split6_level5.B119];[$optimize_tfidf_split7_level5.B119];[$optimize_tfidf_split8_level5.B119];[$optimize_tfidf_split9_level5.B119])" office:value-type="float" office:value="0.85" calcext:value-type="float">
            <text:p>0.85</text:p>
          </table:table-cell>
          <table:table-cell table:formula="of:=MIN([$optimize_tfidf_split0_level5.C119];[$optimize_tfidf_split1_level5.C119];[$optimize_tfidf_split2_level5.C119];[$optimize_tfidf_split3_level5.C119];[$optimize_tfidf_split4_level5.C119];[$optimize_tfidf_split5_level5.C119];[$optimize_tfidf_split6_level5.C119];[$optimize_tfidf_split7_level5.C119];[$optimize_tfidf_split8_level5.C119];[$optimize_tfidf_split9_level5.C119])" office:value-type="float" office:value="0.3169" calcext:value-type="float">
            <text:p>0.3169</text:p>
          </table:table-cell>
          <table:table-cell table:formula="of:=MIN([$optimize_tfidf_split0_level5.D119];[$optimize_tfidf_split1_level5.D119];[$optimize_tfidf_split2_level5.D119];[$optimize_tfidf_split3_level5.D119];[$optimize_tfidf_split4_level5.D119];[$optimize_tfidf_split5_level5.D119];[$optimize_tfidf_split6_level5.D119];[$optimize_tfidf_split7_level5.D119];[$optimize_tfidf_split8_level5.D119];[$optimize_tfidf_split9_level5.D119])" office:value-type="float" office:value="0.2735" calcext:value-type="float">
            <text:p>0.2735</text:p>
          </table:table-cell>
          <table:table-cell table:formula="of:=MIN([$optimize_tfidf_split0_level5.E119];[$optimize_tfidf_split1_level5.E119];[$optimize_tfidf_split2_level5.E119];[$optimize_tfidf_split3_level5.E119];[$optimize_tfidf_split4_level5.E119];[$optimize_tfidf_split5_level5.E119];[$optimize_tfidf_split6_level5.E119];[$optimize_tfidf_split7_level5.E119];[$optimize_tfidf_split8_level5.E119];[$optimize_tfidf_split9_level5.E119])" office:value-type="float" office:value="0.2878" calcext:value-type="float">
            <text:p>0.2878</text:p>
          </table:table-cell>
        </table:table-row>
        <table:table-row table:style-name="ro1">
          <table:table-cell table:formula="of:=MIN([$optimize_tfidf_split0_level5.A139];[$optimize_tfidf_split1_level5.A139];[$optimize_tfidf_split2_level5.A139];[$optimize_tfidf_split3_level5.A139];[$optimize_tfidf_split4_level5.A139];[$optimize_tfidf_split5_level5.A139];[$optimize_tfidf_split6_level5.A139];[$optimize_tfidf_split7_level5.A139];[$optimize_tfidf_split8_level5.A139];[$optimize_tfidf_split9_level5.A139])" office:value-type="float" office:value="7" calcext:value-type="float">
            <text:p>7</text:p>
          </table:table-cell>
          <table:table-cell table:formula="of:=MIN([$optimize_tfidf_split0_level5.B139];[$optimize_tfidf_split1_level5.B139];[$optimize_tfidf_split2_level5.B139];[$optimize_tfidf_split3_level5.B139];[$optimize_tfidf_split4_level5.B139];[$optimize_tfidf_split5_level5.B139];[$optimize_tfidf_split6_level5.B139];[$optimize_tfidf_split7_level5.B139];[$optimize_tfidf_split8_level5.B139];[$optimize_tfidf_split9_level5.B139])" office:value-type="float" office:value="0.85" calcext:value-type="float">
            <text:p>0.85</text:p>
          </table:table-cell>
          <table:table-cell table:formula="of:=MIN([$optimize_tfidf_split0_level5.C139];[$optimize_tfidf_split1_level5.C139];[$optimize_tfidf_split2_level5.C139];[$optimize_tfidf_split3_level5.C139];[$optimize_tfidf_split4_level5.C139];[$optimize_tfidf_split5_level5.C139];[$optimize_tfidf_split6_level5.C139];[$optimize_tfidf_split7_level5.C139];[$optimize_tfidf_split8_level5.C139];[$optimize_tfidf_split9_level5.C139])" office:value-type="float" office:value="0.3169" calcext:value-type="float">
            <text:p>0.3169</text:p>
          </table:table-cell>
          <table:table-cell table:formula="of:=MIN([$optimize_tfidf_split0_level5.D139];[$optimize_tfidf_split1_level5.D139];[$optimize_tfidf_split2_level5.D139];[$optimize_tfidf_split3_level5.D139];[$optimize_tfidf_split4_level5.D139];[$optimize_tfidf_split5_level5.D139];[$optimize_tfidf_split6_level5.D139];[$optimize_tfidf_split7_level5.D139];[$optimize_tfidf_split8_level5.D139];[$optimize_tfidf_split9_level5.D139])" office:value-type="float" office:value="0.2735" calcext:value-type="float">
            <text:p>0.2735</text:p>
          </table:table-cell>
          <table:table-cell table:formula="of:=MIN([$optimize_tfidf_split0_level5.E139];[$optimize_tfidf_split1_level5.E139];[$optimize_tfidf_split2_level5.E139];[$optimize_tfidf_split3_level5.E139];[$optimize_tfidf_split4_level5.E139];[$optimize_tfidf_split5_level5.E139];[$optimize_tfidf_split6_level5.E139];[$optimize_tfidf_split7_level5.E139];[$optimize_tfidf_split8_level5.E139];[$optimize_tfidf_split9_level5.E139])" office:value-type="float" office:value="0.2878" calcext:value-type="float">
            <text:p>0.2878</text:p>
          </table:table-cell>
        </table:table-row>
        <table:table-row table:style-name="ro1">
          <table:table-cell table:formula="of:=MIN([$optimize_tfidf_split0_level5.A159];[$optimize_tfidf_split1_level5.A159];[$optimize_tfidf_split2_level5.A159];[$optimize_tfidf_split3_level5.A159];[$optimize_tfidf_split4_level5.A159];[$optimize_tfidf_split5_level5.A159];[$optimize_tfidf_split6_level5.A159];[$optimize_tfidf_split7_level5.A159];[$optimize_tfidf_split8_level5.A159];[$optimize_tfidf_split9_level5.A159])" office:value-type="float" office:value="8" calcext:value-type="float">
            <text:p>8</text:p>
          </table:table-cell>
          <table:table-cell table:formula="of:=MIN([$optimize_tfidf_split0_level5.B159];[$optimize_tfidf_split1_level5.B159];[$optimize_tfidf_split2_level5.B159];[$optimize_tfidf_split3_level5.B159];[$optimize_tfidf_split4_level5.B159];[$optimize_tfidf_split5_level5.B159];[$optimize_tfidf_split6_level5.B159];[$optimize_tfidf_split7_level5.B159];[$optimize_tfidf_split8_level5.B159];[$optimize_tfidf_split9_level5.B159])" office:value-type="float" office:value="0.85" calcext:value-type="float">
            <text:p>0.85</text:p>
          </table:table-cell>
          <table:table-cell table:formula="of:=MIN([$optimize_tfidf_split0_level5.C159];[$optimize_tfidf_split1_level5.C159];[$optimize_tfidf_split2_level5.C159];[$optimize_tfidf_split3_level5.C159];[$optimize_tfidf_split4_level5.C159];[$optimize_tfidf_split5_level5.C159];[$optimize_tfidf_split6_level5.C159];[$optimize_tfidf_split7_level5.C159];[$optimize_tfidf_split8_level5.C159];[$optimize_tfidf_split9_level5.C159])" office:value-type="float" office:value="0.3169" calcext:value-type="float">
            <text:p>0.3169</text:p>
          </table:table-cell>
          <table:table-cell table:formula="of:=MIN([$optimize_tfidf_split0_level5.D159];[$optimize_tfidf_split1_level5.D159];[$optimize_tfidf_split2_level5.D159];[$optimize_tfidf_split3_level5.D159];[$optimize_tfidf_split4_level5.D159];[$optimize_tfidf_split5_level5.D159];[$optimize_tfidf_split6_level5.D159];[$optimize_tfidf_split7_level5.D159];[$optimize_tfidf_split8_level5.D159];[$optimize_tfidf_split9_level5.D159])" office:value-type="float" office:value="0.2735" calcext:value-type="float">
            <text:p>0.2735</text:p>
          </table:table-cell>
          <table:table-cell table:formula="of:=MIN([$optimize_tfidf_split0_level5.E159];[$optimize_tfidf_split1_level5.E159];[$optimize_tfidf_split2_level5.E159];[$optimize_tfidf_split3_level5.E159];[$optimize_tfidf_split4_level5.E159];[$optimize_tfidf_split5_level5.E159];[$optimize_tfidf_split6_level5.E159];[$optimize_tfidf_split7_level5.E159];[$optimize_tfidf_split8_level5.E159];[$optimize_tfidf_split9_level5.E159])" office:value-type="float" office:value="0.2878" calcext:value-type="float">
            <text:p>0.2878</text:p>
          </table:table-cell>
        </table:table-row>
        <table:table-row table:style-name="ro1">
          <table:table-cell table:formula="of:=MIN([$optimize_tfidf_split0_level5.A179];[$optimize_tfidf_split1_level5.A179];[$optimize_tfidf_split2_level5.A179];[$optimize_tfidf_split3_level5.A179];[$optimize_tfidf_split4_level5.A179];[$optimize_tfidf_split5_level5.A179];[$optimize_tfidf_split6_level5.A179];[$optimize_tfidf_split7_level5.A179];[$optimize_tfidf_split8_level5.A179];[$optimize_tfidf_split9_level5.A179])" office:value-type="float" office:value="9" calcext:value-type="float">
            <text:p>9</text:p>
          </table:table-cell>
          <table:table-cell table:formula="of:=MIN([$optimize_tfidf_split0_level5.B179];[$optimize_tfidf_split1_level5.B179];[$optimize_tfidf_split2_level5.B179];[$optimize_tfidf_split3_level5.B179];[$optimize_tfidf_split4_level5.B179];[$optimize_tfidf_split5_level5.B179];[$optimize_tfidf_split6_level5.B179];[$optimize_tfidf_split7_level5.B179];[$optimize_tfidf_split8_level5.B179];[$optimize_tfidf_split9_level5.B179])" office:value-type="float" office:value="0.85" calcext:value-type="float">
            <text:p>0.85</text:p>
          </table:table-cell>
          <table:table-cell table:formula="of:=MIN([$optimize_tfidf_split0_level5.C179];[$optimize_tfidf_split1_level5.C179];[$optimize_tfidf_split2_level5.C179];[$optimize_tfidf_split3_level5.C179];[$optimize_tfidf_split4_level5.C179];[$optimize_tfidf_split5_level5.C179];[$optimize_tfidf_split6_level5.C179];[$optimize_tfidf_split7_level5.C179];[$optimize_tfidf_split8_level5.C179];[$optimize_tfidf_split9_level5.C179])" office:value-type="float" office:value="0.3169" calcext:value-type="float">
            <text:p>0.3169</text:p>
          </table:table-cell>
          <table:table-cell table:formula="of:=MIN([$optimize_tfidf_split0_level5.D179];[$optimize_tfidf_split1_level5.D179];[$optimize_tfidf_split2_level5.D179];[$optimize_tfidf_split3_level5.D179];[$optimize_tfidf_split4_level5.D179];[$optimize_tfidf_split5_level5.D179];[$optimize_tfidf_split6_level5.D179];[$optimize_tfidf_split7_level5.D179];[$optimize_tfidf_split8_level5.D179];[$optimize_tfidf_split9_level5.D179])" office:value-type="float" office:value="0.2735" calcext:value-type="float">
            <text:p>0.2735</text:p>
          </table:table-cell>
          <table:table-cell table:formula="of:=MIN([$optimize_tfidf_split0_level5.E179];[$optimize_tfidf_split1_level5.E179];[$optimize_tfidf_split2_level5.E179];[$optimize_tfidf_split3_level5.E179];[$optimize_tfidf_split4_level5.E179];[$optimize_tfidf_split5_level5.E179];[$optimize_tfidf_split6_level5.E179];[$optimize_tfidf_split7_level5.E179];[$optimize_tfidf_split8_level5.E179];[$optimize_tfidf_split9_level5.E179])" office:value-type="float" office:value="0.2878" calcext:value-type="float">
            <text:p>0.2878</text:p>
          </table:table-cell>
        </table:table-row>
        <table:table-row table:style-name="ro1">
          <table:table-cell table:formula="of:=MIN([$optimize_tfidf_split0_level5.A199];[$optimize_tfidf_split1_level5.A199];[$optimize_tfidf_split2_level5.A199];[$optimize_tfidf_split3_level5.A199];[$optimize_tfidf_split4_level5.A199];[$optimize_tfidf_split5_level5.A199];[$optimize_tfidf_split6_level5.A199];[$optimize_tfidf_split7_level5.A199];[$optimize_tfidf_split8_level5.A199];[$optimize_tfidf_split9_level5.A199])" office:value-type="float" office:value="10" calcext:value-type="float">
            <text:p>10</text:p>
          </table:table-cell>
          <table:table-cell table:formula="of:=MIN([$optimize_tfidf_split0_level5.B199];[$optimize_tfidf_split1_level5.B199];[$optimize_tfidf_split2_level5.B199];[$optimize_tfidf_split3_level5.B199];[$optimize_tfidf_split4_level5.B199];[$optimize_tfidf_split5_level5.B199];[$optimize_tfidf_split6_level5.B199];[$optimize_tfidf_split7_level5.B199];[$optimize_tfidf_split8_level5.B199];[$optimize_tfidf_split9_level5.B199])" office:value-type="float" office:value="0.85" calcext:value-type="float">
            <text:p>0.85</text:p>
          </table:table-cell>
          <table:table-cell table:formula="of:=MIN([$optimize_tfidf_split0_level5.C199];[$optimize_tfidf_split1_level5.C199];[$optimize_tfidf_split2_level5.C199];[$optimize_tfidf_split3_level5.C199];[$optimize_tfidf_split4_level5.C199];[$optimize_tfidf_split5_level5.C199];[$optimize_tfidf_split6_level5.C199];[$optimize_tfidf_split7_level5.C199];[$optimize_tfidf_split8_level5.C199];[$optimize_tfidf_split9_level5.C199])" office:value-type="float" office:value="0.3169" calcext:value-type="float">
            <text:p>0.3169</text:p>
          </table:table-cell>
          <table:table-cell table:formula="of:=MIN([$optimize_tfidf_split0_level5.D199];[$optimize_tfidf_split1_level5.D199];[$optimize_tfidf_split2_level5.D199];[$optimize_tfidf_split3_level5.D199];[$optimize_tfidf_split4_level5.D199];[$optimize_tfidf_split5_level5.D199];[$optimize_tfidf_split6_level5.D199];[$optimize_tfidf_split7_level5.D199];[$optimize_tfidf_split8_level5.D199];[$optimize_tfidf_split9_level5.D199])" office:value-type="float" office:value="0.2735" calcext:value-type="float">
            <text:p>0.2735</text:p>
          </table:table-cell>
          <table:table-cell table:formula="of:=MIN([$optimize_tfidf_split0_level5.E199];[$optimize_tfidf_split1_level5.E199];[$optimize_tfidf_split2_level5.E199];[$optimize_tfidf_split3_level5.E199];[$optimize_tfidf_split4_level5.E199];[$optimize_tfidf_split5_level5.E199];[$optimize_tfidf_split6_level5.E199];[$optimize_tfidf_split7_level5.E199];[$optimize_tfidf_split8_level5.E199];[$optimize_tfidf_split9_level5.E199])" office:value-type="float" office:value="0.2878" calcext:value-type="float">
            <text:p>0.2878</text:p>
          </table:table-cell>
        </table:table-row>
        <table:table-row table:style-name="ro1">
          <table:table-cell table:formula="of:=MIN([$optimize_tfidf_split0_level5.A219];[$optimize_tfidf_split1_level5.A219];[$optimize_tfidf_split2_level5.A219];[$optimize_tfidf_split3_level5.A219];[$optimize_tfidf_split4_level5.A219];[$optimize_tfidf_split5_level5.A219];[$optimize_tfidf_split6_level5.A219];[$optimize_tfidf_split7_level5.A219];[$optimize_tfidf_split8_level5.A219];[$optimize_tfidf_split9_level5.A219])" office:value-type="float" office:value="11" calcext:value-type="float">
            <text:p>11</text:p>
          </table:table-cell>
          <table:table-cell table:formula="of:=MIN([$optimize_tfidf_split0_level5.B219];[$optimize_tfidf_split1_level5.B219];[$optimize_tfidf_split2_level5.B219];[$optimize_tfidf_split3_level5.B219];[$optimize_tfidf_split4_level5.B219];[$optimize_tfidf_split5_level5.B219];[$optimize_tfidf_split6_level5.B219];[$optimize_tfidf_split7_level5.B219];[$optimize_tfidf_split8_level5.B219];[$optimize_tfidf_split9_level5.B219])" office:value-type="float" office:value="0.85" calcext:value-type="float">
            <text:p>0.85</text:p>
          </table:table-cell>
          <table:table-cell table:formula="of:=MIN([$optimize_tfidf_split0_level5.C219];[$optimize_tfidf_split1_level5.C219];[$optimize_tfidf_split2_level5.C219];[$optimize_tfidf_split3_level5.C219];[$optimize_tfidf_split4_level5.C219];[$optimize_tfidf_split5_level5.C219];[$optimize_tfidf_split6_level5.C219];[$optimize_tfidf_split7_level5.C219];[$optimize_tfidf_split8_level5.C219];[$optimize_tfidf_split9_level5.C219])" office:value-type="float" office:value="0.3169" calcext:value-type="float">
            <text:p>0.3169</text:p>
          </table:table-cell>
          <table:table-cell table:formula="of:=MIN([$optimize_tfidf_split0_level5.D219];[$optimize_tfidf_split1_level5.D219];[$optimize_tfidf_split2_level5.D219];[$optimize_tfidf_split3_level5.D219];[$optimize_tfidf_split4_level5.D219];[$optimize_tfidf_split5_level5.D219];[$optimize_tfidf_split6_level5.D219];[$optimize_tfidf_split7_level5.D219];[$optimize_tfidf_split8_level5.D219];[$optimize_tfidf_split9_level5.D219])" office:value-type="float" office:value="0.2735" calcext:value-type="float">
            <text:p>0.2735</text:p>
          </table:table-cell>
          <table:table-cell table:formula="of:=MIN([$optimize_tfidf_split0_level5.E219];[$optimize_tfidf_split1_level5.E219];[$optimize_tfidf_split2_level5.E219];[$optimize_tfidf_split3_level5.E219];[$optimize_tfidf_split4_level5.E219];[$optimize_tfidf_split5_level5.E219];[$optimize_tfidf_split6_level5.E219];[$optimize_tfidf_split7_level5.E219];[$optimize_tfidf_split8_level5.E219];[$optimize_tfidf_split9_level5.E219])" office:value-type="float" office:value="0.2878" calcext:value-type="float">
            <text:p>0.2878</text:p>
          </table:table-cell>
        </table:table-row>
        <table:table-row table:style-name="ro1">
          <table:table-cell table:formula="of:=MIN([$optimize_tfidf_split0_level5.A239];[$optimize_tfidf_split1_level5.A239];[$optimize_tfidf_split2_level5.A239];[$optimize_tfidf_split3_level5.A239];[$optimize_tfidf_split4_level5.A239];[$optimize_tfidf_split5_level5.A239];[$optimize_tfidf_split6_level5.A239];[$optimize_tfidf_split7_level5.A239];[$optimize_tfidf_split8_level5.A239];[$optimize_tfidf_split9_level5.A239])" office:value-type="float" office:value="12" calcext:value-type="float">
            <text:p>12</text:p>
          </table:table-cell>
          <table:table-cell table:formula="of:=MIN([$optimize_tfidf_split0_level5.B239];[$optimize_tfidf_split1_level5.B239];[$optimize_tfidf_split2_level5.B239];[$optimize_tfidf_split3_level5.B239];[$optimize_tfidf_split4_level5.B239];[$optimize_tfidf_split5_level5.B239];[$optimize_tfidf_split6_level5.B239];[$optimize_tfidf_split7_level5.B239];[$optimize_tfidf_split8_level5.B239];[$optimize_tfidf_split9_level5.B239])" office:value-type="float" office:value="0.85" calcext:value-type="float">
            <text:p>0.85</text:p>
          </table:table-cell>
          <table:table-cell table:formula="of:=MIN([$optimize_tfidf_split0_level5.C239];[$optimize_tfidf_split1_level5.C239];[$optimize_tfidf_split2_level5.C239];[$optimize_tfidf_split3_level5.C239];[$optimize_tfidf_split4_level5.C239];[$optimize_tfidf_split5_level5.C239];[$optimize_tfidf_split6_level5.C239];[$optimize_tfidf_split7_level5.C239];[$optimize_tfidf_split8_level5.C239];[$optimize_tfidf_split9_level5.C239])" office:value-type="float" office:value="0.3169" calcext:value-type="float">
            <text:p>0.3169</text:p>
          </table:table-cell>
          <table:table-cell table:formula="of:=MIN([$optimize_tfidf_split0_level5.D239];[$optimize_tfidf_split1_level5.D239];[$optimize_tfidf_split2_level5.D239];[$optimize_tfidf_split3_level5.D239];[$optimize_tfidf_split4_level5.D239];[$optimize_tfidf_split5_level5.D239];[$optimize_tfidf_split6_level5.D239];[$optimize_tfidf_split7_level5.D239];[$optimize_tfidf_split8_level5.D239];[$optimize_tfidf_split9_level5.D239])" office:value-type="float" office:value="0.2735" calcext:value-type="float">
            <text:p>0.2735</text:p>
          </table:table-cell>
          <table:table-cell table:formula="of:=MIN([$optimize_tfidf_split0_level5.E239];[$optimize_tfidf_split1_level5.E239];[$optimize_tfidf_split2_level5.E239];[$optimize_tfidf_split3_level5.E239];[$optimize_tfidf_split4_level5.E239];[$optimize_tfidf_split5_level5.E239];[$optimize_tfidf_split6_level5.E239];[$optimize_tfidf_split7_level5.E239];[$optimize_tfidf_split8_level5.E239];[$optimize_tfidf_split9_level5.E239])" office:value-type="float" office:value="0.2878" calcext:value-type="float">
            <text:p>0.2878</text:p>
          </table:table-cell>
        </table:table-row>
        <table:table-row table:style-name="ro1">
          <table:table-cell table:formula="of:=MIN([$optimize_tfidf_split0_level5.A259];[$optimize_tfidf_split1_level5.A259];[$optimize_tfidf_split2_level5.A259];[$optimize_tfidf_split3_level5.A259];[$optimize_tfidf_split4_level5.A259];[$optimize_tfidf_split5_level5.A259];[$optimize_tfidf_split6_level5.A259];[$optimize_tfidf_split7_level5.A259];[$optimize_tfidf_split8_level5.A259];[$optimize_tfidf_split9_level5.A259])" office:value-type="float" office:value="13" calcext:value-type="float">
            <text:p>13</text:p>
          </table:table-cell>
          <table:table-cell table:formula="of:=MIN([$optimize_tfidf_split0_level5.B259];[$optimize_tfidf_split1_level5.B259];[$optimize_tfidf_split2_level5.B259];[$optimize_tfidf_split3_level5.B259];[$optimize_tfidf_split4_level5.B259];[$optimize_tfidf_split5_level5.B259];[$optimize_tfidf_split6_level5.B259];[$optimize_tfidf_split7_level5.B259];[$optimize_tfidf_split8_level5.B259];[$optimize_tfidf_split9_level5.B259])" office:value-type="float" office:value="0.85" calcext:value-type="float">
            <text:p>0.85</text:p>
          </table:table-cell>
          <table:table-cell table:formula="of:=MIN([$optimize_tfidf_split0_level5.C259];[$optimize_tfidf_split1_level5.C259];[$optimize_tfidf_split2_level5.C259];[$optimize_tfidf_split3_level5.C259];[$optimize_tfidf_split4_level5.C259];[$optimize_tfidf_split5_level5.C259];[$optimize_tfidf_split6_level5.C259];[$optimize_tfidf_split7_level5.C259];[$optimize_tfidf_split8_level5.C259];[$optimize_tfidf_split9_level5.C259])" office:value-type="float" office:value="0.3169" calcext:value-type="float">
            <text:p>0.3169</text:p>
          </table:table-cell>
          <table:table-cell table:formula="of:=MIN([$optimize_tfidf_split0_level5.D259];[$optimize_tfidf_split1_level5.D259];[$optimize_tfidf_split2_level5.D259];[$optimize_tfidf_split3_level5.D259];[$optimize_tfidf_split4_level5.D259];[$optimize_tfidf_split5_level5.D259];[$optimize_tfidf_split6_level5.D259];[$optimize_tfidf_split7_level5.D259];[$optimize_tfidf_split8_level5.D259];[$optimize_tfidf_split9_level5.D259])" office:value-type="float" office:value="0.2735" calcext:value-type="float">
            <text:p>0.2735</text:p>
          </table:table-cell>
          <table:table-cell table:formula="of:=MIN([$optimize_tfidf_split0_level5.E259];[$optimize_tfidf_split1_level5.E259];[$optimize_tfidf_split2_level5.E259];[$optimize_tfidf_split3_level5.E259];[$optimize_tfidf_split4_level5.E259];[$optimize_tfidf_split5_level5.E259];[$optimize_tfidf_split6_level5.E259];[$optimize_tfidf_split7_level5.E259];[$optimize_tfidf_split8_level5.E259];[$optimize_tfidf_split9_level5.E259])" office:value-type="float" office:value="0.2878" calcext:value-type="float">
            <text:p>0.2878</text:p>
          </table:table-cell>
        </table:table-row>
        <table:table-row table:style-name="ro1">
          <table:table-cell table:formula="of:=MIN([$optimize_tfidf_split0_level5.A279];[$optimize_tfidf_split1_level5.A279];[$optimize_tfidf_split2_level5.A279];[$optimize_tfidf_split3_level5.A279];[$optimize_tfidf_split4_level5.A279];[$optimize_tfidf_split5_level5.A279];[$optimize_tfidf_split6_level5.A279];[$optimize_tfidf_split7_level5.A279];[$optimize_tfidf_split8_level5.A279];[$optimize_tfidf_split9_level5.A279])" office:value-type="float" office:value="14" calcext:value-type="float">
            <text:p>14</text:p>
          </table:table-cell>
          <table:table-cell table:formula="of:=MIN([$optimize_tfidf_split0_level5.B279];[$optimize_tfidf_split1_level5.B279];[$optimize_tfidf_split2_level5.B279];[$optimize_tfidf_split3_level5.B279];[$optimize_tfidf_split4_level5.B279];[$optimize_tfidf_split5_level5.B279];[$optimize_tfidf_split6_level5.B279];[$optimize_tfidf_split7_level5.B279];[$optimize_tfidf_split8_level5.B279];[$optimize_tfidf_split9_level5.B279])" office:value-type="float" office:value="0.85" calcext:value-type="float">
            <text:p>0.85</text:p>
          </table:table-cell>
          <table:table-cell table:formula="of:=MIN([$optimize_tfidf_split0_level5.C279];[$optimize_tfidf_split1_level5.C279];[$optimize_tfidf_split2_level5.C279];[$optimize_tfidf_split3_level5.C279];[$optimize_tfidf_split4_level5.C279];[$optimize_tfidf_split5_level5.C279];[$optimize_tfidf_split6_level5.C279];[$optimize_tfidf_split7_level5.C279];[$optimize_tfidf_split8_level5.C279];[$optimize_tfidf_split9_level5.C279])" office:value-type="float" office:value="0.3169" calcext:value-type="float">
            <text:p>0.3169</text:p>
          </table:table-cell>
          <table:table-cell table:formula="of:=MIN([$optimize_tfidf_split0_level5.D279];[$optimize_tfidf_split1_level5.D279];[$optimize_tfidf_split2_level5.D279];[$optimize_tfidf_split3_level5.D279];[$optimize_tfidf_split4_level5.D279];[$optimize_tfidf_split5_level5.D279];[$optimize_tfidf_split6_level5.D279];[$optimize_tfidf_split7_level5.D279];[$optimize_tfidf_split8_level5.D279];[$optimize_tfidf_split9_level5.D279])" office:value-type="float" office:value="0.2735" calcext:value-type="float">
            <text:p>0.2735</text:p>
          </table:table-cell>
          <table:table-cell table:formula="of:=MIN([$optimize_tfidf_split0_level5.E279];[$optimize_tfidf_split1_level5.E279];[$optimize_tfidf_split2_level5.E279];[$optimize_tfidf_split3_level5.E279];[$optimize_tfidf_split4_level5.E279];[$optimize_tfidf_split5_level5.E279];[$optimize_tfidf_split6_level5.E279];[$optimize_tfidf_split7_level5.E279];[$optimize_tfidf_split8_level5.E279];[$optimize_tfidf_split9_level5.E279])" office:value-type="float" office:value="0.2878" calcext:value-type="float">
            <text:p>0.2878</text:p>
          </table:table-cell>
        </table:table-row>
        <table:table-row table:style-name="ro1">
          <table:table-cell table:formula="of:=MIN([$optimize_tfidf_split0_level5.A299];[$optimize_tfidf_split1_level5.A299];[$optimize_tfidf_split2_level5.A299];[$optimize_tfidf_split3_level5.A299];[$optimize_tfidf_split4_level5.A299];[$optimize_tfidf_split5_level5.A299];[$optimize_tfidf_split6_level5.A299];[$optimize_tfidf_split7_level5.A299];[$optimize_tfidf_split8_level5.A299];[$optimize_tfidf_split9_level5.A299])" office:value-type="float" office:value="15" calcext:value-type="float">
            <text:p>15</text:p>
          </table:table-cell>
          <table:table-cell table:formula="of:=MIN([$optimize_tfidf_split0_level5.B299];[$optimize_tfidf_split1_level5.B299];[$optimize_tfidf_split2_level5.B299];[$optimize_tfidf_split3_level5.B299];[$optimize_tfidf_split4_level5.B299];[$optimize_tfidf_split5_level5.B299];[$optimize_tfidf_split6_level5.B299];[$optimize_tfidf_split7_level5.B299];[$optimize_tfidf_split8_level5.B299];[$optimize_tfidf_split9_level5.B299])" office:value-type="float" office:value="0.85" calcext:value-type="float">
            <text:p>0.85</text:p>
          </table:table-cell>
          <table:table-cell table:formula="of:=MIN([$optimize_tfidf_split0_level5.C299];[$optimize_tfidf_split1_level5.C299];[$optimize_tfidf_split2_level5.C299];[$optimize_tfidf_split3_level5.C299];[$optimize_tfidf_split4_level5.C299];[$optimize_tfidf_split5_level5.C299];[$optimize_tfidf_split6_level5.C299];[$optimize_tfidf_split7_level5.C299];[$optimize_tfidf_split8_level5.C299];[$optimize_tfidf_split9_level5.C299])" office:value-type="float" office:value="0.3169" calcext:value-type="float">
            <text:p>0.3169</text:p>
          </table:table-cell>
          <table:table-cell table:formula="of:=MIN([$optimize_tfidf_split0_level5.D299];[$optimize_tfidf_split1_level5.D299];[$optimize_tfidf_split2_level5.D299];[$optimize_tfidf_split3_level5.D299];[$optimize_tfidf_split4_level5.D299];[$optimize_tfidf_split5_level5.D299];[$optimize_tfidf_split6_level5.D299];[$optimize_tfidf_split7_level5.D299];[$optimize_tfidf_split8_level5.D299];[$optimize_tfidf_split9_level5.D299])" office:value-type="float" office:value="0.2735" calcext:value-type="float">
            <text:p>0.2735</text:p>
          </table:table-cell>
          <table:table-cell table:formula="of:=MIN([$optimize_tfidf_split0_level5.E299];[$optimize_tfidf_split1_level5.E299];[$optimize_tfidf_split2_level5.E299];[$optimize_tfidf_split3_level5.E299];[$optimize_tfidf_split4_level5.E299];[$optimize_tfidf_split5_level5.E299];[$optimize_tfidf_split6_level5.E299];[$optimize_tfidf_split7_level5.E299];[$optimize_tfidf_split8_level5.E299];[$optimize_tfidf_split9_level5.E299])" office:value-type="float" office:value="0.2878" calcext:value-type="float">
            <text:p>0.2878</text:p>
          </table:table-cell>
        </table:table-row>
        <table:table-row table:style-name="ro1">
          <table:table-cell table:formula="of:=MIN([$optimize_tfidf_split0_level5.A100];[$optimize_tfidf_split1_level5.A100];[$optimize_tfidf_split2_level5.A100];[$optimize_tfidf_split3_level5.A100];[$optimize_tfidf_split4_level5.A100];[$optimize_tfidf_split5_level5.A100];[$optimize_tfidf_split6_level5.A100];[$optimize_tfidf_split7_level5.A100];[$optimize_tfidf_split8_level5.A100];[$optimize_tfidf_split9_level5.A100])" office:value-type="float" office:value="5" calcext:value-type="float">
            <text:p>5</text:p>
          </table:table-cell>
          <table:table-cell table:formula="of:=MIN([$optimize_tfidf_split0_level5.B100];[$optimize_tfidf_split1_level5.B100];[$optimize_tfidf_split2_level5.B100];[$optimize_tfidf_split3_level5.B100];[$optimize_tfidf_split4_level5.B100];[$optimize_tfidf_split5_level5.B100];[$optimize_tfidf_split6_level5.B100];[$optimize_tfidf_split7_level5.B100];[$optimize_tfidf_split8_level5.B100];[$optimize_tfidf_split9_level5.B100])" office:value-type="float" office:value="0.9" calcext:value-type="float">
            <text:p>0.9</text:p>
          </table:table-cell>
          <table:table-cell table:formula="of:=MIN([$optimize_tfidf_split0_level5.C100];[$optimize_tfidf_split1_level5.C100];[$optimize_tfidf_split2_level5.C100];[$optimize_tfidf_split3_level5.C100];[$optimize_tfidf_split4_level5.C100];[$optimize_tfidf_split5_level5.C100];[$optimize_tfidf_split6_level5.C100];[$optimize_tfidf_split7_level5.C100];[$optimize_tfidf_split8_level5.C100];[$optimize_tfidf_split9_level5.C100])" office:value-type="float" office:value="0.2289" calcext:value-type="float">
            <text:p>0.2289</text:p>
          </table:table-cell>
          <table:table-cell table:formula="of:=MIN([$optimize_tfidf_split0_level5.D100];[$optimize_tfidf_split1_level5.D100];[$optimize_tfidf_split2_level5.D100];[$optimize_tfidf_split3_level5.D100];[$optimize_tfidf_split4_level5.D100];[$optimize_tfidf_split5_level5.D100];[$optimize_tfidf_split6_level5.D100];[$optimize_tfidf_split7_level5.D100];[$optimize_tfidf_split8_level5.D100];[$optimize_tfidf_split9_level5.D100])" office:value-type="float" office:value="0.1924" calcext:value-type="float">
            <text:p>0.1924</text:p>
          </table:table-cell>
          <table:table-cell table:formula="of:=MIN([$optimize_tfidf_split0_level5.E100];[$optimize_tfidf_split1_level5.E100];[$optimize_tfidf_split2_level5.E100];[$optimize_tfidf_split3_level5.E100];[$optimize_tfidf_split4_level5.E100];[$optimize_tfidf_split5_level5.E100];[$optimize_tfidf_split6_level5.E100];[$optimize_tfidf_split7_level5.E100];[$optimize_tfidf_split8_level5.E100];[$optimize_tfidf_split9_level5.E100])" office:value-type="float" office:value="0.204" calcext:value-type="float">
            <text:p>0.204</text:p>
          </table:table-cell>
        </table:table-row>
        <table:table-row table:style-name="ro1">
          <table:table-cell table:formula="of:=MIN([$optimize_tfidf_split0_level5.A120];[$optimize_tfidf_split1_level5.A120];[$optimize_tfidf_split2_level5.A120];[$optimize_tfidf_split3_level5.A120];[$optimize_tfidf_split4_level5.A120];[$optimize_tfidf_split5_level5.A120];[$optimize_tfidf_split6_level5.A120];[$optimize_tfidf_split7_level5.A120];[$optimize_tfidf_split8_level5.A120];[$optimize_tfidf_split9_level5.A120])" office:value-type="float" office:value="6" calcext:value-type="float">
            <text:p>6</text:p>
          </table:table-cell>
          <table:table-cell table:formula="of:=MIN([$optimize_tfidf_split0_level5.B120];[$optimize_tfidf_split1_level5.B120];[$optimize_tfidf_split2_level5.B120];[$optimize_tfidf_split3_level5.B120];[$optimize_tfidf_split4_level5.B120];[$optimize_tfidf_split5_level5.B120];[$optimize_tfidf_split6_level5.B120];[$optimize_tfidf_split7_level5.B120];[$optimize_tfidf_split8_level5.B120];[$optimize_tfidf_split9_level5.B120])" office:value-type="float" office:value="0.9" calcext:value-type="float">
            <text:p>0.9</text:p>
          </table:table-cell>
          <table:table-cell table:formula="of:=MIN([$optimize_tfidf_split0_level5.C120];[$optimize_tfidf_split1_level5.C120];[$optimize_tfidf_split2_level5.C120];[$optimize_tfidf_split3_level5.C120];[$optimize_tfidf_split4_level5.C120];[$optimize_tfidf_split5_level5.C120];[$optimize_tfidf_split6_level5.C120];[$optimize_tfidf_split7_level5.C120];[$optimize_tfidf_split8_level5.C120];[$optimize_tfidf_split9_level5.C120])" office:value-type="float" office:value="0.2289" calcext:value-type="float">
            <text:p>0.2289</text:p>
          </table:table-cell>
          <table:table-cell table:formula="of:=MIN([$optimize_tfidf_split0_level5.D120];[$optimize_tfidf_split1_level5.D120];[$optimize_tfidf_split2_level5.D120];[$optimize_tfidf_split3_level5.D120];[$optimize_tfidf_split4_level5.D120];[$optimize_tfidf_split5_level5.D120];[$optimize_tfidf_split6_level5.D120];[$optimize_tfidf_split7_level5.D120];[$optimize_tfidf_split8_level5.D120];[$optimize_tfidf_split9_level5.D120])" office:value-type="float" office:value="0.1924" calcext:value-type="float">
            <text:p>0.1924</text:p>
          </table:table-cell>
          <table:table-cell table:formula="of:=MIN([$optimize_tfidf_split0_level5.E120];[$optimize_tfidf_split1_level5.E120];[$optimize_tfidf_split2_level5.E120];[$optimize_tfidf_split3_level5.E120];[$optimize_tfidf_split4_level5.E120];[$optimize_tfidf_split5_level5.E120];[$optimize_tfidf_split6_level5.E120];[$optimize_tfidf_split7_level5.E120];[$optimize_tfidf_split8_level5.E120];[$optimize_tfidf_split9_level5.E120])" office:value-type="float" office:value="0.204" calcext:value-type="float">
            <text:p>0.204</text:p>
          </table:table-cell>
        </table:table-row>
        <table:table-row table:style-name="ro1">
          <table:table-cell table:formula="of:=MIN([$optimize_tfidf_split0_level5.A140];[$optimize_tfidf_split1_level5.A140];[$optimize_tfidf_split2_level5.A140];[$optimize_tfidf_split3_level5.A140];[$optimize_tfidf_split4_level5.A140];[$optimize_tfidf_split5_level5.A140];[$optimize_tfidf_split6_level5.A140];[$optimize_tfidf_split7_level5.A140];[$optimize_tfidf_split8_level5.A140];[$optimize_tfidf_split9_level5.A140])" office:value-type="float" office:value="7" calcext:value-type="float">
            <text:p>7</text:p>
          </table:table-cell>
          <table:table-cell table:formula="of:=MIN([$optimize_tfidf_split0_level5.B140];[$optimize_tfidf_split1_level5.B140];[$optimize_tfidf_split2_level5.B140];[$optimize_tfidf_split3_level5.B140];[$optimize_tfidf_split4_level5.B140];[$optimize_tfidf_split5_level5.B140];[$optimize_tfidf_split6_level5.B140];[$optimize_tfidf_split7_level5.B140];[$optimize_tfidf_split8_level5.B140];[$optimize_tfidf_split9_level5.B140])" office:value-type="float" office:value="0.9" calcext:value-type="float">
            <text:p>0.9</text:p>
          </table:table-cell>
          <table:table-cell table:formula="of:=MIN([$optimize_tfidf_split0_level5.C140];[$optimize_tfidf_split1_level5.C140];[$optimize_tfidf_split2_level5.C140];[$optimize_tfidf_split3_level5.C140];[$optimize_tfidf_split4_level5.C140];[$optimize_tfidf_split5_level5.C140];[$optimize_tfidf_split6_level5.C140];[$optimize_tfidf_split7_level5.C140];[$optimize_tfidf_split8_level5.C140];[$optimize_tfidf_split9_level5.C140])" office:value-type="float" office:value="0.2289" calcext:value-type="float">
            <text:p>0.2289</text:p>
          </table:table-cell>
          <table:table-cell table:formula="of:=MIN([$optimize_tfidf_split0_level5.D140];[$optimize_tfidf_split1_level5.D140];[$optimize_tfidf_split2_level5.D140];[$optimize_tfidf_split3_level5.D140];[$optimize_tfidf_split4_level5.D140];[$optimize_tfidf_split5_level5.D140];[$optimize_tfidf_split6_level5.D140];[$optimize_tfidf_split7_level5.D140];[$optimize_tfidf_split8_level5.D140];[$optimize_tfidf_split9_level5.D140])" office:value-type="float" office:value="0.1924" calcext:value-type="float">
            <text:p>0.1924</text:p>
          </table:table-cell>
          <table:table-cell table:formula="of:=MIN([$optimize_tfidf_split0_level5.E140];[$optimize_tfidf_split1_level5.E140];[$optimize_tfidf_split2_level5.E140];[$optimize_tfidf_split3_level5.E140];[$optimize_tfidf_split4_level5.E140];[$optimize_tfidf_split5_level5.E140];[$optimize_tfidf_split6_level5.E140];[$optimize_tfidf_split7_level5.E140];[$optimize_tfidf_split8_level5.E140];[$optimize_tfidf_split9_level5.E140])" office:value-type="float" office:value="0.204" calcext:value-type="float">
            <text:p>0.204</text:p>
          </table:table-cell>
        </table:table-row>
        <table:table-row table:style-name="ro1">
          <table:table-cell table:formula="of:=MIN([$optimize_tfidf_split0_level5.A160];[$optimize_tfidf_split1_level5.A160];[$optimize_tfidf_split2_level5.A160];[$optimize_tfidf_split3_level5.A160];[$optimize_tfidf_split4_level5.A160];[$optimize_tfidf_split5_level5.A160];[$optimize_tfidf_split6_level5.A160];[$optimize_tfidf_split7_level5.A160];[$optimize_tfidf_split8_level5.A160];[$optimize_tfidf_split9_level5.A160])" office:value-type="float" office:value="8" calcext:value-type="float">
            <text:p>8</text:p>
          </table:table-cell>
          <table:table-cell table:formula="of:=MIN([$optimize_tfidf_split0_level5.B160];[$optimize_tfidf_split1_level5.B160];[$optimize_tfidf_split2_level5.B160];[$optimize_tfidf_split3_level5.B160];[$optimize_tfidf_split4_level5.B160];[$optimize_tfidf_split5_level5.B160];[$optimize_tfidf_split6_level5.B160];[$optimize_tfidf_split7_level5.B160];[$optimize_tfidf_split8_level5.B160];[$optimize_tfidf_split9_level5.B160])" office:value-type="float" office:value="0.9" calcext:value-type="float">
            <text:p>0.9</text:p>
          </table:table-cell>
          <table:table-cell table:formula="of:=MIN([$optimize_tfidf_split0_level5.C160];[$optimize_tfidf_split1_level5.C160];[$optimize_tfidf_split2_level5.C160];[$optimize_tfidf_split3_level5.C160];[$optimize_tfidf_split4_level5.C160];[$optimize_tfidf_split5_level5.C160];[$optimize_tfidf_split6_level5.C160];[$optimize_tfidf_split7_level5.C160];[$optimize_tfidf_split8_level5.C160];[$optimize_tfidf_split9_level5.C160])" office:value-type="float" office:value="0.2289" calcext:value-type="float">
            <text:p>0.2289</text:p>
          </table:table-cell>
          <table:table-cell table:formula="of:=MIN([$optimize_tfidf_split0_level5.D160];[$optimize_tfidf_split1_level5.D160];[$optimize_tfidf_split2_level5.D160];[$optimize_tfidf_split3_level5.D160];[$optimize_tfidf_split4_level5.D160];[$optimize_tfidf_split5_level5.D160];[$optimize_tfidf_split6_level5.D160];[$optimize_tfidf_split7_level5.D160];[$optimize_tfidf_split8_level5.D160];[$optimize_tfidf_split9_level5.D160])" office:value-type="float" office:value="0.1924" calcext:value-type="float">
            <text:p>0.1924</text:p>
          </table:table-cell>
          <table:table-cell table:formula="of:=MIN([$optimize_tfidf_split0_level5.E160];[$optimize_tfidf_split1_level5.E160];[$optimize_tfidf_split2_level5.E160];[$optimize_tfidf_split3_level5.E160];[$optimize_tfidf_split4_level5.E160];[$optimize_tfidf_split5_level5.E160];[$optimize_tfidf_split6_level5.E160];[$optimize_tfidf_split7_level5.E160];[$optimize_tfidf_split8_level5.E160];[$optimize_tfidf_split9_level5.E160])" office:value-type="float" office:value="0.204" calcext:value-type="float">
            <text:p>0.204</text:p>
          </table:table-cell>
        </table:table-row>
        <table:table-row table:style-name="ro1">
          <table:table-cell table:formula="of:=MIN([$optimize_tfidf_split0_level5.A180];[$optimize_tfidf_split1_level5.A180];[$optimize_tfidf_split2_level5.A180];[$optimize_tfidf_split3_level5.A180];[$optimize_tfidf_split4_level5.A180];[$optimize_tfidf_split5_level5.A180];[$optimize_tfidf_split6_level5.A180];[$optimize_tfidf_split7_level5.A180];[$optimize_tfidf_split8_level5.A180];[$optimize_tfidf_split9_level5.A180])" office:value-type="float" office:value="9" calcext:value-type="float">
            <text:p>9</text:p>
          </table:table-cell>
          <table:table-cell table:formula="of:=MIN([$optimize_tfidf_split0_level5.B180];[$optimize_tfidf_split1_level5.B180];[$optimize_tfidf_split2_level5.B180];[$optimize_tfidf_split3_level5.B180];[$optimize_tfidf_split4_level5.B180];[$optimize_tfidf_split5_level5.B180];[$optimize_tfidf_split6_level5.B180];[$optimize_tfidf_split7_level5.B180];[$optimize_tfidf_split8_level5.B180];[$optimize_tfidf_split9_level5.B180])" office:value-type="float" office:value="0.9" calcext:value-type="float">
            <text:p>0.9</text:p>
          </table:table-cell>
          <table:table-cell table:formula="of:=MIN([$optimize_tfidf_split0_level5.C180];[$optimize_tfidf_split1_level5.C180];[$optimize_tfidf_split2_level5.C180];[$optimize_tfidf_split3_level5.C180];[$optimize_tfidf_split4_level5.C180];[$optimize_tfidf_split5_level5.C180];[$optimize_tfidf_split6_level5.C180];[$optimize_tfidf_split7_level5.C180];[$optimize_tfidf_split8_level5.C180];[$optimize_tfidf_split9_level5.C180])" office:value-type="float" office:value="0.2289" calcext:value-type="float">
            <text:p>0.2289</text:p>
          </table:table-cell>
          <table:table-cell table:formula="of:=MIN([$optimize_tfidf_split0_level5.D180];[$optimize_tfidf_split1_level5.D180];[$optimize_tfidf_split2_level5.D180];[$optimize_tfidf_split3_level5.D180];[$optimize_tfidf_split4_level5.D180];[$optimize_tfidf_split5_level5.D180];[$optimize_tfidf_split6_level5.D180];[$optimize_tfidf_split7_level5.D180];[$optimize_tfidf_split8_level5.D180];[$optimize_tfidf_split9_level5.D180])" office:value-type="float" office:value="0.1924" calcext:value-type="float">
            <text:p>0.1924</text:p>
          </table:table-cell>
          <table:table-cell table:formula="of:=MIN([$optimize_tfidf_split0_level5.E180];[$optimize_tfidf_split1_level5.E180];[$optimize_tfidf_split2_level5.E180];[$optimize_tfidf_split3_level5.E180];[$optimize_tfidf_split4_level5.E180];[$optimize_tfidf_split5_level5.E180];[$optimize_tfidf_split6_level5.E180];[$optimize_tfidf_split7_level5.E180];[$optimize_tfidf_split8_level5.E180];[$optimize_tfidf_split9_level5.E180])" office:value-type="float" office:value="0.204" calcext:value-type="float">
            <text:p>0.204</text:p>
          </table:table-cell>
        </table:table-row>
        <table:table-row table:style-name="ro1">
          <table:table-cell table:formula="of:=MIN([$optimize_tfidf_split0_level5.A200];[$optimize_tfidf_split1_level5.A200];[$optimize_tfidf_split2_level5.A200];[$optimize_tfidf_split3_level5.A200];[$optimize_tfidf_split4_level5.A200];[$optimize_tfidf_split5_level5.A200];[$optimize_tfidf_split6_level5.A200];[$optimize_tfidf_split7_level5.A200];[$optimize_tfidf_split8_level5.A200];[$optimize_tfidf_split9_level5.A200])" office:value-type="float" office:value="10" calcext:value-type="float">
            <text:p>10</text:p>
          </table:table-cell>
          <table:table-cell table:formula="of:=MIN([$optimize_tfidf_split0_level5.B200];[$optimize_tfidf_split1_level5.B200];[$optimize_tfidf_split2_level5.B200];[$optimize_tfidf_split3_level5.B200];[$optimize_tfidf_split4_level5.B200];[$optimize_tfidf_split5_level5.B200];[$optimize_tfidf_split6_level5.B200];[$optimize_tfidf_split7_level5.B200];[$optimize_tfidf_split8_level5.B200];[$optimize_tfidf_split9_level5.B200])" office:value-type="float" office:value="0.9" calcext:value-type="float">
            <text:p>0.9</text:p>
          </table:table-cell>
          <table:table-cell table:formula="of:=MIN([$optimize_tfidf_split0_level5.C200];[$optimize_tfidf_split1_level5.C200];[$optimize_tfidf_split2_level5.C200];[$optimize_tfidf_split3_level5.C200];[$optimize_tfidf_split4_level5.C200];[$optimize_tfidf_split5_level5.C200];[$optimize_tfidf_split6_level5.C200];[$optimize_tfidf_split7_level5.C200];[$optimize_tfidf_split8_level5.C200];[$optimize_tfidf_split9_level5.C200])" office:value-type="float" office:value="0.2289" calcext:value-type="float">
            <text:p>0.2289</text:p>
          </table:table-cell>
          <table:table-cell table:formula="of:=MIN([$optimize_tfidf_split0_level5.D200];[$optimize_tfidf_split1_level5.D200];[$optimize_tfidf_split2_level5.D200];[$optimize_tfidf_split3_level5.D200];[$optimize_tfidf_split4_level5.D200];[$optimize_tfidf_split5_level5.D200];[$optimize_tfidf_split6_level5.D200];[$optimize_tfidf_split7_level5.D200];[$optimize_tfidf_split8_level5.D200];[$optimize_tfidf_split9_level5.D200])" office:value-type="float" office:value="0.1924" calcext:value-type="float">
            <text:p>0.1924</text:p>
          </table:table-cell>
          <table:table-cell table:formula="of:=MIN([$optimize_tfidf_split0_level5.E200];[$optimize_tfidf_split1_level5.E200];[$optimize_tfidf_split2_level5.E200];[$optimize_tfidf_split3_level5.E200];[$optimize_tfidf_split4_level5.E200];[$optimize_tfidf_split5_level5.E200];[$optimize_tfidf_split6_level5.E200];[$optimize_tfidf_split7_level5.E200];[$optimize_tfidf_split8_level5.E200];[$optimize_tfidf_split9_level5.E200])" office:value-type="float" office:value="0.204" calcext:value-type="float">
            <text:p>0.204</text:p>
          </table:table-cell>
        </table:table-row>
        <table:table-row table:style-name="ro1">
          <table:table-cell table:formula="of:=MIN([$optimize_tfidf_split0_level5.A220];[$optimize_tfidf_split1_level5.A220];[$optimize_tfidf_split2_level5.A220];[$optimize_tfidf_split3_level5.A220];[$optimize_tfidf_split4_level5.A220];[$optimize_tfidf_split5_level5.A220];[$optimize_tfidf_split6_level5.A220];[$optimize_tfidf_split7_level5.A220];[$optimize_tfidf_split8_level5.A220];[$optimize_tfidf_split9_level5.A220])" office:value-type="float" office:value="11" calcext:value-type="float">
            <text:p>11</text:p>
          </table:table-cell>
          <table:table-cell table:formula="of:=MIN([$optimize_tfidf_split0_level5.B220];[$optimize_tfidf_split1_level5.B220];[$optimize_tfidf_split2_level5.B220];[$optimize_tfidf_split3_level5.B220];[$optimize_tfidf_split4_level5.B220];[$optimize_tfidf_split5_level5.B220];[$optimize_tfidf_split6_level5.B220];[$optimize_tfidf_split7_level5.B220];[$optimize_tfidf_split8_level5.B220];[$optimize_tfidf_split9_level5.B220])" office:value-type="float" office:value="0.9" calcext:value-type="float">
            <text:p>0.9</text:p>
          </table:table-cell>
          <table:table-cell table:formula="of:=MIN([$optimize_tfidf_split0_level5.C220];[$optimize_tfidf_split1_level5.C220];[$optimize_tfidf_split2_level5.C220];[$optimize_tfidf_split3_level5.C220];[$optimize_tfidf_split4_level5.C220];[$optimize_tfidf_split5_level5.C220];[$optimize_tfidf_split6_level5.C220];[$optimize_tfidf_split7_level5.C220];[$optimize_tfidf_split8_level5.C220];[$optimize_tfidf_split9_level5.C220])" office:value-type="float" office:value="0.2289" calcext:value-type="float">
            <text:p>0.2289</text:p>
          </table:table-cell>
          <table:table-cell table:formula="of:=MIN([$optimize_tfidf_split0_level5.D220];[$optimize_tfidf_split1_level5.D220];[$optimize_tfidf_split2_level5.D220];[$optimize_tfidf_split3_level5.D220];[$optimize_tfidf_split4_level5.D220];[$optimize_tfidf_split5_level5.D220];[$optimize_tfidf_split6_level5.D220];[$optimize_tfidf_split7_level5.D220];[$optimize_tfidf_split8_level5.D220];[$optimize_tfidf_split9_level5.D220])" office:value-type="float" office:value="0.1924" calcext:value-type="float">
            <text:p>0.1924</text:p>
          </table:table-cell>
          <table:table-cell table:formula="of:=MIN([$optimize_tfidf_split0_level5.E220];[$optimize_tfidf_split1_level5.E220];[$optimize_tfidf_split2_level5.E220];[$optimize_tfidf_split3_level5.E220];[$optimize_tfidf_split4_level5.E220];[$optimize_tfidf_split5_level5.E220];[$optimize_tfidf_split6_level5.E220];[$optimize_tfidf_split7_level5.E220];[$optimize_tfidf_split8_level5.E220];[$optimize_tfidf_split9_level5.E220])" office:value-type="float" office:value="0.204" calcext:value-type="float">
            <text:p>0.204</text:p>
          </table:table-cell>
        </table:table-row>
        <table:table-row table:style-name="ro1">
          <table:table-cell table:formula="of:=MIN([$optimize_tfidf_split0_level5.A240];[$optimize_tfidf_split1_level5.A240];[$optimize_tfidf_split2_level5.A240];[$optimize_tfidf_split3_level5.A240];[$optimize_tfidf_split4_level5.A240];[$optimize_tfidf_split5_level5.A240];[$optimize_tfidf_split6_level5.A240];[$optimize_tfidf_split7_level5.A240];[$optimize_tfidf_split8_level5.A240];[$optimize_tfidf_split9_level5.A240])" office:value-type="float" office:value="12" calcext:value-type="float">
            <text:p>12</text:p>
          </table:table-cell>
          <table:table-cell table:formula="of:=MIN([$optimize_tfidf_split0_level5.B240];[$optimize_tfidf_split1_level5.B240];[$optimize_tfidf_split2_level5.B240];[$optimize_tfidf_split3_level5.B240];[$optimize_tfidf_split4_level5.B240];[$optimize_tfidf_split5_level5.B240];[$optimize_tfidf_split6_level5.B240];[$optimize_tfidf_split7_level5.B240];[$optimize_tfidf_split8_level5.B240];[$optimize_tfidf_split9_level5.B240])" office:value-type="float" office:value="0.9" calcext:value-type="float">
            <text:p>0.9</text:p>
          </table:table-cell>
          <table:table-cell table:formula="of:=MIN([$optimize_tfidf_split0_level5.C240];[$optimize_tfidf_split1_level5.C240];[$optimize_tfidf_split2_level5.C240];[$optimize_tfidf_split3_level5.C240];[$optimize_tfidf_split4_level5.C240];[$optimize_tfidf_split5_level5.C240];[$optimize_tfidf_split6_level5.C240];[$optimize_tfidf_split7_level5.C240];[$optimize_tfidf_split8_level5.C240];[$optimize_tfidf_split9_level5.C240])" office:value-type="float" office:value="0.2289" calcext:value-type="float">
            <text:p>0.2289</text:p>
          </table:table-cell>
          <table:table-cell table:formula="of:=MIN([$optimize_tfidf_split0_level5.D240];[$optimize_tfidf_split1_level5.D240];[$optimize_tfidf_split2_level5.D240];[$optimize_tfidf_split3_level5.D240];[$optimize_tfidf_split4_level5.D240];[$optimize_tfidf_split5_level5.D240];[$optimize_tfidf_split6_level5.D240];[$optimize_tfidf_split7_level5.D240];[$optimize_tfidf_split8_level5.D240];[$optimize_tfidf_split9_level5.D240])" office:value-type="float" office:value="0.1924" calcext:value-type="float">
            <text:p>0.1924</text:p>
          </table:table-cell>
          <table:table-cell table:formula="of:=MIN([$optimize_tfidf_split0_level5.E240];[$optimize_tfidf_split1_level5.E240];[$optimize_tfidf_split2_level5.E240];[$optimize_tfidf_split3_level5.E240];[$optimize_tfidf_split4_level5.E240];[$optimize_tfidf_split5_level5.E240];[$optimize_tfidf_split6_level5.E240];[$optimize_tfidf_split7_level5.E240];[$optimize_tfidf_split8_level5.E240];[$optimize_tfidf_split9_level5.E240])" office:value-type="float" office:value="0.204" calcext:value-type="float">
            <text:p>0.204</text:p>
          </table:table-cell>
        </table:table-row>
        <table:table-row table:style-name="ro1">
          <table:table-cell table:formula="of:=MIN([$optimize_tfidf_split0_level5.A260];[$optimize_tfidf_split1_level5.A260];[$optimize_tfidf_split2_level5.A260];[$optimize_tfidf_split3_level5.A260];[$optimize_tfidf_split4_level5.A260];[$optimize_tfidf_split5_level5.A260];[$optimize_tfidf_split6_level5.A260];[$optimize_tfidf_split7_level5.A260];[$optimize_tfidf_split8_level5.A260];[$optimize_tfidf_split9_level5.A260])" office:value-type="float" office:value="13" calcext:value-type="float">
            <text:p>13</text:p>
          </table:table-cell>
          <table:table-cell table:formula="of:=MIN([$optimize_tfidf_split0_level5.B260];[$optimize_tfidf_split1_level5.B260];[$optimize_tfidf_split2_level5.B260];[$optimize_tfidf_split3_level5.B260];[$optimize_tfidf_split4_level5.B260];[$optimize_tfidf_split5_level5.B260];[$optimize_tfidf_split6_level5.B260];[$optimize_tfidf_split7_level5.B260];[$optimize_tfidf_split8_level5.B260];[$optimize_tfidf_split9_level5.B260])" office:value-type="float" office:value="0.9" calcext:value-type="float">
            <text:p>0.9</text:p>
          </table:table-cell>
          <table:table-cell table:formula="of:=MIN([$optimize_tfidf_split0_level5.C260];[$optimize_tfidf_split1_level5.C260];[$optimize_tfidf_split2_level5.C260];[$optimize_tfidf_split3_level5.C260];[$optimize_tfidf_split4_level5.C260];[$optimize_tfidf_split5_level5.C260];[$optimize_tfidf_split6_level5.C260];[$optimize_tfidf_split7_level5.C260];[$optimize_tfidf_split8_level5.C260];[$optimize_tfidf_split9_level5.C260])" office:value-type="float" office:value="0.2289" calcext:value-type="float">
            <text:p>0.2289</text:p>
          </table:table-cell>
          <table:table-cell table:formula="of:=MIN([$optimize_tfidf_split0_level5.D260];[$optimize_tfidf_split1_level5.D260];[$optimize_tfidf_split2_level5.D260];[$optimize_tfidf_split3_level5.D260];[$optimize_tfidf_split4_level5.D260];[$optimize_tfidf_split5_level5.D260];[$optimize_tfidf_split6_level5.D260];[$optimize_tfidf_split7_level5.D260];[$optimize_tfidf_split8_level5.D260];[$optimize_tfidf_split9_level5.D260])" office:value-type="float" office:value="0.1924" calcext:value-type="float">
            <text:p>0.1924</text:p>
          </table:table-cell>
          <table:table-cell table:formula="of:=MIN([$optimize_tfidf_split0_level5.E260];[$optimize_tfidf_split1_level5.E260];[$optimize_tfidf_split2_level5.E260];[$optimize_tfidf_split3_level5.E260];[$optimize_tfidf_split4_level5.E260];[$optimize_tfidf_split5_level5.E260];[$optimize_tfidf_split6_level5.E260];[$optimize_tfidf_split7_level5.E260];[$optimize_tfidf_split8_level5.E260];[$optimize_tfidf_split9_level5.E260])" office:value-type="float" office:value="0.204" calcext:value-type="float">
            <text:p>0.204</text:p>
          </table:table-cell>
        </table:table-row>
        <table:table-row table:style-name="ro1">
          <table:table-cell table:formula="of:=MIN([$optimize_tfidf_split0_level5.A280];[$optimize_tfidf_split1_level5.A280];[$optimize_tfidf_split2_level5.A280];[$optimize_tfidf_split3_level5.A280];[$optimize_tfidf_split4_level5.A280];[$optimize_tfidf_split5_level5.A280];[$optimize_tfidf_split6_level5.A280];[$optimize_tfidf_split7_level5.A280];[$optimize_tfidf_split8_level5.A280];[$optimize_tfidf_split9_level5.A280])" office:value-type="float" office:value="14" calcext:value-type="float">
            <text:p>14</text:p>
          </table:table-cell>
          <table:table-cell table:formula="of:=MIN([$optimize_tfidf_split0_level5.B280];[$optimize_tfidf_split1_level5.B280];[$optimize_tfidf_split2_level5.B280];[$optimize_tfidf_split3_level5.B280];[$optimize_tfidf_split4_level5.B280];[$optimize_tfidf_split5_level5.B280];[$optimize_tfidf_split6_level5.B280];[$optimize_tfidf_split7_level5.B280];[$optimize_tfidf_split8_level5.B280];[$optimize_tfidf_split9_level5.B280])" office:value-type="float" office:value="0.9" calcext:value-type="float">
            <text:p>0.9</text:p>
          </table:table-cell>
          <table:table-cell table:formula="of:=MIN([$optimize_tfidf_split0_level5.C280];[$optimize_tfidf_split1_level5.C280];[$optimize_tfidf_split2_level5.C280];[$optimize_tfidf_split3_level5.C280];[$optimize_tfidf_split4_level5.C280];[$optimize_tfidf_split5_level5.C280];[$optimize_tfidf_split6_level5.C280];[$optimize_tfidf_split7_level5.C280];[$optimize_tfidf_split8_level5.C280];[$optimize_tfidf_split9_level5.C280])" office:value-type="float" office:value="0.2289" calcext:value-type="float">
            <text:p>0.2289</text:p>
          </table:table-cell>
          <table:table-cell table:formula="of:=MIN([$optimize_tfidf_split0_level5.D280];[$optimize_tfidf_split1_level5.D280];[$optimize_tfidf_split2_level5.D280];[$optimize_tfidf_split3_level5.D280];[$optimize_tfidf_split4_level5.D280];[$optimize_tfidf_split5_level5.D280];[$optimize_tfidf_split6_level5.D280];[$optimize_tfidf_split7_level5.D280];[$optimize_tfidf_split8_level5.D280];[$optimize_tfidf_split9_level5.D280])" office:value-type="float" office:value="0.1924" calcext:value-type="float">
            <text:p>0.1924</text:p>
          </table:table-cell>
          <table:table-cell table:formula="of:=MIN([$optimize_tfidf_split0_level5.E280];[$optimize_tfidf_split1_level5.E280];[$optimize_tfidf_split2_level5.E280];[$optimize_tfidf_split3_level5.E280];[$optimize_tfidf_split4_level5.E280];[$optimize_tfidf_split5_level5.E280];[$optimize_tfidf_split6_level5.E280];[$optimize_tfidf_split7_level5.E280];[$optimize_tfidf_split8_level5.E280];[$optimize_tfidf_split9_level5.E280])" office:value-type="float" office:value="0.204" calcext:value-type="float">
            <text:p>0.204</text:p>
          </table:table-cell>
        </table:table-row>
        <table:table-row table:style-name="ro1">
          <table:table-cell table:formula="of:=MIN([$optimize_tfidf_split0_level5.A300];[$optimize_tfidf_split1_level5.A300];[$optimize_tfidf_split2_level5.A300];[$optimize_tfidf_split3_level5.A300];[$optimize_tfidf_split4_level5.A300];[$optimize_tfidf_split5_level5.A300];[$optimize_tfidf_split6_level5.A300];[$optimize_tfidf_split7_level5.A300];[$optimize_tfidf_split8_level5.A300];[$optimize_tfidf_split9_level5.A300])" office:value-type="float" office:value="15" calcext:value-type="float">
            <text:p>15</text:p>
          </table:table-cell>
          <table:table-cell table:formula="of:=MIN([$optimize_tfidf_split0_level5.B300];[$optimize_tfidf_split1_level5.B300];[$optimize_tfidf_split2_level5.B300];[$optimize_tfidf_split3_level5.B300];[$optimize_tfidf_split4_level5.B300];[$optimize_tfidf_split5_level5.B300];[$optimize_tfidf_split6_level5.B300];[$optimize_tfidf_split7_level5.B300];[$optimize_tfidf_split8_level5.B300];[$optimize_tfidf_split9_level5.B300])" office:value-type="float" office:value="0.9" calcext:value-type="float">
            <text:p>0.9</text:p>
          </table:table-cell>
          <table:table-cell table:formula="of:=MIN([$optimize_tfidf_split0_level5.C300];[$optimize_tfidf_split1_level5.C300];[$optimize_tfidf_split2_level5.C300];[$optimize_tfidf_split3_level5.C300];[$optimize_tfidf_split4_level5.C300];[$optimize_tfidf_split5_level5.C300];[$optimize_tfidf_split6_level5.C300];[$optimize_tfidf_split7_level5.C300];[$optimize_tfidf_split8_level5.C300];[$optimize_tfidf_split9_level5.C300])" office:value-type="float" office:value="0.2289" calcext:value-type="float">
            <text:p>0.2289</text:p>
          </table:table-cell>
          <table:table-cell table:formula="of:=MIN([$optimize_tfidf_split0_level5.D300];[$optimize_tfidf_split1_level5.D300];[$optimize_tfidf_split2_level5.D300];[$optimize_tfidf_split3_level5.D300];[$optimize_tfidf_split4_level5.D300];[$optimize_tfidf_split5_level5.D300];[$optimize_tfidf_split6_level5.D300];[$optimize_tfidf_split7_level5.D300];[$optimize_tfidf_split8_level5.D300];[$optimize_tfidf_split9_level5.D300])" office:value-type="float" office:value="0.1924" calcext:value-type="float">
            <text:p>0.1924</text:p>
          </table:table-cell>
          <table:table-cell table:formula="of:=MIN([$optimize_tfidf_split0_level5.E300];[$optimize_tfidf_split1_level5.E300];[$optimize_tfidf_split2_level5.E300];[$optimize_tfidf_split3_level5.E300];[$optimize_tfidf_split4_level5.E300];[$optimize_tfidf_split5_level5.E300];[$optimize_tfidf_split6_level5.E300];[$optimize_tfidf_split7_level5.E300];[$optimize_tfidf_split8_level5.E300];[$optimize_tfidf_split9_level5.E300])" office:value-type="float" office:value="0.204" calcext:value-type="float">
            <text:p>0.204</text:p>
          </table:table-cell>
        </table:table-row>
        <table:table-row table:style-name="ro1">
          <table:table-cell table:formula="of:=MIN([$optimize_tfidf_split0_level5.A80];[$optimize_tfidf_split1_level5.A80];[$optimize_tfidf_split2_level5.A80];[$optimize_tfidf_split3_level5.A80];[$optimize_tfidf_split4_level5.A80];[$optimize_tfidf_split5_level5.A80];[$optimize_tfidf_split6_level5.A80];[$optimize_tfidf_split7_level5.A80];[$optimize_tfidf_split8_level5.A80];[$optimize_tfidf_split9_level5.A80])" office:value-type="float" office:value="4" calcext:value-type="float">
            <text:p>4</text:p>
          </table:table-cell>
          <table:table-cell table:formula="of:=MIN([$optimize_tfidf_split0_level5.B80];[$optimize_tfidf_split1_level5.B80];[$optimize_tfidf_split2_level5.B80];[$optimize_tfidf_split3_level5.B80];[$optimize_tfidf_split4_level5.B80];[$optimize_tfidf_split5_level5.B80];[$optimize_tfidf_split6_level5.B80];[$optimize_tfidf_split7_level5.B80];[$optimize_tfidf_split8_level5.B80];[$optimize_tfidf_split9_level5.B80])" office:value-type="float" office:value="0.9" calcext:value-type="float">
            <text:p>0.9</text:p>
          </table:table-cell>
          <table:table-cell table:formula="of:=MIN([$optimize_tfidf_split0_level5.C80];[$optimize_tfidf_split1_level5.C80];[$optimize_tfidf_split2_level5.C80];[$optimize_tfidf_split3_level5.C80];[$optimize_tfidf_split4_level5.C80];[$optimize_tfidf_split5_level5.C80];[$optimize_tfidf_split6_level5.C80];[$optimize_tfidf_split7_level5.C80];[$optimize_tfidf_split8_level5.C80];[$optimize_tfidf_split9_level5.C80])" office:value-type="float" office:value="0.2289" calcext:value-type="float">
            <text:p>0.2289</text:p>
          </table:table-cell>
          <table:table-cell table:formula="of:=MIN([$optimize_tfidf_split0_level5.D80];[$optimize_tfidf_split1_level5.D80];[$optimize_tfidf_split2_level5.D80];[$optimize_tfidf_split3_level5.D80];[$optimize_tfidf_split4_level5.D80];[$optimize_tfidf_split5_level5.D80];[$optimize_tfidf_split6_level5.D80];[$optimize_tfidf_split7_level5.D80];[$optimize_tfidf_split8_level5.D80];[$optimize_tfidf_split9_level5.D80])" office:value-type="float" office:value="0.1909" calcext:value-type="float">
            <text:p>0.1909</text:p>
          </table:table-cell>
          <table:table-cell table:formula="of:=MIN([$optimize_tfidf_split0_level5.E80];[$optimize_tfidf_split1_level5.E80];[$optimize_tfidf_split2_level5.E80];[$optimize_tfidf_split3_level5.E80];[$optimize_tfidf_split4_level5.E80];[$optimize_tfidf_split5_level5.E80];[$optimize_tfidf_split6_level5.E80];[$optimize_tfidf_split7_level5.E80];[$optimize_tfidf_split8_level5.E80];[$optimize_tfidf_split9_level5.E80])" office:value-type="float" office:value="0.2027" calcext:value-type="float">
            <text:p>0.2027</text:p>
          </table:table-cell>
        </table:table-row>
        <table:table-row table:style-name="ro1">
          <table:table-cell table:formula="of:=MIN([$optimize_tfidf_split0_level5.A60];[$optimize_tfidf_split1_level5.A60];[$optimize_tfidf_split2_level5.A60];[$optimize_tfidf_split3_level5.A60];[$optimize_tfidf_split4_level5.A60];[$optimize_tfidf_split5_level5.A60];[$optimize_tfidf_split6_level5.A60];[$optimize_tfidf_split7_level5.A60];[$optimize_tfidf_split8_level5.A60];[$optimize_tfidf_split9_level5.A60])" office:value-type="float" office:value="3" calcext:value-type="float">
            <text:p>3</text:p>
          </table:table-cell>
          <table:table-cell table:formula="of:=MIN([$optimize_tfidf_split0_level5.B60];[$optimize_tfidf_split1_level5.B60];[$optimize_tfidf_split2_level5.B60];[$optimize_tfidf_split3_level5.B60];[$optimize_tfidf_split4_level5.B60];[$optimize_tfidf_split5_level5.B60];[$optimize_tfidf_split6_level5.B60];[$optimize_tfidf_split7_level5.B60];[$optimize_tfidf_split8_level5.B60];[$optimize_tfidf_split9_level5.B60])" office:value-type="float" office:value="0.9" calcext:value-type="float">
            <text:p>0.9</text:p>
          </table:table-cell>
          <table:table-cell table:formula="of:=MIN([$optimize_tfidf_split0_level5.C60];[$optimize_tfidf_split1_level5.C60];[$optimize_tfidf_split2_level5.C60];[$optimize_tfidf_split3_level5.C60];[$optimize_tfidf_split4_level5.C60];[$optimize_tfidf_split5_level5.C60];[$optimize_tfidf_split6_level5.C60];[$optimize_tfidf_split7_level5.C60];[$optimize_tfidf_split8_level5.C60];[$optimize_tfidf_split9_level5.C60])" office:value-type="float" office:value="0.2289" calcext:value-type="float">
            <text:p>0.2289</text:p>
          </table:table-cell>
          <table:table-cell table:formula="of:=MIN([$optimize_tfidf_split0_level5.D60];[$optimize_tfidf_split1_level5.D60];[$optimize_tfidf_split2_level5.D60];[$optimize_tfidf_split3_level5.D60];[$optimize_tfidf_split4_level5.D60];[$optimize_tfidf_split5_level5.D60];[$optimize_tfidf_split6_level5.D60];[$optimize_tfidf_split7_level5.D60];[$optimize_tfidf_split8_level5.D60];[$optimize_tfidf_split9_level5.D60])" office:value-type="float" office:value="0.1871" calcext:value-type="float">
            <text:p>0.1871</text:p>
          </table:table-cell>
          <table:table-cell table:formula="of:=MIN([$optimize_tfidf_split0_level5.E60];[$optimize_tfidf_split1_level5.E60];[$optimize_tfidf_split2_level5.E60];[$optimize_tfidf_split3_level5.E60];[$optimize_tfidf_split4_level5.E60];[$optimize_tfidf_split5_level5.E60];[$optimize_tfidf_split6_level5.E60];[$optimize_tfidf_split7_level5.E60];[$optimize_tfidf_split8_level5.E60];[$optimize_tfidf_split9_level5.E60])" office:value-type="float" office:value="0.1997" calcext:value-type="float">
            <text:p>0.1997</text:p>
          </table:table-cell>
        </table:table-row>
        <table:table-row table:style-name="ro1">
          <table:table-cell table:formula="of:=MIN([$optimize_tfidf_split0_level5.A40];[$optimize_tfidf_split1_level5.A40];[$optimize_tfidf_split2_level5.A40];[$optimize_tfidf_split3_level5.A40];[$optimize_tfidf_split4_level5.A40];[$optimize_tfidf_split5_level5.A40];[$optimize_tfidf_split6_level5.A40];[$optimize_tfidf_split7_level5.A40];[$optimize_tfidf_split8_level5.A40];[$optimize_tfidf_split9_level5.A40])" office:value-type="float" office:value="2" calcext:value-type="float">
            <text:p>2</text:p>
          </table:table-cell>
          <table:table-cell table:formula="of:=MIN([$optimize_tfidf_split0_level5.B40];[$optimize_tfidf_split1_level5.B40];[$optimize_tfidf_split2_level5.B40];[$optimize_tfidf_split3_level5.B40];[$optimize_tfidf_split4_level5.B40];[$optimize_tfidf_split5_level5.B40];[$optimize_tfidf_split6_level5.B40];[$optimize_tfidf_split7_level5.B40];[$optimize_tfidf_split8_level5.B40];[$optimize_tfidf_split9_level5.B40])" office:value-type="float" office:value="0.9" calcext:value-type="float">
            <text:p>0.9</text:p>
          </table:table-cell>
          <table:table-cell table:formula="of:=MIN([$optimize_tfidf_split0_level5.C40];[$optimize_tfidf_split1_level5.C40];[$optimize_tfidf_split2_level5.C40];[$optimize_tfidf_split3_level5.C40];[$optimize_tfidf_split4_level5.C40];[$optimize_tfidf_split5_level5.C40];[$optimize_tfidf_split6_level5.C40];[$optimize_tfidf_split7_level5.C40];[$optimize_tfidf_split8_level5.C40];[$optimize_tfidf_split9_level5.C40])" office:value-type="float" office:value="0.2289" calcext:value-type="float">
            <text:p>0.2289</text:p>
          </table:table-cell>
          <table:table-cell table:formula="of:=MIN([$optimize_tfidf_split0_level5.D40];[$optimize_tfidf_split1_level5.D40];[$optimize_tfidf_split2_level5.D40];[$optimize_tfidf_split3_level5.D40];[$optimize_tfidf_split4_level5.D40];[$optimize_tfidf_split5_level5.D40];[$optimize_tfidf_split6_level5.D40];[$optimize_tfidf_split7_level5.D40];[$optimize_tfidf_split8_level5.D40];[$optimize_tfidf_split9_level5.D40])" office:value-type="float" office:value="0.1794" calcext:value-type="float">
            <text:p>0.1794</text:p>
          </table:table-cell>
          <table:table-cell table:formula="of:=MIN([$optimize_tfidf_split0_level5.E40];[$optimize_tfidf_split1_level5.E40];[$optimize_tfidf_split2_level5.E40];[$optimize_tfidf_split3_level5.E40];[$optimize_tfidf_split4_level5.E40];[$optimize_tfidf_split5_level5.E40];[$optimize_tfidf_split6_level5.E40];[$optimize_tfidf_split7_level5.E40];[$optimize_tfidf_split8_level5.E40];[$optimize_tfidf_split9_level5.E40])" office:value-type="float" office:value="0.1931" calcext:value-type="float">
            <text:p>0.1931</text:p>
          </table:table-cell>
        </table:table-row>
        <table:table-row table:style-name="ro1">
          <table:table-cell table:formula="of:=MIN([$optimize_tfidf_split0_level5.A20];[$optimize_tfidf_split1_level5.A20];[$optimize_tfidf_split2_level5.A20];[$optimize_tfidf_split3_level5.A20];[$optimize_tfidf_split4_level5.A20];[$optimize_tfidf_split5_level5.A20];[$optimize_tfidf_split6_level5.A20];[$optimize_tfidf_split7_level5.A20];[$optimize_tfidf_split8_level5.A20];[$optimize_tfidf_split9_level5.A20])" office:value-type="float" office:value="1" calcext:value-type="float">
            <text:p>1</text:p>
          </table:table-cell>
          <table:table-cell table:formula="of:=MIN([$optimize_tfidf_split0_level5.B20];[$optimize_tfidf_split1_level5.B20];[$optimize_tfidf_split2_level5.B20];[$optimize_tfidf_split3_level5.B20];[$optimize_tfidf_split4_level5.B20];[$optimize_tfidf_split5_level5.B20];[$optimize_tfidf_split6_level5.B20];[$optimize_tfidf_split7_level5.B20];[$optimize_tfidf_split8_level5.B20];[$optimize_tfidf_split9_level5.B20])" office:value-type="float" office:value="0.9" calcext:value-type="float">
            <text:p>0.9</text:p>
          </table:table-cell>
          <table:table-cell table:formula="of:=MIN([$optimize_tfidf_split0_level5.C20];[$optimize_tfidf_split1_level5.C20];[$optimize_tfidf_split2_level5.C20];[$optimize_tfidf_split3_level5.C20];[$optimize_tfidf_split4_level5.C20];[$optimize_tfidf_split5_level5.C20];[$optimize_tfidf_split6_level5.C20];[$optimize_tfidf_split7_level5.C20];[$optimize_tfidf_split8_level5.C20];[$optimize_tfidf_split9_level5.C20])" office:value-type="float" office:value="0.2289" calcext:value-type="float">
            <text:p>0.2289</text:p>
          </table:table-cell>
          <table:table-cell table:formula="of:=MIN([$optimize_tfidf_split0_level5.D20];[$optimize_tfidf_split1_level5.D20];[$optimize_tfidf_split2_level5.D20];[$optimize_tfidf_split3_level5.D20];[$optimize_tfidf_split4_level5.D20];[$optimize_tfidf_split5_level5.D20];[$optimize_tfidf_split6_level5.D20];[$optimize_tfidf_split7_level5.D20];[$optimize_tfidf_split8_level5.D20];[$optimize_tfidf_split9_level5.D20])" office:value-type="float" office:value="0.1583" calcext:value-type="float">
            <text:p>0.1583</text:p>
          </table:table-cell>
          <table:table-cell table:formula="of:=MIN([$optimize_tfidf_split0_level5.E20];[$optimize_tfidf_split1_level5.E20];[$optimize_tfidf_split2_level5.E20];[$optimize_tfidf_split3_level5.E20];[$optimize_tfidf_split4_level5.E20];[$optimize_tfidf_split5_level5.E20];[$optimize_tfidf_split6_level5.E20];[$optimize_tfidf_split7_level5.E20];[$optimize_tfidf_split8_level5.E20];[$optimize_tfidf_split9_level5.E20])" office:value-type="float" office:value="0.1754" calcext:value-type="float">
            <text:p>0.1754</text:p>
          </table:table-cell>
        </table:table-row>
        <table:table-row table:style-name="ro1">
          <table:table-cell table:formula="of:=MIN([$optimize_tfidf_split0_level5.A81];[$optimize_tfidf_split1_level5.A81];[$optimize_tfidf_split2_level5.A81];[$optimize_tfidf_split3_level5.A81];[$optimize_tfidf_split4_level5.A81];[$optimize_tfidf_split5_level5.A81];[$optimize_tfidf_split6_level5.A81];[$optimize_tfidf_split7_level5.A81];[$optimize_tfidf_split8_level5.A81];[$optimize_tfidf_split9_level5.A81])" office:value-type="float" office:value="4" calcext:value-type="float">
            <text:p>4</text:p>
          </table:table-cell>
          <table:table-cell table:formula="of:=MIN([$optimize_tfidf_split0_level5.B81];[$optimize_tfidf_split1_level5.B81];[$optimize_tfidf_split2_level5.B81];[$optimize_tfidf_split3_level5.B81];[$optimize_tfidf_split4_level5.B81];[$optimize_tfidf_split5_level5.B81];[$optimize_tfidf_split6_level5.B81];[$optimize_tfidf_split7_level5.B81];[$optimize_tfidf_split8_level5.B81];[$optimize_tfidf_split9_level5.B81])" office:value-type="float" office:value="0.95" calcext:value-type="float">
            <text:p>0.95</text:p>
          </table:table-cell>
          <table:table-cell table:formula="of:=MIN([$optimize_tfidf_split0_level5.C81];[$optimize_tfidf_split1_level5.C81];[$optimize_tfidf_split2_level5.C81];[$optimize_tfidf_split3_level5.C81];[$optimize_tfidf_split4_level5.C81];[$optimize_tfidf_split5_level5.C81];[$optimize_tfidf_split6_level5.C81];[$optimize_tfidf_split7_level5.C81];[$optimize_tfidf_split8_level5.C81];[$optimize_tfidf_split9_level5.C81])" office:value-type="float" office:value="0.1684" calcext:value-type="float">
            <text:p>0.1684</text:p>
          </table:table-cell>
          <table:table-cell table:formula="of:=MIN([$optimize_tfidf_split0_level5.D81];[$optimize_tfidf_split1_level5.D81];[$optimize_tfidf_split2_level5.D81];[$optimize_tfidf_split3_level5.D81];[$optimize_tfidf_split4_level5.D81];[$optimize_tfidf_split5_level5.D81];[$optimize_tfidf_split6_level5.D81];[$optimize_tfidf_split7_level5.D81];[$optimize_tfidf_split8_level5.D81];[$optimize_tfidf_split9_level5.D81])" office:value-type="float" office:value="0.1348" calcext:value-type="float">
            <text:p>0.1348</text:p>
          </table:table-cell>
          <table:table-cell table:formula="of:=MIN([$optimize_tfidf_split0_level5.E81];[$optimize_tfidf_split1_level5.E81];[$optimize_tfidf_split2_level5.E81];[$optimize_tfidf_split3_level5.E81];[$optimize_tfidf_split4_level5.E81];[$optimize_tfidf_split5_level5.E81];[$optimize_tfidf_split6_level5.E81];[$optimize_tfidf_split7_level5.E81];[$optimize_tfidf_split8_level5.E81];[$optimize_tfidf_split9_level5.E81])" office:value-type="float" office:value="0.145" calcext:value-type="float">
            <text:p>0.145</text:p>
          </table:table-cell>
        </table:table-row>
        <table:table-row table:style-name="ro1">
          <table:table-cell table:formula="of:=MIN([$optimize_tfidf_split0_level5.A101];[$optimize_tfidf_split1_level5.A101];[$optimize_tfidf_split2_level5.A101];[$optimize_tfidf_split3_level5.A101];[$optimize_tfidf_split4_level5.A101];[$optimize_tfidf_split5_level5.A101];[$optimize_tfidf_split6_level5.A101];[$optimize_tfidf_split7_level5.A101];[$optimize_tfidf_split8_level5.A101];[$optimize_tfidf_split9_level5.A101])" office:value-type="float" office:value="5" calcext:value-type="float">
            <text:p>5</text:p>
          </table:table-cell>
          <table:table-cell table:formula="of:=MIN([$optimize_tfidf_split0_level5.B101];[$optimize_tfidf_split1_level5.B101];[$optimize_tfidf_split2_level5.B101];[$optimize_tfidf_split3_level5.B101];[$optimize_tfidf_split4_level5.B101];[$optimize_tfidf_split5_level5.B101];[$optimize_tfidf_split6_level5.B101];[$optimize_tfidf_split7_level5.B101];[$optimize_tfidf_split8_level5.B101];[$optimize_tfidf_split9_level5.B101])" office:value-type="float" office:value="0.95" calcext:value-type="float">
            <text:p>0.95</text:p>
          </table:table-cell>
          <table:table-cell table:formula="of:=MIN([$optimize_tfidf_split0_level5.C101];[$optimize_tfidf_split1_level5.C101];[$optimize_tfidf_split2_level5.C101];[$optimize_tfidf_split3_level5.C101];[$optimize_tfidf_split4_level5.C101];[$optimize_tfidf_split5_level5.C101];[$optimize_tfidf_split6_level5.C101];[$optimize_tfidf_split7_level5.C101];[$optimize_tfidf_split8_level5.C101];[$optimize_tfidf_split9_level5.C101])" office:value-type="float" office:value="0.1684" calcext:value-type="float">
            <text:p>0.1684</text:p>
          </table:table-cell>
          <table:table-cell table:formula="of:=MIN([$optimize_tfidf_split0_level5.D101];[$optimize_tfidf_split1_level5.D101];[$optimize_tfidf_split2_level5.D101];[$optimize_tfidf_split3_level5.D101];[$optimize_tfidf_split4_level5.D101];[$optimize_tfidf_split5_level5.D101];[$optimize_tfidf_split6_level5.D101];[$optimize_tfidf_split7_level5.D101];[$optimize_tfidf_split8_level5.D101];[$optimize_tfidf_split9_level5.D101])" office:value-type="float" office:value="0.1348" calcext:value-type="float">
            <text:p>0.1348</text:p>
          </table:table-cell>
          <table:table-cell table:formula="of:=MIN([$optimize_tfidf_split0_level5.E101];[$optimize_tfidf_split1_level5.E101];[$optimize_tfidf_split2_level5.E101];[$optimize_tfidf_split3_level5.E101];[$optimize_tfidf_split4_level5.E101];[$optimize_tfidf_split5_level5.E101];[$optimize_tfidf_split6_level5.E101];[$optimize_tfidf_split7_level5.E101];[$optimize_tfidf_split8_level5.E101];[$optimize_tfidf_split9_level5.E101])" office:value-type="float" office:value="0.145" calcext:value-type="float">
            <text:p>0.145</text:p>
          </table:table-cell>
        </table:table-row>
        <table:table-row table:style-name="ro1">
          <table:table-cell table:formula="of:=MIN([$optimize_tfidf_split0_level5.A121];[$optimize_tfidf_split1_level5.A121];[$optimize_tfidf_split2_level5.A121];[$optimize_tfidf_split3_level5.A121];[$optimize_tfidf_split4_level5.A121];[$optimize_tfidf_split5_level5.A121];[$optimize_tfidf_split6_level5.A121];[$optimize_tfidf_split7_level5.A121];[$optimize_tfidf_split8_level5.A121];[$optimize_tfidf_split9_level5.A121])" office:value-type="float" office:value="6" calcext:value-type="float">
            <text:p>6</text:p>
          </table:table-cell>
          <table:table-cell table:formula="of:=MIN([$optimize_tfidf_split0_level5.B121];[$optimize_tfidf_split1_level5.B121];[$optimize_tfidf_split2_level5.B121];[$optimize_tfidf_split3_level5.B121];[$optimize_tfidf_split4_level5.B121];[$optimize_tfidf_split5_level5.B121];[$optimize_tfidf_split6_level5.B121];[$optimize_tfidf_split7_level5.B121];[$optimize_tfidf_split8_level5.B121];[$optimize_tfidf_split9_level5.B121])" office:value-type="float" office:value="0.95" calcext:value-type="float">
            <text:p>0.95</text:p>
          </table:table-cell>
          <table:table-cell table:formula="of:=MIN([$optimize_tfidf_split0_level5.C121];[$optimize_tfidf_split1_level5.C121];[$optimize_tfidf_split2_level5.C121];[$optimize_tfidf_split3_level5.C121];[$optimize_tfidf_split4_level5.C121];[$optimize_tfidf_split5_level5.C121];[$optimize_tfidf_split6_level5.C121];[$optimize_tfidf_split7_level5.C121];[$optimize_tfidf_split8_level5.C121];[$optimize_tfidf_split9_level5.C121])" office:value-type="float" office:value="0.1684" calcext:value-type="float">
            <text:p>0.1684</text:p>
          </table:table-cell>
          <table:table-cell table:formula="of:=MIN([$optimize_tfidf_split0_level5.D121];[$optimize_tfidf_split1_level5.D121];[$optimize_tfidf_split2_level5.D121];[$optimize_tfidf_split3_level5.D121];[$optimize_tfidf_split4_level5.D121];[$optimize_tfidf_split5_level5.D121];[$optimize_tfidf_split6_level5.D121];[$optimize_tfidf_split7_level5.D121];[$optimize_tfidf_split8_level5.D121];[$optimize_tfidf_split9_level5.D121])" office:value-type="float" office:value="0.1348" calcext:value-type="float">
            <text:p>0.1348</text:p>
          </table:table-cell>
          <table:table-cell table:formula="of:=MIN([$optimize_tfidf_split0_level5.E121];[$optimize_tfidf_split1_level5.E121];[$optimize_tfidf_split2_level5.E121];[$optimize_tfidf_split3_level5.E121];[$optimize_tfidf_split4_level5.E121];[$optimize_tfidf_split5_level5.E121];[$optimize_tfidf_split6_level5.E121];[$optimize_tfidf_split7_level5.E121];[$optimize_tfidf_split8_level5.E121];[$optimize_tfidf_split9_level5.E121])" office:value-type="float" office:value="0.145" calcext:value-type="float">
            <text:p>0.145</text:p>
          </table:table-cell>
        </table:table-row>
        <table:table-row table:style-name="ro1">
          <table:table-cell table:formula="of:=MIN([$optimize_tfidf_split0_level5.A141];[$optimize_tfidf_split1_level5.A141];[$optimize_tfidf_split2_level5.A141];[$optimize_tfidf_split3_level5.A141];[$optimize_tfidf_split4_level5.A141];[$optimize_tfidf_split5_level5.A141];[$optimize_tfidf_split6_level5.A141];[$optimize_tfidf_split7_level5.A141];[$optimize_tfidf_split8_level5.A141];[$optimize_tfidf_split9_level5.A141])" office:value-type="float" office:value="7" calcext:value-type="float">
            <text:p>7</text:p>
          </table:table-cell>
          <table:table-cell table:formula="of:=MIN([$optimize_tfidf_split0_level5.B141];[$optimize_tfidf_split1_level5.B141];[$optimize_tfidf_split2_level5.B141];[$optimize_tfidf_split3_level5.B141];[$optimize_tfidf_split4_level5.B141];[$optimize_tfidf_split5_level5.B141];[$optimize_tfidf_split6_level5.B141];[$optimize_tfidf_split7_level5.B141];[$optimize_tfidf_split8_level5.B141];[$optimize_tfidf_split9_level5.B141])" office:value-type="float" office:value="0.95" calcext:value-type="float">
            <text:p>0.95</text:p>
          </table:table-cell>
          <table:table-cell table:formula="of:=MIN([$optimize_tfidf_split0_level5.C141];[$optimize_tfidf_split1_level5.C141];[$optimize_tfidf_split2_level5.C141];[$optimize_tfidf_split3_level5.C141];[$optimize_tfidf_split4_level5.C141];[$optimize_tfidf_split5_level5.C141];[$optimize_tfidf_split6_level5.C141];[$optimize_tfidf_split7_level5.C141];[$optimize_tfidf_split8_level5.C141];[$optimize_tfidf_split9_level5.C141])" office:value-type="float" office:value="0.1684" calcext:value-type="float">
            <text:p>0.1684</text:p>
          </table:table-cell>
          <table:table-cell table:formula="of:=MIN([$optimize_tfidf_split0_level5.D141];[$optimize_tfidf_split1_level5.D141];[$optimize_tfidf_split2_level5.D141];[$optimize_tfidf_split3_level5.D141];[$optimize_tfidf_split4_level5.D141];[$optimize_tfidf_split5_level5.D141];[$optimize_tfidf_split6_level5.D141];[$optimize_tfidf_split7_level5.D141];[$optimize_tfidf_split8_level5.D141];[$optimize_tfidf_split9_level5.D141])" office:value-type="float" office:value="0.1348" calcext:value-type="float">
            <text:p>0.1348</text:p>
          </table:table-cell>
          <table:table-cell table:formula="of:=MIN([$optimize_tfidf_split0_level5.E141];[$optimize_tfidf_split1_level5.E141];[$optimize_tfidf_split2_level5.E141];[$optimize_tfidf_split3_level5.E141];[$optimize_tfidf_split4_level5.E141];[$optimize_tfidf_split5_level5.E141];[$optimize_tfidf_split6_level5.E141];[$optimize_tfidf_split7_level5.E141];[$optimize_tfidf_split8_level5.E141];[$optimize_tfidf_split9_level5.E141])" office:value-type="float" office:value="0.145" calcext:value-type="float">
            <text:p>0.145</text:p>
          </table:table-cell>
        </table:table-row>
        <table:table-row table:style-name="ro1">
          <table:table-cell table:formula="of:=MIN([$optimize_tfidf_split0_level5.A161];[$optimize_tfidf_split1_level5.A161];[$optimize_tfidf_split2_level5.A161];[$optimize_tfidf_split3_level5.A161];[$optimize_tfidf_split4_level5.A161];[$optimize_tfidf_split5_level5.A161];[$optimize_tfidf_split6_level5.A161];[$optimize_tfidf_split7_level5.A161];[$optimize_tfidf_split8_level5.A161];[$optimize_tfidf_split9_level5.A161])" office:value-type="float" office:value="8" calcext:value-type="float">
            <text:p>8</text:p>
          </table:table-cell>
          <table:table-cell table:formula="of:=MIN([$optimize_tfidf_split0_level5.B161];[$optimize_tfidf_split1_level5.B161];[$optimize_tfidf_split2_level5.B161];[$optimize_tfidf_split3_level5.B161];[$optimize_tfidf_split4_level5.B161];[$optimize_tfidf_split5_level5.B161];[$optimize_tfidf_split6_level5.B161];[$optimize_tfidf_split7_level5.B161];[$optimize_tfidf_split8_level5.B161];[$optimize_tfidf_split9_level5.B161])" office:value-type="float" office:value="0.95" calcext:value-type="float">
            <text:p>0.95</text:p>
          </table:table-cell>
          <table:table-cell table:formula="of:=MIN([$optimize_tfidf_split0_level5.C161];[$optimize_tfidf_split1_level5.C161];[$optimize_tfidf_split2_level5.C161];[$optimize_tfidf_split3_level5.C161];[$optimize_tfidf_split4_level5.C161];[$optimize_tfidf_split5_level5.C161];[$optimize_tfidf_split6_level5.C161];[$optimize_tfidf_split7_level5.C161];[$optimize_tfidf_split8_level5.C161];[$optimize_tfidf_split9_level5.C161])" office:value-type="float" office:value="0.1684" calcext:value-type="float">
            <text:p>0.1684</text:p>
          </table:table-cell>
          <table:table-cell table:formula="of:=MIN([$optimize_tfidf_split0_level5.D161];[$optimize_tfidf_split1_level5.D161];[$optimize_tfidf_split2_level5.D161];[$optimize_tfidf_split3_level5.D161];[$optimize_tfidf_split4_level5.D161];[$optimize_tfidf_split5_level5.D161];[$optimize_tfidf_split6_level5.D161];[$optimize_tfidf_split7_level5.D161];[$optimize_tfidf_split8_level5.D161];[$optimize_tfidf_split9_level5.D161])" office:value-type="float" office:value="0.1348" calcext:value-type="float">
            <text:p>0.1348</text:p>
          </table:table-cell>
          <table:table-cell table:formula="of:=MIN([$optimize_tfidf_split0_level5.E161];[$optimize_tfidf_split1_level5.E161];[$optimize_tfidf_split2_level5.E161];[$optimize_tfidf_split3_level5.E161];[$optimize_tfidf_split4_level5.E161];[$optimize_tfidf_split5_level5.E161];[$optimize_tfidf_split6_level5.E161];[$optimize_tfidf_split7_level5.E161];[$optimize_tfidf_split8_level5.E161];[$optimize_tfidf_split9_level5.E161])" office:value-type="float" office:value="0.145" calcext:value-type="float">
            <text:p>0.145</text:p>
          </table:table-cell>
        </table:table-row>
        <table:table-row table:style-name="ro1">
          <table:table-cell table:formula="of:=MIN([$optimize_tfidf_split0_level5.A181];[$optimize_tfidf_split1_level5.A181];[$optimize_tfidf_split2_level5.A181];[$optimize_tfidf_split3_level5.A181];[$optimize_tfidf_split4_level5.A181];[$optimize_tfidf_split5_level5.A181];[$optimize_tfidf_split6_level5.A181];[$optimize_tfidf_split7_level5.A181];[$optimize_tfidf_split8_level5.A181];[$optimize_tfidf_split9_level5.A181])" office:value-type="float" office:value="9" calcext:value-type="float">
            <text:p>9</text:p>
          </table:table-cell>
          <table:table-cell table:formula="of:=MIN([$optimize_tfidf_split0_level5.B181];[$optimize_tfidf_split1_level5.B181];[$optimize_tfidf_split2_level5.B181];[$optimize_tfidf_split3_level5.B181];[$optimize_tfidf_split4_level5.B181];[$optimize_tfidf_split5_level5.B181];[$optimize_tfidf_split6_level5.B181];[$optimize_tfidf_split7_level5.B181];[$optimize_tfidf_split8_level5.B181];[$optimize_tfidf_split9_level5.B181])" office:value-type="float" office:value="0.95" calcext:value-type="float">
            <text:p>0.95</text:p>
          </table:table-cell>
          <table:table-cell table:formula="of:=MIN([$optimize_tfidf_split0_level5.C181];[$optimize_tfidf_split1_level5.C181];[$optimize_tfidf_split2_level5.C181];[$optimize_tfidf_split3_level5.C181];[$optimize_tfidf_split4_level5.C181];[$optimize_tfidf_split5_level5.C181];[$optimize_tfidf_split6_level5.C181];[$optimize_tfidf_split7_level5.C181];[$optimize_tfidf_split8_level5.C181];[$optimize_tfidf_split9_level5.C181])" office:value-type="float" office:value="0.1684" calcext:value-type="float">
            <text:p>0.1684</text:p>
          </table:table-cell>
          <table:table-cell table:formula="of:=MIN([$optimize_tfidf_split0_level5.D181];[$optimize_tfidf_split1_level5.D181];[$optimize_tfidf_split2_level5.D181];[$optimize_tfidf_split3_level5.D181];[$optimize_tfidf_split4_level5.D181];[$optimize_tfidf_split5_level5.D181];[$optimize_tfidf_split6_level5.D181];[$optimize_tfidf_split7_level5.D181];[$optimize_tfidf_split8_level5.D181];[$optimize_tfidf_split9_level5.D181])" office:value-type="float" office:value="0.1348" calcext:value-type="float">
            <text:p>0.1348</text:p>
          </table:table-cell>
          <table:table-cell table:formula="of:=MIN([$optimize_tfidf_split0_level5.E181];[$optimize_tfidf_split1_level5.E181];[$optimize_tfidf_split2_level5.E181];[$optimize_tfidf_split3_level5.E181];[$optimize_tfidf_split4_level5.E181];[$optimize_tfidf_split5_level5.E181];[$optimize_tfidf_split6_level5.E181];[$optimize_tfidf_split7_level5.E181];[$optimize_tfidf_split8_level5.E181];[$optimize_tfidf_split9_level5.E181])" office:value-type="float" office:value="0.145" calcext:value-type="float">
            <text:p>0.145</text:p>
          </table:table-cell>
        </table:table-row>
        <table:table-row table:style-name="ro1">
          <table:table-cell table:formula="of:=MIN([$optimize_tfidf_split0_level5.A201];[$optimize_tfidf_split1_level5.A201];[$optimize_tfidf_split2_level5.A201];[$optimize_tfidf_split3_level5.A201];[$optimize_tfidf_split4_level5.A201];[$optimize_tfidf_split5_level5.A201];[$optimize_tfidf_split6_level5.A201];[$optimize_tfidf_split7_level5.A201];[$optimize_tfidf_split8_level5.A201];[$optimize_tfidf_split9_level5.A201])" office:value-type="float" office:value="10" calcext:value-type="float">
            <text:p>10</text:p>
          </table:table-cell>
          <table:table-cell table:formula="of:=MIN([$optimize_tfidf_split0_level5.B201];[$optimize_tfidf_split1_level5.B201];[$optimize_tfidf_split2_level5.B201];[$optimize_tfidf_split3_level5.B201];[$optimize_tfidf_split4_level5.B201];[$optimize_tfidf_split5_level5.B201];[$optimize_tfidf_split6_level5.B201];[$optimize_tfidf_split7_level5.B201];[$optimize_tfidf_split8_level5.B201];[$optimize_tfidf_split9_level5.B201])" office:value-type="float" office:value="0.95" calcext:value-type="float">
            <text:p>0.95</text:p>
          </table:table-cell>
          <table:table-cell table:formula="of:=MIN([$optimize_tfidf_split0_level5.C201];[$optimize_tfidf_split1_level5.C201];[$optimize_tfidf_split2_level5.C201];[$optimize_tfidf_split3_level5.C201];[$optimize_tfidf_split4_level5.C201];[$optimize_tfidf_split5_level5.C201];[$optimize_tfidf_split6_level5.C201];[$optimize_tfidf_split7_level5.C201];[$optimize_tfidf_split8_level5.C201];[$optimize_tfidf_split9_level5.C201])" office:value-type="float" office:value="0.1684" calcext:value-type="float">
            <text:p>0.1684</text:p>
          </table:table-cell>
          <table:table-cell table:formula="of:=MIN([$optimize_tfidf_split0_level5.D201];[$optimize_tfidf_split1_level5.D201];[$optimize_tfidf_split2_level5.D201];[$optimize_tfidf_split3_level5.D201];[$optimize_tfidf_split4_level5.D201];[$optimize_tfidf_split5_level5.D201];[$optimize_tfidf_split6_level5.D201];[$optimize_tfidf_split7_level5.D201];[$optimize_tfidf_split8_level5.D201];[$optimize_tfidf_split9_level5.D201])" office:value-type="float" office:value="0.1348" calcext:value-type="float">
            <text:p>0.1348</text:p>
          </table:table-cell>
          <table:table-cell table:formula="of:=MIN([$optimize_tfidf_split0_level5.E201];[$optimize_tfidf_split1_level5.E201];[$optimize_tfidf_split2_level5.E201];[$optimize_tfidf_split3_level5.E201];[$optimize_tfidf_split4_level5.E201];[$optimize_tfidf_split5_level5.E201];[$optimize_tfidf_split6_level5.E201];[$optimize_tfidf_split7_level5.E201];[$optimize_tfidf_split8_level5.E201];[$optimize_tfidf_split9_level5.E201])" office:value-type="float" office:value="0.145" calcext:value-type="float">
            <text:p>0.145</text:p>
          </table:table-cell>
        </table:table-row>
        <table:table-row table:style-name="ro1">
          <table:table-cell table:formula="of:=MIN([$optimize_tfidf_split0_level5.A221];[$optimize_tfidf_split1_level5.A221];[$optimize_tfidf_split2_level5.A221];[$optimize_tfidf_split3_level5.A221];[$optimize_tfidf_split4_level5.A221];[$optimize_tfidf_split5_level5.A221];[$optimize_tfidf_split6_level5.A221];[$optimize_tfidf_split7_level5.A221];[$optimize_tfidf_split8_level5.A221];[$optimize_tfidf_split9_level5.A221])" office:value-type="float" office:value="11" calcext:value-type="float">
            <text:p>11</text:p>
          </table:table-cell>
          <table:table-cell table:formula="of:=MIN([$optimize_tfidf_split0_level5.B221];[$optimize_tfidf_split1_level5.B221];[$optimize_tfidf_split2_level5.B221];[$optimize_tfidf_split3_level5.B221];[$optimize_tfidf_split4_level5.B221];[$optimize_tfidf_split5_level5.B221];[$optimize_tfidf_split6_level5.B221];[$optimize_tfidf_split7_level5.B221];[$optimize_tfidf_split8_level5.B221];[$optimize_tfidf_split9_level5.B221])" office:value-type="float" office:value="0.95" calcext:value-type="float">
            <text:p>0.95</text:p>
          </table:table-cell>
          <table:table-cell table:formula="of:=MIN([$optimize_tfidf_split0_level5.C221];[$optimize_tfidf_split1_level5.C221];[$optimize_tfidf_split2_level5.C221];[$optimize_tfidf_split3_level5.C221];[$optimize_tfidf_split4_level5.C221];[$optimize_tfidf_split5_level5.C221];[$optimize_tfidf_split6_level5.C221];[$optimize_tfidf_split7_level5.C221];[$optimize_tfidf_split8_level5.C221];[$optimize_tfidf_split9_level5.C221])" office:value-type="float" office:value="0.1684" calcext:value-type="float">
            <text:p>0.1684</text:p>
          </table:table-cell>
          <table:table-cell table:formula="of:=MIN([$optimize_tfidf_split0_level5.D221];[$optimize_tfidf_split1_level5.D221];[$optimize_tfidf_split2_level5.D221];[$optimize_tfidf_split3_level5.D221];[$optimize_tfidf_split4_level5.D221];[$optimize_tfidf_split5_level5.D221];[$optimize_tfidf_split6_level5.D221];[$optimize_tfidf_split7_level5.D221];[$optimize_tfidf_split8_level5.D221];[$optimize_tfidf_split9_level5.D221])" office:value-type="float" office:value="0.1348" calcext:value-type="float">
            <text:p>0.1348</text:p>
          </table:table-cell>
          <table:table-cell table:formula="of:=MIN([$optimize_tfidf_split0_level5.E221];[$optimize_tfidf_split1_level5.E221];[$optimize_tfidf_split2_level5.E221];[$optimize_tfidf_split3_level5.E221];[$optimize_tfidf_split4_level5.E221];[$optimize_tfidf_split5_level5.E221];[$optimize_tfidf_split6_level5.E221];[$optimize_tfidf_split7_level5.E221];[$optimize_tfidf_split8_level5.E221];[$optimize_tfidf_split9_level5.E221])" office:value-type="float" office:value="0.145" calcext:value-type="float">
            <text:p>0.145</text:p>
          </table:table-cell>
        </table:table-row>
        <table:table-row table:style-name="ro1">
          <table:table-cell table:formula="of:=MIN([$optimize_tfidf_split0_level5.A241];[$optimize_tfidf_split1_level5.A241];[$optimize_tfidf_split2_level5.A241];[$optimize_tfidf_split3_level5.A241];[$optimize_tfidf_split4_level5.A241];[$optimize_tfidf_split5_level5.A241];[$optimize_tfidf_split6_level5.A241];[$optimize_tfidf_split7_level5.A241];[$optimize_tfidf_split8_level5.A241];[$optimize_tfidf_split9_level5.A241])" office:value-type="float" office:value="12" calcext:value-type="float">
            <text:p>12</text:p>
          </table:table-cell>
          <table:table-cell table:formula="of:=MIN([$optimize_tfidf_split0_level5.B241];[$optimize_tfidf_split1_level5.B241];[$optimize_tfidf_split2_level5.B241];[$optimize_tfidf_split3_level5.B241];[$optimize_tfidf_split4_level5.B241];[$optimize_tfidf_split5_level5.B241];[$optimize_tfidf_split6_level5.B241];[$optimize_tfidf_split7_level5.B241];[$optimize_tfidf_split8_level5.B241];[$optimize_tfidf_split9_level5.B241])" office:value-type="float" office:value="0.95" calcext:value-type="float">
            <text:p>0.95</text:p>
          </table:table-cell>
          <table:table-cell table:formula="of:=MIN([$optimize_tfidf_split0_level5.C241];[$optimize_tfidf_split1_level5.C241];[$optimize_tfidf_split2_level5.C241];[$optimize_tfidf_split3_level5.C241];[$optimize_tfidf_split4_level5.C241];[$optimize_tfidf_split5_level5.C241];[$optimize_tfidf_split6_level5.C241];[$optimize_tfidf_split7_level5.C241];[$optimize_tfidf_split8_level5.C241];[$optimize_tfidf_split9_level5.C241])" office:value-type="float" office:value="0.1684" calcext:value-type="float">
            <text:p>0.1684</text:p>
          </table:table-cell>
          <table:table-cell table:formula="of:=MIN([$optimize_tfidf_split0_level5.D241];[$optimize_tfidf_split1_level5.D241];[$optimize_tfidf_split2_level5.D241];[$optimize_tfidf_split3_level5.D241];[$optimize_tfidf_split4_level5.D241];[$optimize_tfidf_split5_level5.D241];[$optimize_tfidf_split6_level5.D241];[$optimize_tfidf_split7_level5.D241];[$optimize_tfidf_split8_level5.D241];[$optimize_tfidf_split9_level5.D241])" office:value-type="float" office:value="0.1348" calcext:value-type="float">
            <text:p>0.1348</text:p>
          </table:table-cell>
          <table:table-cell table:formula="of:=MIN([$optimize_tfidf_split0_level5.E241];[$optimize_tfidf_split1_level5.E241];[$optimize_tfidf_split2_level5.E241];[$optimize_tfidf_split3_level5.E241];[$optimize_tfidf_split4_level5.E241];[$optimize_tfidf_split5_level5.E241];[$optimize_tfidf_split6_level5.E241];[$optimize_tfidf_split7_level5.E241];[$optimize_tfidf_split8_level5.E241];[$optimize_tfidf_split9_level5.E241])" office:value-type="float" office:value="0.145" calcext:value-type="float">
            <text:p>0.145</text:p>
          </table:table-cell>
        </table:table-row>
        <table:table-row table:style-name="ro1">
          <table:table-cell table:formula="of:=MIN([$optimize_tfidf_split0_level5.A261];[$optimize_tfidf_split1_level5.A261];[$optimize_tfidf_split2_level5.A261];[$optimize_tfidf_split3_level5.A261];[$optimize_tfidf_split4_level5.A261];[$optimize_tfidf_split5_level5.A261];[$optimize_tfidf_split6_level5.A261];[$optimize_tfidf_split7_level5.A261];[$optimize_tfidf_split8_level5.A261];[$optimize_tfidf_split9_level5.A261])" office:value-type="float" office:value="13" calcext:value-type="float">
            <text:p>13</text:p>
          </table:table-cell>
          <table:table-cell table:formula="of:=MIN([$optimize_tfidf_split0_level5.B261];[$optimize_tfidf_split1_level5.B261];[$optimize_tfidf_split2_level5.B261];[$optimize_tfidf_split3_level5.B261];[$optimize_tfidf_split4_level5.B261];[$optimize_tfidf_split5_level5.B261];[$optimize_tfidf_split6_level5.B261];[$optimize_tfidf_split7_level5.B261];[$optimize_tfidf_split8_level5.B261];[$optimize_tfidf_split9_level5.B261])" office:value-type="float" office:value="0.95" calcext:value-type="float">
            <text:p>0.95</text:p>
          </table:table-cell>
          <table:table-cell table:formula="of:=MIN([$optimize_tfidf_split0_level5.C261];[$optimize_tfidf_split1_level5.C261];[$optimize_tfidf_split2_level5.C261];[$optimize_tfidf_split3_level5.C261];[$optimize_tfidf_split4_level5.C261];[$optimize_tfidf_split5_level5.C261];[$optimize_tfidf_split6_level5.C261];[$optimize_tfidf_split7_level5.C261];[$optimize_tfidf_split8_level5.C261];[$optimize_tfidf_split9_level5.C261])" office:value-type="float" office:value="0.1684" calcext:value-type="float">
            <text:p>0.1684</text:p>
          </table:table-cell>
          <table:table-cell table:formula="of:=MIN([$optimize_tfidf_split0_level5.D261];[$optimize_tfidf_split1_level5.D261];[$optimize_tfidf_split2_level5.D261];[$optimize_tfidf_split3_level5.D261];[$optimize_tfidf_split4_level5.D261];[$optimize_tfidf_split5_level5.D261];[$optimize_tfidf_split6_level5.D261];[$optimize_tfidf_split7_level5.D261];[$optimize_tfidf_split8_level5.D261];[$optimize_tfidf_split9_level5.D261])" office:value-type="float" office:value="0.1348" calcext:value-type="float">
            <text:p>0.1348</text:p>
          </table:table-cell>
          <table:table-cell table:formula="of:=MIN([$optimize_tfidf_split0_level5.E261];[$optimize_tfidf_split1_level5.E261];[$optimize_tfidf_split2_level5.E261];[$optimize_tfidf_split3_level5.E261];[$optimize_tfidf_split4_level5.E261];[$optimize_tfidf_split5_level5.E261];[$optimize_tfidf_split6_level5.E261];[$optimize_tfidf_split7_level5.E261];[$optimize_tfidf_split8_level5.E261];[$optimize_tfidf_split9_level5.E261])" office:value-type="float" office:value="0.145" calcext:value-type="float">
            <text:p>0.145</text:p>
          </table:table-cell>
        </table:table-row>
        <table:table-row table:style-name="ro1">
          <table:table-cell table:formula="of:=MIN([$optimize_tfidf_split0_level5.A281];[$optimize_tfidf_split1_level5.A281];[$optimize_tfidf_split2_level5.A281];[$optimize_tfidf_split3_level5.A281];[$optimize_tfidf_split4_level5.A281];[$optimize_tfidf_split5_level5.A281];[$optimize_tfidf_split6_level5.A281];[$optimize_tfidf_split7_level5.A281];[$optimize_tfidf_split8_level5.A281];[$optimize_tfidf_split9_level5.A281])" office:value-type="float" office:value="14" calcext:value-type="float">
            <text:p>14</text:p>
          </table:table-cell>
          <table:table-cell table:formula="of:=MIN([$optimize_tfidf_split0_level5.B281];[$optimize_tfidf_split1_level5.B281];[$optimize_tfidf_split2_level5.B281];[$optimize_tfidf_split3_level5.B281];[$optimize_tfidf_split4_level5.B281];[$optimize_tfidf_split5_level5.B281];[$optimize_tfidf_split6_level5.B281];[$optimize_tfidf_split7_level5.B281];[$optimize_tfidf_split8_level5.B281];[$optimize_tfidf_split9_level5.B281])" office:value-type="float" office:value="0.95" calcext:value-type="float">
            <text:p>0.95</text:p>
          </table:table-cell>
          <table:table-cell table:formula="of:=MIN([$optimize_tfidf_split0_level5.C281];[$optimize_tfidf_split1_level5.C281];[$optimize_tfidf_split2_level5.C281];[$optimize_tfidf_split3_level5.C281];[$optimize_tfidf_split4_level5.C281];[$optimize_tfidf_split5_level5.C281];[$optimize_tfidf_split6_level5.C281];[$optimize_tfidf_split7_level5.C281];[$optimize_tfidf_split8_level5.C281];[$optimize_tfidf_split9_level5.C281])" office:value-type="float" office:value="0.1684" calcext:value-type="float">
            <text:p>0.1684</text:p>
          </table:table-cell>
          <table:table-cell table:formula="of:=MIN([$optimize_tfidf_split0_level5.D281];[$optimize_tfidf_split1_level5.D281];[$optimize_tfidf_split2_level5.D281];[$optimize_tfidf_split3_level5.D281];[$optimize_tfidf_split4_level5.D281];[$optimize_tfidf_split5_level5.D281];[$optimize_tfidf_split6_level5.D281];[$optimize_tfidf_split7_level5.D281];[$optimize_tfidf_split8_level5.D281];[$optimize_tfidf_split9_level5.D281])" office:value-type="float" office:value="0.1348" calcext:value-type="float">
            <text:p>0.1348</text:p>
          </table:table-cell>
          <table:table-cell table:formula="of:=MIN([$optimize_tfidf_split0_level5.E281];[$optimize_tfidf_split1_level5.E281];[$optimize_tfidf_split2_level5.E281];[$optimize_tfidf_split3_level5.E281];[$optimize_tfidf_split4_level5.E281];[$optimize_tfidf_split5_level5.E281];[$optimize_tfidf_split6_level5.E281];[$optimize_tfidf_split7_level5.E281];[$optimize_tfidf_split8_level5.E281];[$optimize_tfidf_split9_level5.E281])" office:value-type="float" office:value="0.145" calcext:value-type="float">
            <text:p>0.145</text:p>
          </table:table-cell>
        </table:table-row>
        <table:table-row table:style-name="ro1">
          <table:table-cell table:formula="of:=MIN([$optimize_tfidf_split0_level5.A301];[$optimize_tfidf_split1_level5.A301];[$optimize_tfidf_split2_level5.A301];[$optimize_tfidf_split3_level5.A301];[$optimize_tfidf_split4_level5.A301];[$optimize_tfidf_split5_level5.A301];[$optimize_tfidf_split6_level5.A301];[$optimize_tfidf_split7_level5.A301];[$optimize_tfidf_split8_level5.A301];[$optimize_tfidf_split9_level5.A301])" office:value-type="float" office:value="15" calcext:value-type="float">
            <text:p>15</text:p>
          </table:table-cell>
          <table:table-cell table:formula="of:=MIN([$optimize_tfidf_split0_level5.B301];[$optimize_tfidf_split1_level5.B301];[$optimize_tfidf_split2_level5.B301];[$optimize_tfidf_split3_level5.B301];[$optimize_tfidf_split4_level5.B301];[$optimize_tfidf_split5_level5.B301];[$optimize_tfidf_split6_level5.B301];[$optimize_tfidf_split7_level5.B301];[$optimize_tfidf_split8_level5.B301];[$optimize_tfidf_split9_level5.B301])" office:value-type="float" office:value="0.95" calcext:value-type="float">
            <text:p>0.95</text:p>
          </table:table-cell>
          <table:table-cell table:formula="of:=MIN([$optimize_tfidf_split0_level5.C301];[$optimize_tfidf_split1_level5.C301];[$optimize_tfidf_split2_level5.C301];[$optimize_tfidf_split3_level5.C301];[$optimize_tfidf_split4_level5.C301];[$optimize_tfidf_split5_level5.C301];[$optimize_tfidf_split6_level5.C301];[$optimize_tfidf_split7_level5.C301];[$optimize_tfidf_split8_level5.C301];[$optimize_tfidf_split9_level5.C301])" office:value-type="float" office:value="0.1684" calcext:value-type="float">
            <text:p>0.1684</text:p>
          </table:table-cell>
          <table:table-cell table:formula="of:=MIN([$optimize_tfidf_split0_level5.D301];[$optimize_tfidf_split1_level5.D301];[$optimize_tfidf_split2_level5.D301];[$optimize_tfidf_split3_level5.D301];[$optimize_tfidf_split4_level5.D301];[$optimize_tfidf_split5_level5.D301];[$optimize_tfidf_split6_level5.D301];[$optimize_tfidf_split7_level5.D301];[$optimize_tfidf_split8_level5.D301];[$optimize_tfidf_split9_level5.D301])" office:value-type="float" office:value="0.1348" calcext:value-type="float">
            <text:p>0.1348</text:p>
          </table:table-cell>
          <table:table-cell table:formula="of:=MIN([$optimize_tfidf_split0_level5.E301];[$optimize_tfidf_split1_level5.E301];[$optimize_tfidf_split2_level5.E301];[$optimize_tfidf_split3_level5.E301];[$optimize_tfidf_split4_level5.E301];[$optimize_tfidf_split5_level5.E301];[$optimize_tfidf_split6_level5.E301];[$optimize_tfidf_split7_level5.E301];[$optimize_tfidf_split8_level5.E301];[$optimize_tfidf_split9_level5.E301])" office:value-type="float" office:value="0.145" calcext:value-type="float">
            <text:p>0.145</text:p>
          </table:table-cell>
        </table:table-row>
        <table:table-row table:style-name="ro1">
          <table:table-cell table:formula="of:=MIN([$optimize_tfidf_split0_level5.A61];[$optimize_tfidf_split1_level5.A61];[$optimize_tfidf_split2_level5.A61];[$optimize_tfidf_split3_level5.A61];[$optimize_tfidf_split4_level5.A61];[$optimize_tfidf_split5_level5.A61];[$optimize_tfidf_split6_level5.A61];[$optimize_tfidf_split7_level5.A61];[$optimize_tfidf_split8_level5.A61];[$optimize_tfidf_split9_level5.A61])" office:value-type="float" office:value="3" calcext:value-type="float">
            <text:p>3</text:p>
          </table:table-cell>
          <table:table-cell table:formula="of:=MIN([$optimize_tfidf_split0_level5.B61];[$optimize_tfidf_split1_level5.B61];[$optimize_tfidf_split2_level5.B61];[$optimize_tfidf_split3_level5.B61];[$optimize_tfidf_split4_level5.B61];[$optimize_tfidf_split5_level5.B61];[$optimize_tfidf_split6_level5.B61];[$optimize_tfidf_split7_level5.B61];[$optimize_tfidf_split8_level5.B61];[$optimize_tfidf_split9_level5.B61])" office:value-type="float" office:value="0.95" calcext:value-type="float">
            <text:p>0.95</text:p>
          </table:table-cell>
          <table:table-cell table:formula="of:=MIN([$optimize_tfidf_split0_level5.C61];[$optimize_tfidf_split1_level5.C61];[$optimize_tfidf_split2_level5.C61];[$optimize_tfidf_split3_level5.C61];[$optimize_tfidf_split4_level5.C61];[$optimize_tfidf_split5_level5.C61];[$optimize_tfidf_split6_level5.C61];[$optimize_tfidf_split7_level5.C61];[$optimize_tfidf_split8_level5.C61];[$optimize_tfidf_split9_level5.C61])" office:value-type="float" office:value="0.1684" calcext:value-type="float">
            <text:p>0.1684</text:p>
          </table:table-cell>
          <table:table-cell table:formula="of:=MIN([$optimize_tfidf_split0_level5.D61];[$optimize_tfidf_split1_level5.D61];[$optimize_tfidf_split2_level5.D61];[$optimize_tfidf_split3_level5.D61];[$optimize_tfidf_split4_level5.D61];[$optimize_tfidf_split5_level5.D61];[$optimize_tfidf_split6_level5.D61];[$optimize_tfidf_split7_level5.D61];[$optimize_tfidf_split8_level5.D61];[$optimize_tfidf_split9_level5.D61])" office:value-type="float" office:value="0.1338" calcext:value-type="float">
            <text:p>0.1338</text:p>
          </table:table-cell>
          <table:table-cell table:formula="of:=MIN([$optimize_tfidf_split0_level5.E61];[$optimize_tfidf_split1_level5.E61];[$optimize_tfidf_split2_level5.E61];[$optimize_tfidf_split3_level5.E61];[$optimize_tfidf_split4_level5.E61];[$optimize_tfidf_split5_level5.E61];[$optimize_tfidf_split6_level5.E61];[$optimize_tfidf_split7_level5.E61];[$optimize_tfidf_split8_level5.E61];[$optimize_tfidf_split9_level5.E61])" office:value-type="float" office:value="0.1443" calcext:value-type="float">
            <text:p>0.1443</text:p>
          </table:table-cell>
        </table:table-row>
        <table:table-row table:style-name="ro1">
          <table:table-cell table:formula="of:=MIN([$optimize_tfidf_split0_level5.A41];[$optimize_tfidf_split1_level5.A41];[$optimize_tfidf_split2_level5.A41];[$optimize_tfidf_split3_level5.A41];[$optimize_tfidf_split4_level5.A41];[$optimize_tfidf_split5_level5.A41];[$optimize_tfidf_split6_level5.A41];[$optimize_tfidf_split7_level5.A41];[$optimize_tfidf_split8_level5.A41];[$optimize_tfidf_split9_level5.A41])" office:value-type="float" office:value="2" calcext:value-type="float">
            <text:p>2</text:p>
          </table:table-cell>
          <table:table-cell table:formula="of:=MIN([$optimize_tfidf_split0_level5.B41];[$optimize_tfidf_split1_level5.B41];[$optimize_tfidf_split2_level5.B41];[$optimize_tfidf_split3_level5.B41];[$optimize_tfidf_split4_level5.B41];[$optimize_tfidf_split5_level5.B41];[$optimize_tfidf_split6_level5.B41];[$optimize_tfidf_split7_level5.B41];[$optimize_tfidf_split8_level5.B41];[$optimize_tfidf_split9_level5.B41])" office:value-type="float" office:value="0.95" calcext:value-type="float">
            <text:p>0.95</text:p>
          </table:table-cell>
          <table:table-cell table:formula="of:=MIN([$optimize_tfidf_split0_level5.C41];[$optimize_tfidf_split1_level5.C41];[$optimize_tfidf_split2_level5.C41];[$optimize_tfidf_split3_level5.C41];[$optimize_tfidf_split4_level5.C41];[$optimize_tfidf_split5_level5.C41];[$optimize_tfidf_split6_level5.C41];[$optimize_tfidf_split7_level5.C41];[$optimize_tfidf_split8_level5.C41];[$optimize_tfidf_split9_level5.C41])" office:value-type="float" office:value="0.1684" calcext:value-type="float">
            <text:p>0.1684</text:p>
          </table:table-cell>
          <table:table-cell table:formula="of:=MIN([$optimize_tfidf_split0_level5.D41];[$optimize_tfidf_split1_level5.D41];[$optimize_tfidf_split2_level5.D41];[$optimize_tfidf_split3_level5.D41];[$optimize_tfidf_split4_level5.D41];[$optimize_tfidf_split5_level5.D41];[$optimize_tfidf_split6_level5.D41];[$optimize_tfidf_split7_level5.D41];[$optimize_tfidf_split8_level5.D41];[$optimize_tfidf_split9_level5.D41])" office:value-type="float" office:value="0.1308" calcext:value-type="float">
            <text:p>0.1308</text:p>
          </table:table-cell>
          <table:table-cell table:formula="of:=MIN([$optimize_tfidf_split0_level5.E41];[$optimize_tfidf_split1_level5.E41];[$optimize_tfidf_split2_level5.E41];[$optimize_tfidf_split3_level5.E41];[$optimize_tfidf_split4_level5.E41];[$optimize_tfidf_split5_level5.E41];[$optimize_tfidf_split6_level5.E41];[$optimize_tfidf_split7_level5.E41];[$optimize_tfidf_split8_level5.E41];[$optimize_tfidf_split9_level5.E41])" office:value-type="float" office:value="0.1417" calcext:value-type="float">
            <text:p>0.1417</text:p>
          </table:table-cell>
        </table:table-row>
        <table:table-row table:style-name="ro1">
          <table:table-cell table:formula="of:=MIN([$optimize_tfidf_split0_level5.A21];[$optimize_tfidf_split1_level5.A21];[$optimize_tfidf_split2_level5.A21];[$optimize_tfidf_split3_level5.A21];[$optimize_tfidf_split4_level5.A21];[$optimize_tfidf_split5_level5.A21];[$optimize_tfidf_split6_level5.A21];[$optimize_tfidf_split7_level5.A21];[$optimize_tfidf_split8_level5.A21];[$optimize_tfidf_split9_level5.A21])" office:value-type="float" office:value="1" calcext:value-type="float">
            <text:p>1</text:p>
          </table:table-cell>
          <table:table-cell table:formula="of:=MIN([$optimize_tfidf_split0_level5.B21];[$optimize_tfidf_split1_level5.B21];[$optimize_tfidf_split2_level5.B21];[$optimize_tfidf_split3_level5.B21];[$optimize_tfidf_split4_level5.B21];[$optimize_tfidf_split5_level5.B21];[$optimize_tfidf_split6_level5.B21];[$optimize_tfidf_split7_level5.B21];[$optimize_tfidf_split8_level5.B21];[$optimize_tfidf_split9_level5.B21])" office:value-type="float" office:value="0.95" calcext:value-type="float">
            <text:p>0.95</text:p>
          </table:table-cell>
          <table:table-cell table:formula="of:=MIN([$optimize_tfidf_split0_level5.C21];[$optimize_tfidf_split1_level5.C21];[$optimize_tfidf_split2_level5.C21];[$optimize_tfidf_split3_level5.C21];[$optimize_tfidf_split4_level5.C21];[$optimize_tfidf_split5_level5.C21];[$optimize_tfidf_split6_level5.C21];[$optimize_tfidf_split7_level5.C21];[$optimize_tfidf_split8_level5.C21];[$optimize_tfidf_split9_level5.C21])" office:value-type="float" office:value="0.1684" calcext:value-type="float">
            <text:p>0.1684</text:p>
          </table:table-cell>
          <table:table-cell table:formula="of:=MIN([$optimize_tfidf_split0_level5.D21];[$optimize_tfidf_split1_level5.D21];[$optimize_tfidf_split2_level5.D21];[$optimize_tfidf_split3_level5.D21];[$optimize_tfidf_split4_level5.D21];[$optimize_tfidf_split5_level5.D21];[$optimize_tfidf_split6_level5.D21];[$optimize_tfidf_split7_level5.D21];[$optimize_tfidf_split8_level5.D21];[$optimize_tfidf_split9_level5.D21])" office:value-type="float" office:value="0.1181" calcext:value-type="float">
            <text:p>0.1181</text:p>
          </table:table-cell>
          <table:table-cell table:formula="of:=MIN([$optimize_tfidf_split0_level5.E21];[$optimize_tfidf_split1_level5.E21];[$optimize_tfidf_split2_level5.E21];[$optimize_tfidf_split3_level5.E21];[$optimize_tfidf_split4_level5.E21];[$optimize_tfidf_split5_level5.E21];[$optimize_tfidf_split6_level5.E21];[$optimize_tfidf_split7_level5.E21];[$optimize_tfidf_split8_level5.E21];[$optimize_tfidf_split9_level5.E21])" office:value-type="float" office:value="0.1307" calcext:value-type="float">
            <text:p>0.1307</text:p>
          </table:table-cell>
        </table:table-row>
        <table:table-row table:style-name="ro1" table:number-rows-repeated="1048274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mins.C1:mins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mins.D1:mins.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mins.E2:mins.E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mins.E1:mins.E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optimize_tfidf_split0_level5" table:style-name="ta1">
        <table:table-source xlink:type="simple" xlink:href="../optimize_tfidf_split0_level5.out" table:table-name="optimize_tfidf_split0_level5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03" calcext:value-type="float">
            <text:p>0.6403</text:p>
          </table:table-cell>
          <table:table-cell office:value-type="float" office:value="0.4603" calcext:value-type="float">
            <text:p>0.4603</text:p>
          </table:table-cell>
          <table:table-cell office:value-type="float" office:value="0.4995" calcext:value-type="float">
            <text:p>0.49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6403" calcext:value-type="float">
            <text:p>0.6403</text:p>
          </table:table-cell>
          <table:table-cell office:value-type="float" office:value="0.4603" calcext:value-type="float">
            <text:p>0.4603</text:p>
          </table:table-cell>
          <table:table-cell office:value-type="float" office:value="0.4995" calcext:value-type="float">
            <text:p>0.49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403" calcext:value-type="float">
            <text:p>0.6403</text:p>
          </table:table-cell>
          <table:table-cell office:value-type="float" office:value="0.4603" calcext:value-type="float">
            <text:p>0.4603</text:p>
          </table:table-cell>
          <table:table-cell office:value-type="float" office:value="0.4995" calcext:value-type="float">
            <text:p>0.49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403" calcext:value-type="float">
            <text:p>0.6403</text:p>
          </table:table-cell>
          <table:table-cell office:value-type="float" office:value="0.4603" calcext:value-type="float">
            <text:p>0.4603</text:p>
          </table:table-cell>
          <table:table-cell office:value-type="float" office:value="0.4995" calcext:value-type="float">
            <text:p>0.49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378" calcext:value-type="float">
            <text:p>0.6378</text:p>
          </table:table-cell>
          <table:table-cell office:value-type="float" office:value="0.4577" calcext:value-type="float">
            <text:p>0.4577</text:p>
          </table:table-cell>
          <table:table-cell office:value-type="float" office:value="0.4969" calcext:value-type="float">
            <text:p>0.49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6378" calcext:value-type="float">
            <text:p>0.6378</text:p>
          </table:table-cell>
          <table:table-cell office:value-type="float" office:value="0.4577" calcext:value-type="float">
            <text:p>0.4577</text:p>
          </table:table-cell>
          <table:table-cell office:value-type="float" office:value="0.4969" calcext:value-type="float">
            <text:p>0.49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6378" calcext:value-type="float">
            <text:p>0.6378</text:p>
          </table:table-cell>
          <table:table-cell office:value-type="float" office:value="0.4577" calcext:value-type="float">
            <text:p>0.4577</text:p>
          </table:table-cell>
          <table:table-cell office:value-type="float" office:value="0.4969" calcext:value-type="float">
            <text:p>0.49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6352" calcext:value-type="float">
            <text:p>0.6352</text:p>
          </table:table-cell>
          <table:table-cell office:value-type="float" office:value="0.4552" calcext:value-type="float">
            <text:p>0.4552</text:p>
          </table:table-cell>
          <table:table-cell office:value-type="float" office:value="0.4944" calcext:value-type="float">
            <text:p>0.49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327" calcext:value-type="float">
            <text:p>0.6327</text:p>
          </table:table-cell>
          <table:table-cell office:value-type="float" office:value="0.4526" calcext:value-type="float">
            <text:p>0.4526</text:p>
          </table:table-cell>
          <table:table-cell office:value-type="float" office:value="0.4918" calcext:value-type="float">
            <text:p>0.49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4832" calcext:value-type="float">
            <text:p>0.48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046" calcext:value-type="float">
            <text:p>0.6046</text:p>
          </table:table-cell>
          <table:table-cell office:value-type="float" office:value="0.4278" calcext:value-type="float">
            <text:p>0.4278</text:p>
          </table:table-cell>
          <table:table-cell office:value-type="float" office:value="0.4661" calcext:value-type="float">
            <text:p>0.46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4074" calcext:value-type="float">
            <text:p>0.4074</text:p>
          </table:table-cell>
          <table:table-cell office:value-type="float" office:value="0.4457" calcext:value-type="float">
            <text:p>0.44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394" calcext:value-type="float">
            <text:p>0.394</text:p>
          </table:table-cell>
          <table:table-cell office:value-type="float" office:value="0.432" calcext:value-type="float">
            <text:p>0.4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4048" calcext:value-type="float">
            <text:p>0.40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102" calcext:value-type="float">
            <text:p>0.5102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4388" calcext:value-type="float">
            <text:p>0.4388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3209" calcext:value-type="float">
            <text:p>0.32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4056" calcext:value-type="float">
            <text:p>0.4056</text:p>
          </table:table-cell>
          <table:table-cell office:value-type="float" office:value="0.2617" calcext:value-type="float">
            <text:p>0.2617</text:p>
          </table:table-cell>
          <table:table-cell office:value-type="float" office:value="0.2928" calcext:value-type="float">
            <text:p>0.29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352" calcext:value-type="float">
            <text:p>0.352</text:p>
          </table:table-cell>
          <table:table-cell office:value-type="float" office:value="0.2253" calcext:value-type="float">
            <text:p>0.2253</text:p>
          </table:table-cell>
          <table:table-cell office:value-type="float" office:value="0.2522" calcext:value-type="float">
            <text:p>0.25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1893" calcext:value-type="float">
            <text:p>0.18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1482" calcext:value-type="float">
            <text:p>0.14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49" calcext:value-type="float">
            <text:p>0.449</text:p>
          </table:table-cell>
          <table:table-cell office:value-type="float" office:value="0.5514" calcext:value-type="float">
            <text:p>0.5514</text:p>
          </table:table-cell>
          <table:table-cell office:value-type="float" office:value="0.4478" calcext:value-type="float">
            <text:p>0.44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49" calcext:value-type="float">
            <text:p>0.449</text:p>
          </table:table-cell>
          <table:table-cell office:value-type="float" office:value="0.5514" calcext:value-type="float">
            <text:p>0.5514</text:p>
          </table:table-cell>
          <table:table-cell office:value-type="float" office:value="0.4478" calcext:value-type="float">
            <text:p>0.44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503" calcext:value-type="float">
            <text:p>0.4503</text:p>
          </table:table-cell>
          <table:table-cell office:value-type="float" office:value="0.5514" calcext:value-type="float">
            <text:p>0.5514</text:p>
          </table:table-cell>
          <table:table-cell office:value-type="float" office:value="0.4487" calcext:value-type="float">
            <text:p>0.44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503" calcext:value-type="float">
            <text:p>0.4503</text:p>
          </table:table-cell>
          <table:table-cell office:value-type="float" office:value="0.5514" calcext:value-type="float">
            <text:p>0.5514</text:p>
          </table:table-cell>
          <table:table-cell office:value-type="float" office:value="0.4487" calcext:value-type="float">
            <text:p>0.44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477" calcext:value-type="float">
            <text:p>0.4477</text:p>
          </table:table-cell>
          <table:table-cell office:value-type="float" office:value="0.5488" calcext:value-type="float">
            <text:p>0.5488</text:p>
          </table:table-cell>
          <table:table-cell office:value-type="float" office:value="0.4461" calcext:value-type="float">
            <text:p>0.44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477" calcext:value-type="float">
            <text:p>0.4477</text:p>
          </table:table-cell>
          <table:table-cell office:value-type="float" office:value="0.5488" calcext:value-type="float">
            <text:p>0.5488</text:p>
          </table:table-cell>
          <table:table-cell office:value-type="float" office:value="0.4461" calcext:value-type="float">
            <text:p>0.44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503" calcext:value-type="float">
            <text:p>0.4503</text:p>
          </table:table-cell>
          <table:table-cell office:value-type="float" office:value="0.5488" calcext:value-type="float">
            <text:p>0.5488</text:p>
          </table:table-cell>
          <table:table-cell office:value-type="float" office:value="0.4478" calcext:value-type="float">
            <text:p>0.44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4478" calcext:value-type="float">
            <text:p>0.44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617" calcext:value-type="float">
            <text:p>0.4617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4538" calcext:value-type="float">
            <text:p>0.45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681" calcext:value-type="float">
            <text:p>0.4681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4542" calcext:value-type="float">
            <text:p>0.45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4643" calcext:value-type="float">
            <text:p>0.4643</text:p>
          </table:table-cell>
          <table:table-cell office:value-type="float" office:value="0.5131" calcext:value-type="float">
            <text:p>0.5131</text:p>
          </table:table-cell>
          <table:table-cell office:value-type="float" office:value="0.4444" calcext:value-type="float">
            <text:p>0.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4656" calcext:value-type="float">
            <text:p>0.4656</text:p>
          </table:table-cell>
          <table:table-cell office:value-type="float" office:value="0.4914" calcext:value-type="float">
            <text:p>0.4914</text:p>
          </table:table-cell>
          <table:table-cell office:value-type="float" office:value="0.4376" calcext:value-type="float">
            <text:p>0.43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4668" calcext:value-type="float">
            <text:p>0.4668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4308" calcext:value-type="float">
            <text:p>0.4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4643" calcext:value-type="float">
            <text:p>0.4643</text:p>
          </table:table-cell>
          <table:table-cell office:value-type="float" office:value="0.4379" calcext:value-type="float">
            <text:p>0.4379</text:p>
          </table:table-cell>
          <table:table-cell office:value-type="float" office:value="0.419" calcext:value-type="float">
            <text:p>0.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4554" calcext:value-type="float">
            <text:p>0.4554</text:p>
          </table:table-cell>
          <table:table-cell office:value-type="float" office:value="0.4056" calcext:value-type="float">
            <text:p>0.405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4005" calcext:value-type="float">
            <text:p>0.4005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3814" calcext:value-type="float">
            <text:p>0.3814</text:p>
          </table:table-cell>
          <table:table-cell office:value-type="float" office:value="0.311" calcext:value-type="float">
            <text:p>0.311</text:p>
          </table:table-cell>
          <table:table-cell office:value-type="float" office:value="0.3224" calcext:value-type="float">
            <text:p>0.3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2639" calcext:value-type="float">
            <text:p>0.2639</text:p>
          </table:table-cell>
          <table:table-cell office:value-type="float" office:value="0.2856" calcext:value-type="float">
            <text:p>0.28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1598" calcext:value-type="float">
            <text:p>0.15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588" calcext:value-type="float">
            <text:p>0.3588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4016" calcext:value-type="float">
            <text:p>0.40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588" calcext:value-type="float">
            <text:p>0.3588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4016" calcext:value-type="float">
            <text:p>0.40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605" calcext:value-type="float">
            <text:p>0.360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4029" calcext:value-type="float">
            <text:p>0.40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605" calcext:value-type="float">
            <text:p>0.360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4029" calcext:value-type="float">
            <text:p>0.40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58" calcext:value-type="float">
            <text:p>0.358</text:p>
          </table:table-cell>
          <table:table-cell office:value-type="float" office:value="0.5991" calcext:value-type="float">
            <text:p>0.5991</text:p>
          </table:table-cell>
          <table:table-cell office:value-type="float" office:value="0.4003" calcext:value-type="float">
            <text:p>0.40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58" calcext:value-type="float">
            <text:p>0.358</text:p>
          </table:table-cell>
          <table:table-cell office:value-type="float" office:value="0.5991" calcext:value-type="float">
            <text:p>0.5991</text:p>
          </table:table-cell>
          <table:table-cell office:value-type="float" office:value="0.4003" calcext:value-type="float">
            <text:p>0.40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618" calcext:value-type="float">
            <text:p>0.3618</text:p>
          </table:table-cell>
          <table:table-cell office:value-type="float" office:value="0.5991" calcext:value-type="float">
            <text:p>0.5991</text:p>
          </table:table-cell>
          <table:table-cell office:value-type="float" office:value="0.4033" calcext:value-type="float">
            <text:p>0.40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656" calcext:value-type="float">
            <text:p>0.3656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4059" calcext:value-type="float">
            <text:p>0.40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788" calcext:value-type="float">
            <text:p>0.3788</text:p>
          </table:table-cell>
          <table:table-cell office:value-type="float" office:value="0.5914" calcext:value-type="float">
            <text:p>0.5914</text:p>
          </table:table-cell>
          <table:table-cell office:value-type="float" office:value="0.4144" calcext:value-type="float">
            <text:p>0.41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5793" calcext:value-type="float">
            <text:p>0.5793</text:p>
          </table:table-cell>
          <table:table-cell office:value-type="float" office:value="0.4215" calcext:value-type="float">
            <text:p>0.42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971" calcext:value-type="float">
            <text:p>0.3971</text:p>
          </table:table-cell>
          <table:table-cell office:value-type="float" office:value="0.5593" calcext:value-type="float">
            <text:p>0.5593</text:p>
          </table:table-cell>
          <table:table-cell office:value-type="float" office:value="0.4184" calcext:value-type="float">
            <text:p>0.41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537" calcext:value-type="float">
            <text:p>0.537</text:p>
          </table:table-cell>
          <table:table-cell office:value-type="float" office:value="0.4193" calcext:value-type="float">
            <text:p>0.41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4175" calcext:value-type="float">
            <text:p>0.41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4256" calcext:value-type="float">
            <text:p>0.4256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4145" calcext:value-type="float">
            <text:p>0.41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4303" calcext:value-type="float">
            <text:p>0.4303</text:p>
          </table:table-cell>
          <table:table-cell office:value-type="float" office:value="0.4411" calcext:value-type="float">
            <text:p>0.4411</text:p>
          </table:table-cell>
          <table:table-cell office:value-type="float" office:value="0.4054" calcext:value-type="float">
            <text:p>0.40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3839" calcext:value-type="float">
            <text:p>0.3839</text:p>
          </table:table-cell>
          <table:table-cell office:value-type="float" office:value="0.3763" calcext:value-type="float">
            <text:p>0.3763</text:p>
          </table:table-cell>
          <table:table-cell office:value-type="float" office:value="0.357" calcext:value-type="float">
            <text:p>0.3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3741" calcext:value-type="float">
            <text:p>0.3741</text:p>
          </table:table-cell>
          <table:table-cell office:value-type="float" office:value="0.3361" calcext:value-type="float">
            <text:p>0.3361</text:p>
          </table:table-cell>
          <table:table-cell office:value-type="float" office:value="0.3352" calcext:value-type="float">
            <text:p>0.33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2998" calcext:value-type="float">
            <text:p>0.29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2146" calcext:value-type="float">
            <text:p>0.21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1504" calcext:value-type="float">
            <text:p>0.1504</text:p>
          </table:table-cell>
          <table:table-cell office:value-type="float" office:value="0.1624" calcext:value-type="float">
            <text:p>0.16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991" calcext:value-type="float">
            <text:p>0.2991</text:p>
          </table:table-cell>
          <table:table-cell office:value-type="float" office:value="0.6294" calcext:value-type="float">
            <text:p>0.6294</text:p>
          </table:table-cell>
          <table:table-cell office:value-type="float" office:value="0.3604" calcext:value-type="float">
            <text:p>0.36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991" calcext:value-type="float">
            <text:p>0.2991</text:p>
          </table:table-cell>
          <table:table-cell office:value-type="float" office:value="0.6294" calcext:value-type="float">
            <text:p>0.6294</text:p>
          </table:table-cell>
          <table:table-cell office:value-type="float" office:value="0.3604" calcext:value-type="float">
            <text:p>0.36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301" calcext:value-type="float">
            <text:p>0.301</text:p>
          </table:table-cell>
          <table:table-cell office:value-type="float" office:value="0.6294" calcext:value-type="float">
            <text:p>0.6294</text:p>
          </table:table-cell>
          <table:table-cell office:value-type="float" office:value="0.3619" calcext:value-type="float">
            <text:p>0.36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301" calcext:value-type="float">
            <text:p>0.301</text:p>
          </table:table-cell>
          <table:table-cell office:value-type="float" office:value="0.6294" calcext:value-type="float">
            <text:p>0.6294</text:p>
          </table:table-cell>
          <table:table-cell office:value-type="float" office:value="0.3619" calcext:value-type="float">
            <text:p>0.36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985" calcext:value-type="float">
            <text:p>0.2985</text:p>
          </table:table-cell>
          <table:table-cell office:value-type="float" office:value="0.6268" calcext:value-type="float">
            <text:p>0.6268</text:p>
          </table:table-cell>
          <table:table-cell office:value-type="float" office:value="0.3593" calcext:value-type="float">
            <text:p>0.35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987" calcext:value-type="float">
            <text:p>0.2987</text:p>
          </table:table-cell>
          <table:table-cell office:value-type="float" office:value="0.6268" calcext:value-type="float">
            <text:p>0.6268</text:p>
          </table:table-cell>
          <table:table-cell office:value-type="float" office:value="0.3596" calcext:value-type="float">
            <text:p>0.35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3029" calcext:value-type="float">
            <text:p>0.3029</text:p>
          </table:table-cell>
          <table:table-cell office:value-type="float" office:value="0.6268" calcext:value-type="float">
            <text:p>0.6268</text:p>
          </table:table-cell>
          <table:table-cell office:value-type="float" office:value="0.3631" calcext:value-type="float">
            <text:p>0.36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3085" calcext:value-type="float">
            <text:p>0.3085</text:p>
          </table:table-cell>
          <table:table-cell office:value-type="float" office:value="0.6243" calcext:value-type="float">
            <text:p>0.6243</text:p>
          </table:table-cell>
          <table:table-cell office:value-type="float" office:value="0.3677" calcext:value-type="float">
            <text:p>0.36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3242" calcext:value-type="float">
            <text:p>0.3242</text:p>
          </table:table-cell>
          <table:table-cell office:value-type="float" office:value="0.6192" calcext:value-type="float">
            <text:p>0.6192</text:p>
          </table:table-cell>
          <table:table-cell office:value-type="float" office:value="0.3792" calcext:value-type="float">
            <text:p>0.37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3423" calcext:value-type="float">
            <text:p>0.3423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3899" calcext:value-type="float">
            <text:p>0.38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3911" calcext:value-type="float">
            <text:p>0.39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5626" calcext:value-type="float">
            <text:p>0.5626</text:p>
          </table:table-cell>
          <table:table-cell office:value-type="float" office:value="0.398" calcext:value-type="float">
            <text:p>0.3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3795" calcext:value-type="float">
            <text:p>0.3795</text:p>
          </table:table-cell>
          <table:table-cell office:value-type="float" office:value="0.527" calcext:value-type="float">
            <text:p>0.527</text:p>
          </table:table-cell>
          <table:table-cell office:value-type="float" office:value="0.4012" calcext:value-type="float">
            <text:p>0.40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3971" calcext:value-type="float">
            <text:p>0.3971</text:p>
          </table:table-cell>
          <table:table-cell office:value-type="float" office:value="0.4951" calcext:value-type="float">
            <text:p>0.4951</text:p>
          </table:table-cell>
          <table:table-cell office:value-type="float" office:value="0.4043" calcext:value-type="float">
            <text:p>0.40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4103" calcext:value-type="float">
            <text:p>0.4103</text:p>
          </table:table-cell>
          <table:table-cell office:value-type="float" office:value="0.4604" calcext:value-type="float">
            <text:p>0.4604</text:p>
          </table:table-cell>
          <table:table-cell office:value-type="float" office:value="0.4012" calcext:value-type="float">
            <text:p>0.40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3695" calcext:value-type="float">
            <text:p>0.3695</text:p>
          </table:table-cell>
          <table:table-cell office:value-type="float" office:value="0.394" calcext:value-type="float">
            <text:p>0.394</text:p>
          </table:table-cell>
          <table:table-cell office:value-type="float" office:value="0.3568" calcext:value-type="float">
            <text:p>0.35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3669" calcext:value-type="float">
            <text:p>0.3669</text:p>
          </table:table-cell>
          <table:table-cell office:value-type="float" office:value="0.3515" calcext:value-type="float">
            <text:p>0.3515</text:p>
          </table:table-cell>
          <table:table-cell office:value-type="float" office:value="0.3395" calcext:value-type="float">
            <text:p>0.33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3472" calcext:value-type="float">
            <text:p>0.3472</text:p>
          </table:table-cell>
          <table:table-cell office:value-type="float" office:value="0.2903" calcext:value-type="float">
            <text:p>0.2903</text:p>
          </table:table-cell>
          <table:table-cell office:value-type="float" office:value="0.3061" calcext:value-type="float">
            <text:p>0.30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015" calcext:value-type="float">
            <text:p>0.2015</text:p>
          </table:table-cell>
          <table:table-cell office:value-type="float" office:value="0.2174" calcext:value-type="float">
            <text:p>0.21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24" calcext:value-type="float">
            <text:p>0.32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24" calcext:value-type="float">
            <text:p>0.32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42" calcext:value-type="float">
            <text:p>0.32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42" calcext:value-type="float">
            <text:p>0.32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16" calcext:value-type="float">
            <text:p>0.32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22" calcext:value-type="float">
            <text:p>0.32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59" calcext:value-type="float">
            <text:p>0.32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824" calcext:value-type="float">
            <text:p>0.2824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598" calcext:value-type="float">
            <text:p>0.35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3135" calcext:value-type="float">
            <text:p>0.3135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3635" calcext:value-type="float">
            <text:p>0.36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3339" calcext:value-type="float">
            <text:p>0.3339</text:p>
          </table:table-cell>
          <table:table-cell office:value-type="float" office:value="0.5744" calcext:value-type="float">
            <text:p>0.5744</text:p>
          </table:table-cell>
          <table:table-cell office:value-type="float" office:value="0.3756" calcext:value-type="float">
            <text:p>0.37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3824" calcext:value-type="float">
            <text:p>0.38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5066" calcext:value-type="float">
            <text:p>0.5066</text:p>
          </table:table-cell>
          <table:table-cell office:value-type="float" office:value="0.3909" calcext:value-type="float">
            <text:p>0.39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3923" calcext:value-type="float">
            <text:p>0.3923</text:p>
          </table:table-cell>
          <table:table-cell office:value-type="float" office:value="0.4712" calcext:value-type="float">
            <text:p>0.4712</text:p>
          </table:table-cell>
          <table:table-cell office:value-type="float" office:value="0.3928" calcext:value-type="float">
            <text:p>0.39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3566" calcext:value-type="float">
            <text:p>0.3566</text:p>
          </table:table-cell>
          <table:table-cell office:value-type="float" office:value="0.3998" calcext:value-type="float">
            <text:p>0.3998</text:p>
          </table:table-cell>
          <table:table-cell office:value-type="float" office:value="0.3508" calcext:value-type="float">
            <text:p>0.35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3569" calcext:value-type="float">
            <text:p>0.3569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3091" calcext:value-type="float">
            <text:p>0.30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032" calcext:value-type="float">
            <text:p>0.2032</text:p>
          </table:table-cell>
          <table:table-cell office:value-type="float" office:value="0.2189" calcext:value-type="float">
            <text:p>0.21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24" calcext:value-type="float">
            <text:p>0.32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24" calcext:value-type="float">
            <text:p>0.32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42" calcext:value-type="float">
            <text:p>0.32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42" calcext:value-type="float">
            <text:p>0.32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16" calcext:value-type="float">
            <text:p>0.32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22" calcext:value-type="float">
            <text:p>0.32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59" calcext:value-type="float">
            <text:p>0.32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824" calcext:value-type="float">
            <text:p>0.2824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598" calcext:value-type="float">
            <text:p>0.35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3135" calcext:value-type="float">
            <text:p>0.3135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3635" calcext:value-type="float">
            <text:p>0.36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3339" calcext:value-type="float">
            <text:p>0.3339</text:p>
          </table:table-cell>
          <table:table-cell office:value-type="float" office:value="0.5744" calcext:value-type="float">
            <text:p>0.5744</text:p>
          </table:table-cell>
          <table:table-cell office:value-type="float" office:value="0.3756" calcext:value-type="float">
            <text:p>0.37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3824" calcext:value-type="float">
            <text:p>0.38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5066" calcext:value-type="float">
            <text:p>0.5066</text:p>
          </table:table-cell>
          <table:table-cell office:value-type="float" office:value="0.3909" calcext:value-type="float">
            <text:p>0.39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3923" calcext:value-type="float">
            <text:p>0.3923</text:p>
          </table:table-cell>
          <table:table-cell office:value-type="float" office:value="0.4712" calcext:value-type="float">
            <text:p>0.4712</text:p>
          </table:table-cell>
          <table:table-cell office:value-type="float" office:value="0.3928" calcext:value-type="float">
            <text:p>0.39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3566" calcext:value-type="float">
            <text:p>0.3566</text:p>
          </table:table-cell>
          <table:table-cell office:value-type="float" office:value="0.3998" calcext:value-type="float">
            <text:p>0.3998</text:p>
          </table:table-cell>
          <table:table-cell office:value-type="float" office:value="0.3508" calcext:value-type="float">
            <text:p>0.35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3569" calcext:value-type="float">
            <text:p>0.3569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3091" calcext:value-type="float">
            <text:p>0.30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032" calcext:value-type="float">
            <text:p>0.2032</text:p>
          </table:table-cell>
          <table:table-cell office:value-type="float" office:value="0.2189" calcext:value-type="float">
            <text:p>0.21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24" calcext:value-type="float">
            <text:p>0.32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24" calcext:value-type="float">
            <text:p>0.32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42" calcext:value-type="float">
            <text:p>0.32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42" calcext:value-type="float">
            <text:p>0.32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16" calcext:value-type="float">
            <text:p>0.32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22" calcext:value-type="float">
            <text:p>0.32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59" calcext:value-type="float">
            <text:p>0.32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824" calcext:value-type="float">
            <text:p>0.2824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598" calcext:value-type="float">
            <text:p>0.35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3135" calcext:value-type="float">
            <text:p>0.3135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3635" calcext:value-type="float">
            <text:p>0.36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3339" calcext:value-type="float">
            <text:p>0.3339</text:p>
          </table:table-cell>
          <table:table-cell office:value-type="float" office:value="0.5744" calcext:value-type="float">
            <text:p>0.5744</text:p>
          </table:table-cell>
          <table:table-cell office:value-type="float" office:value="0.3756" calcext:value-type="float">
            <text:p>0.37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3824" calcext:value-type="float">
            <text:p>0.38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5066" calcext:value-type="float">
            <text:p>0.5066</text:p>
          </table:table-cell>
          <table:table-cell office:value-type="float" office:value="0.3909" calcext:value-type="float">
            <text:p>0.39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3923" calcext:value-type="float">
            <text:p>0.3923</text:p>
          </table:table-cell>
          <table:table-cell office:value-type="float" office:value="0.4712" calcext:value-type="float">
            <text:p>0.4712</text:p>
          </table:table-cell>
          <table:table-cell office:value-type="float" office:value="0.3928" calcext:value-type="float">
            <text:p>0.39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3566" calcext:value-type="float">
            <text:p>0.3566</text:p>
          </table:table-cell>
          <table:table-cell office:value-type="float" office:value="0.3998" calcext:value-type="float">
            <text:p>0.3998</text:p>
          </table:table-cell>
          <table:table-cell office:value-type="float" office:value="0.3508" calcext:value-type="float">
            <text:p>0.35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3569" calcext:value-type="float">
            <text:p>0.3569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3091" calcext:value-type="float">
            <text:p>0.30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032" calcext:value-type="float">
            <text:p>0.2032</text:p>
          </table:table-cell>
          <table:table-cell office:value-type="float" office:value="0.2189" calcext:value-type="float">
            <text:p>0.21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24" calcext:value-type="float">
            <text:p>0.32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24" calcext:value-type="float">
            <text:p>0.32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42" calcext:value-type="float">
            <text:p>0.32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42" calcext:value-type="float">
            <text:p>0.32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16" calcext:value-type="float">
            <text:p>0.32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22" calcext:value-type="float">
            <text:p>0.32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59" calcext:value-type="float">
            <text:p>0.32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824" calcext:value-type="float">
            <text:p>0.2824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598" calcext:value-type="float">
            <text:p>0.35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3135" calcext:value-type="float">
            <text:p>0.3135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3635" calcext:value-type="float">
            <text:p>0.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3339" calcext:value-type="float">
            <text:p>0.3339</text:p>
          </table:table-cell>
          <table:table-cell office:value-type="float" office:value="0.5744" calcext:value-type="float">
            <text:p>0.5744</text:p>
          </table:table-cell>
          <table:table-cell office:value-type="float" office:value="0.3756" calcext:value-type="float">
            <text:p>0.37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3824" calcext:value-type="float">
            <text:p>0.38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5066" calcext:value-type="float">
            <text:p>0.5066</text:p>
          </table:table-cell>
          <table:table-cell office:value-type="float" office:value="0.3909" calcext:value-type="float">
            <text:p>0.39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3923" calcext:value-type="float">
            <text:p>0.3923</text:p>
          </table:table-cell>
          <table:table-cell office:value-type="float" office:value="0.4712" calcext:value-type="float">
            <text:p>0.4712</text:p>
          </table:table-cell>
          <table:table-cell office:value-type="float" office:value="0.3928" calcext:value-type="float">
            <text:p>0.39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3566" calcext:value-type="float">
            <text:p>0.3566</text:p>
          </table:table-cell>
          <table:table-cell office:value-type="float" office:value="0.3998" calcext:value-type="float">
            <text:p>0.3998</text:p>
          </table:table-cell>
          <table:table-cell office:value-type="float" office:value="0.3508" calcext:value-type="float">
            <text:p>0.35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3569" calcext:value-type="float">
            <text:p>0.3569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3091" calcext:value-type="float">
            <text:p>0.30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032" calcext:value-type="float">
            <text:p>0.2032</text:p>
          </table:table-cell>
          <table:table-cell office:value-type="float" office:value="0.2189" calcext:value-type="float">
            <text:p>0.21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24" calcext:value-type="float">
            <text:p>0.32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24" calcext:value-type="float">
            <text:p>0.32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42" calcext:value-type="float">
            <text:p>0.32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42" calcext:value-type="float">
            <text:p>0.32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16" calcext:value-type="float">
            <text:p>0.32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22" calcext:value-type="float">
            <text:p>0.32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59" calcext:value-type="float">
            <text:p>0.32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824" calcext:value-type="float">
            <text:p>0.2824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598" calcext:value-type="float">
            <text:p>0.35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3135" calcext:value-type="float">
            <text:p>0.3135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3635" calcext:value-type="float">
            <text:p>0.36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3339" calcext:value-type="float">
            <text:p>0.3339</text:p>
          </table:table-cell>
          <table:table-cell office:value-type="float" office:value="0.5744" calcext:value-type="float">
            <text:p>0.5744</text:p>
          </table:table-cell>
          <table:table-cell office:value-type="float" office:value="0.3756" calcext:value-type="float">
            <text:p>0.37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3824" calcext:value-type="float">
            <text:p>0.38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5066" calcext:value-type="float">
            <text:p>0.5066</text:p>
          </table:table-cell>
          <table:table-cell office:value-type="float" office:value="0.3909" calcext:value-type="float">
            <text:p>0.39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3923" calcext:value-type="float">
            <text:p>0.3923</text:p>
          </table:table-cell>
          <table:table-cell office:value-type="float" office:value="0.4712" calcext:value-type="float">
            <text:p>0.4712</text:p>
          </table:table-cell>
          <table:table-cell office:value-type="float" office:value="0.3928" calcext:value-type="float">
            <text:p>0.39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3566" calcext:value-type="float">
            <text:p>0.3566</text:p>
          </table:table-cell>
          <table:table-cell office:value-type="float" office:value="0.3998" calcext:value-type="float">
            <text:p>0.3998</text:p>
          </table:table-cell>
          <table:table-cell office:value-type="float" office:value="0.3508" calcext:value-type="float">
            <text:p>0.35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3569" calcext:value-type="float">
            <text:p>0.3569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3091" calcext:value-type="float">
            <text:p>0.30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032" calcext:value-type="float">
            <text:p>0.2032</text:p>
          </table:table-cell>
          <table:table-cell office:value-type="float" office:value="0.2189" calcext:value-type="float">
            <text:p>0.2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24" calcext:value-type="float">
            <text:p>0.32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24" calcext:value-type="float">
            <text:p>0.32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42" calcext:value-type="float">
            <text:p>0.32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42" calcext:value-type="float">
            <text:p>0.32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16" calcext:value-type="float">
            <text:p>0.32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22" calcext:value-type="float">
            <text:p>0.32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59" calcext:value-type="float">
            <text:p>0.32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824" calcext:value-type="float">
            <text:p>0.2824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598" calcext:value-type="float">
            <text:p>0.35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3135" calcext:value-type="float">
            <text:p>0.3135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3635" calcext:value-type="float">
            <text:p>0.36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3339" calcext:value-type="float">
            <text:p>0.3339</text:p>
          </table:table-cell>
          <table:table-cell office:value-type="float" office:value="0.5744" calcext:value-type="float">
            <text:p>0.5744</text:p>
          </table:table-cell>
          <table:table-cell office:value-type="float" office:value="0.3756" calcext:value-type="float">
            <text:p>0.37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3824" calcext:value-type="float">
            <text:p>0.38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5066" calcext:value-type="float">
            <text:p>0.5066</text:p>
          </table:table-cell>
          <table:table-cell office:value-type="float" office:value="0.3909" calcext:value-type="float">
            <text:p>0.39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3923" calcext:value-type="float">
            <text:p>0.3923</text:p>
          </table:table-cell>
          <table:table-cell office:value-type="float" office:value="0.4712" calcext:value-type="float">
            <text:p>0.4712</text:p>
          </table:table-cell>
          <table:table-cell office:value-type="float" office:value="0.3928" calcext:value-type="float">
            <text:p>0.39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3566" calcext:value-type="float">
            <text:p>0.3566</text:p>
          </table:table-cell>
          <table:table-cell office:value-type="float" office:value="0.3998" calcext:value-type="float">
            <text:p>0.3998</text:p>
          </table:table-cell>
          <table:table-cell office:value-type="float" office:value="0.3508" calcext:value-type="float">
            <text:p>0.35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3569" calcext:value-type="float">
            <text:p>0.3569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3091" calcext:value-type="float">
            <text:p>0.30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032" calcext:value-type="float">
            <text:p>0.2032</text:p>
          </table:table-cell>
          <table:table-cell office:value-type="float" office:value="0.2189" calcext:value-type="float">
            <text:p>0.21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24" calcext:value-type="float">
            <text:p>0.32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24" calcext:value-type="float">
            <text:p>0.32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42" calcext:value-type="float">
            <text:p>0.32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42" calcext:value-type="float">
            <text:p>0.32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16" calcext:value-type="float">
            <text:p>0.32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22" calcext:value-type="float">
            <text:p>0.32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59" calcext:value-type="float">
            <text:p>0.32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824" calcext:value-type="float">
            <text:p>0.2824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598" calcext:value-type="float">
            <text:p>0.35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3135" calcext:value-type="float">
            <text:p>0.3135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3635" calcext:value-type="float">
            <text:p>0.36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3339" calcext:value-type="float">
            <text:p>0.3339</text:p>
          </table:table-cell>
          <table:table-cell office:value-type="float" office:value="0.5744" calcext:value-type="float">
            <text:p>0.5744</text:p>
          </table:table-cell>
          <table:table-cell office:value-type="float" office:value="0.3756" calcext:value-type="float">
            <text:p>0.37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3824" calcext:value-type="float">
            <text:p>0.38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5066" calcext:value-type="float">
            <text:p>0.5066</text:p>
          </table:table-cell>
          <table:table-cell office:value-type="float" office:value="0.3909" calcext:value-type="float">
            <text:p>0.39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3923" calcext:value-type="float">
            <text:p>0.3923</text:p>
          </table:table-cell>
          <table:table-cell office:value-type="float" office:value="0.4712" calcext:value-type="float">
            <text:p>0.4712</text:p>
          </table:table-cell>
          <table:table-cell office:value-type="float" office:value="0.3928" calcext:value-type="float">
            <text:p>0.39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3566" calcext:value-type="float">
            <text:p>0.3566</text:p>
          </table:table-cell>
          <table:table-cell office:value-type="float" office:value="0.3998" calcext:value-type="float">
            <text:p>0.3998</text:p>
          </table:table-cell>
          <table:table-cell office:value-type="float" office:value="0.3508" calcext:value-type="float">
            <text:p>0.35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3569" calcext:value-type="float">
            <text:p>0.3569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3091" calcext:value-type="float">
            <text:p>0.30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032" calcext:value-type="float">
            <text:p>0.2032</text:p>
          </table:table-cell>
          <table:table-cell office:value-type="float" office:value="0.2189" calcext:value-type="float">
            <text:p>0.21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24" calcext:value-type="float">
            <text:p>0.32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24" calcext:value-type="float">
            <text:p>0.32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42" calcext:value-type="float">
            <text:p>0.32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42" calcext:value-type="float">
            <text:p>0.32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16" calcext:value-type="float">
            <text:p>0.32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22" calcext:value-type="float">
            <text:p>0.32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59" calcext:value-type="float">
            <text:p>0.32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824" calcext:value-type="float">
            <text:p>0.2824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598" calcext:value-type="float">
            <text:p>0.35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3135" calcext:value-type="float">
            <text:p>0.3135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3635" calcext:value-type="float">
            <text:p>0.36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3339" calcext:value-type="float">
            <text:p>0.3339</text:p>
          </table:table-cell>
          <table:table-cell office:value-type="float" office:value="0.5744" calcext:value-type="float">
            <text:p>0.5744</text:p>
          </table:table-cell>
          <table:table-cell office:value-type="float" office:value="0.3756" calcext:value-type="float">
            <text:p>0.37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3824" calcext:value-type="float">
            <text:p>0.38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5066" calcext:value-type="float">
            <text:p>0.5066</text:p>
          </table:table-cell>
          <table:table-cell office:value-type="float" office:value="0.3909" calcext:value-type="float">
            <text:p>0.39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3923" calcext:value-type="float">
            <text:p>0.3923</text:p>
          </table:table-cell>
          <table:table-cell office:value-type="float" office:value="0.4712" calcext:value-type="float">
            <text:p>0.4712</text:p>
          </table:table-cell>
          <table:table-cell office:value-type="float" office:value="0.3928" calcext:value-type="float">
            <text:p>0.39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3566" calcext:value-type="float">
            <text:p>0.3566</text:p>
          </table:table-cell>
          <table:table-cell office:value-type="float" office:value="0.3998" calcext:value-type="float">
            <text:p>0.3998</text:p>
          </table:table-cell>
          <table:table-cell office:value-type="float" office:value="0.3508" calcext:value-type="float">
            <text:p>0.35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3569" calcext:value-type="float">
            <text:p>0.3569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3091" calcext:value-type="float">
            <text:p>0.30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032" calcext:value-type="float">
            <text:p>0.2032</text:p>
          </table:table-cell>
          <table:table-cell office:value-type="float" office:value="0.2189" calcext:value-type="float">
            <text:p>0.21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24" calcext:value-type="float">
            <text:p>0.32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24" calcext:value-type="float">
            <text:p>0.32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42" calcext:value-type="float">
            <text:p>0.32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42" calcext:value-type="float">
            <text:p>0.32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16" calcext:value-type="float">
            <text:p>0.32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22" calcext:value-type="float">
            <text:p>0.32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59" calcext:value-type="float">
            <text:p>0.32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824" calcext:value-type="float">
            <text:p>0.2824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598" calcext:value-type="float">
            <text:p>0.35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3135" calcext:value-type="float">
            <text:p>0.3135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3635" calcext:value-type="float">
            <text:p>0.36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3339" calcext:value-type="float">
            <text:p>0.3339</text:p>
          </table:table-cell>
          <table:table-cell office:value-type="float" office:value="0.5744" calcext:value-type="float">
            <text:p>0.5744</text:p>
          </table:table-cell>
          <table:table-cell office:value-type="float" office:value="0.3756" calcext:value-type="float">
            <text:p>0.37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3824" calcext:value-type="float">
            <text:p>0.38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5066" calcext:value-type="float">
            <text:p>0.5066</text:p>
          </table:table-cell>
          <table:table-cell office:value-type="float" office:value="0.3909" calcext:value-type="float">
            <text:p>0.39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3923" calcext:value-type="float">
            <text:p>0.3923</text:p>
          </table:table-cell>
          <table:table-cell office:value-type="float" office:value="0.4712" calcext:value-type="float">
            <text:p>0.4712</text:p>
          </table:table-cell>
          <table:table-cell office:value-type="float" office:value="0.3928" calcext:value-type="float">
            <text:p>0.39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3566" calcext:value-type="float">
            <text:p>0.3566</text:p>
          </table:table-cell>
          <table:table-cell office:value-type="float" office:value="0.3998" calcext:value-type="float">
            <text:p>0.3998</text:p>
          </table:table-cell>
          <table:table-cell office:value-type="float" office:value="0.3508" calcext:value-type="float">
            <text:p>0.35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3569" calcext:value-type="float">
            <text:p>0.3569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3091" calcext:value-type="float">
            <text:p>0.30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032" calcext:value-type="float">
            <text:p>0.2032</text:p>
          </table:table-cell>
          <table:table-cell office:value-type="float" office:value="0.2189" calcext:value-type="float">
            <text:p>0.21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24" calcext:value-type="float">
            <text:p>0.32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24" calcext:value-type="float">
            <text:p>0.32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42" calcext:value-type="float">
            <text:p>0.32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42" calcext:value-type="float">
            <text:p>0.32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16" calcext:value-type="float">
            <text:p>0.32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22" calcext:value-type="float">
            <text:p>0.32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59" calcext:value-type="float">
            <text:p>0.32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824" calcext:value-type="float">
            <text:p>0.2824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598" calcext:value-type="float">
            <text:p>0.35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3135" calcext:value-type="float">
            <text:p>0.3135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3635" calcext:value-type="float">
            <text:p>0.36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3339" calcext:value-type="float">
            <text:p>0.3339</text:p>
          </table:table-cell>
          <table:table-cell office:value-type="float" office:value="0.5744" calcext:value-type="float">
            <text:p>0.5744</text:p>
          </table:table-cell>
          <table:table-cell office:value-type="float" office:value="0.3756" calcext:value-type="float">
            <text:p>0.37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3824" calcext:value-type="float">
            <text:p>0.38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5066" calcext:value-type="float">
            <text:p>0.5066</text:p>
          </table:table-cell>
          <table:table-cell office:value-type="float" office:value="0.3909" calcext:value-type="float">
            <text:p>0.39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3923" calcext:value-type="float">
            <text:p>0.3923</text:p>
          </table:table-cell>
          <table:table-cell office:value-type="float" office:value="0.4712" calcext:value-type="float">
            <text:p>0.4712</text:p>
          </table:table-cell>
          <table:table-cell office:value-type="float" office:value="0.3928" calcext:value-type="float">
            <text:p>0.39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3566" calcext:value-type="float">
            <text:p>0.3566</text:p>
          </table:table-cell>
          <table:table-cell office:value-type="float" office:value="0.3998" calcext:value-type="float">
            <text:p>0.3998</text:p>
          </table:table-cell>
          <table:table-cell office:value-type="float" office:value="0.3508" calcext:value-type="float">
            <text:p>0.35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3569" calcext:value-type="float">
            <text:p>0.3569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3091" calcext:value-type="float">
            <text:p>0.30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032" calcext:value-type="float">
            <text:p>0.2032</text:p>
          </table:table-cell>
          <table:table-cell office:value-type="float" office:value="0.2189" calcext:value-type="float">
            <text:p>0.21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24" calcext:value-type="float">
            <text:p>0.32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24" calcext:value-type="float">
            <text:p>0.32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42" calcext:value-type="float">
            <text:p>0.32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242" calcext:value-type="float">
            <text:p>0.32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16" calcext:value-type="float">
            <text:p>0.32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22" calcext:value-type="float">
            <text:p>0.32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3259" calcext:value-type="float">
            <text:p>0.32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824" calcext:value-type="float">
            <text:p>0.2824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598" calcext:value-type="float">
            <text:p>0.35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3135" calcext:value-type="float">
            <text:p>0.3135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3635" calcext:value-type="float">
            <text:p>0.36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3339" calcext:value-type="float">
            <text:p>0.3339</text:p>
          </table:table-cell>
          <table:table-cell office:value-type="float" office:value="0.5744" calcext:value-type="float">
            <text:p>0.5744</text:p>
          </table:table-cell>
          <table:table-cell office:value-type="float" office:value="0.3756" calcext:value-type="float">
            <text:p>0.37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3824" calcext:value-type="float">
            <text:p>0.38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5066" calcext:value-type="float">
            <text:p>0.5066</text:p>
          </table:table-cell>
          <table:table-cell office:value-type="float" office:value="0.3909" calcext:value-type="float">
            <text:p>0.39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3923" calcext:value-type="float">
            <text:p>0.3923</text:p>
          </table:table-cell>
          <table:table-cell office:value-type="float" office:value="0.4712" calcext:value-type="float">
            <text:p>0.4712</text:p>
          </table:table-cell>
          <table:table-cell office:value-type="float" office:value="0.3928" calcext:value-type="float">
            <text:p>0.39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3566" calcext:value-type="float">
            <text:p>0.3566</text:p>
          </table:table-cell>
          <table:table-cell office:value-type="float" office:value="0.3998" calcext:value-type="float">
            <text:p>0.3998</text:p>
          </table:table-cell>
          <table:table-cell office:value-type="float" office:value="0.3508" calcext:value-type="float">
            <text:p>0.35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3569" calcext:value-type="float">
            <text:p>0.3569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3091" calcext:value-type="float">
            <text:p>0.30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032" calcext:value-type="float">
            <text:p>0.2032</text:p>
          </table:table-cell>
          <table:table-cell office:value-type="float" office:value="0.2189" calcext:value-type="float">
            <text:p>0.21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6403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6420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4995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9116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8974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</table:table>
      <table:table table:name="optimize_tfidf_split1_level5" table:style-name="ta1">
        <table:table-source xlink:type="simple" xlink:href="../optimize_tfidf_split1_level5.out" table:table-name="optimize_tfidf_split1_level5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183" calcext:value-type="float">
            <text:p>0.6183</text:p>
          </table:table-cell>
          <table:table-cell office:value-type="float" office:value="0.4309" calcext:value-type="float">
            <text:p>0.4309</text:p>
          </table:table-cell>
          <table:table-cell office:value-type="float" office:value="0.4711" calcext:value-type="float">
            <text:p>0.47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6183" calcext:value-type="float">
            <text:p>0.6183</text:p>
          </table:table-cell>
          <table:table-cell office:value-type="float" office:value="0.4309" calcext:value-type="float">
            <text:p>0.4309</text:p>
          </table:table-cell>
          <table:table-cell office:value-type="float" office:value="0.4711" calcext:value-type="float">
            <text:p>0.47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183" calcext:value-type="float">
            <text:p>0.6183</text:p>
          </table:table-cell>
          <table:table-cell office:value-type="float" office:value="0.4309" calcext:value-type="float">
            <text:p>0.4309</text:p>
          </table:table-cell>
          <table:table-cell office:value-type="float" office:value="0.4711" calcext:value-type="float">
            <text:p>0.47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183" calcext:value-type="float">
            <text:p>0.6183</text:p>
          </table:table-cell>
          <table:table-cell office:value-type="float" office:value="0.4309" calcext:value-type="float">
            <text:p>0.4309</text:p>
          </table:table-cell>
          <table:table-cell office:value-type="float" office:value="0.4711" calcext:value-type="float">
            <text:p>0.47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183" calcext:value-type="float">
            <text:p>0.6183</text:p>
          </table:table-cell>
          <table:table-cell office:value-type="float" office:value="0.4309" calcext:value-type="float">
            <text:p>0.4309</text:p>
          </table:table-cell>
          <table:table-cell office:value-type="float" office:value="0.4711" calcext:value-type="float">
            <text:p>0.47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6156" calcext:value-type="float">
            <text:p>0.6156</text:p>
          </table:table-cell>
          <table:table-cell office:value-type="float" office:value="0.4282" calcext:value-type="float">
            <text:p>0.4282</text:p>
          </table:table-cell>
          <table:table-cell office:value-type="float" office:value="0.4684" calcext:value-type="float">
            <text:p>0.4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6156" calcext:value-type="float">
            <text:p>0.6156</text:p>
          </table:table-cell>
          <table:table-cell office:value-type="float" office:value="0.4282" calcext:value-type="float">
            <text:p>0.4282</text:p>
          </table:table-cell>
          <table:table-cell office:value-type="float" office:value="0.4684" calcext:value-type="float">
            <text:p>0.4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6129" calcext:value-type="float">
            <text:p>0.6129</text:p>
          </table:table-cell>
          <table:table-cell office:value-type="float" office:value="0.4255" calcext:value-type="float">
            <text:p>0.4255</text:p>
          </table:table-cell>
          <table:table-cell office:value-type="float" office:value="0.4658" calcext:value-type="float">
            <text:p>0.46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129" calcext:value-type="float">
            <text:p>0.6129</text:p>
          </table:table-cell>
          <table:table-cell office:value-type="float" office:value="0.4255" calcext:value-type="float">
            <text:p>0.4255</text:p>
          </table:table-cell>
          <table:table-cell office:value-type="float" office:value="0.4658" calcext:value-type="float">
            <text:p>0.46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6102" calcext:value-type="float">
            <text:p>0.6102</text:p>
          </table:table-cell>
          <table:table-cell office:value-type="float" office:value="0.4228" calcext:value-type="float">
            <text:p>0.4228</text:p>
          </table:table-cell>
          <table:table-cell office:value-type="float" office:value="0.4631" calcext:value-type="float">
            <text:p>0.46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914" calcext:value-type="float">
            <text:p>0.5914</text:p>
          </table:table-cell>
          <table:table-cell office:value-type="float" office:value="0.4074" calcext:value-type="float">
            <text:p>0.4074</text:p>
          </table:table-cell>
          <table:table-cell office:value-type="float" office:value="0.4468" calcext:value-type="float">
            <text:p>0.44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5753" calcext:value-type="float">
            <text:p>0.5753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4306" calcext:value-type="float">
            <text:p>0.4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3731" calcext:value-type="float">
            <text:p>0.3731</text:p>
          </table:table-cell>
          <table:table-cell office:value-type="float" office:value="0.4116" calcext:value-type="float">
            <text:p>0.4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3288" calcext:value-type="float">
            <text:p>0.3288</text:p>
          </table:table-cell>
          <table:table-cell office:value-type="float" office:value="0.3668" calcext:value-type="float">
            <text:p>0.36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4758" calcext:value-type="float">
            <text:p>0.4758</text:p>
          </table:table-cell>
          <table:table-cell office:value-type="float" office:value="0.3015" calcext:value-type="float">
            <text:p>0.3015</text:p>
          </table:table-cell>
          <table:table-cell office:value-type="float" office:value="0.3384" calcext:value-type="float">
            <text:p>0.3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2718" calcext:value-type="float">
            <text:p>0.2718</text:p>
          </table:table-cell>
          <table:table-cell office:value-type="float" office:value="0.3058" calcext:value-type="float">
            <text:p>0.30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2735" calcext:value-type="float">
            <text:p>0.27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3306" calcext:value-type="float">
            <text:p>0.3306</text:p>
          </table:table-cell>
          <table:table-cell office:value-type="float" office:value="0.205" calcext:value-type="float">
            <text:p>0.205</text:p>
          </table:table-cell>
          <table:table-cell office:value-type="float" office:value="0.2314" calcext:value-type="float">
            <text:p>0.23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392" calcext:value-type="float">
            <text:p>0.2392</text:p>
          </table:table-cell>
          <table:table-cell office:value-type="float" office:value="0.1583" calcext:value-type="float">
            <text:p>0.1583</text:p>
          </table:table-cell>
          <table:table-cell office:value-type="float" office:value="0.1765" calcext:value-type="float">
            <text:p>0.17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1801" calcext:value-type="float">
            <text:p>0.1801</text:p>
          </table:table-cell>
          <table:table-cell office:value-type="float" office:value="0.1236" calcext:value-type="float">
            <text:p>0.1236</text:p>
          </table:table-cell>
          <table:table-cell office:value-type="float" office:value="0.1377" calcext:value-type="float">
            <text:p>0.13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395" calcext:value-type="float">
            <text:p>0.4395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4272" calcext:value-type="float">
            <text:p>0.4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395" calcext:value-type="float">
            <text:p>0.4395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4272" calcext:value-type="float">
            <text:p>0.4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4281" calcext:value-type="float">
            <text:p>0.42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4281" calcext:value-type="float">
            <text:p>0.42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4281" calcext:value-type="float">
            <text:p>0.42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382" calcext:value-type="float">
            <text:p>0.4382</text:p>
          </table:table-cell>
          <table:table-cell office:value-type="float" office:value="0.5138" calcext:value-type="float">
            <text:p>0.5138</text:p>
          </table:table-cell>
          <table:table-cell office:value-type="float" office:value="0.4254" calcext:value-type="float">
            <text:p>0.42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5138" calcext:value-type="float">
            <text:p>0.5138</text:p>
          </table:table-cell>
          <table:table-cell office:value-type="float" office:value="0.4272" calcext:value-type="float">
            <text:p>0.4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395" calcext:value-type="float">
            <text:p>0.4395</text:p>
          </table:table-cell>
          <table:table-cell office:value-type="float" office:value="0.5111" calcext:value-type="float">
            <text:p>0.5111</text:p>
          </table:table-cell>
          <table:table-cell office:value-type="float" office:value="0.4254" calcext:value-type="float">
            <text:p>0.42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489" calcext:value-type="float">
            <text:p>0.4489</text:p>
          </table:table-cell>
          <table:table-cell office:value-type="float" office:value="0.5111" calcext:value-type="float">
            <text:p>0.5111</text:p>
          </table:table-cell>
          <table:table-cell office:value-type="float" office:value="0.4312" calcext:value-type="float">
            <text:p>0.43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637" calcext:value-type="float">
            <text:p>0.4637</text:p>
          </table:table-cell>
          <table:table-cell office:value-type="float" office:value="0.5084" calcext:value-type="float">
            <text:p>0.5084</text:p>
          </table:table-cell>
          <table:table-cell office:value-type="float" office:value="0.4402" calcext:value-type="float">
            <text:p>0.4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4543" calcext:value-type="float">
            <text:p>0.4543</text:p>
          </table:table-cell>
          <table:table-cell office:value-type="float" office:value="0.4882" calcext:value-type="float">
            <text:p>0.4882</text:p>
          </table:table-cell>
          <table:table-cell office:value-type="float" office:value="0.4272" calcext:value-type="float">
            <text:p>0.4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457" calcext:value-type="float">
            <text:p>0.457</text:p>
          </table:table-cell>
          <table:table-cell office:value-type="float" office:value="0.4681" calcext:value-type="float">
            <text:p>0.4681</text:p>
          </table:table-cell>
          <table:table-cell office:value-type="float" office:value="0.4218" calcext:value-type="float">
            <text:p>0.42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92" calcext:value-type="float">
            <text:p>0.4492</text:p>
          </table:table-cell>
          <table:table-cell office:value-type="float" office:value="0.4191" calcext:value-type="float">
            <text:p>0.41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4449" calcext:value-type="float">
            <text:p>0.4449</text:p>
          </table:table-cell>
          <table:table-cell office:value-type="float" office:value="0.4049" calcext:value-type="float">
            <text:p>0.4049</text:p>
          </table:table-cell>
          <table:table-cell office:value-type="float" office:value="0.3928" calcext:value-type="float">
            <text:p>0.39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4247" calcext:value-type="float">
            <text:p>0.4247</text:p>
          </table:table-cell>
          <table:table-cell office:value-type="float" office:value="0.3731" calcext:value-type="float">
            <text:p>0.3731</text:p>
          </table:table-cell>
          <table:table-cell office:value-type="float" office:value="0.3685" calcext:value-type="float">
            <text:p>0.36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3911" calcext:value-type="float">
            <text:p>0.3911</text:p>
          </table:table-cell>
          <table:table-cell office:value-type="float" office:value="0.3357" calcext:value-type="float">
            <text:p>0.3357</text:p>
          </table:table-cell>
          <table:table-cell office:value-type="float" office:value="0.3369" calcext:value-type="float">
            <text:p>0.33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3683" calcext:value-type="float">
            <text:p>0.3683</text:p>
          </table:table-cell>
          <table:table-cell office:value-type="float" office:value="0.2939" calcext:value-type="float">
            <text:p>0.2939</text:p>
          </table:table-cell>
          <table:table-cell office:value-type="float" office:value="0.3056" calcext:value-type="float">
            <text:p>0.30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328" calcext:value-type="float">
            <text:p>0.328</text:p>
          </table:table-cell>
          <table:table-cell office:value-type="float" office:value="0.2416" calcext:value-type="float">
            <text:p>0.2416</text:p>
          </table:table-cell>
          <table:table-cell office:value-type="float" office:value="0.2632" calcext:value-type="float">
            <text:p>0.26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2392" calcext:value-type="float">
            <text:p>0.2392</text:p>
          </table:table-cell>
          <table:table-cell office:value-type="float" office:value="0.1839" calcext:value-type="float">
            <text:p>0.1839</text:p>
          </table:table-cell>
          <table:table-cell office:value-type="float" office:value="0.1989" calcext:value-type="float">
            <text:p>0.19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1801" calcext:value-type="float">
            <text:p>0.1801</text:p>
          </table:table-cell>
          <table:table-cell office:value-type="float" office:value="0.1405" calcext:value-type="float">
            <text:p>0.1405</text:p>
          </table:table-cell>
          <table:table-cell office:value-type="float" office:value="0.1519" calcext:value-type="float">
            <text:p>0.15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53" calcext:value-type="float">
            <text:p>0.353</text:p>
          </table:table-cell>
          <table:table-cell office:value-type="float" office:value="0.5631" calcext:value-type="float">
            <text:p>0.5631</text:p>
          </table:table-cell>
          <table:table-cell office:value-type="float" office:value="0.3858" calcext:value-type="float">
            <text:p>0.38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53" calcext:value-type="float">
            <text:p>0.353</text:p>
          </table:table-cell>
          <table:table-cell office:value-type="float" office:value="0.5631" calcext:value-type="float">
            <text:p>0.5631</text:p>
          </table:table-cell>
          <table:table-cell office:value-type="float" office:value="0.3858" calcext:value-type="float">
            <text:p>0.38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5631" calcext:value-type="float">
            <text:p>0.5631</text:p>
          </table:table-cell>
          <table:table-cell office:value-type="float" office:value="0.3872" calcext:value-type="float">
            <text:p>0.38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5631" calcext:value-type="float">
            <text:p>0.5631</text:p>
          </table:table-cell>
          <table:table-cell office:value-type="float" office:value="0.3872" calcext:value-type="float">
            <text:p>0.38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5631" calcext:value-type="float">
            <text:p>0.5631</text:p>
          </table:table-cell>
          <table:table-cell office:value-type="float" office:value="0.3872" calcext:value-type="float">
            <text:p>0.38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522" calcext:value-type="float">
            <text:p>0.3522</text:p>
          </table:table-cell>
          <table:table-cell office:value-type="float" office:value="0.5604" calcext:value-type="float">
            <text:p>0.5604</text:p>
          </table:table-cell>
          <table:table-cell office:value-type="float" office:value="0.3845" calcext:value-type="float">
            <text:p>0.38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562" calcext:value-type="float">
            <text:p>0.3562</text:p>
          </table:table-cell>
          <table:table-cell office:value-type="float" office:value="0.5604" calcext:value-type="float">
            <text:p>0.5604</text:p>
          </table:table-cell>
          <table:table-cell office:value-type="float" office:value="0.3876" calcext:value-type="float">
            <text:p>0.38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562" calcext:value-type="float">
            <text:p>0.3562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3872" calcext:value-type="float">
            <text:p>0.38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669" calcext:value-type="float">
            <text:p>0.3669</text:p>
          </table:table-cell>
          <table:table-cell office:value-type="float" office:value="0.555" calcext:value-type="float">
            <text:p>0.555</text:p>
          </table:table-cell>
          <table:table-cell office:value-type="float" office:value="0.3937" calcext:value-type="float">
            <text:p>0.39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907" calcext:value-type="float">
            <text:p>0.3907</text:p>
          </table:table-cell>
          <table:table-cell office:value-type="float" office:value="0.5516" calcext:value-type="float">
            <text:p>0.5516</text:p>
          </table:table-cell>
          <table:table-cell office:value-type="float" office:value="0.4104" calcext:value-type="float">
            <text:p>0.41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862" calcext:value-type="float">
            <text:p>0.3862</text:p>
          </table:table-cell>
          <table:table-cell office:value-type="float" office:value="0.5279" calcext:value-type="float">
            <text:p>0.5279</text:p>
          </table:table-cell>
          <table:table-cell office:value-type="float" office:value="0.4012" calcext:value-type="float">
            <text:p>0.40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5071" calcext:value-type="float">
            <text:p>0.5071</text:p>
          </table:table-cell>
          <table:table-cell office:value-type="float" office:value="0.4004" calcext:value-type="float">
            <text:p>0.40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4113" calcext:value-type="float">
            <text:p>0.4113</text:p>
          </table:table-cell>
          <table:table-cell office:value-type="float" office:value="0.487" calcext:value-type="float">
            <text:p>0.487</text:p>
          </table:table-cell>
          <table:table-cell office:value-type="float" office:value="0.4091" calcext:value-type="float">
            <text:p>0.40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4064" calcext:value-type="float">
            <text:p>0.4064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3909" calcext:value-type="float">
            <text:p>0.39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3996" calcext:value-type="float">
            <text:p>0.3996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3732" calcext:value-type="float">
            <text:p>0.3732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3453" calcext:value-type="float">
            <text:p>0.34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3611" calcext:value-type="float">
            <text:p>0.3611</text:p>
          </table:table-cell>
          <table:table-cell office:value-type="float" office:value="0.3206" calcext:value-type="float">
            <text:p>0.3206</text:p>
          </table:table-cell>
          <table:table-cell office:value-type="float" office:value="0.3199" calcext:value-type="float">
            <text:p>0.31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3275" calcext:value-type="float">
            <text:p>0.3275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2771" calcext:value-type="float">
            <text:p>0.27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2392" calcext:value-type="float">
            <text:p>0.2392</text:p>
          </table:table-cell>
          <table:table-cell office:value-type="float" office:value="0.1907" calcext:value-type="float">
            <text:p>0.1907</text:p>
          </table:table-cell>
          <table:table-cell office:value-type="float" office:value="0.2053" calcext:value-type="float">
            <text:p>0.20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1801" calcext:value-type="float">
            <text:p>0.1801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1547" calcext:value-type="float">
            <text:p>0.15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964" calcext:value-type="float">
            <text:p>0.2964</text:p>
          </table:table-cell>
          <table:table-cell office:value-type="float" office:value="0.5915" calcext:value-type="float">
            <text:p>0.5915</text:p>
          </table:table-cell>
          <table:table-cell office:value-type="float" office:value="0.3493" calcext:value-type="float">
            <text:p>0.34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964" calcext:value-type="float">
            <text:p>0.2964</text:p>
          </table:table-cell>
          <table:table-cell office:value-type="float" office:value="0.5915" calcext:value-type="float">
            <text:p>0.5915</text:p>
          </table:table-cell>
          <table:table-cell office:value-type="float" office:value="0.3493" calcext:value-type="float">
            <text:p>0.34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5915" calcext:value-type="float">
            <text:p>0.5915</text:p>
          </table:table-cell>
          <table:table-cell office:value-type="float" office:value="0.3509" calcext:value-type="float">
            <text:p>0.35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5915" calcext:value-type="float">
            <text:p>0.5915</text:p>
          </table:table-cell>
          <table:table-cell office:value-type="float" office:value="0.3509" calcext:value-type="float">
            <text:p>0.35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5915" calcext:value-type="float">
            <text:p>0.5915</text:p>
          </table:table-cell>
          <table:table-cell office:value-type="float" office:value="0.3509" calcext:value-type="float">
            <text:p>0.35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5888" calcext:value-type="float">
            <text:p>0.5888</text:p>
          </table:table-cell>
          <table:table-cell office:value-type="float" office:value="0.3487" calcext:value-type="float">
            <text:p>0.34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5888" calcext:value-type="float">
            <text:p>0.5888</text:p>
          </table:table-cell>
          <table:table-cell office:value-type="float" office:value="0.3522" calcext:value-type="float">
            <text:p>0.35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3015" calcext:value-type="float">
            <text:p>0.3015</text:p>
          </table:table-cell>
          <table:table-cell office:value-type="float" office:value="0.5861" calcext:value-type="float">
            <text:p>0.5861</text:p>
          </table:table-cell>
          <table:table-cell office:value-type="float" office:value="0.353" calcext:value-type="float">
            <text:p>0.3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3136" calcext:value-type="float">
            <text:p>0.3136</text:p>
          </table:table-cell>
          <table:table-cell office:value-type="float" office:value="0.5835" calcext:value-type="float">
            <text:p>0.5835</text:p>
          </table:table-cell>
          <table:table-cell office:value-type="float" office:value="0.3611" calcext:value-type="float">
            <text:p>0.36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3421" calcext:value-type="float">
            <text:p>0.3421</text:p>
          </table:table-cell>
          <table:table-cell office:value-type="float" office:value="0.5794" calcext:value-type="float">
            <text:p>0.5794</text:p>
          </table:table-cell>
          <table:table-cell office:value-type="float" office:value="0.3825" calcext:value-type="float">
            <text:p>0.38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3414" calcext:value-type="float">
            <text:p>0.3414</text:p>
          </table:table-cell>
          <table:table-cell office:value-type="float" office:value="0.5548" calcext:value-type="float">
            <text:p>0.5548</text:p>
          </table:table-cell>
          <table:table-cell office:value-type="float" office:value="0.3772" calcext:value-type="float">
            <text:p>0.37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3546" calcext:value-type="float">
            <text:p>0.3546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3813" calcext:value-type="float">
            <text:p>0.38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5128" calcext:value-type="float">
            <text:p>0.5128</text:p>
          </table:table-cell>
          <table:table-cell office:value-type="float" office:value="0.3957" calcext:value-type="float">
            <text:p>0.39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4669" calcext:value-type="float">
            <text:p>0.4669</text:p>
          </table:table-cell>
          <table:table-cell office:value-type="float" office:value="0.3829" calcext:value-type="float">
            <text:p>0.38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3797" calcext:value-type="float">
            <text:p>0.3797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372" calcext:value-type="float">
            <text:p>0.3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3866" calcext:value-type="float">
            <text:p>0.3866</text:p>
          </table:table-cell>
          <table:table-cell office:value-type="float" office:value="0.3455" calcext:value-type="float">
            <text:p>0.3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3544" calcext:value-type="float">
            <text:p>0.3544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3255" calcext:value-type="float">
            <text:p>0.32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3259" calcext:value-type="float">
            <text:p>0.3259</text:p>
          </table:table-cell>
          <table:table-cell office:value-type="float" office:value="0.2684" calcext:value-type="float">
            <text:p>0.2684</text:p>
          </table:table-cell>
          <table:table-cell office:value-type="float" office:value="0.2842" calcext:value-type="float">
            <text:p>0.2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2392" calcext:value-type="float">
            <text:p>0.2392</text:p>
          </table:table-cell>
          <table:table-cell office:value-type="float" office:value="0.1947" calcext:value-type="float">
            <text:p>0.1947</text:p>
          </table:table-cell>
          <table:table-cell office:value-type="float" office:value="0.2086" calcext:value-type="float">
            <text:p>0.20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1801" calcext:value-type="float">
            <text:p>0.1801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1554" calcext:value-type="float">
            <text:p>0.15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616" calcext:value-type="float">
            <text:p>0.616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616" calcext:value-type="float">
            <text:p>0.616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561" calcext:value-type="float">
            <text:p>0.2561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3247" calcext:value-type="float">
            <text:p>0.32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754" calcext:value-type="float">
            <text:p>0.2754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3342" calcext:value-type="float">
            <text:p>0.33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6039" calcext:value-type="float">
            <text:p>0.6039</text:p>
          </table:table-cell>
          <table:table-cell office:value-type="float" office:value="0.3593" calcext:value-type="float">
            <text:p>0.35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3094" calcext:value-type="float">
            <text:p>0.3094</text:p>
          </table:table-cell>
          <table:table-cell office:value-type="float" office:value="0.5792" calcext:value-type="float">
            <text:p>0.5792</text:p>
          </table:table-cell>
          <table:table-cell office:value-type="float" office:value="0.3573" calcext:value-type="float">
            <text:p>0.35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3268" calcext:value-type="float">
            <text:p>0.3268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3823" calcext:value-type="float">
            <text:p>0.38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4849" calcext:value-type="float">
            <text:p>0.4849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361" calcext:value-type="float">
            <text:p>0.36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64" calcext:value-type="float">
            <text:p>0.3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3448" calcext:value-type="float">
            <text:p>0.3448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3396" calcext:value-type="float">
            <text:p>0.33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3252" calcext:value-type="float">
            <text:p>0.32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2878" calcext:value-type="float">
            <text:p>0.28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2392" calcext:value-type="float">
            <text:p>0.2392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2105" calcext:value-type="float">
            <text:p>0.21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1801" calcext:value-type="float">
            <text:p>0.1801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1554" calcext:value-type="float">
            <text:p>0.15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616" calcext:value-type="float">
            <text:p>0.616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616" calcext:value-type="float">
            <text:p>0.616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561" calcext:value-type="float">
            <text:p>0.2561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3247" calcext:value-type="float">
            <text:p>0.32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754" calcext:value-type="float">
            <text:p>0.2754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3342" calcext:value-type="float">
            <text:p>0.33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6039" calcext:value-type="float">
            <text:p>0.6039</text:p>
          </table:table-cell>
          <table:table-cell office:value-type="float" office:value="0.3593" calcext:value-type="float">
            <text:p>0.35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3094" calcext:value-type="float">
            <text:p>0.3094</text:p>
          </table:table-cell>
          <table:table-cell office:value-type="float" office:value="0.5792" calcext:value-type="float">
            <text:p>0.5792</text:p>
          </table:table-cell>
          <table:table-cell office:value-type="float" office:value="0.3573" calcext:value-type="float">
            <text:p>0.35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3268" calcext:value-type="float">
            <text:p>0.3268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3823" calcext:value-type="float">
            <text:p>0.38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4849" calcext:value-type="float">
            <text:p>0.4849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361" calcext:value-type="float">
            <text:p>0.36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64" calcext:value-type="float">
            <text:p>0.3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3448" calcext:value-type="float">
            <text:p>0.3448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3396" calcext:value-type="float">
            <text:p>0.33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3252" calcext:value-type="float">
            <text:p>0.32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2878" calcext:value-type="float">
            <text:p>0.28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2392" calcext:value-type="float">
            <text:p>0.2392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2105" calcext:value-type="float">
            <text:p>0.21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1801" calcext:value-type="float">
            <text:p>0.1801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1554" calcext:value-type="float">
            <text:p>0.15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616" calcext:value-type="float">
            <text:p>0.616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616" calcext:value-type="float">
            <text:p>0.616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561" calcext:value-type="float">
            <text:p>0.2561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3247" calcext:value-type="float">
            <text:p>0.32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754" calcext:value-type="float">
            <text:p>0.2754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3342" calcext:value-type="float">
            <text:p>0.33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6039" calcext:value-type="float">
            <text:p>0.6039</text:p>
          </table:table-cell>
          <table:table-cell office:value-type="float" office:value="0.3593" calcext:value-type="float">
            <text:p>0.35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3094" calcext:value-type="float">
            <text:p>0.3094</text:p>
          </table:table-cell>
          <table:table-cell office:value-type="float" office:value="0.5792" calcext:value-type="float">
            <text:p>0.5792</text:p>
          </table:table-cell>
          <table:table-cell office:value-type="float" office:value="0.3573" calcext:value-type="float">
            <text:p>0.35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3268" calcext:value-type="float">
            <text:p>0.3268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3823" calcext:value-type="float">
            <text:p>0.38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4849" calcext:value-type="float">
            <text:p>0.4849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361" calcext:value-type="float">
            <text:p>0.36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64" calcext:value-type="float">
            <text:p>0.3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3448" calcext:value-type="float">
            <text:p>0.3448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3396" calcext:value-type="float">
            <text:p>0.33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3252" calcext:value-type="float">
            <text:p>0.32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2878" calcext:value-type="float">
            <text:p>0.28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2392" calcext:value-type="float">
            <text:p>0.2392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2105" calcext:value-type="float">
            <text:p>0.21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1801" calcext:value-type="float">
            <text:p>0.1801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1554" calcext:value-type="float">
            <text:p>0.15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616" calcext:value-type="float">
            <text:p>0.616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616" calcext:value-type="float">
            <text:p>0.616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561" calcext:value-type="float">
            <text:p>0.2561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3247" calcext:value-type="float">
            <text:p>0.32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754" calcext:value-type="float">
            <text:p>0.2754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3342" calcext:value-type="float">
            <text:p>0.33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6039" calcext:value-type="float">
            <text:p>0.6039</text:p>
          </table:table-cell>
          <table:table-cell office:value-type="float" office:value="0.3593" calcext:value-type="float">
            <text:p>0.35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3094" calcext:value-type="float">
            <text:p>0.3094</text:p>
          </table:table-cell>
          <table:table-cell office:value-type="float" office:value="0.5792" calcext:value-type="float">
            <text:p>0.5792</text:p>
          </table:table-cell>
          <table:table-cell office:value-type="float" office:value="0.3573" calcext:value-type="float">
            <text:p>0.35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3268" calcext:value-type="float">
            <text:p>0.3268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3823" calcext:value-type="float">
            <text:p>0.38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4849" calcext:value-type="float">
            <text:p>0.4849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361" calcext:value-type="float">
            <text:p>0.36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64" calcext:value-type="float">
            <text:p>0.3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3448" calcext:value-type="float">
            <text:p>0.3448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3396" calcext:value-type="float">
            <text:p>0.33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3252" calcext:value-type="float">
            <text:p>0.32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2878" calcext:value-type="float">
            <text:p>0.28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2392" calcext:value-type="float">
            <text:p>0.2392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2105" calcext:value-type="float">
            <text:p>0.21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1801" calcext:value-type="float">
            <text:p>0.1801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1554" calcext:value-type="float">
            <text:p>0.15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616" calcext:value-type="float">
            <text:p>0.616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616" calcext:value-type="float">
            <text:p>0.616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561" calcext:value-type="float">
            <text:p>0.2561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3247" calcext:value-type="float">
            <text:p>0.32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754" calcext:value-type="float">
            <text:p>0.2754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3342" calcext:value-type="float">
            <text:p>0.33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6039" calcext:value-type="float">
            <text:p>0.6039</text:p>
          </table:table-cell>
          <table:table-cell office:value-type="float" office:value="0.3593" calcext:value-type="float">
            <text:p>0.35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3094" calcext:value-type="float">
            <text:p>0.3094</text:p>
          </table:table-cell>
          <table:table-cell office:value-type="float" office:value="0.5792" calcext:value-type="float">
            <text:p>0.5792</text:p>
          </table:table-cell>
          <table:table-cell office:value-type="float" office:value="0.3573" calcext:value-type="float">
            <text:p>0.35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3268" calcext:value-type="float">
            <text:p>0.3268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3823" calcext:value-type="float">
            <text:p>0.38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4849" calcext:value-type="float">
            <text:p>0.4849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361" calcext:value-type="float">
            <text:p>0.36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64" calcext:value-type="float">
            <text:p>0.3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3448" calcext:value-type="float">
            <text:p>0.3448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3396" calcext:value-type="float">
            <text:p>0.33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3252" calcext:value-type="float">
            <text:p>0.32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2878" calcext:value-type="float">
            <text:p>0.28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2392" calcext:value-type="float">
            <text:p>0.2392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2105" calcext:value-type="float">
            <text:p>0.21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1801" calcext:value-type="float">
            <text:p>0.1801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1554" calcext:value-type="float">
            <text:p>0.15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616" calcext:value-type="float">
            <text:p>0.616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616" calcext:value-type="float">
            <text:p>0.616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561" calcext:value-type="float">
            <text:p>0.2561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3247" calcext:value-type="float">
            <text:p>0.32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754" calcext:value-type="float">
            <text:p>0.2754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3342" calcext:value-type="float">
            <text:p>0.33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6039" calcext:value-type="float">
            <text:p>0.6039</text:p>
          </table:table-cell>
          <table:table-cell office:value-type="float" office:value="0.3593" calcext:value-type="float">
            <text:p>0.35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3094" calcext:value-type="float">
            <text:p>0.3094</text:p>
          </table:table-cell>
          <table:table-cell office:value-type="float" office:value="0.5792" calcext:value-type="float">
            <text:p>0.5792</text:p>
          </table:table-cell>
          <table:table-cell office:value-type="float" office:value="0.3573" calcext:value-type="float">
            <text:p>0.35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3268" calcext:value-type="float">
            <text:p>0.3268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3823" calcext:value-type="float">
            <text:p>0.38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4849" calcext:value-type="float">
            <text:p>0.4849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361" calcext:value-type="float">
            <text:p>0.36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64" calcext:value-type="float">
            <text:p>0.3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3448" calcext:value-type="float">
            <text:p>0.3448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3396" calcext:value-type="float">
            <text:p>0.33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3252" calcext:value-type="float">
            <text:p>0.32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2878" calcext:value-type="float">
            <text:p>0.28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2392" calcext:value-type="float">
            <text:p>0.2392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2105" calcext:value-type="float">
            <text:p>0.21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1801" calcext:value-type="float">
            <text:p>0.1801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1554" calcext:value-type="float">
            <text:p>0.15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616" calcext:value-type="float">
            <text:p>0.616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616" calcext:value-type="float">
            <text:p>0.616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561" calcext:value-type="float">
            <text:p>0.2561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3247" calcext:value-type="float">
            <text:p>0.32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754" calcext:value-type="float">
            <text:p>0.2754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3342" calcext:value-type="float">
            <text:p>0.33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6039" calcext:value-type="float">
            <text:p>0.6039</text:p>
          </table:table-cell>
          <table:table-cell office:value-type="float" office:value="0.3593" calcext:value-type="float">
            <text:p>0.35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3094" calcext:value-type="float">
            <text:p>0.3094</text:p>
          </table:table-cell>
          <table:table-cell office:value-type="float" office:value="0.5792" calcext:value-type="float">
            <text:p>0.5792</text:p>
          </table:table-cell>
          <table:table-cell office:value-type="float" office:value="0.3573" calcext:value-type="float">
            <text:p>0.35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3268" calcext:value-type="float">
            <text:p>0.3268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3823" calcext:value-type="float">
            <text:p>0.38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4849" calcext:value-type="float">
            <text:p>0.4849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361" calcext:value-type="float">
            <text:p>0.36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64" calcext:value-type="float">
            <text:p>0.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3448" calcext:value-type="float">
            <text:p>0.3448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3396" calcext:value-type="float">
            <text:p>0.33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3252" calcext:value-type="float">
            <text:p>0.32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2878" calcext:value-type="float">
            <text:p>0.28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2392" calcext:value-type="float">
            <text:p>0.2392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2105" calcext:value-type="float">
            <text:p>0.2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1801" calcext:value-type="float">
            <text:p>0.1801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1554" calcext:value-type="float">
            <text:p>0.15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616" calcext:value-type="float">
            <text:p>0.616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616" calcext:value-type="float">
            <text:p>0.616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561" calcext:value-type="float">
            <text:p>0.2561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3247" calcext:value-type="float">
            <text:p>0.32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754" calcext:value-type="float">
            <text:p>0.2754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3342" calcext:value-type="float">
            <text:p>0.33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6039" calcext:value-type="float">
            <text:p>0.6039</text:p>
          </table:table-cell>
          <table:table-cell office:value-type="float" office:value="0.3593" calcext:value-type="float">
            <text:p>0.35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3094" calcext:value-type="float">
            <text:p>0.3094</text:p>
          </table:table-cell>
          <table:table-cell office:value-type="float" office:value="0.5792" calcext:value-type="float">
            <text:p>0.5792</text:p>
          </table:table-cell>
          <table:table-cell office:value-type="float" office:value="0.3573" calcext:value-type="float">
            <text:p>0.35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3268" calcext:value-type="float">
            <text:p>0.3268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3823" calcext:value-type="float">
            <text:p>0.38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4849" calcext:value-type="float">
            <text:p>0.4849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361" calcext:value-type="float">
            <text:p>0.36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64" calcext:value-type="float">
            <text:p>0.3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3448" calcext:value-type="float">
            <text:p>0.3448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3396" calcext:value-type="float">
            <text:p>0.33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3252" calcext:value-type="float">
            <text:p>0.32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2878" calcext:value-type="float">
            <text:p>0.28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2392" calcext:value-type="float">
            <text:p>0.2392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2105" calcext:value-type="float">
            <text:p>0.21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1801" calcext:value-type="float">
            <text:p>0.1801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1554" calcext:value-type="float">
            <text:p>0.15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616" calcext:value-type="float">
            <text:p>0.616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616" calcext:value-type="float">
            <text:p>0.616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561" calcext:value-type="float">
            <text:p>0.2561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3247" calcext:value-type="float">
            <text:p>0.32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754" calcext:value-type="float">
            <text:p>0.2754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3342" calcext:value-type="float">
            <text:p>0.33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6039" calcext:value-type="float">
            <text:p>0.6039</text:p>
          </table:table-cell>
          <table:table-cell office:value-type="float" office:value="0.3593" calcext:value-type="float">
            <text:p>0.35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3094" calcext:value-type="float">
            <text:p>0.3094</text:p>
          </table:table-cell>
          <table:table-cell office:value-type="float" office:value="0.5792" calcext:value-type="float">
            <text:p>0.5792</text:p>
          </table:table-cell>
          <table:table-cell office:value-type="float" office:value="0.3573" calcext:value-type="float">
            <text:p>0.35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3268" calcext:value-type="float">
            <text:p>0.3268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3823" calcext:value-type="float">
            <text:p>0.38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4849" calcext:value-type="float">
            <text:p>0.4849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361" calcext:value-type="float">
            <text:p>0.36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64" calcext:value-type="float">
            <text:p>0.3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3448" calcext:value-type="float">
            <text:p>0.3448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3396" calcext:value-type="float">
            <text:p>0.33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3252" calcext:value-type="float">
            <text:p>0.32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2878" calcext:value-type="float">
            <text:p>0.28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2392" calcext:value-type="float">
            <text:p>0.2392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2105" calcext:value-type="float">
            <text:p>0.21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1801" calcext:value-type="float">
            <text:p>0.1801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1554" calcext:value-type="float">
            <text:p>0.15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616" calcext:value-type="float">
            <text:p>0.616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616" calcext:value-type="float">
            <text:p>0.616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561" calcext:value-type="float">
            <text:p>0.2561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3247" calcext:value-type="float">
            <text:p>0.32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754" calcext:value-type="float">
            <text:p>0.2754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3342" calcext:value-type="float">
            <text:p>0.33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6039" calcext:value-type="float">
            <text:p>0.6039</text:p>
          </table:table-cell>
          <table:table-cell office:value-type="float" office:value="0.3593" calcext:value-type="float">
            <text:p>0.35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3094" calcext:value-type="float">
            <text:p>0.3094</text:p>
          </table:table-cell>
          <table:table-cell office:value-type="float" office:value="0.5792" calcext:value-type="float">
            <text:p>0.5792</text:p>
          </table:table-cell>
          <table:table-cell office:value-type="float" office:value="0.3573" calcext:value-type="float">
            <text:p>0.35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3268" calcext:value-type="float">
            <text:p>0.3268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3823" calcext:value-type="float">
            <text:p>0.38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4849" calcext:value-type="float">
            <text:p>0.4849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361" calcext:value-type="float">
            <text:p>0.36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64" calcext:value-type="float">
            <text:p>0.3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3448" calcext:value-type="float">
            <text:p>0.3448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3396" calcext:value-type="float">
            <text:p>0.33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3252" calcext:value-type="float">
            <text:p>0.32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2878" calcext:value-type="float">
            <text:p>0.28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2392" calcext:value-type="float">
            <text:p>0.2392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2105" calcext:value-type="float">
            <text:p>0.21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1801" calcext:value-type="float">
            <text:p>0.1801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1554" calcext:value-type="float">
            <text:p>0.15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616" calcext:value-type="float">
            <text:p>0.616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616" calcext:value-type="float">
            <text:p>0.616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616" calcext:value-type="float">
            <text:p>0.616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561" calcext:value-type="float">
            <text:p>0.2561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3247" calcext:value-type="float">
            <text:p>0.32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754" calcext:value-type="float">
            <text:p>0.2754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3342" calcext:value-type="float">
            <text:p>0.33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6039" calcext:value-type="float">
            <text:p>0.6039</text:p>
          </table:table-cell>
          <table:table-cell office:value-type="float" office:value="0.3593" calcext:value-type="float">
            <text:p>0.35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3094" calcext:value-type="float">
            <text:p>0.3094</text:p>
          </table:table-cell>
          <table:table-cell office:value-type="float" office:value="0.5792" calcext:value-type="float">
            <text:p>0.5792</text:p>
          </table:table-cell>
          <table:table-cell office:value-type="float" office:value="0.3573" calcext:value-type="float">
            <text:p>0.35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3268" calcext:value-type="float">
            <text:p>0.3268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3823" calcext:value-type="float">
            <text:p>0.38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4849" calcext:value-type="float">
            <text:p>0.4849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361" calcext:value-type="float">
            <text:p>0.36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64" calcext:value-type="float">
            <text:p>0.3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3448" calcext:value-type="float">
            <text:p>0.3448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3396" calcext:value-type="float">
            <text:p>0.33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3252" calcext:value-type="float">
            <text:p>0.32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2878" calcext:value-type="float">
            <text:p>0.28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2392" calcext:value-type="float">
            <text:p>0.2392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2105" calcext:value-type="float">
            <text:p>0.21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1801" calcext:value-type="float">
            <text:p>0.1801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1554" calcext:value-type="float">
            <text:p>0.155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6183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6160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4711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9090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8933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</table:table>
      <table:table table:name="optimize_tfidf_split2_level5" table:style-name="ta1">
        <table:table-source xlink:type="simple" xlink:href="../optimize_tfidf_split2_level5.out" table:table-name="optimize_tfidf_split2_level5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134" calcext:value-type="float">
            <text:p>0.6134</text:p>
          </table:table-cell>
          <table:table-cell office:value-type="float" office:value="0.4357" calcext:value-type="float">
            <text:p>0.4357</text:p>
          </table:table-cell>
          <table:table-cell office:value-type="float" office:value="0.4738" calcext:value-type="float">
            <text:p>0.47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6134" calcext:value-type="float">
            <text:p>0.6134</text:p>
          </table:table-cell>
          <table:table-cell office:value-type="float" office:value="0.4357" calcext:value-type="float">
            <text:p>0.4357</text:p>
          </table:table-cell>
          <table:table-cell office:value-type="float" office:value="0.4738" calcext:value-type="float">
            <text:p>0.47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134" calcext:value-type="float">
            <text:p>0.6134</text:p>
          </table:table-cell>
          <table:table-cell office:value-type="float" office:value="0.4357" calcext:value-type="float">
            <text:p>0.4357</text:p>
          </table:table-cell>
          <table:table-cell office:value-type="float" office:value="0.4738" calcext:value-type="float">
            <text:p>0.47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108" calcext:value-type="float">
            <text:p>0.6108</text:p>
          </table:table-cell>
          <table:table-cell office:value-type="float" office:value="0.4331" calcext:value-type="float">
            <text:p>0.4331</text:p>
          </table:table-cell>
          <table:table-cell office:value-type="float" office:value="0.4713" calcext:value-type="float">
            <text:p>0.4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108" calcext:value-type="float">
            <text:p>0.6108</text:p>
          </table:table-cell>
          <table:table-cell office:value-type="float" office:value="0.4331" calcext:value-type="float">
            <text:p>0.4331</text:p>
          </table:table-cell>
          <table:table-cell office:value-type="float" office:value="0.4713" calcext:value-type="float">
            <text:p>0.4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6108" calcext:value-type="float">
            <text:p>0.6108</text:p>
          </table:table-cell>
          <table:table-cell office:value-type="float" office:value="0.4331" calcext:value-type="float">
            <text:p>0.4331</text:p>
          </table:table-cell>
          <table:table-cell office:value-type="float" office:value="0.4713" calcext:value-type="float">
            <text:p>0.4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6108" calcext:value-type="float">
            <text:p>0.6108</text:p>
          </table:table-cell>
          <table:table-cell office:value-type="float" office:value="0.4331" calcext:value-type="float">
            <text:p>0.4331</text:p>
          </table:table-cell>
          <table:table-cell office:value-type="float" office:value="0.4713" calcext:value-type="float">
            <text:p>0.4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6082" calcext:value-type="float">
            <text:p>0.6082</text:p>
          </table:table-cell>
          <table:table-cell office:value-type="float" office:value="0.4306" calcext:value-type="float">
            <text:p>0.4306</text:p>
          </table:table-cell>
          <table:table-cell office:value-type="float" office:value="0.4687" calcext:value-type="float">
            <text:p>0.46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428" calcext:value-type="float">
            <text:p>0.428</text:p>
          </table:table-cell>
          <table:table-cell office:value-type="float" office:value="0.4661" calcext:value-type="float">
            <text:p>0.46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5954" calcext:value-type="float">
            <text:p>0.5954</text:p>
          </table:table-cell>
          <table:table-cell office:value-type="float" office:value="0.4196" calcext:value-type="float">
            <text:p>0.4196</text:p>
          </table:table-cell>
          <table:table-cell office:value-type="float" office:value="0.4573" calcext:value-type="float">
            <text:p>0.45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4132" calcext:value-type="float">
            <text:p>0.4132</text:p>
          </table:table-cell>
          <table:table-cell office:value-type="float" office:value="0.4505" calcext:value-type="float">
            <text:p>0.45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567" calcext:value-type="float">
            <text:p>0.567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4299" calcext:value-type="float">
            <text:p>0.42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3739" calcext:value-type="float">
            <text:p>0.3739</text:p>
          </table:table-cell>
          <table:table-cell office:value-type="float" office:value="0.4108" calcext:value-type="float">
            <text:p>0.41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3507" calcext:value-type="float">
            <text:p>0.3507</text:p>
          </table:table-cell>
          <table:table-cell office:value-type="float" office:value="0.3867" calcext:value-type="float">
            <text:p>0.38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4794" calcext:value-type="float">
            <text:p>0.4794</text:p>
          </table:table-cell>
          <table:table-cell office:value-type="float" office:value="0.3168" calcext:value-type="float">
            <text:p>0.3168</text:p>
          </table:table-cell>
          <table:table-cell office:value-type="float" office:value="0.3509" calcext:value-type="float">
            <text:p>0.35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4201" calcext:value-type="float">
            <text:p>0.4201</text:p>
          </table:table-cell>
          <table:table-cell office:value-type="float" office:value="0.2733" calcext:value-type="float">
            <text:p>0.2733</text:p>
          </table:table-cell>
          <table:table-cell office:value-type="float" office:value="0.3046" calcext:value-type="float">
            <text:p>0.3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3918" calcext:value-type="float">
            <text:p>0.3918</text:p>
          </table:table-cell>
          <table:table-cell office:value-type="float" office:value="0.2467" calcext:value-type="float">
            <text:p>0.2467</text:p>
          </table:table-cell>
          <table:table-cell office:value-type="float" office:value="0.2775" calcext:value-type="float">
            <text:p>0.27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2127" calcext:value-type="float">
            <text:p>0.2127</text:p>
          </table:table-cell>
          <table:table-cell office:value-type="float" office:value="0.2384" calcext:value-type="float">
            <text:p>0.2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1638" calcext:value-type="float">
            <text:p>0.1638</text:p>
          </table:table-cell>
          <table:table-cell office:value-type="float" office:value="0.1823" calcext:value-type="float">
            <text:p>0.18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253" calcext:value-type="float">
            <text:p>0.1253</text:p>
          </table:table-cell>
          <table:table-cell office:value-type="float" office:value="0.1385" calcext:value-type="float">
            <text:p>0.1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356" calcext:value-type="float">
            <text:p>0.4356</text:p>
          </table:table-cell>
          <table:table-cell office:value-type="float" office:value="0.5289" calcext:value-type="float">
            <text:p>0.5289</text:p>
          </table:table-cell>
          <table:table-cell office:value-type="float" office:value="0.4307" calcext:value-type="float">
            <text:p>0.43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356" calcext:value-type="float">
            <text:p>0.4356</text:p>
          </table:table-cell>
          <table:table-cell office:value-type="float" office:value="0.5289" calcext:value-type="float">
            <text:p>0.5289</text:p>
          </table:table-cell>
          <table:table-cell office:value-type="float" office:value="0.4307" calcext:value-type="float">
            <text:p>0.43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369" calcext:value-type="float">
            <text:p>0.4369</text:p>
          </table:table-cell>
          <table:table-cell office:value-type="float" office:value="0.5289" calcext:value-type="float">
            <text:p>0.5289</text:p>
          </table:table-cell>
          <table:table-cell office:value-type="float" office:value="0.4316" calcext:value-type="float">
            <text:p>0.43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5264" calcext:value-type="float">
            <text:p>0.5264</text:p>
          </table:table-cell>
          <table:table-cell office:value-type="float" office:value="0.429" calcext:value-type="float">
            <text:p>0.4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5264" calcext:value-type="float">
            <text:p>0.5264</text:p>
          </table:table-cell>
          <table:table-cell office:value-type="float" office:value="0.429" calcext:value-type="float">
            <text:p>0.4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5264" calcext:value-type="float">
            <text:p>0.5264</text:p>
          </table:table-cell>
          <table:table-cell office:value-type="float" office:value="0.429" calcext:value-type="float">
            <text:p>0.4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369" calcext:value-type="float">
            <text:p>0.4369</text:p>
          </table:table-cell>
          <table:table-cell office:value-type="float" office:value="0.5264" calcext:value-type="float">
            <text:p>0.5264</text:p>
          </table:table-cell>
          <table:table-cell office:value-type="float" office:value="0.4307" calcext:value-type="float">
            <text:p>0.43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394" calcext:value-type="float">
            <text:p>0.4394</text:p>
          </table:table-cell>
          <table:table-cell office:value-type="float" office:value="0.5238" calcext:value-type="float">
            <text:p>0.5238</text:p>
          </table:table-cell>
          <table:table-cell office:value-type="float" office:value="0.4316" calcext:value-type="float">
            <text:p>0.43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446" calcext:value-type="float">
            <text:p>0.4446</text:p>
          </table:table-cell>
          <table:table-cell office:value-type="float" office:value="0.5212" calcext:value-type="float">
            <text:p>0.5212</text:p>
          </table:table-cell>
          <table:table-cell office:value-type="float" office:value="0.4342" calcext:value-type="float">
            <text:p>0.43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497" calcext:value-type="float">
            <text:p>0.4497</text:p>
          </table:table-cell>
          <table:table-cell office:value-type="float" office:value="0.5122" calcext:value-type="float">
            <text:p>0.5122</text:p>
          </table:table-cell>
          <table:table-cell office:value-type="float" office:value="0.4346" calcext:value-type="float">
            <text:p>0.43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4562" calcext:value-type="float">
            <text:p>0.4562</text:p>
          </table:table-cell>
          <table:table-cell office:value-type="float" office:value="0.5045" calcext:value-type="float">
            <text:p>0.5045</text:p>
          </table:table-cell>
          <table:table-cell office:value-type="float" office:value="0.4355" calcext:value-type="float">
            <text:p>0.43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451" calcext:value-type="float">
            <text:p>0.451</text:p>
          </table:table-cell>
          <table:table-cell office:value-type="float" office:value="0.48" calcext:value-type="float">
            <text:p>0.48</text:p>
          </table:table-cell>
          <table:table-cell office:value-type="float" office:value="0.4234" calcext:value-type="float">
            <text:p>0.42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4478" calcext:value-type="float">
            <text:p>0.4478</text:p>
          </table:table-cell>
          <table:table-cell office:value-type="float" office:value="0.4114" calcext:value-type="float">
            <text:p>0.41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4194" calcext:value-type="float">
            <text:p>0.4194</text:p>
          </table:table-cell>
          <table:table-cell office:value-type="float" office:value="0.402" calcext:value-type="float">
            <text:p>0.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4253" calcext:value-type="float">
            <text:p>0.4253</text:p>
          </table:table-cell>
          <table:table-cell office:value-type="float" office:value="0.38" calcext:value-type="float">
            <text:p>0.38</text:p>
          </table:table-cell>
          <table:table-cell office:value-type="float" office:value="0.3732" calcext:value-type="float">
            <text:p>0.37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3814" calcext:value-type="float">
            <text:p>0.3814</text:p>
          </table:table-cell>
          <table:table-cell office:value-type="float" office:value="0.3282" calcext:value-type="float">
            <text:p>0.3282</text:p>
          </table:table-cell>
          <table:table-cell office:value-type="float" office:value="0.3296" calcext:value-type="float">
            <text:p>0.32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3698" calcext:value-type="float">
            <text:p>0.3698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076" calcext:value-type="float">
            <text:p>0.30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25" calcext:value-type="float">
            <text:p>0.25</text:p>
          </table:table-cell>
          <table:table-cell office:value-type="float" office:value="0.2712" calcext:value-type="float">
            <text:p>0.27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1844" calcext:value-type="float">
            <text:p>0.1844</text:p>
          </table:table-cell>
          <table:table-cell office:value-type="float" office:value="0.2016" calcext:value-type="float">
            <text:p>0.2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149" calcext:value-type="float">
            <text:p>0.1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471" calcext:value-type="float">
            <text:p>0.3471</text:p>
          </table:table-cell>
          <table:table-cell office:value-type="float" office:value="0.575" calcext:value-type="float">
            <text:p>0.575</text:p>
          </table:table-cell>
          <table:table-cell office:value-type="float" office:value="0.3853" calcext:value-type="float">
            <text:p>0.38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471" calcext:value-type="float">
            <text:p>0.3471</text:p>
          </table:table-cell>
          <table:table-cell office:value-type="float" office:value="0.575" calcext:value-type="float">
            <text:p>0.575</text:p>
          </table:table-cell>
          <table:table-cell office:value-type="float" office:value="0.3853" calcext:value-type="float">
            <text:p>0.38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488" calcext:value-type="float">
            <text:p>0.3488</text:p>
          </table:table-cell>
          <table:table-cell office:value-type="float" office:value="0.575" calcext:value-type="float">
            <text:p>0.575</text:p>
          </table:table-cell>
          <table:table-cell office:value-type="float" office:value="0.3866" calcext:value-type="float">
            <text:p>0.38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462" calcext:value-type="float">
            <text:p>0.3462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384" calcext:value-type="float">
            <text:p>0.3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462" calcext:value-type="float">
            <text:p>0.3462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384" calcext:value-type="float">
            <text:p>0.3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471" calcext:value-type="float">
            <text:p>0.3471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3849" calcext:value-type="float">
            <text:p>0.38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552" calcext:value-type="float">
            <text:p>0.3552</text:p>
          </table:table-cell>
          <table:table-cell office:value-type="float" office:value="0.5698" calcext:value-type="float">
            <text:p>0.5698</text:p>
          </table:table-cell>
          <table:table-cell office:value-type="float" office:value="0.3904" calcext:value-type="float">
            <text:p>0.39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621" calcext:value-type="float">
            <text:p>0.3621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3941" calcext:value-type="float">
            <text:p>0.39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746" calcext:value-type="float">
            <text:p>0.3746</text:p>
          </table:table-cell>
          <table:table-cell office:value-type="float" office:value="0.555" calcext:value-type="float">
            <text:p>0.555</text:p>
          </table:table-cell>
          <table:table-cell office:value-type="float" office:value="0.4007" calcext:value-type="float">
            <text:p>0.40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862" calcext:value-type="float">
            <text:p>0.3862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406" calcext:value-type="float">
            <text:p>0.4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3883" calcext:value-type="float">
            <text:p>0.3883</text:p>
          </table:table-cell>
          <table:table-cell office:value-type="float" office:value="0.52" calcext:value-type="float">
            <text:p>0.52</text:p>
          </table:table-cell>
          <table:table-cell office:value-type="float" office:value="0.3998" calcext:value-type="float">
            <text:p>0.39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3978" calcext:value-type="float">
            <text:p>0.3978</text:p>
          </table:table-cell>
          <table:table-cell office:value-type="float" office:value="0.484" calcext:value-type="float">
            <text:p>0.484</text:p>
          </table:table-cell>
          <table:table-cell office:value-type="float" office:value="0.3983" calcext:value-type="float">
            <text:p>0.39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4098" calcext:value-type="float">
            <text:p>0.4098</text:p>
          </table:table-cell>
          <table:table-cell office:value-type="float" office:value="0.4547" calcext:value-type="float">
            <text:p>0.4547</text:p>
          </table:table-cell>
          <table:table-cell office:value-type="float" office:value="0.3982" calcext:value-type="float">
            <text:p>0.39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415" calcext:value-type="float">
            <text:p>0.415</text:p>
          </table:table-cell>
          <table:table-cell office:value-type="float" office:value="0.3784" calcext:value-type="float">
            <text:p>0.37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358" calcext:value-type="float">
            <text:p>0.358</text:p>
          </table:table-cell>
          <table:table-cell office:value-type="float" office:value="0.338" calcext:value-type="float">
            <text:p>0.3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3638" calcext:value-type="float">
            <text:p>0.3638</text:p>
          </table:table-cell>
          <table:table-cell office:value-type="float" office:value="0.3238" calcext:value-type="float">
            <text:p>0.3238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3316" calcext:value-type="float">
            <text:p>0.3316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2861" calcext:value-type="float">
            <text:p>0.28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1912" calcext:value-type="float">
            <text:p>0.1912</text:p>
          </table:table-cell>
          <table:table-cell office:value-type="float" office:value="0.2081" calcext:value-type="float">
            <text:p>0.20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1507" calcext:value-type="float">
            <text:p>0.15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893" calcext:value-type="float">
            <text:p>0.2893</text:p>
          </table:table-cell>
          <table:table-cell office:value-type="float" office:value="0.5995" calcext:value-type="float">
            <text:p>0.5995</text:p>
          </table:table-cell>
          <table:table-cell office:value-type="float" office:value="0.3454" calcext:value-type="float">
            <text:p>0.34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893" calcext:value-type="float">
            <text:p>0.2893</text:p>
          </table:table-cell>
          <table:table-cell office:value-type="float" office:value="0.5995" calcext:value-type="float">
            <text:p>0.5995</text:p>
          </table:table-cell>
          <table:table-cell office:value-type="float" office:value="0.3454" calcext:value-type="float">
            <text:p>0.34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912" calcext:value-type="float">
            <text:p>0.2912</text:p>
          </table:table-cell>
          <table:table-cell office:value-type="float" office:value="0.5995" calcext:value-type="float">
            <text:p>0.5995</text:p>
          </table:table-cell>
          <table:table-cell office:value-type="float" office:value="0.3469" calcext:value-type="float">
            <text:p>0.34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887" calcext:value-type="float">
            <text:p>0.2887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3444" calcext:value-type="float">
            <text:p>0.34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887" calcext:value-type="float">
            <text:p>0.2887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3444" calcext:value-type="float">
            <text:p>0.34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3457" calcext:value-type="float">
            <text:p>0.34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932" calcext:value-type="float">
            <text:p>0.2932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3481" calcext:value-type="float">
            <text:p>0.34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3003" calcext:value-type="float">
            <text:p>0.3003</text:p>
          </table:table-cell>
          <table:table-cell office:value-type="float" office:value="0.5943" calcext:value-type="float">
            <text:p>0.5943</text:p>
          </table:table-cell>
          <table:table-cell office:value-type="float" office:value="0.3539" calcext:value-type="float">
            <text:p>0.35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3082" calcext:value-type="float">
            <text:p>0.3082</text:p>
          </table:table-cell>
          <table:table-cell office:value-type="float" office:value="0.5892" calcext:value-type="float">
            <text:p>0.5892</text:p>
          </table:table-cell>
          <table:table-cell office:value-type="float" office:value="0.3588" calcext:value-type="float">
            <text:p>0.35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5789" calcext:value-type="float">
            <text:p>0.5789</text:p>
          </table:table-cell>
          <table:table-cell office:value-type="float" office:value="0.3694" calcext:value-type="float">
            <text:p>0.36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3402" calcext:value-type="float">
            <text:p>0.3402</text:p>
          </table:table-cell>
          <table:table-cell office:value-type="float" office:value="0.5656" calcext:value-type="float">
            <text:p>0.5656</text:p>
          </table:table-cell>
          <table:table-cell office:value-type="float" office:value="0.3783" calcext:value-type="float">
            <text:p>0.37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3471" calcext:value-type="float">
            <text:p>0.3471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3769" calcext:value-type="float">
            <text:p>0.37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5034" calcext:value-type="float">
            <text:p>0.5034</text:p>
          </table:table-cell>
          <table:table-cell office:value-type="float" office:value="0.3817" calcext:value-type="float">
            <text:p>0.38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3821" calcext:value-type="float">
            <text:p>0.3821</text:p>
          </table:table-cell>
          <table:table-cell office:value-type="float" office:value="0.4729" calcext:value-type="float">
            <text:p>0.4729</text:p>
          </table:table-cell>
          <table:table-cell office:value-type="float" office:value="0.3882" calcext:value-type="float">
            <text:p>0.38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3808" calcext:value-type="float">
            <text:p>0.3808</text:p>
          </table:table-cell>
          <table:table-cell office:value-type="float" office:value="0.4322" calcext:value-type="float">
            <text:p>0.4322</text:p>
          </table:table-cell>
          <table:table-cell office:value-type="float" office:value="0.3744" calcext:value-type="float">
            <text:p>0.37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349" calcext:value-type="float">
            <text:p>0.349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3372" calcext:value-type="float">
            <text:p>0.3372</text:p>
          </table:table-cell>
          <table:table-cell office:value-type="float" office:value="0.3265" calcext:value-type="float">
            <text:p>0.32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3299" calcext:value-type="float">
            <text:p>0.3299</text:p>
          </table:table-cell>
          <table:table-cell office:value-type="float" office:value="0.2794" calcext:value-type="float">
            <text:p>0.2794</text:p>
          </table:table-cell>
          <table:table-cell office:value-type="float" office:value="0.2928" calcext:value-type="float">
            <text:p>0.29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1949" calcext:value-type="float">
            <text:p>0.1949</text:p>
          </table:table-cell>
          <table:table-cell office:value-type="float" office:value="0.2112" calcext:value-type="float">
            <text:p>0.21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1511" calcext:value-type="float">
            <text:p>0.15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11" calcext:value-type="float">
            <text:p>0.31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11" calcext:value-type="float">
            <text:p>0.31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49" calcext:value-type="float">
            <text:p>0.24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28" calcext:value-type="float">
            <text:p>0.31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21" calcext:value-type="float">
            <text:p>0.31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45" calcext:value-type="float">
            <text:p>0.31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3218" calcext:value-type="float">
            <text:p>0.32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6033" calcext:value-type="float">
            <text:p>0.6033</text:p>
          </table:table-cell>
          <table:table-cell office:value-type="float" office:value="0.3281" calcext:value-type="float">
            <text:p>0.32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593" calcext:value-type="float">
            <text:p>0.593</text:p>
          </table:table-cell>
          <table:table-cell office:value-type="float" office:value="0.3415" calcext:value-type="float">
            <text:p>0.34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3061" calcext:value-type="float">
            <text:p>0.3061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3537" calcext:value-type="float">
            <text:p>0.35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3567" calcext:value-type="float">
            <text:p>0.35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3356" calcext:value-type="float">
            <text:p>0.3356</text:p>
          </table:table-cell>
          <table:table-cell office:value-type="float" office:value="0.5163" calcext:value-type="float">
            <text:p>0.5163</text:p>
          </table:table-cell>
          <table:table-cell office:value-type="float" office:value="0.3654" calcext:value-type="float">
            <text:p>0.36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3603" calcext:value-type="float">
            <text:p>0.3603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377" calcext:value-type="float">
            <text:p>0.3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3626" calcext:value-type="float">
            <text:p>0.3626</text:p>
          </table:table-cell>
          <table:table-cell office:value-type="float" office:value="0.4432" calcext:value-type="float">
            <text:p>0.4432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3359" calcext:value-type="float">
            <text:p>0.3359</text:p>
          </table:table-cell>
          <table:table-cell office:value-type="float" office:value="0.3826" calcext:value-type="float">
            <text:p>0.3826</text:p>
          </table:table-cell>
          <table:table-cell office:value-type="float" office:value="0.3307" calcext:value-type="float">
            <text:p>0.33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3433" calcext:value-type="float">
            <text:p>0.3433</text:p>
          </table:table-cell>
          <table:table-cell office:value-type="float" office:value="0.3263" calcext:value-type="float">
            <text:p>0.32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329" calcext:value-type="float">
            <text:p>0.329</text:p>
          </table:table-cell>
          <table:table-cell office:value-type="float" office:value="0.2843" calcext:value-type="float">
            <text:p>0.2843</text:p>
          </table:table-cell>
          <table:table-cell office:value-type="float" office:value="0.2961" calcext:value-type="float">
            <text:p>0.29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2128" calcext:value-type="float">
            <text:p>0.21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1511" calcext:value-type="float">
            <text:p>0.15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11" calcext:value-type="float">
            <text:p>0.3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11" calcext:value-type="float">
            <text:p>0.3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49" calcext:value-type="float">
            <text:p>0.24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28" calcext:value-type="float">
            <text:p>0.31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21" calcext:value-type="float">
            <text:p>0.31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45" calcext:value-type="float">
            <text:p>0.31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3218" calcext:value-type="float">
            <text:p>0.32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6033" calcext:value-type="float">
            <text:p>0.6033</text:p>
          </table:table-cell>
          <table:table-cell office:value-type="float" office:value="0.3281" calcext:value-type="float">
            <text:p>0.32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593" calcext:value-type="float">
            <text:p>0.593</text:p>
          </table:table-cell>
          <table:table-cell office:value-type="float" office:value="0.3415" calcext:value-type="float">
            <text:p>0.34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3061" calcext:value-type="float">
            <text:p>0.3061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3537" calcext:value-type="float">
            <text:p>0.35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3567" calcext:value-type="float">
            <text:p>0.35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3356" calcext:value-type="float">
            <text:p>0.3356</text:p>
          </table:table-cell>
          <table:table-cell office:value-type="float" office:value="0.5163" calcext:value-type="float">
            <text:p>0.5163</text:p>
          </table:table-cell>
          <table:table-cell office:value-type="float" office:value="0.3654" calcext:value-type="float">
            <text:p>0.36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3603" calcext:value-type="float">
            <text:p>0.3603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377" calcext:value-type="float">
            <text:p>0.3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3626" calcext:value-type="float">
            <text:p>0.3626</text:p>
          </table:table-cell>
          <table:table-cell office:value-type="float" office:value="0.4432" calcext:value-type="float">
            <text:p>0.4432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3359" calcext:value-type="float">
            <text:p>0.3359</text:p>
          </table:table-cell>
          <table:table-cell office:value-type="float" office:value="0.3826" calcext:value-type="float">
            <text:p>0.3826</text:p>
          </table:table-cell>
          <table:table-cell office:value-type="float" office:value="0.3307" calcext:value-type="float">
            <text:p>0.33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3433" calcext:value-type="float">
            <text:p>0.3433</text:p>
          </table:table-cell>
          <table:table-cell office:value-type="float" office:value="0.3263" calcext:value-type="float">
            <text:p>0.32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329" calcext:value-type="float">
            <text:p>0.329</text:p>
          </table:table-cell>
          <table:table-cell office:value-type="float" office:value="0.2843" calcext:value-type="float">
            <text:p>0.2843</text:p>
          </table:table-cell>
          <table:table-cell office:value-type="float" office:value="0.2961" calcext:value-type="float">
            <text:p>0.29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2128" calcext:value-type="float">
            <text:p>0.21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1511" calcext:value-type="float">
            <text:p>0.15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11" calcext:value-type="float">
            <text:p>0.3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11" calcext:value-type="float">
            <text:p>0.3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49" calcext:value-type="float">
            <text:p>0.24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28" calcext:value-type="float">
            <text:p>0.3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21" calcext:value-type="float">
            <text:p>0.31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45" calcext:value-type="float">
            <text:p>0.31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3218" calcext:value-type="float">
            <text:p>0.32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6033" calcext:value-type="float">
            <text:p>0.6033</text:p>
          </table:table-cell>
          <table:table-cell office:value-type="float" office:value="0.3281" calcext:value-type="float">
            <text:p>0.32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593" calcext:value-type="float">
            <text:p>0.593</text:p>
          </table:table-cell>
          <table:table-cell office:value-type="float" office:value="0.3415" calcext:value-type="float">
            <text:p>0.34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3061" calcext:value-type="float">
            <text:p>0.3061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3537" calcext:value-type="float">
            <text:p>0.35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3567" calcext:value-type="float">
            <text:p>0.35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3356" calcext:value-type="float">
            <text:p>0.3356</text:p>
          </table:table-cell>
          <table:table-cell office:value-type="float" office:value="0.5163" calcext:value-type="float">
            <text:p>0.5163</text:p>
          </table:table-cell>
          <table:table-cell office:value-type="float" office:value="0.3654" calcext:value-type="float">
            <text:p>0.36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3603" calcext:value-type="float">
            <text:p>0.3603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377" calcext:value-type="float">
            <text:p>0.3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3626" calcext:value-type="float">
            <text:p>0.3626</text:p>
          </table:table-cell>
          <table:table-cell office:value-type="float" office:value="0.4432" calcext:value-type="float">
            <text:p>0.4432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3359" calcext:value-type="float">
            <text:p>0.3359</text:p>
          </table:table-cell>
          <table:table-cell office:value-type="float" office:value="0.3826" calcext:value-type="float">
            <text:p>0.3826</text:p>
          </table:table-cell>
          <table:table-cell office:value-type="float" office:value="0.3307" calcext:value-type="float">
            <text:p>0.33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3433" calcext:value-type="float">
            <text:p>0.3433</text:p>
          </table:table-cell>
          <table:table-cell office:value-type="float" office:value="0.3263" calcext:value-type="float">
            <text:p>0.32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329" calcext:value-type="float">
            <text:p>0.329</text:p>
          </table:table-cell>
          <table:table-cell office:value-type="float" office:value="0.2843" calcext:value-type="float">
            <text:p>0.2843</text:p>
          </table:table-cell>
          <table:table-cell office:value-type="float" office:value="0.2961" calcext:value-type="float">
            <text:p>0.29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2128" calcext:value-type="float">
            <text:p>0.2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1511" calcext:value-type="float">
            <text:p>0.15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11" calcext:value-type="float">
            <text:p>0.3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11" calcext:value-type="float">
            <text:p>0.3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49" calcext:value-type="float">
            <text:p>0.24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28" calcext:value-type="float">
            <text:p>0.31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21" calcext:value-type="float">
            <text:p>0.31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45" calcext:value-type="float">
            <text:p>0.31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3218" calcext:value-type="float">
            <text:p>0.32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6033" calcext:value-type="float">
            <text:p>0.6033</text:p>
          </table:table-cell>
          <table:table-cell office:value-type="float" office:value="0.3281" calcext:value-type="float">
            <text:p>0.32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593" calcext:value-type="float">
            <text:p>0.593</text:p>
          </table:table-cell>
          <table:table-cell office:value-type="float" office:value="0.3415" calcext:value-type="float">
            <text:p>0.34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3061" calcext:value-type="float">
            <text:p>0.3061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3537" calcext:value-type="float">
            <text:p>0.35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3567" calcext:value-type="float">
            <text:p>0.35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3356" calcext:value-type="float">
            <text:p>0.3356</text:p>
          </table:table-cell>
          <table:table-cell office:value-type="float" office:value="0.5163" calcext:value-type="float">
            <text:p>0.5163</text:p>
          </table:table-cell>
          <table:table-cell office:value-type="float" office:value="0.3654" calcext:value-type="float">
            <text:p>0.36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3603" calcext:value-type="float">
            <text:p>0.3603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377" calcext:value-type="float">
            <text:p>0.3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3626" calcext:value-type="float">
            <text:p>0.3626</text:p>
          </table:table-cell>
          <table:table-cell office:value-type="float" office:value="0.4432" calcext:value-type="float">
            <text:p>0.4432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3359" calcext:value-type="float">
            <text:p>0.3359</text:p>
          </table:table-cell>
          <table:table-cell office:value-type="float" office:value="0.3826" calcext:value-type="float">
            <text:p>0.3826</text:p>
          </table:table-cell>
          <table:table-cell office:value-type="float" office:value="0.3307" calcext:value-type="float">
            <text:p>0.33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3433" calcext:value-type="float">
            <text:p>0.3433</text:p>
          </table:table-cell>
          <table:table-cell office:value-type="float" office:value="0.3263" calcext:value-type="float">
            <text:p>0.32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329" calcext:value-type="float">
            <text:p>0.329</text:p>
          </table:table-cell>
          <table:table-cell office:value-type="float" office:value="0.2843" calcext:value-type="float">
            <text:p>0.2843</text:p>
          </table:table-cell>
          <table:table-cell office:value-type="float" office:value="0.2961" calcext:value-type="float">
            <text:p>0.29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2128" calcext:value-type="float">
            <text:p>0.21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1511" calcext:value-type="float">
            <text:p>0.15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11" calcext:value-type="float">
            <text:p>0.31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11" calcext:value-type="float">
            <text:p>0.31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49" calcext:value-type="float">
            <text:p>0.24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28" calcext:value-type="float">
            <text:p>0.31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21" calcext:value-type="float">
            <text:p>0.31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45" calcext:value-type="float">
            <text:p>0.31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3218" calcext:value-type="float">
            <text:p>0.32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6033" calcext:value-type="float">
            <text:p>0.6033</text:p>
          </table:table-cell>
          <table:table-cell office:value-type="float" office:value="0.3281" calcext:value-type="float">
            <text:p>0.32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593" calcext:value-type="float">
            <text:p>0.593</text:p>
          </table:table-cell>
          <table:table-cell office:value-type="float" office:value="0.3415" calcext:value-type="float">
            <text:p>0.34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3061" calcext:value-type="float">
            <text:p>0.3061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3537" calcext:value-type="float">
            <text:p>0.35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3567" calcext:value-type="float">
            <text:p>0.35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3356" calcext:value-type="float">
            <text:p>0.3356</text:p>
          </table:table-cell>
          <table:table-cell office:value-type="float" office:value="0.5163" calcext:value-type="float">
            <text:p>0.5163</text:p>
          </table:table-cell>
          <table:table-cell office:value-type="float" office:value="0.3654" calcext:value-type="float">
            <text:p>0.36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3603" calcext:value-type="float">
            <text:p>0.3603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377" calcext:value-type="float">
            <text:p>0.3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3626" calcext:value-type="float">
            <text:p>0.3626</text:p>
          </table:table-cell>
          <table:table-cell office:value-type="float" office:value="0.4432" calcext:value-type="float">
            <text:p>0.4432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3359" calcext:value-type="float">
            <text:p>0.3359</text:p>
          </table:table-cell>
          <table:table-cell office:value-type="float" office:value="0.3826" calcext:value-type="float">
            <text:p>0.3826</text:p>
          </table:table-cell>
          <table:table-cell office:value-type="float" office:value="0.3307" calcext:value-type="float">
            <text:p>0.33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3433" calcext:value-type="float">
            <text:p>0.3433</text:p>
          </table:table-cell>
          <table:table-cell office:value-type="float" office:value="0.3263" calcext:value-type="float">
            <text:p>0.32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329" calcext:value-type="float">
            <text:p>0.329</text:p>
          </table:table-cell>
          <table:table-cell office:value-type="float" office:value="0.2843" calcext:value-type="float">
            <text:p>0.2843</text:p>
          </table:table-cell>
          <table:table-cell office:value-type="float" office:value="0.2961" calcext:value-type="float">
            <text:p>0.29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2128" calcext:value-type="float">
            <text:p>0.21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1511" calcext:value-type="float">
            <text:p>0.15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11" calcext:value-type="float">
            <text:p>0.3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11" calcext:value-type="float">
            <text:p>0.3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49" calcext:value-type="float">
            <text:p>0.24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28" calcext:value-type="float">
            <text:p>0.31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21" calcext:value-type="float">
            <text:p>0.31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45" calcext:value-type="float">
            <text:p>0.31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3218" calcext:value-type="float">
            <text:p>0.32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6033" calcext:value-type="float">
            <text:p>0.6033</text:p>
          </table:table-cell>
          <table:table-cell office:value-type="float" office:value="0.3281" calcext:value-type="float">
            <text:p>0.32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593" calcext:value-type="float">
            <text:p>0.593</text:p>
          </table:table-cell>
          <table:table-cell office:value-type="float" office:value="0.3415" calcext:value-type="float">
            <text:p>0.34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3061" calcext:value-type="float">
            <text:p>0.3061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3537" calcext:value-type="float">
            <text:p>0.35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3567" calcext:value-type="float">
            <text:p>0.35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3356" calcext:value-type="float">
            <text:p>0.3356</text:p>
          </table:table-cell>
          <table:table-cell office:value-type="float" office:value="0.5163" calcext:value-type="float">
            <text:p>0.5163</text:p>
          </table:table-cell>
          <table:table-cell office:value-type="float" office:value="0.3654" calcext:value-type="float">
            <text:p>0.36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3603" calcext:value-type="float">
            <text:p>0.3603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377" calcext:value-type="float">
            <text:p>0.3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3626" calcext:value-type="float">
            <text:p>0.3626</text:p>
          </table:table-cell>
          <table:table-cell office:value-type="float" office:value="0.4432" calcext:value-type="float">
            <text:p>0.4432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3359" calcext:value-type="float">
            <text:p>0.3359</text:p>
          </table:table-cell>
          <table:table-cell office:value-type="float" office:value="0.3826" calcext:value-type="float">
            <text:p>0.3826</text:p>
          </table:table-cell>
          <table:table-cell office:value-type="float" office:value="0.3307" calcext:value-type="float">
            <text:p>0.33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3433" calcext:value-type="float">
            <text:p>0.3433</text:p>
          </table:table-cell>
          <table:table-cell office:value-type="float" office:value="0.3263" calcext:value-type="float">
            <text:p>0.32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329" calcext:value-type="float">
            <text:p>0.329</text:p>
          </table:table-cell>
          <table:table-cell office:value-type="float" office:value="0.2843" calcext:value-type="float">
            <text:p>0.2843</text:p>
          </table:table-cell>
          <table:table-cell office:value-type="float" office:value="0.2961" calcext:value-type="float">
            <text:p>0.29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2128" calcext:value-type="float">
            <text:p>0.21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1511" calcext:value-type="float">
            <text:p>0.15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11" calcext:value-type="float">
            <text:p>0.31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11" calcext:value-type="float">
            <text:p>0.31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49" calcext:value-type="float">
            <text:p>0.24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28" calcext:value-type="float">
            <text:p>0.31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21" calcext:value-type="float">
            <text:p>0.31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45" calcext:value-type="float">
            <text:p>0.31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3218" calcext:value-type="float">
            <text:p>0.32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6033" calcext:value-type="float">
            <text:p>0.6033</text:p>
          </table:table-cell>
          <table:table-cell office:value-type="float" office:value="0.3281" calcext:value-type="float">
            <text:p>0.32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593" calcext:value-type="float">
            <text:p>0.593</text:p>
          </table:table-cell>
          <table:table-cell office:value-type="float" office:value="0.3415" calcext:value-type="float">
            <text:p>0.34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3061" calcext:value-type="float">
            <text:p>0.3061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3537" calcext:value-type="float">
            <text:p>0.35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3567" calcext:value-type="float">
            <text:p>0.35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3356" calcext:value-type="float">
            <text:p>0.3356</text:p>
          </table:table-cell>
          <table:table-cell office:value-type="float" office:value="0.5163" calcext:value-type="float">
            <text:p>0.5163</text:p>
          </table:table-cell>
          <table:table-cell office:value-type="float" office:value="0.3654" calcext:value-type="float">
            <text:p>0.36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3603" calcext:value-type="float">
            <text:p>0.3603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377" calcext:value-type="float">
            <text:p>0.3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3626" calcext:value-type="float">
            <text:p>0.3626</text:p>
          </table:table-cell>
          <table:table-cell office:value-type="float" office:value="0.4432" calcext:value-type="float">
            <text:p>0.4432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3359" calcext:value-type="float">
            <text:p>0.3359</text:p>
          </table:table-cell>
          <table:table-cell office:value-type="float" office:value="0.3826" calcext:value-type="float">
            <text:p>0.3826</text:p>
          </table:table-cell>
          <table:table-cell office:value-type="float" office:value="0.3307" calcext:value-type="float">
            <text:p>0.33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3433" calcext:value-type="float">
            <text:p>0.3433</text:p>
          </table:table-cell>
          <table:table-cell office:value-type="float" office:value="0.3263" calcext:value-type="float">
            <text:p>0.32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329" calcext:value-type="float">
            <text:p>0.329</text:p>
          </table:table-cell>
          <table:table-cell office:value-type="float" office:value="0.2843" calcext:value-type="float">
            <text:p>0.2843</text:p>
          </table:table-cell>
          <table:table-cell office:value-type="float" office:value="0.2961" calcext:value-type="float">
            <text:p>0.29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2128" calcext:value-type="float">
            <text:p>0.21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1511" calcext:value-type="float">
            <text:p>0.15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11" calcext:value-type="float">
            <text:p>0.31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11" calcext:value-type="float">
            <text:p>0.31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49" calcext:value-type="float">
            <text:p>0.24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28" calcext:value-type="float">
            <text:p>0.31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21" calcext:value-type="float">
            <text:p>0.31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45" calcext:value-type="float">
            <text:p>0.31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3218" calcext:value-type="float">
            <text:p>0.32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6033" calcext:value-type="float">
            <text:p>0.6033</text:p>
          </table:table-cell>
          <table:table-cell office:value-type="float" office:value="0.3281" calcext:value-type="float">
            <text:p>0.32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593" calcext:value-type="float">
            <text:p>0.593</text:p>
          </table:table-cell>
          <table:table-cell office:value-type="float" office:value="0.3415" calcext:value-type="float">
            <text:p>0.34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3061" calcext:value-type="float">
            <text:p>0.3061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3537" calcext:value-type="float">
            <text:p>0.35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3567" calcext:value-type="float">
            <text:p>0.35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3356" calcext:value-type="float">
            <text:p>0.3356</text:p>
          </table:table-cell>
          <table:table-cell office:value-type="float" office:value="0.5163" calcext:value-type="float">
            <text:p>0.5163</text:p>
          </table:table-cell>
          <table:table-cell office:value-type="float" office:value="0.3654" calcext:value-type="float">
            <text:p>0.36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3603" calcext:value-type="float">
            <text:p>0.3603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377" calcext:value-type="float">
            <text:p>0.3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3626" calcext:value-type="float">
            <text:p>0.3626</text:p>
          </table:table-cell>
          <table:table-cell office:value-type="float" office:value="0.4432" calcext:value-type="float">
            <text:p>0.4432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3359" calcext:value-type="float">
            <text:p>0.3359</text:p>
          </table:table-cell>
          <table:table-cell office:value-type="float" office:value="0.3826" calcext:value-type="float">
            <text:p>0.3826</text:p>
          </table:table-cell>
          <table:table-cell office:value-type="float" office:value="0.3307" calcext:value-type="float">
            <text:p>0.33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3433" calcext:value-type="float">
            <text:p>0.3433</text:p>
          </table:table-cell>
          <table:table-cell office:value-type="float" office:value="0.3263" calcext:value-type="float">
            <text:p>0.32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329" calcext:value-type="float">
            <text:p>0.329</text:p>
          </table:table-cell>
          <table:table-cell office:value-type="float" office:value="0.2843" calcext:value-type="float">
            <text:p>0.2843</text:p>
          </table:table-cell>
          <table:table-cell office:value-type="float" office:value="0.2961" calcext:value-type="float">
            <text:p>0.29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2128" calcext:value-type="float">
            <text:p>0.21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1511" calcext:value-type="float">
            <text:p>0.15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11" calcext:value-type="float">
            <text:p>0.31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11" calcext:value-type="float">
            <text:p>0.31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49" calcext:value-type="float">
            <text:p>0.24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28" calcext:value-type="float">
            <text:p>0.31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21" calcext:value-type="float">
            <text:p>0.31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45" calcext:value-type="float">
            <text:p>0.31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3218" calcext:value-type="float">
            <text:p>0.32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6033" calcext:value-type="float">
            <text:p>0.6033</text:p>
          </table:table-cell>
          <table:table-cell office:value-type="float" office:value="0.3281" calcext:value-type="float">
            <text:p>0.32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593" calcext:value-type="float">
            <text:p>0.593</text:p>
          </table:table-cell>
          <table:table-cell office:value-type="float" office:value="0.3415" calcext:value-type="float">
            <text:p>0.34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3061" calcext:value-type="float">
            <text:p>0.3061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3537" calcext:value-type="float">
            <text:p>0.35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3567" calcext:value-type="float">
            <text:p>0.35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3356" calcext:value-type="float">
            <text:p>0.3356</text:p>
          </table:table-cell>
          <table:table-cell office:value-type="float" office:value="0.5163" calcext:value-type="float">
            <text:p>0.5163</text:p>
          </table:table-cell>
          <table:table-cell office:value-type="float" office:value="0.3654" calcext:value-type="float">
            <text:p>0.36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3603" calcext:value-type="float">
            <text:p>0.3603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377" calcext:value-type="float">
            <text:p>0.3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3626" calcext:value-type="float">
            <text:p>0.3626</text:p>
          </table:table-cell>
          <table:table-cell office:value-type="float" office:value="0.4432" calcext:value-type="float">
            <text:p>0.4432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3359" calcext:value-type="float">
            <text:p>0.3359</text:p>
          </table:table-cell>
          <table:table-cell office:value-type="float" office:value="0.3826" calcext:value-type="float">
            <text:p>0.3826</text:p>
          </table:table-cell>
          <table:table-cell office:value-type="float" office:value="0.3307" calcext:value-type="float">
            <text:p>0.33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3433" calcext:value-type="float">
            <text:p>0.3433</text:p>
          </table:table-cell>
          <table:table-cell office:value-type="float" office:value="0.3263" calcext:value-type="float">
            <text:p>0.3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329" calcext:value-type="float">
            <text:p>0.329</text:p>
          </table:table-cell>
          <table:table-cell office:value-type="float" office:value="0.2843" calcext:value-type="float">
            <text:p>0.2843</text:p>
          </table:table-cell>
          <table:table-cell office:value-type="float" office:value="0.2961" calcext:value-type="float">
            <text:p>0.29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2128" calcext:value-type="float">
            <text:p>0.21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1511" calcext:value-type="float">
            <text:p>0.15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11" calcext:value-type="float">
            <text:p>0.31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11" calcext:value-type="float">
            <text:p>0.31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49" calcext:value-type="float">
            <text:p>0.24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28" calcext:value-type="float">
            <text:p>0.31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21" calcext:value-type="float">
            <text:p>0.31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45" calcext:value-type="float">
            <text:p>0.31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3218" calcext:value-type="float">
            <text:p>0.32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6033" calcext:value-type="float">
            <text:p>0.6033</text:p>
          </table:table-cell>
          <table:table-cell office:value-type="float" office:value="0.3281" calcext:value-type="float">
            <text:p>0.32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593" calcext:value-type="float">
            <text:p>0.593</text:p>
          </table:table-cell>
          <table:table-cell office:value-type="float" office:value="0.3415" calcext:value-type="float">
            <text:p>0.34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3061" calcext:value-type="float">
            <text:p>0.3061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3537" calcext:value-type="float">
            <text:p>0.35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3567" calcext:value-type="float">
            <text:p>0.35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3356" calcext:value-type="float">
            <text:p>0.3356</text:p>
          </table:table-cell>
          <table:table-cell office:value-type="float" office:value="0.5163" calcext:value-type="float">
            <text:p>0.5163</text:p>
          </table:table-cell>
          <table:table-cell office:value-type="float" office:value="0.3654" calcext:value-type="float">
            <text:p>0.36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3603" calcext:value-type="float">
            <text:p>0.3603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377" calcext:value-type="float">
            <text:p>0.3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3626" calcext:value-type="float">
            <text:p>0.3626</text:p>
          </table:table-cell>
          <table:table-cell office:value-type="float" office:value="0.4432" calcext:value-type="float">
            <text:p>0.4432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3359" calcext:value-type="float">
            <text:p>0.3359</text:p>
          </table:table-cell>
          <table:table-cell office:value-type="float" office:value="0.3826" calcext:value-type="float">
            <text:p>0.3826</text:p>
          </table:table-cell>
          <table:table-cell office:value-type="float" office:value="0.3307" calcext:value-type="float">
            <text:p>0.33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3433" calcext:value-type="float">
            <text:p>0.3433</text:p>
          </table:table-cell>
          <table:table-cell office:value-type="float" office:value="0.3263" calcext:value-type="float">
            <text:p>0.32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329" calcext:value-type="float">
            <text:p>0.329</text:p>
          </table:table-cell>
          <table:table-cell office:value-type="float" office:value="0.2843" calcext:value-type="float">
            <text:p>0.2843</text:p>
          </table:table-cell>
          <table:table-cell office:value-type="float" office:value="0.2961" calcext:value-type="float">
            <text:p>0.29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2128" calcext:value-type="float">
            <text:p>0.21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1511" calcext:value-type="float">
            <text:p>0.15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11" calcext:value-type="float">
            <text:p>0.31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11" calcext:value-type="float">
            <text:p>0.31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49" calcext:value-type="float">
            <text:p>0.24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3128" calcext:value-type="float">
            <text:p>0.31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21" calcext:value-type="float">
            <text:p>0.31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145" calcext:value-type="float">
            <text:p>0.31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3218" calcext:value-type="float">
            <text:p>0.32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6033" calcext:value-type="float">
            <text:p>0.6033</text:p>
          </table:table-cell>
          <table:table-cell office:value-type="float" office:value="0.3281" calcext:value-type="float">
            <text:p>0.32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593" calcext:value-type="float">
            <text:p>0.593</text:p>
          </table:table-cell>
          <table:table-cell office:value-type="float" office:value="0.3415" calcext:value-type="float">
            <text:p>0.34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3061" calcext:value-type="float">
            <text:p>0.3061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3537" calcext:value-type="float">
            <text:p>0.35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3567" calcext:value-type="float">
            <text:p>0.35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3356" calcext:value-type="float">
            <text:p>0.3356</text:p>
          </table:table-cell>
          <table:table-cell office:value-type="float" office:value="0.5163" calcext:value-type="float">
            <text:p>0.5163</text:p>
          </table:table-cell>
          <table:table-cell office:value-type="float" office:value="0.3654" calcext:value-type="float">
            <text:p>0.36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3603" calcext:value-type="float">
            <text:p>0.3603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377" calcext:value-type="float">
            <text:p>0.3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3626" calcext:value-type="float">
            <text:p>0.3626</text:p>
          </table:table-cell>
          <table:table-cell office:value-type="float" office:value="0.4432" calcext:value-type="float">
            <text:p>0.4432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3359" calcext:value-type="float">
            <text:p>0.3359</text:p>
          </table:table-cell>
          <table:table-cell office:value-type="float" office:value="0.3826" calcext:value-type="float">
            <text:p>0.3826</text:p>
          </table:table-cell>
          <table:table-cell office:value-type="float" office:value="0.3307" calcext:value-type="float">
            <text:p>0.33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3433" calcext:value-type="float">
            <text:p>0.3433</text:p>
          </table:table-cell>
          <table:table-cell office:value-type="float" office:value="0.3263" calcext:value-type="float">
            <text:p>0.32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329" calcext:value-type="float">
            <text:p>0.329</text:p>
          </table:table-cell>
          <table:table-cell office:value-type="float" office:value="0.2843" calcext:value-type="float">
            <text:p>0.2843</text:p>
          </table:table-cell>
          <table:table-cell office:value-type="float" office:value="0.2961" calcext:value-type="float">
            <text:p>0.29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2128" calcext:value-type="float">
            <text:p>0.21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1511" calcext:value-type="float">
            <text:p>0.15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6134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6136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4738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9107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8958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</table:table>
      <table:table table:name="optimize_tfidf_split3_level5" table:style-name="ta1">
        <table:table-source xlink:type="simple" xlink:href="../optimize_tfidf_split3_level5.out" table:table-name="optimize_tfidf_split3_level5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432" calcext:value-type="float">
            <text:p>0.432</text:p>
          </table:table-cell>
          <table:table-cell office:value-type="float" office:value="0.4678" calcext:value-type="float">
            <text:p>0.46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432" calcext:value-type="float">
            <text:p>0.432</text:p>
          </table:table-cell>
          <table:table-cell office:value-type="float" office:value="0.4678" calcext:value-type="float">
            <text:p>0.46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432" calcext:value-type="float">
            <text:p>0.432</text:p>
          </table:table-cell>
          <table:table-cell office:value-type="float" office:value="0.4678" calcext:value-type="float">
            <text:p>0.46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432" calcext:value-type="float">
            <text:p>0.432</text:p>
          </table:table-cell>
          <table:table-cell office:value-type="float" office:value="0.4678" calcext:value-type="float">
            <text:p>0.46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432" calcext:value-type="float">
            <text:p>0.432</text:p>
          </table:table-cell>
          <table:table-cell office:value-type="float" office:value="0.4678" calcext:value-type="float">
            <text:p>0.46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5979" calcext:value-type="float">
            <text:p>0.5979</text:p>
          </table:table-cell>
          <table:table-cell office:value-type="float" office:value="0.4294" calcext:value-type="float">
            <text:p>0.4294</text:p>
          </table:table-cell>
          <table:table-cell office:value-type="float" office:value="0.4651" calcext:value-type="float">
            <text:p>0.46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5979" calcext:value-type="float">
            <text:p>0.5979</text:p>
          </table:table-cell>
          <table:table-cell office:value-type="float" office:value="0.4294" calcext:value-type="float">
            <text:p>0.4294</text:p>
          </table:table-cell>
          <table:table-cell office:value-type="float" office:value="0.4651" calcext:value-type="float">
            <text:p>0.46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5953" calcext:value-type="float">
            <text:p>0.5953</text:p>
          </table:table-cell>
          <table:table-cell office:value-type="float" office:value="0.4268" calcext:value-type="float">
            <text:p>0.4268</text:p>
          </table:table-cell>
          <table:table-cell office:value-type="float" office:value="0.4625" calcext:value-type="float">
            <text:p>0.4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5927" calcext:value-type="float">
            <text:p>0.5927</text:p>
          </table:table-cell>
          <table:table-cell office:value-type="float" office:value="0.4241" calcext:value-type="float">
            <text:p>0.4241</text:p>
          </table:table-cell>
          <table:table-cell office:value-type="float" office:value="0.4599" calcext:value-type="float">
            <text:p>0.45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4189" calcext:value-type="float">
            <text:p>0.4189</text:p>
          </table:table-cell>
          <table:table-cell office:value-type="float" office:value="0.4547" calcext:value-type="float">
            <text:p>0.45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744" calcext:value-type="float">
            <text:p>0.5744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4432" calcext:value-type="float">
            <text:p>0.44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5561" calcext:value-type="float">
            <text:p>0.5561</text:p>
          </table:table-cell>
          <table:table-cell office:value-type="float" office:value="0.3895" calcext:value-type="float">
            <text:p>0.3895</text:p>
          </table:table-cell>
          <table:table-cell office:value-type="float" office:value="0.4249" calcext:value-type="float">
            <text:p>0.4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326" calcext:value-type="float">
            <text:p>0.5326</text:p>
          </table:table-cell>
          <table:table-cell office:value-type="float" office:value="0.368" calcext:value-type="float">
            <text:p>0.368</text:p>
          </table:table-cell>
          <table:table-cell office:value-type="float" office:value="0.403" calcext:value-type="float">
            <text:p>0.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4909" calcext:value-type="float">
            <text:p>0.4909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3638" calcext:value-type="float">
            <text:p>0.36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4595" calcext:value-type="float">
            <text:p>0.4595</text:p>
          </table:table-cell>
          <table:table-cell office:value-type="float" office:value="0.3067" calcext:value-type="float">
            <text:p>0.3067</text:p>
          </table:table-cell>
          <table:table-cell office:value-type="float" office:value="0.3384" calcext:value-type="float">
            <text:p>0.3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2681" calcext:value-type="float">
            <text:p>0.2681</text:p>
          </table:table-cell>
          <table:table-cell office:value-type="float" office:value="0.2973" calcext:value-type="float">
            <text:p>0.29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2662" calcext:value-type="float">
            <text:p>0.26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2114" calcext:value-type="float">
            <text:p>0.2114</text:p>
          </table:table-cell>
          <table:table-cell office:value-type="float" office:value="0.2355" calcext:value-type="float">
            <text:p>0.23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1891" calcext:value-type="float">
            <text:p>0.18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1442" calcext:value-type="float">
            <text:p>0.14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204" calcext:value-type="float">
            <text:p>0.4204</text:p>
          </table:table-cell>
          <table:table-cell office:value-type="float" office:value="0.5141" calcext:value-type="float">
            <text:p>0.5141</text:p>
          </table:table-cell>
          <table:table-cell office:value-type="float" office:value="0.4167" calcext:value-type="float">
            <text:p>0.4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204" calcext:value-type="float">
            <text:p>0.4204</text:p>
          </table:table-cell>
          <table:table-cell office:value-type="float" office:value="0.5141" calcext:value-type="float">
            <text:p>0.5141</text:p>
          </table:table-cell>
          <table:table-cell office:value-type="float" office:value="0.4167" calcext:value-type="float">
            <text:p>0.4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5141" calcext:value-type="float">
            <text:p>0.5141</text:p>
          </table:table-cell>
          <table:table-cell office:value-type="float" office:value="0.4176" calcext:value-type="float">
            <text:p>0.41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5141" calcext:value-type="float">
            <text:p>0.5141</text:p>
          </table:table-cell>
          <table:table-cell office:value-type="float" office:value="0.4176" calcext:value-type="float">
            <text:p>0.41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5141" calcext:value-type="float">
            <text:p>0.5141</text:p>
          </table:table-cell>
          <table:table-cell office:value-type="float" office:value="0.4176" calcext:value-type="float">
            <text:p>0.41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191" calcext:value-type="float">
            <text:p>0.4191</text:p>
          </table:table-cell>
          <table:table-cell office:value-type="float" office:value="0.5115" calcext:value-type="float">
            <text:p>0.5115</text:p>
          </table:table-cell>
          <table:table-cell office:value-type="float" office:value="0.415" calcext:value-type="float">
            <text:p>0.4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5115" calcext:value-type="float">
            <text:p>0.5115</text:p>
          </table:table-cell>
          <table:table-cell office:value-type="float" office:value="0.4167" calcext:value-type="float">
            <text:p>0.4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23" calcext:value-type="float">
            <text:p>0.423</text:p>
          </table:table-cell>
          <table:table-cell office:value-type="float" office:value="0.5089" calcext:value-type="float">
            <text:p>0.5089</text:p>
          </table:table-cell>
          <table:table-cell office:value-type="float" office:value="0.4167" calcext:value-type="float">
            <text:p>0.4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282" calcext:value-type="float">
            <text:p>0.4282</text:p>
          </table:table-cell>
          <table:table-cell office:value-type="float" office:value="0.5063" calcext:value-type="float">
            <text:p>0.5063</text:p>
          </table:table-cell>
          <table:table-cell office:value-type="float" office:value="0.4193" calcext:value-type="float">
            <text:p>0.41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386" calcext:value-type="float">
            <text:p>0.4386</text:p>
          </table:table-cell>
          <table:table-cell office:value-type="float" office:value="0.5011" calcext:value-type="float">
            <text:p>0.5011</text:p>
          </table:table-cell>
          <table:table-cell office:value-type="float" office:value="0.4241" calcext:value-type="float">
            <text:p>0.42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436" calcext:value-type="float">
            <text:p>0.436</text:p>
          </table:table-cell>
          <table:table-cell office:value-type="float" office:value="0.4854" calcext:value-type="float">
            <text:p>0.4854</text:p>
          </table:table-cell>
          <table:table-cell office:value-type="float" office:value="0.4172" calcext:value-type="float">
            <text:p>0.41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4386" calcext:value-type="float">
            <text:p>0.4386</text:p>
          </table:table-cell>
          <table:table-cell office:value-type="float" office:value="0.4632" calcext:value-type="float">
            <text:p>0.4632</text:p>
          </table:table-cell>
          <table:table-cell office:value-type="float" office:value="0.4111" calcext:value-type="float">
            <text:p>0.4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4334" calcext:value-type="float">
            <text:p>0.4334</text:p>
          </table:table-cell>
          <table:table-cell office:value-type="float" office:value="0.4345" calcext:value-type="float">
            <text:p>0.4345</text:p>
          </table:table-cell>
          <table:table-cell office:value-type="float" office:value="0.398" calcext:value-type="float">
            <text:p>0.3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4164" calcext:value-type="float">
            <text:p>0.4164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3737" calcext:value-type="float">
            <text:p>0.37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3543" calcext:value-type="float">
            <text:p>0.35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3668" calcext:value-type="float">
            <text:p>0.3668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3193" calcext:value-type="float">
            <text:p>0.31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2851" calcext:value-type="float">
            <text:p>0.2851</text:p>
          </table:table-cell>
          <table:table-cell office:value-type="float" office:value="0.2931" calcext:value-type="float">
            <text:p>0.29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3198" calcext:value-type="float">
            <text:p>0.3198</text:p>
          </table:table-cell>
          <table:table-cell office:value-type="float" office:value="0.25" calcext:value-type="float">
            <text:p>0.25</text:p>
          </table:table-cell>
          <table:table-cell office:value-type="float" office:value="0.2658" calcext:value-type="float">
            <text:p>0.26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209" calcext:value-type="float">
            <text:p>0.2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1563" calcext:value-type="float">
            <text:p>0.15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342" calcext:value-type="float">
            <text:p>0.3342</text:p>
          </table:table-cell>
          <table:table-cell office:value-type="float" office:value="0.5563" calcext:value-type="float">
            <text:p>0.5563</text:p>
          </table:table-cell>
          <table:table-cell office:value-type="float" office:value="0.3712" calcext:value-type="float">
            <text:p>0.37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342" calcext:value-type="float">
            <text:p>0.3342</text:p>
          </table:table-cell>
          <table:table-cell office:value-type="float" office:value="0.5563" calcext:value-type="float">
            <text:p>0.5563</text:p>
          </table:table-cell>
          <table:table-cell office:value-type="float" office:value="0.3712" calcext:value-type="float">
            <text:p>0.37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359" calcext:value-type="float">
            <text:p>0.3359</text:p>
          </table:table-cell>
          <table:table-cell office:value-type="float" office:value="0.5563" calcext:value-type="float">
            <text:p>0.5563</text:p>
          </table:table-cell>
          <table:table-cell office:value-type="float" office:value="0.3725" calcext:value-type="float">
            <text:p>0.37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359" calcext:value-type="float">
            <text:p>0.3359</text:p>
          </table:table-cell>
          <table:table-cell office:value-type="float" office:value="0.5563" calcext:value-type="float">
            <text:p>0.5563</text:p>
          </table:table-cell>
          <table:table-cell office:value-type="float" office:value="0.3725" calcext:value-type="float">
            <text:p>0.37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359" calcext:value-type="float">
            <text:p>0.3359</text:p>
          </table:table-cell>
          <table:table-cell office:value-type="float" office:value="0.5563" calcext:value-type="float">
            <text:p>0.5563</text:p>
          </table:table-cell>
          <table:table-cell office:value-type="float" office:value="0.3725" calcext:value-type="float">
            <text:p>0.37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3699" calcext:value-type="float">
            <text:p>0.36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368" calcext:value-type="float">
            <text:p>0.3368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3725" calcext:value-type="float">
            <text:p>0.37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5511" calcext:value-type="float">
            <text:p>0.5511</text:p>
          </table:table-cell>
          <table:table-cell office:value-type="float" office:value="0.3746" calcext:value-type="float">
            <text:p>0.37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3799" calcext:value-type="float">
            <text:p>0.37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668" calcext:value-type="float">
            <text:p>0.3668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3921" calcext:value-type="float">
            <text:p>0.39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699" calcext:value-type="float">
            <text:p>0.3699</text:p>
          </table:table-cell>
          <table:table-cell office:value-type="float" office:value="0.5248" calcext:value-type="float">
            <text:p>0.5248</text:p>
          </table:table-cell>
          <table:table-cell office:value-type="float" office:value="0.3892" calcext:value-type="float">
            <text:p>0.38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3795" calcext:value-type="float">
            <text:p>0.3795</text:p>
          </table:table-cell>
          <table:table-cell office:value-type="float" office:value="0.5026" calcext:value-type="float">
            <text:p>0.5026</text:p>
          </table:table-cell>
          <table:table-cell office:value-type="float" office:value="0.3894" calcext:value-type="float">
            <text:p>0.38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3856" calcext:value-type="float">
            <text:p>0.3856</text:p>
          </table:table-cell>
          <table:table-cell office:value-type="float" office:value="0.472" calcext:value-type="float">
            <text:p>0.472</text:p>
          </table:table-cell>
          <table:table-cell office:value-type="float" office:value="0.3861" calcext:value-type="float">
            <text:p>0.38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3777" calcext:value-type="float">
            <text:p>0.3777</text:p>
          </table:table-cell>
          <table:table-cell office:value-type="float" office:value="0.4276" calcext:value-type="float">
            <text:p>0.4276</text:p>
          </table:table-cell>
          <table:table-cell office:value-type="float" office:value="0.3681" calcext:value-type="float">
            <text:p>0.36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376" calcext:value-type="float">
            <text:p>0.376</text:p>
          </table:table-cell>
          <table:table-cell office:value-type="float" office:value="0.4003" calcext:value-type="float">
            <text:p>0.4003</text:p>
          </table:table-cell>
          <table:table-cell office:value-type="float" office:value="0.3581" calcext:value-type="float">
            <text:p>0.35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3507" calcext:value-type="float">
            <text:p>0.3507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3265" calcext:value-type="float">
            <text:p>0.32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3104" calcext:value-type="float">
            <text:p>0.3104</text:p>
          </table:table-cell>
          <table:table-cell office:value-type="float" office:value="0.3063" calcext:value-type="float">
            <text:p>0.30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319" calcext:value-type="float">
            <text:p>0.319</text:p>
          </table:table-cell>
          <table:table-cell office:value-type="float" office:value="0.2701" calcext:value-type="float">
            <text:p>0.2701</text:p>
          </table:table-cell>
          <table:table-cell office:value-type="float" office:value="0.2802" calcext:value-type="float">
            <text:p>0.28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2008" calcext:value-type="float">
            <text:p>0.2008</text:p>
          </table:table-cell>
          <table:table-cell office:value-type="float" office:value="0.2154" calcext:value-type="float">
            <text:p>0.21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1487" calcext:value-type="float">
            <text:p>0.1487</text:p>
          </table:table-cell>
          <table:table-cell office:value-type="float" office:value="0.1581" calcext:value-type="float">
            <text:p>0.15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813" calcext:value-type="float">
            <text:p>0.2813</text:p>
          </table:table-cell>
          <table:table-cell office:value-type="float" office:value="0.5887" calcext:value-type="float">
            <text:p>0.5887</text:p>
          </table:table-cell>
          <table:table-cell office:value-type="float" office:value="0.3365" calcext:value-type="float">
            <text:p>0.33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813" calcext:value-type="float">
            <text:p>0.2813</text:p>
          </table:table-cell>
          <table:table-cell office:value-type="float" office:value="0.5887" calcext:value-type="float">
            <text:p>0.5887</text:p>
          </table:table-cell>
          <table:table-cell office:value-type="float" office:value="0.3365" calcext:value-type="float">
            <text:p>0.33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833" calcext:value-type="float">
            <text:p>0.2833</text:p>
          </table:table-cell>
          <table:table-cell office:value-type="float" office:value="0.5887" calcext:value-type="float">
            <text:p>0.5887</text:p>
          </table:table-cell>
          <table:table-cell office:value-type="float" office:value="0.338" calcext:value-type="float">
            <text:p>0.3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833" calcext:value-type="float">
            <text:p>0.2833</text:p>
          </table:table-cell>
          <table:table-cell office:value-type="float" office:value="0.5887" calcext:value-type="float">
            <text:p>0.5887</text:p>
          </table:table-cell>
          <table:table-cell office:value-type="float" office:value="0.338" calcext:value-type="float">
            <text:p>0.3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833" calcext:value-type="float">
            <text:p>0.2833</text:p>
          </table:table-cell>
          <table:table-cell office:value-type="float" office:value="0.5887" calcext:value-type="float">
            <text:p>0.5887</text:p>
          </table:table-cell>
          <table:table-cell office:value-type="float" office:value="0.338" calcext:value-type="float">
            <text:p>0.3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809" calcext:value-type="float">
            <text:p>0.2809</text:p>
          </table:table-cell>
          <table:table-cell office:value-type="float" office:value="0.5861" calcext:value-type="float">
            <text:p>0.5861</text:p>
          </table:table-cell>
          <table:table-cell office:value-type="float" office:value="0.3357" calcext:value-type="float">
            <text:p>0.33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846" calcext:value-type="float">
            <text:p>0.2846</text:p>
          </table:table-cell>
          <table:table-cell office:value-type="float" office:value="0.5861" calcext:value-type="float">
            <text:p>0.5861</text:p>
          </table:table-cell>
          <table:table-cell office:value-type="float" office:value="0.3386" calcext:value-type="float">
            <text:p>0.33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894" calcext:value-type="float">
            <text:p>0.2894</text:p>
          </table:table-cell>
          <table:table-cell office:value-type="float" office:value="0.5835" calcext:value-type="float">
            <text:p>0.5835</text:p>
          </table:table-cell>
          <table:table-cell office:value-type="float" office:value="0.3423" calcext:value-type="float">
            <text:p>0.34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987" calcext:value-type="float">
            <text:p>0.2987</text:p>
          </table:table-cell>
          <table:table-cell office:value-type="float" office:value="0.5809" calcext:value-type="float">
            <text:p>0.5809</text:p>
          </table:table-cell>
          <table:table-cell office:value-type="float" office:value="0.3493" calcext:value-type="float">
            <text:p>0.34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3222" calcext:value-type="float">
            <text:p>0.3222</text:p>
          </table:table-cell>
          <table:table-cell office:value-type="float" office:value="0.5757" calcext:value-type="float">
            <text:p>0.5757</text:p>
          </table:table-cell>
          <table:table-cell office:value-type="float" office:value="0.3667" calcext:value-type="float">
            <text:p>0.3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3285" calcext:value-type="float">
            <text:p>0.328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3667" calcext:value-type="float">
            <text:p>0.3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342" calcext:value-type="float">
            <text:p>0.342</text:p>
          </table:table-cell>
          <table:table-cell office:value-type="float" office:value="0.5334" calcext:value-type="float">
            <text:p>0.5334</text:p>
          </table:table-cell>
          <table:table-cell office:value-type="float" office:value="0.3714" calcext:value-type="float">
            <text:p>0.37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4992" calcext:value-type="float">
            <text:p>0.4992</text:p>
          </table:table-cell>
          <table:table-cell office:value-type="float" office:value="0.3737" calcext:value-type="float">
            <text:p>0.37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4528" calcext:value-type="float">
            <text:p>0.4528</text:p>
          </table:table-cell>
          <table:table-cell office:value-type="float" office:value="0.3608" calcext:value-type="float">
            <text:p>0.36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3579" calcext:value-type="float">
            <text:p>0.3579</text:p>
          </table:table-cell>
          <table:table-cell office:value-type="float" office:value="0.4201" calcext:value-type="float">
            <text:p>0.4201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3381" calcext:value-type="float">
            <text:p>0.3381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3271" calcext:value-type="float">
            <text:p>0.32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3252" calcext:value-type="float">
            <text:p>0.3252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317" calcext:value-type="float">
            <text:p>0.317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287" calcext:value-type="float">
            <text:p>0.2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2053" calcext:value-type="float">
            <text:p>0.2053</text:p>
          </table:table-cell>
          <table:table-cell office:value-type="float" office:value="0.219" calcext:value-type="float">
            <text:p>0.2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1588" calcext:value-type="float">
            <text:p>0.15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55" calcext:value-type="float">
            <text:p>0.30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55" calcext:value-type="float">
            <text:p>0.30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421" calcext:value-type="float">
            <text:p>0.2421</text:p>
          </table:table-cell>
          <table:table-cell office:value-type="float" office:value="0.6037" calcext:value-type="float">
            <text:p>0.6037</text:p>
          </table:table-cell>
          <table:table-cell office:value-type="float" office:value="0.3051" calcext:value-type="float">
            <text:p>0.30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46" calcext:value-type="float">
            <text:p>0.246</text:p>
          </table:table-cell>
          <table:table-cell office:value-type="float" office:value="0.6037" calcext:value-type="float">
            <text:p>0.6037</text:p>
          </table:table-cell>
          <table:table-cell office:value-type="float" office:value="0.3081" calcext:value-type="float">
            <text:p>0.30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6011" calcext:value-type="float">
            <text:p>0.6011</text:p>
          </table:table-cell>
          <table:table-cell office:value-type="float" office:value="0.3132" calcext:value-type="float">
            <text:p>0.31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3217" calcext:value-type="float">
            <text:p>0.32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5932" calcext:value-type="float">
            <text:p>0.5932</text:p>
          </table:table-cell>
          <table:table-cell office:value-type="float" office:value="0.3426" calcext:value-type="float">
            <text:p>0.34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3134" calcext:value-type="float">
            <text:p>0.3134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3525" calcext:value-type="float">
            <text:p>0.35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359" calcext:value-type="float">
            <text:p>0.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3326" calcext:value-type="float">
            <text:p>0.3326</text:p>
          </table:table-cell>
          <table:table-cell office:value-type="float" office:value="0.4653" calcext:value-type="float">
            <text:p>0.4653</text:p>
          </table:table-cell>
          <table:table-cell office:value-type="float" office:value="0.3504" calcext:value-type="float">
            <text:p>0.35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43" calcext:value-type="float">
            <text:p>0.43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775" calcext:value-type="float">
            <text:p>0.3775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3317" calcext:value-type="float">
            <text:p>0.3317</text:p>
          </table:table-cell>
          <table:table-cell office:value-type="float" office:value="0.3114" calcext:value-type="float">
            <text:p>0.31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3169" calcext:value-type="float">
            <text:p>0.3169</text:p>
          </table:table-cell>
          <table:table-cell office:value-type="float" office:value="0.2858" calcext:value-type="float">
            <text:p>0.2858</text:p>
          </table:table-cell>
          <table:table-cell office:value-type="float" office:value="0.2911" calcext:value-type="float">
            <text:p>0.29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2078" calcext:value-type="float">
            <text:p>0.2078</text:p>
          </table:table-cell>
          <table:table-cell office:value-type="float" office:value="0.2211" calcext:value-type="float">
            <text:p>0.22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1591" calcext:value-type="float">
            <text:p>0.15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55" calcext:value-type="float">
            <text:p>0.30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55" calcext:value-type="float">
            <text:p>0.30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421" calcext:value-type="float">
            <text:p>0.2421</text:p>
          </table:table-cell>
          <table:table-cell office:value-type="float" office:value="0.6037" calcext:value-type="float">
            <text:p>0.6037</text:p>
          </table:table-cell>
          <table:table-cell office:value-type="float" office:value="0.3051" calcext:value-type="float">
            <text:p>0.30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46" calcext:value-type="float">
            <text:p>0.246</text:p>
          </table:table-cell>
          <table:table-cell office:value-type="float" office:value="0.6037" calcext:value-type="float">
            <text:p>0.6037</text:p>
          </table:table-cell>
          <table:table-cell office:value-type="float" office:value="0.3081" calcext:value-type="float">
            <text:p>0.30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6011" calcext:value-type="float">
            <text:p>0.6011</text:p>
          </table:table-cell>
          <table:table-cell office:value-type="float" office:value="0.3132" calcext:value-type="float">
            <text:p>0.31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3217" calcext:value-type="float">
            <text:p>0.32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5932" calcext:value-type="float">
            <text:p>0.5932</text:p>
          </table:table-cell>
          <table:table-cell office:value-type="float" office:value="0.3426" calcext:value-type="float">
            <text:p>0.34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3134" calcext:value-type="float">
            <text:p>0.3134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3525" calcext:value-type="float">
            <text:p>0.35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359" calcext:value-type="float">
            <text:p>0.3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3326" calcext:value-type="float">
            <text:p>0.3326</text:p>
          </table:table-cell>
          <table:table-cell office:value-type="float" office:value="0.4653" calcext:value-type="float">
            <text:p>0.4653</text:p>
          </table:table-cell>
          <table:table-cell office:value-type="float" office:value="0.3504" calcext:value-type="float">
            <text:p>0.35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43" calcext:value-type="float">
            <text:p>0.43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775" calcext:value-type="float">
            <text:p>0.3775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3317" calcext:value-type="float">
            <text:p>0.3317</text:p>
          </table:table-cell>
          <table:table-cell office:value-type="float" office:value="0.3114" calcext:value-type="float">
            <text:p>0.31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3169" calcext:value-type="float">
            <text:p>0.3169</text:p>
          </table:table-cell>
          <table:table-cell office:value-type="float" office:value="0.2858" calcext:value-type="float">
            <text:p>0.2858</text:p>
          </table:table-cell>
          <table:table-cell office:value-type="float" office:value="0.2911" calcext:value-type="float">
            <text:p>0.29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2078" calcext:value-type="float">
            <text:p>0.2078</text:p>
          </table:table-cell>
          <table:table-cell office:value-type="float" office:value="0.2211" calcext:value-type="float">
            <text:p>0.22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1591" calcext:value-type="float">
            <text:p>0.15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55" calcext:value-type="float">
            <text:p>0.30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55" calcext:value-type="float">
            <text:p>0.30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421" calcext:value-type="float">
            <text:p>0.2421</text:p>
          </table:table-cell>
          <table:table-cell office:value-type="float" office:value="0.6037" calcext:value-type="float">
            <text:p>0.6037</text:p>
          </table:table-cell>
          <table:table-cell office:value-type="float" office:value="0.3051" calcext:value-type="float">
            <text:p>0.30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46" calcext:value-type="float">
            <text:p>0.246</text:p>
          </table:table-cell>
          <table:table-cell office:value-type="float" office:value="0.6037" calcext:value-type="float">
            <text:p>0.6037</text:p>
          </table:table-cell>
          <table:table-cell office:value-type="float" office:value="0.3081" calcext:value-type="float">
            <text:p>0.30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6011" calcext:value-type="float">
            <text:p>0.6011</text:p>
          </table:table-cell>
          <table:table-cell office:value-type="float" office:value="0.3132" calcext:value-type="float">
            <text:p>0.31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3217" calcext:value-type="float">
            <text:p>0.32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5932" calcext:value-type="float">
            <text:p>0.5932</text:p>
          </table:table-cell>
          <table:table-cell office:value-type="float" office:value="0.3426" calcext:value-type="float">
            <text:p>0.34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3134" calcext:value-type="float">
            <text:p>0.3134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3525" calcext:value-type="float">
            <text:p>0.35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359" calcext:value-type="float">
            <text:p>0.3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3326" calcext:value-type="float">
            <text:p>0.3326</text:p>
          </table:table-cell>
          <table:table-cell office:value-type="float" office:value="0.4653" calcext:value-type="float">
            <text:p>0.4653</text:p>
          </table:table-cell>
          <table:table-cell office:value-type="float" office:value="0.3504" calcext:value-type="float">
            <text:p>0.35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43" calcext:value-type="float">
            <text:p>0.43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775" calcext:value-type="float">
            <text:p>0.3775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3317" calcext:value-type="float">
            <text:p>0.3317</text:p>
          </table:table-cell>
          <table:table-cell office:value-type="float" office:value="0.3114" calcext:value-type="float">
            <text:p>0.31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3169" calcext:value-type="float">
            <text:p>0.3169</text:p>
          </table:table-cell>
          <table:table-cell office:value-type="float" office:value="0.2858" calcext:value-type="float">
            <text:p>0.2858</text:p>
          </table:table-cell>
          <table:table-cell office:value-type="float" office:value="0.2911" calcext:value-type="float">
            <text:p>0.29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2078" calcext:value-type="float">
            <text:p>0.2078</text:p>
          </table:table-cell>
          <table:table-cell office:value-type="float" office:value="0.2211" calcext:value-type="float">
            <text:p>0.22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1591" calcext:value-type="float">
            <text:p>0.15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55" calcext:value-type="float">
            <text:p>0.30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55" calcext:value-type="float">
            <text:p>0.30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421" calcext:value-type="float">
            <text:p>0.2421</text:p>
          </table:table-cell>
          <table:table-cell office:value-type="float" office:value="0.6037" calcext:value-type="float">
            <text:p>0.6037</text:p>
          </table:table-cell>
          <table:table-cell office:value-type="float" office:value="0.3051" calcext:value-type="float">
            <text:p>0.30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46" calcext:value-type="float">
            <text:p>0.246</text:p>
          </table:table-cell>
          <table:table-cell office:value-type="float" office:value="0.6037" calcext:value-type="float">
            <text:p>0.6037</text:p>
          </table:table-cell>
          <table:table-cell office:value-type="float" office:value="0.3081" calcext:value-type="float">
            <text:p>0.30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6011" calcext:value-type="float">
            <text:p>0.6011</text:p>
          </table:table-cell>
          <table:table-cell office:value-type="float" office:value="0.3132" calcext:value-type="float">
            <text:p>0.31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3217" calcext:value-type="float">
            <text:p>0.32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5932" calcext:value-type="float">
            <text:p>0.5932</text:p>
          </table:table-cell>
          <table:table-cell office:value-type="float" office:value="0.3426" calcext:value-type="float">
            <text:p>0.34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3134" calcext:value-type="float">
            <text:p>0.3134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3525" calcext:value-type="float">
            <text:p>0.35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359" calcext:value-type="float">
            <text:p>0.3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3326" calcext:value-type="float">
            <text:p>0.3326</text:p>
          </table:table-cell>
          <table:table-cell office:value-type="float" office:value="0.4653" calcext:value-type="float">
            <text:p>0.4653</text:p>
          </table:table-cell>
          <table:table-cell office:value-type="float" office:value="0.3504" calcext:value-type="float">
            <text:p>0.35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43" calcext:value-type="float">
            <text:p>0.43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775" calcext:value-type="float">
            <text:p>0.3775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3317" calcext:value-type="float">
            <text:p>0.3317</text:p>
          </table:table-cell>
          <table:table-cell office:value-type="float" office:value="0.3114" calcext:value-type="float">
            <text:p>0.31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3169" calcext:value-type="float">
            <text:p>0.3169</text:p>
          </table:table-cell>
          <table:table-cell office:value-type="float" office:value="0.2858" calcext:value-type="float">
            <text:p>0.2858</text:p>
          </table:table-cell>
          <table:table-cell office:value-type="float" office:value="0.2911" calcext:value-type="float">
            <text:p>0.29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2078" calcext:value-type="float">
            <text:p>0.2078</text:p>
          </table:table-cell>
          <table:table-cell office:value-type="float" office:value="0.2211" calcext:value-type="float">
            <text:p>0.22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1591" calcext:value-type="float">
            <text:p>0.15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55" calcext:value-type="float">
            <text:p>0.30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55" calcext:value-type="float">
            <text:p>0.30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421" calcext:value-type="float">
            <text:p>0.2421</text:p>
          </table:table-cell>
          <table:table-cell office:value-type="float" office:value="0.6037" calcext:value-type="float">
            <text:p>0.6037</text:p>
          </table:table-cell>
          <table:table-cell office:value-type="float" office:value="0.3051" calcext:value-type="float">
            <text:p>0.30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46" calcext:value-type="float">
            <text:p>0.246</text:p>
          </table:table-cell>
          <table:table-cell office:value-type="float" office:value="0.6037" calcext:value-type="float">
            <text:p>0.6037</text:p>
          </table:table-cell>
          <table:table-cell office:value-type="float" office:value="0.3081" calcext:value-type="float">
            <text:p>0.30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6011" calcext:value-type="float">
            <text:p>0.6011</text:p>
          </table:table-cell>
          <table:table-cell office:value-type="float" office:value="0.3132" calcext:value-type="float">
            <text:p>0.31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3217" calcext:value-type="float">
            <text:p>0.32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5932" calcext:value-type="float">
            <text:p>0.5932</text:p>
          </table:table-cell>
          <table:table-cell office:value-type="float" office:value="0.3426" calcext:value-type="float">
            <text:p>0.34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3134" calcext:value-type="float">
            <text:p>0.3134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3525" calcext:value-type="float">
            <text:p>0.35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359" calcext:value-type="float">
            <text:p>0.3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3326" calcext:value-type="float">
            <text:p>0.3326</text:p>
          </table:table-cell>
          <table:table-cell office:value-type="float" office:value="0.4653" calcext:value-type="float">
            <text:p>0.4653</text:p>
          </table:table-cell>
          <table:table-cell office:value-type="float" office:value="0.3504" calcext:value-type="float">
            <text:p>0.35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43" calcext:value-type="float">
            <text:p>0.43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775" calcext:value-type="float">
            <text:p>0.3775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3317" calcext:value-type="float">
            <text:p>0.3317</text:p>
          </table:table-cell>
          <table:table-cell office:value-type="float" office:value="0.3114" calcext:value-type="float">
            <text:p>0.31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3169" calcext:value-type="float">
            <text:p>0.3169</text:p>
          </table:table-cell>
          <table:table-cell office:value-type="float" office:value="0.2858" calcext:value-type="float">
            <text:p>0.2858</text:p>
          </table:table-cell>
          <table:table-cell office:value-type="float" office:value="0.2911" calcext:value-type="float">
            <text:p>0.29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2078" calcext:value-type="float">
            <text:p>0.2078</text:p>
          </table:table-cell>
          <table:table-cell office:value-type="float" office:value="0.2211" calcext:value-type="float">
            <text:p>0.22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1591" calcext:value-type="float">
            <text:p>0.15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55" calcext:value-type="float">
            <text:p>0.30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55" calcext:value-type="float">
            <text:p>0.30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421" calcext:value-type="float">
            <text:p>0.2421</text:p>
          </table:table-cell>
          <table:table-cell office:value-type="float" office:value="0.6037" calcext:value-type="float">
            <text:p>0.6037</text:p>
          </table:table-cell>
          <table:table-cell office:value-type="float" office:value="0.3051" calcext:value-type="float">
            <text:p>0.30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46" calcext:value-type="float">
            <text:p>0.246</text:p>
          </table:table-cell>
          <table:table-cell office:value-type="float" office:value="0.6037" calcext:value-type="float">
            <text:p>0.6037</text:p>
          </table:table-cell>
          <table:table-cell office:value-type="float" office:value="0.3081" calcext:value-type="float">
            <text:p>0.30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6011" calcext:value-type="float">
            <text:p>0.6011</text:p>
          </table:table-cell>
          <table:table-cell office:value-type="float" office:value="0.3132" calcext:value-type="float">
            <text:p>0.31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3217" calcext:value-type="float">
            <text:p>0.32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5932" calcext:value-type="float">
            <text:p>0.5932</text:p>
          </table:table-cell>
          <table:table-cell office:value-type="float" office:value="0.3426" calcext:value-type="float">
            <text:p>0.34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3134" calcext:value-type="float">
            <text:p>0.3134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3525" calcext:value-type="float">
            <text:p>0.35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359" calcext:value-type="float">
            <text:p>0.3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3326" calcext:value-type="float">
            <text:p>0.3326</text:p>
          </table:table-cell>
          <table:table-cell office:value-type="float" office:value="0.4653" calcext:value-type="float">
            <text:p>0.4653</text:p>
          </table:table-cell>
          <table:table-cell office:value-type="float" office:value="0.3504" calcext:value-type="float">
            <text:p>0.35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43" calcext:value-type="float">
            <text:p>0.43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775" calcext:value-type="float">
            <text:p>0.3775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3317" calcext:value-type="float">
            <text:p>0.3317</text:p>
          </table:table-cell>
          <table:table-cell office:value-type="float" office:value="0.3114" calcext:value-type="float">
            <text:p>0.3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3169" calcext:value-type="float">
            <text:p>0.3169</text:p>
          </table:table-cell>
          <table:table-cell office:value-type="float" office:value="0.2858" calcext:value-type="float">
            <text:p>0.2858</text:p>
          </table:table-cell>
          <table:table-cell office:value-type="float" office:value="0.2911" calcext:value-type="float">
            <text:p>0.29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2078" calcext:value-type="float">
            <text:p>0.2078</text:p>
          </table:table-cell>
          <table:table-cell office:value-type="float" office:value="0.2211" calcext:value-type="float">
            <text:p>0.22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1591" calcext:value-type="float">
            <text:p>0.15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55" calcext:value-type="float">
            <text:p>0.30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55" calcext:value-type="float">
            <text:p>0.30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421" calcext:value-type="float">
            <text:p>0.2421</text:p>
          </table:table-cell>
          <table:table-cell office:value-type="float" office:value="0.6037" calcext:value-type="float">
            <text:p>0.6037</text:p>
          </table:table-cell>
          <table:table-cell office:value-type="float" office:value="0.3051" calcext:value-type="float">
            <text:p>0.30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46" calcext:value-type="float">
            <text:p>0.246</text:p>
          </table:table-cell>
          <table:table-cell office:value-type="float" office:value="0.6037" calcext:value-type="float">
            <text:p>0.6037</text:p>
          </table:table-cell>
          <table:table-cell office:value-type="float" office:value="0.3081" calcext:value-type="float">
            <text:p>0.30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6011" calcext:value-type="float">
            <text:p>0.6011</text:p>
          </table:table-cell>
          <table:table-cell office:value-type="float" office:value="0.3132" calcext:value-type="float">
            <text:p>0.31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3217" calcext:value-type="float">
            <text:p>0.32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5932" calcext:value-type="float">
            <text:p>0.5932</text:p>
          </table:table-cell>
          <table:table-cell office:value-type="float" office:value="0.3426" calcext:value-type="float">
            <text:p>0.34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3134" calcext:value-type="float">
            <text:p>0.3134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3525" calcext:value-type="float">
            <text:p>0.35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359" calcext:value-type="float">
            <text:p>0.3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3326" calcext:value-type="float">
            <text:p>0.3326</text:p>
          </table:table-cell>
          <table:table-cell office:value-type="float" office:value="0.4653" calcext:value-type="float">
            <text:p>0.4653</text:p>
          </table:table-cell>
          <table:table-cell office:value-type="float" office:value="0.3504" calcext:value-type="float">
            <text:p>0.35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43" calcext:value-type="float">
            <text:p>0.43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775" calcext:value-type="float">
            <text:p>0.3775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3317" calcext:value-type="float">
            <text:p>0.3317</text:p>
          </table:table-cell>
          <table:table-cell office:value-type="float" office:value="0.3114" calcext:value-type="float">
            <text:p>0.31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3169" calcext:value-type="float">
            <text:p>0.3169</text:p>
          </table:table-cell>
          <table:table-cell office:value-type="float" office:value="0.2858" calcext:value-type="float">
            <text:p>0.2858</text:p>
          </table:table-cell>
          <table:table-cell office:value-type="float" office:value="0.2911" calcext:value-type="float">
            <text:p>0.29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2078" calcext:value-type="float">
            <text:p>0.2078</text:p>
          </table:table-cell>
          <table:table-cell office:value-type="float" office:value="0.2211" calcext:value-type="float">
            <text:p>0.22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1591" calcext:value-type="float">
            <text:p>0.15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55" calcext:value-type="float">
            <text:p>0.30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55" calcext:value-type="float">
            <text:p>0.30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421" calcext:value-type="float">
            <text:p>0.2421</text:p>
          </table:table-cell>
          <table:table-cell office:value-type="float" office:value="0.6037" calcext:value-type="float">
            <text:p>0.6037</text:p>
          </table:table-cell>
          <table:table-cell office:value-type="float" office:value="0.3051" calcext:value-type="float">
            <text:p>0.30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46" calcext:value-type="float">
            <text:p>0.246</text:p>
          </table:table-cell>
          <table:table-cell office:value-type="float" office:value="0.6037" calcext:value-type="float">
            <text:p>0.6037</text:p>
          </table:table-cell>
          <table:table-cell office:value-type="float" office:value="0.3081" calcext:value-type="float">
            <text:p>0.30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6011" calcext:value-type="float">
            <text:p>0.6011</text:p>
          </table:table-cell>
          <table:table-cell office:value-type="float" office:value="0.3132" calcext:value-type="float">
            <text:p>0.31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3217" calcext:value-type="float">
            <text:p>0.32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5932" calcext:value-type="float">
            <text:p>0.5932</text:p>
          </table:table-cell>
          <table:table-cell office:value-type="float" office:value="0.3426" calcext:value-type="float">
            <text:p>0.34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3134" calcext:value-type="float">
            <text:p>0.3134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3525" calcext:value-type="float">
            <text:p>0.35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359" calcext:value-type="float">
            <text:p>0.3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3326" calcext:value-type="float">
            <text:p>0.3326</text:p>
          </table:table-cell>
          <table:table-cell office:value-type="float" office:value="0.4653" calcext:value-type="float">
            <text:p>0.4653</text:p>
          </table:table-cell>
          <table:table-cell office:value-type="float" office:value="0.3504" calcext:value-type="float">
            <text:p>0.35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43" calcext:value-type="float">
            <text:p>0.43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775" calcext:value-type="float">
            <text:p>0.3775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3317" calcext:value-type="float">
            <text:p>0.3317</text:p>
          </table:table-cell>
          <table:table-cell office:value-type="float" office:value="0.3114" calcext:value-type="float">
            <text:p>0.31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3169" calcext:value-type="float">
            <text:p>0.3169</text:p>
          </table:table-cell>
          <table:table-cell office:value-type="float" office:value="0.2858" calcext:value-type="float">
            <text:p>0.2858</text:p>
          </table:table-cell>
          <table:table-cell office:value-type="float" office:value="0.2911" calcext:value-type="float">
            <text:p>0.29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2078" calcext:value-type="float">
            <text:p>0.2078</text:p>
          </table:table-cell>
          <table:table-cell office:value-type="float" office:value="0.2211" calcext:value-type="float">
            <text:p>0.22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1591" calcext:value-type="float">
            <text:p>0.15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55" calcext:value-type="float">
            <text:p>0.30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55" calcext:value-type="float">
            <text:p>0.30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421" calcext:value-type="float">
            <text:p>0.2421</text:p>
          </table:table-cell>
          <table:table-cell office:value-type="float" office:value="0.6037" calcext:value-type="float">
            <text:p>0.6037</text:p>
          </table:table-cell>
          <table:table-cell office:value-type="float" office:value="0.3051" calcext:value-type="float">
            <text:p>0.30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46" calcext:value-type="float">
            <text:p>0.246</text:p>
          </table:table-cell>
          <table:table-cell office:value-type="float" office:value="0.6037" calcext:value-type="float">
            <text:p>0.6037</text:p>
          </table:table-cell>
          <table:table-cell office:value-type="float" office:value="0.3081" calcext:value-type="float">
            <text:p>0.30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6011" calcext:value-type="float">
            <text:p>0.6011</text:p>
          </table:table-cell>
          <table:table-cell office:value-type="float" office:value="0.3132" calcext:value-type="float">
            <text:p>0.31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3217" calcext:value-type="float">
            <text:p>0.32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5932" calcext:value-type="float">
            <text:p>0.5932</text:p>
          </table:table-cell>
          <table:table-cell office:value-type="float" office:value="0.3426" calcext:value-type="float">
            <text:p>0.34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3134" calcext:value-type="float">
            <text:p>0.3134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3525" calcext:value-type="float">
            <text:p>0.35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359" calcext:value-type="float">
            <text:p>0.3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3326" calcext:value-type="float">
            <text:p>0.3326</text:p>
          </table:table-cell>
          <table:table-cell office:value-type="float" office:value="0.4653" calcext:value-type="float">
            <text:p>0.4653</text:p>
          </table:table-cell>
          <table:table-cell office:value-type="float" office:value="0.3504" calcext:value-type="float">
            <text:p>0.35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43" calcext:value-type="float">
            <text:p>0.43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775" calcext:value-type="float">
            <text:p>0.3775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3317" calcext:value-type="float">
            <text:p>0.3317</text:p>
          </table:table-cell>
          <table:table-cell office:value-type="float" office:value="0.3114" calcext:value-type="float">
            <text:p>0.31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3169" calcext:value-type="float">
            <text:p>0.3169</text:p>
          </table:table-cell>
          <table:table-cell office:value-type="float" office:value="0.2858" calcext:value-type="float">
            <text:p>0.2858</text:p>
          </table:table-cell>
          <table:table-cell office:value-type="float" office:value="0.2911" calcext:value-type="float">
            <text:p>0.29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2078" calcext:value-type="float">
            <text:p>0.2078</text:p>
          </table:table-cell>
          <table:table-cell office:value-type="float" office:value="0.2211" calcext:value-type="float">
            <text:p>0.22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1591" calcext:value-type="float">
            <text:p>0.15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55" calcext:value-type="float">
            <text:p>0.30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55" calcext:value-type="float">
            <text:p>0.30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421" calcext:value-type="float">
            <text:p>0.2421</text:p>
          </table:table-cell>
          <table:table-cell office:value-type="float" office:value="0.6037" calcext:value-type="float">
            <text:p>0.6037</text:p>
          </table:table-cell>
          <table:table-cell office:value-type="float" office:value="0.3051" calcext:value-type="float">
            <text:p>0.30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46" calcext:value-type="float">
            <text:p>0.246</text:p>
          </table:table-cell>
          <table:table-cell office:value-type="float" office:value="0.6037" calcext:value-type="float">
            <text:p>0.6037</text:p>
          </table:table-cell>
          <table:table-cell office:value-type="float" office:value="0.3081" calcext:value-type="float">
            <text:p>0.30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6011" calcext:value-type="float">
            <text:p>0.6011</text:p>
          </table:table-cell>
          <table:table-cell office:value-type="float" office:value="0.3132" calcext:value-type="float">
            <text:p>0.31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3217" calcext:value-type="float">
            <text:p>0.32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5932" calcext:value-type="float">
            <text:p>0.5932</text:p>
          </table:table-cell>
          <table:table-cell office:value-type="float" office:value="0.3426" calcext:value-type="float">
            <text:p>0.34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3134" calcext:value-type="float">
            <text:p>0.3134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3525" calcext:value-type="float">
            <text:p>0.35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359" calcext:value-type="float">
            <text:p>0.3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3326" calcext:value-type="float">
            <text:p>0.3326</text:p>
          </table:table-cell>
          <table:table-cell office:value-type="float" office:value="0.4653" calcext:value-type="float">
            <text:p>0.4653</text:p>
          </table:table-cell>
          <table:table-cell office:value-type="float" office:value="0.3504" calcext:value-type="float">
            <text:p>0.35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43" calcext:value-type="float">
            <text:p>0.43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775" calcext:value-type="float">
            <text:p>0.3775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3317" calcext:value-type="float">
            <text:p>0.3317</text:p>
          </table:table-cell>
          <table:table-cell office:value-type="float" office:value="0.3114" calcext:value-type="float">
            <text:p>0.31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3169" calcext:value-type="float">
            <text:p>0.3169</text:p>
          </table:table-cell>
          <table:table-cell office:value-type="float" office:value="0.2858" calcext:value-type="float">
            <text:p>0.2858</text:p>
          </table:table-cell>
          <table:table-cell office:value-type="float" office:value="0.2911" calcext:value-type="float">
            <text:p>0.29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2078" calcext:value-type="float">
            <text:p>0.2078</text:p>
          </table:table-cell>
          <table:table-cell office:value-type="float" office:value="0.2211" calcext:value-type="float">
            <text:p>0.22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1591" calcext:value-type="float">
            <text:p>0.15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55" calcext:value-type="float">
            <text:p>0.30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55" calcext:value-type="float">
            <text:p>0.30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421" calcext:value-type="float">
            <text:p>0.2421</text:p>
          </table:table-cell>
          <table:table-cell office:value-type="float" office:value="0.6037" calcext:value-type="float">
            <text:p>0.6037</text:p>
          </table:table-cell>
          <table:table-cell office:value-type="float" office:value="0.3051" calcext:value-type="float">
            <text:p>0.30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46" calcext:value-type="float">
            <text:p>0.246</text:p>
          </table:table-cell>
          <table:table-cell office:value-type="float" office:value="0.6037" calcext:value-type="float">
            <text:p>0.6037</text:p>
          </table:table-cell>
          <table:table-cell office:value-type="float" office:value="0.3081" calcext:value-type="float">
            <text:p>0.30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6011" calcext:value-type="float">
            <text:p>0.6011</text:p>
          </table:table-cell>
          <table:table-cell office:value-type="float" office:value="0.3132" calcext:value-type="float">
            <text:p>0.31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3217" calcext:value-type="float">
            <text:p>0.32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5932" calcext:value-type="float">
            <text:p>0.5932</text:p>
          </table:table-cell>
          <table:table-cell office:value-type="float" office:value="0.3426" calcext:value-type="float">
            <text:p>0.34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3134" calcext:value-type="float">
            <text:p>0.3134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3525" calcext:value-type="float">
            <text:p>0.35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359" calcext:value-type="float">
            <text:p>0.3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3326" calcext:value-type="float">
            <text:p>0.3326</text:p>
          </table:table-cell>
          <table:table-cell office:value-type="float" office:value="0.4653" calcext:value-type="float">
            <text:p>0.4653</text:p>
          </table:table-cell>
          <table:table-cell office:value-type="float" office:value="0.3504" calcext:value-type="float">
            <text:p>0.35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43" calcext:value-type="float">
            <text:p>0.43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775" calcext:value-type="float">
            <text:p>0.3775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3317" calcext:value-type="float">
            <text:p>0.3317</text:p>
          </table:table-cell>
          <table:table-cell office:value-type="float" office:value="0.3114" calcext:value-type="float">
            <text:p>0.31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3169" calcext:value-type="float">
            <text:p>0.3169</text:p>
          </table:table-cell>
          <table:table-cell office:value-type="float" office:value="0.2858" calcext:value-type="float">
            <text:p>0.2858</text:p>
          </table:table-cell>
          <table:table-cell office:value-type="float" office:value="0.2911" calcext:value-type="float">
            <text:p>0.29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2078" calcext:value-type="float">
            <text:p>0.2078</text:p>
          </table:table-cell>
          <table:table-cell office:value-type="float" office:value="0.2211" calcext:value-type="float">
            <text:p>0.22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1591" calcext:value-type="float">
            <text:p>0.159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6005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6063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4678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8935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8785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</table:table>
      <table:table table:name="optimize_tfidf_split4_level5" table:style-name="ta1">
        <table:table-source xlink:type="simple" xlink:href="../optimize_tfidf_split4_level5.out" table:table-name="optimize_tfidf_split4_level5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4517" calcext:value-type="float">
            <text:p>0.4517</text:p>
          </table:table-cell>
          <table:table-cell office:value-type="float" office:value="0.488" calcext:value-type="float">
            <text:p>0.4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4517" calcext:value-type="float">
            <text:p>0.4517</text:p>
          </table:table-cell>
          <table:table-cell office:value-type="float" office:value="0.488" calcext:value-type="float">
            <text:p>0.4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4517" calcext:value-type="float">
            <text:p>0.4517</text:p>
          </table:table-cell>
          <table:table-cell office:value-type="float" office:value="0.488" calcext:value-type="float">
            <text:p>0.4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4517" calcext:value-type="float">
            <text:p>0.4517</text:p>
          </table:table-cell>
          <table:table-cell office:value-type="float" office:value="0.488" calcext:value-type="float">
            <text:p>0.4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4517" calcext:value-type="float">
            <text:p>0.4517</text:p>
          </table:table-cell>
          <table:table-cell office:value-type="float" office:value="0.488" calcext:value-type="float">
            <text:p>0.4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4854" calcext:value-type="float">
            <text:p>0.48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4854" calcext:value-type="float">
            <text:p>0.48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4854" calcext:value-type="float">
            <text:p>0.48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4438" calcext:value-type="float">
            <text:p>0.4438</text:p>
          </table:table-cell>
          <table:table-cell office:value-type="float" office:value="0.4801" calcext:value-type="float">
            <text:p>0.48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5995" calcext:value-type="float">
            <text:p>0.5995</text:p>
          </table:table-cell>
          <table:table-cell office:value-type="float" office:value="0.4378" calcext:value-type="float">
            <text:p>0.4378</text:p>
          </table:table-cell>
          <table:table-cell office:value-type="float" office:value="0.4737" calcext:value-type="float">
            <text:p>0.47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862" calcext:value-type="float">
            <text:p>0.5862</text:p>
          </table:table-cell>
          <table:table-cell office:value-type="float" office:value="0.4245" calcext:value-type="float">
            <text:p>0.4245</text:p>
          </table:table-cell>
          <table:table-cell office:value-type="float" office:value="0.4605" calcext:value-type="float">
            <text:p>0.46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565" calcext:value-type="float">
            <text:p>0.565</text:p>
          </table:table-cell>
          <table:table-cell office:value-type="float" office:value="0.4053" calcext:value-type="float">
            <text:p>0.4053</text:p>
          </table:table-cell>
          <table:table-cell office:value-type="float" office:value="0.4408" calcext:value-type="float">
            <text:p>0.44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3828" calcext:value-type="float">
            <text:p>0.3828</text:p>
          </table:table-cell>
          <table:table-cell office:value-type="float" office:value="0.4178" calcext:value-type="float">
            <text:p>0.41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5146" calcext:value-type="float">
            <text:p>0.5146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3922" calcext:value-type="float">
            <text:p>0.39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4775" calcext:value-type="float">
            <text:p>0.4775</text:p>
          </table:table-cell>
          <table:table-cell office:value-type="float" office:value="0.3231" calcext:value-type="float">
            <text:p>0.3231</text:p>
          </table:table-cell>
          <table:table-cell office:value-type="float" office:value="0.3568" calcext:value-type="float">
            <text:p>0.35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435" calcext:value-type="float">
            <text:p>0.435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3222" calcext:value-type="float">
            <text:p>0.3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4032" calcext:value-type="float">
            <text:p>0.4032</text:p>
          </table:table-cell>
          <table:table-cell office:value-type="float" office:value="0.266" calcext:value-type="float">
            <text:p>0.266</text:p>
          </table:table-cell>
          <table:table-cell office:value-type="float" office:value="0.2963" calcext:value-type="float">
            <text:p>0.29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2244" calcext:value-type="float">
            <text:p>0.2244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599" calcext:value-type="float">
            <text:p>0.2599</text:p>
          </table:table-cell>
          <table:table-cell office:value-type="float" office:value="0.1813" calcext:value-type="float">
            <text:p>0.1813</text:p>
          </table:table-cell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1611" calcext:value-type="float">
            <text:p>0.16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271" calcext:value-type="float">
            <text:p>0.4271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4325" calcext:value-type="float">
            <text:p>0.4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271" calcext:value-type="float">
            <text:p>0.4271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4325" calcext:value-type="float">
            <text:p>0.4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284" calcext:value-type="float">
            <text:p>0.4284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4333" calcext:value-type="float">
            <text:p>0.4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284" calcext:value-type="float">
            <text:p>0.4284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4333" calcext:value-type="float">
            <text:p>0.4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284" calcext:value-type="float">
            <text:p>0.4284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4333" calcext:value-type="float">
            <text:p>0.4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257" calcext:value-type="float">
            <text:p>0.4257</text:p>
          </table:table-cell>
          <table:table-cell office:value-type="float" office:value="0.5351" calcext:value-type="float">
            <text:p>0.5351</text:p>
          </table:table-cell>
          <table:table-cell office:value-type="float" office:value="0.4307" calcext:value-type="float">
            <text:p>0.43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284" calcext:value-type="float">
            <text:p>0.4284</text:p>
          </table:table-cell>
          <table:table-cell office:value-type="float" office:value="0.5351" calcext:value-type="float">
            <text:p>0.5351</text:p>
          </table:table-cell>
          <table:table-cell office:value-type="float" office:value="0.4325" calcext:value-type="float">
            <text:p>0.4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337" calcext:value-type="float">
            <text:p>0.4337</text:p>
          </table:table-cell>
          <table:table-cell office:value-type="float" office:value="0.5351" calcext:value-type="float">
            <text:p>0.5351</text:p>
          </table:table-cell>
          <table:table-cell office:value-type="float" office:value="0.436" calcext:value-type="float">
            <text:p>0.4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377" calcext:value-type="float">
            <text:p>0.4377</text:p>
          </table:table-cell>
          <table:table-cell office:value-type="float" office:value="0.5297" calcext:value-type="float">
            <text:p>0.5297</text:p>
          </table:table-cell>
          <table:table-cell office:value-type="float" office:value="0.4369" calcext:value-type="float">
            <text:p>0.43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5231" calcext:value-type="float">
            <text:p>0.5231</text:p>
          </table:table-cell>
          <table:table-cell office:value-type="float" office:value="0.4417" calcext:value-type="float">
            <text:p>0.4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4496" calcext:value-type="float">
            <text:p>0.4496</text:p>
          </table:table-cell>
          <table:table-cell office:value-type="float" office:value="0.5099" calcext:value-type="float">
            <text:p>0.5099</text:p>
          </table:table-cell>
          <table:table-cell office:value-type="float" office:value="0.4378" calcext:value-type="float">
            <text:p>0.43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4496" calcext:value-type="float">
            <text:p>0.4496</text:p>
          </table:table-cell>
          <table:table-cell office:value-type="float" office:value="0.4873" calcext:value-type="float">
            <text:p>0.4873</text:p>
          </table:table-cell>
          <table:table-cell office:value-type="float" office:value="0.4303" calcext:value-type="float">
            <text:p>0.43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4469" calcext:value-type="float">
            <text:p>0.4469</text:p>
          </table:table-cell>
          <table:table-cell office:value-type="float" office:value="0.4568" calcext:value-type="float">
            <text:p>0.4568</text:p>
          </table:table-cell>
          <table:table-cell office:value-type="float" office:value="0.4188" calcext:value-type="float">
            <text:p>0.41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4416" calcext:value-type="float">
            <text:p>0.4416</text:p>
          </table:table-cell>
          <table:table-cell office:value-type="float" office:value="0.425" calcext:value-type="float">
            <text:p>0.425</text:p>
          </table:table-cell>
          <table:table-cell office:value-type="float" office:value="0.4046" calcext:value-type="float">
            <text:p>0.40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4204" calcext:value-type="float">
            <text:p>0.4204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3769" calcext:value-type="float">
            <text:p>0.37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3939" calcext:value-type="float">
            <text:p>0.3939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78" calcext:value-type="float">
            <text:p>0.34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382" calcext:value-type="float">
            <text:p>0.382</text:p>
          </table:table-cell>
          <table:table-cell office:value-type="float" office:value="0.3147" calcext:value-type="float">
            <text:p>0.3147</text:p>
          </table:table-cell>
          <table:table-cell office:value-type="float" office:value="0.3269" calcext:value-type="float">
            <text:p>0.32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26" calcext:value-type="float">
            <text:p>0.26</text:p>
          </table:table-cell>
          <table:table-cell office:value-type="float" office:value="0.2798" calcext:value-type="float">
            <text:p>0.27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2599" calcext:value-type="float">
            <text:p>0.2599</text:p>
          </table:table-cell>
          <table:table-cell office:value-type="float" office:value="0.2023" calcext:value-type="float">
            <text:p>0.2023</text:p>
          </table:table-cell>
          <table:table-cell office:value-type="float" office:value="0.2187" calcext:value-type="float">
            <text:p>0.21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1615" calcext:value-type="float">
            <text:p>0.1615</text:p>
          </table:table-cell>
          <table:table-cell office:value-type="float" office:value="0.1742" calcext:value-type="float">
            <text:p>0.17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404" calcext:value-type="float">
            <text:p>0.3404</text:p>
          </table:table-cell>
          <table:table-cell office:value-type="float" office:value="0.5852" calcext:value-type="float">
            <text:p>0.5852</text:p>
          </table:table-cell>
          <table:table-cell office:value-type="float" office:value="0.3861" calcext:value-type="float">
            <text:p>0.38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404" calcext:value-type="float">
            <text:p>0.3404</text:p>
          </table:table-cell>
          <table:table-cell office:value-type="float" office:value="0.5852" calcext:value-type="float">
            <text:p>0.5852</text:p>
          </table:table-cell>
          <table:table-cell office:value-type="float" office:value="0.3861" calcext:value-type="float">
            <text:p>0.38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422" calcext:value-type="float">
            <text:p>0.3422</text:p>
          </table:table-cell>
          <table:table-cell office:value-type="float" office:value="0.5852" calcext:value-type="float">
            <text:p>0.5852</text:p>
          </table:table-cell>
          <table:table-cell office:value-type="float" office:value="0.3875" calcext:value-type="float">
            <text:p>0.38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422" calcext:value-type="float">
            <text:p>0.3422</text:p>
          </table:table-cell>
          <table:table-cell office:value-type="float" office:value="0.5852" calcext:value-type="float">
            <text:p>0.5852</text:p>
          </table:table-cell>
          <table:table-cell office:value-type="float" office:value="0.3875" calcext:value-type="float">
            <text:p>0.38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422" calcext:value-type="float">
            <text:p>0.3422</text:p>
          </table:table-cell>
          <table:table-cell office:value-type="float" office:value="0.5852" calcext:value-type="float">
            <text:p>0.5852</text:p>
          </table:table-cell>
          <table:table-cell office:value-type="float" office:value="0.3875" calcext:value-type="float">
            <text:p>0.38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0.5826" calcext:value-type="float">
            <text:p>0.5826</text:p>
          </table:table-cell>
          <table:table-cell office:value-type="float" office:value="0.3852" calcext:value-type="float">
            <text:p>0.38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435" calcext:value-type="float">
            <text:p>0.3435</text:p>
          </table:table-cell>
          <table:table-cell office:value-type="float" office:value="0.5826" calcext:value-type="float">
            <text:p>0.5826</text:p>
          </table:table-cell>
          <table:table-cell office:value-type="float" office:value="0.3879" calcext:value-type="float">
            <text:p>0.38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519" calcext:value-type="float">
            <text:p>0.3519</text:p>
          </table:table-cell>
          <table:table-cell office:value-type="float" office:value="0.5826" calcext:value-type="float">
            <text:p>0.5826</text:p>
          </table:table-cell>
          <table:table-cell office:value-type="float" office:value="0.3945" calcext:value-type="float">
            <text:p>0.39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5746" calcext:value-type="float">
            <text:p>0.5746</text:p>
          </table:table-cell>
          <table:table-cell office:value-type="float" office:value="0.3976" calcext:value-type="float">
            <text:p>0.39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749" calcext:value-type="float">
            <text:p>0.3749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4069" calcext:value-type="float">
            <text:p>0.40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82" calcext:value-type="float">
            <text:p>0.382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408" calcext:value-type="float">
            <text:p>0.4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5273" calcext:value-type="float">
            <text:p>0.5273</text:p>
          </table:table-cell>
          <table:table-cell office:value-type="float" office:value="0.4077" calcext:value-type="float">
            <text:p>0.40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3996" calcext:value-type="float">
            <text:p>0.3996</text:p>
          </table:table-cell>
          <table:table-cell office:value-type="float" office:value="0.4959" calcext:value-type="float">
            <text:p>0.4959</text:p>
          </table:table-cell>
          <table:table-cell office:value-type="float" office:value="0.4076" calcext:value-type="float">
            <text:p>0.40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408" calcext:value-type="float">
            <text:p>0.408</text:p>
          </table:table-cell>
          <table:table-cell office:value-type="float" office:value="0.4632" calcext:value-type="float">
            <text:p>0.4632</text:p>
          </table:table-cell>
          <table:table-cell office:value-type="float" office:value="0.4029" calcext:value-type="float">
            <text:p>0.40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3952" calcext:value-type="float">
            <text:p>0.3952</text:p>
          </table:table-cell>
          <table:table-cell office:value-type="float" office:value="0.4212" calcext:value-type="float">
            <text:p>0.4212</text:p>
          </table:table-cell>
          <table:table-cell office:value-type="float" office:value="0.3803" calcext:value-type="float">
            <text:p>0.38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378" calcext:value-type="float">
            <text:p>0.378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3568" calcext:value-type="float">
            <text:p>0.35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2764" calcext:value-type="float">
            <text:p>0.2764</text:p>
          </table:table-cell>
          <table:table-cell office:value-type="float" office:value="0.2931" calcext:value-type="float">
            <text:p>0.29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2599" calcext:value-type="float">
            <text:p>0.2599</text:p>
          </table:table-cell>
          <table:table-cell office:value-type="float" office:value="0.2103" calcext:value-type="float">
            <text:p>0.2103</text:p>
          </table:table-cell>
          <table:table-cell office:value-type="float" office:value="0.2257" calcext:value-type="float">
            <text:p>0.22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1656" calcext:value-type="float">
            <text:p>0.1656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798" calcext:value-type="float">
            <text:p>0.2798</text:p>
          </table:table-cell>
          <table:table-cell office:value-type="float" office:value="0.6071" calcext:value-type="float">
            <text:p>0.6071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798" calcext:value-type="float">
            <text:p>0.2798</text:p>
          </table:table-cell>
          <table:table-cell office:value-type="float" office:value="0.6071" calcext:value-type="float">
            <text:p>0.6071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6071" calcext:value-type="float">
            <text:p>0.6071</text:p>
          </table:table-cell>
          <table:table-cell office:value-type="float" office:value="0.343" calcext:value-type="float">
            <text:p>0.3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6071" calcext:value-type="float">
            <text:p>0.6071</text:p>
          </table:table-cell>
          <table:table-cell office:value-type="float" office:value="0.343" calcext:value-type="float">
            <text:p>0.3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6071" calcext:value-type="float">
            <text:p>0.6071</text:p>
          </table:table-cell>
          <table:table-cell office:value-type="float" office:value="0.343" calcext:value-type="float">
            <text:p>0.3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801" calcext:value-type="float">
            <text:p>0.2801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3443" calcext:value-type="float">
            <text:p>0.34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942" calcext:value-type="float">
            <text:p>0.2942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3533" calcext:value-type="float">
            <text:p>0.35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3033" calcext:value-type="float">
            <text:p>0.3033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3592" calcext:value-type="float">
            <text:p>0.35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859" calcext:value-type="float">
            <text:p>0.5859</text:p>
          </table:table-cell>
          <table:table-cell office:value-type="float" office:value="0.372" calcext:value-type="float">
            <text:p>0.3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334" calcext:value-type="float">
            <text:p>0.334</text:p>
          </table:table-cell>
          <table:table-cell office:value-type="float" office:value="0.5717" calcext:value-type="float">
            <text:p>0.5717</text:p>
          </table:table-cell>
          <table:table-cell office:value-type="float" office:value="0.3772" calcext:value-type="float">
            <text:p>0.37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349" calcext:value-type="float">
            <text:p>0.349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3838" calcext:value-type="float">
            <text:p>0.38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5138" calcext:value-type="float">
            <text:p>0.5138</text:p>
          </table:table-cell>
          <table:table-cell office:value-type="float" office:value="0.3878" calcext:value-type="float">
            <text:p>0.38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3789" calcext:value-type="float">
            <text:p>0.3789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3731" calcext:value-type="float">
            <text:p>0.3731</text:p>
          </table:table-cell>
          <table:table-cell office:value-type="float" office:value="0.4355" calcext:value-type="float">
            <text:p>0.4355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3543" calcext:value-type="float">
            <text:p>0.35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15" calcext:value-type="float">
            <text:p>0.34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3342" calcext:value-type="float">
            <text:p>0.3342</text:p>
          </table:table-cell>
          <table:table-cell office:value-type="float" office:value="0.2846" calcext:value-type="float">
            <text:p>0.2846</text:p>
          </table:table-cell>
          <table:table-cell office:value-type="float" office:value="0.2984" calcext:value-type="float">
            <text:p>0.29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2599" calcext:value-type="float">
            <text:p>0.2599</text:p>
          </table:table-cell>
          <table:table-cell office:value-type="float" office:value="0.2134" calcext:value-type="float">
            <text:p>0.2134</text:p>
          </table:table-cell>
          <table:table-cell office:value-type="float" office:value="0.2284" calcext:value-type="float">
            <text:p>0.22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1796" calcext:value-type="float">
            <text:p>0.17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074" calcext:value-type="float">
            <text:p>0.30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105" calcext:value-type="float">
            <text:p>0.31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211" calcext:value-type="float">
            <text:p>0.32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615" calcext:value-type="float">
            <text:p>0.615</text:p>
          </table:table-cell>
          <table:table-cell office:value-type="float" office:value="0.3294" calcext:value-type="float">
            <text:p>0.32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6044" calcext:value-type="float">
            <text:p>0.6044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3534" calcext:value-type="float">
            <text:p>0.35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3649" calcext:value-type="float">
            <text:p>0.36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357" calcext:value-type="float">
            <text:p>0.357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3781" calcext:value-type="float">
            <text:p>0.37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3557" calcext:value-type="float">
            <text:p>0.3557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3643" calcext:value-type="float">
            <text:p>0.36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3498" calcext:value-type="float">
            <text:p>0.34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3005" calcext:value-type="float">
            <text:p>0.30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2599" calcext:value-type="float">
            <text:p>0.2599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2297" calcext:value-type="float">
            <text:p>0.22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804" calcext:value-type="float">
            <text:p>0.18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074" calcext:value-type="float">
            <text:p>0.30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105" calcext:value-type="float">
            <text:p>0.31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211" calcext:value-type="float">
            <text:p>0.32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615" calcext:value-type="float">
            <text:p>0.615</text:p>
          </table:table-cell>
          <table:table-cell office:value-type="float" office:value="0.3294" calcext:value-type="float">
            <text:p>0.32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6044" calcext:value-type="float">
            <text:p>0.6044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3534" calcext:value-type="float">
            <text:p>0.35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3649" calcext:value-type="float">
            <text:p>0.36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357" calcext:value-type="float">
            <text:p>0.357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3781" calcext:value-type="float">
            <text:p>0.37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3557" calcext:value-type="float">
            <text:p>0.3557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3643" calcext:value-type="float">
            <text:p>0.36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3498" calcext:value-type="float">
            <text:p>0.34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3005" calcext:value-type="float">
            <text:p>0.30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2599" calcext:value-type="float">
            <text:p>0.2599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2297" calcext:value-type="float">
            <text:p>0.22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804" calcext:value-type="float">
            <text:p>0.18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074" calcext:value-type="float">
            <text:p>0.30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105" calcext:value-type="float">
            <text:p>0.31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211" calcext:value-type="float">
            <text:p>0.32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615" calcext:value-type="float">
            <text:p>0.615</text:p>
          </table:table-cell>
          <table:table-cell office:value-type="float" office:value="0.3294" calcext:value-type="float">
            <text:p>0.32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6044" calcext:value-type="float">
            <text:p>0.6044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3534" calcext:value-type="float">
            <text:p>0.35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3649" calcext:value-type="float">
            <text:p>0.36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357" calcext:value-type="float">
            <text:p>0.357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3781" calcext:value-type="float">
            <text:p>0.37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3557" calcext:value-type="float">
            <text:p>0.3557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3643" calcext:value-type="float">
            <text:p>0.36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3498" calcext:value-type="float">
            <text:p>0.34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3005" calcext:value-type="float">
            <text:p>0.30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2599" calcext:value-type="float">
            <text:p>0.2599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2297" calcext:value-type="float">
            <text:p>0.22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804" calcext:value-type="float">
            <text:p>0.18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074" calcext:value-type="float">
            <text:p>0.30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105" calcext:value-type="float">
            <text:p>0.31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211" calcext:value-type="float">
            <text:p>0.32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615" calcext:value-type="float">
            <text:p>0.615</text:p>
          </table:table-cell>
          <table:table-cell office:value-type="float" office:value="0.3294" calcext:value-type="float">
            <text:p>0.32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6044" calcext:value-type="float">
            <text:p>0.6044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3534" calcext:value-type="float">
            <text:p>0.35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3649" calcext:value-type="float">
            <text:p>0.36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357" calcext:value-type="float">
            <text:p>0.357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3781" calcext:value-type="float">
            <text:p>0.37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3557" calcext:value-type="float">
            <text:p>0.3557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3643" calcext:value-type="float">
            <text:p>0.36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3498" calcext:value-type="float">
            <text:p>0.34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3005" calcext:value-type="float">
            <text:p>0.30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2599" calcext:value-type="float">
            <text:p>0.2599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2297" calcext:value-type="float">
            <text:p>0.22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804" calcext:value-type="float">
            <text:p>0.18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074" calcext:value-type="float">
            <text:p>0.3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105" calcext:value-type="float">
            <text:p>0.31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211" calcext:value-type="float">
            <text:p>0.32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615" calcext:value-type="float">
            <text:p>0.615</text:p>
          </table:table-cell>
          <table:table-cell office:value-type="float" office:value="0.3294" calcext:value-type="float">
            <text:p>0.32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6044" calcext:value-type="float">
            <text:p>0.6044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3534" calcext:value-type="float">
            <text:p>0.35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3649" calcext:value-type="float">
            <text:p>0.36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357" calcext:value-type="float">
            <text:p>0.357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3781" calcext:value-type="float">
            <text:p>0.37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3557" calcext:value-type="float">
            <text:p>0.3557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3643" calcext:value-type="float">
            <text:p>0.36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3498" calcext:value-type="float">
            <text:p>0.34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3005" calcext:value-type="float">
            <text:p>0.30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2599" calcext:value-type="float">
            <text:p>0.2599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2297" calcext:value-type="float">
            <text:p>0.22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804" calcext:value-type="float">
            <text:p>0.18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074" calcext:value-type="float">
            <text:p>0.3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105" calcext:value-type="float">
            <text:p>0.31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211" calcext:value-type="float">
            <text:p>0.32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615" calcext:value-type="float">
            <text:p>0.615</text:p>
          </table:table-cell>
          <table:table-cell office:value-type="float" office:value="0.3294" calcext:value-type="float">
            <text:p>0.32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6044" calcext:value-type="float">
            <text:p>0.6044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3534" calcext:value-type="float">
            <text:p>0.35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3649" calcext:value-type="float">
            <text:p>0.36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357" calcext:value-type="float">
            <text:p>0.357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3781" calcext:value-type="float">
            <text:p>0.37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3557" calcext:value-type="float">
            <text:p>0.3557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3643" calcext:value-type="float">
            <text:p>0.36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3498" calcext:value-type="float">
            <text:p>0.34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3005" calcext:value-type="float">
            <text:p>0.3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2599" calcext:value-type="float">
            <text:p>0.2599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2297" calcext:value-type="float">
            <text:p>0.22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804" calcext:value-type="float">
            <text:p>0.18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074" calcext:value-type="float">
            <text:p>0.30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105" calcext:value-type="float">
            <text:p>0.3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211" calcext:value-type="float">
            <text:p>0.32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615" calcext:value-type="float">
            <text:p>0.615</text:p>
          </table:table-cell>
          <table:table-cell office:value-type="float" office:value="0.3294" calcext:value-type="float">
            <text:p>0.32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6044" calcext:value-type="float">
            <text:p>0.6044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3534" calcext:value-type="float">
            <text:p>0.35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3649" calcext:value-type="float">
            <text:p>0.36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357" calcext:value-type="float">
            <text:p>0.357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3781" calcext:value-type="float">
            <text:p>0.37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3557" calcext:value-type="float">
            <text:p>0.3557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3643" calcext:value-type="float">
            <text:p>0.36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3498" calcext:value-type="float">
            <text:p>0.34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3005" calcext:value-type="float">
            <text:p>0.30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2599" calcext:value-type="float">
            <text:p>0.2599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2297" calcext:value-type="float">
            <text:p>0.22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804" calcext:value-type="float">
            <text:p>0.18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074" calcext:value-type="float">
            <text:p>0.30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105" calcext:value-type="float">
            <text:p>0.31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211" calcext:value-type="float">
            <text:p>0.32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615" calcext:value-type="float">
            <text:p>0.615</text:p>
          </table:table-cell>
          <table:table-cell office:value-type="float" office:value="0.3294" calcext:value-type="float">
            <text:p>0.32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6044" calcext:value-type="float">
            <text:p>0.6044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3534" calcext:value-type="float">
            <text:p>0.35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3649" calcext:value-type="float">
            <text:p>0.36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357" calcext:value-type="float">
            <text:p>0.357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3781" calcext:value-type="float">
            <text:p>0.37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3557" calcext:value-type="float">
            <text:p>0.3557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3643" calcext:value-type="float">
            <text:p>0.36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3498" calcext:value-type="float">
            <text:p>0.34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3005" calcext:value-type="float">
            <text:p>0.30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2599" calcext:value-type="float">
            <text:p>0.2599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2297" calcext:value-type="float">
            <text:p>0.22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804" calcext:value-type="float">
            <text:p>0.18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074" calcext:value-type="float">
            <text:p>0.30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105" calcext:value-type="float">
            <text:p>0.31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211" calcext:value-type="float">
            <text:p>0.32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615" calcext:value-type="float">
            <text:p>0.615</text:p>
          </table:table-cell>
          <table:table-cell office:value-type="float" office:value="0.3294" calcext:value-type="float">
            <text:p>0.32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6044" calcext:value-type="float">
            <text:p>0.6044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3534" calcext:value-type="float">
            <text:p>0.35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3649" calcext:value-type="float">
            <text:p>0.36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357" calcext:value-type="float">
            <text:p>0.357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3781" calcext:value-type="float">
            <text:p>0.37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3557" calcext:value-type="float">
            <text:p>0.3557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3643" calcext:value-type="float">
            <text:p>0.36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3498" calcext:value-type="float">
            <text:p>0.34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3005" calcext:value-type="float">
            <text:p>0.30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2599" calcext:value-type="float">
            <text:p>0.2599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2297" calcext:value-type="float">
            <text:p>0.22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804" calcext:value-type="float">
            <text:p>0.1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074" calcext:value-type="float">
            <text:p>0.30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105" calcext:value-type="float">
            <text:p>0.31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211" calcext:value-type="float">
            <text:p>0.32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615" calcext:value-type="float">
            <text:p>0.615</text:p>
          </table:table-cell>
          <table:table-cell office:value-type="float" office:value="0.3294" calcext:value-type="float">
            <text:p>0.32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6044" calcext:value-type="float">
            <text:p>0.6044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3534" calcext:value-type="float">
            <text:p>0.35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3649" calcext:value-type="float">
            <text:p>0.36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357" calcext:value-type="float">
            <text:p>0.357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3781" calcext:value-type="float">
            <text:p>0.37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3557" calcext:value-type="float">
            <text:p>0.3557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3643" calcext:value-type="float">
            <text:p>0.36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3498" calcext:value-type="float">
            <text:p>0.34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3005" calcext:value-type="float">
            <text:p>0.30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2599" calcext:value-type="float">
            <text:p>0.2599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2297" calcext:value-type="float">
            <text:p>0.22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804" calcext:value-type="float">
            <text:p>0.18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074" calcext:value-type="float">
            <text:p>0.30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105" calcext:value-type="float">
            <text:p>0.31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3211" calcext:value-type="float">
            <text:p>0.32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615" calcext:value-type="float">
            <text:p>0.615</text:p>
          </table:table-cell>
          <table:table-cell office:value-type="float" office:value="0.3294" calcext:value-type="float">
            <text:p>0.32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6044" calcext:value-type="float">
            <text:p>0.6044</text:p>
          </table:table-cell>
          <table:table-cell office:value-type="float" office:value="0.3451" calcext:value-type="float">
            <text:p>0.34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3534" calcext:value-type="float">
            <text:p>0.35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3649" calcext:value-type="float">
            <text:p>0.36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357" calcext:value-type="float">
            <text:p>0.357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3781" calcext:value-type="float">
            <text:p>0.37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3557" calcext:value-type="float">
            <text:p>0.3557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3643" calcext:value-type="float">
            <text:p>0.36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3498" calcext:value-type="float">
            <text:p>0.34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3005" calcext:value-type="float">
            <text:p>0.30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2599" calcext:value-type="float">
            <text:p>0.2599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2297" calcext:value-type="float">
            <text:p>0.22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804" calcext:value-type="float">
            <text:p>0.180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6154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6256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4880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8905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8771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77" calcext:value-type="float">
            <text:p>377</text:p>
          </table:table-cell>
          <table:table-cell table:number-columns-repeated="3"/>
        </table:table-row>
      </table:table>
      <table:table table:name="optimize_tfidf_split5_level5" table:style-name="ta1">
        <table:table-source xlink:type="simple" xlink:href="../optimize_tfidf_split5_level5.out" table:table-name="optimize_tfidf_split5_level5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087" calcext:value-type="float">
            <text:p>0.6087</text:p>
          </table:table-cell>
          <table:table-cell office:value-type="float" office:value="0.4342" calcext:value-type="float">
            <text:p>0.4342</text:p>
          </table:table-cell>
          <table:table-cell office:value-type="float" office:value="0.4725" calcext:value-type="float">
            <text:p>0.47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6087" calcext:value-type="float">
            <text:p>0.6087</text:p>
          </table:table-cell>
          <table:table-cell office:value-type="float" office:value="0.4342" calcext:value-type="float">
            <text:p>0.4342</text:p>
          </table:table-cell>
          <table:table-cell office:value-type="float" office:value="0.4725" calcext:value-type="float">
            <text:p>0.47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087" calcext:value-type="float">
            <text:p>0.6087</text:p>
          </table:table-cell>
          <table:table-cell office:value-type="float" office:value="0.4342" calcext:value-type="float">
            <text:p>0.4342</text:p>
          </table:table-cell>
          <table:table-cell office:value-type="float" office:value="0.4725" calcext:value-type="float">
            <text:p>0.47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087" calcext:value-type="float">
            <text:p>0.6087</text:p>
          </table:table-cell>
          <table:table-cell office:value-type="float" office:value="0.4342" calcext:value-type="float">
            <text:p>0.4342</text:p>
          </table:table-cell>
          <table:table-cell office:value-type="float" office:value="0.4725" calcext:value-type="float">
            <text:p>0.47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061" calcext:value-type="float">
            <text:p>0.6061</text:p>
          </table:table-cell>
          <table:table-cell office:value-type="float" office:value="0.4316" calcext:value-type="float">
            <text:p>0.4316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6061" calcext:value-type="float">
            <text:p>0.6061</text:p>
          </table:table-cell>
          <table:table-cell office:value-type="float" office:value="0.4316" calcext:value-type="float">
            <text:p>0.4316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6061" calcext:value-type="float">
            <text:p>0.6061</text:p>
          </table:table-cell>
          <table:table-cell office:value-type="float" office:value="0.4316" calcext:value-type="float">
            <text:p>0.4316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6036" calcext:value-type="float">
            <text:p>0.6036</text:p>
          </table:table-cell>
          <table:table-cell office:value-type="float" office:value="0.4291" calcext:value-type="float">
            <text:p>0.4291</text:p>
          </table:table-cell>
          <table:table-cell office:value-type="float" office:value="0.4674" calcext:value-type="float">
            <text:p>0.46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01" calcext:value-type="float">
            <text:p>0.601</text:p>
          </table:table-cell>
          <table:table-cell office:value-type="float" office:value="0.4265" calcext:value-type="float">
            <text:p>0.4265</text:p>
          </table:table-cell>
          <table:table-cell office:value-type="float" office:value="0.4649" calcext:value-type="float">
            <text:p>0.46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5908" calcext:value-type="float">
            <text:p>0.5908</text:p>
          </table:table-cell>
          <table:table-cell office:value-type="float" office:value="0.4182" calcext:value-type="float">
            <text:p>0.4182</text:p>
          </table:table-cell>
          <table:table-cell office:value-type="float" office:value="0.4562" calcext:value-type="float">
            <text:p>0.45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408" calcext:value-type="float">
            <text:p>0.408</text:p>
          </table:table-cell>
          <table:table-cell office:value-type="float" office:value="0.4459" calcext:value-type="float">
            <text:p>0.44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5627" calcext:value-type="float">
            <text:p>0.5627</text:p>
          </table:table-cell>
          <table:table-cell office:value-type="float" office:value="0.39" calcext:value-type="float">
            <text:p>0.39</text:p>
          </table:table-cell>
          <table:table-cell office:value-type="float" office:value="0.428" calcext:value-type="float">
            <text:p>0.4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524" calcext:value-type="float">
            <text:p>0.5524</text:p>
          </table:table-cell>
          <table:table-cell office:value-type="float" office:value="0.3817" calcext:value-type="float">
            <text:p>0.3817</text:p>
          </table:table-cell>
          <table:table-cell office:value-type="float" office:value="0.4193" calcext:value-type="float">
            <text:p>0.41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3906" calcext:value-type="float">
            <text:p>0.3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3174" calcext:value-type="float">
            <text:p>0.3174</text:p>
          </table:table-cell>
          <table:table-cell office:value-type="float" office:value="0.3531" calcext:value-type="float">
            <text:p>0.3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4322" calcext:value-type="float">
            <text:p>0.4322</text:p>
          </table:table-cell>
          <table:table-cell office:value-type="float" office:value="0.282" calcext:value-type="float">
            <text:p>0.282</text:p>
          </table:table-cell>
          <table:table-cell office:value-type="float" office:value="0.3152" calcext:value-type="float">
            <text:p>0.31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3964" calcext:value-type="float">
            <text:p>0.3964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208" calcext:value-type="float">
            <text:p>0.208</text:p>
          </table:table-cell>
          <table:table-cell office:value-type="float" office:value="0.2344" calcext:value-type="float">
            <text:p>0.23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1728" calcext:value-type="float">
            <text:p>0.1728</text:p>
          </table:table-cell>
          <table:table-cell office:value-type="float" office:value="0.1921" calcext:value-type="float">
            <text:p>0.19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1335" calcext:value-type="float">
            <text:p>0.1335</text:p>
          </table:table-cell>
          <table:table-cell office:value-type="float" office:value="0.1482" calcext:value-type="float">
            <text:p>0.14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361" calcext:value-type="float">
            <text:p>0.4361</text:p>
          </table:table-cell>
          <table:table-cell office:value-type="float" office:value="0.5288" calcext:value-type="float">
            <text:p>0.5288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361" calcext:value-type="float">
            <text:p>0.4361</text:p>
          </table:table-cell>
          <table:table-cell office:value-type="float" office:value="0.5288" calcext:value-type="float">
            <text:p>0.5288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5288" calcext:value-type="float">
            <text:p>0.5288</text:p>
          </table:table-cell>
          <table:table-cell office:value-type="float" office:value="0.4339" calcext:value-type="float">
            <text:p>0.43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5288" calcext:value-type="float">
            <text:p>0.5288</text:p>
          </table:table-cell>
          <table:table-cell office:value-type="float" office:value="0.4339" calcext:value-type="float">
            <text:p>0.43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348" calcext:value-type="float">
            <text:p>0.4348</text:p>
          </table:table-cell>
          <table:table-cell office:value-type="float" office:value="0.5263" calcext:value-type="float">
            <text:p>0.5263</text:p>
          </table:table-cell>
          <table:table-cell office:value-type="float" office:value="0.4313" calcext:value-type="float">
            <text:p>0.4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348" calcext:value-type="float">
            <text:p>0.4348</text:p>
          </table:table-cell>
          <table:table-cell office:value-type="float" office:value="0.5263" calcext:value-type="float">
            <text:p>0.5263</text:p>
          </table:table-cell>
          <table:table-cell office:value-type="float" office:value="0.4313" calcext:value-type="float">
            <text:p>0.4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5263" calcext:value-type="float">
            <text:p>0.5263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399" calcext:value-type="float">
            <text:p>0.4399</text:p>
          </table:table-cell>
          <table:table-cell office:value-type="float" office:value="0.5237" calcext:value-type="float">
            <text:p>0.5237</text:p>
          </table:table-cell>
          <table:table-cell office:value-type="float" office:value="0.4339" calcext:value-type="float">
            <text:p>0.43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463" calcext:value-type="float">
            <text:p>0.4463</text:p>
          </table:table-cell>
          <table:table-cell office:value-type="float" office:value="0.5211" calcext:value-type="float">
            <text:p>0.5211</text:p>
          </table:table-cell>
          <table:table-cell office:value-type="float" office:value="0.4373" calcext:value-type="float">
            <text:p>0.43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501" calcext:value-type="float">
            <text:p>0.4501</text:p>
          </table:table-cell>
          <table:table-cell office:value-type="float" office:value="0.5096" calcext:value-type="float">
            <text:p>0.5096</text:p>
          </table:table-cell>
          <table:table-cell office:value-type="float" office:value="0.436" calcext:value-type="float">
            <text:p>0.4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4527" calcext:value-type="float">
            <text:p>0.4527</text:p>
          </table:table-cell>
          <table:table-cell office:value-type="float" office:value="0.4968" calcext:value-type="float">
            <text:p>0.4968</text:p>
          </table:table-cell>
          <table:table-cell office:value-type="float" office:value="0.4326" calcext:value-type="float">
            <text:p>0.43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4488" calcext:value-type="float">
            <text:p>0.4488</text:p>
          </table:table-cell>
          <table:table-cell office:value-type="float" office:value="0.4751" calcext:value-type="float">
            <text:p>0.4751</text:p>
          </table:table-cell>
          <table:table-cell office:value-type="float" office:value="0.4224" calcext:value-type="float">
            <text:p>0.4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4565" calcext:value-type="float">
            <text:p>0.4565</text:p>
          </table:table-cell>
          <table:table-cell office:value-type="float" office:value="0.4585" calcext:value-type="float">
            <text:p>0.4585</text:p>
          </table:table-cell>
          <table:table-cell office:value-type="float" office:value="0.4224" calcext:value-type="float">
            <text:p>0.4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4463" calcext:value-type="float">
            <text:p>0.4463</text:p>
          </table:table-cell>
          <table:table-cell office:value-type="float" office:value="0.4283" calcext:value-type="float">
            <text:p>0.4283</text:p>
          </table:table-cell>
          <table:table-cell office:value-type="float" office:value="0.4076" calcext:value-type="float">
            <text:p>0.40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4258" calcext:value-type="float">
            <text:p>0.4258</text:p>
          </table:table-cell>
          <table:table-cell office:value-type="float" office:value="0.3878" calcext:value-type="float">
            <text:p>0.3878</text:p>
          </table:table-cell>
          <table:table-cell office:value-type="float" office:value="0.3791" calcext:value-type="float">
            <text:p>0.3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3939" calcext:value-type="float">
            <text:p>0.3939</text:p>
          </table:table-cell>
          <table:table-cell office:value-type="float" office:value="0.3447" calcext:value-type="float">
            <text:p>0.3447</text:p>
          </table:table-cell>
          <table:table-cell office:value-type="float" office:value="0.3453" calcext:value-type="float">
            <text:p>0.34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3747" calcext:value-type="float">
            <text:p>0.3747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98" calcext:value-type="float">
            <text:p>0.31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3312" calcext:value-type="float">
            <text:p>0.3312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2677" calcext:value-type="float">
            <text:p>0.26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1941" calcext:value-type="float">
            <text:p>0.1941</text:p>
          </table:table-cell>
          <table:table-cell office:value-type="float" office:value="0.2116" calcext:value-type="float">
            <text:p>0.21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1481" calcext:value-type="float">
            <text:p>0.1481</text:p>
          </table:table-cell>
          <table:table-cell office:value-type="float" office:value="0.1606" calcext:value-type="float">
            <text:p>0.16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58" calcext:value-type="float">
            <text:p>0.58</text:p>
          </table:table-cell>
          <table:table-cell office:value-type="float" office:value="0.3907" calcext:value-type="float">
            <text:p>0.39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58" calcext:value-type="float">
            <text:p>0.58</text:p>
          </table:table-cell>
          <table:table-cell office:value-type="float" office:value="0.3907" calcext:value-type="float">
            <text:p>0.39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58" calcext:value-type="float">
            <text:p>0.58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58" calcext:value-type="float">
            <text:p>0.58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3894" calcext:value-type="float">
            <text:p>0.38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3894" calcext:value-type="float">
            <text:p>0.38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3924" calcext:value-type="float">
            <text:p>0.39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5749" calcext:value-type="float">
            <text:p>0.5749</text:p>
          </table:table-cell>
          <table:table-cell office:value-type="float" office:value="0.3962" calcext:value-type="float">
            <text:p>0.39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657" calcext:value-type="float">
            <text:p>0.3657</text:p>
          </table:table-cell>
          <table:table-cell office:value-type="float" office:value="0.5698" calcext:value-type="float">
            <text:p>0.5698</text:p>
          </table:table-cell>
          <table:table-cell office:value-type="float" office:value="0.4005" calcext:value-type="float">
            <text:p>0.40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5576" calcext:value-type="float">
            <text:p>0.5576</text:p>
          </table:table-cell>
          <table:table-cell office:value-type="float" office:value="0.4056" calcext:value-type="float">
            <text:p>0.40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858" calcext:value-type="float">
            <text:p>0.3858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4071" calcext:value-type="float">
            <text:p>0.40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3862" calcext:value-type="float">
            <text:p>0.3862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3987" calcext:value-type="float">
            <text:p>0.39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4045" calcext:value-type="float">
            <text:p>0.4045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4088" calcext:value-type="float">
            <text:p>0.40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4058" calcext:value-type="float">
            <text:p>0.4058</text:p>
          </table:table-cell>
          <table:table-cell office:value-type="float" office:value="0.4664" calcext:value-type="float">
            <text:p>0.4664</text:p>
          </table:table-cell>
          <table:table-cell office:value-type="float" office:value="0.4025" calcext:value-type="float">
            <text:p>0.40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3998" calcext:value-type="float">
            <text:p>0.3998</text:p>
          </table:table-cell>
          <table:table-cell office:value-type="float" office:value="0.4247" calcext:value-type="float">
            <text:p>0.4247</text:p>
          </table:table-cell>
          <table:table-cell office:value-type="float" office:value="0.3837" calcext:value-type="float">
            <text:p>0.38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3755" calcext:value-type="float">
            <text:p>0.3755</text:p>
          </table:table-cell>
          <table:table-cell office:value-type="float" office:value="0.3776" calcext:value-type="float">
            <text:p>0.3776</text:p>
          </table:table-cell>
          <table:table-cell office:value-type="float" office:value="0.3538" calcext:value-type="float">
            <text:p>0.35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3683" calcext:value-type="float">
            <text:p>0.3683</text:p>
          </table:table-cell>
          <table:table-cell office:value-type="float" office:value="0.3364" calcext:value-type="float">
            <text:p>0.3364</text:p>
          </table:table-cell>
          <table:table-cell office:value-type="float" office:value="0.3351" calcext:value-type="float">
            <text:p>0.33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3321" calcext:value-type="float">
            <text:p>0.3321</text:p>
          </table:table-cell>
          <table:table-cell office:value-type="float" office:value="0.2648" calcext:value-type="float">
            <text:p>0.2648</text:p>
          </table:table-cell>
          <table:table-cell office:value-type="float" office:value="0.2835" calcext:value-type="float">
            <text:p>0.28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2017" calcext:value-type="float">
            <text:p>0.2017</text:p>
          </table:table-cell>
          <table:table-cell office:value-type="float" office:value="0.2186" calcext:value-type="float">
            <text:p>0.21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1632" calcext:value-type="float">
            <text:p>0.16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903" calcext:value-type="float">
            <text:p>0.2903</text:p>
          </table:table-cell>
          <table:table-cell office:value-type="float" office:value="0.6073" calcext:value-type="float">
            <text:p>0.6073</text:p>
          </table:table-cell>
          <table:table-cell office:value-type="float" office:value="0.3499" calcext:value-type="float">
            <text:p>0.34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903" calcext:value-type="float">
            <text:p>0.2903</text:p>
          </table:table-cell>
          <table:table-cell office:value-type="float" office:value="0.6073" calcext:value-type="float">
            <text:p>0.6073</text:p>
          </table:table-cell>
          <table:table-cell office:value-type="float" office:value="0.3499" calcext:value-type="float">
            <text:p>0.34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922" calcext:value-type="float">
            <text:p>0.2922</text:p>
          </table:table-cell>
          <table:table-cell office:value-type="float" office:value="0.6073" calcext:value-type="float">
            <text:p>0.6073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922" calcext:value-type="float">
            <text:p>0.2922</text:p>
          </table:table-cell>
          <table:table-cell office:value-type="float" office:value="0.6073" calcext:value-type="float">
            <text:p>0.6073</text:p>
          </table:table-cell>
          <table:table-cell office:value-type="float" office:value="0.3515" calcext:value-type="float">
            <text:p>0.35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896" calcext:value-type="float">
            <text:p>0.2896</text:p>
          </table:table-cell>
          <table:table-cell office:value-type="float" office:value="0.6047" calcext:value-type="float">
            <text:p>0.6047</text:p>
          </table:table-cell>
          <table:table-cell office:value-type="float" office:value="0.3489" calcext:value-type="float">
            <text:p>0.34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901" calcext:value-type="float">
            <text:p>0.2901</text:p>
          </table:table-cell>
          <table:table-cell office:value-type="float" office:value="0.6047" calcext:value-type="float">
            <text:p>0.6047</text:p>
          </table:table-cell>
          <table:table-cell office:value-type="float" office:value="0.3494" calcext:value-type="float">
            <text:p>0.34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6047" calcext:value-type="float">
            <text:p>0.6047</text:p>
          </table:table-cell>
          <table:table-cell office:value-type="float" office:value="0.3527" calcext:value-type="float">
            <text:p>0.35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3016" calcext:value-type="float">
            <text:p>0.3016</text:p>
          </table:table-cell>
          <table:table-cell office:value-type="float" office:value="0.6022" calcext:value-type="float">
            <text:p>0.6022</text:p>
          </table:table-cell>
          <table:table-cell office:value-type="float" office:value="0.3588" calcext:value-type="float">
            <text:p>0.35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3653" calcext:value-type="float">
            <text:p>0.36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3263" calcext:value-type="float">
            <text:p>0.3263</text:p>
          </table:table-cell>
          <table:table-cell office:value-type="float" office:value="0.5843" calcext:value-type="float">
            <text:p>0.5843</text:p>
          </table:table-cell>
          <table:table-cell office:value-type="float" office:value="0.3744" calcext:value-type="float">
            <text:p>0.37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5685" calcext:value-type="float">
            <text:p>0.5685</text:p>
          </table:table-cell>
          <table:table-cell office:value-type="float" office:value="0.3788" calcext:value-type="float">
            <text:p>0.37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344" calcext:value-type="float">
            <text:p>0.344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3755" calcext:value-type="float">
            <text:p>0.37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3668" calcext:value-type="float">
            <text:p>0.3668</text:p>
          </table:table-cell>
          <table:table-cell office:value-type="float" office:value="0.517" calcext:value-type="float">
            <text:p>0.517</text:p>
          </table:table-cell>
          <table:table-cell office:value-type="float" office:value="0.3897" calcext:value-type="float">
            <text:p>0.38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3753" calcext:value-type="float">
            <text:p>0.3753</text:p>
          </table:table-cell>
          <table:table-cell office:value-type="float" office:value="0.4857" calcext:value-type="float">
            <text:p>0.4857</text:p>
          </table:table-cell>
          <table:table-cell office:value-type="float" office:value="0.3892" calcext:value-type="float">
            <text:p>0.38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3789" calcext:value-type="float">
            <text:p>0.3789</text:p>
          </table:table-cell>
          <table:table-cell office:value-type="float" office:value="0.4434" calcext:value-type="float">
            <text:p>0.4434</text:p>
          </table:table-cell>
          <table:table-cell office:value-type="float" office:value="0.3783" calcext:value-type="float">
            <text:p>0.37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3595" calcext:value-type="float">
            <text:p>0.3595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3525" calcext:value-type="float">
            <text:p>0.35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3613" calcext:value-type="float">
            <text:p>0.3613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3401" calcext:value-type="float">
            <text:p>0.34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3306" calcext:value-type="float">
            <text:p>0.3306</text:p>
          </table:table-cell>
          <table:table-cell office:value-type="float" office:value="0.2748" calcext:value-type="float">
            <text:p>0.2748</text:p>
          </table:table-cell>
          <table:table-cell office:value-type="float" office:value="0.2903" calcext:value-type="float">
            <text:p>0.29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2055" calcext:value-type="float">
            <text:p>0.2055</text:p>
          </table:table-cell>
          <table:table-cell office:value-type="float" office:value="0.2217" calcext:value-type="float">
            <text:p>0.22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39" calcext:value-type="float">
            <text:p>0.16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85" calcext:value-type="float">
            <text:p>0.31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85" calcext:value-type="float">
            <text:p>0.31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488" calcext:value-type="float">
            <text:p>0.2488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202" calcext:value-type="float">
            <text:p>0.32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6235" calcext:value-type="float">
            <text:p>0.6235</text:p>
          </table:table-cell>
          <table:table-cell office:value-type="float" office:value="0.3279" calcext:value-type="float">
            <text:p>0.32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731" calcext:value-type="float">
            <text:p>0.2731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3365" calcext:value-type="float">
            <text:p>0.33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904" calcext:value-type="float">
            <text:p>0.2904</text:p>
          </table:table-cell>
          <table:table-cell office:value-type="float" office:value="0.6056" calcext:value-type="float">
            <text:p>0.6056</text:p>
          </table:table-cell>
          <table:table-cell office:value-type="float" office:value="0.3482" calcext:value-type="float">
            <text:p>0.34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3047" calcext:value-type="float">
            <text:p>0.3047</text:p>
          </table:table-cell>
          <table:table-cell office:value-type="float" office:value="0.589" calcext:value-type="float">
            <text:p>0.589</text:p>
          </table:table-cell>
          <table:table-cell office:value-type="float" office:value="0.3553" calcext:value-type="float">
            <text:p>0.35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3139" calcext:value-type="float">
            <text:p>0.3139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3558" calcext:value-type="float">
            <text:p>0.35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3394" calcext:value-type="float">
            <text:p>0.3394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3727" calcext:value-type="float">
            <text:p>0.37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4972" calcext:value-type="float">
            <text:p>0.4972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3607" calcext:value-type="float">
            <text:p>0.3607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3689" calcext:value-type="float">
            <text:p>0.36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3462" calcext:value-type="float">
            <text:p>0.3462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3465" calcext:value-type="float">
            <text:p>0.34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59" calcext:value-type="float">
            <text:p>0.359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3297" calcext:value-type="float">
            <text:p>0.3297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2942" calcext:value-type="float">
            <text:p>0.29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2235" calcext:value-type="float">
            <text:p>0.22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39" calcext:value-type="float">
            <text:p>0.16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85" calcext:value-type="float">
            <text:p>0.31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85" calcext:value-type="float">
            <text:p>0.31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488" calcext:value-type="float">
            <text:p>0.2488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202" calcext:value-type="float">
            <text:p>0.32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6235" calcext:value-type="float">
            <text:p>0.6235</text:p>
          </table:table-cell>
          <table:table-cell office:value-type="float" office:value="0.3279" calcext:value-type="float">
            <text:p>0.32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731" calcext:value-type="float">
            <text:p>0.2731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3365" calcext:value-type="float">
            <text:p>0.33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904" calcext:value-type="float">
            <text:p>0.2904</text:p>
          </table:table-cell>
          <table:table-cell office:value-type="float" office:value="0.6056" calcext:value-type="float">
            <text:p>0.6056</text:p>
          </table:table-cell>
          <table:table-cell office:value-type="float" office:value="0.3482" calcext:value-type="float">
            <text:p>0.34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3047" calcext:value-type="float">
            <text:p>0.3047</text:p>
          </table:table-cell>
          <table:table-cell office:value-type="float" office:value="0.589" calcext:value-type="float">
            <text:p>0.589</text:p>
          </table:table-cell>
          <table:table-cell office:value-type="float" office:value="0.3553" calcext:value-type="float">
            <text:p>0.35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3139" calcext:value-type="float">
            <text:p>0.3139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3558" calcext:value-type="float">
            <text:p>0.35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3394" calcext:value-type="float">
            <text:p>0.3394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3727" calcext:value-type="float">
            <text:p>0.37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4972" calcext:value-type="float">
            <text:p>0.4972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3607" calcext:value-type="float">
            <text:p>0.3607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3689" calcext:value-type="float">
            <text:p>0.36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3462" calcext:value-type="float">
            <text:p>0.3462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3465" calcext:value-type="float">
            <text:p>0.34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59" calcext:value-type="float">
            <text:p>0.359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3297" calcext:value-type="float">
            <text:p>0.3297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2942" calcext:value-type="float">
            <text:p>0.29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2235" calcext:value-type="float">
            <text:p>0.22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39" calcext:value-type="float">
            <text:p>0.16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85" calcext:value-type="float">
            <text:p>0.31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85" calcext:value-type="float">
            <text:p>0.31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488" calcext:value-type="float">
            <text:p>0.2488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202" calcext:value-type="float">
            <text:p>0.32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6235" calcext:value-type="float">
            <text:p>0.6235</text:p>
          </table:table-cell>
          <table:table-cell office:value-type="float" office:value="0.3279" calcext:value-type="float">
            <text:p>0.32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731" calcext:value-type="float">
            <text:p>0.2731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3365" calcext:value-type="float">
            <text:p>0.33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904" calcext:value-type="float">
            <text:p>0.2904</text:p>
          </table:table-cell>
          <table:table-cell office:value-type="float" office:value="0.6056" calcext:value-type="float">
            <text:p>0.6056</text:p>
          </table:table-cell>
          <table:table-cell office:value-type="float" office:value="0.3482" calcext:value-type="float">
            <text:p>0.34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3047" calcext:value-type="float">
            <text:p>0.3047</text:p>
          </table:table-cell>
          <table:table-cell office:value-type="float" office:value="0.589" calcext:value-type="float">
            <text:p>0.589</text:p>
          </table:table-cell>
          <table:table-cell office:value-type="float" office:value="0.3553" calcext:value-type="float">
            <text:p>0.35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3139" calcext:value-type="float">
            <text:p>0.3139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3558" calcext:value-type="float">
            <text:p>0.35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3394" calcext:value-type="float">
            <text:p>0.3394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3727" calcext:value-type="float">
            <text:p>0.37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4972" calcext:value-type="float">
            <text:p>0.4972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3607" calcext:value-type="float">
            <text:p>0.3607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3689" calcext:value-type="float">
            <text:p>0.36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3462" calcext:value-type="float">
            <text:p>0.3462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3465" calcext:value-type="float">
            <text:p>0.34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59" calcext:value-type="float">
            <text:p>0.359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3297" calcext:value-type="float">
            <text:p>0.3297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2942" calcext:value-type="float">
            <text:p>0.29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2235" calcext:value-type="float">
            <text:p>0.22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39" calcext:value-type="float">
            <text:p>0.16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85" calcext:value-type="float">
            <text:p>0.31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85" calcext:value-type="float">
            <text:p>0.31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488" calcext:value-type="float">
            <text:p>0.2488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202" calcext:value-type="float">
            <text:p>0.32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6235" calcext:value-type="float">
            <text:p>0.6235</text:p>
          </table:table-cell>
          <table:table-cell office:value-type="float" office:value="0.3279" calcext:value-type="float">
            <text:p>0.32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731" calcext:value-type="float">
            <text:p>0.2731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3365" calcext:value-type="float">
            <text:p>0.33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904" calcext:value-type="float">
            <text:p>0.2904</text:p>
          </table:table-cell>
          <table:table-cell office:value-type="float" office:value="0.6056" calcext:value-type="float">
            <text:p>0.6056</text:p>
          </table:table-cell>
          <table:table-cell office:value-type="float" office:value="0.3482" calcext:value-type="float">
            <text:p>0.34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3047" calcext:value-type="float">
            <text:p>0.3047</text:p>
          </table:table-cell>
          <table:table-cell office:value-type="float" office:value="0.589" calcext:value-type="float">
            <text:p>0.589</text:p>
          </table:table-cell>
          <table:table-cell office:value-type="float" office:value="0.3553" calcext:value-type="float">
            <text:p>0.35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3139" calcext:value-type="float">
            <text:p>0.3139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3558" calcext:value-type="float">
            <text:p>0.35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3394" calcext:value-type="float">
            <text:p>0.3394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3727" calcext:value-type="float">
            <text:p>0.37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4972" calcext:value-type="float">
            <text:p>0.4972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3607" calcext:value-type="float">
            <text:p>0.3607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3689" calcext:value-type="float">
            <text:p>0.36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3462" calcext:value-type="float">
            <text:p>0.3462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3465" calcext:value-type="float">
            <text:p>0.34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59" calcext:value-type="float">
            <text:p>0.359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3297" calcext:value-type="float">
            <text:p>0.3297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2942" calcext:value-type="float">
            <text:p>0.29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2235" calcext:value-type="float">
            <text:p>0.22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39" calcext:value-type="float">
            <text:p>0.16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85" calcext:value-type="float">
            <text:p>0.31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85" calcext:value-type="float">
            <text:p>0.31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488" calcext:value-type="float">
            <text:p>0.2488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202" calcext:value-type="float">
            <text:p>0.32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6235" calcext:value-type="float">
            <text:p>0.6235</text:p>
          </table:table-cell>
          <table:table-cell office:value-type="float" office:value="0.3279" calcext:value-type="float">
            <text:p>0.32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731" calcext:value-type="float">
            <text:p>0.2731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3365" calcext:value-type="float">
            <text:p>0.33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904" calcext:value-type="float">
            <text:p>0.2904</text:p>
          </table:table-cell>
          <table:table-cell office:value-type="float" office:value="0.6056" calcext:value-type="float">
            <text:p>0.6056</text:p>
          </table:table-cell>
          <table:table-cell office:value-type="float" office:value="0.3482" calcext:value-type="float">
            <text:p>0.34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3047" calcext:value-type="float">
            <text:p>0.3047</text:p>
          </table:table-cell>
          <table:table-cell office:value-type="float" office:value="0.589" calcext:value-type="float">
            <text:p>0.589</text:p>
          </table:table-cell>
          <table:table-cell office:value-type="float" office:value="0.3553" calcext:value-type="float">
            <text:p>0.35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3139" calcext:value-type="float">
            <text:p>0.3139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3558" calcext:value-type="float">
            <text:p>0.35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3394" calcext:value-type="float">
            <text:p>0.3394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3727" calcext:value-type="float">
            <text:p>0.37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4972" calcext:value-type="float">
            <text:p>0.4972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3607" calcext:value-type="float">
            <text:p>0.3607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3689" calcext:value-type="float">
            <text:p>0.36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3462" calcext:value-type="float">
            <text:p>0.3462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3465" calcext:value-type="float">
            <text:p>0.34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59" calcext:value-type="float">
            <text:p>0.359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3297" calcext:value-type="float">
            <text:p>0.3297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2942" calcext:value-type="float">
            <text:p>0.29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2235" calcext:value-type="float">
            <text:p>0.22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39" calcext:value-type="float">
            <text:p>0.16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85" calcext:value-type="float">
            <text:p>0.31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85" calcext:value-type="float">
            <text:p>0.31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488" calcext:value-type="float">
            <text:p>0.2488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202" calcext:value-type="float">
            <text:p>0.32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6235" calcext:value-type="float">
            <text:p>0.6235</text:p>
          </table:table-cell>
          <table:table-cell office:value-type="float" office:value="0.3279" calcext:value-type="float">
            <text:p>0.32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731" calcext:value-type="float">
            <text:p>0.2731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3365" calcext:value-type="float">
            <text:p>0.33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904" calcext:value-type="float">
            <text:p>0.2904</text:p>
          </table:table-cell>
          <table:table-cell office:value-type="float" office:value="0.6056" calcext:value-type="float">
            <text:p>0.6056</text:p>
          </table:table-cell>
          <table:table-cell office:value-type="float" office:value="0.3482" calcext:value-type="float">
            <text:p>0.34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3047" calcext:value-type="float">
            <text:p>0.3047</text:p>
          </table:table-cell>
          <table:table-cell office:value-type="float" office:value="0.589" calcext:value-type="float">
            <text:p>0.589</text:p>
          </table:table-cell>
          <table:table-cell office:value-type="float" office:value="0.3553" calcext:value-type="float">
            <text:p>0.35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3139" calcext:value-type="float">
            <text:p>0.3139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3558" calcext:value-type="float">
            <text:p>0.35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3394" calcext:value-type="float">
            <text:p>0.3394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3727" calcext:value-type="float">
            <text:p>0.37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4972" calcext:value-type="float">
            <text:p>0.4972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3607" calcext:value-type="float">
            <text:p>0.3607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3689" calcext:value-type="float">
            <text:p>0.36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3462" calcext:value-type="float">
            <text:p>0.3462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3465" calcext:value-type="float">
            <text:p>0.34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59" calcext:value-type="float">
            <text:p>0.359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3297" calcext:value-type="float">
            <text:p>0.3297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2942" calcext:value-type="float">
            <text:p>0.29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2235" calcext:value-type="float">
            <text:p>0.22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39" calcext:value-type="float">
            <text:p>0.16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85" calcext:value-type="float">
            <text:p>0.31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85" calcext:value-type="float">
            <text:p>0.31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488" calcext:value-type="float">
            <text:p>0.2488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202" calcext:value-type="float">
            <text:p>0.32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6235" calcext:value-type="float">
            <text:p>0.6235</text:p>
          </table:table-cell>
          <table:table-cell office:value-type="float" office:value="0.3279" calcext:value-type="float">
            <text:p>0.32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731" calcext:value-type="float">
            <text:p>0.2731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3365" calcext:value-type="float">
            <text:p>0.33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904" calcext:value-type="float">
            <text:p>0.2904</text:p>
          </table:table-cell>
          <table:table-cell office:value-type="float" office:value="0.6056" calcext:value-type="float">
            <text:p>0.6056</text:p>
          </table:table-cell>
          <table:table-cell office:value-type="float" office:value="0.3482" calcext:value-type="float">
            <text:p>0.34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3047" calcext:value-type="float">
            <text:p>0.3047</text:p>
          </table:table-cell>
          <table:table-cell office:value-type="float" office:value="0.589" calcext:value-type="float">
            <text:p>0.589</text:p>
          </table:table-cell>
          <table:table-cell office:value-type="float" office:value="0.3553" calcext:value-type="float">
            <text:p>0.35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3139" calcext:value-type="float">
            <text:p>0.3139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3558" calcext:value-type="float">
            <text:p>0.35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3394" calcext:value-type="float">
            <text:p>0.3394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3727" calcext:value-type="float">
            <text:p>0.37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4972" calcext:value-type="float">
            <text:p>0.4972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3607" calcext:value-type="float">
            <text:p>0.3607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3689" calcext:value-type="float">
            <text:p>0.36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3462" calcext:value-type="float">
            <text:p>0.3462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3465" calcext:value-type="float">
            <text:p>0.34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59" calcext:value-type="float">
            <text:p>0.359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3297" calcext:value-type="float">
            <text:p>0.3297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2942" calcext:value-type="float">
            <text:p>0.29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2235" calcext:value-type="float">
            <text:p>0.22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39" calcext:value-type="float">
            <text:p>0.16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85" calcext:value-type="float">
            <text:p>0.31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85" calcext:value-type="float">
            <text:p>0.31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488" calcext:value-type="float">
            <text:p>0.2488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202" calcext:value-type="float">
            <text:p>0.32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6235" calcext:value-type="float">
            <text:p>0.6235</text:p>
          </table:table-cell>
          <table:table-cell office:value-type="float" office:value="0.3279" calcext:value-type="float">
            <text:p>0.32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731" calcext:value-type="float">
            <text:p>0.2731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3365" calcext:value-type="float">
            <text:p>0.33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904" calcext:value-type="float">
            <text:p>0.2904</text:p>
          </table:table-cell>
          <table:table-cell office:value-type="float" office:value="0.6056" calcext:value-type="float">
            <text:p>0.6056</text:p>
          </table:table-cell>
          <table:table-cell office:value-type="float" office:value="0.3482" calcext:value-type="float">
            <text:p>0.34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3047" calcext:value-type="float">
            <text:p>0.3047</text:p>
          </table:table-cell>
          <table:table-cell office:value-type="float" office:value="0.589" calcext:value-type="float">
            <text:p>0.589</text:p>
          </table:table-cell>
          <table:table-cell office:value-type="float" office:value="0.3553" calcext:value-type="float">
            <text:p>0.35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3139" calcext:value-type="float">
            <text:p>0.3139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3558" calcext:value-type="float">
            <text:p>0.35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3394" calcext:value-type="float">
            <text:p>0.3394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3727" calcext:value-type="float">
            <text:p>0.37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4972" calcext:value-type="float">
            <text:p>0.4972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3607" calcext:value-type="float">
            <text:p>0.3607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3689" calcext:value-type="float">
            <text:p>0.36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3462" calcext:value-type="float">
            <text:p>0.3462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3465" calcext:value-type="float">
            <text:p>0.34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59" calcext:value-type="float">
            <text:p>0.359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3297" calcext:value-type="float">
            <text:p>0.3297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2942" calcext:value-type="float">
            <text:p>0.29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2235" calcext:value-type="float">
            <text:p>0.22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39" calcext:value-type="float">
            <text:p>0.16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85" calcext:value-type="float">
            <text:p>0.31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85" calcext:value-type="float">
            <text:p>0.31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488" calcext:value-type="float">
            <text:p>0.2488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202" calcext:value-type="float">
            <text:p>0.32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6235" calcext:value-type="float">
            <text:p>0.6235</text:p>
          </table:table-cell>
          <table:table-cell office:value-type="float" office:value="0.3279" calcext:value-type="float">
            <text:p>0.32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731" calcext:value-type="float">
            <text:p>0.2731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3365" calcext:value-type="float">
            <text:p>0.33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904" calcext:value-type="float">
            <text:p>0.2904</text:p>
          </table:table-cell>
          <table:table-cell office:value-type="float" office:value="0.6056" calcext:value-type="float">
            <text:p>0.6056</text:p>
          </table:table-cell>
          <table:table-cell office:value-type="float" office:value="0.3482" calcext:value-type="float">
            <text:p>0.34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3047" calcext:value-type="float">
            <text:p>0.3047</text:p>
          </table:table-cell>
          <table:table-cell office:value-type="float" office:value="0.589" calcext:value-type="float">
            <text:p>0.589</text:p>
          </table:table-cell>
          <table:table-cell office:value-type="float" office:value="0.3553" calcext:value-type="float">
            <text:p>0.35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3139" calcext:value-type="float">
            <text:p>0.3139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3558" calcext:value-type="float">
            <text:p>0.35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3394" calcext:value-type="float">
            <text:p>0.3394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3727" calcext:value-type="float">
            <text:p>0.37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4972" calcext:value-type="float">
            <text:p>0.4972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3607" calcext:value-type="float">
            <text:p>0.3607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3689" calcext:value-type="float">
            <text:p>0.36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3462" calcext:value-type="float">
            <text:p>0.3462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3465" calcext:value-type="float">
            <text:p>0.34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59" calcext:value-type="float">
            <text:p>0.359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3297" calcext:value-type="float">
            <text:p>0.3297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2942" calcext:value-type="float">
            <text:p>0.29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2235" calcext:value-type="float">
            <text:p>0.22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39" calcext:value-type="float">
            <text:p>0.16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85" calcext:value-type="float">
            <text:p>0.31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85" calcext:value-type="float">
            <text:p>0.31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488" calcext:value-type="float">
            <text:p>0.2488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202" calcext:value-type="float">
            <text:p>0.32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6235" calcext:value-type="float">
            <text:p>0.6235</text:p>
          </table:table-cell>
          <table:table-cell office:value-type="float" office:value="0.3279" calcext:value-type="float">
            <text:p>0.32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731" calcext:value-type="float">
            <text:p>0.2731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3365" calcext:value-type="float">
            <text:p>0.33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904" calcext:value-type="float">
            <text:p>0.2904</text:p>
          </table:table-cell>
          <table:table-cell office:value-type="float" office:value="0.6056" calcext:value-type="float">
            <text:p>0.6056</text:p>
          </table:table-cell>
          <table:table-cell office:value-type="float" office:value="0.3482" calcext:value-type="float">
            <text:p>0.34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3047" calcext:value-type="float">
            <text:p>0.3047</text:p>
          </table:table-cell>
          <table:table-cell office:value-type="float" office:value="0.589" calcext:value-type="float">
            <text:p>0.589</text:p>
          </table:table-cell>
          <table:table-cell office:value-type="float" office:value="0.3553" calcext:value-type="float">
            <text:p>0.35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3139" calcext:value-type="float">
            <text:p>0.3139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3558" calcext:value-type="float">
            <text:p>0.35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3394" calcext:value-type="float">
            <text:p>0.3394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3727" calcext:value-type="float">
            <text:p>0.37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4972" calcext:value-type="float">
            <text:p>0.4972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3607" calcext:value-type="float">
            <text:p>0.3607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3689" calcext:value-type="float">
            <text:p>0.36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3462" calcext:value-type="float">
            <text:p>0.3462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3465" calcext:value-type="float">
            <text:p>0.34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59" calcext:value-type="float">
            <text:p>0.359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3297" calcext:value-type="float">
            <text:p>0.3297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2942" calcext:value-type="float">
            <text:p>0.29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2235" calcext:value-type="float">
            <text:p>0.22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39" calcext:value-type="float">
            <text:p>0.16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85" calcext:value-type="float">
            <text:p>0.31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185" calcext:value-type="float">
            <text:p>0.31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488" calcext:value-type="float">
            <text:p>0.2488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168" calcext:value-type="float">
            <text:p>0.31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3202" calcext:value-type="float">
            <text:p>0.32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6235" calcext:value-type="float">
            <text:p>0.6235</text:p>
          </table:table-cell>
          <table:table-cell office:value-type="float" office:value="0.3279" calcext:value-type="float">
            <text:p>0.32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731" calcext:value-type="float">
            <text:p>0.2731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3365" calcext:value-type="float">
            <text:p>0.33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904" calcext:value-type="float">
            <text:p>0.2904</text:p>
          </table:table-cell>
          <table:table-cell office:value-type="float" office:value="0.6056" calcext:value-type="float">
            <text:p>0.6056</text:p>
          </table:table-cell>
          <table:table-cell office:value-type="float" office:value="0.3482" calcext:value-type="float">
            <text:p>0.34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3047" calcext:value-type="float">
            <text:p>0.3047</text:p>
          </table:table-cell>
          <table:table-cell office:value-type="float" office:value="0.589" calcext:value-type="float">
            <text:p>0.589</text:p>
          </table:table-cell>
          <table:table-cell office:value-type="float" office:value="0.3553" calcext:value-type="float">
            <text:p>0.35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3139" calcext:value-type="float">
            <text:p>0.3139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3558" calcext:value-type="float">
            <text:p>0.35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3394" calcext:value-type="float">
            <text:p>0.3394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3727" calcext:value-type="float">
            <text:p>0.37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4972" calcext:value-type="float">
            <text:p>0.4972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3607" calcext:value-type="float">
            <text:p>0.3607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3689" calcext:value-type="float">
            <text:p>0.36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3462" calcext:value-type="float">
            <text:p>0.3462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3465" calcext:value-type="float">
            <text:p>0.34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59" calcext:value-type="float">
            <text:p>0.359</text:p>
          </table:table-cell>
          <table:table-cell office:value-type="float" office:value="0.3398" calcext:value-type="float">
            <text:p>0.33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3297" calcext:value-type="float">
            <text:p>0.3297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2942" calcext:value-type="float">
            <text:p>0.29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2235" calcext:value-type="float">
            <text:p>0.22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39" calcext:value-type="float">
            <text:p>0.163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6087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6286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4725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9033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8896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1" calcext:value-type="float">
            <text:p>391</text:p>
          </table:table-cell>
          <table:table-cell table:number-columns-repeated="3"/>
        </table:table-row>
      </table:table>
      <table:table table:name="optimize_tfidf_split6_level5" table:style-name="ta1">
        <table:table-source xlink:type="simple" xlink:href="../optimize_tfidf_split6_level5.out" table:table-name="optimize_tfidf_split6_level5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237" calcext:value-type="float">
            <text:p>0.6237</text:p>
          </table:table-cell>
          <table:table-cell office:value-type="float" office:value="0.4554" calcext:value-type="float">
            <text:p>0.4554</text:p>
          </table:table-cell>
          <table:table-cell office:value-type="float" office:value="0.4919" calcext:value-type="float">
            <text:p>0.49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6237" calcext:value-type="float">
            <text:p>0.6237</text:p>
          </table:table-cell>
          <table:table-cell office:value-type="float" office:value="0.4554" calcext:value-type="float">
            <text:p>0.4554</text:p>
          </table:table-cell>
          <table:table-cell office:value-type="float" office:value="0.4919" calcext:value-type="float">
            <text:p>0.49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237" calcext:value-type="float">
            <text:p>0.6237</text:p>
          </table:table-cell>
          <table:table-cell office:value-type="float" office:value="0.4554" calcext:value-type="float">
            <text:p>0.4554</text:p>
          </table:table-cell>
          <table:table-cell office:value-type="float" office:value="0.4919" calcext:value-type="float">
            <text:p>0.49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237" calcext:value-type="float">
            <text:p>0.6237</text:p>
          </table:table-cell>
          <table:table-cell office:value-type="float" office:value="0.4554" calcext:value-type="float">
            <text:p>0.4554</text:p>
          </table:table-cell>
          <table:table-cell office:value-type="float" office:value="0.4919" calcext:value-type="float">
            <text:p>0.49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237" calcext:value-type="float">
            <text:p>0.6237</text:p>
          </table:table-cell>
          <table:table-cell office:value-type="float" office:value="0.4554" calcext:value-type="float">
            <text:p>0.4554</text:p>
          </table:table-cell>
          <table:table-cell office:value-type="float" office:value="0.4919" calcext:value-type="float">
            <text:p>0.49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6211" calcext:value-type="float">
            <text:p>0.6211</text:p>
          </table:table-cell>
          <table:table-cell office:value-type="float" office:value="0.4528" calcext:value-type="float">
            <text:p>0.4528</text:p>
          </table:table-cell>
          <table:table-cell office:value-type="float" office:value="0.4893" calcext:value-type="float">
            <text:p>0.48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6211" calcext:value-type="float">
            <text:p>0.6211</text:p>
          </table:table-cell>
          <table:table-cell office:value-type="float" office:value="0.4528" calcext:value-type="float">
            <text:p>0.4528</text:p>
          </table:table-cell>
          <table:table-cell office:value-type="float" office:value="0.4893" calcext:value-type="float">
            <text:p>0.48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4502" calcext:value-type="float">
            <text:p>0.4502</text:p>
          </table:table-cell>
          <table:table-cell office:value-type="float" office:value="0.4866" calcext:value-type="float">
            <text:p>0.48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132" calcext:value-type="float">
            <text:p>0.6132</text:p>
          </table:table-cell>
          <table:table-cell office:value-type="float" office:value="0.4449" calcext:value-type="float">
            <text:p>0.4449</text:p>
          </table:table-cell>
          <table:table-cell office:value-type="float" office:value="0.4814" calcext:value-type="float">
            <text:p>0.48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437" calcext:value-type="float">
            <text:p>0.437</text:p>
          </table:table-cell>
          <table:table-cell office:value-type="float" office:value="0.4735" calcext:value-type="float">
            <text:p>0.47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895" calcext:value-type="float">
            <text:p>0.5895</text:p>
          </table:table-cell>
          <table:table-cell office:value-type="float" office:value="0.4245" calcext:value-type="float">
            <text:p>0.4245</text:p>
          </table:table-cell>
          <table:table-cell office:value-type="float" office:value="0.4601" calcext:value-type="float">
            <text:p>0.46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4061" calcext:value-type="float">
            <text:p>0.4061</text:p>
          </table:table-cell>
          <table:table-cell office:value-type="float" office:value="0.4417" calcext:value-type="float">
            <text:p>0.44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526" calcext:value-type="float">
            <text:p>0.5526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4249" calcext:value-type="float">
            <text:p>0.4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5211" calcext:value-type="float">
            <text:p>0.5211</text:p>
          </table:table-cell>
          <table:table-cell office:value-type="float" office:value="0.362" calcext:value-type="float">
            <text:p>0.362</text:p>
          </table:table-cell>
          <table:table-cell office:value-type="float" office:value="0.3959" calcext:value-type="float">
            <text:p>0.39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3195" calcext:value-type="float">
            <text:p>0.3195</text:p>
          </table:table-cell>
          <table:table-cell office:value-type="float" office:value="0.3523" calcext:value-type="float">
            <text:p>0.35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2856" calcext:value-type="float">
            <text:p>0.2856</text:p>
          </table:table-cell>
          <table:table-cell office:value-type="float" office:value="0.3146" calcext:value-type="float">
            <text:p>0.31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3816" calcext:value-type="float">
            <text:p>0.3816</text:p>
          </table:table-cell>
          <table:table-cell office:value-type="float" office:value="0.2497" calcext:value-type="float">
            <text:p>0.2497</text:p>
          </table:table-cell>
          <table:table-cell office:value-type="float" office:value="0.2778" calcext:value-type="float">
            <text:p>0.27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3263" calcext:value-type="float">
            <text:p>0.3263</text:p>
          </table:table-cell>
          <table:table-cell office:value-type="float" office:value="0.2127" calcext:value-type="float">
            <text:p>0.2127</text:p>
          </table:table-cell>
          <table:table-cell office:value-type="float" office:value="0.2361" calcext:value-type="float">
            <text:p>0.23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289" calcext:value-type="float">
            <text:p>0.2289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1754" calcext:value-type="float">
            <text:p>0.17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131" calcext:value-type="float">
            <text:p>0.131</text:p>
          </table:table-cell>
          <table:table-cell office:value-type="float" office:value="0.1435" calcext:value-type="float">
            <text:p>0.14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355" calcext:value-type="float">
            <text:p>0.4355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4371" calcext:value-type="float">
            <text:p>0.43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355" calcext:value-type="float">
            <text:p>0.4355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4371" calcext:value-type="float">
            <text:p>0.43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4379" calcext:value-type="float">
            <text:p>0.43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4379" calcext:value-type="float">
            <text:p>0.43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4379" calcext:value-type="float">
            <text:p>0.43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342" calcext:value-type="float">
            <text:p>0.4342</text:p>
          </table:table-cell>
          <table:table-cell office:value-type="float" office:value="0.5374" calcext:value-type="float">
            <text:p>0.5374</text:p>
          </table:table-cell>
          <table:table-cell office:value-type="float" office:value="0.4353" calcext:value-type="float">
            <text:p>0.43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382" calcext:value-type="float">
            <text:p>0.4382</text:p>
          </table:table-cell>
          <table:table-cell office:value-type="float" office:value="0.5374" calcext:value-type="float">
            <text:p>0.5374</text:p>
          </table:table-cell>
          <table:table-cell office:value-type="float" office:value="0.4379" calcext:value-type="float">
            <text:p>0.43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395" calcext:value-type="float">
            <text:p>0.4395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4379" calcext:value-type="float">
            <text:p>0.43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421" calcext:value-type="float">
            <text:p>0.4421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4379" calcext:value-type="float">
            <text:p>0.43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513" calcext:value-type="float">
            <text:p>0.4513</text:p>
          </table:table-cell>
          <table:table-cell office:value-type="float" office:value="0.5203" calcext:value-type="float">
            <text:p>0.5203</text:p>
          </table:table-cell>
          <table:table-cell office:value-type="float" office:value="0.4406" calcext:value-type="float">
            <text:p>0.44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4344" calcext:value-type="float">
            <text:p>0.43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4461" calcext:value-type="float">
            <text:p>0.4461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4239" calcext:value-type="float">
            <text:p>0.4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4553" calcext:value-type="float">
            <text:p>0.4553</text:p>
          </table:table-cell>
          <table:table-cell office:value-type="float" office:value="0.4598" calcext:value-type="float">
            <text:p>0.4598</text:p>
          </table:table-cell>
          <table:table-cell office:value-type="float" office:value="0.423" calcext:value-type="float">
            <text:p>0.4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4461" calcext:value-type="float">
            <text:p>0.4461</text:p>
          </table:table-cell>
          <table:table-cell office:value-type="float" office:value="0.4322" calcext:value-type="float">
            <text:p>0.4322</text:p>
          </table:table-cell>
          <table:table-cell office:value-type="float" office:value="0.409" calcext:value-type="float">
            <text:p>0.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4158" calcext:value-type="float">
            <text:p>0.4158</text:p>
          </table:table-cell>
          <table:table-cell office:value-type="float" office:value="0.3849" calcext:value-type="float">
            <text:p>0.3849</text:p>
          </table:table-cell>
          <table:table-cell office:value-type="float" office:value="0.3721" calcext:value-type="float">
            <text:p>0.37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3439" calcext:value-type="float">
            <text:p>0.3439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3579" calcext:value-type="float">
            <text:p>0.3579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3068" calcext:value-type="float">
            <text:p>0.30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325" calcext:value-type="float">
            <text:p>0.325</text:p>
          </table:table-cell>
          <table:table-cell office:value-type="float" office:value="0.2462" calcext:value-type="float">
            <text:p>0.2462</text:p>
          </table:table-cell>
          <table:table-cell office:value-type="float" office:value="0.2659" calcext:value-type="float">
            <text:p>0.26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2289" calcext:value-type="float">
            <text:p>0.2289</text:p>
          </table:table-cell>
          <table:table-cell office:value-type="float" office:value="0.1794" calcext:value-type="float">
            <text:p>0.1794</text:p>
          </table:table-cell>
          <table:table-cell office:value-type="float" office:value="0.1931" calcext:value-type="float">
            <text:p>0.19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1457" calcext:value-type="float">
            <text:p>0.1457</text:p>
          </table:table-cell>
          <table:table-cell office:value-type="float" office:value="0.1557" calcext:value-type="float">
            <text:p>0.15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456" calcext:value-type="float">
            <text:p>0.3456</text:p>
          </table:table-cell>
          <table:table-cell office:value-type="float" office:value="0.5852" calcext:value-type="float">
            <text:p>0.5852</text:p>
          </table:table-cell>
          <table:table-cell office:value-type="float" office:value="0.3887" calcext:value-type="float">
            <text:p>0.38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456" calcext:value-type="float">
            <text:p>0.3456</text:p>
          </table:table-cell>
          <table:table-cell office:value-type="float" office:value="0.5852" calcext:value-type="float">
            <text:p>0.5852</text:p>
          </table:table-cell>
          <table:table-cell office:value-type="float" office:value="0.3887" calcext:value-type="float">
            <text:p>0.38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474" calcext:value-type="float">
            <text:p>0.3474</text:p>
          </table:table-cell>
          <table:table-cell office:value-type="float" office:value="0.5852" calcext:value-type="float">
            <text:p>0.5852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474" calcext:value-type="float">
            <text:p>0.3474</text:p>
          </table:table-cell>
          <table:table-cell office:value-type="float" office:value="0.5852" calcext:value-type="float">
            <text:p>0.5852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474" calcext:value-type="float">
            <text:p>0.3474</text:p>
          </table:table-cell>
          <table:table-cell office:value-type="float" office:value="0.5852" calcext:value-type="float">
            <text:p>0.5852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447" calcext:value-type="float">
            <text:p>0.3447</text:p>
          </table:table-cell>
          <table:table-cell office:value-type="float" office:value="0.5825" calcext:value-type="float">
            <text:p>0.5825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5825" calcext:value-type="float">
            <text:p>0.5825</text:p>
          </table:table-cell>
          <table:table-cell office:value-type="float" office:value="0.3913" calcext:value-type="float">
            <text:p>0.3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5799" calcext:value-type="float">
            <text:p>0.5799</text:p>
          </table:table-cell>
          <table:table-cell office:value-type="float" office:value="0.3935" calcext:value-type="float">
            <text:p>0.39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5746" calcext:value-type="float">
            <text:p>0.5746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5648" calcext:value-type="float">
            <text:p>0.5648</text:p>
          </table:table-cell>
          <table:table-cell office:value-type="float" office:value="0.4058" calcext:value-type="float">
            <text:p>0.40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838" calcext:value-type="float">
            <text:p>0.3838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4073" calcext:value-type="float">
            <text:p>0.40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4011" calcext:value-type="float">
            <text:p>0.40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4044" calcext:value-type="float">
            <text:p>0.4044</text:p>
          </table:table-cell>
          <table:table-cell office:value-type="float" office:value="0.5027" calcext:value-type="float">
            <text:p>0.5027</text:p>
          </table:table-cell>
          <table:table-cell office:value-type="float" office:value="0.4102" calcext:value-type="float">
            <text:p>0.4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407" calcext:value-type="float">
            <text:p>0.407</text:p>
          </table:table-cell>
          <table:table-cell office:value-type="float" office:value="0.4747" calcext:value-type="float">
            <text:p>0.4747</text:p>
          </table:table-cell>
          <table:table-cell office:value-type="float" office:value="0.4056" calcext:value-type="float">
            <text:p>0.40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3921" calcext:value-type="float">
            <text:p>0.3921</text:p>
          </table:table-cell>
          <table:table-cell office:value-type="float" office:value="0.4274" calcext:value-type="float">
            <text:p>0.4274</text:p>
          </table:table-cell>
          <table:table-cell office:value-type="float" office:value="0.3796" calcext:value-type="float">
            <text:p>0.37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3658" calcext:value-type="float">
            <text:p>0.3658</text:p>
          </table:table-cell>
          <table:table-cell office:value-type="float" office:value="0.3782" calcext:value-type="float">
            <text:p>0.3782</text:p>
          </table:table-cell>
          <table:table-cell office:value-type="float" office:value="0.3489" calcext:value-type="float">
            <text:p>0.34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3531" calcext:value-type="float">
            <text:p>0.3531</text:p>
          </table:table-cell>
          <table:table-cell office:value-type="float" office:value="0.3306" calcext:value-type="float">
            <text:p>0.3306</text:p>
          </table:table-cell>
          <table:table-cell office:value-type="float" office:value="0.3227" calcext:value-type="float">
            <text:p>0.32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3259" calcext:value-type="float">
            <text:p>0.3259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2801" calcext:value-type="float">
            <text:p>0.28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2289" calcext:value-type="float">
            <text:p>0.2289</text:p>
          </table:table-cell>
          <table:table-cell office:value-type="float" office:value="0.1871" calcext:value-type="float">
            <text:p>0.1871</text:p>
          </table:table-cell>
          <table:table-cell office:value-type="float" office:value="0.1997" calcext:value-type="float">
            <text:p>0.19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1487" calcext:value-type="float">
            <text:p>0.1487</text:p>
          </table:table-cell>
          <table:table-cell office:value-type="float" office:value="0.1583" calcext:value-type="float">
            <text:p>0.1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862" calcext:value-type="float">
            <text:p>0.2862</text:p>
          </table:table-cell>
          <table:table-cell office:value-type="float" office:value="0.6115" calcext:value-type="float">
            <text:p>0.6115</text:p>
          </table:table-cell>
          <table:table-cell office:value-type="float" office:value="0.3467" calcext:value-type="float">
            <text:p>0.34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862" calcext:value-type="float">
            <text:p>0.2862</text:p>
          </table:table-cell>
          <table:table-cell office:value-type="float" office:value="0.6115" calcext:value-type="float">
            <text:p>0.6115</text:p>
          </table:table-cell>
          <table:table-cell office:value-type="float" office:value="0.3467" calcext:value-type="float">
            <text:p>0.34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882" calcext:value-type="float">
            <text:p>0.2882</text:p>
          </table:table-cell>
          <table:table-cell office:value-type="float" office:value="0.6115" calcext:value-type="float">
            <text:p>0.6115</text:p>
          </table:table-cell>
          <table:table-cell office:value-type="float" office:value="0.3483" calcext:value-type="float">
            <text:p>0.34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882" calcext:value-type="float">
            <text:p>0.2882</text:p>
          </table:table-cell>
          <table:table-cell office:value-type="float" office:value="0.6115" calcext:value-type="float">
            <text:p>0.6115</text:p>
          </table:table-cell>
          <table:table-cell office:value-type="float" office:value="0.3483" calcext:value-type="float">
            <text:p>0.34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882" calcext:value-type="float">
            <text:p>0.2882</text:p>
          </table:table-cell>
          <table:table-cell office:value-type="float" office:value="0.6115" calcext:value-type="float">
            <text:p>0.6115</text:p>
          </table:table-cell>
          <table:table-cell office:value-type="float" office:value="0.3483" calcext:value-type="float">
            <text:p>0.34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6089" calcext:value-type="float">
            <text:p>0.6089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914" calcext:value-type="float">
            <text:p>0.2914</text:p>
          </table:table-cell>
          <table:table-cell office:value-type="float" office:value="0.6089" calcext:value-type="float">
            <text:p>0.6089</text:p>
          </table:table-cell>
          <table:table-cell office:value-type="float" office:value="0.3504" calcext:value-type="float">
            <text:p>0.35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965" calcext:value-type="float">
            <text:p>0.2965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3545" calcext:value-type="float">
            <text:p>0.35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601" calcext:value-type="float">
            <text:p>0.601</text:p>
          </table:table-cell>
          <table:table-cell office:value-type="float" office:value="0.3601" calcext:value-type="float">
            <text:p>0.36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3259" calcext:value-type="float">
            <text:p>0.3259</text:p>
          </table:table-cell>
          <table:table-cell office:value-type="float" office:value="0.5905" calcext:value-type="float">
            <text:p>0.5905</text:p>
          </table:table-cell>
          <table:table-cell office:value-type="float" office:value="0.3731" calcext:value-type="float">
            <text:p>0.37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3366" calcext:value-type="float">
            <text:p>0.3366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3787" calcext:value-type="float">
            <text:p>0.37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5497" calcext:value-type="float">
            <text:p>0.5497</text:p>
          </table:table-cell>
          <table:table-cell office:value-type="float" office:value="0.377" calcext:value-type="float">
            <text:p>0.3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3654" calcext:value-type="float">
            <text:p>0.3654</text:p>
          </table:table-cell>
          <table:table-cell office:value-type="float" office:value="0.5195" calcext:value-type="float">
            <text:p>0.5195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3763" calcext:value-type="float">
            <text:p>0.3763</text:p>
          </table:table-cell>
          <table:table-cell office:value-type="float" office:value="0.4915" calcext:value-type="float">
            <text:p>0.4915</text:p>
          </table:table-cell>
          <table:table-cell office:value-type="float" office:value="0.3917" calcext:value-type="float">
            <text:p>0.39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443" calcext:value-type="float">
            <text:p>0.443</text:p>
          </table:table-cell>
          <table:table-cell office:value-type="float" office:value="0.3715" calcext:value-type="float">
            <text:p>0.37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3906" calcext:value-type="float">
            <text:p>0.3906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3447" calcext:value-type="float">
            <text:p>0.3447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3249" calcext:value-type="float">
            <text:p>0.32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3246" calcext:value-type="float">
            <text:p>0.3246</text:p>
          </table:table-cell>
          <table:table-cell office:value-type="float" office:value="0.2731" calcext:value-type="float">
            <text:p>0.2731</text:p>
          </table:table-cell>
          <table:table-cell office:value-type="float" office:value="0.2864" calcext:value-type="float">
            <text:p>0.28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2289" calcext:value-type="float">
            <text:p>0.2289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2027" calcext:value-type="float">
            <text:p>0.20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1597" calcext:value-type="float">
            <text:p>0.15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097" calcext:value-type="float">
            <text:p>0.30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143" calcext:value-type="float">
            <text:p>0.31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55" calcext:value-type="float">
            <text:p>0.255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3198" calcext:value-type="float">
            <text:p>0.31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65" calcext:value-type="float">
            <text:p>0.265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3275" calcext:value-type="float">
            <text:p>0.32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886" calcext:value-type="float">
            <text:p>0.2886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3018" calcext:value-type="float">
            <text:p>0.3018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3519" calcext:value-type="float">
            <text:p>0.35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5599" calcext:value-type="float">
            <text:p>0.5599</text:p>
          </table:table-cell>
          <table:table-cell office:value-type="float" office:value="0.3549" calcext:value-type="float">
            <text:p>0.35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3376" calcext:value-type="float">
            <text:p>0.3376</text:p>
          </table:table-cell>
          <table:table-cell office:value-type="float" office:value="0.5293" calcext:value-type="float">
            <text:p>0.5293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3543" calcext:value-type="float">
            <text:p>0.3543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3785" calcext:value-type="float">
            <text:p>0.37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3619" calcext:value-type="float">
            <text:p>0.36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3378" calcext:value-type="float">
            <text:p>0.33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3386" calcext:value-type="float">
            <text:p>0.3386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3241" calcext:value-type="float">
            <text:p>0.32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3236" calcext:value-type="float">
            <text:p>0.3236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896" calcext:value-type="float">
            <text:p>0.28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2289" calcext:value-type="float">
            <text:p>0.2289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097" calcext:value-type="float">
            <text:p>0.30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143" calcext:value-type="float">
            <text:p>0.31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55" calcext:value-type="float">
            <text:p>0.255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3198" calcext:value-type="float">
            <text:p>0.31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65" calcext:value-type="float">
            <text:p>0.265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3275" calcext:value-type="float">
            <text:p>0.32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886" calcext:value-type="float">
            <text:p>0.2886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3018" calcext:value-type="float">
            <text:p>0.3018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3519" calcext:value-type="float">
            <text:p>0.35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5599" calcext:value-type="float">
            <text:p>0.5599</text:p>
          </table:table-cell>
          <table:table-cell office:value-type="float" office:value="0.3549" calcext:value-type="float">
            <text:p>0.35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3376" calcext:value-type="float">
            <text:p>0.3376</text:p>
          </table:table-cell>
          <table:table-cell office:value-type="float" office:value="0.5293" calcext:value-type="float">
            <text:p>0.5293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3543" calcext:value-type="float">
            <text:p>0.3543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3785" calcext:value-type="float">
            <text:p>0.37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3619" calcext:value-type="float">
            <text:p>0.36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3378" calcext:value-type="float">
            <text:p>0.33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3386" calcext:value-type="float">
            <text:p>0.3386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3241" calcext:value-type="float">
            <text:p>0.32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3236" calcext:value-type="float">
            <text:p>0.3236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896" calcext:value-type="float">
            <text:p>0.28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2289" calcext:value-type="float">
            <text:p>0.2289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097" calcext:value-type="float">
            <text:p>0.30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143" calcext:value-type="float">
            <text:p>0.31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55" calcext:value-type="float">
            <text:p>0.255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3198" calcext:value-type="float">
            <text:p>0.31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65" calcext:value-type="float">
            <text:p>0.265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3275" calcext:value-type="float">
            <text:p>0.32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886" calcext:value-type="float">
            <text:p>0.2886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3018" calcext:value-type="float">
            <text:p>0.3018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3519" calcext:value-type="float">
            <text:p>0.35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5599" calcext:value-type="float">
            <text:p>0.5599</text:p>
          </table:table-cell>
          <table:table-cell office:value-type="float" office:value="0.3549" calcext:value-type="float">
            <text:p>0.35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3376" calcext:value-type="float">
            <text:p>0.3376</text:p>
          </table:table-cell>
          <table:table-cell office:value-type="float" office:value="0.5293" calcext:value-type="float">
            <text:p>0.5293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3543" calcext:value-type="float">
            <text:p>0.3543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3785" calcext:value-type="float">
            <text:p>0.37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3619" calcext:value-type="float">
            <text:p>0.36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3378" calcext:value-type="float">
            <text:p>0.33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3386" calcext:value-type="float">
            <text:p>0.3386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3241" calcext:value-type="float">
            <text:p>0.32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3236" calcext:value-type="float">
            <text:p>0.3236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896" calcext:value-type="float">
            <text:p>0.28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2289" calcext:value-type="float">
            <text:p>0.2289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097" calcext:value-type="float">
            <text:p>0.30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143" calcext:value-type="float">
            <text:p>0.31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55" calcext:value-type="float">
            <text:p>0.255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3198" calcext:value-type="float">
            <text:p>0.31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65" calcext:value-type="float">
            <text:p>0.265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3275" calcext:value-type="float">
            <text:p>0.32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886" calcext:value-type="float">
            <text:p>0.2886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3018" calcext:value-type="float">
            <text:p>0.3018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3519" calcext:value-type="float">
            <text:p>0.35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5599" calcext:value-type="float">
            <text:p>0.5599</text:p>
          </table:table-cell>
          <table:table-cell office:value-type="float" office:value="0.3549" calcext:value-type="float">
            <text:p>0.35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3376" calcext:value-type="float">
            <text:p>0.3376</text:p>
          </table:table-cell>
          <table:table-cell office:value-type="float" office:value="0.5293" calcext:value-type="float">
            <text:p>0.5293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3543" calcext:value-type="float">
            <text:p>0.3543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3785" calcext:value-type="float">
            <text:p>0.37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3619" calcext:value-type="float">
            <text:p>0.36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3378" calcext:value-type="float">
            <text:p>0.33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3386" calcext:value-type="float">
            <text:p>0.3386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3241" calcext:value-type="float">
            <text:p>0.32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3236" calcext:value-type="float">
            <text:p>0.3236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896" calcext:value-type="float">
            <text:p>0.28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2289" calcext:value-type="float">
            <text:p>0.2289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097" calcext:value-type="float">
            <text:p>0.30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143" calcext:value-type="float">
            <text:p>0.3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55" calcext:value-type="float">
            <text:p>0.255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3198" calcext:value-type="float">
            <text:p>0.31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65" calcext:value-type="float">
            <text:p>0.265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3275" calcext:value-type="float">
            <text:p>0.32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886" calcext:value-type="float">
            <text:p>0.2886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3018" calcext:value-type="float">
            <text:p>0.3018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3519" calcext:value-type="float">
            <text:p>0.35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5599" calcext:value-type="float">
            <text:p>0.5599</text:p>
          </table:table-cell>
          <table:table-cell office:value-type="float" office:value="0.3549" calcext:value-type="float">
            <text:p>0.35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3376" calcext:value-type="float">
            <text:p>0.3376</text:p>
          </table:table-cell>
          <table:table-cell office:value-type="float" office:value="0.5293" calcext:value-type="float">
            <text:p>0.5293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3543" calcext:value-type="float">
            <text:p>0.3543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3785" calcext:value-type="float">
            <text:p>0.37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3619" calcext:value-type="float">
            <text:p>0.36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3378" calcext:value-type="float">
            <text:p>0.33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3386" calcext:value-type="float">
            <text:p>0.3386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3241" calcext:value-type="float">
            <text:p>0.32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3236" calcext:value-type="float">
            <text:p>0.3236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896" calcext:value-type="float">
            <text:p>0.28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2289" calcext:value-type="float">
            <text:p>0.2289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097" calcext:value-type="float">
            <text:p>0.30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143" calcext:value-type="float">
            <text:p>0.31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55" calcext:value-type="float">
            <text:p>0.255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3198" calcext:value-type="float">
            <text:p>0.31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65" calcext:value-type="float">
            <text:p>0.265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3275" calcext:value-type="float">
            <text:p>0.32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886" calcext:value-type="float">
            <text:p>0.2886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3018" calcext:value-type="float">
            <text:p>0.3018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3519" calcext:value-type="float">
            <text:p>0.35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5599" calcext:value-type="float">
            <text:p>0.5599</text:p>
          </table:table-cell>
          <table:table-cell office:value-type="float" office:value="0.3549" calcext:value-type="float">
            <text:p>0.35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3376" calcext:value-type="float">
            <text:p>0.3376</text:p>
          </table:table-cell>
          <table:table-cell office:value-type="float" office:value="0.5293" calcext:value-type="float">
            <text:p>0.5293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3543" calcext:value-type="float">
            <text:p>0.3543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3785" calcext:value-type="float">
            <text:p>0.37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3619" calcext:value-type="float">
            <text:p>0.36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3378" calcext:value-type="float">
            <text:p>0.33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3386" calcext:value-type="float">
            <text:p>0.3386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3241" calcext:value-type="float">
            <text:p>0.32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3236" calcext:value-type="float">
            <text:p>0.3236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896" calcext:value-type="float">
            <text:p>0.28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2289" calcext:value-type="float">
            <text:p>0.2289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097" calcext:value-type="float">
            <text:p>0.30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143" calcext:value-type="float">
            <text:p>0.31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55" calcext:value-type="float">
            <text:p>0.255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3198" calcext:value-type="float">
            <text:p>0.31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65" calcext:value-type="float">
            <text:p>0.265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3275" calcext:value-type="float">
            <text:p>0.32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886" calcext:value-type="float">
            <text:p>0.2886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3018" calcext:value-type="float">
            <text:p>0.3018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3519" calcext:value-type="float">
            <text:p>0.35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5599" calcext:value-type="float">
            <text:p>0.5599</text:p>
          </table:table-cell>
          <table:table-cell office:value-type="float" office:value="0.3549" calcext:value-type="float">
            <text:p>0.35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3376" calcext:value-type="float">
            <text:p>0.3376</text:p>
          </table:table-cell>
          <table:table-cell office:value-type="float" office:value="0.5293" calcext:value-type="float">
            <text:p>0.5293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3543" calcext:value-type="float">
            <text:p>0.3543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3785" calcext:value-type="float">
            <text:p>0.37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3619" calcext:value-type="float">
            <text:p>0.36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3378" calcext:value-type="float">
            <text:p>0.33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3386" calcext:value-type="float">
            <text:p>0.3386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3241" calcext:value-type="float">
            <text:p>0.32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3236" calcext:value-type="float">
            <text:p>0.3236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896" calcext:value-type="float">
            <text:p>0.28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2289" calcext:value-type="float">
            <text:p>0.2289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097" calcext:value-type="float">
            <text:p>0.30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143" calcext:value-type="float">
            <text:p>0.31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55" calcext:value-type="float">
            <text:p>0.255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3198" calcext:value-type="float">
            <text:p>0.31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65" calcext:value-type="float">
            <text:p>0.265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3275" calcext:value-type="float">
            <text:p>0.32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886" calcext:value-type="float">
            <text:p>0.2886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3018" calcext:value-type="float">
            <text:p>0.3018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3519" calcext:value-type="float">
            <text:p>0.35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5599" calcext:value-type="float">
            <text:p>0.5599</text:p>
          </table:table-cell>
          <table:table-cell office:value-type="float" office:value="0.3549" calcext:value-type="float">
            <text:p>0.35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3376" calcext:value-type="float">
            <text:p>0.3376</text:p>
          </table:table-cell>
          <table:table-cell office:value-type="float" office:value="0.5293" calcext:value-type="float">
            <text:p>0.5293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3543" calcext:value-type="float">
            <text:p>0.3543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3785" calcext:value-type="float">
            <text:p>0.37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3619" calcext:value-type="float">
            <text:p>0.36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3378" calcext:value-type="float">
            <text:p>0.33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3386" calcext:value-type="float">
            <text:p>0.3386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3241" calcext:value-type="float">
            <text:p>0.32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3236" calcext:value-type="float">
            <text:p>0.3236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896" calcext:value-type="float">
            <text:p>0.28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2289" calcext:value-type="float">
            <text:p>0.2289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097" calcext:value-type="float">
            <text:p>0.30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143" calcext:value-type="float">
            <text:p>0.31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55" calcext:value-type="float">
            <text:p>0.255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3198" calcext:value-type="float">
            <text:p>0.31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65" calcext:value-type="float">
            <text:p>0.265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3275" calcext:value-type="float">
            <text:p>0.32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886" calcext:value-type="float">
            <text:p>0.2886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3018" calcext:value-type="float">
            <text:p>0.3018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3519" calcext:value-type="float">
            <text:p>0.35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5599" calcext:value-type="float">
            <text:p>0.5599</text:p>
          </table:table-cell>
          <table:table-cell office:value-type="float" office:value="0.3549" calcext:value-type="float">
            <text:p>0.35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3376" calcext:value-type="float">
            <text:p>0.3376</text:p>
          </table:table-cell>
          <table:table-cell office:value-type="float" office:value="0.5293" calcext:value-type="float">
            <text:p>0.5293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3543" calcext:value-type="float">
            <text:p>0.3543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3785" calcext:value-type="float">
            <text:p>0.37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3619" calcext:value-type="float">
            <text:p>0.36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3378" calcext:value-type="float">
            <text:p>0.33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3386" calcext:value-type="float">
            <text:p>0.3386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3241" calcext:value-type="float">
            <text:p>0.32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3236" calcext:value-type="float">
            <text:p>0.3236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896" calcext:value-type="float">
            <text:p>0.28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2289" calcext:value-type="float">
            <text:p>0.2289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097" calcext:value-type="float">
            <text:p>0.30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143" calcext:value-type="float">
            <text:p>0.31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55" calcext:value-type="float">
            <text:p>0.255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3198" calcext:value-type="float">
            <text:p>0.31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65" calcext:value-type="float">
            <text:p>0.265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3275" calcext:value-type="float">
            <text:p>0.32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886" calcext:value-type="float">
            <text:p>0.2886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3018" calcext:value-type="float">
            <text:p>0.3018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3519" calcext:value-type="float">
            <text:p>0.35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5599" calcext:value-type="float">
            <text:p>0.5599</text:p>
          </table:table-cell>
          <table:table-cell office:value-type="float" office:value="0.3549" calcext:value-type="float">
            <text:p>0.35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3376" calcext:value-type="float">
            <text:p>0.3376</text:p>
          </table:table-cell>
          <table:table-cell office:value-type="float" office:value="0.5293" calcext:value-type="float">
            <text:p>0.5293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3543" calcext:value-type="float">
            <text:p>0.3543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3785" calcext:value-type="float">
            <text:p>0.37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3619" calcext:value-type="float">
            <text:p>0.36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3378" calcext:value-type="float">
            <text:p>0.33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3386" calcext:value-type="float">
            <text:p>0.3386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3241" calcext:value-type="float">
            <text:p>0.32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3236" calcext:value-type="float">
            <text:p>0.3236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896" calcext:value-type="float">
            <text:p>0.28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2289" calcext:value-type="float">
            <text:p>0.2289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097" calcext:value-type="float">
            <text:p>0.30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3143" calcext:value-type="float">
            <text:p>0.31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55" calcext:value-type="float">
            <text:p>0.255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3198" calcext:value-type="float">
            <text:p>0.31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65" calcext:value-type="float">
            <text:p>0.265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3275" calcext:value-type="float">
            <text:p>0.32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886" calcext:value-type="float">
            <text:p>0.2886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3018" calcext:value-type="float">
            <text:p>0.3018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3519" calcext:value-type="float">
            <text:p>0.35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5599" calcext:value-type="float">
            <text:p>0.5599</text:p>
          </table:table-cell>
          <table:table-cell office:value-type="float" office:value="0.3549" calcext:value-type="float">
            <text:p>0.35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3376" calcext:value-type="float">
            <text:p>0.3376</text:p>
          </table:table-cell>
          <table:table-cell office:value-type="float" office:value="0.5293" calcext:value-type="float">
            <text:p>0.5293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3543" calcext:value-type="float">
            <text:p>0.3543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3785" calcext:value-type="float">
            <text:p>0.37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3619" calcext:value-type="float">
            <text:p>0.36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3378" calcext:value-type="float">
            <text:p>0.33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3386" calcext:value-type="float">
            <text:p>0.3386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3241" calcext:value-type="float">
            <text:p>0.32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3236" calcext:value-type="float">
            <text:p>0.3236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896" calcext:value-type="float">
            <text:p>0.28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2289" calcext:value-type="float">
            <text:p>0.2289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6237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6218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4919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9156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9018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</table:table>
      <table:table table:name="optimize_tfidf_split7_level5" table:style-name="ta1">
        <table:table-source xlink:type="simple" xlink:href="../optimize_tfidf_split7_level5.out" table:table-name="optimize_tfidf_split7_level5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4499" calcext:value-type="float">
            <text:p>0.4499</text:p>
          </table:table-cell>
          <table:table-cell office:value-type="float" office:value="0.4858" calcext:value-type="float">
            <text:p>0.48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4499" calcext:value-type="float">
            <text:p>0.4499</text:p>
          </table:table-cell>
          <table:table-cell office:value-type="float" office:value="0.4858" calcext:value-type="float">
            <text:p>0.48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4499" calcext:value-type="float">
            <text:p>0.4499</text:p>
          </table:table-cell>
          <table:table-cell office:value-type="float" office:value="0.4858" calcext:value-type="float">
            <text:p>0.48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4499" calcext:value-type="float">
            <text:p>0.4499</text:p>
          </table:table-cell>
          <table:table-cell office:value-type="float" office:value="0.4858" calcext:value-type="float">
            <text:p>0.48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148" calcext:value-type="float">
            <text:p>0.6148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4833" calcext:value-type="float">
            <text:p>0.48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6148" calcext:value-type="float">
            <text:p>0.6148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4833" calcext:value-type="float">
            <text:p>0.48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6148" calcext:value-type="float">
            <text:p>0.6148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4833" calcext:value-type="float">
            <text:p>0.48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6122" calcext:value-type="float">
            <text:p>0.6122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807" calcext:value-type="float">
            <text:p>0.48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071" calcext:value-type="float">
            <text:p>0.6071</text:p>
          </table:table-cell>
          <table:table-cell office:value-type="float" office:value="0.4397" calcext:value-type="float">
            <text:p>0.4397</text:p>
          </table:table-cell>
          <table:table-cell office:value-type="float" office:value="0.4756" calcext:value-type="float">
            <text:p>0.47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602" calcext:value-type="float">
            <text:p>0.602</text:p>
          </table:table-cell>
          <table:table-cell office:value-type="float" office:value="0.4346" calcext:value-type="float">
            <text:p>0.4346</text:p>
          </table:table-cell>
          <table:table-cell office:value-type="float" office:value="0.4705" calcext:value-type="float">
            <text:p>0.47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893" calcext:value-type="float">
            <text:p>0.5893</text:p>
          </table:table-cell>
          <table:table-cell office:value-type="float" office:value="0.4238" calcext:value-type="float">
            <text:p>0.4238</text:p>
          </table:table-cell>
          <table:table-cell office:value-type="float" office:value="0.4593" calcext:value-type="float">
            <text:p>0.45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4364" calcext:value-type="float">
            <text:p>0.43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536" calcext:value-type="float">
            <text:p>0.5536</text:p>
          </table:table-cell>
          <table:table-cell office:value-type="float" office:value="0.3881" calcext:value-type="float">
            <text:p>0.3881</text:p>
          </table:table-cell>
          <table:table-cell office:value-type="float" office:value="0.4236" calcext:value-type="float">
            <text:p>0.42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5128" calcext:value-type="float">
            <text:p>0.5128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3853" calcext:value-type="float">
            <text:p>0.38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4745" calcext:value-type="float">
            <text:p>0.4745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3507" calcext:value-type="float">
            <text:p>0.35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4235" calcext:value-type="float">
            <text:p>0.4235</text:p>
          </table:table-cell>
          <table:table-cell office:value-type="float" office:value="0.2795" calcext:value-type="float">
            <text:p>0.2795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3903" calcext:value-type="float">
            <text:p>0.39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2807" calcext:value-type="float">
            <text:p>0.28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2377" calcext:value-type="float">
            <text:p>0.23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1611" calcext:value-type="float">
            <text:p>0.1611</text:p>
          </table:table-cell>
          <table:table-cell office:value-type="float" office:value="0.1789" calcext:value-type="float">
            <text:p>0.17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307" calcext:value-type="float">
            <text:p>0.13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324" calcext:value-type="float">
            <text:p>0.4324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4337" calcext:value-type="float">
            <text:p>0.43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324" calcext:value-type="float">
            <text:p>0.4324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4337" calcext:value-type="float">
            <text:p>0.43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337" calcext:value-type="float">
            <text:p>0.4337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4346" calcext:value-type="float">
            <text:p>0.43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337" calcext:value-type="float">
            <text:p>0.4337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4346" calcext:value-type="float">
            <text:p>0.43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5353" calcext:value-type="float">
            <text:p>0.5353</text:p>
          </table:table-cell>
          <table:table-cell office:value-type="float" office:value="0.432" calcext:value-type="float">
            <text:p>0.4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5353" calcext:value-type="float">
            <text:p>0.5353</text:p>
          </table:table-cell>
          <table:table-cell office:value-type="float" office:value="0.432" calcext:value-type="float">
            <text:p>0.4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337" calcext:value-type="float">
            <text:p>0.4337</text:p>
          </table:table-cell>
          <table:table-cell office:value-type="float" office:value="0.5353" calcext:value-type="float">
            <text:p>0.5353</text:p>
          </table:table-cell>
          <table:table-cell office:value-type="float" office:value="0.4337" calcext:value-type="float">
            <text:p>0.43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362" calcext:value-type="float">
            <text:p>0.4362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4346" calcext:value-type="float">
            <text:p>0.43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277" calcext:value-type="float">
            <text:p>0.5277</text:p>
          </table:table-cell>
          <table:table-cell office:value-type="float" office:value="0.4337" calcext:value-type="float">
            <text:p>0.43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503" calcext:value-type="float">
            <text:p>0.4503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4401" calcext:value-type="float">
            <text:p>0.44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449" calcext:value-type="float">
            <text:p>0.449</text:p>
          </table:table-cell>
          <table:table-cell office:value-type="float" office:value="0.506" calcext:value-type="float">
            <text:p>0.506</text:p>
          </table:table-cell>
          <table:table-cell office:value-type="float" office:value="0.4337" calcext:value-type="float">
            <text:p>0.43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4464" calcext:value-type="float">
            <text:p>0.4464</text:p>
          </table:table-cell>
          <table:table-cell office:value-type="float" office:value="0.4817" calcext:value-type="float">
            <text:p>0.4817</text:p>
          </table:table-cell>
          <table:table-cell office:value-type="float" office:value="0.4231" calcext:value-type="float">
            <text:p>0.42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4562" calcext:value-type="float">
            <text:p>0.4562</text:p>
          </table:table-cell>
          <table:table-cell office:value-type="float" office:value="0.418" calcext:value-type="float">
            <text:p>0.4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4388" calcext:value-type="float">
            <text:p>0.4388</text:p>
          </table:table-cell>
          <table:table-cell office:value-type="float" office:value="0.4192" calcext:value-type="float">
            <text:p>0.4192</text:p>
          </table:table-cell>
          <table:table-cell office:value-type="float" office:value="0.3977" calcext:value-type="float">
            <text:p>0.39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4171" calcext:value-type="float">
            <text:p>0.4171</text:p>
          </table:table-cell>
          <table:table-cell office:value-type="float" office:value="0.3823" calcext:value-type="float">
            <text:p>0.3823</text:p>
          </table:table-cell>
          <table:table-cell office:value-type="float" office:value="0.3708" calcext:value-type="float">
            <text:p>0.37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3376" calcext:value-type="float">
            <text:p>0.3376</text:p>
          </table:table-cell>
          <table:table-cell office:value-type="float" office:value="0.3349" calcext:value-type="float">
            <text:p>0.33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3673" calcext:value-type="float">
            <text:p>0.3673</text:p>
          </table:table-cell>
          <table:table-cell office:value-type="float" office:value="0.2987" calcext:value-type="float">
            <text:p>0.2987</text:p>
          </table:table-cell>
          <table:table-cell office:value-type="float" office:value="0.3086" calcext:value-type="float">
            <text:p>0.30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3278" calcext:value-type="float">
            <text:p>0.3278</text:p>
          </table:table-cell>
          <table:table-cell office:value-type="float" office:value="0.2461" calcext:value-type="float">
            <text:p>0.2461</text:p>
          </table:table-cell>
          <table:table-cell office:value-type="float" office:value="0.2667" calcext:value-type="float">
            <text:p>0.2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1804" calcext:value-type="float">
            <text:p>0.1804</text:p>
          </table:table-cell>
          <table:table-cell office:value-type="float" office:value="0.1972" calcext:value-type="float">
            <text:p>0.1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308" calcext:value-type="float">
            <text:p>0.1308</text:p>
          </table:table-cell>
          <table:table-cell office:value-type="float" office:value="0.1417" calcext:value-type="float">
            <text:p>0.14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435" calcext:value-type="float">
            <text:p>0.3435</text:p>
          </table:table-cell>
          <table:table-cell office:value-type="float" office:value="0.5821" calcext:value-type="float">
            <text:p>0.5821</text:p>
          </table:table-cell>
          <table:table-cell office:value-type="float" office:value="0.3859" calcext:value-type="float">
            <text:p>0.38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435" calcext:value-type="float">
            <text:p>0.3435</text:p>
          </table:table-cell>
          <table:table-cell office:value-type="float" office:value="0.5821" calcext:value-type="float">
            <text:p>0.5821</text:p>
          </table:table-cell>
          <table:table-cell office:value-type="float" office:value="0.3859" calcext:value-type="float">
            <text:p>0.38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452" calcext:value-type="float">
            <text:p>0.3452</text:p>
          </table:table-cell>
          <table:table-cell office:value-type="float" office:value="0.5821" calcext:value-type="float">
            <text:p>0.5821</text:p>
          </table:table-cell>
          <table:table-cell office:value-type="float" office:value="0.3872" calcext:value-type="float">
            <text:p>0.38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452" calcext:value-type="float">
            <text:p>0.3452</text:p>
          </table:table-cell>
          <table:table-cell office:value-type="float" office:value="0.5821" calcext:value-type="float">
            <text:p>0.5821</text:p>
          </table:table-cell>
          <table:table-cell office:value-type="float" office:value="0.3872" calcext:value-type="float">
            <text:p>0.38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5795" calcext:value-type="float">
            <text:p>0.5795</text:p>
          </table:table-cell>
          <table:table-cell office:value-type="float" office:value="0.3847" calcext:value-type="float">
            <text:p>0.38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5795" calcext:value-type="float">
            <text:p>0.5795</text:p>
          </table:table-cell>
          <table:table-cell office:value-type="float" office:value="0.3847" calcext:value-type="float">
            <text:p>0.38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465" calcext:value-type="float">
            <text:p>0.3465</text:p>
          </table:table-cell>
          <table:table-cell office:value-type="float" office:value="0.5795" calcext:value-type="float">
            <text:p>0.5795</text:p>
          </table:table-cell>
          <table:table-cell office:value-type="float" office:value="0.3876" calcext:value-type="float">
            <text:p>0.38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577" calcext:value-type="float">
            <text:p>0.577</text:p>
          </table:table-cell>
          <table:table-cell office:value-type="float" office:value="0.3906" calcext:value-type="float">
            <text:p>0.39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546" calcext:value-type="float">
            <text:p>0.3546</text:p>
          </table:table-cell>
          <table:table-cell office:value-type="float" office:value="0.5693" calcext:value-type="float">
            <text:p>0.5693</text:p>
          </table:table-cell>
          <table:table-cell office:value-type="float" office:value="0.3913" calcext:value-type="float">
            <text:p>0.3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737" calcext:value-type="float">
            <text:p>0.3737</text:p>
          </table:table-cell>
          <table:table-cell office:value-type="float" office:value="0.5636" calcext:value-type="float">
            <text:p>0.5636</text:p>
          </table:table-cell>
          <table:table-cell office:value-type="float" office:value="0.4036" calcext:value-type="float">
            <text:p>0.40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793" calcext:value-type="float">
            <text:p>0.3793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4026" calcext:value-type="float">
            <text:p>0.40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3839" calcext:value-type="float">
            <text:p>0.3839</text:p>
          </table:table-cell>
          <table:table-cell office:value-type="float" office:value="0.5202" calcext:value-type="float">
            <text:p>0.5202</text:p>
          </table:table-cell>
          <table:table-cell office:value-type="float" office:value="0.3985" calcext:value-type="float">
            <text:p>0.39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4001" calcext:value-type="float">
            <text:p>0.4001</text:p>
          </table:table-cell>
          <table:table-cell office:value-type="float" office:value="0.4918" calcext:value-type="float">
            <text:p>0.4918</text:p>
          </table:table-cell>
          <table:table-cell office:value-type="float" office:value="0.404" calcext:value-type="float">
            <text:p>0.4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3992" calcext:value-type="float">
            <text:p>0.3992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3922" calcext:value-type="float">
            <text:p>0.39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3895" calcext:value-type="float">
            <text:p>0.3895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3739" calcext:value-type="float">
            <text:p>0.37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3675" calcext:value-type="float">
            <text:p>0.3675</text:p>
          </table:table-cell>
          <table:table-cell office:value-type="float" office:value="0.3412" calcext:value-type="float">
            <text:p>0.34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3593" calcext:value-type="float">
            <text:p>0.3593</text:p>
          </table:table-cell>
          <table:table-cell office:value-type="float" office:value="0.3245" calcext:value-type="float">
            <text:p>0.3245</text:p>
          </table:table-cell>
          <table:table-cell office:value-type="float" office:value="0.3216" calcext:value-type="float">
            <text:p>0.32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3274" calcext:value-type="float">
            <text:p>0.3274</text:p>
          </table:table-cell>
          <table:table-cell office:value-type="float" office:value="0.262" calcext:value-type="float">
            <text:p>0.262</text:p>
          </table:table-cell>
          <table:table-cell office:value-type="float" office:value="0.2799" calcext:value-type="float">
            <text:p>0.27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2055" calcext:value-type="float">
            <text:p>0.20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1443" calcext:value-type="float">
            <text:p>0.14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832" calcext:value-type="float">
            <text:p>0.2832</text:p>
          </table:table-cell>
          <table:table-cell office:value-type="float" office:value="0.6012" calcext:value-type="float">
            <text:p>0.6012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832" calcext:value-type="float">
            <text:p>0.2832</text:p>
          </table:table-cell>
          <table:table-cell office:value-type="float" office:value="0.6012" calcext:value-type="float">
            <text:p>0.6012</text:p>
          </table:table-cell>
          <table:table-cell office:value-type="float" office:value="0.3418" calcext:value-type="float">
            <text:p>0.34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851" calcext:value-type="float">
            <text:p>0.2851</text:p>
          </table:table-cell>
          <table:table-cell office:value-type="float" office:value="0.6012" calcext:value-type="float">
            <text:p>0.6012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851" calcext:value-type="float">
            <text:p>0.2851</text:p>
          </table:table-cell>
          <table:table-cell office:value-type="float" office:value="0.6012" calcext:value-type="float">
            <text:p>0.6012</text:p>
          </table:table-cell>
          <table:table-cell office:value-type="float" office:value="0.3433" calcext:value-type="float">
            <text:p>0.34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825" calcext:value-type="float">
            <text:p>0.2825</text:p>
          </table:table-cell>
          <table:table-cell office:value-type="float" office:value="0.5986" calcext:value-type="float">
            <text:p>0.5986</text:p>
          </table:table-cell>
          <table:table-cell office:value-type="float" office:value="0.3407" calcext:value-type="float">
            <text:p>0.34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83" calcext:value-type="float">
            <text:p>0.283</text:p>
          </table:table-cell>
          <table:table-cell office:value-type="float" office:value="0.5986" calcext:value-type="float">
            <text:p>0.5986</text:p>
          </table:table-cell>
          <table:table-cell office:value-type="float" office:value="0.3412" calcext:value-type="float">
            <text:p>0.34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87" calcext:value-type="float">
            <text:p>0.287</text:p>
          </table:table-cell>
          <table:table-cell office:value-type="float" office:value="0.5986" calcext:value-type="float">
            <text:p>0.5986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934" calcext:value-type="float">
            <text:p>0.2934</text:p>
          </table:table-cell>
          <table:table-cell office:value-type="float" office:value="0.5961" calcext:value-type="float">
            <text:p>0.5961</text:p>
          </table:table-cell>
          <table:table-cell office:value-type="float" office:value="0.3495" calcext:value-type="float">
            <text:p>0.34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987" calcext:value-type="float">
            <text:p>0.2987</text:p>
          </table:table-cell>
          <table:table-cell office:value-type="float" office:value="0.5884" calcext:value-type="float">
            <text:p>0.5884</text:p>
          </table:table-cell>
          <table:table-cell office:value-type="float" office:value="0.3524" calcext:value-type="float">
            <text:p>0.35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582" calcext:value-type="float">
            <text:p>0.582</text:p>
          </table:table-cell>
          <table:table-cell office:value-type="float" office:value="0.3685" calcext:value-type="float">
            <text:p>0.36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331" calcext:value-type="float">
            <text:p>0.331</text:p>
          </table:table-cell>
          <table:table-cell office:value-type="float" office:value="0.5621" calcext:value-type="float">
            <text:p>0.5621</text:p>
          </table:table-cell>
          <table:table-cell office:value-type="float" office:value="0.3717" calcext:value-type="float">
            <text:p>0.37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5378" calcext:value-type="float">
            <text:p>0.5378</text:p>
          </table:table-cell>
          <table:table-cell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509" calcext:value-type="float">
            <text:p>0.509</text:p>
          </table:table-cell>
          <table:table-cell office:value-type="float" office:value="0.385" calcext:value-type="float">
            <text:p>0.3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3686" calcext:value-type="float">
            <text:p>0.3686</text:p>
          </table:table-cell>
          <table:table-cell office:value-type="float" office:value="0.4699" calcext:value-type="float">
            <text:p>0.4699</text:p>
          </table:table-cell>
          <table:table-cell office:value-type="float" office:value="0.3788" calcext:value-type="float">
            <text:p>0.37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4317" calcext:value-type="float">
            <text:p>0.4317</text:p>
          </table:table-cell>
          <table:table-cell office:value-type="float" office:value="0.3661" calcext:value-type="float">
            <text:p>0.36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3452" calcext:value-type="float">
            <text:p>0.3452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3377" calcext:value-type="float">
            <text:p>0.33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3508" calcext:value-type="float">
            <text:p>0.3508</text:p>
          </table:table-cell>
          <table:table-cell office:value-type="float" office:value="0.3359" calcext:value-type="float">
            <text:p>0.3359</text:p>
          </table:table-cell>
          <table:table-cell office:value-type="float" office:value="0.324" calcext:value-type="float">
            <text:p>0.3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3259" calcext:value-type="float">
            <text:p>0.3259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1944" calcext:value-type="float">
            <text:p>0.1944</text:p>
          </table:table-cell>
          <table:table-cell office:value-type="float" office:value="0.2093" calcext:value-type="float">
            <text:p>0.20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24" calcext:value-type="float">
            <text:p>0.31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24" calcext:value-type="float">
            <text:p>0.31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098" calcext:value-type="float">
            <text:p>0.30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44" calcext:value-type="float">
            <text:p>0.244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482" calcext:value-type="float">
            <text:p>0.2482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141" calcext:value-type="float">
            <text:p>0.31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3204" calcext:value-type="float">
            <text:p>0.32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627" calcext:value-type="float">
            <text:p>0.2627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3253" calcext:value-type="float">
            <text:p>0.32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879" calcext:value-type="float">
            <text:p>0.2879</text:p>
          </table:table-cell>
          <table:table-cell office:value-type="float" office:value="0.6035" calcext:value-type="float">
            <text:p>0.6035</text:p>
          </table:table-cell>
          <table:table-cell office:value-type="float" office:value="0.3444" calcext:value-type="float">
            <text:p>0.34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827" calcext:value-type="float">
            <text:p>0.5827</text:p>
          </table:table-cell>
          <table:table-cell office:value-type="float" office:value="0.3506" calcext:value-type="float">
            <text:p>0.35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3116" calcext:value-type="float">
            <text:p>0.3116</text:p>
          </table:table-cell>
          <table:table-cell office:value-type="float" office:value="0.5584" calcext:value-type="float">
            <text:p>0.5584</text:p>
          </table:table-cell>
          <table:table-cell office:value-type="float" office:value="0.3545" calcext:value-type="float">
            <text:p>0.35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337" calcext:value-type="float">
            <text:p>0.337</text:p>
          </table:table-cell>
          <table:table-cell office:value-type="float" office:value="0.5259" calcext:value-type="float">
            <text:p>0.5259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3567" calcext:value-type="float">
            <text:p>0.35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3326" calcext:value-type="float">
            <text:p>0.3326</text:p>
          </table:table-cell>
          <table:table-cell office:value-type="float" office:value="0.3881" calcext:value-type="float">
            <text:p>0.3881</text:p>
          </table:table-cell>
          <table:table-cell office:value-type="float" office:value="0.3322" calcext:value-type="float">
            <text:p>0.33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3455" calcext:value-type="float">
            <text:p>0.3455</text:p>
          </table:table-cell>
          <table:table-cell office:value-type="float" office:value="0.342" calcext:value-type="float">
            <text:p>0.342</text:p>
          </table:table-cell>
          <table:table-cell office:value-type="float" office:value="0.3241" calcext:value-type="float">
            <text:p>0.32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2896" calcext:value-type="float">
            <text:p>0.28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2111" calcext:value-type="float">
            <text:p>0.21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24" calcext:value-type="float">
            <text:p>0.31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24" calcext:value-type="float">
            <text:p>0.31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098" calcext:value-type="float">
            <text:p>0.30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44" calcext:value-type="float">
            <text:p>0.244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482" calcext:value-type="float">
            <text:p>0.2482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141" calcext:value-type="float">
            <text:p>0.31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3204" calcext:value-type="float">
            <text:p>0.32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627" calcext:value-type="float">
            <text:p>0.2627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3253" calcext:value-type="float">
            <text:p>0.32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879" calcext:value-type="float">
            <text:p>0.2879</text:p>
          </table:table-cell>
          <table:table-cell office:value-type="float" office:value="0.6035" calcext:value-type="float">
            <text:p>0.6035</text:p>
          </table:table-cell>
          <table:table-cell office:value-type="float" office:value="0.3444" calcext:value-type="float">
            <text:p>0.34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827" calcext:value-type="float">
            <text:p>0.5827</text:p>
          </table:table-cell>
          <table:table-cell office:value-type="float" office:value="0.3506" calcext:value-type="float">
            <text:p>0.35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3116" calcext:value-type="float">
            <text:p>0.3116</text:p>
          </table:table-cell>
          <table:table-cell office:value-type="float" office:value="0.5584" calcext:value-type="float">
            <text:p>0.5584</text:p>
          </table:table-cell>
          <table:table-cell office:value-type="float" office:value="0.3545" calcext:value-type="float">
            <text:p>0.35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337" calcext:value-type="float">
            <text:p>0.337</text:p>
          </table:table-cell>
          <table:table-cell office:value-type="float" office:value="0.5259" calcext:value-type="float">
            <text:p>0.5259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3567" calcext:value-type="float">
            <text:p>0.35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3326" calcext:value-type="float">
            <text:p>0.3326</text:p>
          </table:table-cell>
          <table:table-cell office:value-type="float" office:value="0.3881" calcext:value-type="float">
            <text:p>0.3881</text:p>
          </table:table-cell>
          <table:table-cell office:value-type="float" office:value="0.3322" calcext:value-type="float">
            <text:p>0.33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3455" calcext:value-type="float">
            <text:p>0.3455</text:p>
          </table:table-cell>
          <table:table-cell office:value-type="float" office:value="0.342" calcext:value-type="float">
            <text:p>0.342</text:p>
          </table:table-cell>
          <table:table-cell office:value-type="float" office:value="0.3241" calcext:value-type="float">
            <text:p>0.32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2896" calcext:value-type="float">
            <text:p>0.28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2111" calcext:value-type="float">
            <text:p>0.2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24" calcext:value-type="float">
            <text:p>0.31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24" calcext:value-type="float">
            <text:p>0.31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098" calcext:value-type="float">
            <text:p>0.30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44" calcext:value-type="float">
            <text:p>0.244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482" calcext:value-type="float">
            <text:p>0.2482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141" calcext:value-type="float">
            <text:p>0.31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3204" calcext:value-type="float">
            <text:p>0.32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627" calcext:value-type="float">
            <text:p>0.2627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3253" calcext:value-type="float">
            <text:p>0.32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879" calcext:value-type="float">
            <text:p>0.2879</text:p>
          </table:table-cell>
          <table:table-cell office:value-type="float" office:value="0.6035" calcext:value-type="float">
            <text:p>0.6035</text:p>
          </table:table-cell>
          <table:table-cell office:value-type="float" office:value="0.3444" calcext:value-type="float">
            <text:p>0.34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827" calcext:value-type="float">
            <text:p>0.5827</text:p>
          </table:table-cell>
          <table:table-cell office:value-type="float" office:value="0.3506" calcext:value-type="float">
            <text:p>0.35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3116" calcext:value-type="float">
            <text:p>0.3116</text:p>
          </table:table-cell>
          <table:table-cell office:value-type="float" office:value="0.5584" calcext:value-type="float">
            <text:p>0.5584</text:p>
          </table:table-cell>
          <table:table-cell office:value-type="float" office:value="0.3545" calcext:value-type="float">
            <text:p>0.35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337" calcext:value-type="float">
            <text:p>0.337</text:p>
          </table:table-cell>
          <table:table-cell office:value-type="float" office:value="0.5259" calcext:value-type="float">
            <text:p>0.5259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3567" calcext:value-type="float">
            <text:p>0.35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3326" calcext:value-type="float">
            <text:p>0.3326</text:p>
          </table:table-cell>
          <table:table-cell office:value-type="float" office:value="0.3881" calcext:value-type="float">
            <text:p>0.3881</text:p>
          </table:table-cell>
          <table:table-cell office:value-type="float" office:value="0.3322" calcext:value-type="float">
            <text:p>0.33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3455" calcext:value-type="float">
            <text:p>0.3455</text:p>
          </table:table-cell>
          <table:table-cell office:value-type="float" office:value="0.342" calcext:value-type="float">
            <text:p>0.342</text:p>
          </table:table-cell>
          <table:table-cell office:value-type="float" office:value="0.3241" calcext:value-type="float">
            <text:p>0.32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2896" calcext:value-type="float">
            <text:p>0.28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2111" calcext:value-type="float">
            <text:p>0.2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24" calcext:value-type="float">
            <text:p>0.31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24" calcext:value-type="float">
            <text:p>0.31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098" calcext:value-type="float">
            <text:p>0.30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44" calcext:value-type="float">
            <text:p>0.244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482" calcext:value-type="float">
            <text:p>0.2482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141" calcext:value-type="float">
            <text:p>0.31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3204" calcext:value-type="float">
            <text:p>0.32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627" calcext:value-type="float">
            <text:p>0.2627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3253" calcext:value-type="float">
            <text:p>0.32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879" calcext:value-type="float">
            <text:p>0.2879</text:p>
          </table:table-cell>
          <table:table-cell office:value-type="float" office:value="0.6035" calcext:value-type="float">
            <text:p>0.6035</text:p>
          </table:table-cell>
          <table:table-cell office:value-type="float" office:value="0.3444" calcext:value-type="float">
            <text:p>0.34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827" calcext:value-type="float">
            <text:p>0.5827</text:p>
          </table:table-cell>
          <table:table-cell office:value-type="float" office:value="0.3506" calcext:value-type="float">
            <text:p>0.35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3116" calcext:value-type="float">
            <text:p>0.3116</text:p>
          </table:table-cell>
          <table:table-cell office:value-type="float" office:value="0.5584" calcext:value-type="float">
            <text:p>0.5584</text:p>
          </table:table-cell>
          <table:table-cell office:value-type="float" office:value="0.3545" calcext:value-type="float">
            <text:p>0.35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337" calcext:value-type="float">
            <text:p>0.337</text:p>
          </table:table-cell>
          <table:table-cell office:value-type="float" office:value="0.5259" calcext:value-type="float">
            <text:p>0.5259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3567" calcext:value-type="float">
            <text:p>0.35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3326" calcext:value-type="float">
            <text:p>0.3326</text:p>
          </table:table-cell>
          <table:table-cell office:value-type="float" office:value="0.3881" calcext:value-type="float">
            <text:p>0.3881</text:p>
          </table:table-cell>
          <table:table-cell office:value-type="float" office:value="0.3322" calcext:value-type="float">
            <text:p>0.33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3455" calcext:value-type="float">
            <text:p>0.3455</text:p>
          </table:table-cell>
          <table:table-cell office:value-type="float" office:value="0.342" calcext:value-type="float">
            <text:p>0.342</text:p>
          </table:table-cell>
          <table:table-cell office:value-type="float" office:value="0.3241" calcext:value-type="float">
            <text:p>0.32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2896" calcext:value-type="float">
            <text:p>0.28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2111" calcext:value-type="float">
            <text:p>0.2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24" calcext:value-type="float">
            <text:p>0.31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24" calcext:value-type="float">
            <text:p>0.31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098" calcext:value-type="float">
            <text:p>0.30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44" calcext:value-type="float">
            <text:p>0.244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482" calcext:value-type="float">
            <text:p>0.2482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141" calcext:value-type="float">
            <text:p>0.31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3204" calcext:value-type="float">
            <text:p>0.32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627" calcext:value-type="float">
            <text:p>0.2627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3253" calcext:value-type="float">
            <text:p>0.32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879" calcext:value-type="float">
            <text:p>0.2879</text:p>
          </table:table-cell>
          <table:table-cell office:value-type="float" office:value="0.6035" calcext:value-type="float">
            <text:p>0.6035</text:p>
          </table:table-cell>
          <table:table-cell office:value-type="float" office:value="0.3444" calcext:value-type="float">
            <text:p>0.34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827" calcext:value-type="float">
            <text:p>0.5827</text:p>
          </table:table-cell>
          <table:table-cell office:value-type="float" office:value="0.3506" calcext:value-type="float">
            <text:p>0.35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3116" calcext:value-type="float">
            <text:p>0.3116</text:p>
          </table:table-cell>
          <table:table-cell office:value-type="float" office:value="0.5584" calcext:value-type="float">
            <text:p>0.5584</text:p>
          </table:table-cell>
          <table:table-cell office:value-type="float" office:value="0.3545" calcext:value-type="float">
            <text:p>0.35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337" calcext:value-type="float">
            <text:p>0.337</text:p>
          </table:table-cell>
          <table:table-cell office:value-type="float" office:value="0.5259" calcext:value-type="float">
            <text:p>0.5259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3567" calcext:value-type="float">
            <text:p>0.35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3326" calcext:value-type="float">
            <text:p>0.3326</text:p>
          </table:table-cell>
          <table:table-cell office:value-type="float" office:value="0.3881" calcext:value-type="float">
            <text:p>0.3881</text:p>
          </table:table-cell>
          <table:table-cell office:value-type="float" office:value="0.3322" calcext:value-type="float">
            <text:p>0.33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3455" calcext:value-type="float">
            <text:p>0.3455</text:p>
          </table:table-cell>
          <table:table-cell office:value-type="float" office:value="0.342" calcext:value-type="float">
            <text:p>0.342</text:p>
          </table:table-cell>
          <table:table-cell office:value-type="float" office:value="0.3241" calcext:value-type="float">
            <text:p>0.32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2896" calcext:value-type="float">
            <text:p>0.28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2111" calcext:value-type="float">
            <text:p>0.21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24" calcext:value-type="float">
            <text:p>0.31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24" calcext:value-type="float">
            <text:p>0.31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098" calcext:value-type="float">
            <text:p>0.30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44" calcext:value-type="float">
            <text:p>0.244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482" calcext:value-type="float">
            <text:p>0.2482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141" calcext:value-type="float">
            <text:p>0.31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3204" calcext:value-type="float">
            <text:p>0.32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627" calcext:value-type="float">
            <text:p>0.2627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3253" calcext:value-type="float">
            <text:p>0.32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879" calcext:value-type="float">
            <text:p>0.2879</text:p>
          </table:table-cell>
          <table:table-cell office:value-type="float" office:value="0.6035" calcext:value-type="float">
            <text:p>0.6035</text:p>
          </table:table-cell>
          <table:table-cell office:value-type="float" office:value="0.3444" calcext:value-type="float">
            <text:p>0.34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827" calcext:value-type="float">
            <text:p>0.5827</text:p>
          </table:table-cell>
          <table:table-cell office:value-type="float" office:value="0.3506" calcext:value-type="float">
            <text:p>0.35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3116" calcext:value-type="float">
            <text:p>0.3116</text:p>
          </table:table-cell>
          <table:table-cell office:value-type="float" office:value="0.5584" calcext:value-type="float">
            <text:p>0.5584</text:p>
          </table:table-cell>
          <table:table-cell office:value-type="float" office:value="0.3545" calcext:value-type="float">
            <text:p>0.35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337" calcext:value-type="float">
            <text:p>0.337</text:p>
          </table:table-cell>
          <table:table-cell office:value-type="float" office:value="0.5259" calcext:value-type="float">
            <text:p>0.5259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3567" calcext:value-type="float">
            <text:p>0.35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3326" calcext:value-type="float">
            <text:p>0.3326</text:p>
          </table:table-cell>
          <table:table-cell office:value-type="float" office:value="0.3881" calcext:value-type="float">
            <text:p>0.3881</text:p>
          </table:table-cell>
          <table:table-cell office:value-type="float" office:value="0.3322" calcext:value-type="float">
            <text:p>0.33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3455" calcext:value-type="float">
            <text:p>0.3455</text:p>
          </table:table-cell>
          <table:table-cell office:value-type="float" office:value="0.342" calcext:value-type="float">
            <text:p>0.342</text:p>
          </table:table-cell>
          <table:table-cell office:value-type="float" office:value="0.3241" calcext:value-type="float">
            <text:p>0.32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2896" calcext:value-type="float">
            <text:p>0.28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2111" calcext:value-type="float">
            <text:p>0.2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24" calcext:value-type="float">
            <text:p>0.31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24" calcext:value-type="float">
            <text:p>0.31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098" calcext:value-type="float">
            <text:p>0.30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44" calcext:value-type="float">
            <text:p>0.244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482" calcext:value-type="float">
            <text:p>0.2482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141" calcext:value-type="float">
            <text:p>0.31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3204" calcext:value-type="float">
            <text:p>0.32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627" calcext:value-type="float">
            <text:p>0.2627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3253" calcext:value-type="float">
            <text:p>0.32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879" calcext:value-type="float">
            <text:p>0.2879</text:p>
          </table:table-cell>
          <table:table-cell office:value-type="float" office:value="0.6035" calcext:value-type="float">
            <text:p>0.6035</text:p>
          </table:table-cell>
          <table:table-cell office:value-type="float" office:value="0.3444" calcext:value-type="float">
            <text:p>0.34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827" calcext:value-type="float">
            <text:p>0.5827</text:p>
          </table:table-cell>
          <table:table-cell office:value-type="float" office:value="0.3506" calcext:value-type="float">
            <text:p>0.35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3116" calcext:value-type="float">
            <text:p>0.3116</text:p>
          </table:table-cell>
          <table:table-cell office:value-type="float" office:value="0.5584" calcext:value-type="float">
            <text:p>0.5584</text:p>
          </table:table-cell>
          <table:table-cell office:value-type="float" office:value="0.3545" calcext:value-type="float">
            <text:p>0.35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337" calcext:value-type="float">
            <text:p>0.337</text:p>
          </table:table-cell>
          <table:table-cell office:value-type="float" office:value="0.5259" calcext:value-type="float">
            <text:p>0.5259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3567" calcext:value-type="float">
            <text:p>0.35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3326" calcext:value-type="float">
            <text:p>0.3326</text:p>
          </table:table-cell>
          <table:table-cell office:value-type="float" office:value="0.3881" calcext:value-type="float">
            <text:p>0.3881</text:p>
          </table:table-cell>
          <table:table-cell office:value-type="float" office:value="0.3322" calcext:value-type="float">
            <text:p>0.33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3455" calcext:value-type="float">
            <text:p>0.3455</text:p>
          </table:table-cell>
          <table:table-cell office:value-type="float" office:value="0.342" calcext:value-type="float">
            <text:p>0.342</text:p>
          </table:table-cell>
          <table:table-cell office:value-type="float" office:value="0.3241" calcext:value-type="float">
            <text:p>0.32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2896" calcext:value-type="float">
            <text:p>0.28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2111" calcext:value-type="float">
            <text:p>0.21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24" calcext:value-type="float">
            <text:p>0.31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24" calcext:value-type="float">
            <text:p>0.31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098" calcext:value-type="float">
            <text:p>0.30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44" calcext:value-type="float">
            <text:p>0.244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482" calcext:value-type="float">
            <text:p>0.2482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141" calcext:value-type="float">
            <text:p>0.31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3204" calcext:value-type="float">
            <text:p>0.32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627" calcext:value-type="float">
            <text:p>0.2627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3253" calcext:value-type="float">
            <text:p>0.32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879" calcext:value-type="float">
            <text:p>0.2879</text:p>
          </table:table-cell>
          <table:table-cell office:value-type="float" office:value="0.6035" calcext:value-type="float">
            <text:p>0.6035</text:p>
          </table:table-cell>
          <table:table-cell office:value-type="float" office:value="0.3444" calcext:value-type="float">
            <text:p>0.34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827" calcext:value-type="float">
            <text:p>0.5827</text:p>
          </table:table-cell>
          <table:table-cell office:value-type="float" office:value="0.3506" calcext:value-type="float">
            <text:p>0.35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3116" calcext:value-type="float">
            <text:p>0.3116</text:p>
          </table:table-cell>
          <table:table-cell office:value-type="float" office:value="0.5584" calcext:value-type="float">
            <text:p>0.5584</text:p>
          </table:table-cell>
          <table:table-cell office:value-type="float" office:value="0.3545" calcext:value-type="float">
            <text:p>0.35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337" calcext:value-type="float">
            <text:p>0.337</text:p>
          </table:table-cell>
          <table:table-cell office:value-type="float" office:value="0.5259" calcext:value-type="float">
            <text:p>0.5259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3567" calcext:value-type="float">
            <text:p>0.35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3326" calcext:value-type="float">
            <text:p>0.3326</text:p>
          </table:table-cell>
          <table:table-cell office:value-type="float" office:value="0.3881" calcext:value-type="float">
            <text:p>0.3881</text:p>
          </table:table-cell>
          <table:table-cell office:value-type="float" office:value="0.3322" calcext:value-type="float">
            <text:p>0.33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3455" calcext:value-type="float">
            <text:p>0.3455</text:p>
          </table:table-cell>
          <table:table-cell office:value-type="float" office:value="0.342" calcext:value-type="float">
            <text:p>0.342</text:p>
          </table:table-cell>
          <table:table-cell office:value-type="float" office:value="0.3241" calcext:value-type="float">
            <text:p>0.32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2896" calcext:value-type="float">
            <text:p>0.28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2111" calcext:value-type="float">
            <text:p>0.21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24" calcext:value-type="float">
            <text:p>0.31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24" calcext:value-type="float">
            <text:p>0.31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098" calcext:value-type="float">
            <text:p>0.30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44" calcext:value-type="float">
            <text:p>0.244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482" calcext:value-type="float">
            <text:p>0.2482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141" calcext:value-type="float">
            <text:p>0.31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3204" calcext:value-type="float">
            <text:p>0.32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627" calcext:value-type="float">
            <text:p>0.2627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3253" calcext:value-type="float">
            <text:p>0.32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879" calcext:value-type="float">
            <text:p>0.2879</text:p>
          </table:table-cell>
          <table:table-cell office:value-type="float" office:value="0.6035" calcext:value-type="float">
            <text:p>0.6035</text:p>
          </table:table-cell>
          <table:table-cell office:value-type="float" office:value="0.3444" calcext:value-type="float">
            <text:p>0.34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827" calcext:value-type="float">
            <text:p>0.5827</text:p>
          </table:table-cell>
          <table:table-cell office:value-type="float" office:value="0.3506" calcext:value-type="float">
            <text:p>0.35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3116" calcext:value-type="float">
            <text:p>0.3116</text:p>
          </table:table-cell>
          <table:table-cell office:value-type="float" office:value="0.5584" calcext:value-type="float">
            <text:p>0.5584</text:p>
          </table:table-cell>
          <table:table-cell office:value-type="float" office:value="0.3545" calcext:value-type="float">
            <text:p>0.35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337" calcext:value-type="float">
            <text:p>0.337</text:p>
          </table:table-cell>
          <table:table-cell office:value-type="float" office:value="0.5259" calcext:value-type="float">
            <text:p>0.5259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3567" calcext:value-type="float">
            <text:p>0.35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3326" calcext:value-type="float">
            <text:p>0.3326</text:p>
          </table:table-cell>
          <table:table-cell office:value-type="float" office:value="0.3881" calcext:value-type="float">
            <text:p>0.3881</text:p>
          </table:table-cell>
          <table:table-cell office:value-type="float" office:value="0.3322" calcext:value-type="float">
            <text:p>0.33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3455" calcext:value-type="float">
            <text:p>0.3455</text:p>
          </table:table-cell>
          <table:table-cell office:value-type="float" office:value="0.342" calcext:value-type="float">
            <text:p>0.342</text:p>
          </table:table-cell>
          <table:table-cell office:value-type="float" office:value="0.3241" calcext:value-type="float">
            <text:p>0.32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2896" calcext:value-type="float">
            <text:p>0.28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2111" calcext:value-type="float">
            <text:p>0.21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24" calcext:value-type="float">
            <text:p>0.31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24" calcext:value-type="float">
            <text:p>0.31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098" calcext:value-type="float">
            <text:p>0.30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44" calcext:value-type="float">
            <text:p>0.244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482" calcext:value-type="float">
            <text:p>0.2482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141" calcext:value-type="float">
            <text:p>0.31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3204" calcext:value-type="float">
            <text:p>0.32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627" calcext:value-type="float">
            <text:p>0.2627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3253" calcext:value-type="float">
            <text:p>0.32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879" calcext:value-type="float">
            <text:p>0.2879</text:p>
          </table:table-cell>
          <table:table-cell office:value-type="float" office:value="0.6035" calcext:value-type="float">
            <text:p>0.6035</text:p>
          </table:table-cell>
          <table:table-cell office:value-type="float" office:value="0.3444" calcext:value-type="float">
            <text:p>0.3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827" calcext:value-type="float">
            <text:p>0.5827</text:p>
          </table:table-cell>
          <table:table-cell office:value-type="float" office:value="0.3506" calcext:value-type="float">
            <text:p>0.35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3116" calcext:value-type="float">
            <text:p>0.3116</text:p>
          </table:table-cell>
          <table:table-cell office:value-type="float" office:value="0.5584" calcext:value-type="float">
            <text:p>0.5584</text:p>
          </table:table-cell>
          <table:table-cell office:value-type="float" office:value="0.3545" calcext:value-type="float">
            <text:p>0.35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337" calcext:value-type="float">
            <text:p>0.337</text:p>
          </table:table-cell>
          <table:table-cell office:value-type="float" office:value="0.5259" calcext:value-type="float">
            <text:p>0.5259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3567" calcext:value-type="float">
            <text:p>0.35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3326" calcext:value-type="float">
            <text:p>0.3326</text:p>
          </table:table-cell>
          <table:table-cell office:value-type="float" office:value="0.3881" calcext:value-type="float">
            <text:p>0.3881</text:p>
          </table:table-cell>
          <table:table-cell office:value-type="float" office:value="0.3322" calcext:value-type="float">
            <text:p>0.33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3455" calcext:value-type="float">
            <text:p>0.3455</text:p>
          </table:table-cell>
          <table:table-cell office:value-type="float" office:value="0.342" calcext:value-type="float">
            <text:p>0.342</text:p>
          </table:table-cell>
          <table:table-cell office:value-type="float" office:value="0.3241" calcext:value-type="float">
            <text:p>0.32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2896" calcext:value-type="float">
            <text:p>0.28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2111" calcext:value-type="float">
            <text:p>0.21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24" calcext:value-type="float">
            <text:p>0.31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3124" calcext:value-type="float">
            <text:p>0.31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098" calcext:value-type="float">
            <text:p>0.30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44" calcext:value-type="float">
            <text:p>0.244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107" calcext:value-type="float">
            <text:p>0.31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482" calcext:value-type="float">
            <text:p>0.2482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3141" calcext:value-type="float">
            <text:p>0.31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3204" calcext:value-type="float">
            <text:p>0.32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627" calcext:value-type="float">
            <text:p>0.2627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3253" calcext:value-type="float">
            <text:p>0.32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879" calcext:value-type="float">
            <text:p>0.2879</text:p>
          </table:table-cell>
          <table:table-cell office:value-type="float" office:value="0.6035" calcext:value-type="float">
            <text:p>0.6035</text:p>
          </table:table-cell>
          <table:table-cell office:value-type="float" office:value="0.3444" calcext:value-type="float">
            <text:p>0.34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827" calcext:value-type="float">
            <text:p>0.5827</text:p>
          </table:table-cell>
          <table:table-cell office:value-type="float" office:value="0.3506" calcext:value-type="float">
            <text:p>0.35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3116" calcext:value-type="float">
            <text:p>0.3116</text:p>
          </table:table-cell>
          <table:table-cell office:value-type="float" office:value="0.5584" calcext:value-type="float">
            <text:p>0.5584</text:p>
          </table:table-cell>
          <table:table-cell office:value-type="float" office:value="0.3545" calcext:value-type="float">
            <text:p>0.35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337" calcext:value-type="float">
            <text:p>0.337</text:p>
          </table:table-cell>
          <table:table-cell office:value-type="float" office:value="0.5259" calcext:value-type="float">
            <text:p>0.5259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3567" calcext:value-type="float">
            <text:p>0.35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3326" calcext:value-type="float">
            <text:p>0.3326</text:p>
          </table:table-cell>
          <table:table-cell office:value-type="float" office:value="0.3881" calcext:value-type="float">
            <text:p>0.3881</text:p>
          </table:table-cell>
          <table:table-cell office:value-type="float" office:value="0.3322" calcext:value-type="float">
            <text:p>0.33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3455" calcext:value-type="float">
            <text:p>0.3455</text:p>
          </table:table-cell>
          <table:table-cell office:value-type="float" office:value="0.342" calcext:value-type="float">
            <text:p>0.342</text:p>
          </table:table-cell>
          <table:table-cell office:value-type="float" office:value="0.3241" calcext:value-type="float">
            <text:p>0.32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2896" calcext:value-type="float">
            <text:p>0.28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2111" calcext:value-type="float">
            <text:p>0.21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6173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6226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4858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9143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9005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</table:table>
      <table:table table:name="optimize_tfidf_split8_level5" table:style-name="ta1">
        <table:table-source xlink:type="simple" xlink:href="../optimize_tfidf_split8_level5.out" table:table-name="optimize_tfidf_split8_level5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247" calcext:value-type="float">
            <text:p>0.6247</text:p>
          </table:table-cell>
          <table:table-cell office:value-type="float" office:value="0.4554" calcext:value-type="float">
            <text:p>0.4554</text:p>
          </table:table-cell>
          <table:table-cell office:value-type="float" office:value="0.4928" calcext:value-type="float">
            <text:p>0.49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6247" calcext:value-type="float">
            <text:p>0.6247</text:p>
          </table:table-cell>
          <table:table-cell office:value-type="float" office:value="0.4554" calcext:value-type="float">
            <text:p>0.4554</text:p>
          </table:table-cell>
          <table:table-cell office:value-type="float" office:value="0.4928" calcext:value-type="float">
            <text:p>0.49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247" calcext:value-type="float">
            <text:p>0.6247</text:p>
          </table:table-cell>
          <table:table-cell office:value-type="float" office:value="0.4554" calcext:value-type="float">
            <text:p>0.4554</text:p>
          </table:table-cell>
          <table:table-cell office:value-type="float" office:value="0.4928" calcext:value-type="float">
            <text:p>0.49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247" calcext:value-type="float">
            <text:p>0.6247</text:p>
          </table:table-cell>
          <table:table-cell office:value-type="float" office:value="0.4554" calcext:value-type="float">
            <text:p>0.4554</text:p>
          </table:table-cell>
          <table:table-cell office:value-type="float" office:value="0.4928" calcext:value-type="float">
            <text:p>0.49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247" calcext:value-type="float">
            <text:p>0.6247</text:p>
          </table:table-cell>
          <table:table-cell office:value-type="float" office:value="0.4554" calcext:value-type="float">
            <text:p>0.4554</text:p>
          </table:table-cell>
          <table:table-cell office:value-type="float" office:value="0.4928" calcext:value-type="float">
            <text:p>0.49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6247" calcext:value-type="float">
            <text:p>0.6247</text:p>
          </table:table-cell>
          <table:table-cell office:value-type="float" office:value="0.4554" calcext:value-type="float">
            <text:p>0.4554</text:p>
          </table:table-cell>
          <table:table-cell office:value-type="float" office:value="0.4928" calcext:value-type="float">
            <text:p>0.49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6247" calcext:value-type="float">
            <text:p>0.6247</text:p>
          </table:table-cell>
          <table:table-cell office:value-type="float" office:value="0.4554" calcext:value-type="float">
            <text:p>0.4554</text:p>
          </table:table-cell>
          <table:table-cell office:value-type="float" office:value="0.4928" calcext:value-type="float">
            <text:p>0.49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6222" calcext:value-type="float">
            <text:p>0.6222</text:p>
          </table:table-cell>
          <table:table-cell office:value-type="float" office:value="0.4529" calcext:value-type="float">
            <text:p>0.4529</text:p>
          </table:table-cell>
          <table:table-cell office:value-type="float" office:value="0.4903" calcext:value-type="float">
            <text:p>0.49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196" calcext:value-type="float">
            <text:p>0.6196</text:p>
          </table:table-cell>
          <table:table-cell office:value-type="float" office:value="0.4504" calcext:value-type="float">
            <text:p>0.4504</text:p>
          </table:table-cell>
          <table:table-cell office:value-type="float" office:value="0.4877" calcext:value-type="float">
            <text:p>0.4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6146" calcext:value-type="float">
            <text:p>0.6146</text:p>
          </table:table-cell>
          <table:table-cell office:value-type="float" office:value="0.4453" calcext:value-type="float">
            <text:p>0.4453</text:p>
          </table:table-cell>
          <table:table-cell office:value-type="float" office:value="0.4827" calcext:value-type="float">
            <text:p>0.48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02" calcext:value-type="float">
            <text:p>0.602</text:p>
          </table:table-cell>
          <table:table-cell office:value-type="float" office:value="0.4359" calcext:value-type="float">
            <text:p>0.4359</text:p>
          </table:table-cell>
          <table:table-cell office:value-type="float" office:value="0.4725" calcext:value-type="float">
            <text:p>0.47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5793" calcext:value-type="float">
            <text:p>0.5793</text:p>
          </table:table-cell>
          <table:table-cell office:value-type="float" office:value="0.4132" calcext:value-type="float">
            <text:p>0.4132</text:p>
          </table:table-cell>
          <table:table-cell office:value-type="float" office:value="0.4498" calcext:value-type="float">
            <text:p>0.44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617" calcext:value-type="float">
            <text:p>0.5617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4337" calcext:value-type="float">
            <text:p>0.4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5264" calcext:value-type="float">
            <text:p>0.5264</text:p>
          </table:table-cell>
          <table:table-cell office:value-type="float" office:value="0.366" calcext:value-type="float">
            <text:p>0.366</text:p>
          </table:table-cell>
          <table:table-cell office:value-type="float" office:value="0.4009" calcext:value-type="float">
            <text:p>0.40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3625" calcext:value-type="float">
            <text:p>0.3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4282" calcext:value-type="float">
            <text:p>0.4282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3187" calcext:value-type="float">
            <text:p>0.31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2523" calcext:value-type="float">
            <text:p>0.2523</text:p>
          </table:table-cell>
          <table:table-cell office:value-type="float" office:value="0.2797" calcext:value-type="float">
            <text:p>0.27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2445" calcext:value-type="float">
            <text:p>0.24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1732" calcext:value-type="float">
            <text:p>0.1732</text:p>
          </table:table-cell>
          <table:table-cell office:value-type="float" office:value="0.1897" calcext:value-type="float">
            <text:p>0.18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1864" calcext:value-type="float">
            <text:p>0.1864</text:p>
          </table:table-cell>
          <table:table-cell office:value-type="float" office:value="0.1345" calcext:value-type="float">
            <text:p>0.1345</text:p>
          </table:table-cell>
          <table:table-cell office:value-type="float" office:value="0.1478" calcext:value-type="float">
            <text:p>0.14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358" calcext:value-type="float">
            <text:p>0.4358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4395" calcext:value-type="float">
            <text:p>0.4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358" calcext:value-type="float">
            <text:p>0.4358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4395" calcext:value-type="float">
            <text:p>0.4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358" calcext:value-type="float">
            <text:p>0.4358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4395" calcext:value-type="float">
            <text:p>0.4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358" calcext:value-type="float">
            <text:p>0.4358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4395" calcext:value-type="float">
            <text:p>0.4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358" calcext:value-type="float">
            <text:p>0.4358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4395" calcext:value-type="float">
            <text:p>0.4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358" calcext:value-type="float">
            <text:p>0.4358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4395" calcext:value-type="float">
            <text:p>0.4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4412" calcext:value-type="float">
            <text:p>0.4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395" calcext:value-type="float">
            <text:p>0.4395</text:p>
          </table:table-cell>
          <table:table-cell office:value-type="float" office:value="0.542" calcext:value-type="float">
            <text:p>0.542</text:p>
          </table:table-cell>
          <table:table-cell office:value-type="float" office:value="0.4412" calcext:value-type="float">
            <text:p>0.4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471" calcext:value-type="float">
            <text:p>0.4471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4454" calcext:value-type="float">
            <text:p>0.44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572" calcext:value-type="float">
            <text:p>0.4572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4597" calcext:value-type="float">
            <text:p>0.4597</text:p>
          </table:table-cell>
          <table:table-cell office:value-type="float" office:value="0.5193" calcext:value-type="float">
            <text:p>0.5193</text:p>
          </table:table-cell>
          <table:table-cell office:value-type="float" office:value="0.4462" calcext:value-type="float">
            <text:p>0.4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4559" calcext:value-type="float">
            <text:p>0.4559</text:p>
          </table:table-cell>
          <table:table-cell office:value-type="float" office:value="0.4929" calcext:value-type="float">
            <text:p>0.4929</text:p>
          </table:table-cell>
          <table:table-cell office:value-type="float" office:value="0.4345" calcext:value-type="float">
            <text:p>0.43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4572" calcext:value-type="float">
            <text:p>0.4572</text:p>
          </table:table-cell>
          <table:table-cell office:value-type="float" office:value="0.4661" calcext:value-type="float">
            <text:p>0.4661</text:p>
          </table:table-cell>
          <table:table-cell office:value-type="float" office:value="0.4264" calcext:value-type="float">
            <text:p>0.42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4471" calcext:value-type="float">
            <text:p>0.4471</text:p>
          </table:table-cell>
          <table:table-cell office:value-type="float" office:value="0.4346" calcext:value-type="float">
            <text:p>0.4346</text:p>
          </table:table-cell>
          <table:table-cell office:value-type="float" office:value="0.4105" calcext:value-type="float">
            <text:p>0.4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4207" calcext:value-type="float">
            <text:p>0.4207</text:p>
          </table:table-cell>
          <table:table-cell office:value-type="float" office:value="0.3935" calcext:value-type="float">
            <text:p>0.3935</text:p>
          </table:table-cell>
          <table:table-cell office:value-type="float" office:value="0.3789" calcext:value-type="float">
            <text:p>0.37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3829" calcext:value-type="float">
            <text:p>0.3829</text:p>
          </table:table-cell>
          <table:table-cell office:value-type="float" office:value="0.3449" calcext:value-type="float">
            <text:p>0.3449</text:p>
          </table:table-cell>
          <table:table-cell office:value-type="float" office:value="0.3402" calcext:value-type="float">
            <text:p>0.3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303" calcext:value-type="float">
            <text:p>0.3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3312" calcext:value-type="float">
            <text:p>0.3312</text:p>
          </table:table-cell>
          <table:table-cell office:value-type="float" office:value="0.2563" calcext:value-type="float">
            <text:p>0.2563</text:p>
          </table:table-cell>
          <table:table-cell office:value-type="float" office:value="0.2757" calcext:value-type="float">
            <text:p>0.27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1922" calcext:value-type="float">
            <text:p>0.1922</text:p>
          </table:table-cell>
          <table:table-cell office:value-type="float" office:value="0.2065" calcext:value-type="float">
            <text:p>0.20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1864" calcext:value-type="float">
            <text:p>0.1864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1605" calcext:value-type="float">
            <text:p>0.16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417" calcext:value-type="float">
            <text:p>0.341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3863" calcext:value-type="float">
            <text:p>0.38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417" calcext:value-type="float">
            <text:p>0.341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3863" calcext:value-type="float">
            <text:p>0.38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417" calcext:value-type="float">
            <text:p>0.341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3863" calcext:value-type="float">
            <text:p>0.38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417" calcext:value-type="float">
            <text:p>0.341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3863" calcext:value-type="float">
            <text:p>0.38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417" calcext:value-type="float">
            <text:p>0.341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3863" calcext:value-type="float">
            <text:p>0.38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417" calcext:value-type="float">
            <text:p>0.341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3863" calcext:value-type="float">
            <text:p>0.38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451" calcext:value-type="float">
            <text:p>0.345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3888" calcext:value-type="float">
            <text:p>0.38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489" calcext:value-type="float">
            <text:p>0.3489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3913" calcext:value-type="float">
            <text:p>0.3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5758" calcext:value-type="float">
            <text:p>0.5758</text:p>
          </table:table-cell>
          <table:table-cell office:value-type="float" office:value="0.3972" calcext:value-type="float">
            <text:p>0.39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77" calcext:value-type="float">
            <text:p>0.377</text:p>
          </table:table-cell>
          <table:table-cell office:value-type="float" office:value="0.5701" calcext:value-type="float">
            <text:p>0.5701</text:p>
          </table:table-cell>
          <table:table-cell office:value-type="float" office:value="0.4089" calcext:value-type="float">
            <text:p>0.40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5542" calcext:value-type="float">
            <text:p>0.5542</text:p>
          </table:table-cell>
          <table:table-cell office:value-type="float" office:value="0.4121" calcext:value-type="float">
            <text:p>0.41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3908" calcext:value-type="float">
            <text:p>0.3908</text:p>
          </table:table-cell>
          <table:table-cell office:value-type="float" office:value="0.5271" calcext:value-type="float">
            <text:p>0.5271</text:p>
          </table:table-cell>
          <table:table-cell office:value-type="float" office:value="0.4063" calcext:value-type="float">
            <text:p>0.40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4039" calcext:value-type="float">
            <text:p>0.4039</text:p>
          </table:table-cell>
          <table:table-cell office:value-type="float" office:value="0.4999" calcext:value-type="float">
            <text:p>0.4999</text:p>
          </table:table-cell>
          <table:table-cell office:value-type="float" office:value="0.4091" calcext:value-type="float">
            <text:p>0.40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4055" calcext:value-type="float">
            <text:p>0.4055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4019" calcext:value-type="float">
            <text:p>0.40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3942" calcext:value-type="float">
            <text:p>0.3942</text:p>
          </table:table-cell>
          <table:table-cell office:value-type="float" office:value="0.4265" calcext:value-type="float">
            <text:p>0.4265</text:p>
          </table:table-cell>
          <table:table-cell office:value-type="float" office:value="0.3814" calcext:value-type="float">
            <text:p>0.38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699" calcext:value-type="float">
            <text:p>0.3699</text:p>
          </table:table-cell>
          <table:table-cell office:value-type="float" office:value="0.3424" calcext:value-type="float">
            <text:p>0.34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3442" calcext:value-type="float">
            <text:p>0.3442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313" calcext:value-type="float">
            <text:p>0.3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3308" calcext:value-type="float">
            <text:p>0.3308</text:p>
          </table:table-cell>
          <table:table-cell office:value-type="float" office:value="0.2726" calcext:value-type="float">
            <text:p>0.2726</text:p>
          </table:table-cell>
          <table:table-cell office:value-type="float" office:value="0.2889" calcext:value-type="float">
            <text:p>0.28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1978" calcext:value-type="float">
            <text:p>0.1978</text:p>
          </table:table-cell>
          <table:table-cell office:value-type="float" office:value="0.2117" calcext:value-type="float">
            <text:p>0.21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1864" calcext:value-type="float">
            <text:p>0.1864</text:p>
          </table:table-cell>
          <table:table-cell office:value-type="float" office:value="0.1516" calcext:value-type="float">
            <text:p>0.1516</text:p>
          </table:table-cell>
          <table:table-cell office:value-type="float" office:value="0.1622" calcext:value-type="float">
            <text:p>0.16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809" calcext:value-type="float">
            <text:p>0.2809</text:p>
          </table:table-cell>
          <table:table-cell office:value-type="float" office:value="0.6037" calcext:value-type="float">
            <text:p>0.6037</text:p>
          </table:table-cell>
          <table:table-cell office:value-type="float" office:value="0.3415" calcext:value-type="float">
            <text:p>0.34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809" calcext:value-type="float">
            <text:p>0.2809</text:p>
          </table:table-cell>
          <table:table-cell office:value-type="float" office:value="0.6037" calcext:value-type="float">
            <text:p>0.6037</text:p>
          </table:table-cell>
          <table:table-cell office:value-type="float" office:value="0.3415" calcext:value-type="float">
            <text:p>0.34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809" calcext:value-type="float">
            <text:p>0.2809</text:p>
          </table:table-cell>
          <table:table-cell office:value-type="float" office:value="0.6037" calcext:value-type="float">
            <text:p>0.6037</text:p>
          </table:table-cell>
          <table:table-cell office:value-type="float" office:value="0.3415" calcext:value-type="float">
            <text:p>0.34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809" calcext:value-type="float">
            <text:p>0.2809</text:p>
          </table:table-cell>
          <table:table-cell office:value-type="float" office:value="0.6037" calcext:value-type="float">
            <text:p>0.6037</text:p>
          </table:table-cell>
          <table:table-cell office:value-type="float" office:value="0.3415" calcext:value-type="float">
            <text:p>0.34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809" calcext:value-type="float">
            <text:p>0.2809</text:p>
          </table:table-cell>
          <table:table-cell office:value-type="float" office:value="0.6037" calcext:value-type="float">
            <text:p>0.6037</text:p>
          </table:table-cell>
          <table:table-cell office:value-type="float" office:value="0.3415" calcext:value-type="float">
            <text:p>0.34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813" calcext:value-type="float">
            <text:p>0.2813</text:p>
          </table:table-cell>
          <table:table-cell office:value-type="float" office:value="0.6037" calcext:value-type="float">
            <text:p>0.6037</text:p>
          </table:table-cell>
          <table:table-cell office:value-type="float" office:value="0.342" calcext:value-type="float">
            <text:p>0.3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846" calcext:value-type="float">
            <text:p>0.2846</text:p>
          </table:table-cell>
          <table:table-cell office:value-type="float" office:value="0.6037" calcext:value-type="float">
            <text:p>0.6037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903" calcext:value-type="float">
            <text:p>0.2903</text:p>
          </table:table-cell>
          <table:table-cell office:value-type="float" office:value="0.6012" calcext:value-type="float">
            <text:p>0.6012</text:p>
          </table:table-cell>
          <table:table-cell office:value-type="float" office:value="0.3493" calcext:value-type="float">
            <text:p>0.34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3021" calcext:value-type="float">
            <text:p>0.3021</text:p>
          </table:table-cell>
          <table:table-cell office:value-type="float" office:value="0.5961" calcext:value-type="float">
            <text:p>0.5961</text:p>
          </table:table-cell>
          <table:table-cell office:value-type="float" office:value="0.3576" calcext:value-type="float">
            <text:p>0.35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5898" calcext:value-type="float">
            <text:p>0.5898</text:p>
          </table:table-cell>
          <table:table-cell office:value-type="float" office:value="0.3738" calcext:value-type="float">
            <text:p>0.37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3396" calcext:value-type="float">
            <text:p>0.3396</text:p>
          </table:table-cell>
          <table:table-cell office:value-type="float" office:value="0.5739" calcext:value-type="float">
            <text:p>0.5739</text:p>
          </table:table-cell>
          <table:table-cell office:value-type="float" office:value="0.3813" calcext:value-type="float">
            <text:p>0.38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3482" calcext:value-type="float">
            <text:p>0.3482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381" calcext:value-type="float">
            <text:p>0.3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5187" calcext:value-type="float">
            <text:p>0.5187</text:p>
          </table:table-cell>
          <table:table-cell office:value-type="float" office:value="0.3892" calcext:value-type="float">
            <text:p>0.38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3764" calcext:value-type="float">
            <text:p>0.3764</text:p>
          </table:table-cell>
          <table:table-cell office:value-type="float" office:value="0.4851" calcext:value-type="float">
            <text:p>0.4851</text:p>
          </table:table-cell>
          <table:table-cell office:value-type="float" office:value="0.3886" calcext:value-type="float">
            <text:p>0.38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3738" calcext:value-type="float">
            <text:p>0.3738</text:p>
          </table:table-cell>
          <table:table-cell office:value-type="float" office:value="0.444" calcext:value-type="float">
            <text:p>0.444</text:p>
          </table:table-cell>
          <table:table-cell office:value-type="float" office:value="0.3755" calcext:value-type="float">
            <text:p>0.37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3461" calcext:value-type="float">
            <text:p>0.3461</text:p>
          </table:table-cell>
          <table:table-cell office:value-type="float" office:value="0.3857" calcext:value-type="float">
            <text:p>0.3857</text:p>
          </table:table-cell>
          <table:table-cell office:value-type="float" office:value="0.3396" calcext:value-type="float">
            <text:p>0.33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3317" calcext:value-type="float">
            <text:p>0.3317</text:p>
          </table:table-cell>
          <table:table-cell office:value-type="float" office:value="0.3163" calcext:value-type="float">
            <text:p>0.31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33" calcext:value-type="float">
            <text:p>0.33</text:p>
          </table:table-cell>
          <table:table-cell office:value-type="float" office:value="0.2814" calcext:value-type="float">
            <text:p>0.2814</text:p>
          </table:table-cell>
          <table:table-cell office:value-type="float" office:value="0.2953" calcext:value-type="float">
            <text:p>0.29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2006" calcext:value-type="float">
            <text:p>0.2006</text:p>
          </table:table-cell>
          <table:table-cell office:value-type="float" office:value="0.2142" calcext:value-type="float">
            <text:p>0.21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1864" calcext:value-type="float">
            <text:p>0.1864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1625" calcext:value-type="float">
            <text:p>0.16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85" calcext:value-type="float">
            <text:p>0.30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438" calcext:value-type="float">
            <text:p>0.243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3175" calcext:value-type="float">
            <text:p>0.31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643" calcext:value-type="float">
            <text:p>0.2643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3277" calcext:value-type="float">
            <text:p>0.32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3471" calcext:value-type="float">
            <text:p>0.34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3068" calcext:value-type="float">
            <text:p>0.3068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3573" calcext:value-type="float">
            <text:p>0.35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3193" calcext:value-type="float">
            <text:p>0.3193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3614" calcext:value-type="float">
            <text:p>0.36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533" calcext:value-type="float">
            <text:p>0.533</text:p>
          </table:table-cell>
          <table:table-cell office:value-type="float" office:value="0.372" calcext:value-type="float">
            <text:p>0.3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4938" calcext:value-type="float">
            <text:p>0.4938</text:p>
          </table:table-cell>
          <table:table-cell office:value-type="float" office:value="0.3751" calcext:value-type="float">
            <text:p>0.37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3562" calcext:value-type="float">
            <text:p>0.3562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2984" calcext:value-type="float">
            <text:p>0.29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55" calcext:value-type="float">
            <text:p>0.21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1864" calcext:value-type="float">
            <text:p>0.1864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1625" calcext:value-type="float">
            <text:p>0.16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85" calcext:value-type="float">
            <text:p>0.30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438" calcext:value-type="float">
            <text:p>0.243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3175" calcext:value-type="float">
            <text:p>0.31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643" calcext:value-type="float">
            <text:p>0.2643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3277" calcext:value-type="float">
            <text:p>0.32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3471" calcext:value-type="float">
            <text:p>0.34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3068" calcext:value-type="float">
            <text:p>0.3068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3573" calcext:value-type="float">
            <text:p>0.35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3193" calcext:value-type="float">
            <text:p>0.3193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3614" calcext:value-type="float">
            <text:p>0.36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533" calcext:value-type="float">
            <text:p>0.533</text:p>
          </table:table-cell>
          <table:table-cell office:value-type="float" office:value="0.372" calcext:value-type="float">
            <text:p>0.3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4938" calcext:value-type="float">
            <text:p>0.4938</text:p>
          </table:table-cell>
          <table:table-cell office:value-type="float" office:value="0.3751" calcext:value-type="float">
            <text:p>0.37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3562" calcext:value-type="float">
            <text:p>0.3562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2984" calcext:value-type="float">
            <text:p>0.29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55" calcext:value-type="float">
            <text:p>0.21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1864" calcext:value-type="float">
            <text:p>0.1864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1625" calcext:value-type="float">
            <text:p>0.16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85" calcext:value-type="float">
            <text:p>0.30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438" calcext:value-type="float">
            <text:p>0.243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3175" calcext:value-type="float">
            <text:p>0.31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643" calcext:value-type="float">
            <text:p>0.2643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3277" calcext:value-type="float">
            <text:p>0.32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3471" calcext:value-type="float">
            <text:p>0.34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3068" calcext:value-type="float">
            <text:p>0.3068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3573" calcext:value-type="float">
            <text:p>0.35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3193" calcext:value-type="float">
            <text:p>0.3193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3614" calcext:value-type="float">
            <text:p>0.36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533" calcext:value-type="float">
            <text:p>0.533</text:p>
          </table:table-cell>
          <table:table-cell office:value-type="float" office:value="0.372" calcext:value-type="float">
            <text:p>0.3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4938" calcext:value-type="float">
            <text:p>0.4938</text:p>
          </table:table-cell>
          <table:table-cell office:value-type="float" office:value="0.3751" calcext:value-type="float">
            <text:p>0.37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3562" calcext:value-type="float">
            <text:p>0.3562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2984" calcext:value-type="float">
            <text:p>0.29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55" calcext:value-type="float">
            <text:p>0.21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1864" calcext:value-type="float">
            <text:p>0.1864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1625" calcext:value-type="float">
            <text:p>0.16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85" calcext:value-type="float">
            <text:p>0.30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438" calcext:value-type="float">
            <text:p>0.243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3175" calcext:value-type="float">
            <text:p>0.31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643" calcext:value-type="float">
            <text:p>0.2643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3277" calcext:value-type="float">
            <text:p>0.32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3471" calcext:value-type="float">
            <text:p>0.34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3068" calcext:value-type="float">
            <text:p>0.3068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3573" calcext:value-type="float">
            <text:p>0.35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3193" calcext:value-type="float">
            <text:p>0.3193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3614" calcext:value-type="float">
            <text:p>0.36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533" calcext:value-type="float">
            <text:p>0.533</text:p>
          </table:table-cell>
          <table:table-cell office:value-type="float" office:value="0.372" calcext:value-type="float">
            <text:p>0.3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4938" calcext:value-type="float">
            <text:p>0.4938</text:p>
          </table:table-cell>
          <table:table-cell office:value-type="float" office:value="0.3751" calcext:value-type="float">
            <text:p>0.37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3562" calcext:value-type="float">
            <text:p>0.3562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2984" calcext:value-type="float">
            <text:p>0.29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55" calcext:value-type="float">
            <text:p>0.21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1864" calcext:value-type="float">
            <text:p>0.1864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1625" calcext:value-type="float">
            <text:p>0.16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85" calcext:value-type="float">
            <text:p>0.30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438" calcext:value-type="float">
            <text:p>0.243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3175" calcext:value-type="float">
            <text:p>0.31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643" calcext:value-type="float">
            <text:p>0.2643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3277" calcext:value-type="float">
            <text:p>0.32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3471" calcext:value-type="float">
            <text:p>0.34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3068" calcext:value-type="float">
            <text:p>0.3068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3573" calcext:value-type="float">
            <text:p>0.35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3193" calcext:value-type="float">
            <text:p>0.3193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3614" calcext:value-type="float">
            <text:p>0.36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533" calcext:value-type="float">
            <text:p>0.533</text:p>
          </table:table-cell>
          <table:table-cell office:value-type="float" office:value="0.372" calcext:value-type="float">
            <text:p>0.3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4938" calcext:value-type="float">
            <text:p>0.4938</text:p>
          </table:table-cell>
          <table:table-cell office:value-type="float" office:value="0.3751" calcext:value-type="float">
            <text:p>0.37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3562" calcext:value-type="float">
            <text:p>0.3562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2984" calcext:value-type="float">
            <text:p>0.29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55" calcext:value-type="float">
            <text:p>0.21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1864" calcext:value-type="float">
            <text:p>0.1864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1625" calcext:value-type="float">
            <text:p>0.16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85" calcext:value-type="float">
            <text:p>0.30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438" calcext:value-type="float">
            <text:p>0.243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3175" calcext:value-type="float">
            <text:p>0.31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643" calcext:value-type="float">
            <text:p>0.2643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3277" calcext:value-type="float">
            <text:p>0.32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3471" calcext:value-type="float">
            <text:p>0.34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3068" calcext:value-type="float">
            <text:p>0.3068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3573" calcext:value-type="float">
            <text:p>0.35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3193" calcext:value-type="float">
            <text:p>0.3193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3614" calcext:value-type="float">
            <text:p>0.36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533" calcext:value-type="float">
            <text:p>0.533</text:p>
          </table:table-cell>
          <table:table-cell office:value-type="float" office:value="0.372" calcext:value-type="float">
            <text:p>0.3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4938" calcext:value-type="float">
            <text:p>0.4938</text:p>
          </table:table-cell>
          <table:table-cell office:value-type="float" office:value="0.3751" calcext:value-type="float">
            <text:p>0.37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3562" calcext:value-type="float">
            <text:p>0.3562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2984" calcext:value-type="float">
            <text:p>0.29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55" calcext:value-type="float">
            <text:p>0.21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1864" calcext:value-type="float">
            <text:p>0.1864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1625" calcext:value-type="float">
            <text:p>0.16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85" calcext:value-type="float">
            <text:p>0.30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438" calcext:value-type="float">
            <text:p>0.243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3175" calcext:value-type="float">
            <text:p>0.3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643" calcext:value-type="float">
            <text:p>0.2643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3277" calcext:value-type="float">
            <text:p>0.32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3471" calcext:value-type="float">
            <text:p>0.34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3068" calcext:value-type="float">
            <text:p>0.3068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3573" calcext:value-type="float">
            <text:p>0.35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3193" calcext:value-type="float">
            <text:p>0.3193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3614" calcext:value-type="float">
            <text:p>0.36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533" calcext:value-type="float">
            <text:p>0.533</text:p>
          </table:table-cell>
          <table:table-cell office:value-type="float" office:value="0.372" calcext:value-type="float">
            <text:p>0.3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4938" calcext:value-type="float">
            <text:p>0.4938</text:p>
          </table:table-cell>
          <table:table-cell office:value-type="float" office:value="0.3751" calcext:value-type="float">
            <text:p>0.37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3562" calcext:value-type="float">
            <text:p>0.3562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2984" calcext:value-type="float">
            <text:p>0.29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55" calcext:value-type="float">
            <text:p>0.21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1864" calcext:value-type="float">
            <text:p>0.1864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1625" calcext:value-type="float">
            <text:p>0.16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85" calcext:value-type="float">
            <text:p>0.30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438" calcext:value-type="float">
            <text:p>0.243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3175" calcext:value-type="float">
            <text:p>0.31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643" calcext:value-type="float">
            <text:p>0.2643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3277" calcext:value-type="float">
            <text:p>0.32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3471" calcext:value-type="float">
            <text:p>0.34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3068" calcext:value-type="float">
            <text:p>0.3068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3573" calcext:value-type="float">
            <text:p>0.35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3193" calcext:value-type="float">
            <text:p>0.3193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3614" calcext:value-type="float">
            <text:p>0.36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533" calcext:value-type="float">
            <text:p>0.533</text:p>
          </table:table-cell>
          <table:table-cell office:value-type="float" office:value="0.372" calcext:value-type="float">
            <text:p>0.3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4938" calcext:value-type="float">
            <text:p>0.4938</text:p>
          </table:table-cell>
          <table:table-cell office:value-type="float" office:value="0.3751" calcext:value-type="float">
            <text:p>0.37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3562" calcext:value-type="float">
            <text:p>0.3562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2984" calcext:value-type="float">
            <text:p>0.29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55" calcext:value-type="float">
            <text:p>0.21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1864" calcext:value-type="float">
            <text:p>0.1864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1625" calcext:value-type="float">
            <text:p>0.16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85" calcext:value-type="float">
            <text:p>0.30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438" calcext:value-type="float">
            <text:p>0.243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3175" calcext:value-type="float">
            <text:p>0.31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643" calcext:value-type="float">
            <text:p>0.2643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3277" calcext:value-type="float">
            <text:p>0.32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3471" calcext:value-type="float">
            <text:p>0.34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3068" calcext:value-type="float">
            <text:p>0.3068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3573" calcext:value-type="float">
            <text:p>0.35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3193" calcext:value-type="float">
            <text:p>0.3193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3614" calcext:value-type="float">
            <text:p>0.36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533" calcext:value-type="float">
            <text:p>0.533</text:p>
          </table:table-cell>
          <table:table-cell office:value-type="float" office:value="0.372" calcext:value-type="float">
            <text:p>0.3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4938" calcext:value-type="float">
            <text:p>0.4938</text:p>
          </table:table-cell>
          <table:table-cell office:value-type="float" office:value="0.3751" calcext:value-type="float">
            <text:p>0.37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3562" calcext:value-type="float">
            <text:p>0.3562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2984" calcext:value-type="float">
            <text:p>0.29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55" calcext:value-type="float">
            <text:p>0.21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1864" calcext:value-type="float">
            <text:p>0.1864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1625" calcext:value-type="float">
            <text:p>0.16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85" calcext:value-type="float">
            <text:p>0.30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438" calcext:value-type="float">
            <text:p>0.243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3175" calcext:value-type="float">
            <text:p>0.31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643" calcext:value-type="float">
            <text:p>0.2643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3277" calcext:value-type="float">
            <text:p>0.32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3471" calcext:value-type="float">
            <text:p>0.34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3068" calcext:value-type="float">
            <text:p>0.3068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3573" calcext:value-type="float">
            <text:p>0.35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3193" calcext:value-type="float">
            <text:p>0.3193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3614" calcext:value-type="float">
            <text:p>0.36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533" calcext:value-type="float">
            <text:p>0.533</text:p>
          </table:table-cell>
          <table:table-cell office:value-type="float" office:value="0.372" calcext:value-type="float">
            <text:p>0.3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4938" calcext:value-type="float">
            <text:p>0.4938</text:p>
          </table:table-cell>
          <table:table-cell office:value-type="float" office:value="0.3751" calcext:value-type="float">
            <text:p>0.37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3562" calcext:value-type="float">
            <text:p>0.3562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2984" calcext:value-type="float">
            <text:p>0.29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55" calcext:value-type="float">
            <text:p>0.21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1864" calcext:value-type="float">
            <text:p>0.1864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1625" calcext:value-type="float">
            <text:p>0.16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085" calcext:value-type="float">
            <text:p>0.30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438" calcext:value-type="float">
            <text:p>0.243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3175" calcext:value-type="float">
            <text:p>0.31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643" calcext:value-type="float">
            <text:p>0.2643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3277" calcext:value-type="float">
            <text:p>0.32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3471" calcext:value-type="float">
            <text:p>0.34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3068" calcext:value-type="float">
            <text:p>0.3068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3573" calcext:value-type="float">
            <text:p>0.35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3193" calcext:value-type="float">
            <text:p>0.3193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3614" calcext:value-type="float">
            <text:p>0.36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533" calcext:value-type="float">
            <text:p>0.533</text:p>
          </table:table-cell>
          <table:table-cell office:value-type="float" office:value="0.372" calcext:value-type="float">
            <text:p>0.3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4938" calcext:value-type="float">
            <text:p>0.4938</text:p>
          </table:table-cell>
          <table:table-cell office:value-type="float" office:value="0.3751" calcext:value-type="float">
            <text:p>0.37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3562" calcext:value-type="float">
            <text:p>0.3562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3369" calcext:value-type="float">
            <text:p>0.3369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2984" calcext:value-type="float">
            <text:p>0.29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55" calcext:value-type="float">
            <text:p>0.21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1864" calcext:value-type="float">
            <text:p>0.1864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1625" calcext:value-type="float">
            <text:p>0.16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6247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6218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4928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9019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8886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7" calcext:value-type="float">
            <text:p>397</text:p>
          </table:table-cell>
          <table:table-cell table:number-columns-repeated="3"/>
        </table:table-row>
      </table:table>
      <table:table table:name="optimize_tfidf_split9_level5" table:style-name="ta1">
        <table:table-source xlink:type="simple" xlink:href="../optimize_tfidf_split9_level5.out" table:table-name="optimize_tfidf_split9_level5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4592" calcext:value-type="float">
            <text:p>0.4592</text:p>
          </table:table-cell>
          <table:table-cell office:value-type="float" office:value="0.4978" calcext:value-type="float">
            <text:p>0.49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4592" calcext:value-type="float">
            <text:p>0.4592</text:p>
          </table:table-cell>
          <table:table-cell office:value-type="float" office:value="0.4978" calcext:value-type="float">
            <text:p>0.49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4592" calcext:value-type="float">
            <text:p>0.4592</text:p>
          </table:table-cell>
          <table:table-cell office:value-type="float" office:value="0.4978" calcext:value-type="float">
            <text:p>0.49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4592" calcext:value-type="float">
            <text:p>0.4592</text:p>
          </table:table-cell>
          <table:table-cell office:value-type="float" office:value="0.4978" calcext:value-type="float">
            <text:p>0.49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35" calcext:value-type="float">
            <text:p>0.635</text:p>
          </table:table-cell>
          <table:table-cell office:value-type="float" office:value="0.4567" calcext:value-type="float">
            <text:p>0.4567</text:p>
          </table:table-cell>
          <table:table-cell office:value-type="float" office:value="0.4952" calcext:value-type="float">
            <text:p>0.4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635" calcext:value-type="float">
            <text:p>0.635</text:p>
          </table:table-cell>
          <table:table-cell office:value-type="float" office:value="0.4567" calcext:value-type="float">
            <text:p>0.4567</text:p>
          </table:table-cell>
          <table:table-cell office:value-type="float" office:value="0.4952" calcext:value-type="float">
            <text:p>0.4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635" calcext:value-type="float">
            <text:p>0.635</text:p>
          </table:table-cell>
          <table:table-cell office:value-type="float" office:value="0.4567" calcext:value-type="float">
            <text:p>0.4567</text:p>
          </table:table-cell>
          <table:table-cell office:value-type="float" office:value="0.4952" calcext:value-type="float">
            <text:p>0.4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635" calcext:value-type="float">
            <text:p>0.635</text:p>
          </table:table-cell>
          <table:table-cell office:value-type="float" office:value="0.4567" calcext:value-type="float">
            <text:p>0.4567</text:p>
          </table:table-cell>
          <table:table-cell office:value-type="float" office:value="0.4952" calcext:value-type="float">
            <text:p>0.4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4901" calcext:value-type="float">
            <text:p>0.49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6221" calcext:value-type="float">
            <text:p>0.6221</text:p>
          </table:table-cell>
          <table:table-cell office:value-type="float" office:value="0.4438" calcext:value-type="float">
            <text:p>0.4438</text:p>
          </table:table-cell>
          <table:table-cell office:value-type="float" office:value="0.4824" calcext:value-type="float">
            <text:p>0.48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4361" calcext:value-type="float">
            <text:p>0.4361</text:p>
          </table:table-cell>
          <table:table-cell office:value-type="float" office:value="0.4747" calcext:value-type="float">
            <text:p>0.47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5938" calcext:value-type="float">
            <text:p>0.5938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4557" calcext:value-type="float">
            <text:p>0.45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784" calcext:value-type="float">
            <text:p>0.5784</text:p>
          </table:table-cell>
          <table:table-cell office:value-type="float" office:value="0.402" calcext:value-type="float">
            <text:p>0.402</text:p>
          </table:table-cell>
          <table:table-cell office:value-type="float" office:value="0.4402" calcext:value-type="float">
            <text:p>0.44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5501" calcext:value-type="float">
            <text:p>0.5501</text:p>
          </table:table-cell>
          <table:table-cell office:value-type="float" office:value="0.3763" calcext:value-type="float">
            <text:p>0.3763</text:p>
          </table:table-cell>
          <table:table-cell office:value-type="float" office:value="0.4137" calcext:value-type="float">
            <text:p>0.41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116" calcext:value-type="float">
            <text:p>0.5116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3768" calcext:value-type="float">
            <text:p>0.37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2918" calcext:value-type="float">
            <text:p>0.2918</text:p>
          </table:table-cell>
          <table:table-cell office:value-type="float" office:value="0.3246" calcext:value-type="float">
            <text:p>0.32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4165" calcext:value-type="float">
            <text:p>0.4165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3015" calcext:value-type="float">
            <text:p>0.30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347" calcext:value-type="float">
            <text:p>0.347</text:p>
          </table:table-cell>
          <table:table-cell office:value-type="float" office:value="0.2268" calcext:value-type="float">
            <text:p>0.2268</text:p>
          </table:table-cell>
          <table:table-cell office:value-type="float" office:value="0.2519" calcext:value-type="float">
            <text:p>0.25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468" calcext:value-type="float">
            <text:p>0.2468</text:p>
          </table:table-cell>
          <table:table-cell office:value-type="float" office:value="0.1666" calcext:value-type="float">
            <text:p>0.1666</text:p>
          </table:table-cell>
          <table:table-cell office:value-type="float" office:value="0.185" calcext:value-type="float">
            <text:p>0.1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1612" calcext:value-type="float">
            <text:p>0.16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537" calcext:value-type="float">
            <text:p>0.4537</text:p>
          </table:table-cell>
          <table:table-cell office:value-type="float" office:value="0.5566" calcext:value-type="float">
            <text:p>0.5566</text:p>
          </table:table-cell>
          <table:table-cell office:value-type="float" office:value="0.4522" calcext:value-type="float">
            <text:p>0.45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537" calcext:value-type="float">
            <text:p>0.4537</text:p>
          </table:table-cell>
          <table:table-cell office:value-type="float" office:value="0.5566" calcext:value-type="float">
            <text:p>0.5566</text:p>
          </table:table-cell>
          <table:table-cell office:value-type="float" office:value="0.4522" calcext:value-type="float">
            <text:p>0.45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537" calcext:value-type="float">
            <text:p>0.4537</text:p>
          </table:table-cell>
          <table:table-cell office:value-type="float" office:value="0.5566" calcext:value-type="float">
            <text:p>0.5566</text:p>
          </table:table-cell>
          <table:table-cell office:value-type="float" office:value="0.4522" calcext:value-type="float">
            <text:p>0.45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55" calcext:value-type="float">
            <text:p>0.455</text:p>
          </table:table-cell>
          <table:table-cell office:value-type="float" office:value="0.5566" calcext:value-type="float">
            <text:p>0.5566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554" calcext:value-type="float">
            <text:p>0.554</text:p>
          </table:table-cell>
          <table:table-cell office:value-type="float" office:value="0.4504" calcext:value-type="float">
            <text:p>0.45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554" calcext:value-type="float">
            <text:p>0.554</text:p>
          </table:table-cell>
          <table:table-cell office:value-type="float" office:value="0.4504" calcext:value-type="float">
            <text:p>0.45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537" calcext:value-type="float">
            <text:p>0.4537</text:p>
          </table:table-cell>
          <table:table-cell office:value-type="float" office:value="0.554" calcext:value-type="float">
            <text:p>0.554</text:p>
          </table:table-cell>
          <table:table-cell office:value-type="float" office:value="0.4513" calcext:value-type="float">
            <text:p>0.45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589" calcext:value-type="float">
            <text:p>0.4589</text:p>
          </table:table-cell>
          <table:table-cell office:value-type="float" office:value="0.554" calcext:value-type="float">
            <text:p>0.554</text:p>
          </table:table-cell>
          <table:table-cell office:value-type="float" office:value="0.4547" calcext:value-type="float">
            <text:p>0.45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64" calcext:value-type="float">
            <text:p>0.464</text:p>
          </table:table-cell>
          <table:table-cell office:value-type="float" office:value="0.5489" calcext:value-type="float">
            <text:p>0.5489</text:p>
          </table:table-cell>
          <table:table-cell office:value-type="float" office:value="0.4564" calcext:value-type="float">
            <text:p>0.45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4573" calcext:value-type="float">
            <text:p>0.45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4769" calcext:value-type="float">
            <text:p>0.4769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4582" calcext:value-type="float">
            <text:p>0.45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4743" calcext:value-type="float">
            <text:p>0.4743</text:p>
          </table:table-cell>
          <table:table-cell office:value-type="float" office:value="0.5065" calcext:value-type="float">
            <text:p>0.5065</text:p>
          </table:table-cell>
          <table:table-cell office:value-type="float" office:value="0.4487" calcext:value-type="float">
            <text:p>0.44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4743" calcext:value-type="float">
            <text:p>0.4743</text:p>
          </table:table-cell>
          <table:table-cell office:value-type="float" office:value="0.4795" calcext:value-type="float">
            <text:p>0.4795</text:p>
          </table:table-cell>
          <table:table-cell office:value-type="float" office:value="0.4393" calcext:value-type="float">
            <text:p>0.4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4512" calcext:value-type="float">
            <text:p>0.4512</text:p>
          </table:table-cell>
          <table:table-cell office:value-type="float" office:value="0.4282" calcext:value-type="float">
            <text:p>0.42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4109" calcext:value-type="float">
            <text:p>0.4109</text:p>
          </table:table-cell>
          <table:table-cell office:value-type="float" office:value="0.4005" calcext:value-type="float">
            <text:p>0.4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4036" calcext:value-type="float">
            <text:p>0.4036</text:p>
          </table:table-cell>
          <table:table-cell office:value-type="float" office:value="0.3529" calcext:value-type="float">
            <text:p>0.3529</text:p>
          </table:table-cell>
          <table:table-cell office:value-type="float" office:value="0.3519" calcext:value-type="float">
            <text:p>0.35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3972" calcext:value-type="float">
            <text:p>0.3972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3338" calcext:value-type="float">
            <text:p>0.33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347" calcext:value-type="float">
            <text:p>0.347</text:p>
          </table:table-cell>
          <table:table-cell office:value-type="float" office:value="0.2637" calcext:value-type="float">
            <text:p>0.2637</text:p>
          </table:table-cell>
          <table:table-cell office:value-type="float" office:value="0.2856" calcext:value-type="float">
            <text:p>0.28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2468" calcext:value-type="float">
            <text:p>0.2468</text:p>
          </table:table-cell>
          <table:table-cell office:value-type="float" office:value="0.1878" calcext:value-type="float">
            <text:p>0.1878</text:p>
          </table:table-cell>
          <table:table-cell office:value-type="float" office:value="0.2041" calcext:value-type="float">
            <text:p>0.20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1607" calcext:value-type="float">
            <text:p>0.1607</text:p>
          </table:table-cell>
          <table:table-cell office:value-type="float" office:value="0.1728" calcext:value-type="float">
            <text:p>0.17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5941" calcext:value-type="float">
            <text:p>0.5941</text:p>
          </table:table-cell>
          <table:table-cell office:value-type="float" office:value="0.3972" calcext:value-type="float">
            <text:p>0.39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5941" calcext:value-type="float">
            <text:p>0.5941</text:p>
          </table:table-cell>
          <table:table-cell office:value-type="float" office:value="0.3972" calcext:value-type="float">
            <text:p>0.39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56" calcext:value-type="float">
            <text:p>0.356</text:p>
          </table:table-cell>
          <table:table-cell office:value-type="float" office:value="0.5941" calcext:value-type="float">
            <text:p>0.5941</text:p>
          </table:table-cell>
          <table:table-cell office:value-type="float" office:value="0.3976" calcext:value-type="float">
            <text:p>0.39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573" calcext:value-type="float">
            <text:p>0.3573</text:p>
          </table:table-cell>
          <table:table-cell office:value-type="float" office:value="0.5941" calcext:value-type="float">
            <text:p>0.5941</text:p>
          </table:table-cell>
          <table:table-cell office:value-type="float" office:value="0.3985" calcext:value-type="float">
            <text:p>0.39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3959" calcext:value-type="float">
            <text:p>0.39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3959" calcext:value-type="float">
            <text:p>0.39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569" calcext:value-type="float">
            <text:p>0.3569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3976" calcext:value-type="float">
            <text:p>0.39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65" calcext:value-type="float">
            <text:p>0.365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404" calcext:value-type="float">
            <text:p>0.4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5864" calcext:value-type="float">
            <text:p>0.5864</text:p>
          </table:table-cell>
          <table:table-cell office:value-type="float" office:value="0.4083" calcext:value-type="float">
            <text:p>0.40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5761" calcext:value-type="float">
            <text:p>0.5761</text:p>
          </table:table-cell>
          <table:table-cell office:value-type="float" office:value="0.4162" calcext:value-type="float">
            <text:p>0.41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4002" calcext:value-type="float">
            <text:p>0.4002</text:p>
          </table:table-cell>
          <table:table-cell office:value-type="float" office:value="0.565" calcext:value-type="float">
            <text:p>0.565</text:p>
          </table:table-cell>
          <table:table-cell office:value-type="float" office:value="0.4229" calcext:value-type="float">
            <text:p>0.42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4062" calcext:value-type="float">
            <text:p>0.4062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4208" calcext:value-type="float">
            <text:p>0.42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4152" calcext:value-type="float">
            <text:p>0.4152</text:p>
          </table:table-cell>
          <table:table-cell office:value-type="float" office:value="0.5134" calcext:value-type="float">
            <text:p>0.5134</text:p>
          </table:table-cell>
          <table:table-cell office:value-type="float" office:value="0.4194" calcext:value-type="float">
            <text:p>0.41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842" calcext:value-type="float">
            <text:p>0.4842</text:p>
          </table:table-cell>
          <table:table-cell office:value-type="float" office:value="0.4187" calcext:value-type="float">
            <text:p>0.41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443" calcext:value-type="float">
            <text:p>0.443</text:p>
          </table:table-cell>
          <table:table-cell office:value-type="float" office:value="0.4002" calcext:value-type="float">
            <text:p>0.4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3826" calcext:value-type="float">
            <text:p>0.3826</text:p>
          </table:table-cell>
          <table:table-cell office:value-type="float" office:value="0.3799" calcext:value-type="float">
            <text:p>0.3799</text:p>
          </table:table-cell>
          <table:table-cell office:value-type="float" office:value="0.3559" calcext:value-type="float">
            <text:p>0.35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3903" calcext:value-type="float">
            <text:p>0.3903</text:p>
          </table:table-cell>
          <table:table-cell office:value-type="float" office:value="0.3452" calcext:value-type="float">
            <text:p>0.3452</text:p>
          </table:table-cell>
          <table:table-cell office:value-type="float" office:value="0.3471" calcext:value-type="float">
            <text:p>0.34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347" calcext:value-type="float">
            <text:p>0.347</text:p>
          </table:table-cell>
          <table:table-cell office:value-type="float" office:value="0.2801" calcext:value-type="float">
            <text:p>0.2801</text:p>
          </table:table-cell>
          <table:table-cell office:value-type="float" office:value="0.2998" calcext:value-type="float">
            <text:p>0.29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2468" calcext:value-type="float">
            <text:p>0.2468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2108" calcext:value-type="float">
            <text:p>0.21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1642" calcext:value-type="float">
            <text:p>0.1642</text:p>
          </table:table-cell>
          <table:table-cell office:value-type="float" office:value="0.1759" calcext:value-type="float">
            <text:p>0.17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943" calcext:value-type="float">
            <text:p>0.2943</text:p>
          </table:table-cell>
          <table:table-cell office:value-type="float" office:value="0.6188" calcext:value-type="float">
            <text:p>0.6188</text:p>
          </table:table-cell>
          <table:table-cell office:value-type="float" office:value="0.354" calcext:value-type="float">
            <text:p>0.3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943" calcext:value-type="float">
            <text:p>0.2943</text:p>
          </table:table-cell>
          <table:table-cell office:value-type="float" office:value="0.6188" calcext:value-type="float">
            <text:p>0.6188</text:p>
          </table:table-cell>
          <table:table-cell office:value-type="float" office:value="0.354" calcext:value-type="float">
            <text:p>0.3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95" calcext:value-type="float">
            <text:p>0.295</text:p>
          </table:table-cell>
          <table:table-cell office:value-type="float" office:value="0.6188" calcext:value-type="float">
            <text:p>0.6188</text:p>
          </table:table-cell>
          <table:table-cell office:value-type="float" office:value="0.3547" calcext:value-type="float">
            <text:p>0.35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963" calcext:value-type="float">
            <text:p>0.2963</text:p>
          </table:table-cell>
          <table:table-cell office:value-type="float" office:value="0.6188" calcext:value-type="float">
            <text:p>0.6188</text:p>
          </table:table-cell>
          <table:table-cell office:value-type="float" office:value="0.3555" calcext:value-type="float">
            <text:p>0.35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937" calcext:value-type="float">
            <text:p>0.2937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353" calcext:value-type="float">
            <text:p>0.3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937" calcext:value-type="float">
            <text:p>0.2937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353" calcext:value-type="float">
            <text:p>0.3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963" calcext:value-type="float">
            <text:p>0.2963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3552" calcext:value-type="float">
            <text:p>0.35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3061" calcext:value-type="float">
            <text:p>0.3061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3637" calcext:value-type="float">
            <text:p>0.36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3338" calcext:value-type="float">
            <text:p>0.3338</text:p>
          </table:table-cell>
          <table:table-cell office:value-type="float" office:value="0.6008" calcext:value-type="float">
            <text:p>0.6008</text:p>
          </table:table-cell>
          <table:table-cell office:value-type="float" office:value="0.3823" calcext:value-type="float">
            <text:p>0.38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5888" calcext:value-type="float">
            <text:p>0.5888</text:p>
          </table:table-cell>
          <table:table-cell office:value-type="float" office:value="0.393" calcext:value-type="float">
            <text:p>0.3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362" calcext:value-type="float">
            <text:p>0.362</text:p>
          </table:table-cell>
          <table:table-cell office:value-type="float" office:value="0.5644" calcext:value-type="float">
            <text:p>0.5644</text:p>
          </table:table-cell>
          <table:table-cell office:value-type="float" office:value="0.3962" calcext:value-type="float">
            <text:p>0.39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3757" calcext:value-type="float">
            <text:p>0.3757</text:p>
          </table:table-cell>
          <table:table-cell office:value-type="float" office:value="0.5314" calcext:value-type="float">
            <text:p>0.5314</text:p>
          </table:table-cell>
          <table:table-cell office:value-type="float" office:value="0.3989" calcext:value-type="float">
            <text:p>0.39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3935" calcext:value-type="float">
            <text:p>0.3935</text:p>
          </table:table-cell>
          <table:table-cell office:value-type="float" office:value="0.501" calcext:value-type="float">
            <text:p>0.501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397" calcext:value-type="float">
            <text:p>0.397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3924" calcext:value-type="float">
            <text:p>0.39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3659" calcext:value-type="float">
            <text:p>0.3659</text:p>
          </table:table-cell>
          <table:table-cell office:value-type="float" office:value="0.3941" calcext:value-type="float">
            <text:p>0.3941</text:p>
          </table:table-cell>
          <table:table-cell office:value-type="float" office:value="0.3529" calcext:value-type="float">
            <text:p>0.35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3835" calcext:value-type="float">
            <text:p>0.3835</text:p>
          </table:table-cell>
          <table:table-cell office:value-type="float" office:value="0.3579" calcext:value-type="float">
            <text:p>0.3579</text:p>
          </table:table-cell>
          <table:table-cell office:value-type="float" office:value="0.3514" calcext:value-type="float">
            <text:p>0.35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3458" calcext:value-type="float">
            <text:p>0.3458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3069" calcext:value-type="float">
            <text:p>0.30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2468" calcext:value-type="float">
            <text:p>0.2468</text:p>
          </table:table-cell>
          <table:table-cell office:value-type="float" office:value="0.1986" calcext:value-type="float">
            <text:p>0.1986</text:p>
          </table:table-cell>
          <table:table-cell office:value-type="float" office:value="0.2137" calcext:value-type="float">
            <text:p>0.21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1766" calcext:value-type="float">
            <text:p>0.17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89" calcext:value-type="float">
            <text:p>0.31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89" calcext:value-type="float">
            <text:p>0.31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98" calcext:value-type="float">
            <text:p>0.31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206" calcext:value-type="float">
            <text:p>0.32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509" calcext:value-type="float">
            <text:p>0.2509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181" calcext:value-type="float">
            <text:p>0.31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51" calcext:value-type="float">
            <text:p>0.251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182" calcext:value-type="float">
            <text:p>0.31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537" calcext:value-type="float">
            <text:p>0.2537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206" calcext:value-type="float">
            <text:p>0.32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647" calcext:value-type="float">
            <text:p>0.2647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307" calcext:value-type="float">
            <text:p>0.33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755" calcext:value-type="float">
            <text:p>0.2755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3539" calcext:value-type="float">
            <text:p>0.35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3163" calcext:value-type="float">
            <text:p>0.316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3682" calcext:value-type="float">
            <text:p>0.36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3311" calcext:value-type="float">
            <text:p>0.3311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3755" calcext:value-type="float">
            <text:p>0.37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3815" calcext:value-type="float">
            <text:p>0.38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3709" calcext:value-type="float">
            <text:p>0.3709</text:p>
          </table:table-cell>
          <table:table-cell office:value-type="float" office:value="0.5131" calcext:value-type="float">
            <text:p>0.5131</text:p>
          </table:table-cell>
          <table:table-cell office:value-type="float" office:value="0.3927" calcext:value-type="float">
            <text:p>0.39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3786" calcext:value-type="float">
            <text:p>0.3786</text:p>
          </table:table-cell>
          <table:table-cell office:value-type="float" office:value="0.4685" calcext:value-type="float">
            <text:p>0.4685</text:p>
          </table:table-cell>
          <table:table-cell office:value-type="float" office:value="0.3834" calcext:value-type="float">
            <text:p>0.38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4009" calcext:value-type="float">
            <text:p>0.4009</text:p>
          </table:table-cell>
          <table:table-cell office:value-type="float" office:value="0.3479" calcext:value-type="float">
            <text:p>0.34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3639" calcext:value-type="float">
            <text:p>0.363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3449" calcext:value-type="float">
            <text:p>0.3449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2468" calcext:value-type="float">
            <text:p>0.2468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2152" calcext:value-type="float">
            <text:p>0.21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1766" calcext:value-type="float">
            <text:p>0.17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89" calcext:value-type="float">
            <text:p>0.31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89" calcext:value-type="float">
            <text:p>0.31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98" calcext:value-type="float">
            <text:p>0.31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206" calcext:value-type="float">
            <text:p>0.32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509" calcext:value-type="float">
            <text:p>0.2509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181" calcext:value-type="float">
            <text:p>0.31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51" calcext:value-type="float">
            <text:p>0.251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182" calcext:value-type="float">
            <text:p>0.31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537" calcext:value-type="float">
            <text:p>0.2537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206" calcext:value-type="float">
            <text:p>0.32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647" calcext:value-type="float">
            <text:p>0.2647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307" calcext:value-type="float">
            <text:p>0.33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755" calcext:value-type="float">
            <text:p>0.2755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3539" calcext:value-type="float">
            <text:p>0.35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3163" calcext:value-type="float">
            <text:p>0.316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3682" calcext:value-type="float">
            <text:p>0.36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3311" calcext:value-type="float">
            <text:p>0.3311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3755" calcext:value-type="float">
            <text:p>0.37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3815" calcext:value-type="float">
            <text:p>0.38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3709" calcext:value-type="float">
            <text:p>0.3709</text:p>
          </table:table-cell>
          <table:table-cell office:value-type="float" office:value="0.5131" calcext:value-type="float">
            <text:p>0.5131</text:p>
          </table:table-cell>
          <table:table-cell office:value-type="float" office:value="0.3927" calcext:value-type="float">
            <text:p>0.39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3786" calcext:value-type="float">
            <text:p>0.3786</text:p>
          </table:table-cell>
          <table:table-cell office:value-type="float" office:value="0.4685" calcext:value-type="float">
            <text:p>0.4685</text:p>
          </table:table-cell>
          <table:table-cell office:value-type="float" office:value="0.3834" calcext:value-type="float">
            <text:p>0.38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4009" calcext:value-type="float">
            <text:p>0.4009</text:p>
          </table:table-cell>
          <table:table-cell office:value-type="float" office:value="0.3479" calcext:value-type="float">
            <text:p>0.34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3639" calcext:value-type="float">
            <text:p>0.363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3449" calcext:value-type="float">
            <text:p>0.3449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2468" calcext:value-type="float">
            <text:p>0.2468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2152" calcext:value-type="float">
            <text:p>0.21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1766" calcext:value-type="float">
            <text:p>0.17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89" calcext:value-type="float">
            <text:p>0.31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89" calcext:value-type="float">
            <text:p>0.31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98" calcext:value-type="float">
            <text:p>0.31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206" calcext:value-type="float">
            <text:p>0.32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509" calcext:value-type="float">
            <text:p>0.2509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181" calcext:value-type="float">
            <text:p>0.31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51" calcext:value-type="float">
            <text:p>0.251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182" calcext:value-type="float">
            <text:p>0.31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537" calcext:value-type="float">
            <text:p>0.2537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206" calcext:value-type="float">
            <text:p>0.32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647" calcext:value-type="float">
            <text:p>0.2647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307" calcext:value-type="float">
            <text:p>0.33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755" calcext:value-type="float">
            <text:p>0.2755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3539" calcext:value-type="float">
            <text:p>0.35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3163" calcext:value-type="float">
            <text:p>0.316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3682" calcext:value-type="float">
            <text:p>0.36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3311" calcext:value-type="float">
            <text:p>0.3311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3755" calcext:value-type="float">
            <text:p>0.37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3815" calcext:value-type="float">
            <text:p>0.38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3709" calcext:value-type="float">
            <text:p>0.3709</text:p>
          </table:table-cell>
          <table:table-cell office:value-type="float" office:value="0.5131" calcext:value-type="float">
            <text:p>0.5131</text:p>
          </table:table-cell>
          <table:table-cell office:value-type="float" office:value="0.3927" calcext:value-type="float">
            <text:p>0.39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3786" calcext:value-type="float">
            <text:p>0.3786</text:p>
          </table:table-cell>
          <table:table-cell office:value-type="float" office:value="0.4685" calcext:value-type="float">
            <text:p>0.4685</text:p>
          </table:table-cell>
          <table:table-cell office:value-type="float" office:value="0.3834" calcext:value-type="float">
            <text:p>0.38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4009" calcext:value-type="float">
            <text:p>0.4009</text:p>
          </table:table-cell>
          <table:table-cell office:value-type="float" office:value="0.3479" calcext:value-type="float">
            <text:p>0.34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3639" calcext:value-type="float">
            <text:p>0.363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3449" calcext:value-type="float">
            <text:p>0.3449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2468" calcext:value-type="float">
            <text:p>0.2468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2152" calcext:value-type="float">
            <text:p>0.21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1766" calcext:value-type="float">
            <text:p>0.17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89" calcext:value-type="float">
            <text:p>0.31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89" calcext:value-type="float">
            <text:p>0.31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98" calcext:value-type="float">
            <text:p>0.31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206" calcext:value-type="float">
            <text:p>0.32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509" calcext:value-type="float">
            <text:p>0.2509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181" calcext:value-type="float">
            <text:p>0.31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51" calcext:value-type="float">
            <text:p>0.251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182" calcext:value-type="float">
            <text:p>0.31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537" calcext:value-type="float">
            <text:p>0.2537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206" calcext:value-type="float">
            <text:p>0.32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647" calcext:value-type="float">
            <text:p>0.2647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307" calcext:value-type="float">
            <text:p>0.33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755" calcext:value-type="float">
            <text:p>0.2755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3539" calcext:value-type="float">
            <text:p>0.35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3163" calcext:value-type="float">
            <text:p>0.316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3682" calcext:value-type="float">
            <text:p>0.36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3311" calcext:value-type="float">
            <text:p>0.3311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3755" calcext:value-type="float">
            <text:p>0.37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3815" calcext:value-type="float">
            <text:p>0.38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3709" calcext:value-type="float">
            <text:p>0.3709</text:p>
          </table:table-cell>
          <table:table-cell office:value-type="float" office:value="0.5131" calcext:value-type="float">
            <text:p>0.5131</text:p>
          </table:table-cell>
          <table:table-cell office:value-type="float" office:value="0.3927" calcext:value-type="float">
            <text:p>0.39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3786" calcext:value-type="float">
            <text:p>0.3786</text:p>
          </table:table-cell>
          <table:table-cell office:value-type="float" office:value="0.4685" calcext:value-type="float">
            <text:p>0.4685</text:p>
          </table:table-cell>
          <table:table-cell office:value-type="float" office:value="0.3834" calcext:value-type="float">
            <text:p>0.38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4009" calcext:value-type="float">
            <text:p>0.4009</text:p>
          </table:table-cell>
          <table:table-cell office:value-type="float" office:value="0.3479" calcext:value-type="float">
            <text:p>0.34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3639" calcext:value-type="float">
            <text:p>0.363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3449" calcext:value-type="float">
            <text:p>0.3449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2468" calcext:value-type="float">
            <text:p>0.2468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2152" calcext:value-type="float">
            <text:p>0.21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1766" calcext:value-type="float">
            <text:p>0.17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89" calcext:value-type="float">
            <text:p>0.3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89" calcext:value-type="float">
            <text:p>0.3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98" calcext:value-type="float">
            <text:p>0.31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206" calcext:value-type="float">
            <text:p>0.32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509" calcext:value-type="float">
            <text:p>0.2509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181" calcext:value-type="float">
            <text:p>0.31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51" calcext:value-type="float">
            <text:p>0.251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182" calcext:value-type="float">
            <text:p>0.31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537" calcext:value-type="float">
            <text:p>0.2537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206" calcext:value-type="float">
            <text:p>0.32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647" calcext:value-type="float">
            <text:p>0.2647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307" calcext:value-type="float">
            <text:p>0.33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755" calcext:value-type="float">
            <text:p>0.2755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3539" calcext:value-type="float">
            <text:p>0.35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3163" calcext:value-type="float">
            <text:p>0.316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3682" calcext:value-type="float">
            <text:p>0.36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3311" calcext:value-type="float">
            <text:p>0.3311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3755" calcext:value-type="float">
            <text:p>0.37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3815" calcext:value-type="float">
            <text:p>0.38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3709" calcext:value-type="float">
            <text:p>0.3709</text:p>
          </table:table-cell>
          <table:table-cell office:value-type="float" office:value="0.5131" calcext:value-type="float">
            <text:p>0.5131</text:p>
          </table:table-cell>
          <table:table-cell office:value-type="float" office:value="0.3927" calcext:value-type="float">
            <text:p>0.39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3786" calcext:value-type="float">
            <text:p>0.3786</text:p>
          </table:table-cell>
          <table:table-cell office:value-type="float" office:value="0.4685" calcext:value-type="float">
            <text:p>0.4685</text:p>
          </table:table-cell>
          <table:table-cell office:value-type="float" office:value="0.3834" calcext:value-type="float">
            <text:p>0.38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4009" calcext:value-type="float">
            <text:p>0.4009</text:p>
          </table:table-cell>
          <table:table-cell office:value-type="float" office:value="0.3479" calcext:value-type="float">
            <text:p>0.34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3639" calcext:value-type="float">
            <text:p>0.363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3449" calcext:value-type="float">
            <text:p>0.3449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2468" calcext:value-type="float">
            <text:p>0.2468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2152" calcext:value-type="float">
            <text:p>0.21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1766" calcext:value-type="float">
            <text:p>0.17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89" calcext:value-type="float">
            <text:p>0.31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89" calcext:value-type="float">
            <text:p>0.31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98" calcext:value-type="float">
            <text:p>0.31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206" calcext:value-type="float">
            <text:p>0.32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509" calcext:value-type="float">
            <text:p>0.2509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181" calcext:value-type="float">
            <text:p>0.31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51" calcext:value-type="float">
            <text:p>0.251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182" calcext:value-type="float">
            <text:p>0.31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537" calcext:value-type="float">
            <text:p>0.2537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206" calcext:value-type="float">
            <text:p>0.32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647" calcext:value-type="float">
            <text:p>0.2647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307" calcext:value-type="float">
            <text:p>0.33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755" calcext:value-type="float">
            <text:p>0.2755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3539" calcext:value-type="float">
            <text:p>0.35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3163" calcext:value-type="float">
            <text:p>0.316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3682" calcext:value-type="float">
            <text:p>0.36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3311" calcext:value-type="float">
            <text:p>0.3311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3755" calcext:value-type="float">
            <text:p>0.37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3815" calcext:value-type="float">
            <text:p>0.38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3709" calcext:value-type="float">
            <text:p>0.3709</text:p>
          </table:table-cell>
          <table:table-cell office:value-type="float" office:value="0.5131" calcext:value-type="float">
            <text:p>0.5131</text:p>
          </table:table-cell>
          <table:table-cell office:value-type="float" office:value="0.3927" calcext:value-type="float">
            <text:p>0.39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3786" calcext:value-type="float">
            <text:p>0.3786</text:p>
          </table:table-cell>
          <table:table-cell office:value-type="float" office:value="0.4685" calcext:value-type="float">
            <text:p>0.4685</text:p>
          </table:table-cell>
          <table:table-cell office:value-type="float" office:value="0.3834" calcext:value-type="float">
            <text:p>0.38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4009" calcext:value-type="float">
            <text:p>0.4009</text:p>
          </table:table-cell>
          <table:table-cell office:value-type="float" office:value="0.3479" calcext:value-type="float">
            <text:p>0.34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3639" calcext:value-type="float">
            <text:p>0.363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3449" calcext:value-type="float">
            <text:p>0.3449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2468" calcext:value-type="float">
            <text:p>0.2468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2152" calcext:value-type="float">
            <text:p>0.21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1766" calcext:value-type="float">
            <text:p>0.17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89" calcext:value-type="float">
            <text:p>0.31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89" calcext:value-type="float">
            <text:p>0.31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98" calcext:value-type="float">
            <text:p>0.31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206" calcext:value-type="float">
            <text:p>0.32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509" calcext:value-type="float">
            <text:p>0.2509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181" calcext:value-type="float">
            <text:p>0.31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51" calcext:value-type="float">
            <text:p>0.251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182" calcext:value-type="float">
            <text:p>0.31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537" calcext:value-type="float">
            <text:p>0.2537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206" calcext:value-type="float">
            <text:p>0.32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647" calcext:value-type="float">
            <text:p>0.2647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307" calcext:value-type="float">
            <text:p>0.33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755" calcext:value-type="float">
            <text:p>0.2755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3539" calcext:value-type="float">
            <text:p>0.35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3163" calcext:value-type="float">
            <text:p>0.316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3682" calcext:value-type="float">
            <text:p>0.36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3311" calcext:value-type="float">
            <text:p>0.3311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3755" calcext:value-type="float">
            <text:p>0.37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3815" calcext:value-type="float">
            <text:p>0.38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3709" calcext:value-type="float">
            <text:p>0.3709</text:p>
          </table:table-cell>
          <table:table-cell office:value-type="float" office:value="0.5131" calcext:value-type="float">
            <text:p>0.5131</text:p>
          </table:table-cell>
          <table:table-cell office:value-type="float" office:value="0.3927" calcext:value-type="float">
            <text:p>0.39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3786" calcext:value-type="float">
            <text:p>0.3786</text:p>
          </table:table-cell>
          <table:table-cell office:value-type="float" office:value="0.4685" calcext:value-type="float">
            <text:p>0.4685</text:p>
          </table:table-cell>
          <table:table-cell office:value-type="float" office:value="0.3834" calcext:value-type="float">
            <text:p>0.38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4009" calcext:value-type="float">
            <text:p>0.4009</text:p>
          </table:table-cell>
          <table:table-cell office:value-type="float" office:value="0.3479" calcext:value-type="float">
            <text:p>0.34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3639" calcext:value-type="float">
            <text:p>0.363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3449" calcext:value-type="float">
            <text:p>0.3449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2468" calcext:value-type="float">
            <text:p>0.2468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2152" calcext:value-type="float">
            <text:p>0.21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1766" calcext:value-type="float">
            <text:p>0.17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89" calcext:value-type="float">
            <text:p>0.31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89" calcext:value-type="float">
            <text:p>0.31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98" calcext:value-type="float">
            <text:p>0.31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206" calcext:value-type="float">
            <text:p>0.32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509" calcext:value-type="float">
            <text:p>0.2509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181" calcext:value-type="float">
            <text:p>0.31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51" calcext:value-type="float">
            <text:p>0.251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182" calcext:value-type="float">
            <text:p>0.31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537" calcext:value-type="float">
            <text:p>0.2537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206" calcext:value-type="float">
            <text:p>0.32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647" calcext:value-type="float">
            <text:p>0.2647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307" calcext:value-type="float">
            <text:p>0.33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755" calcext:value-type="float">
            <text:p>0.2755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3539" calcext:value-type="float">
            <text:p>0.35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3163" calcext:value-type="float">
            <text:p>0.316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3682" calcext:value-type="float">
            <text:p>0.36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3311" calcext:value-type="float">
            <text:p>0.3311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3755" calcext:value-type="float">
            <text:p>0.37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3815" calcext:value-type="float">
            <text:p>0.38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3709" calcext:value-type="float">
            <text:p>0.3709</text:p>
          </table:table-cell>
          <table:table-cell office:value-type="float" office:value="0.5131" calcext:value-type="float">
            <text:p>0.5131</text:p>
          </table:table-cell>
          <table:table-cell office:value-type="float" office:value="0.3927" calcext:value-type="float">
            <text:p>0.39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3786" calcext:value-type="float">
            <text:p>0.3786</text:p>
          </table:table-cell>
          <table:table-cell office:value-type="float" office:value="0.4685" calcext:value-type="float">
            <text:p>0.4685</text:p>
          </table:table-cell>
          <table:table-cell office:value-type="float" office:value="0.3834" calcext:value-type="float">
            <text:p>0.3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4009" calcext:value-type="float">
            <text:p>0.4009</text:p>
          </table:table-cell>
          <table:table-cell office:value-type="float" office:value="0.3479" calcext:value-type="float">
            <text:p>0.34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3639" calcext:value-type="float">
            <text:p>0.363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3449" calcext:value-type="float">
            <text:p>0.3449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2468" calcext:value-type="float">
            <text:p>0.2468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2152" calcext:value-type="float">
            <text:p>0.21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1766" calcext:value-type="float">
            <text:p>0.17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89" calcext:value-type="float">
            <text:p>0.31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89" calcext:value-type="float">
            <text:p>0.31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98" calcext:value-type="float">
            <text:p>0.31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206" calcext:value-type="float">
            <text:p>0.32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509" calcext:value-type="float">
            <text:p>0.2509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181" calcext:value-type="float">
            <text:p>0.31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51" calcext:value-type="float">
            <text:p>0.251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182" calcext:value-type="float">
            <text:p>0.31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537" calcext:value-type="float">
            <text:p>0.2537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206" calcext:value-type="float">
            <text:p>0.32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647" calcext:value-type="float">
            <text:p>0.2647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307" calcext:value-type="float">
            <text:p>0.33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755" calcext:value-type="float">
            <text:p>0.2755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3539" calcext:value-type="float">
            <text:p>0.35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3163" calcext:value-type="float">
            <text:p>0.316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3682" calcext:value-type="float">
            <text:p>0.36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3311" calcext:value-type="float">
            <text:p>0.3311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3755" calcext:value-type="float">
            <text:p>0.37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3815" calcext:value-type="float">
            <text:p>0.38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3709" calcext:value-type="float">
            <text:p>0.3709</text:p>
          </table:table-cell>
          <table:table-cell office:value-type="float" office:value="0.5131" calcext:value-type="float">
            <text:p>0.5131</text:p>
          </table:table-cell>
          <table:table-cell office:value-type="float" office:value="0.3927" calcext:value-type="float">
            <text:p>0.39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3786" calcext:value-type="float">
            <text:p>0.3786</text:p>
          </table:table-cell>
          <table:table-cell office:value-type="float" office:value="0.4685" calcext:value-type="float">
            <text:p>0.4685</text:p>
          </table:table-cell>
          <table:table-cell office:value-type="float" office:value="0.3834" calcext:value-type="float">
            <text:p>0.38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4009" calcext:value-type="float">
            <text:p>0.4009</text:p>
          </table:table-cell>
          <table:table-cell office:value-type="float" office:value="0.3479" calcext:value-type="float">
            <text:p>0.34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3639" calcext:value-type="float">
            <text:p>0.363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3449" calcext:value-type="float">
            <text:p>0.3449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2468" calcext:value-type="float">
            <text:p>0.2468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2152" calcext:value-type="float">
            <text:p>0.21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1766" calcext:value-type="float">
            <text:p>0.17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89" calcext:value-type="float">
            <text:p>0.31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89" calcext:value-type="float">
            <text:p>0.31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98" calcext:value-type="float">
            <text:p>0.31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206" calcext:value-type="float">
            <text:p>0.32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509" calcext:value-type="float">
            <text:p>0.2509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181" calcext:value-type="float">
            <text:p>0.31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51" calcext:value-type="float">
            <text:p>0.251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182" calcext:value-type="float">
            <text:p>0.31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537" calcext:value-type="float">
            <text:p>0.2537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206" calcext:value-type="float">
            <text:p>0.32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647" calcext:value-type="float">
            <text:p>0.2647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307" calcext:value-type="float">
            <text:p>0.33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755" calcext:value-type="float">
            <text:p>0.2755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3539" calcext:value-type="float">
            <text:p>0.35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3163" calcext:value-type="float">
            <text:p>0.316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3682" calcext:value-type="float">
            <text:p>0.36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3311" calcext:value-type="float">
            <text:p>0.3311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3755" calcext:value-type="float">
            <text:p>0.37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3815" calcext:value-type="float">
            <text:p>0.38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3709" calcext:value-type="float">
            <text:p>0.3709</text:p>
          </table:table-cell>
          <table:table-cell office:value-type="float" office:value="0.5131" calcext:value-type="float">
            <text:p>0.5131</text:p>
          </table:table-cell>
          <table:table-cell office:value-type="float" office:value="0.3927" calcext:value-type="float">
            <text:p>0.39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3786" calcext:value-type="float">
            <text:p>0.3786</text:p>
          </table:table-cell>
          <table:table-cell office:value-type="float" office:value="0.4685" calcext:value-type="float">
            <text:p>0.4685</text:p>
          </table:table-cell>
          <table:table-cell office:value-type="float" office:value="0.3834" calcext:value-type="float">
            <text:p>0.38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4009" calcext:value-type="float">
            <text:p>0.4009</text:p>
          </table:table-cell>
          <table:table-cell office:value-type="float" office:value="0.3479" calcext:value-type="float">
            <text:p>0.34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3639" calcext:value-type="float">
            <text:p>0.363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3449" calcext:value-type="float">
            <text:p>0.3449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2468" calcext:value-type="float">
            <text:p>0.2468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2152" calcext:value-type="float">
            <text:p>0.21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1766" calcext:value-type="float">
            <text:p>0.17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89" calcext:value-type="float">
            <text:p>0.31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89" calcext:value-type="float">
            <text:p>0.31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198" calcext:value-type="float">
            <text:p>0.31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3206" calcext:value-type="float">
            <text:p>0.32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509" calcext:value-type="float">
            <text:p>0.2509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181" calcext:value-type="float">
            <text:p>0.31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51" calcext:value-type="float">
            <text:p>0.251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182" calcext:value-type="float">
            <text:p>0.31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537" calcext:value-type="float">
            <text:p>0.2537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206" calcext:value-type="float">
            <text:p>0.32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647" calcext:value-type="float">
            <text:p>0.2647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3307" calcext:value-type="float">
            <text:p>0.33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755" calcext:value-type="float">
            <text:p>0.2755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3539" calcext:value-type="float">
            <text:p>0.35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3163" calcext:value-type="float">
            <text:p>0.3163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3682" calcext:value-type="float">
            <text:p>0.36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3311" calcext:value-type="float">
            <text:p>0.3311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3755" calcext:value-type="float">
            <text:p>0.37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3815" calcext:value-type="float">
            <text:p>0.38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3709" calcext:value-type="float">
            <text:p>0.3709</text:p>
          </table:table-cell>
          <table:table-cell office:value-type="float" office:value="0.5131" calcext:value-type="float">
            <text:p>0.5131</text:p>
          </table:table-cell>
          <table:table-cell office:value-type="float" office:value="0.3927" calcext:value-type="float">
            <text:p>0.39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3786" calcext:value-type="float">
            <text:p>0.3786</text:p>
          </table:table-cell>
          <table:table-cell office:value-type="float" office:value="0.4685" calcext:value-type="float">
            <text:p>0.4685</text:p>
          </table:table-cell>
          <table:table-cell office:value-type="float" office:value="0.3834" calcext:value-type="float">
            <text:p>0.38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4009" calcext:value-type="float">
            <text:p>0.4009</text:p>
          </table:table-cell>
          <table:table-cell office:value-type="float" office:value="0.3479" calcext:value-type="float">
            <text:p>0.34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3639" calcext:value-type="float">
            <text:p>0.363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3449" calcext:value-type="float">
            <text:p>0.3449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2468" calcext:value-type="float">
            <text:p>0.2468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2152" calcext:value-type="float">
            <text:p>0.21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1766" calcext:value-type="float">
            <text:p>0.176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6375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6342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4978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8971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8823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mins.A1:mins.E30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1:50:11.105042614</meta:creation-date>
    <dc:date>2019-10-29T16:42:21.888920202</dc:date>
    <meta:editing-duration>PT4H2M26S</meta:editing-duration>
    <meta:editing-cycles>4</meta:editing-cycles>
    <meta:generator>LibreOffice/6.0.7.3$Linux_X86_64 LibreOffice_project/00m0$Build-3</meta:generator>
    <meta:document-statistic meta:table-count="11" meta:cell-count="16725" meta:object-count="0"/>
  </office:meta>
</office:document-meta>
</file>